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ot" table:style-name="ta1">
        <table:shapes>
          <draw:frame draw:z-index="0" draw:style-name="gr1" draw:text-style-name="P1" svg:width="264.47pt" svg:height="103.32pt" svg:x="749.03pt" svg:y="21.66pt">
            <loext:p draw:notify-on-update-of-ranges="plot.B2:plot.B65 plot.C2:plot.C65 plot.B2:plot.B65 plot.D2:plot.D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7.57pt" svg:height="126pt" svg:x="774.37pt" svg:y="137.76pt">
            <loext:p draw:notify-on-update-of-ranges="plot.B66:plot.B128 plot.C66:plot.C128 plot.B66:plot.B128 plot.D66:plot.D1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8.76pt" svg:height="134.31pt" svg:x="796.54pt" svg:y="154.91pt">
            <loext:p draw:notify-on-update-of-ranges="plot.B129:plot.B191 plot.C129:plot.C191 plot.B129:plot.B191 plot.D129:plot.D19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2.15pt" svg:height="147.46pt" svg:x="763.85pt" svg:y="279.89pt">
            <loext:p draw:notify-on-update-of-ranges="plot.B192:plot.B255 plot.C192:plot.C255 plot.B192:plot.B255 plot.D192:plot.D25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96.14pt" svg:height="166.56pt" svg:x="753.7pt" svg:y="464.37pt">
            <loext:p draw:notify-on-update-of-ranges="plot.B256:plot.B318 plot.C256:plot.C318 plot.B256:plot.B318 plot.D256:plot.D3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00.33pt" svg:height="168.92pt" svg:x="761.5pt" svg:y="660.47pt">
            <loext:p draw:notify-on-update-of-ranges="plot.B319:plot.B381 plot.C319:plot.C381 plot.B319:plot.B381 plot.D319:plot.D38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08.49pt" svg:height="172.29pt" svg:x="763.46pt" svg:y="852.32pt">
            <loext:p draw:notify-on-update-of-ranges="plot.B382:plot.B445 plot.C382:plot.C445 plot.B382:plot.B445 plot.D382:plot.D44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80.83pt" svg:height="157.95pt" svg:x="767.74pt" svg:y="1044.14pt">
            <loext:p draw:notify-on-update-of-ranges="plot.B446:plot.B508 plot.C446:plot.C508 plot.B446:plot.B508 plot.D446:plot.D50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252.79pt" svg:height="142.19pt" svg:x="785.62pt" svg:y="1216.57pt">
            <loext:p draw:notify-on-update-of-ranges="plot.B509:plot.B571 plot.C509:plot.C571 plot.B509:plot.B571 plot.D509:plot.D57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87.86pt" svg:height="161.91pt" svg:x="772.41pt" svg:y="1375.43pt">
            <loext:p draw:notify-on-update-of-ranges="plot.B572:plot.B632 plot.C572:plot.C632 plot.B572:plot.B632 plot.D572:plot.D63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96.55pt" svg:height="110.55pt" svg:x="1039.75pt" svg:y="19.39pt">
            <loext:p draw:notify-on-update-of-ranges="plot.E2:plot.E128 plot.F2:plot.F128 plot.E2:plot.E128 plot.G2:plot.G12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210.59pt" svg:height="118.46pt" svg:x="1040.51pt" svg:y="142.84pt">
            <loext:p draw:notify-on-update-of-ranges="plot.E129:plot.E255 plot.F129:plot.F255 plot.E129:plot.E255 plot.G129:plot.G25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216.06pt" svg:height="121.52pt" svg:x="1072.49pt" svg:y="301.75pt">
            <loext:p draw:notify-on-update-of-ranges="plot.E256:plot.E381 plot.F256:plot.F381 plot.E256:plot.E381 plot.G256:plot.G38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232.95pt" svg:height="131.05pt" svg:x="1068.07pt" svg:y="474.18pt">
            <loext:p draw:notify-on-update-of-ranges="plot.E382:plot.E508 plot.F382:plot.F508 plot.E382:plot.E508 plot.G382:plot.G50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244.89pt" svg:height="137.74pt" svg:x="1067.02pt" svg:y="663.17pt">
            <loext:p draw:notify-on-update-of-ranges="plot.E509:plot.E632 plot.F509:plot.F632 plot.E509:plot.E632 plot.G509:plot.G63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#offset(n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V 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IFF2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table:formula="of:=[.A2]-[.$A$2]" office:value-type="float" office:value="0" calcext:value-type="float">
            <text:p>0</text:p>
          </table:table-cell>
          <table:table-cell table:number-columns-repeated="2" office:value-type="float" office:value="0.400002" calcext:value-type="float">
            <text:p>0.400002</text:p>
          </table:table-cell>
          <table:table-cell office:value-type="float" office:value="0" calcext:value-type="float">
            <text:p>0</text:p>
          </table:table-cell>
          <table:table-cell office:value-type="float" office:value="0.400002" calcext:value-type="float">
            <text:p>0.400002</text:p>
          </table:table-cell>
          <table:table-cell office:value-type="float" office:value="0.450002" calcext:value-type="float">
            <text:p>0.450002</text:p>
          </table:table-cell>
          <table:table-cell office:value-type="float" office:value="0" calcext:value-type="float">
            <text:p>0</text:p>
          </table:table-cell>
          <table:table-cell table:formula="of:=([.C3]-[.C2])/([.$B3]-[.$B2])" office:value-type="float" office:value="0.632911392405065" calcext:value-type="float">
            <text:p>0.633</text:p>
          </table:table-cell>
          <table:table-cell table:style-name="ce1" table:formula="of:=([.D3]-[.D2])/([.$B$3]-[.$B$2])" office:value-type="float" office:value="1.8987341772152" calcext:value-type="float">
            <text:p>1.899</text:p>
          </table:table-cell>
          <table:table-cell office:value-type="float" office:value="0" calcext:value-type="float">
            <text:p>0</text:p>
          </table:table-cell>
          <table:table-cell table:formula="of:=([.F3]-[.F2])/([.$E3]-[.$E2])" office:value-type="float" office:value="1.26582278481013" calcext:value-type="float">
            <text:p>1.266</text:p>
          </table:table-cell>
          <table:table-cell table:formula="of:=([.G3]-[.G2])/([.$E3]-[.$E2])" office:value-type="float" office:value="1.26582278481013" calcext:value-type="float">
            <text:p>1.266</text:p>
          </table:table-cell>
        </table:table-row>
        <table:table-row table:style-name="ro1">
          <table:table-cell office:value-type="float" office:value="4.029" calcext:value-type="float">
            <text:p>4.029</text:p>
          </table:table-cell>
          <table:table-cell table:formula="of:=[.A3]-[.$A$2]" office:value-type="float" office:value="0.0789999999999997" calcext:value-type="float">
            <text:p>0.079</text:p>
          </table:table-cell>
          <table:table-cell office:value-type="float" office:value="0.450002" calcext:value-type="float">
            <text:p>0.450002</text:p>
          </table:table-cell>
          <table:table-cell office:value-type="float" office:value="0.550002" calcext:value-type="float">
            <text:p>0.550002</text:p>
          </table:table-cell>
          <table:table-cell office:value-type="float" office:value="0.0789999999999997" calcext:value-type="float">
            <text:p>0.079</text:p>
          </table:table-cell>
          <table:table-cell office:value-type="float" office:value="0.500002" calcext:value-type="float">
            <text:p>0.500002</text:p>
          </table:table-cell>
          <table:table-cell office:value-type="float" office:value="0.550002" calcext:value-type="float">
            <text:p>0.550002</text:p>
          </table:table-cell>
          <table:table-cell office:value-type="float" office:value="0.0789999999999997" calcext:value-type="float">
            <text:p>0.079</text:p>
          </table:table-cell>
          <table:table-cell table:formula="of:=([.C4]-[.C3])/([.$B4]-[.$B3])" office:value-type="float" office:value="1.8987341772152" calcext:value-type="float">
            <text:p>1.899</text:p>
          </table:table-cell>
          <table:table-cell table:style-name="ce1" table:formula="of:=([.D4]-[.D3])/([.$B$3]-[.$B$2])" office:value-type="float" office:value="1.8987341772152" calcext:value-type="float">
            <text:p>1.899</text:p>
          </table:table-cell>
          <table:table-cell office:value-type="float" office:value="0.0789999999999997" calcext:value-type="float">
            <text:p>0.079</text:p>
          </table:table-cell>
          <table:table-cell table:formula="of:=([.F4]-[.F3])/([.$E4]-[.$E3])" office:value-type="float" office:value="1.26582278481014" calcext:value-type="float">
            <text:p>1.266</text:p>
          </table:table-cell>
          <table:table-cell table:formula="of:=([.G4]-[.G3])/([.$E4]-[.$E3])" office:value-type="float" office:value="1.26582278481014" calcext:value-type="float">
            <text:p>1.266</text:p>
          </table:table-cell>
        </table:table-row>
        <table:table-row table:style-name="ro1">
          <table:table-cell office:value-type="float" office:value="4.108" calcext:value-type="float">
            <text:p>4.108</text:p>
          </table:table-cell>
          <table:table-cell table:formula="of:=[.A4]-[.$A$2]" office:value-type="float" office:value="0.157999999999999" calcext:value-type="float">
            <text:p>0.158</text:p>
          </table:table-cell>
          <table:table-cell office:value-type="float" office:value="0.600002" calcext:value-type="float">
            <text:p>0.600002</text:p>
          </table:table-cell>
          <table:table-cell office:value-type="float" office:value="0.700002" calcext:value-type="float">
            <text:p>0.700002</text:p>
          </table:table-cell>
          <table:table-cell office:value-type="float" office:value="0.157999999999999" calcext:value-type="float">
            <text:p>0.158</text:p>
          </table:table-cell>
          <table:table-cell office:value-type="float" office:value="0.600002" calcext:value-type="float">
            <text:p>0.600002</text:p>
          </table:table-cell>
          <table:table-cell office:value-type="float" office:value="0.650002" calcext:value-type="float">
            <text:p>0.650002</text:p>
          </table:table-cell>
          <table:table-cell office:value-type="float" office:value="0.157999999999999" calcext:value-type="float">
            <text:p>0.158</text:p>
          </table:table-cell>
          <table:table-cell table:formula="of:=([.C5]-[.C4])/([.$B5]-[.$B4])" office:value-type="float" office:value="2.53164556962023" calcext:value-type="float">
            <text:p>2.532</text:p>
          </table:table-cell>
          <table:table-cell table:style-name="ce1" table:formula="of:=([.D5]-[.D4])/([.$B$3]-[.$B$2])" office:value-type="float" office:value="1.26582278481013" calcext:value-type="float">
            <text:p>1.266</text:p>
          </table:table-cell>
          <table:table-cell office:value-type="float" office:value="0.157999999999999" calcext:value-type="float">
            <text:p>0.158</text:p>
          </table:table-cell>
          <table:table-cell table:formula="of:=([.F5]-[.F4])/([.$E5]-[.$E4])" office:value-type="float" office:value="2.53164556962022" calcext:value-type="float">
            <text:p>2.532</text:p>
          </table:table-cell>
          <table:table-cell table:formula="of:=([.G5]-[.G4])/([.$E5]-[.$E4])" office:value-type="float" office:value="1.89873417721517" calcext:value-type="float">
            <text:p>1.899</text:p>
          </table:table-cell>
        </table:table-row>
        <table:table-row table:style-name="ro1">
          <table:table-cell office:value-type="float" office:value="4.187" calcext:value-type="float">
            <text:p>4.187</text:p>
          </table:table-cell>
          <table:table-cell table:formula="of:=[.A5]-[.$A$2]" office:value-type="float" office:value="0.237" calcext:value-type="float">
            <text:p>0.237</text:p>
          </table:table-cell>
          <table:table-cell table:number-columns-repeated="2" office:value-type="float" office:value="0.800002" calcext:value-type="float">
            <text:p>0.800002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.800002" calcext:value-type="float">
            <text:p>0.800002</text:p>
          </table:table-cell>
          <table:table-cell office:value-type="float" office:value="0.237" calcext:value-type="float">
            <text:p>0.237</text:p>
          </table:table-cell>
          <table:table-cell table:formula="of:=([.C6]-[.C5])/([.$B6]-[.$B5])" office:value-type="float" office:value="1.26582278481013" calcext:value-type="float">
            <text:p>1.266</text:p>
          </table:table-cell>
          <table:table-cell table:style-name="ce1" table:formula="of:=([.D6]-[.D5])/([.$B$3]-[.$B$2])" office:value-type="float" office:value="1.26582278481013" calcext:value-type="float">
            <text:p>1.266</text:p>
          </table:table-cell>
          <table:table-cell office:value-type="float" office:value="0.237" calcext:value-type="float">
            <text:p>0.237</text:p>
          </table:table-cell>
          <table:table-cell table:formula="of:=([.F6]-[.F5])/([.$E6]-[.$E5])" office:value-type="float" office:value="1.89873417721519" calcext:value-type="float">
            <text:p>1.899</text:p>
          </table:table-cell>
          <table:table-cell table:formula="of:=([.G6]-[.G5])/([.$E6]-[.$E5])" office:value-type="float" office:value="1.89873417721519" calcext:value-type="float">
            <text:p>1.899</text:p>
          </table:table-cell>
        </table:table-row>
        <table:table-row table:style-name="ro1">
          <table:table-cell office:value-type="float" office:value="4.266" calcext:value-type="float">
            <text:p>4.266</text:p>
          </table:table-cell>
          <table:table-cell table:formula="of:=[.A6]-[.$A$2]" office:value-type="float" office:value="0.316" calcext:value-type="float">
            <text:p>0.316</text:p>
          </table:table-cell>
          <table:table-cell table:number-columns-repeated="2" office:value-type="float" office:value="0.900002" calcext:value-type="float">
            <text:p>0.900002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950002" calcext:value-type="float">
            <text:p>0.950002</text:p>
          </table:table-cell>
          <table:table-cell office:value-type="float" office:value="0.316" calcext:value-type="float">
            <text:p>0.316</text:p>
          </table:table-cell>
          <table:table-cell table:formula="of:=([.C7]-[.C6])/([.$B7]-[.$B6])" office:value-type="float" office:value="1.8987088607595" calcext:value-type="float">
            <text:p>1.899</text:p>
          </table:table-cell>
          <table:table-cell table:style-name="ce1" table:formula="of:=([.D7]-[.D6])/([.$B$3]-[.$B$2])" office:value-type="float" office:value="1.8987088607595" calcext:value-type="float">
            <text:p>1.899</text:p>
          </table:table-cell>
          <table:table-cell office:value-type="float" office:value="0.316" calcext:value-type="float">
            <text:p>0.316</text:p>
          </table:table-cell>
          <table:table-cell table:formula="of:=([.F7]-[.F6])/([.$E7]-[.$E6])" office:value-type="float" office:value="1.26579746835443" calcext:value-type="float">
            <text:p>1.266</text:p>
          </table:table-cell>
          <table:table-cell table:formula="of:=([.G7]-[.G6])/([.$E7]-[.$E6])" office:value-type="float" office:value="1.26579746835443" calcext:value-type="float">
            <text:p>1.266</text:p>
          </table:table-cell>
        </table:table-row>
        <table:table-row table:style-name="ro1">
          <table:table-cell office:value-type="float" office:value="4.345" calcext:value-type="float">
            <text:p>4.345</text:p>
          </table:table-cell>
          <table:table-cell table:formula="of:=[.A7]-[.$A$2]" office:value-type="float" office:value="0.395" calcext:value-type="float">
            <text:p>0.395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0.395" calcext:value-type="float">
            <text:p>0.395</text:p>
          </table:table-cell>
          <table:table-cell table:formula="of:=([.C8]-[.C7])/([.$B8]-[.$B7])" office:value-type="float" office:value="0.632911392405059" calcext:value-type="float">
            <text:p>0.633</text:p>
          </table:table-cell>
          <table:table-cell table:style-name="ce1" table:formula="of:=([.D8]-[.D7])/([.$B$3]-[.$B$2])" office:value-type="float" office:value="1.26582278481013" calcext:value-type="float">
            <text:p>1.266</text:p>
          </table:table-cell>
          <table:table-cell office:value-type="float" office:value="0.395" calcext:value-type="float">
            <text:p>0.395</text:p>
          </table:table-cell>
          <table:table-cell table:formula="of:=([.F8]-[.F7])/([.$E8]-[.$E7])" office:value-type="float" office:value="1.26582278481012" calcext:value-type="float">
            <text:p>1.266</text:p>
          </table:table-cell>
          <table:table-cell table:formula="of:=([.G8]-[.G7])/([.$E8]-[.$E7])" office:value-type="float" office:value="1.89873417721519" calcext:value-type="float">
            <text:p>1.899</text:p>
          </table:table-cell>
        </table:table-row>
        <table:table-row table:style-name="ro1">
          <table:table-cell office:value-type="float" office:value="4.424" calcext:value-type="float">
            <text:p>4.424</text:p>
          </table:table-cell>
          <table:table-cell table:formula="of:=[.A8]-[.$A$2]" office:value-type="float" office:value="0.474" calcext:value-type="float">
            <text:p>0.474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0.474" calcext:value-type="float">
            <text:p>0.474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0.474" calcext:value-type="float">
            <text:p>0.474</text:p>
          </table:table-cell>
          <table:table-cell table:formula="of:=([.C9]-[.C8])/([.$B9]-[.$B8])" office:value-type="float" office:value="1.8987341772152" calcext:value-type="float">
            <text:p>1.899</text:p>
          </table:table-cell>
          <table:table-cell table:style-name="ce1" table:formula="of:=([.D9]-[.D8])/([.$B$3]-[.$B$2])" office:value-type="float" office:value="1.26582278481013" calcext:value-type="float">
            <text:p>1.266</text:p>
          </table:table-cell>
          <table:table-cell office:value-type="float" office:value="0.474" calcext:value-type="float">
            <text:p>0.474</text:p>
          </table:table-cell>
          <table:table-cell table:formula="of:=([.F9]-[.F8])/([.$E9]-[.$E8])" office:value-type="float" office:value="1.89873417721519" calcext:value-type="float">
            <text:p>1.899</text:p>
          </table:table-cell>
          <table:table-cell table:formula="of:=([.G9]-[.G8])/([.$E9]-[.$E8])" office:value-type="float" office:value="0.632911392405064" calcext:value-type="float">
            <text:p>0.633</text:p>
          </table:table-cell>
        </table:table-row>
        <table:table-row table:style-name="ro1">
          <table:table-cell office:value-type="float" office:value="4.503" calcext:value-type="float">
            <text:p>4.503</text:p>
          </table:table-cell>
          <table:table-cell table:formula="of:=[.A9]-[.$A$2]" office:value-type="float" office:value="0.553" calcext:value-type="float">
            <text:p>0.553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0.553" calcext:value-type="float">
            <text:p>0.553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0.553" calcext:value-type="float">
            <text:p>0.553</text:p>
          </table:table-cell>
          <table:table-cell table:formula="of:=([.C10]-[.C9])/([.$B10]-[.$B9])" office:value-type="float" office:value="1.26582278481013" calcext:value-type="float">
            <text:p>1.266</text:p>
          </table:table-cell>
          <table:table-cell table:style-name="ce1" table:formula="of:=([.D10]-[.D9])/([.$B$3]-[.$B$2])" office:value-type="float" office:value="1.26582278481013" calcext:value-type="float">
            <text:p>1.266</text:p>
          </table:table-cell>
          <table:table-cell office:value-type="float" office:value="0.553" calcext:value-type="float">
            <text:p>0.553</text:p>
          </table:table-cell>
          <table:table-cell table:formula="of:=([.F10]-[.F9])/([.$E10]-[.$E9])" office:value-type="float" office:value="0.632911392405064" calcext:value-type="float">
            <text:p>0.633</text:p>
          </table:table-cell>
          <table:table-cell table:formula="of:=([.G10]-[.G9])/([.$E10]-[.$E9])" office:value-type="float" office:value="1.26582278481013" calcext:value-type="float">
            <text:p>1.266</text:p>
          </table:table-cell>
        </table:table-row>
        <table:table-row table:style-name="ro1">
          <table:table-cell office:value-type="float" office:value="4.582" calcext:value-type="float">
            <text:p>4.582</text:p>
          </table:table-cell>
          <table:table-cell table:formula="of:=[.A10]-[.$A$2]" office:value-type="float" office:value="0.632" calcext:value-type="float">
            <text:p>0.632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632" calcext:value-type="float">
            <text:p>0.632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632" calcext:value-type="float">
            <text:p>0.632</text:p>
          </table:table-cell>
          <table:table-cell table:formula="of:=([.C11]-[.C10])/([.$B11]-[.$B10])" office:value-type="float" office:value="0.632911392405063" calcext:value-type="float">
            <text:p>0.633</text:p>
          </table:table-cell>
          <table:table-cell table:style-name="ce1" table:formula="of:=([.D11]-[.D10])/([.$B$3]-[.$B$2])" office:value-type="float" office:value="1.26582278481013" calcext:value-type="float">
            <text:p>1.266</text:p>
          </table:table-cell>
          <table:table-cell office:value-type="float" office:value="0.632" calcext:value-type="float">
            <text:p>0.632</text:p>
          </table:table-cell>
          <table:table-cell table:formula="of:=([.F11]-[.F10])/([.$E11]-[.$E10])" office:value-type="float" office:value="0.632911392405068" calcext:value-type="float">
            <text:p>0.633</text:p>
          </table:table-cell>
          <table:table-cell table:formula="of:=([.G11]-[.G10])/([.$E11]-[.$E10])" office:value-type="float" office:value="0.632911392405068" calcext:value-type="float">
            <text:p>0.633</text:p>
          </table:table-cell>
        </table:table-row>
        <table:table-row table:style-name="ro1">
          <table:table-cell office:value-type="float" office:value="4.661" calcext:value-type="float">
            <text:p>4.661</text:p>
          </table:table-cell>
          <table:table-cell table:formula="of:=[.A11]-[.$A$2]" office:value-type="float" office:value="0.710999999999999" calcext:value-type="float">
            <text:p>0.711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0.710999999999999" calcext:value-type="float">
            <text:p>0.711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0.710999999999999" calcext:value-type="float">
            <text:p>0.711</text:p>
          </table:table-cell>
          <table:table-cell table:formula="of:=([.C12]-[.C11])/([.$B12]-[.$B11])" office:value-type="float" office:value="1.26582278481012" calcext:value-type="float">
            <text:p>1.266</text:p>
          </table:table-cell>
          <table:table-cell table:style-name="ce1" table:formula="of:=([.D12]-[.D11])/([.$B$3]-[.$B$2])" office:value-type="float" office:value="0" calcext:value-type="float">
            <text:p>0.000</text:p>
          </table:table-cell>
          <table:table-cell office:value-type="float" office:value="0.710999999999999" calcext:value-type="float">
            <text:p>0.711</text:p>
          </table:table-cell>
          <table:table-cell table:formula="of:=([.F12]-[.F11])/([.$E12]-[.$E11])" office:value-type="float" office:value="0.632911392405056" calcext:value-type="float">
            <text:p>0.633</text:p>
          </table:table-cell>
          <table:table-cell table:formula="of:=([.G12]-[.G11])/([.$E12]-[.$E11])" office:value-type="float" office:value="1.26582278481011" calcext:value-type="float">
            <text:p>1.266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table:formula="of:=[.A12]-[.$A$2]" office:value-type="float" office:value="0.79" calcext:value-type="float">
            <text:p>0.79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0.79" calcext:value-type="float">
            <text:p>0.79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0.79" calcext:value-type="float">
            <text:p>0.79</text:p>
          </table:table-cell>
          <table:table-cell table:formula="of:=([.C13]-[.C12])/([.$B13]-[.$B12])" office:value-type="float" office:value="0.632911392405066" calcext:value-type="float">
            <text:p>0.633</text:p>
          </table:table-cell>
          <table:table-cell table:style-name="ce1" table:formula="of:=([.D13]-[.D12])/([.$B$3]-[.$B$2])" office:value-type="float" office:value="1.26582278481013" calcext:value-type="float">
            <text:p>1.266</text:p>
          </table:table-cell>
          <table:table-cell office:value-type="float" office:value="0.79" calcext:value-type="float">
            <text:p>0.79</text:p>
          </table:table-cell>
          <table:table-cell table:formula="of:=([.F13]-[.F12])/([.$E13]-[.$E12])" office:value-type="float" office:value="1.26582278481013" calcext:value-type="float">
            <text:p>1.266</text:p>
          </table:table-cell>
          <table:table-cell table:formula="of:=([.G13]-[.G12])/([.$E13]-[.$E12])" office:value-type="float" office:value="0.632911392405064" calcext:value-type="float">
            <text:p>0.633</text:p>
          </table:table-cell>
        </table:table-row>
        <table:table-row table:style-name="ro1">
          <table:table-cell office:value-type="float" office:value="4.819" calcext:value-type="float">
            <text:p>4.819</text:p>
          </table:table-cell>
          <table:table-cell table:formula="of:=[.A13]-[.$A$2]" office:value-type="float" office:value="0.869" calcext:value-type="float">
            <text:p>0.86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0.869" calcext:value-type="float">
            <text:p>0.869</text:p>
          </table:table-cell>
          <table:table-cell table:formula="of:=([.C14]-[.C13])/([.$B14]-[.$B13])" office:value-type="float" office:value="0" calcext:value-type="float">
            <text:p>0.000</text:p>
          </table:table-cell>
          <table:table-cell table:style-name="ce1" table:formula="of:=([.D14]-[.D13])/([.$B$3]-[.$B$2])" office:value-type="float" office:value="0" calcext:value-type="float">
            <text:p>0.000</text:p>
          </table:table-cell>
          <table:table-cell office:value-type="float" office:value="0.869" calcext:value-type="float">
            <text:p>0.869</text:p>
          </table:table-cell>
          <table:table-cell table:formula="of:=([.F14]-[.F13])/([.$E14]-[.$E13])" office:value-type="float" office:value="0" calcext:value-type="float">
            <text:p>0.000</text:p>
          </table:table-cell>
          <table:table-cell table:formula="of:=([.G14]-[.G13])/([.$E14]-[.$E1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.898" calcext:value-type="float">
            <text:p>4.898</text:p>
          </table:table-cell>
          <table:table-cell table:formula="of:=[.A14]-[.$A$2]" office:value-type="float" office:value="0.948" calcext:value-type="float">
            <text:p>0.948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0.948" calcext:value-type="float">
            <text:p>0.948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0.948" calcext:value-type="float">
            <text:p>0.948</text:p>
          </table:table-cell>
          <table:table-cell table:formula="of:=([.C15]-[.C14])/([.$B15]-[.$B14])" office:value-type="float" office:value="0" calcext:value-type="float">
            <text:p>0.000</text:p>
          </table:table-cell>
          <table:table-cell table:style-name="ce1" table:formula="of:=([.D15]-[.D14])/([.$B$3]-[.$B$2])" office:value-type="float" office:value="0.632911392405066" calcext:value-type="float">
            <text:p>0.633</text:p>
          </table:table-cell>
          <table:table-cell office:value-type="float" office:value="0.948" calcext:value-type="float">
            <text:p>0.948</text:p>
          </table:table-cell>
          <table:table-cell table:formula="of:=([.F15]-[.F14])/([.$E15]-[.$E14])" office:value-type="float" office:value="0.632911392405065" calcext:value-type="float">
            <text:p>0.633</text:p>
          </table:table-cell>
          <table:table-cell table:formula="of:=([.G15]-[.G14])/([.$E15]-[.$E14])" office:value-type="float" office:value="0.632911392405065" calcext:value-type="float">
            <text:p>0.633</text:p>
          </table:table-cell>
        </table:table-row>
        <table:table-row table:style-name="ro1">
          <table:table-cell office:value-type="float" office:value="4.977" calcext:value-type="float">
            <text:p>4.977</text:p>
          </table:table-cell>
          <table:table-cell table:formula="of:=[.A15]-[.$A$2]" office:value-type="float" office:value="1.027" calcext:value-type="float">
            <text:p>1.027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1.027" calcext:value-type="float">
            <text:p>1.027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027" calcext:value-type="float">
            <text:p>1.027</text:p>
          </table:table-cell>
          <table:table-cell table:formula="of:=([.C16]-[.C15])/([.$B16]-[.$B15])" office:value-type="float" office:value="0.632911392405066" calcext:value-type="float">
            <text:p>0.633</text:p>
          </table:table-cell>
          <table:table-cell table:style-name="ce1" table:formula="of:=([.D16]-[.D15])/([.$B$3]-[.$B$2])" office:value-type="float" office:value="0" calcext:value-type="float">
            <text:p>0.000</text:p>
          </table:table-cell>
          <table:table-cell office:value-type="float" office:value="1.027" calcext:value-type="float">
            <text:p>1.027</text:p>
          </table:table-cell>
          <table:table-cell table:formula="of:=([.F16]-[.F15])/([.$E16]-[.$E15])" office:value-type="float" office:value="0" calcext:value-type="float">
            <text:p>0.000</text:p>
          </table:table-cell>
          <table:table-cell table:formula="of:=([.G16]-[.G15])/([.$E16]-[.$E1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056" calcext:value-type="float">
            <text:p>5.056</text:p>
          </table:table-cell>
          <table:table-cell table:formula="of:=[.A16]-[.$A$2]" office:value-type="float" office:value="1.106" calcext:value-type="float">
            <text:p>1.106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106" calcext:value-type="float">
            <text:p>1.106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106" calcext:value-type="float">
            <text:p>1.106</text:p>
          </table:table-cell>
          <table:table-cell table:formula="of:=([.C17]-[.C16])/([.$B17]-[.$B16])" office:value-type="float" office:value="0" calcext:value-type="float">
            <text:p>0.000</text:p>
          </table:table-cell>
          <table:table-cell table:style-name="ce1" table:formula="of:=([.D17]-[.D16])/([.$B$3]-[.$B$2])" office:value-type="float" office:value="0.632911392405063" calcext:value-type="float">
            <text:p>0.633</text:p>
          </table:table-cell>
          <table:table-cell office:value-type="float" office:value="1.106" calcext:value-type="float">
            <text:p>1.106</text:p>
          </table:table-cell>
          <table:table-cell table:formula="of:=([.F17]-[.F16])/([.$E17]-[.$E16])" office:value-type="float" office:value="0.632911392405061" calcext:value-type="float">
            <text:p>0.633</text:p>
          </table:table-cell>
          <table:table-cell table:formula="of:=([.G17]-[.G16])/([.$E17]-[.$E1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135" calcext:value-type="float">
            <text:p>5.135</text:p>
          </table:table-cell>
          <table:table-cell table:formula="of:=[.A17]-[.$A$2]" office:value-type="float" office:value="1.185" calcext:value-type="float">
            <text:p>1.185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1.185" calcext:value-type="float">
            <text:p>1.185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1.185" calcext:value-type="float">
            <text:p>1.185</text:p>
          </table:table-cell>
          <table:table-cell table:formula="of:=([.C18]-[.C17])/([.$B18]-[.$B17])" office:value-type="float" office:value="0.632911392405056" calcext:value-type="float">
            <text:p>0.633</text:p>
          </table:table-cell>
          <table:table-cell table:style-name="ce1" table:formula="of:=([.D18]-[.D17])/([.$B$3]-[.$B$2])" office:value-type="float" office:value="0" calcext:value-type="float">
            <text:p>0.000</text:p>
          </table:table-cell>
          <table:table-cell office:value-type="float" office:value="1.185" calcext:value-type="float">
            <text:p>1.185</text:p>
          </table:table-cell>
          <table:table-cell table:formula="of:=([.F18]-[.F17])/([.$E18]-[.$E17])" office:value-type="float" office:value="0" calcext:value-type="float">
            <text:p>0.000</text:p>
          </table:table-cell>
          <table:table-cell table:formula="of:=([.G18]-[.G17])/([.$E18]-[.$E17])" office:value-type="float" office:value="0.632911392405061" calcext:value-type="float">
            <text:p>0.633</text:p>
          </table:table-cell>
        </table:table-row>
        <table:table-row table:style-name="ro1">
          <table:table-cell office:value-type="float" office:value="5.214" calcext:value-type="float">
            <text:p>5.214</text:p>
          </table:table-cell>
          <table:table-cell table:formula="of:=[.A18]-[.$A$2]" office:value-type="float" office:value="1.264" calcext:value-type="float">
            <text:p>1.264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264" calcext:value-type="float">
            <text:p>1.264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264" calcext:value-type="float">
            <text:p>1.264</text:p>
          </table:table-cell>
          <table:table-cell table:formula="of:=([.C19]-[.C18])/([.$B19]-[.$B18])" office:value-type="float" office:value="0" calcext:value-type="float">
            <text:p>0.000</text:p>
          </table:table-cell>
          <table:table-cell table:style-name="ce1" table:formula="of:=([.D19]-[.D18])/([.$B$3]-[.$B$2])" office:value-type="float" office:value="0" calcext:value-type="float">
            <text:p>0.000</text:p>
          </table:table-cell>
          <table:table-cell office:value-type="float" office:value="1.264" calcext:value-type="float">
            <text:p>1.264</text:p>
          </table:table-cell>
          <table:table-cell table:formula="of:=([.F19]-[.F18])/([.$E19]-[.$E18])" office:value-type="float" office:value="0" calcext:value-type="float">
            <text:p>0.000</text:p>
          </table:table-cell>
          <table:table-cell table:formula="of:=([.G19]-[.G18])/([.$E19]-[.$E1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293" calcext:value-type="float">
            <text:p>5.293</text:p>
          </table:table-cell>
          <table:table-cell table:formula="of:=[.A19]-[.$A$2]" office:value-type="float" office:value="1.343" calcext:value-type="float">
            <text:p>1.343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343" calcext:value-type="float">
            <text:p>1.343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343" calcext:value-type="float">
            <text:p>1.343</text:p>
          </table:table-cell>
          <table:table-cell table:formula="of:=([.C20]-[.C19])/([.$B20]-[.$B19])" office:value-type="float" office:value="0" calcext:value-type="float">
            <text:p>0.000</text:p>
          </table:table-cell>
          <table:table-cell table:style-name="ce1" table:formula="of:=([.D20]-[.D19])/([.$B$3]-[.$B$2])" office:value-type="float" office:value="0.632911392405069" calcext:value-type="float">
            <text:p>0.633</text:p>
          </table:table-cell>
          <table:table-cell office:value-type="float" office:value="1.343" calcext:value-type="float">
            <text:p>1.343</text:p>
          </table:table-cell>
          <table:table-cell table:formula="of:=([.F20]-[.F19])/([.$E20]-[.$E19])" office:value-type="float" office:value="0.632911392405067" calcext:value-type="float">
            <text:p>0.633</text:p>
          </table:table-cell>
          <table:table-cell table:formula="of:=([.G20]-[.G19])/([.$E20]-[.$E1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372" calcext:value-type="float">
            <text:p>5.372</text:p>
          </table:table-cell>
          <table:table-cell table:formula="of:=[.A20]-[.$A$2]" office:value-type="float" office:value="1.422" calcext:value-type="float">
            <text:p>1.422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1.422" calcext:value-type="float">
            <text:p>1.422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1.422" calcext:value-type="float">
            <text:p>1.422</text:p>
          </table:table-cell>
          <table:table-cell table:formula="of:=([.C21]-[.C20])/([.$B21]-[.$B20])" office:value-type="float" office:value="0" calcext:value-type="float">
            <text:p>0.000</text:p>
          </table:table-cell>
          <table:table-cell table:style-name="ce1" table:formula="of:=([.D21]-[.D20])/([.$B$3]-[.$B$2])" office:value-type="float" office:value="0" calcext:value-type="float">
            <text:p>0.000</text:p>
          </table:table-cell>
          <table:table-cell office:value-type="float" office:value="1.422" calcext:value-type="float">
            <text:p>1.422</text:p>
          </table:table-cell>
          <table:table-cell table:formula="of:=([.F21]-[.F20])/([.$E21]-[.$E20])" office:value-type="float" office:value="0" calcext:value-type="float">
            <text:p>0.000</text:p>
          </table:table-cell>
          <table:table-cell table:formula="of:=([.G21]-[.G20])/([.$E21]-[.$E2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451" calcext:value-type="float">
            <text:p>5.451</text:p>
          </table:table-cell>
          <table:table-cell table:formula="of:=[.A21]-[.$A$2]" office:value-type="float" office:value="1.501" calcext:value-type="float">
            <text:p>1.501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1.501" calcext:value-type="float">
            <text:p>1.501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1.501" calcext:value-type="float">
            <text:p>1.501</text:p>
          </table:table-cell>
          <table:table-cell table:formula="of:=([.C22]-[.C21])/([.$B22]-[.$B21])" office:value-type="float" office:value="0.632911392405062" calcext:value-type="float">
            <text:p>0.633</text:p>
          </table:table-cell>
          <table:table-cell table:style-name="ce1" table:formula="of:=([.D22]-[.D21])/([.$B$3]-[.$B$2])" office:value-type="float" office:value="0" calcext:value-type="float">
            <text:p>0.000</text:p>
          </table:table-cell>
          <table:table-cell office:value-type="float" office:value="1.501" calcext:value-type="float">
            <text:p>1.501</text:p>
          </table:table-cell>
          <table:table-cell table:formula="of:=([.F22]-[.F21])/([.$E22]-[.$E21])" office:value-type="float" office:value="0" calcext:value-type="float">
            <text:p>0.000</text:p>
          </table:table-cell>
          <table:table-cell table:formula="of:=([.G22]-[.G21])/([.$E22]-[.$E21])" office:value-type="float" office:value="0.632911392405065" calcext:value-type="float">
            <text:p>0.633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table:formula="of:=[.A22]-[.$A$2]" office:value-type="float" office:value="1.58" calcext:value-type="float">
            <text:p>1.58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58" calcext:value-type="float">
            <text:p>1.58</text:p>
          </table:table-cell>
          <table:table-cell table:formula="of:=([.C23]-[.C22])/([.$B23]-[.$B22])" office:value-type="float" office:value="0" calcext:value-type="float">
            <text:p>0.000</text:p>
          </table:table-cell>
          <table:table-cell table:style-name="ce1" table:formula="of:=([.D23]-[.D22])/([.$B$3]-[.$B$2])" office:value-type="float" office:value="0" calcext:value-type="float">
            <text:p>0.000</text:p>
          </table:table-cell>
          <table:table-cell office:value-type="float" office:value="1.58" calcext:value-type="float">
            <text:p>1.58</text:p>
          </table:table-cell>
          <table:table-cell table:formula="of:=([.F23]-[.F22])/([.$E23]-[.$E22])" office:value-type="float" office:value="0" calcext:value-type="float">
            <text:p>0.000</text:p>
          </table:table-cell>
          <table:table-cell table:formula="of:=([.G23]-[.G22])/([.$E23]-[.$E2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609" calcext:value-type="float">
            <text:p>5.609</text:p>
          </table:table-cell>
          <table:table-cell table:formula="of:=[.A23]-[.$A$2]" office:value-type="float" office:value="1.659" calcext:value-type="float">
            <text:p>1.65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659" calcext:value-type="float">
            <text:p>1.65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659" calcext:value-type="float">
            <text:p>1.659</text:p>
          </table:table-cell>
          <table:table-cell table:formula="of:=([.C24]-[.C23])/([.$B24]-[.$B23])" office:value-type="float" office:value="0" calcext:value-type="float">
            <text:p>0.000</text:p>
          </table:table-cell>
          <table:table-cell table:style-name="ce1" table:formula="of:=([.D24]-[.D23])/([.$B$3]-[.$B$2])" office:value-type="float" office:value="0" calcext:value-type="float">
            <text:p>0.000</text:p>
          </table:table-cell>
          <table:table-cell office:value-type="float" office:value="1.659" calcext:value-type="float">
            <text:p>1.659</text:p>
          </table:table-cell>
          <table:table-cell table:formula="of:=([.F24]-[.F23])/([.$E24]-[.$E23])" office:value-type="float" office:value="0" calcext:value-type="float">
            <text:p>0.000</text:p>
          </table:table-cell>
          <table:table-cell table:formula="of:=([.G24]-[.G23])/([.$E24]-[.$E2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table:formula="of:=[.A24]-[.$A$2]" office:value-type="float" office:value="1.738" calcext:value-type="float">
            <text:p>1.738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738" calcext:value-type="float">
            <text:p>1.738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738" calcext:value-type="float">
            <text:p>1.738</text:p>
          </table:table-cell>
          <table:table-cell table:formula="of:=([.C25]-[.C24])/([.$B25]-[.$B24])" office:value-type="float" office:value="0" calcext:value-type="float">
            <text:p>0.000</text:p>
          </table:table-cell>
          <table:table-cell table:style-name="ce1" table:formula="of:=([.D25]-[.D24])/([.$B$3]-[.$B$2])" office:value-type="float" office:value="0" calcext:value-type="float">
            <text:p>0.000</text:p>
          </table:table-cell>
          <table:table-cell office:value-type="float" office:value="1.738" calcext:value-type="float">
            <text:p>1.738</text:p>
          </table:table-cell>
          <table:table-cell table:formula="of:=([.F25]-[.F24])/([.$E25]-[.$E24])" office:value-type="float" office:value="0" calcext:value-type="float">
            <text:p>0.000</text:p>
          </table:table-cell>
          <table:table-cell table:formula="of:=([.G25]-[.G24])/([.$E25]-[.$E2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767" calcext:value-type="float">
            <text:p>5.767</text:p>
          </table:table-cell>
          <table:table-cell table:formula="of:=[.A25]-[.$A$2]" office:value-type="float" office:value="1.817" calcext:value-type="float">
            <text:p>1.817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817" calcext:value-type="float">
            <text:p>1.817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817" calcext:value-type="float">
            <text:p>1.817</text:p>
          </table:table-cell>
          <table:table-cell table:formula="of:=([.C26]-[.C25])/([.$B26]-[.$B25])" office:value-type="float" office:value="0" calcext:value-type="float">
            <text:p>0.000</text:p>
          </table:table-cell>
          <table:table-cell table:style-name="ce1" table:formula="of:=([.D26]-[.D25])/([.$B$3]-[.$B$2])" office:value-type="float" office:value="0" calcext:value-type="float">
            <text:p>0.000</text:p>
          </table:table-cell>
          <table:table-cell office:value-type="float" office:value="1.817" calcext:value-type="float">
            <text:p>1.817</text:p>
          </table:table-cell>
          <table:table-cell table:formula="of:=([.F26]-[.F25])/([.$E26]-[.$E25])" office:value-type="float" office:value="0" calcext:value-type="float">
            <text:p>0.000</text:p>
          </table:table-cell>
          <table:table-cell table:formula="of:=([.G26]-[.G25])/([.$E26]-[.$E2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846" calcext:value-type="float">
            <text:p>5.846</text:p>
          </table:table-cell>
          <table:table-cell table:formula="of:=[.A26]-[.$A$2]" office:value-type="float" office:value="1.896" calcext:value-type="float">
            <text:p>1.89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896" calcext:value-type="float">
            <text:p>1.89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896" calcext:value-type="float">
            <text:p>1.896</text:p>
          </table:table-cell>
          <table:table-cell table:formula="of:=([.C27]-[.C26])/([.$B27]-[.$B26])" office:value-type="float" office:value="0" calcext:value-type="float">
            <text:p>0.000</text:p>
          </table:table-cell>
          <table:table-cell table:style-name="ce1" table:formula="of:=([.D27]-[.D26])/([.$B$3]-[.$B$2])" office:value-type="float" office:value="0" calcext:value-type="float">
            <text:p>0.000</text:p>
          </table:table-cell>
          <table:table-cell office:value-type="float" office:value="1.896" calcext:value-type="float">
            <text:p>1.896</text:p>
          </table:table-cell>
          <table:table-cell table:formula="of:=([.F27]-[.F26])/([.$E27]-[.$E26])" office:value-type="float" office:value="0" calcext:value-type="float">
            <text:p>0.000</text:p>
          </table:table-cell>
          <table:table-cell table:formula="of:=([.G27]-[.G26])/([.$E27]-[.$E2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.925" calcext:value-type="float">
            <text:p>5.925</text:p>
          </table:table-cell>
          <table:table-cell table:formula="of:=[.A27]-[.$A$2]" office:value-type="float" office:value="1.975" calcext:value-type="float">
            <text:p>1.975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975" calcext:value-type="float">
            <text:p>1.975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975" calcext:value-type="float">
            <text:p>1.975</text:p>
          </table:table-cell>
          <table:table-cell table:formula="of:=([.C28]-[.C27])/([.$B28]-[.$B27])" office:value-type="float" office:value="0" calcext:value-type="float">
            <text:p>0.000</text:p>
          </table:table-cell>
          <table:table-cell table:style-name="ce1" table:formula="of:=([.D28]-[.D27])/([.$B$3]-[.$B$2])" office:value-type="float" office:value="0" calcext:value-type="float">
            <text:p>0.000</text:p>
          </table:table-cell>
          <table:table-cell office:value-type="float" office:value="1.975" calcext:value-type="float">
            <text:p>1.975</text:p>
          </table:table-cell>
          <table:table-cell table:formula="of:=([.F28]-[.F27])/([.$E28]-[.$E27])" office:value-type="float" office:value="0" calcext:value-type="float">
            <text:p>0.000</text:p>
          </table:table-cell>
          <table:table-cell table:formula="of:=([.G28]-[.G27])/([.$E28]-[.$E2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.004" calcext:value-type="float">
            <text:p>6.004</text:p>
          </table:table-cell>
          <table:table-cell table:formula="of:=[.A28]-[.$A$2]" office:value-type="float" office:value="2.054" calcext:value-type="float">
            <text:p>2.05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054" calcext:value-type="float">
            <text:p>2.05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054" calcext:value-type="float">
            <text:p>2.054</text:p>
          </table:table-cell>
          <table:table-cell table:formula="of:=([.C29]-[.C28])/([.$B29]-[.$B28])" office:value-type="float" office:value="0" calcext:value-type="float">
            <text:p>0.000</text:p>
          </table:table-cell>
          <table:table-cell table:style-name="ce1" table:formula="of:=([.D29]-[.D28])/([.$B$3]-[.$B$2])" office:value-type="float" office:value="0" calcext:value-type="float">
            <text:p>0.000</text:p>
          </table:table-cell>
          <table:table-cell office:value-type="float" office:value="2.054" calcext:value-type="float">
            <text:p>2.054</text:p>
          </table:table-cell>
          <table:table-cell table:formula="of:=([.F29]-[.F28])/([.$E29]-[.$E28])" office:value-type="float" office:value="0" calcext:value-type="float">
            <text:p>0.000</text:p>
          </table:table-cell>
          <table:table-cell table:formula="of:=([.G29]-[.G28])/([.$E29]-[.$E2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.083" calcext:value-type="float">
            <text:p>6.083</text:p>
          </table:table-cell>
          <table:table-cell table:formula="of:=[.A29]-[.$A$2]" office:value-type="float" office:value="2.133" calcext:value-type="float">
            <text:p>2.133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33" calcext:value-type="float">
            <text:p>2.133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33" calcext:value-type="float">
            <text:p>2.133</text:p>
          </table:table-cell>
          <table:table-cell table:formula="of:=([.C30]-[.C29])/([.$B30]-[.$B29])" office:value-type="float" office:value="0" calcext:value-type="float">
            <text:p>0.000</text:p>
          </table:table-cell>
          <table:table-cell table:style-name="ce1" table:formula="of:=([.D30]-[.D29])/([.$B$3]-[.$B$2])" office:value-type="float" office:value="0" calcext:value-type="float">
            <text:p>0.000</text:p>
          </table:table-cell>
          <table:table-cell office:value-type="float" office:value="2.133" calcext:value-type="float">
            <text:p>2.133</text:p>
          </table:table-cell>
          <table:table-cell table:formula="of:=([.F30]-[.F29])/([.$E30]-[.$E29])" office:value-type="float" office:value="0" calcext:value-type="float">
            <text:p>0.000</text:p>
          </table:table-cell>
          <table:table-cell table:formula="of:=([.G30]-[.G29])/([.$E30]-[.$E2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.162" calcext:value-type="float">
            <text:p>6.162</text:p>
          </table:table-cell>
          <table:table-cell table:formula="of:=[.A30]-[.$A$2]" office:value-type="float" office:value="2.212" calcext:value-type="float">
            <text:p>2.212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212" calcext:value-type="float">
            <text:p>2.212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212" calcext:value-type="float">
            <text:p>2.212</text:p>
          </table:table-cell>
          <table:table-cell table:formula="of:=([.C31]-[.C30])/([.$B31]-[.$B30])" office:value-type="float" office:value="0" calcext:value-type="float">
            <text:p>0.000</text:p>
          </table:table-cell>
          <table:table-cell table:style-name="ce1" table:formula="of:=([.D31]-[.D30])/([.$B$3]-[.$B$2])" office:value-type="float" office:value="0" calcext:value-type="float">
            <text:p>0.000</text:p>
          </table:table-cell>
          <table:table-cell office:value-type="float" office:value="2.212" calcext:value-type="float">
            <text:p>2.212</text:p>
          </table:table-cell>
          <table:table-cell table:formula="of:=([.F31]-[.F30])/([.$E31]-[.$E30])" office:value-type="float" office:value="0" calcext:value-type="float">
            <text:p>0.000</text:p>
          </table:table-cell>
          <table:table-cell table:formula="of:=([.G31]-[.G30])/([.$E31]-[.$E3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.241" calcext:value-type="float">
            <text:p>6.241</text:p>
          </table:table-cell>
          <table:table-cell table:formula="of:=[.A31]-[.$A$2]" office:value-type="float" office:value="2.291" calcext:value-type="float">
            <text:p>2.291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291" calcext:value-type="float">
            <text:p>2.291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291" calcext:value-type="float">
            <text:p>2.291</text:p>
          </table:table-cell>
          <table:table-cell table:formula="of:=([.C32]-[.C31])/([.$B32]-[.$B31])" office:value-type="float" office:value="0" calcext:value-type="float">
            <text:p>0.000</text:p>
          </table:table-cell>
          <table:table-cell table:style-name="ce1" table:formula="of:=([.D32]-[.D31])/([.$B$3]-[.$B$2])" office:value-type="float" office:value="0" calcext:value-type="float">
            <text:p>0.000</text:p>
          </table:table-cell>
          <table:table-cell office:value-type="float" office:value="2.291" calcext:value-type="float">
            <text:p>2.291</text:p>
          </table:table-cell>
          <table:table-cell table:formula="of:=([.F32]-[.F31])/([.$E32]-[.$E31])" office:value-type="float" office:value="0" calcext:value-type="float">
            <text:p>0.000</text:p>
          </table:table-cell>
          <table:table-cell table:formula="of:=([.G32]-[.G31])/([.$E32]-[.$E31])" office:value-type="float" office:value="-0.632911392405065" calcext:value-type="float">
            <text:p>-0.633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table:formula="of:=[.A32]-[.$A$2]" office:value-type="float" office:value="2.37" calcext:value-type="float">
            <text:p>2.37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37" calcext:value-type="float">
            <text:p>2.37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2.37" calcext:value-type="float">
            <text:p>2.37</text:p>
          </table:table-cell>
          <table:table-cell table:formula="of:=([.C33]-[.C32])/([.$B33]-[.$B32])" office:value-type="float" office:value="-0.632911392405069" calcext:value-type="float">
            <text:p>-0.633</text:p>
          </table:table-cell>
          <table:table-cell table:style-name="ce1" table:formula="of:=([.D33]-[.D32])/([.$B$3]-[.$B$2])" office:value-type="float" office:value="-0.632911392405069" calcext:value-type="float">
            <text:p>-0.633</text:p>
          </table:table-cell>
          <table:table-cell office:value-type="float" office:value="2.37" calcext:value-type="float">
            <text:p>2.37</text:p>
          </table:table-cell>
          <table:table-cell table:formula="of:=([.F33]-[.F32])/([.$E33]-[.$E32])" office:value-type="float" office:value="0" calcext:value-type="float">
            <text:p>0.000</text:p>
          </table:table-cell>
          <table:table-cell table:formula="of:=([.G33]-[.G32])/([.$E33]-[.$E3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.399" calcext:value-type="float">
            <text:p>6.399</text:p>
          </table:table-cell>
          <table:table-cell table:formula="of:=[.A33]-[.$A$2]" office:value-type="float" office:value="2.449" calcext:value-type="float">
            <text:p>2.449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2.449" calcext:value-type="float">
            <text:p>2.449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2.449" calcext:value-type="float">
            <text:p>2.449</text:p>
          </table:table-cell>
          <table:table-cell table:formula="of:=([.C34]-[.C33])/([.$B34]-[.$B33])" office:value-type="float" office:value="0" calcext:value-type="float">
            <text:p>0.000</text:p>
          </table:table-cell>
          <table:table-cell table:style-name="ce1" table:formula="of:=([.D34]-[.D33])/([.$B$3]-[.$B$2])" office:value-type="float" office:value="0" calcext:value-type="float">
            <text:p>0.000</text:p>
          </table:table-cell>
          <table:table-cell office:value-type="float" office:value="2.449" calcext:value-type="float">
            <text:p>2.449</text:p>
          </table:table-cell>
          <table:table-cell table:formula="of:=([.F34]-[.F33])/([.$E34]-[.$E33])" office:value-type="float" office:value="-0.632911392405065" calcext:value-type="float">
            <text:p>-0.633</text:p>
          </table:table-cell>
          <table:table-cell table:formula="of:=([.G34]-[.G33])/([.$E34]-[.$E33])" office:value-type="float" office:value="-0.63291139240506" calcext:value-type="float">
            <text:p>-0.633</text:p>
          </table:table-cell>
        </table:table-row>
        <table:table-row table:style-name="ro1">
          <table:table-cell office:value-type="float" office:value="6.478" calcext:value-type="float">
            <text:p>6.478</text:p>
          </table:table-cell>
          <table:table-cell table:formula="of:=[.A34]-[.$A$2]" office:value-type="float" office:value="2.528" calcext:value-type="float">
            <text:p>2.528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2.528" calcext:value-type="float">
            <text:p>2.528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2.528" calcext:value-type="float">
            <text:p>2.528</text:p>
          </table:table-cell>
          <table:table-cell table:formula="of:=([.C35]-[.C34])/([.$B35]-[.$B34])" office:value-type="float" office:value="-0.632911392405056" calcext:value-type="float">
            <text:p>-0.633</text:p>
          </table:table-cell>
          <table:table-cell table:style-name="ce1" table:formula="of:=([.D35]-[.D34])/([.$B$3]-[.$B$2])" office:value-type="float" office:value="-0.632911392405063" calcext:value-type="float">
            <text:p>-0.633</text:p>
          </table:table-cell>
          <table:table-cell office:value-type="float" office:value="2.528" calcext:value-type="float">
            <text:p>2.528</text:p>
          </table:table-cell>
          <table:table-cell table:formula="of:=([.F35]-[.F34])/([.$E35]-[.$E34])" office:value-type="float" office:value="0" calcext:value-type="float">
            <text:p>0.000</text:p>
          </table:table-cell>
          <table:table-cell table:formula="of:=([.G35]-[.G34])/([.$E35]-[.$E3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.557" calcext:value-type="float">
            <text:p>6.557</text:p>
          </table:table-cell>
          <table:table-cell table:formula="of:=[.A35]-[.$A$2]" office:value-type="float" office:value="2.607" calcext:value-type="float">
            <text:p>2.607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.607" calcext:value-type="float">
            <text:p>2.607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2.607" calcext:value-type="float">
            <text:p>2.607</text:p>
          </table:table-cell>
          <table:table-cell table:formula="of:=([.C36]-[.C35])/([.$B36]-[.$B35])" office:value-type="float" office:value="-0.632911392405066" calcext:value-type="float">
            <text:p>-0.633</text:p>
          </table:table-cell>
          <table:table-cell table:style-name="ce1" table:formula="of:=([.D36]-[.D35])/([.$B$3]-[.$B$2])" office:value-type="float" office:value="0" calcext:value-type="float">
            <text:p>0.000</text:p>
          </table:table-cell>
          <table:table-cell office:value-type="float" office:value="2.607" calcext:value-type="float">
            <text:p>2.607</text:p>
          </table:table-cell>
          <table:table-cell table:formula="of:=([.F36]-[.F35])/([.$E36]-[.$E35])" office:value-type="float" office:value="-0.632911392405063" calcext:value-type="float">
            <text:p>-0.633</text:p>
          </table:table-cell>
          <table:table-cell table:formula="of:=([.G36]-[.G35])/([.$E36]-[.$E3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.636" calcext:value-type="float">
            <text:p>6.636</text:p>
          </table:table-cell>
          <table:table-cell table:formula="of:=[.A36]-[.$A$2]" office:value-type="float" office:value="2.686" calcext:value-type="float">
            <text:p>2.686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2.686" calcext:value-type="float">
            <text:p>2.686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.686" calcext:value-type="float">
            <text:p>2.686</text:p>
          </table:table-cell>
          <table:table-cell table:formula="of:=([.C37]-[.C36])/([.$B37]-[.$B36])" office:value-type="float" office:value="0" calcext:value-type="float">
            <text:p>0.000</text:p>
          </table:table-cell>
          <table:table-cell table:style-name="ce1" table:formula="of:=([.D37]-[.D36])/([.$B$3]-[.$B$2])" office:value-type="float" office:value="-0.632911392405066" calcext:value-type="float">
            <text:p>-0.633</text:p>
          </table:table-cell>
          <table:table-cell office:value-type="float" office:value="2.686" calcext:value-type="float">
            <text:p>2.686</text:p>
          </table:table-cell>
          <table:table-cell table:formula="of:=([.F37]-[.F36])/([.$E37]-[.$E36])" office:value-type="float" office:value="0" calcext:value-type="float">
            <text:p>0.000</text:p>
          </table:table-cell>
          <table:table-cell table:formula="of:=([.G37]-[.G36])/([.$E37]-[.$E36])" office:value-type="float" office:value="-0.632911392405062" calcext:value-type="float">
            <text:p>-0.633</text:p>
          </table:table-cell>
        </table:table-row>
        <table:table-row table:style-name="ro1">
          <table:table-cell office:value-type="float" office:value="6.715" calcext:value-type="float">
            <text:p>6.715</text:p>
          </table:table-cell>
          <table:table-cell table:formula="of:=[.A37]-[.$A$2]" office:value-type="float" office:value="2.765" calcext:value-type="float">
            <text:p>2.765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2.765" calcext:value-type="float">
            <text:p>2.765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2.765" calcext:value-type="float">
            <text:p>2.765</text:p>
          </table:table-cell>
          <table:table-cell table:formula="of:=([.C38]-[.C37])/([.$B38]-[.$B37])" office:value-type="float" office:value="-0.632911392405059" calcext:value-type="float">
            <text:p>-0.633</text:p>
          </table:table-cell>
          <table:table-cell table:style-name="ce1" table:formula="of:=([.D38]-[.D37])/([.$B$3]-[.$B$2])" office:value-type="float" office:value="0" calcext:value-type="float">
            <text:p>0.000</text:p>
          </table:table-cell>
          <table:table-cell office:value-type="float" office:value="2.765" calcext:value-type="float">
            <text:p>2.765</text:p>
          </table:table-cell>
          <table:table-cell table:formula="of:=([.F38]-[.F37])/([.$E38]-[.$E37])" office:value-type="float" office:value="-0.632911392405066" calcext:value-type="float">
            <text:p>-0.633</text:p>
          </table:table-cell>
          <table:table-cell table:formula="of:=([.G38]-[.G37])/([.$E38]-[.$E37])" office:value-type="float" office:value="-0.632911392405066" calcext:value-type="float">
            <text:p>-0.633</text:p>
          </table:table-cell>
        </table:table-row>
        <table:table-row table:style-name="ro1">
          <table:table-cell office:value-type="float" office:value="6.794" calcext:value-type="float">
            <text:p>6.794</text:p>
          </table:table-cell>
          <table:table-cell table:formula="of:=[.A38]-[.$A$2]" office:value-type="float" office:value="2.844" calcext:value-type="float">
            <text:p>2.844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office:value-type="float" office:value="2.844" calcext:value-type="float">
            <text:p>2.844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2.844" calcext:value-type="float">
            <text:p>2.844</text:p>
          </table:table-cell>
          <table:table-cell table:formula="of:=([.C39]-[.C38])/([.$B39]-[.$B38])" office:value-type="float" office:value="0" calcext:value-type="float">
            <text:p>0.000</text:p>
          </table:table-cell>
          <table:table-cell table:style-name="ce1" table:formula="of:=([.D39]-[.D38])/([.$B$3]-[.$B$2])" office:value-type="float" office:value="-0.632911392405066" calcext:value-type="float">
            <text:p>-0.633</text:p>
          </table:table-cell>
          <table:table-cell office:value-type="float" office:value="2.844" calcext:value-type="float">
            <text:p>2.844</text:p>
          </table:table-cell>
          <table:table-cell table:formula="of:=([.F39]-[.F38])/([.$E39]-[.$E38])" office:value-type="float" office:value="-0.632911392405062" calcext:value-type="float">
            <text:p>-0.633</text:p>
          </table:table-cell>
          <table:table-cell table:formula="of:=([.G39]-[.G38])/([.$E39]-[.$E3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.873" calcext:value-type="float">
            <text:p>6.873</text:p>
          </table:table-cell>
          <table:table-cell table:formula="of:=[.A39]-[.$A$2]" office:value-type="float" office:value="2.923" calcext:value-type="float">
            <text:p>2.92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923" calcext:value-type="float">
            <text:p>2.923</text:p>
          </table:table-cell>
          <table:table-cell table:formula="of:=([.C40]-[.C39])/([.$B40]-[.$B39])" office:value-type="float" office:value="-0.632911392405066" calcext:value-type="float">
            <text:p>-0.633</text:p>
          </table:table-cell>
          <table:table-cell table:style-name="ce1" table:formula="of:=([.D40]-[.D39])/([.$B$3]-[.$B$2])" office:value-type="float" office:value="0" calcext:value-type="float">
            <text:p>0.000</text:p>
          </table:table-cell>
          <table:table-cell office:value-type="float" office:value="2.923" calcext:value-type="float">
            <text:p>2.923</text:p>
          </table:table-cell>
          <table:table-cell table:formula="of:=([.F40]-[.F39])/([.$E40]-[.$E39])" office:value-type="float" office:value="0" calcext:value-type="float">
            <text:p>0.000</text:p>
          </table:table-cell>
          <table:table-cell table:formula="of:=([.G40]-[.G39])/([.$E40]-[.$E39])" office:value-type="float" office:value="-0.632911392405066" calcext:value-type="float">
            <text:p>-0.633</text:p>
          </table:table-cell>
        </table:table-row>
        <table:table-row table:style-name="ro1">
          <table:table-cell office:value-type="float" office:value="6.952" calcext:value-type="float">
            <text:p>6.952</text:p>
          </table:table-cell>
          <table:table-cell table:formula="of:=[.A40]-[.$A$2]" office:value-type="float" office:value="3.002" calcext:value-type="float">
            <text:p>3.002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3.002" calcext:value-type="float">
            <text:p>3.002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3.002" calcext:value-type="float">
            <text:p>3.002</text:p>
          </table:table-cell>
          <table:table-cell table:formula="of:=([.C41]-[.C40])/([.$B41]-[.$B40])" office:value-type="float" office:value="0" calcext:value-type="float">
            <text:p>0.000</text:p>
          </table:table-cell>
          <table:table-cell table:style-name="ce1" table:formula="of:=([.D41]-[.D40])/([.$B$3]-[.$B$2])" office:value-type="float" office:value="0" calcext:value-type="float">
            <text:p>0.000</text:p>
          </table:table-cell>
          <table:table-cell office:value-type="float" office:value="3.002" calcext:value-type="float">
            <text:p>3.002</text:p>
          </table:table-cell>
          <table:table-cell table:formula="of:=([.F41]-[.F40])/([.$E41]-[.$E40])" office:value-type="float" office:value="-0.632911392405062" calcext:value-type="float">
            <text:p>-0.633</text:p>
          </table:table-cell>
          <table:table-cell table:formula="of:=([.G41]-[.G40])/([.$E41]-[.$E4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.031" calcext:value-type="float">
            <text:p>7.031</text:p>
          </table:table-cell>
          <table:table-cell table:formula="of:=[.A41]-[.$A$2]" office:value-type="float" office:value="3.081" calcext:value-type="float">
            <text:p>3.081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3.081" calcext:value-type="float">
            <text:p>3.081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081" calcext:value-type="float">
            <text:p>3.081</text:p>
          </table:table-cell>
          <table:table-cell table:formula="of:=([.C42]-[.C41])/([.$B42]-[.$B41])" office:value-type="float" office:value="-0.632911392405059" calcext:value-type="float">
            <text:p>-0.633</text:p>
          </table:table-cell>
          <table:table-cell table:style-name="ce1" table:formula="of:=([.D42]-[.D41])/([.$B$3]-[.$B$2])" office:value-type="float" office:value="-0.632911392405066" calcext:value-type="float">
            <text:p>-0.633</text:p>
          </table:table-cell>
          <table:table-cell office:value-type="float" office:value="3.081" calcext:value-type="float">
            <text:p>3.081</text:p>
          </table:table-cell>
          <table:table-cell table:formula="of:=([.F42]-[.F41])/([.$E42]-[.$E41])" office:value-type="float" office:value="0" calcext:value-type="float">
            <text:p>0.000</text:p>
          </table:table-cell>
          <table:table-cell table:formula="of:=([.G42]-[.G41])/([.$E42]-[.$E4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table:formula="of:=[.A42]-[.$A$2]" office:value-type="float" office:value="3.16" calcext:value-type="float">
            <text:p>3.16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16" calcext:value-type="float">
            <text:p>3.16</text:p>
          </table:table-cell>
          <table:table-cell table:formula="of:=([.C43]-[.C42])/([.$B43]-[.$B42])" office:value-type="float" office:value="0" calcext:value-type="float">
            <text:p>0.000</text:p>
          </table:table-cell>
          <table:table-cell table:style-name="ce1" table:formula="of:=([.D43]-[.D42])/([.$B$3]-[.$B$2])" office:value-type="float" office:value="0" calcext:value-type="float">
            <text:p>0.000</text:p>
          </table:table-cell>
          <table:table-cell office:value-type="float" office:value="3.16" calcext:value-type="float">
            <text:p>3.16</text:p>
          </table:table-cell>
          <table:table-cell table:formula="of:=([.F43]-[.F42])/([.$E43]-[.$E42])" office:value-type="float" office:value="0" calcext:value-type="float">
            <text:p>0.000</text:p>
          </table:table-cell>
          <table:table-cell table:formula="of:=([.G43]-[.G42])/([.$E43]-[.$E4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.189" calcext:value-type="float">
            <text:p>7.189</text:p>
          </table:table-cell>
          <table:table-cell table:formula="of:=[.A43]-[.$A$2]" office:value-type="float" office:value="3.239" calcext:value-type="float">
            <text:p>3.239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239" calcext:value-type="float">
            <text:p>3.23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239" calcext:value-type="float">
            <text:p>3.239</text:p>
          </table:table-cell>
          <table:table-cell table:formula="of:=([.C44]-[.C43])/([.$B44]-[.$B43])" office:value-type="float" office:value="0" calcext:value-type="float">
            <text:p>0.000</text:p>
          </table:table-cell>
          <table:table-cell table:style-name="ce1" table:formula="of:=([.D44]-[.D43])/([.$B$3]-[.$B$2])" office:value-type="float" office:value="0" calcext:value-type="float">
            <text:p>0.000</text:p>
          </table:table-cell>
          <table:table-cell office:value-type="float" office:value="3.239" calcext:value-type="float">
            <text:p>3.239</text:p>
          </table:table-cell>
          <table:table-cell table:formula="of:=([.F44]-[.F43])/([.$E44]-[.$E43])" office:value-type="float" office:value="0" calcext:value-type="float">
            <text:p>0.000</text:p>
          </table:table-cell>
          <table:table-cell table:formula="of:=([.G44]-[.G43])/([.$E44]-[.$E4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.268" calcext:value-type="float">
            <text:p>7.268</text:p>
          </table:table-cell>
          <table:table-cell table:formula="of:=[.A44]-[.$A$2]" office:value-type="float" office:value="3.318" calcext:value-type="float">
            <text:p>3.318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318" calcext:value-type="float">
            <text:p>3.318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318" calcext:value-type="float">
            <text:p>3.318</text:p>
          </table:table-cell>
          <table:table-cell table:formula="of:=([.C45]-[.C44])/([.$B45]-[.$B44])" office:value-type="float" office:value="0" calcext:value-type="float">
            <text:p>0.000</text:p>
          </table:table-cell>
          <table:table-cell table:style-name="ce1" table:formula="of:=([.D45]-[.D44])/([.$B$3]-[.$B$2])" office:value-type="float" office:value="0" calcext:value-type="float">
            <text:p>0.000</text:p>
          </table:table-cell>
          <table:table-cell office:value-type="float" office:value="3.318" calcext:value-type="float">
            <text:p>3.318</text:p>
          </table:table-cell>
          <table:table-cell table:formula="of:=([.F45]-[.F44])/([.$E45]-[.$E44])" office:value-type="float" office:value="0" calcext:value-type="float">
            <text:p>0.000</text:p>
          </table:table-cell>
          <table:table-cell table:formula="of:=([.G45]-[.G44])/([.$E45]-[.$E4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.347" calcext:value-type="float">
            <text:p>7.347</text:p>
          </table:table-cell>
          <table:table-cell table:formula="of:=[.A45]-[.$A$2]" office:value-type="float" office:value="3.397" calcext:value-type="float">
            <text:p>3.397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397" calcext:value-type="float">
            <text:p>3.39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397" calcext:value-type="float">
            <text:p>3.397</text:p>
          </table:table-cell>
          <table:table-cell table:formula="of:=([.C46]-[.C45])/([.$B46]-[.$B45])" office:value-type="float" office:value="0" calcext:value-type="float">
            <text:p>0.000</text:p>
          </table:table-cell>
          <table:table-cell table:style-name="ce1" table:formula="of:=([.D46]-[.D45])/([.$B$3]-[.$B$2])" office:value-type="float" office:value="0" calcext:value-type="float">
            <text:p>0.000</text:p>
          </table:table-cell>
          <table:table-cell office:value-type="float" office:value="3.397" calcext:value-type="float">
            <text:p>3.397</text:p>
          </table:table-cell>
          <table:table-cell table:formula="of:=([.F46]-[.F45])/([.$E46]-[.$E45])" office:value-type="float" office:value="0" calcext:value-type="float">
            <text:p>0.000</text:p>
          </table:table-cell>
          <table:table-cell table:formula="of:=([.G46]-[.G45])/([.$E46]-[.$E4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.426" calcext:value-type="float">
            <text:p>7.426</text:p>
          </table:table-cell>
          <table:table-cell table:formula="of:=[.A46]-[.$A$2]" office:value-type="float" office:value="3.476" calcext:value-type="float">
            <text:p>3.476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476" calcext:value-type="float">
            <text:p>3.476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476" calcext:value-type="float">
            <text:p>3.476</text:p>
          </table:table-cell>
          <table:table-cell table:formula="of:=([.C47]-[.C46])/([.$B47]-[.$B46])" office:value-type="float" office:value="0" calcext:value-type="float">
            <text:p>0.000</text:p>
          </table:table-cell>
          <table:table-cell table:style-name="ce1" table:formula="of:=([.D47]-[.D46])/([.$B$3]-[.$B$2])" office:value-type="float" office:value="0" calcext:value-type="float">
            <text:p>0.000</text:p>
          </table:table-cell>
          <table:table-cell office:value-type="float" office:value="3.476" calcext:value-type="float">
            <text:p>3.476</text:p>
          </table:table-cell>
          <table:table-cell table:formula="of:=([.F47]-[.F46])/([.$E47]-[.$E46])" office:value-type="float" office:value="0" calcext:value-type="float">
            <text:p>0.000</text:p>
          </table:table-cell>
          <table:table-cell table:formula="of:=([.G47]-[.G46])/([.$E47]-[.$E4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.505" calcext:value-type="float">
            <text:p>7.505</text:p>
          </table:table-cell>
          <table:table-cell table:formula="of:=[.A47]-[.$A$2]" office:value-type="float" office:value="3.555" calcext:value-type="float">
            <text:p>3.555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555" calcext:value-type="float">
            <text:p>3.555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555" calcext:value-type="float">
            <text:p>3.555</text:p>
          </table:table-cell>
          <table:table-cell table:formula="of:=([.C48]-[.C47])/([.$B48]-[.$B47])" office:value-type="float" office:value="0.632911392405066" calcext:value-type="float">
            <text:p>0.633</text:p>
          </table:table-cell>
          <table:table-cell table:style-name="ce1" table:formula="of:=([.D48]-[.D47])/([.$B$3]-[.$B$2])" office:value-type="float" office:value="0" calcext:value-type="float">
            <text:p>0.000</text:p>
          </table:table-cell>
          <table:table-cell office:value-type="float" office:value="3.555" calcext:value-type="float">
            <text:p>3.555</text:p>
          </table:table-cell>
          <table:table-cell table:formula="of:=([.F48]-[.F47])/([.$E48]-[.$E47])" office:value-type="float" office:value="0" calcext:value-type="float">
            <text:p>0.000</text:p>
          </table:table-cell>
          <table:table-cell table:formula="of:=([.G48]-[.G47])/([.$E48]-[.$E4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table:formula="of:=[.A48]-[.$A$2]" office:value-type="float" office:value="3.634" calcext:value-type="float">
            <text:p>3.634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634" calcext:value-type="float">
            <text:p>3.634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634" calcext:value-type="float">
            <text:p>3.634</text:p>
          </table:table-cell>
          <table:table-cell table:formula="of:=([.C49]-[.C48])/([.$B49]-[.$B48])" office:value-type="float" office:value="0" calcext:value-type="float">
            <text:p>0.000</text:p>
          </table:table-cell>
          <table:table-cell table:style-name="ce1" table:formula="of:=([.D49]-[.D48])/([.$B$3]-[.$B$2])" office:value-type="float" office:value="0.632911392405066" calcext:value-type="float">
            <text:p>0.633</text:p>
          </table:table-cell>
          <table:table-cell office:value-type="float" office:value="3.634" calcext:value-type="float">
            <text:p>3.634</text:p>
          </table:table-cell>
          <table:table-cell table:formula="of:=([.F49]-[.F48])/([.$E49]-[.$E48])" office:value-type="float" office:value="0" calcext:value-type="float">
            <text:p>0.000</text:p>
          </table:table-cell>
          <table:table-cell table:formula="of:=([.G49]-[.G48])/([.$E49]-[.$E48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7.663" calcext:value-type="float">
            <text:p>7.663</text:p>
          </table:table-cell>
          <table:table-cell table:formula="of:=[.A49]-[.$A$2]" office:value-type="float" office:value="3.713" calcext:value-type="float">
            <text:p>3.713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3.713" calcext:value-type="float">
            <text:p>3.713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3.713" calcext:value-type="float">
            <text:p>3.713</text:p>
          </table:table-cell>
          <table:table-cell table:formula="of:=([.C50]-[.C49])/([.$B50]-[.$B49])" office:value-type="float" office:value="0.632911392405066" calcext:value-type="float">
            <text:p>0.633</text:p>
          </table:table-cell>
          <table:table-cell table:style-name="ce1" table:formula="of:=([.D50]-[.D49])/([.$B$3]-[.$B$2])" office:value-type="float" office:value="0" calcext:value-type="float">
            <text:p>0.000</text:p>
          </table:table-cell>
          <table:table-cell office:value-type="float" office:value="3.713" calcext:value-type="float">
            <text:p>3.713</text:p>
          </table:table-cell>
          <table:table-cell table:formula="of:=([.F50]-[.F49])/([.$E50]-[.$E49])" office:value-type="float" office:value="0.632911392405066" calcext:value-type="float">
            <text:p>0.633</text:p>
          </table:table-cell>
          <table:table-cell table:formula="of:=([.G50]-[.G49])/([.$E50]-[.$E4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7.742" calcext:value-type="float">
            <text:p>7.742</text:p>
          </table:table-cell>
          <table:table-cell table:formula="of:=[.A50]-[.$A$2]" office:value-type="float" office:value="3.792" calcext:value-type="float">
            <text:p>3.79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792" calcext:value-type="float">
            <text:p>3.79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792" calcext:value-type="float">
            <text:p>3.792</text:p>
          </table:table-cell>
          <table:table-cell table:formula="of:=([.C51]-[.C50])/([.$B51]-[.$B50])" office:value-type="float" office:value="0.632911392405066" calcext:value-type="float">
            <text:p>0.633</text:p>
          </table:table-cell>
          <table:table-cell table:style-name="ce1" table:formula="of:=([.D51]-[.D50])/([.$B$3]-[.$B$2])" office:value-type="float" office:value="0" calcext:value-type="float">
            <text:p>0.000</text:p>
          </table:table-cell>
          <table:table-cell office:value-type="float" office:value="3.792" calcext:value-type="float">
            <text:p>3.792</text:p>
          </table:table-cell>
          <table:table-cell table:formula="of:=([.F51]-[.F50])/([.$E51]-[.$E50])" office:value-type="float" office:value="0" calcext:value-type="float">
            <text:p>0.000</text:p>
          </table:table-cell>
          <table:table-cell table:formula="of:=([.G51]-[.G50])/([.$E51]-[.$E50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7.821" calcext:value-type="float">
            <text:p>7.821</text:p>
          </table:table-cell>
          <table:table-cell table:formula="of:=[.A51]-[.$A$2]" office:value-type="float" office:value="3.871" calcext:value-type="float">
            <text:p>3.871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3.871" calcext:value-type="float">
            <text:p>3.871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office:value-type="float" office:value="3.871" calcext:value-type="float">
            <text:p>3.871</text:p>
          </table:table-cell>
          <table:table-cell table:formula="of:=([.C52]-[.C51])/([.$B52]-[.$B51])" office:value-type="float" office:value="0.632911392405059" calcext:value-type="float">
            <text:p>0.633</text:p>
          </table:table-cell>
          <table:table-cell table:style-name="ce1" table:formula="of:=([.D52]-[.D51])/([.$B$3]-[.$B$2])" office:value-type="float" office:value="0.632911392405066" calcext:value-type="float">
            <text:p>0.633</text:p>
          </table:table-cell>
          <table:table-cell office:value-type="float" office:value="3.871" calcext:value-type="float">
            <text:p>3.871</text:p>
          </table:table-cell>
          <table:table-cell table:formula="of:=([.F52]-[.F51])/([.$E52]-[.$E51])" office:value-type="float" office:value="0.632911392405062" calcext:value-type="float">
            <text:p>0.633</text:p>
          </table:table-cell>
          <table:table-cell table:formula="of:=([.G52]-[.G51])/([.$E52]-[.$E51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[.A52]-[.$A$2]" office:value-type="float" office:value="3.95" calcext:value-type="float">
            <text:p>3.95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3.95" calcext:value-type="float">
            <text:p>3.95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3.95" calcext:value-type="float">
            <text:p>3.95</text:p>
          </table:table-cell>
          <table:table-cell table:formula="of:=([.C53]-[.C52])/([.$B53]-[.$B52])" office:value-type="float" office:value="0" calcext:value-type="float">
            <text:p>0.000</text:p>
          </table:table-cell>
          <table:table-cell table:style-name="ce1" table:formula="of:=([.D53]-[.D52])/([.$B$3]-[.$B$2])" office:value-type="float" office:value="0.632911392405066" calcext:value-type="float">
            <text:p>0.633</text:p>
          </table:table-cell>
          <table:table-cell office:value-type="float" office:value="3.95" calcext:value-type="float">
            <text:p>3.95</text:p>
          </table:table-cell>
          <table:table-cell table:formula="of:=([.F53]-[.F52])/([.$E53]-[.$E52])" office:value-type="float" office:value="0.632911392405066" calcext:value-type="float">
            <text:p>0.633</text:p>
          </table:table-cell>
          <table:table-cell table:formula="of:=([.G53]-[.G52])/([.$E53]-[.$E52])" office:value-type="float" office:value="0.632911392405063" calcext:value-type="float">
            <text:p>0.633</text:p>
          </table:table-cell>
        </table:table-row>
        <table:table-row table:style-name="ro1">
          <table:table-cell office:value-type="float" office:value="7.979" calcext:value-type="float">
            <text:p>7.979</text:p>
          </table:table-cell>
          <table:table-cell table:formula="of:=[.A53]-[.$A$2]" office:value-type="float" office:value="4.029" calcext:value-type="float">
            <text:p>4.02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.029" calcext:value-type="float">
            <text:p>4.029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4.029" calcext:value-type="float">
            <text:p>4.029</text:p>
          </table:table-cell>
          <table:table-cell table:formula="of:=([.C54]-[.C53])/([.$B54]-[.$B53])" office:value-type="float" office:value="0.632911392405063" calcext:value-type="float">
            <text:p>0.633</text:p>
          </table:table-cell>
          <table:table-cell table:style-name="ce1" table:formula="of:=([.D54]-[.D53])/([.$B$3]-[.$B$2])" office:value-type="float" office:value="0.632911392405063" calcext:value-type="float">
            <text:p>0.633</text:p>
          </table:table-cell>
          <table:table-cell office:value-type="float" office:value="4.029" calcext:value-type="float">
            <text:p>4.029</text:p>
          </table:table-cell>
          <table:table-cell table:formula="of:=([.F54]-[.F53])/([.$E54]-[.$E53])" office:value-type="float" office:value="0" calcext:value-type="float">
            <text:p>0.000</text:p>
          </table:table-cell>
          <table:table-cell table:formula="of:=([.G54]-[.G53])/([.$E54]-[.$E53])" office:value-type="float" office:value="0.632911392405069" calcext:value-type="float">
            <text:p>0.633</text:p>
          </table:table-cell>
        </table:table-row>
        <table:table-row table:style-name="ro1">
          <table:table-cell office:value-type="float" office:value="8.058" calcext:value-type="float">
            <text:p>8.058</text:p>
          </table:table-cell>
          <table:table-cell table:formula="of:=[.A54]-[.$A$2]" office:value-type="float" office:value="4.108" calcext:value-type="float">
            <text:p>4.108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4.108" calcext:value-type="float">
            <text:p>4.108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4.108" calcext:value-type="float">
            <text:p>4.108</text:p>
          </table:table-cell>
          <table:table-cell table:formula="of:=([.C55]-[.C54])/([.$B55]-[.$B54])" office:value-type="float" office:value="0.632911392405062" calcext:value-type="float">
            <text:p>0.633</text:p>
          </table:table-cell>
          <table:table-cell table:style-name="ce1" table:formula="of:=([.D55]-[.D54])/([.$B$3]-[.$B$2])" office:value-type="float" office:value="0" calcext:value-type="float">
            <text:p>0.000</text:p>
          </table:table-cell>
          <table:table-cell office:value-type="float" office:value="4.108" calcext:value-type="float">
            <text:p>4.108</text:p>
          </table:table-cell>
          <table:table-cell table:formula="of:=([.F55]-[.F54])/([.$E55]-[.$E54])" office:value-type="float" office:value="0.632911392405056" calcext:value-type="float">
            <text:p>0.633</text:p>
          </table:table-cell>
          <table:table-cell table:formula="of:=([.G55]-[.G54])/([.$E55]-[.$E54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8.137" calcext:value-type="float">
            <text:p>8.137</text:p>
          </table:table-cell>
          <table:table-cell table:formula="of:=[.A55]-[.$A$2]" office:value-type="float" office:value="4.187" calcext:value-type="float">
            <text:p>4.187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4.187" calcext:value-type="float">
            <text:p>4.187</text:p>
          </table:table-cell>
          <table:table-cell office:value-type="float" office:value="1.65" calcext:value-type="float">
            <text:p>1.65</text:p>
          </table:table-cell>
          <table:table-cell office:value-type="float" office:value="1.75" calcext:value-type="float">
            <text:p>1.75</text:p>
          </table:table-cell>
          <table:table-cell office:value-type="float" office:value="4.187" calcext:value-type="float">
            <text:p>4.187</text:p>
          </table:table-cell>
          <table:table-cell table:formula="of:=([.C56]-[.C55])/([.$B56]-[.$B55])" office:value-type="float" office:value="0" calcext:value-type="float">
            <text:p>0.000</text:p>
          </table:table-cell>
          <table:table-cell table:style-name="ce1" table:formula="of:=([.D56]-[.D55])/([.$B$3]-[.$B$2])" office:value-type="float" office:value="0.632911392405069" calcext:value-type="float">
            <text:p>0.633</text:p>
          </table:table-cell>
          <table:table-cell office:value-type="float" office:value="4.187" calcext:value-type="float">
            <text:p>4.187</text:p>
          </table:table-cell>
          <table:table-cell table:formula="of:=([.F56]-[.F55])/([.$E56]-[.$E55])" office:value-type="float" office:value="0.632911392405069" calcext:value-type="float">
            <text:p>0.633</text:p>
          </table:table-cell>
          <table:table-cell table:formula="of:=([.G56]-[.G55])/([.$E56]-[.$E5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8.216" calcext:value-type="float">
            <text:p>8.216</text:p>
          </table:table-cell>
          <table:table-cell table:formula="of:=[.A56]-[.$A$2]" office:value-type="float" office:value="4.266" calcext:value-type="float">
            <text:p>4.26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.266" calcext:value-type="float">
            <text:p>4.266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4.266" calcext:value-type="float">
            <text:p>4.266</text:p>
          </table:table-cell>
          <table:table-cell table:formula="of:=([.C57]-[.C56])/([.$B57]-[.$B56])" office:value-type="float" office:value="0.632911392405056" calcext:value-type="float">
            <text:p>0.633</text:p>
          </table:table-cell>
          <table:table-cell table:style-name="ce1" table:formula="of:=([.D57]-[.D56])/([.$B$3]-[.$B$2])" office:value-type="float" office:value="0" calcext:value-type="float">
            <text:p>0.000</text:p>
          </table:table-cell>
          <table:table-cell office:value-type="float" office:value="4.266" calcext:value-type="float">
            <text:p>4.266</text:p>
          </table:table-cell>
          <table:table-cell table:formula="of:=([.F57]-[.F56])/([.$E57]-[.$E56])" office:value-type="float" office:value="0.632911392405063" calcext:value-type="float">
            <text:p>0.633</text:p>
          </table:table-cell>
          <table:table-cell table:formula="of:=([.G57]-[.G56])/([.$E57]-[.$E56])" office:value-type="float" office:value="0.632911392405066" calcext:value-type="float">
            <text:p>0.633</text:p>
          </table:table-cell>
        </table:table-row>
        <table:table-row table:style-name="ro1">
          <table:table-cell office:value-type="float" office:value="8.295" calcext:value-type="float">
            <text:p>8.295</text:p>
          </table:table-cell>
          <table:table-cell table:formula="of:=[.A57]-[.$A$2]" office:value-type="float" office:value="4.345" calcext:value-type="float">
            <text:p>4.345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4.345" calcext:value-type="float">
            <text:p>4.345</text:p>
          </table:table-cell>
          <table:table-cell office:value-type="float" office:value="1.75" calcext:value-type="float">
            <text:p>1.75</text:p>
          </table:table-cell>
          <table:table-cell office:value-type="float" office:value="1.8" calcext:value-type="float">
            <text:p>1.8</text:p>
          </table:table-cell>
          <table:table-cell office:value-type="float" office:value="4.345" calcext:value-type="float">
            <text:p>4.345</text:p>
          </table:table-cell>
          <table:table-cell table:formula="of:=([.C58]-[.C57])/([.$B58]-[.$B57])" office:value-type="float" office:value="0" calcext:value-type="float">
            <text:p>0.000</text:p>
          </table:table-cell>
          <table:table-cell table:style-name="ce1" table:formula="of:=([.D58]-[.D57])/([.$B$3]-[.$B$2])" office:value-type="float" office:value="0.632911392405063" calcext:value-type="float">
            <text:p>0.633</text:p>
          </table:table-cell>
          <table:table-cell office:value-type="float" office:value="4.345" calcext:value-type="float">
            <text:p>4.345</text:p>
          </table:table-cell>
          <table:table-cell table:formula="of:=([.F58]-[.F57])/([.$E58]-[.$E57])" office:value-type="float" office:value="0" calcext:value-type="float">
            <text:p>0.000</text:p>
          </table:table-cell>
          <table:table-cell table:formula="of:=([.G58]-[.G57])/([.$E58]-[.$E57])" office:value-type="float" office:value="0.632911392405059" calcext:value-type="float">
            <text:p>0.633</text:p>
          </table:table-cell>
        </table:table-row>
        <table:table-row table:style-name="ro1">
          <table:table-cell office:value-type="float" office:value="8.374" calcext:value-type="float">
            <text:p>8.374</text:p>
          </table:table-cell>
          <table:table-cell table:formula="of:=[.A58]-[.$A$2]" office:value-type="float" office:value="4.424" calcext:value-type="float">
            <text:p>4.424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4.424" calcext:value-type="float">
            <text:p>4.424</text:p>
          </table:table-cell>
          <table:table-cell office:value-type="float" office:value="1.75" calcext:value-type="float">
            <text:p>1.75</text:p>
          </table:table-cell>
          <table:table-cell office:value-type="float" office:value="1.85" calcext:value-type="float">
            <text:p>1.85</text:p>
          </table:table-cell>
          <table:table-cell office:value-type="float" office:value="4.424" calcext:value-type="float">
            <text:p>4.424</text:p>
          </table:table-cell>
          <table:table-cell table:formula="of:=([.C59]-[.C58])/([.$B59]-[.$B58])" office:value-type="float" office:value="0.632911392405073" calcext:value-type="float">
            <text:p>0.633</text:p>
          </table:table-cell>
          <table:table-cell table:style-name="ce1" table:formula="of:=([.D59]-[.D58])/([.$B$3]-[.$B$2])" office:value-type="float" office:value="0.632911392405066" calcext:value-type="float">
            <text:p>0.633</text:p>
          </table:table-cell>
          <table:table-cell office:value-type="float" office:value="4.424" calcext:value-type="float">
            <text:p>4.424</text:p>
          </table:table-cell>
          <table:table-cell table:formula="of:=([.F59]-[.F58])/([.$E59]-[.$E58])" office:value-type="float" office:value="0.632911392405066" calcext:value-type="float">
            <text:p>0.633</text:p>
          </table:table-cell>
          <table:table-cell table:formula="of:=([.G59]-[.G58])/([.$E59]-[.$E58])" office:value-type="float" office:value="0.632911392405063" calcext:value-type="float">
            <text:p>0.633</text:p>
          </table:table-cell>
        </table:table-row>
        <table:table-row table:style-name="ro1">
          <table:table-cell office:value-type="float" office:value="8.453" calcext:value-type="float">
            <text:p>8.453</text:p>
          </table:table-cell>
          <table:table-cell table:formula="of:=[.A59]-[.$A$2]" office:value-type="float" office:value="4.503" calcext:value-type="float">
            <text:p>4.50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4.503" calcext:value-type="float">
            <text:p>4.503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4.503" calcext:value-type="float">
            <text:p>4.503</text:p>
          </table:table-cell>
          <table:table-cell table:formula="of:=([.C60]-[.C59])/([.$B60]-[.$B59])" office:value-type="float" office:value="0" calcext:value-type="float">
            <text:p>0.000</text:p>
          </table:table-cell>
          <table:table-cell table:style-name="ce1" table:formula="of:=([.D60]-[.D59])/([.$B$3]-[.$B$2])" office:value-type="float" office:value="0" calcext:value-type="float">
            <text:p>0.000</text:p>
          </table:table-cell>
          <table:table-cell office:value-type="float" office:value="4.503" calcext:value-type="float">
            <text:p>4.503</text:p>
          </table:table-cell>
          <table:table-cell table:formula="of:=([.F60]-[.F59])/([.$E60]-[.$E59])" office:value-type="float" office:value="0" calcext:value-type="float">
            <text:p>0.000</text:p>
          </table:table-cell>
          <table:table-cell table:formula="of:=([.G60]-[.G59])/([.$E60]-[.$E5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8.532" calcext:value-type="float">
            <text:p>8.532</text:p>
          </table:table-cell>
          <table:table-cell table:formula="of:=[.A60]-[.$A$2]" office:value-type="float" office:value="4.582" calcext:value-type="float">
            <text:p>4.58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4.582" calcext:value-type="float">
            <text:p>4.58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4.582" calcext:value-type="float">
            <text:p>4.582</text:p>
          </table:table-cell>
          <table:table-cell table:formula="of:=([.C61]-[.C60])/([.$B61]-[.$B60])" office:value-type="float" office:value="0.632911392405059" calcext:value-type="float">
            <text:p>0.633</text:p>
          </table:table-cell>
          <table:table-cell table:style-name="ce1" table:formula="of:=([.D61]-[.D60])/([.$B$3]-[.$B$2])" office:value-type="float" office:value="0.632911392405066" calcext:value-type="float">
            <text:p>0.633</text:p>
          </table:table-cell>
          <table:table-cell office:value-type="float" office:value="4.582" calcext:value-type="float">
            <text:p>4.582</text:p>
          </table:table-cell>
          <table:table-cell table:formula="of:=([.F61]-[.F60])/([.$E61]-[.$E60])" office:value-type="float" office:value="0.632911392405066" calcext:value-type="float">
            <text:p>0.633</text:p>
          </table:table-cell>
          <table:table-cell table:formula="of:=([.G61]-[.G60])/([.$E61]-[.$E60])" office:value-type="float" office:value="0.632911392405069" calcext:value-type="float">
            <text:p>0.633</text:p>
          </table:table-cell>
        </table:table-row>
        <table:table-row table:style-name="ro1">
          <table:table-cell office:value-type="float" office:value="8.611" calcext:value-type="float">
            <text:p>8.611</text:p>
          </table:table-cell>
          <table:table-cell table:formula="of:=[.A61]-[.$A$2]" office:value-type="float" office:value="4.661" calcext:value-type="float">
            <text:p>4.661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4.661" calcext:value-type="float">
            <text:p>4.661</text:p>
          </table:table-cell>
          <table:table-cell office:value-type="float" office:value="1.85" calcext:value-type="float">
            <text:p>1.85</text:p>
          </table:table-cell>
          <table:table-cell office:value-type="float" office:value="1.95" calcext:value-type="float">
            <text:p>1.95</text:p>
          </table:table-cell>
          <table:table-cell office:value-type="float" office:value="4.661" calcext:value-type="float">
            <text:p>4.661</text:p>
          </table:table-cell>
          <table:table-cell table:formula="of:=([.C62]-[.C61])/([.$B62]-[.$B61])" office:value-type="float" office:value="0" calcext:value-type="float">
            <text:p>0.000</text:p>
          </table:table-cell>
          <table:table-cell table:style-name="ce1" table:formula="of:=([.D62]-[.D61])/([.$B$3]-[.$B$2])" office:value-type="float" office:value="0" calcext:value-type="float">
            <text:p>0.000</text:p>
          </table:table-cell>
          <table:table-cell office:value-type="float" office:value="4.661" calcext:value-type="float">
            <text:p>4.661</text:p>
          </table:table-cell>
          <table:table-cell table:formula="of:=([.F62]-[.F61])/([.$E62]-[.$E61])" office:value-type="float" office:value="0" calcext:value-type="float">
            <text:p>0.000</text:p>
          </table:table-cell>
          <table:table-cell table:formula="of:=([.G62]-[.G61])/([.$E62]-[.$E6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table:formula="of:=[.A62]-[.$A$2]" office:value-type="float" office:value="4.74" calcext:value-type="float">
            <text:p>4.74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4.74" calcext:value-type="float">
            <text:p>4.74</text:p>
          </table:table-cell>
          <table:table-cell office:value-type="float" office:value="1.85" calcext:value-type="float">
            <text:p>1.85</text:p>
          </table:table-cell>
          <table:table-cell office:value-type="float" office:value="1.95" calcext:value-type="float">
            <text:p>1.95</text:p>
          </table:table-cell>
          <table:table-cell office:value-type="float" office:value="4.74" calcext:value-type="float">
            <text:p>4.74</text:p>
          </table:table-cell>
          <table:table-cell table:formula="of:=([.C63]-[.C62])/([.$B63]-[.$B62])" office:value-type="float" office:value="0" calcext:value-type="float">
            <text:p>0.000</text:p>
          </table:table-cell>
          <table:table-cell table:style-name="ce1" table:formula="of:=([.D63]-[.D62])/([.$B$3]-[.$B$2])" office:value-type="float" office:value="0.632911392405063" calcext:value-type="float">
            <text:p>0.633</text:p>
          </table:table-cell>
          <table:table-cell office:value-type="float" office:value="4.74" calcext:value-type="float">
            <text:p>4.74</text:p>
          </table:table-cell>
          <table:table-cell table:formula="of:=([.F63]-[.F62])/([.$E63]-[.$E62])" office:value-type="float" office:value="0" calcext:value-type="float">
            <text:p>0.000</text:p>
          </table:table-cell>
          <table:table-cell table:formula="of:=([.G63]-[.G62])/([.$E63]-[.$E62])" office:value-type="float" office:value="0.632911392405063" calcext:value-type="float">
            <text:p>0.633</text:p>
          </table:table-cell>
        </table:table-row>
        <table:table-row table:style-name="ro1">
          <table:table-cell office:value-type="float" office:value="8.769" calcext:value-type="float">
            <text:p>8.769</text:p>
          </table:table-cell>
          <table:table-cell table:formula="of:=[.A63]-[.$A$2]" office:value-type="float" office:value="4.819" calcext:value-type="float">
            <text:p>4.819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office:value-type="float" office:value="4.819" calcext:value-type="float">
            <text:p>4.819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  <table:table-cell office:value-type="float" office:value="4.819" calcext:value-type="float">
            <text:p>4.819</text:p>
          </table:table-cell>
          <table:table-cell table:formula="of:=([.C64]-[.C63])/([.$B64]-[.$B63])" office:value-type="float" office:value="0.632831287178834" calcext:value-type="float">
            <text:p>0.633</text:p>
          </table:table-cell>
          <table:table-cell table:style-name="ce1" table:formula="of:=([.D64]-[.D63])/([.$B$3]-[.$B$2])" office:value-type="float" office:value="0" calcext:value-type="float">
            <text:p>0.000</text:p>
          </table:table-cell>
          <table:table-cell office:value-type="float" office:value="4.819" calcext:value-type="float">
            <text:p>4.819</text:p>
          </table:table-cell>
          <table:table-cell table:formula="of:=([.F64]-[.F63])/([.$E64]-[.$E63])" office:value-type="float" office:value="0.632831287178834" calcext:value-type="float">
            <text:p>0.633</text:p>
          </table:table-cell>
          <table:table-cell table:formula="of:=([.G64]-[.G63])/([.$E64]-[.$E63])" office:value-type="float" office:value="0.632831287178834" calcext:value-type="float">
            <text:p>0.633</text:p>
          </table:table-cell>
        </table:table-row>
        <table:table-row table:style-name="ro1">
          <table:table-cell office:value-type="float" office:value="8.84801" calcext:value-type="float">
            <text:p>8.84801</text:p>
          </table:table-cell>
          <table:table-cell table:formula="of:=[.A64]-[.$A$2]" office:value-type="float" office:value="4.89801" calcext:value-type="float">
            <text:p>4.898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4.89801" calcext:value-type="float">
            <text:p>4.89801</text:p>
          </table:table-cell>
          <table:table-cell office:value-type="float" office:value="1.9" calcext:value-type="float">
            <text:p>1.9</text:p>
          </table:table-cell>
          <table:table-cell office:value-type="float" office:value="2.05" calcext:value-type="float">
            <text:p>2.05</text:p>
          </table:table-cell>
          <table:table-cell office:value-type="float" office:value="4.89801" calcext:value-type="float">
            <text:p>4.89801</text:p>
          </table:table-cell>
          <table:table-cell table:formula="of:=([.C65]-[.C64])/([.$B65]-[.$B64])" office:value-type="float" office:value="0" calcext:value-type="float">
            <text:p>0.000</text:p>
          </table:table-cell>
          <table:table-cell table:style-name="ce1" table:formula="of:=([.D65]-[.D64])/([.$B$3]-[.$B$2])" office:value-type="float" office:value="0" calcext:value-type="float">
            <text:p>0.000</text:p>
          </table:table-cell>
          <table:table-cell office:value-type="float" office:value="4.89801" calcext:value-type="float">
            <text:p>4.89801</text:p>
          </table:table-cell>
          <table:table-cell table:formula="of:=([.F65]-[.F64])/([.$E65]-[.$E64])" office:value-type="float" office:value="0" calcext:value-type="float">
            <text:p>0.000</text:p>
          </table:table-cell>
          <table:table-cell table:formula="of:=([.G65]-[.G64])/([.$E65]-[.$E6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8.92701" calcext:value-type="float">
            <text:p>8.92701</text:p>
          </table:table-cell>
          <table:table-cell table:formula="of:=[.A65]-[.$A$2]" office:value-type="float" office:value="4.97701" calcext:value-type="float">
            <text:p>4.977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4.97701" calcext:value-type="float">
            <text:p>4.97701</text:p>
          </table:table-cell>
          <table:table-cell office:value-type="float" office:value="1.9" calcext:value-type="float">
            <text:p>1.9</text:p>
          </table:table-cell>
          <table:table-cell office:value-type="float" office:value="2.05" calcext:value-type="float">
            <text:p>2.05</text:p>
          </table:table-cell>
          <table:table-cell office:value-type="float" office:value="4.97701" calcext:value-type="float">
            <text:p>4.97701</text:p>
          </table:table-cell>
          <table:table-cell table:formula="of:=([.C66]-[.C65])/([.$B66]-[.$B65])" office:value-type="float" office:value="0" calcext:value-type="float">
            <text:p>0.000</text:p>
          </table:table-cell>
          <table:table-cell table:style-name="ce1" table:formula="of:=([.D66]-[.D65])/([.$B$3]-[.$B$2])" office:value-type="float" office:value="0" calcext:value-type="float">
            <text:p>0.000</text:p>
          </table:table-cell>
          <table:table-cell office:value-type="float" office:value="4.97701" calcext:value-type="float">
            <text:p>4.97701</text:p>
          </table:table-cell>
          <table:table-cell table:formula="of:=([.F66]-[.F65])/([.$E66]-[.$E65])" office:value-type="float" office:value="0" calcext:value-type="float">
            <text:p>0.000</text:p>
          </table:table-cell>
          <table:table-cell table:formula="of:=([.G66]-[.G65])/([.$E66]-[.$E65])" office:value-type="float" office:value="0.632911392405069" calcext:value-type="float">
            <text:p>0.633</text:p>
          </table:table-cell>
        </table:table-row>
        <table:table-row table:style-name="ro1">
          <table:table-cell office:value-type="float" office:value="9.00601" calcext:value-type="float">
            <text:p>9.00601</text:p>
          </table:table-cell>
          <table:table-cell table:formula="of:=[.A66]-[.$A$2]" office:value-type="float" office:value="5.05601" calcext:value-type="float">
            <text:p>5.056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05601" calcext:value-type="float">
            <text:p>5.05601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5.05601" calcext:value-type="float">
            <text:p>5.05601</text:p>
          </table:table-cell>
          <table:table-cell table:formula="of:=([.C67]-[.C66])/([.$B67]-[.$B66])" office:value-type="float" office:value="0" calcext:value-type="float">
            <text:p>0.000</text:p>
          </table:table-cell>
          <table:table-cell table:style-name="ce1" table:formula="of:=([.D67]-[.D66])/([.$B$3]-[.$B$2])" office:value-type="float" office:value="0" calcext:value-type="float">
            <text:p>0.000</text:p>
          </table:table-cell>
          <table:table-cell office:value-type="float" office:value="5.05601" calcext:value-type="float">
            <text:p>5.05601</text:p>
          </table:table-cell>
          <table:table-cell table:formula="of:=([.F67]-[.F66])/([.$E67]-[.$E66])" office:value-type="float" office:value="0" calcext:value-type="float">
            <text:p>0.000</text:p>
          </table:table-cell>
          <table:table-cell table:formula="of:=([.G67]-[.G66])/([.$E67]-[.$E6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.08501" calcext:value-type="float">
            <text:p>9.08501</text:p>
          </table:table-cell>
          <table:table-cell table:formula="of:=[.A67]-[.$A$2]" office:value-type="float" office:value="5.13501" calcext:value-type="float">
            <text:p>5.135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13501" calcext:value-type="float">
            <text:p>5.13501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5.13501" calcext:value-type="float">
            <text:p>5.13501</text:p>
          </table:table-cell>
          <table:table-cell table:formula="of:=([.C68]-[.C67])/([.$B68]-[.$B67])" office:value-type="float" office:value="0" calcext:value-type="float">
            <text:p>0.000</text:p>
          </table:table-cell>
          <table:table-cell table:style-name="ce1" table:formula="of:=([.D68]-[.D67])/([.$B$3]-[.$B$2])" office:value-type="float" office:value="0" calcext:value-type="float">
            <text:p>0.000</text:p>
          </table:table-cell>
          <table:table-cell office:value-type="float" office:value="5.13501" calcext:value-type="float">
            <text:p>5.13501</text:p>
          </table:table-cell>
          <table:table-cell table:formula="of:=([.F68]-[.F67])/([.$E68]-[.$E67])" office:value-type="float" office:value="0" calcext:value-type="float">
            <text:p>0.000</text:p>
          </table:table-cell>
          <table:table-cell table:formula="of:=([.G68]-[.G67])/([.$E68]-[.$E6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.16401" calcext:value-type="float">
            <text:p>9.16401</text:p>
          </table:table-cell>
          <table:table-cell table:formula="of:=[.A68]-[.$A$2]" office:value-type="float" office:value="5.21401" calcext:value-type="float">
            <text:p>5.214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21401" calcext:value-type="float">
            <text:p>5.21401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5.21401" calcext:value-type="float">
            <text:p>5.21401</text:p>
          </table:table-cell>
          <table:table-cell table:formula="of:=([.C69]-[.C68])/([.$B69]-[.$B68])" office:value-type="float" office:value="0" calcext:value-type="float">
            <text:p>0.000</text:p>
          </table:table-cell>
          <table:table-cell table:style-name="ce1" table:formula="of:=([.D69]-[.D68])/([.$B$3]-[.$B$2])" office:value-type="float" office:value="0" calcext:value-type="float">
            <text:p>0.000</text:p>
          </table:table-cell>
          <table:table-cell office:value-type="float" office:value="5.21401" calcext:value-type="float">
            <text:p>5.21401</text:p>
          </table:table-cell>
          <table:table-cell table:formula="of:=([.F69]-[.F68])/([.$E69]-[.$E68])" office:value-type="float" office:value="0" calcext:value-type="float">
            <text:p>0.000</text:p>
          </table:table-cell>
          <table:table-cell table:formula="of:=([.G69]-[.G68])/([.$E69]-[.$E68])" office:value-type="float" office:value="0.632911392405063" calcext:value-type="float">
            <text:p>0.633</text:p>
          </table:table-cell>
        </table:table-row>
        <table:table-row table:style-name="ro1">
          <table:table-cell office:value-type="float" office:value="9.24301" calcext:value-type="float">
            <text:p>9.24301</text:p>
          </table:table-cell>
          <table:table-cell table:formula="of:=[.A69]-[.$A$2]" office:value-type="float" office:value="5.29301" calcext:value-type="float">
            <text:p>5.293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29301" calcext:value-type="float">
            <text:p>5.29301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  <table:table-cell office:value-type="float" office:value="5.29301" calcext:value-type="float">
            <text:p>5.29301</text:p>
          </table:table-cell>
          <table:table-cell table:formula="of:=([.C70]-[.C69])/([.$B70]-[.$B69])" office:value-type="float" office:value="0" calcext:value-type="float">
            <text:p>0.000</text:p>
          </table:table-cell>
          <table:table-cell table:style-name="ce1" table:formula="of:=([.D70]-[.D69])/([.$B$3]-[.$B$2])" office:value-type="float" office:value="0" calcext:value-type="float">
            <text:p>0.000</text:p>
          </table:table-cell>
          <table:table-cell office:value-type="float" office:value="5.29301" calcext:value-type="float">
            <text:p>5.29301</text:p>
          </table:table-cell>
          <table:table-cell table:formula="of:=([.F70]-[.F69])/([.$E70]-[.$E69])" office:value-type="float" office:value="0.632911392405062" calcext:value-type="float">
            <text:p>0.633</text:p>
          </table:table-cell>
          <table:table-cell table:formula="of:=([.G70]-[.G69])/([.$E70]-[.$E6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.32201" calcext:value-type="float">
            <text:p>9.32201</text:p>
          </table:table-cell>
          <table:table-cell table:formula="of:=[.A70]-[.$A$2]" office:value-type="float" office:value="5.37201" calcext:value-type="float">
            <text:p>5.372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37201" calcext:value-type="float">
            <text:p>5.37201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5.37201" calcext:value-type="float">
            <text:p>5.37201</text:p>
          </table:table-cell>
          <table:table-cell table:formula="of:=([.C71]-[.C70])/([.$B71]-[.$B70])" office:value-type="float" office:value="0" calcext:value-type="float">
            <text:p>0.000</text:p>
          </table:table-cell>
          <table:table-cell table:style-name="ce1" table:formula="of:=([.D71]-[.D70])/([.$B$3]-[.$B$2])" office:value-type="float" office:value="0" calcext:value-type="float">
            <text:p>0.000</text:p>
          </table:table-cell>
          <table:table-cell office:value-type="float" office:value="5.37201" calcext:value-type="float">
            <text:p>5.37201</text:p>
          </table:table-cell>
          <table:table-cell table:formula="of:=([.F71]-[.F70])/([.$E71]-[.$E70])" office:value-type="float" office:value="0" calcext:value-type="float">
            <text:p>0.000</text:p>
          </table:table-cell>
          <table:table-cell table:formula="of:=([.G71]-[.G70])/([.$E71]-[.$E7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.40101" calcext:value-type="float">
            <text:p>9.40101</text:p>
          </table:table-cell>
          <table:table-cell table:formula="of:=[.A71]-[.$A$2]" office:value-type="float" office:value="5.45101" calcext:value-type="float">
            <text:p>5.451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45101" calcext:value-type="float">
            <text:p>5.45101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5.45101" calcext:value-type="float">
            <text:p>5.45101</text:p>
          </table:table-cell>
          <table:table-cell table:formula="of:=([.C72]-[.C71])/([.$B72]-[.$B71])" office:value-type="float" office:value="0" calcext:value-type="float">
            <text:p>0.000</text:p>
          </table:table-cell>
          <table:table-cell table:style-name="ce1" table:formula="of:=([.D72]-[.D71])/([.$B$3]-[.$B$2])" office:value-type="float" office:value="0" calcext:value-type="float">
            <text:p>0.000</text:p>
          </table:table-cell>
          <table:table-cell office:value-type="float" office:value="5.45101" calcext:value-type="float">
            <text:p>5.45101</text:p>
          </table:table-cell>
          <table:table-cell table:formula="of:=([.F72]-[.F71])/([.$E72]-[.$E71])" office:value-type="float" office:value="0" calcext:value-type="float">
            <text:p>0.000</text:p>
          </table:table-cell>
          <table:table-cell table:formula="of:=([.G72]-[.G71])/([.$E72]-[.$E71])" office:value-type="float" office:value="0.632911392405069" calcext:value-type="float">
            <text:p>0.633</text:p>
          </table:table-cell>
        </table:table-row>
        <table:table-row table:style-name="ro1">
          <table:table-cell office:value-type="float" office:value="9.48001" calcext:value-type="float">
            <text:p>9.48001</text:p>
          </table:table-cell>
          <table:table-cell table:formula="of:=[.A72]-[.$A$2]" office:value-type="float" office:value="5.53001" calcext:value-type="float">
            <text:p>5.530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53001" calcext:value-type="float">
            <text:p>5.5300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5.53001" calcext:value-type="float">
            <text:p>5.53001</text:p>
          </table:table-cell>
          <table:table-cell table:formula="of:=([.C73]-[.C72])/([.$B73]-[.$B72])" office:value-type="float" office:value="0" calcext:value-type="float">
            <text:p>0.000</text:p>
          </table:table-cell>
          <table:table-cell table:style-name="ce1" table:formula="of:=([.D73]-[.D72])/([.$B$3]-[.$B$2])" office:value-type="float" office:value="0" calcext:value-type="float">
            <text:p>0.000</text:p>
          </table:table-cell>
          <table:table-cell office:value-type="float" office:value="5.53001" calcext:value-type="float">
            <text:p>5.53001</text:p>
          </table:table-cell>
          <table:table-cell table:formula="of:=([.F73]-[.F72])/([.$E73]-[.$E72])" office:value-type="float" office:value="0" calcext:value-type="float">
            <text:p>0.000</text:p>
          </table:table-cell>
          <table:table-cell table:formula="of:=([.G73]-[.G72])/([.$E73]-[.$E7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.55901" calcext:value-type="float">
            <text:p>9.55901</text:p>
          </table:table-cell>
          <table:table-cell table:formula="of:=[.A73]-[.$A$2]" office:value-type="float" office:value="5.60901" calcext:value-type="float">
            <text:p>5.609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60901" calcext:value-type="float">
            <text:p>5.6090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5.60901" calcext:value-type="float">
            <text:p>5.60901</text:p>
          </table:table-cell>
          <table:table-cell table:formula="of:=([.C74]-[.C73])/([.$B74]-[.$B73])" office:value-type="float" office:value="0" calcext:value-type="float">
            <text:p>0.000</text:p>
          </table:table-cell>
          <table:table-cell table:style-name="ce1" table:formula="of:=([.D74]-[.D73])/([.$B$3]-[.$B$2])" office:value-type="float" office:value="0" calcext:value-type="float">
            <text:p>0.000</text:p>
          </table:table-cell>
          <table:table-cell office:value-type="float" office:value="5.60901" calcext:value-type="float">
            <text:p>5.60901</text:p>
          </table:table-cell>
          <table:table-cell table:formula="of:=([.F74]-[.F73])/([.$E74]-[.$E73])" office:value-type="float" office:value="0" calcext:value-type="float">
            <text:p>0.000</text:p>
          </table:table-cell>
          <table:table-cell table:formula="of:=([.G74]-[.G73])/([.$E74]-[.$E7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.63801" calcext:value-type="float">
            <text:p>9.63801</text:p>
          </table:table-cell>
          <table:table-cell table:formula="of:=[.A74]-[.$A$2]" office:value-type="float" office:value="5.68801" calcext:value-type="float">
            <text:p>5.688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68801" calcext:value-type="float">
            <text:p>5.6880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5.68801" calcext:value-type="float">
            <text:p>5.68801</text:p>
          </table:table-cell>
          <table:table-cell table:formula="of:=([.C75]-[.C74])/([.$B75]-[.$B74])" office:value-type="float" office:value="0" calcext:value-type="float">
            <text:p>0.000</text:p>
          </table:table-cell>
          <table:table-cell table:style-name="ce1" table:formula="of:=([.D75]-[.D74])/([.$B$3]-[.$B$2])" office:value-type="float" office:value="0" calcext:value-type="float">
            <text:p>0.000</text:p>
          </table:table-cell>
          <table:table-cell office:value-type="float" office:value="5.68801" calcext:value-type="float">
            <text:p>5.68801</text:p>
          </table:table-cell>
          <table:table-cell table:formula="of:=([.F75]-[.F74])/([.$E75]-[.$E74])" office:value-type="float" office:value="0" calcext:value-type="float">
            <text:p>0.000</text:p>
          </table:table-cell>
          <table:table-cell table:formula="of:=([.G75]-[.G74])/([.$E75]-[.$E7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.71701" calcext:value-type="float">
            <text:p>9.71701</text:p>
          </table:table-cell>
          <table:table-cell table:formula="of:=[.A75]-[.$A$2]" office:value-type="float" office:value="5.76701" calcext:value-type="float">
            <text:p>5.767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76701" calcext:value-type="float">
            <text:p>5.7670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5.76701" calcext:value-type="float">
            <text:p>5.76701</text:p>
          </table:table-cell>
          <table:table-cell table:formula="of:=([.C76]-[.C75])/([.$B76]-[.$B75])" office:value-type="float" office:value="0" calcext:value-type="float">
            <text:p>0.000</text:p>
          </table:table-cell>
          <table:table-cell table:style-name="ce1" table:formula="of:=([.D76]-[.D75])/([.$B$3]-[.$B$2])" office:value-type="float" office:value="-0.632911392405063" calcext:value-type="float">
            <text:p>-0.633</text:p>
          </table:table-cell>
          <table:table-cell office:value-type="float" office:value="5.76701" calcext:value-type="float">
            <text:p>5.76701</text:p>
          </table:table-cell>
          <table:table-cell table:formula="of:=([.F76]-[.F75])/([.$E76]-[.$E75])" office:value-type="float" office:value="0" calcext:value-type="float">
            <text:p>0.000</text:p>
          </table:table-cell>
          <table:table-cell table:formula="of:=([.G76]-[.G75])/([.$E76]-[.$E75])" office:value-type="float" office:value="0.632911392405063" calcext:value-type="float">
            <text:p>0.633</text:p>
          </table:table-cell>
        </table:table-row>
        <table:table-row table:style-name="ro1">
          <table:table-cell office:value-type="float" office:value="9.79601" calcext:value-type="float">
            <text:p>9.79601</text:p>
          </table:table-cell>
          <table:table-cell table:formula="of:=[.A76]-[.$A$2]" office:value-type="float" office:value="5.84601" calcext:value-type="float">
            <text:p>5.84601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5.84601" calcext:value-type="float">
            <text:p>5.84601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5.84601" calcext:value-type="float">
            <text:p>5.84601</text:p>
          </table:table-cell>
          <table:table-cell table:formula="of:=([.C77]-[.C76])/([.$B77]-[.$B76])" office:value-type="float" office:value="0" calcext:value-type="float">
            <text:p>0.000</text:p>
          </table:table-cell>
          <table:table-cell table:style-name="ce1" table:formula="of:=([.D77]-[.D76])/([.$B$3]-[.$B$2])" office:value-type="float" office:value="0" calcext:value-type="float">
            <text:p>0.000</text:p>
          </table:table-cell>
          <table:table-cell office:value-type="float" office:value="5.84601" calcext:value-type="float">
            <text:p>5.84601</text:p>
          </table:table-cell>
          <table:table-cell table:formula="of:=([.F77]-[.F76])/([.$E77]-[.$E76])" office:value-type="float" office:value="0" calcext:value-type="float">
            <text:p>0.000</text:p>
          </table:table-cell>
          <table:table-cell table:formula="of:=([.G77]-[.G76])/([.$E77]-[.$E7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.87501" calcext:value-type="float">
            <text:p>9.87501</text:p>
          </table:table-cell>
          <table:table-cell table:formula="of:=[.A77]-[.$A$2]" office:value-type="float" office:value="5.92501" calcext:value-type="float">
            <text:p>5.92501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5.92501" calcext:value-type="float">
            <text:p>5.92501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5.92501" calcext:value-type="float">
            <text:p>5.92501</text:p>
          </table:table-cell>
          <table:table-cell table:formula="of:=([.C78]-[.C77])/([.$B78]-[.$B77])" office:value-type="float" office:value="0" calcext:value-type="float">
            <text:p>0.000</text:p>
          </table:table-cell>
          <table:table-cell table:style-name="ce1" table:formula="of:=([.D78]-[.D77])/([.$B$3]-[.$B$2])" office:value-type="float" office:value="0" calcext:value-type="float">
            <text:p>0.000</text:p>
          </table:table-cell>
          <table:table-cell office:value-type="float" office:value="5.92501" calcext:value-type="float">
            <text:p>5.92501</text:p>
          </table:table-cell>
          <table:table-cell table:formula="of:=([.F78]-[.F77])/([.$E78]-[.$E77])" office:value-type="float" office:value="0" calcext:value-type="float">
            <text:p>0.000</text:p>
          </table:table-cell>
          <table:table-cell table:formula="of:=([.G78]-[.G77])/([.$E78]-[.$E7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9.95401" calcext:value-type="float">
            <text:p>9.95401</text:p>
          </table:table-cell>
          <table:table-cell table:formula="of:=[.A78]-[.$A$2]" office:value-type="float" office:value="6.00401" calcext:value-type="float">
            <text:p>6.00401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6.00401" calcext:value-type="float">
            <text:p>6.00401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00401" calcext:value-type="float">
            <text:p>6.00401</text:p>
          </table:table-cell>
          <table:table-cell table:formula="of:=([.C79]-[.C78])/([.$B79]-[.$B78])" office:value-type="float" office:value="0" calcext:value-type="float">
            <text:p>0.000</text:p>
          </table:table-cell>
          <table:table-cell table:style-name="ce1" table:formula="of:=([.D79]-[.D78])/([.$B$3]-[.$B$2])" office:value-type="float" office:value="0" calcext:value-type="float">
            <text:p>0.000</text:p>
          </table:table-cell>
          <table:table-cell office:value-type="float" office:value="6.00401" calcext:value-type="float">
            <text:p>6.00401</text:p>
          </table:table-cell>
          <table:table-cell table:formula="of:=([.F79]-[.F78])/([.$E79]-[.$E78])" office:value-type="float" office:value="0" calcext:value-type="float">
            <text:p>0.000</text:p>
          </table:table-cell>
          <table:table-cell table:formula="of:=([.G79]-[.G78])/([.$E79]-[.$E7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033" calcext:value-type="float">
            <text:p>10.033</text:p>
          </table:table-cell>
          <table:table-cell table:formula="of:=[.A79]-[.$A$2]" office:value-type="float" office:value="6.083" calcext:value-type="float">
            <text:p>6.083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6.083" calcext:value-type="float">
            <text:p>6.083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083" calcext:value-type="float">
            <text:p>6.083</text:p>
          </table:table-cell>
          <table:table-cell table:formula="of:=([.C80]-[.C79])/([.$B80]-[.$B79])" office:value-type="float" office:value="-0.632911392405056" calcext:value-type="float">
            <text:p>-0.633</text:p>
          </table:table-cell>
          <table:table-cell table:style-name="ce1" table:formula="of:=([.D80]-[.D79])/([.$B$3]-[.$B$2])" office:value-type="float" office:value="0" calcext:value-type="float">
            <text:p>0.000</text:p>
          </table:table-cell>
          <table:table-cell office:value-type="float" office:value="6.083" calcext:value-type="float">
            <text:p>6.083</text:p>
          </table:table-cell>
          <table:table-cell table:formula="of:=([.F80]-[.F79])/([.$E80]-[.$E79])" office:value-type="float" office:value="0" calcext:value-type="float">
            <text:p>0.000</text:p>
          </table:table-cell>
          <table:table-cell table:formula="of:=([.G80]-[.G79])/([.$E80]-[.$E7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112" calcext:value-type="float">
            <text:p>10.112</text:p>
          </table:table-cell>
          <table:table-cell table:formula="of:=[.A80]-[.$A$2]" office:value-type="float" office:value="6.162" calcext:value-type="float">
            <text:p>6.162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6.162" calcext:value-type="float">
            <text:p>6.162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162" calcext:value-type="float">
            <text:p>6.162</text:p>
          </table:table-cell>
          <table:table-cell table:formula="of:=([.C81]-[.C80])/([.$B81]-[.$B80])" office:value-type="float" office:value="0" calcext:value-type="float">
            <text:p>0.000</text:p>
          </table:table-cell>
          <table:table-cell table:style-name="ce1" table:formula="of:=([.D81]-[.D80])/([.$B$3]-[.$B$2])" office:value-type="float" office:value="-0.632911392405066" calcext:value-type="float">
            <text:p>-0.633</text:p>
          </table:table-cell>
          <table:table-cell office:value-type="float" office:value="6.162" calcext:value-type="float">
            <text:p>6.162</text:p>
          </table:table-cell>
          <table:table-cell table:formula="of:=([.F81]-[.F80])/([.$E81]-[.$E80])" office:value-type="float" office:value="0" calcext:value-type="float">
            <text:p>0.000</text:p>
          </table:table-cell>
          <table:table-cell table:formula="of:=([.G81]-[.G80])/([.$E81]-[.$E8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191" calcext:value-type="float">
            <text:p>10.191</text:p>
          </table:table-cell>
          <table:table-cell table:formula="of:=[.A81]-[.$A$2]" office:value-type="float" office:value="6.241" calcext:value-type="float">
            <text:p>6.241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6.241" calcext:value-type="float">
            <text:p>6.241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241" calcext:value-type="float">
            <text:p>6.241</text:p>
          </table:table-cell>
          <table:table-cell table:formula="of:=([.C82]-[.C81])/([.$B82]-[.$B81])" office:value-type="float" office:value="0" calcext:value-type="float">
            <text:p>0.000</text:p>
          </table:table-cell>
          <table:table-cell table:style-name="ce1" table:formula="of:=([.D82]-[.D81])/([.$B$3]-[.$B$2])" office:value-type="float" office:value="0" calcext:value-type="float">
            <text:p>0.000</text:p>
          </table:table-cell>
          <table:table-cell office:value-type="float" office:value="6.241" calcext:value-type="float">
            <text:p>6.241</text:p>
          </table:table-cell>
          <table:table-cell table:formula="of:=([.F82]-[.F81])/([.$E82]-[.$E81])" office:value-type="float" office:value="0" calcext:value-type="float">
            <text:p>0.000</text:p>
          </table:table-cell>
          <table:table-cell table:formula="of:=([.G82]-[.G81])/([.$E82]-[.$E8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table:formula="of:=[.A82]-[.$A$2]" office:value-type="float" office:value="6.32" calcext:value-type="float">
            <text:p>6.32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6.32" calcext:value-type="float">
            <text:p>6.32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32" calcext:value-type="float">
            <text:p>6.32</text:p>
          </table:table-cell>
          <table:table-cell table:formula="of:=([.C83]-[.C82])/([.$B83]-[.$B82])" office:value-type="float" office:value="0" calcext:value-type="float">
            <text:p>0.000</text:p>
          </table:table-cell>
          <table:table-cell table:style-name="ce1" table:formula="of:=([.D83]-[.D82])/([.$B$3]-[.$B$2])" office:value-type="float" office:value="0" calcext:value-type="float">
            <text:p>0.000</text:p>
          </table:table-cell>
          <table:table-cell office:value-type="float" office:value="6.32" calcext:value-type="float">
            <text:p>6.32</text:p>
          </table:table-cell>
          <table:table-cell table:formula="of:=([.F83]-[.F82])/([.$E83]-[.$E82])" office:value-type="float" office:value="0" calcext:value-type="float">
            <text:p>0.000</text:p>
          </table:table-cell>
          <table:table-cell table:formula="of:=([.G83]-[.G82])/([.$E83]-[.$E8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349" calcext:value-type="float">
            <text:p>10.349</text:p>
          </table:table-cell>
          <table:table-cell table:formula="of:=[.A83]-[.$A$2]" office:value-type="float" office:value="6.399" calcext:value-type="float">
            <text:p>6.399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6.399" calcext:value-type="float">
            <text:p>6.399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399" calcext:value-type="float">
            <text:p>6.399</text:p>
          </table:table-cell>
          <table:table-cell table:formula="of:=([.C84]-[.C83])/([.$B84]-[.$B83])" office:value-type="float" office:value="0" calcext:value-type="float">
            <text:p>0.000</text:p>
          </table:table-cell>
          <table:table-cell table:style-name="ce1" table:formula="of:=([.D84]-[.D83])/([.$B$3]-[.$B$2])" office:value-type="float" office:value="0" calcext:value-type="float">
            <text:p>0.000</text:p>
          </table:table-cell>
          <table:table-cell office:value-type="float" office:value="6.399" calcext:value-type="float">
            <text:p>6.399</text:p>
          </table:table-cell>
          <table:table-cell table:formula="of:=([.F84]-[.F83])/([.$E84]-[.$E83])" office:value-type="float" office:value="0" calcext:value-type="float">
            <text:p>0.000</text:p>
          </table:table-cell>
          <table:table-cell table:formula="of:=([.G84]-[.G83])/([.$E84]-[.$E8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428" calcext:value-type="float">
            <text:p>10.428</text:p>
          </table:table-cell>
          <table:table-cell table:formula="of:=[.A84]-[.$A$2]" office:value-type="float" office:value="6.478" calcext:value-type="float">
            <text:p>6.478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6.478" calcext:value-type="float">
            <text:p>6.478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478" calcext:value-type="float">
            <text:p>6.478</text:p>
          </table:table-cell>
          <table:table-cell table:formula="of:=([.C85]-[.C84])/([.$B85]-[.$B84])" office:value-type="float" office:value="-0.632911392405073" calcext:value-type="float">
            <text:p>-0.633</text:p>
          </table:table-cell>
          <table:table-cell table:style-name="ce1" table:formula="of:=([.D85]-[.D84])/([.$B$3]-[.$B$2])" office:value-type="float" office:value="0" calcext:value-type="float">
            <text:p>0.000</text:p>
          </table:table-cell>
          <table:table-cell office:value-type="float" office:value="6.478" calcext:value-type="float">
            <text:p>6.478</text:p>
          </table:table-cell>
          <table:table-cell table:formula="of:=([.F85]-[.F84])/([.$E85]-[.$E84])" office:value-type="float" office:value="0" calcext:value-type="float">
            <text:p>0.000</text:p>
          </table:table-cell>
          <table:table-cell table:formula="of:=([.G85]-[.G84])/([.$E85]-[.$E8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507" calcext:value-type="float">
            <text:p>10.507</text:p>
          </table:table-cell>
          <table:table-cell table:formula="of:=[.A85]-[.$A$2]" office:value-type="float" office:value="6.557" calcext:value-type="float">
            <text:p>6.55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6.557" calcext:value-type="float">
            <text:p>6.557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557" calcext:value-type="float">
            <text:p>6.557</text:p>
          </table:table-cell>
          <table:table-cell table:formula="of:=([.C86]-[.C85])/([.$B86]-[.$B85])" office:value-type="float" office:value="0" calcext:value-type="float">
            <text:p>0.000</text:p>
          </table:table-cell>
          <table:table-cell table:style-name="ce1" table:formula="of:=([.D86]-[.D85])/([.$B$3]-[.$B$2])" office:value-type="float" office:value="0" calcext:value-type="float">
            <text:p>0.000</text:p>
          </table:table-cell>
          <table:table-cell office:value-type="float" office:value="6.557" calcext:value-type="float">
            <text:p>6.557</text:p>
          </table:table-cell>
          <table:table-cell table:formula="of:=([.F86]-[.F85])/([.$E86]-[.$E85])" office:value-type="float" office:value="0" calcext:value-type="float">
            <text:p>0.000</text:p>
          </table:table-cell>
          <table:table-cell table:formula="of:=([.G86]-[.G85])/([.$E86]-[.$E8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586" calcext:value-type="float">
            <text:p>10.586</text:p>
          </table:table-cell>
          <table:table-cell table:formula="of:=[.A86]-[.$A$2]" office:value-type="float" office:value="6.636" calcext:value-type="float">
            <text:p>6.636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6.636" calcext:value-type="float">
            <text:p>6.636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636" calcext:value-type="float">
            <text:p>6.636</text:p>
          </table:table-cell>
          <table:table-cell table:formula="of:=([.C87]-[.C86])/([.$B87]-[.$B86])" office:value-type="float" office:value="0" calcext:value-type="float">
            <text:p>0.000</text:p>
          </table:table-cell>
          <table:table-cell table:style-name="ce1" table:formula="of:=([.D87]-[.D86])/([.$B$3]-[.$B$2])" office:value-type="float" office:value="0" calcext:value-type="float">
            <text:p>0.000</text:p>
          </table:table-cell>
          <table:table-cell office:value-type="float" office:value="6.636" calcext:value-type="float">
            <text:p>6.636</text:p>
          </table:table-cell>
          <table:table-cell table:formula="of:=([.F87]-[.F86])/([.$E87]-[.$E86])" office:value-type="float" office:value="0" calcext:value-type="float">
            <text:p>0.000</text:p>
          </table:table-cell>
          <table:table-cell table:formula="of:=([.G87]-[.G86])/([.$E87]-[.$E8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665" calcext:value-type="float">
            <text:p>10.665</text:p>
          </table:table-cell>
          <table:table-cell table:formula="of:=[.A87]-[.$A$2]" office:value-type="float" office:value="6.715" calcext:value-type="float">
            <text:p>6.71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6.715" calcext:value-type="float">
            <text:p>6.715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715" calcext:value-type="float">
            <text:p>6.715</text:p>
          </table:table-cell>
          <table:table-cell table:formula="of:=([.C88]-[.C87])/([.$B88]-[.$B87])" office:value-type="float" office:value="0" calcext:value-type="float">
            <text:p>0.000</text:p>
          </table:table-cell>
          <table:table-cell table:style-name="ce1" table:formula="of:=([.D88]-[.D87])/([.$B$3]-[.$B$2])" office:value-type="float" office:value="-0.632911392405066" calcext:value-type="float">
            <text:p>-0.633</text:p>
          </table:table-cell>
          <table:table-cell office:value-type="float" office:value="6.715" calcext:value-type="float">
            <text:p>6.715</text:p>
          </table:table-cell>
          <table:table-cell table:formula="of:=([.F88]-[.F87])/([.$E88]-[.$E87])" office:value-type="float" office:value="0" calcext:value-type="float">
            <text:p>0.000</text:p>
          </table:table-cell>
          <table:table-cell table:formula="of:=([.G88]-[.G87])/([.$E88]-[.$E8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744" calcext:value-type="float">
            <text:p>10.744</text:p>
          </table:table-cell>
          <table:table-cell table:formula="of:=[.A88]-[.$A$2]" office:value-type="float" office:value="6.794" calcext:value-type="float">
            <text:p>6.794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6.794" calcext:value-type="float">
            <text:p>6.794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794" calcext:value-type="float">
            <text:p>6.794</text:p>
          </table:table-cell>
          <table:table-cell table:formula="of:=([.C89]-[.C88])/([.$B89]-[.$B88])" office:value-type="float" office:value="0" calcext:value-type="float">
            <text:p>0.000</text:p>
          </table:table-cell>
          <table:table-cell table:style-name="ce1" table:formula="of:=([.D89]-[.D88])/([.$B$3]-[.$B$2])" office:value-type="float" office:value="0" calcext:value-type="float">
            <text:p>0.000</text:p>
          </table:table-cell>
          <table:table-cell office:value-type="float" office:value="6.794" calcext:value-type="float">
            <text:p>6.794</text:p>
          </table:table-cell>
          <table:table-cell table:formula="of:=([.F89]-[.F88])/([.$E89]-[.$E88])" office:value-type="float" office:value="0" calcext:value-type="float">
            <text:p>0.000</text:p>
          </table:table-cell>
          <table:table-cell table:formula="of:=([.G89]-[.G88])/([.$E89]-[.$E8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823" calcext:value-type="float">
            <text:p>10.823</text:p>
          </table:table-cell>
          <table:table-cell table:formula="of:=[.A89]-[.$A$2]" office:value-type="float" office:value="6.873" calcext:value-type="float">
            <text:p>6.873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6.873" calcext:value-type="float">
            <text:p>6.873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  <table:table-cell office:value-type="float" office:value="6.873" calcext:value-type="float">
            <text:p>6.873</text:p>
          </table:table-cell>
          <table:table-cell table:formula="of:=([.C90]-[.C89])/([.$B90]-[.$B89])" office:value-type="float" office:value="0" calcext:value-type="float">
            <text:p>0.000</text:p>
          </table:table-cell>
          <table:table-cell table:style-name="ce1" table:formula="of:=([.D90]-[.D89])/([.$B$3]-[.$B$2])" office:value-type="float" office:value="0" calcext:value-type="float">
            <text:p>0.000</text:p>
          </table:table-cell>
          <table:table-cell office:value-type="float" office:value="6.873" calcext:value-type="float">
            <text:p>6.873</text:p>
          </table:table-cell>
          <table:table-cell table:formula="of:=([.F90]-[.F89])/([.$E90]-[.$E89])" office:value-type="float" office:value="0" calcext:value-type="float">
            <text:p>0.000</text:p>
          </table:table-cell>
          <table:table-cell table:formula="of:=([.G90]-[.G89])/([.$E90]-[.$E89])" office:value-type="float" office:value="-0.632911392405063" calcext:value-type="float">
            <text:p>-0.633</text:p>
          </table:table-cell>
        </table:table-row>
        <table:table-row table:style-name="ro1">
          <table:table-cell office:value-type="float" office:value="10.902" calcext:value-type="float">
            <text:p>10.902</text:p>
          </table:table-cell>
          <table:table-cell table:formula="of:=[.A90]-[.$A$2]" office:value-type="float" office:value="6.952" calcext:value-type="float">
            <text:p>6.952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6.952" calcext:value-type="float">
            <text:p>6.95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6.952" calcext:value-type="float">
            <text:p>6.952</text:p>
          </table:table-cell>
          <table:table-cell table:formula="of:=([.C91]-[.C90])/([.$B91]-[.$B90])" office:value-type="float" office:value="0" calcext:value-type="float">
            <text:p>0.000</text:p>
          </table:table-cell>
          <table:table-cell table:style-name="ce1" table:formula="of:=([.D91]-[.D90])/([.$B$3]-[.$B$2])" office:value-type="float" office:value="0" calcext:value-type="float">
            <text:p>0.000</text:p>
          </table:table-cell>
          <table:table-cell office:value-type="float" office:value="6.952" calcext:value-type="float">
            <text:p>6.952</text:p>
          </table:table-cell>
          <table:table-cell table:formula="of:=([.F91]-[.F90])/([.$E91]-[.$E90])" office:value-type="float" office:value="0" calcext:value-type="float">
            <text:p>0.000</text:p>
          </table:table-cell>
          <table:table-cell table:formula="of:=([.G91]-[.G90])/([.$E91]-[.$E9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.981" calcext:value-type="float">
            <text:p>10.981</text:p>
          </table:table-cell>
          <table:table-cell table:formula="of:=[.A91]-[.$A$2]" office:value-type="float" office:value="7.031" calcext:value-type="float">
            <text:p>7.031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7.031" calcext:value-type="float">
            <text:p>7.03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031" calcext:value-type="float">
            <text:p>7.031</text:p>
          </table:table-cell>
          <table:table-cell table:formula="of:=([.C92]-[.C91])/([.$B92]-[.$B91])" office:value-type="float" office:value="0" calcext:value-type="float">
            <text:p>0.000</text:p>
          </table:table-cell>
          <table:table-cell table:style-name="ce1" table:formula="of:=([.D92]-[.D91])/([.$B$3]-[.$B$2])" office:value-type="float" office:value="0" calcext:value-type="float">
            <text:p>0.000</text:p>
          </table:table-cell>
          <table:table-cell office:value-type="float" office:value="7.031" calcext:value-type="float">
            <text:p>7.031</text:p>
          </table:table-cell>
          <table:table-cell table:formula="of:=([.F92]-[.F91])/([.$E92]-[.$E91])" office:value-type="float" office:value="0" calcext:value-type="float">
            <text:p>0.000</text:p>
          </table:table-cell>
          <table:table-cell table:formula="of:=([.G92]-[.G91])/([.$E92]-[.$E9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table:formula="of:=[.A92]-[.$A$2]" office:value-type="float" office:value="7.11" calcext:value-type="float">
            <text:p>7.11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7.11" calcext:value-type="float">
            <text:p>7.1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11" calcext:value-type="float">
            <text:p>7.11</text:p>
          </table:table-cell>
          <table:table-cell table:formula="of:=([.C93]-[.C92])/([.$B93]-[.$B92])" office:value-type="float" office:value="0" calcext:value-type="float">
            <text:p>0.000</text:p>
          </table:table-cell>
          <table:table-cell table:style-name="ce1" table:formula="of:=([.D93]-[.D92])/([.$B$3]-[.$B$2])" office:value-type="float" office:value="0" calcext:value-type="float">
            <text:p>0.000</text:p>
          </table:table-cell>
          <table:table-cell office:value-type="float" office:value="7.11" calcext:value-type="float">
            <text:p>7.11</text:p>
          </table:table-cell>
          <table:table-cell table:formula="of:=([.F93]-[.F92])/([.$E93]-[.$E92])" office:value-type="float" office:value="0" calcext:value-type="float">
            <text:p>0.000</text:p>
          </table:table-cell>
          <table:table-cell table:formula="of:=([.G93]-[.G92])/([.$E93]-[.$E9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139" calcext:value-type="float">
            <text:p>11.139</text:p>
          </table:table-cell>
          <table:table-cell table:formula="of:=[.A93]-[.$A$2]" office:value-type="float" office:value="7.189" calcext:value-type="float">
            <text:p>7.18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7.189" calcext:value-type="float">
            <text:p>7.189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189" calcext:value-type="float">
            <text:p>7.189</text:p>
          </table:table-cell>
          <table:table-cell table:formula="of:=([.C94]-[.C93])/([.$B94]-[.$B93])" office:value-type="float" office:value="-0.632911392405059" calcext:value-type="float">
            <text:p>-0.633</text:p>
          </table:table-cell>
          <table:table-cell table:style-name="ce1" table:formula="of:=([.D94]-[.D93])/([.$B$3]-[.$B$2])" office:value-type="float" office:value="0" calcext:value-type="float">
            <text:p>0.000</text:p>
          </table:table-cell>
          <table:table-cell office:value-type="float" office:value="7.189" calcext:value-type="float">
            <text:p>7.189</text:p>
          </table:table-cell>
          <table:table-cell table:formula="of:=([.F94]-[.F93])/([.$E94]-[.$E93])" office:value-type="float" office:value="0" calcext:value-type="float">
            <text:p>0.000</text:p>
          </table:table-cell>
          <table:table-cell table:formula="of:=([.G94]-[.G93])/([.$E94]-[.$E9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218" calcext:value-type="float">
            <text:p>11.218</text:p>
          </table:table-cell>
          <table:table-cell table:formula="of:=[.A94]-[.$A$2]" office:value-type="float" office:value="7.268" calcext:value-type="float">
            <text:p>7.268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7.268" calcext:value-type="float">
            <text:p>7.268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268" calcext:value-type="float">
            <text:p>7.268</text:p>
          </table:table-cell>
          <table:table-cell table:formula="of:=([.C95]-[.C94])/([.$B95]-[.$B94])" office:value-type="float" office:value="0" calcext:value-type="float">
            <text:p>0.000</text:p>
          </table:table-cell>
          <table:table-cell table:style-name="ce1" table:formula="of:=([.D95]-[.D94])/([.$B$3]-[.$B$2])" office:value-type="float" office:value="-0.632911392405063" calcext:value-type="float">
            <text:p>-0.633</text:p>
          </table:table-cell>
          <table:table-cell office:value-type="float" office:value="7.268" calcext:value-type="float">
            <text:p>7.268</text:p>
          </table:table-cell>
          <table:table-cell table:formula="of:=([.F95]-[.F94])/([.$E95]-[.$E94])" office:value-type="float" office:value="0" calcext:value-type="float">
            <text:p>0.000</text:p>
          </table:table-cell>
          <table:table-cell table:formula="of:=([.G95]-[.G94])/([.$E95]-[.$E9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297" calcext:value-type="float">
            <text:p>11.297</text:p>
          </table:table-cell>
          <table:table-cell table:formula="of:=[.A95]-[.$A$2]" office:value-type="float" office:value="7.347" calcext:value-type="float">
            <text:p>7.347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347" calcext:value-type="float">
            <text:p>7.34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347" calcext:value-type="float">
            <text:p>7.347</text:p>
          </table:table-cell>
          <table:table-cell table:formula="of:=([.C96]-[.C95])/([.$B96]-[.$B95])" office:value-type="float" office:value="0" calcext:value-type="float">
            <text:p>0.000</text:p>
          </table:table-cell>
          <table:table-cell table:style-name="ce1" table:formula="of:=([.D96]-[.D95])/([.$B$3]-[.$B$2])" office:value-type="float" office:value="0" calcext:value-type="float">
            <text:p>0.000</text:p>
          </table:table-cell>
          <table:table-cell office:value-type="float" office:value="7.347" calcext:value-type="float">
            <text:p>7.347</text:p>
          </table:table-cell>
          <table:table-cell table:formula="of:=([.F96]-[.F95])/([.$E96]-[.$E95])" office:value-type="float" office:value="0" calcext:value-type="float">
            <text:p>0.000</text:p>
          </table:table-cell>
          <table:table-cell table:formula="of:=([.G96]-[.G95])/([.$E96]-[.$E9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table:formula="of:=[.A96]-[.$A$2]" office:value-type="float" office:value="7.426" calcext:value-type="float">
            <text:p>7.426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426" calcext:value-type="float">
            <text:p>7.426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426" calcext:value-type="float">
            <text:p>7.426</text:p>
          </table:table-cell>
          <table:table-cell table:formula="of:=([.C97]-[.C96])/([.$B97]-[.$B96])" office:value-type="float" office:value="0" calcext:value-type="float">
            <text:p>0.000</text:p>
          </table:table-cell>
          <table:table-cell table:style-name="ce1" table:formula="of:=([.D97]-[.D96])/([.$B$3]-[.$B$2])" office:value-type="float" office:value="0" calcext:value-type="float">
            <text:p>0.000</text:p>
          </table:table-cell>
          <table:table-cell office:value-type="float" office:value="7.426" calcext:value-type="float">
            <text:p>7.426</text:p>
          </table:table-cell>
          <table:table-cell table:formula="of:=([.F97]-[.F96])/([.$E97]-[.$E96])" office:value-type="float" office:value="0" calcext:value-type="float">
            <text:p>0.000</text:p>
          </table:table-cell>
          <table:table-cell table:formula="of:=([.G97]-[.G96])/([.$E97]-[.$E9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455" calcext:value-type="float">
            <text:p>11.455</text:p>
          </table:table-cell>
          <table:table-cell table:formula="of:=[.A97]-[.$A$2]" office:value-type="float" office:value="7.505" calcext:value-type="float">
            <text:p>7.505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505" calcext:value-type="float">
            <text:p>7.505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505" calcext:value-type="float">
            <text:p>7.505</text:p>
          </table:table-cell>
          <table:table-cell table:formula="of:=([.C98]-[.C97])/([.$B98]-[.$B97])" office:value-type="float" office:value="0" calcext:value-type="float">
            <text:p>0.000</text:p>
          </table:table-cell>
          <table:table-cell table:style-name="ce1" table:formula="of:=([.D98]-[.D97])/([.$B$3]-[.$B$2])" office:value-type="float" office:value="0" calcext:value-type="float">
            <text:p>0.000</text:p>
          </table:table-cell>
          <table:table-cell office:value-type="float" office:value="7.505" calcext:value-type="float">
            <text:p>7.505</text:p>
          </table:table-cell>
          <table:table-cell table:formula="of:=([.F98]-[.F97])/([.$E98]-[.$E97])" office:value-type="float" office:value="0" calcext:value-type="float">
            <text:p>0.000</text:p>
          </table:table-cell>
          <table:table-cell table:formula="of:=([.G98]-[.G97])/([.$E98]-[.$E9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534" calcext:value-type="float">
            <text:p>11.534</text:p>
          </table:table-cell>
          <table:table-cell table:formula="of:=[.A98]-[.$A$2]" office:value-type="float" office:value="7.584" calcext:value-type="float">
            <text:p>7.584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584" calcext:value-type="float">
            <text:p>7.584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584" calcext:value-type="float">
            <text:p>7.584</text:p>
          </table:table-cell>
          <table:table-cell table:formula="of:=([.C99]-[.C98])/([.$B99]-[.$B98])" office:value-type="float" office:value="0" calcext:value-type="float">
            <text:p>0.000</text:p>
          </table:table-cell>
          <table:table-cell table:style-name="ce1" table:formula="of:=([.D99]-[.D98])/([.$B$3]-[.$B$2])" office:value-type="float" office:value="0" calcext:value-type="float">
            <text:p>0.000</text:p>
          </table:table-cell>
          <table:table-cell office:value-type="float" office:value="7.584" calcext:value-type="float">
            <text:p>7.584</text:p>
          </table:table-cell>
          <table:table-cell table:formula="of:=([.F99]-[.F98])/([.$E99]-[.$E98])" office:value-type="float" office:value="0" calcext:value-type="float">
            <text:p>0.000</text:p>
          </table:table-cell>
          <table:table-cell table:formula="of:=([.G99]-[.G98])/([.$E99]-[.$E9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613" calcext:value-type="float">
            <text:p>11.613</text:p>
          </table:table-cell>
          <table:table-cell table:formula="of:=[.A99]-[.$A$2]" office:value-type="float" office:value="7.663" calcext:value-type="float">
            <text:p>7.663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663" calcext:value-type="float">
            <text:p>7.663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663" calcext:value-type="float">
            <text:p>7.663</text:p>
          </table:table-cell>
          <table:table-cell table:formula="of:=([.C100]-[.C99])/([.$B100]-[.$B99])" office:value-type="float" office:value="0" calcext:value-type="float">
            <text:p>0.000</text:p>
          </table:table-cell>
          <table:table-cell table:style-name="ce1" table:formula="of:=([.D100]-[.D99])/([.$B$3]-[.$B$2])" office:value-type="float" office:value="0" calcext:value-type="float">
            <text:p>0.000</text:p>
          </table:table-cell>
          <table:table-cell office:value-type="float" office:value="7.663" calcext:value-type="float">
            <text:p>7.663</text:p>
          </table:table-cell>
          <table:table-cell table:formula="of:=([.F100]-[.F99])/([.$E100]-[.$E99])" office:value-type="float" office:value="0" calcext:value-type="float">
            <text:p>0.000</text:p>
          </table:table-cell>
          <table:table-cell table:formula="of:=([.G100]-[.G99])/([.$E100]-[.$E9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692" calcext:value-type="float">
            <text:p>11.692</text:p>
          </table:table-cell>
          <table:table-cell table:formula="of:=[.A100]-[.$A$2]" office:value-type="float" office:value="7.742" calcext:value-type="float">
            <text:p>7.742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742" calcext:value-type="float">
            <text:p>7.74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742" calcext:value-type="float">
            <text:p>7.742</text:p>
          </table:table-cell>
          <table:table-cell table:formula="of:=([.C101]-[.C100])/([.$B101]-[.$B100])" office:value-type="float" office:value="0" calcext:value-type="float">
            <text:p>0.000</text:p>
          </table:table-cell>
          <table:table-cell table:style-name="ce1" table:formula="of:=([.D101]-[.D100])/([.$B$3]-[.$B$2])" office:value-type="float" office:value="0" calcext:value-type="float">
            <text:p>0.000</text:p>
          </table:table-cell>
          <table:table-cell office:value-type="float" office:value="7.742" calcext:value-type="float">
            <text:p>7.742</text:p>
          </table:table-cell>
          <table:table-cell table:formula="of:=([.F101]-[.F100])/([.$E101]-[.$E100])" office:value-type="float" office:value="0" calcext:value-type="float">
            <text:p>0.000</text:p>
          </table:table-cell>
          <table:table-cell table:formula="of:=([.G101]-[.G100])/([.$E101]-[.$E10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771" calcext:value-type="float">
            <text:p>11.771</text:p>
          </table:table-cell>
          <table:table-cell table:formula="of:=[.A101]-[.$A$2]" office:value-type="float" office:value="7.821" calcext:value-type="float">
            <text:p>7.821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821" calcext:value-type="float">
            <text:p>7.82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821" calcext:value-type="float">
            <text:p>7.821</text:p>
          </table:table-cell>
          <table:table-cell table:formula="of:=([.C102]-[.C101])/([.$B102]-[.$B101])" office:value-type="float" office:value="0" calcext:value-type="float">
            <text:p>0.000</text:p>
          </table:table-cell>
          <table:table-cell table:style-name="ce1" table:formula="of:=([.D102]-[.D101])/([.$B$3]-[.$B$2])" office:value-type="float" office:value="0" calcext:value-type="float">
            <text:p>0.000</text:p>
          </table:table-cell>
          <table:table-cell office:value-type="float" office:value="7.821" calcext:value-type="float">
            <text:p>7.821</text:p>
          </table:table-cell>
          <table:table-cell table:formula="of:=([.F102]-[.F101])/([.$E102]-[.$E101])" office:value-type="float" office:value="0" calcext:value-type="float">
            <text:p>0.000</text:p>
          </table:table-cell>
          <table:table-cell table:formula="of:=([.G102]-[.G101])/([.$E102]-[.$E10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table:formula="of:=[.A102]-[.$A$2]" office:value-type="float" office:value="7.9" calcext:value-type="float">
            <text:p>7.9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9" calcext:value-type="float">
            <text:p>7.9</text:p>
          </table:table-cell>
          <table:table-cell table:formula="of:=([.C103]-[.C102])/([.$B103]-[.$B102])" office:value-type="float" office:value="0" calcext:value-type="float">
            <text:p>0.000</text:p>
          </table:table-cell>
          <table:table-cell table:style-name="ce1" table:formula="of:=([.D103]-[.D102])/([.$B$3]-[.$B$2])" office:value-type="float" office:value="0" calcext:value-type="float">
            <text:p>0.000</text:p>
          </table:table-cell>
          <table:table-cell office:value-type="float" office:value="7.9" calcext:value-type="float">
            <text:p>7.9</text:p>
          </table:table-cell>
          <table:table-cell table:formula="of:=([.F103]-[.F102])/([.$E103]-[.$E102])" office:value-type="float" office:value="0" calcext:value-type="float">
            <text:p>0.000</text:p>
          </table:table-cell>
          <table:table-cell table:formula="of:=([.G103]-[.G102])/([.$E103]-[.$E10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1.929" calcext:value-type="float">
            <text:p>11.929</text:p>
          </table:table-cell>
          <table:table-cell table:formula="of:=[.A103]-[.$A$2]" office:value-type="float" office:value="7.979" calcext:value-type="float">
            <text:p>7.979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979" calcext:value-type="float">
            <text:p>7.979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7.979" calcext:value-type="float">
            <text:p>7.979</text:p>
          </table:table-cell>
          <table:table-cell table:formula="of:=([.C104]-[.C103])/([.$B104]-[.$B103])" office:value-type="float" office:value="0" calcext:value-type="float">
            <text:p>0.000</text:p>
          </table:table-cell>
          <table:table-cell table:style-name="ce1" table:formula="of:=([.D104]-[.D103])/([.$B$3]-[.$B$2])" office:value-type="float" office:value="0" calcext:value-type="float">
            <text:p>0.000</text:p>
          </table:table-cell>
          <table:table-cell office:value-type="float" office:value="7.979" calcext:value-type="float">
            <text:p>7.979</text:p>
          </table:table-cell>
          <table:table-cell table:formula="of:=([.F104]-[.F103])/([.$E104]-[.$E103])" office:value-type="float" office:value="0" calcext:value-type="float">
            <text:p>0.000</text:p>
          </table:table-cell>
          <table:table-cell table:formula="of:=([.G104]-[.G103])/([.$E104]-[.$E103])" office:value-type="float" office:value="-0.632911392405069" calcext:value-type="float">
            <text:p>-0.633</text:p>
          </table:table-cell>
        </table:table-row>
        <table:table-row table:style-name="ro1">
          <table:table-cell office:value-type="float" office:value="12.008" calcext:value-type="float">
            <text:p>12.008</text:p>
          </table:table-cell>
          <table:table-cell table:formula="of:=[.A104]-[.$A$2]" office:value-type="float" office:value="8.058" calcext:value-type="float">
            <text:p>8.058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8.058" calcext:value-type="float">
            <text:p>8.058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8.058" calcext:value-type="float">
            <text:p>8.058</text:p>
          </table:table-cell>
          <table:table-cell table:formula="of:=([.C105]-[.C104])/([.$B105]-[.$B104])" office:value-type="float" office:value="0" calcext:value-type="float">
            <text:p>0.000</text:p>
          </table:table-cell>
          <table:table-cell table:style-name="ce1" table:formula="of:=([.D105]-[.D104])/([.$B$3]-[.$B$2])" office:value-type="float" office:value="0" calcext:value-type="float">
            <text:p>0.000</text:p>
          </table:table-cell>
          <table:table-cell office:value-type="float" office:value="8.058" calcext:value-type="float">
            <text:p>8.058</text:p>
          </table:table-cell>
          <table:table-cell table:formula="of:=([.F105]-[.F104])/([.$E105]-[.$E104])" office:value-type="float" office:value="-0.632911392405062" calcext:value-type="float">
            <text:p>-0.633</text:p>
          </table:table-cell>
          <table:table-cell table:formula="of:=([.G105]-[.G104])/([.$E105]-[.$E10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087" calcext:value-type="float">
            <text:p>12.087</text:p>
          </table:table-cell>
          <table:table-cell table:formula="of:=[.A105]-[.$A$2]" office:value-type="float" office:value="8.137" calcext:value-type="float">
            <text:p>8.137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8.137" calcext:value-type="float">
            <text:p>8.137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  <table:table-cell office:value-type="float" office:value="8.137" calcext:value-type="float">
            <text:p>8.137</text:p>
          </table:table-cell>
          <table:table-cell table:formula="of:=([.C106]-[.C105])/([.$B106]-[.$B105])" office:value-type="float" office:value="0.632911392405059" calcext:value-type="float">
            <text:p>0.633</text:p>
          </table:table-cell>
          <table:table-cell table:style-name="ce1" table:formula="of:=([.D106]-[.D105])/([.$B$3]-[.$B$2])" office:value-type="float" office:value="0" calcext:value-type="float">
            <text:p>0.000</text:p>
          </table:table-cell>
          <table:table-cell office:value-type="float" office:value="8.137" calcext:value-type="float">
            <text:p>8.137</text:p>
          </table:table-cell>
          <table:table-cell table:formula="of:=([.F106]-[.F105])/([.$E106]-[.$E105])" office:value-type="float" office:value="0" calcext:value-type="float">
            <text:p>0.000</text:p>
          </table:table-cell>
          <table:table-cell table:formula="of:=([.G106]-[.G105])/([.$E106]-[.$E10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166" calcext:value-type="float">
            <text:p>12.166</text:p>
          </table:table-cell>
          <table:table-cell table:formula="of:=[.A106]-[.$A$2]" office:value-type="float" office:value="8.216" calcext:value-type="float">
            <text:p>8.216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216" calcext:value-type="float">
            <text:p>8.216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  <table:table-cell office:value-type="float" office:value="8.216" calcext:value-type="float">
            <text:p>8.216</text:p>
          </table:table-cell>
          <table:table-cell table:formula="of:=([.C107]-[.C106])/([.$B107]-[.$B106])" office:value-type="float" office:value="0" calcext:value-type="float">
            <text:p>0.000</text:p>
          </table:table-cell>
          <table:table-cell table:style-name="ce1" table:formula="of:=([.D107]-[.D106])/([.$B$3]-[.$B$2])" office:value-type="float" office:value="0" calcext:value-type="float">
            <text:p>0.000</text:p>
          </table:table-cell>
          <table:table-cell office:value-type="float" office:value="8.216" calcext:value-type="float">
            <text:p>8.216</text:p>
          </table:table-cell>
          <table:table-cell table:formula="of:=([.F107]-[.F106])/([.$E107]-[.$E106])" office:value-type="float" office:value="0" calcext:value-type="float">
            <text:p>0.000</text:p>
          </table:table-cell>
          <table:table-cell table:formula="of:=([.G107]-[.G106])/([.$E107]-[.$E10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245" calcext:value-type="float">
            <text:p>12.245</text:p>
          </table:table-cell>
          <table:table-cell table:formula="of:=[.A107]-[.$A$2]" office:value-type="float" office:value="8.295" calcext:value-type="float">
            <text:p>8.295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295" calcext:value-type="float">
            <text:p>8.295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  <table:table-cell office:value-type="float" office:value="8.295" calcext:value-type="float">
            <text:p>8.295</text:p>
          </table:table-cell>
          <table:table-cell table:formula="of:=([.C108]-[.C107])/([.$B108]-[.$B107])" office:value-type="float" office:value="0" calcext:value-type="float">
            <text:p>0.000</text:p>
          </table:table-cell>
          <table:table-cell table:style-name="ce1" table:formula="of:=([.D108]-[.D107])/([.$B$3]-[.$B$2])" office:value-type="float" office:value="0" calcext:value-type="float">
            <text:p>0.000</text:p>
          </table:table-cell>
          <table:table-cell office:value-type="float" office:value="8.295" calcext:value-type="float">
            <text:p>8.295</text:p>
          </table:table-cell>
          <table:table-cell table:formula="of:=([.F108]-[.F107])/([.$E108]-[.$E107])" office:value-type="float" office:value="0" calcext:value-type="float">
            <text:p>0.000</text:p>
          </table:table-cell>
          <table:table-cell table:formula="of:=([.G108]-[.G107])/([.$E108]-[.$E10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324" calcext:value-type="float">
            <text:p>12.324</text:p>
          </table:table-cell>
          <table:table-cell table:formula="of:=[.A108]-[.$A$2]" office:value-type="float" office:value="8.374" calcext:value-type="float">
            <text:p>8.374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374" calcext:value-type="float">
            <text:p>8.374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  <table:table-cell office:value-type="float" office:value="8.374" calcext:value-type="float">
            <text:p>8.374</text:p>
          </table:table-cell>
          <table:table-cell table:formula="of:=([.C109]-[.C108])/([.$B109]-[.$B108])" office:value-type="float" office:value="0" calcext:value-type="float">
            <text:p>0.000</text:p>
          </table:table-cell>
          <table:table-cell table:style-name="ce1" table:formula="of:=([.D109]-[.D108])/([.$B$3]-[.$B$2])" office:value-type="float" office:value="0" calcext:value-type="float">
            <text:p>0.000</text:p>
          </table:table-cell>
          <table:table-cell office:value-type="float" office:value="8.374" calcext:value-type="float">
            <text:p>8.374</text:p>
          </table:table-cell>
          <table:table-cell table:formula="of:=([.F109]-[.F108])/([.$E109]-[.$E108])" office:value-type="float" office:value="0.632911392405076" calcext:value-type="float">
            <text:p>0.633</text:p>
          </table:table-cell>
          <table:table-cell table:formula="of:=([.G109]-[.G108])/([.$E109]-[.$E10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403" calcext:value-type="float">
            <text:p>12.403</text:p>
          </table:table-cell>
          <table:table-cell table:formula="of:=[.A109]-[.$A$2]" office:value-type="float" office:value="8.453" calcext:value-type="float">
            <text:p>8.453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453" calcext:value-type="float">
            <text:p>8.453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8.453" calcext:value-type="float">
            <text:p>8.453</text:p>
          </table:table-cell>
          <table:table-cell table:formula="of:=([.C110]-[.C109])/([.$B110]-[.$B109])" office:value-type="float" office:value="0" calcext:value-type="float">
            <text:p>0.000</text:p>
          </table:table-cell>
          <table:table-cell table:style-name="ce1" table:formula="of:=([.D110]-[.D109])/([.$B$3]-[.$B$2])" office:value-type="float" office:value="0" calcext:value-type="float">
            <text:p>0.000</text:p>
          </table:table-cell>
          <table:table-cell office:value-type="float" office:value="8.453" calcext:value-type="float">
            <text:p>8.453</text:p>
          </table:table-cell>
          <table:table-cell table:formula="of:=([.F110]-[.F109])/([.$E110]-[.$E109])" office:value-type="float" office:value="0" calcext:value-type="float">
            <text:p>0.000</text:p>
          </table:table-cell>
          <table:table-cell table:formula="of:=([.G110]-[.G109])/([.$E110]-[.$E10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482" calcext:value-type="float">
            <text:p>12.482</text:p>
          </table:table-cell>
          <table:table-cell table:formula="of:=[.A110]-[.$A$2]" office:value-type="float" office:value="8.532" calcext:value-type="float">
            <text:p>8.532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532" calcext:value-type="float">
            <text:p>8.532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8.532" calcext:value-type="float">
            <text:p>8.532</text:p>
          </table:table-cell>
          <table:table-cell table:formula="of:=([.C111]-[.C110])/([.$B111]-[.$B110])" office:value-type="float" office:value="0" calcext:value-type="float">
            <text:p>0.000</text:p>
          </table:table-cell>
          <table:table-cell table:style-name="ce1" table:formula="of:=([.D111]-[.D110])/([.$B$3]-[.$B$2])" office:value-type="float" office:value="0.632911392405063" calcext:value-type="float">
            <text:p>0.633</text:p>
          </table:table-cell>
          <table:table-cell office:value-type="float" office:value="8.532" calcext:value-type="float">
            <text:p>8.532</text:p>
          </table:table-cell>
          <table:table-cell table:formula="of:=([.F111]-[.F110])/([.$E111]-[.$E110])" office:value-type="float" office:value="0" calcext:value-type="float">
            <text:p>0.000</text:p>
          </table:table-cell>
          <table:table-cell table:formula="of:=([.G111]-[.G110])/([.$E111]-[.$E11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561" calcext:value-type="float">
            <text:p>12.561</text:p>
          </table:table-cell>
          <table:table-cell table:formula="of:=[.A111]-[.$A$2]" office:value-type="float" office:value="8.611" calcext:value-type="float">
            <text:p>8.611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8.611" calcext:value-type="float">
            <text:p>8.611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8.611" calcext:value-type="float">
            <text:p>8.611</text:p>
          </table:table-cell>
          <table:table-cell table:formula="of:=([.C112]-[.C111])/([.$B112]-[.$B111])" office:value-type="float" office:value="0.632911392405059" calcext:value-type="float">
            <text:p>0.633</text:p>
          </table:table-cell>
          <table:table-cell table:style-name="ce1" table:formula="of:=([.D112]-[.D111])/([.$B$3]-[.$B$2])" office:value-type="float" office:value="0" calcext:value-type="float">
            <text:p>0.000</text:p>
          </table:table-cell>
          <table:table-cell office:value-type="float" office:value="8.611" calcext:value-type="float">
            <text:p>8.611</text:p>
          </table:table-cell>
          <table:table-cell table:formula="of:=([.F112]-[.F111])/([.$E112]-[.$E111])" office:value-type="float" office:value="0" calcext:value-type="float">
            <text:p>0.000</text:p>
          </table:table-cell>
          <table:table-cell table:formula="of:=([.G112]-[.G111])/([.$E112]-[.$E11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table:formula="of:=[.A112]-[.$A$2]" office:value-type="float" office:value="8.69" calcext:value-type="float">
            <text:p>8.69</text:p>
          </table:table-cell>
          <table:table-cell office:value-type="float" office:value="1.85" calcext:value-type="float">
            <text:p>1.85</text:p>
          </table:table-cell>
          <table:table-cell office:value-type="float" office:value="1.75" calcext:value-type="float">
            <text:p>1.75</text:p>
          </table:table-cell>
          <table:table-cell office:value-type="float" office:value="8.69" calcext:value-type="float">
            <text:p>8.69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8.69" calcext:value-type="float">
            <text:p>8.69</text:p>
          </table:table-cell>
          <table:table-cell table:formula="of:=([.C113]-[.C112])/([.$B113]-[.$B112])" office:value-type="float" office:value="0" calcext:value-type="float">
            <text:p>0.000</text:p>
          </table:table-cell>
          <table:table-cell table:style-name="ce1" table:formula="of:=([.D113]-[.D112])/([.$B$3]-[.$B$2])" office:value-type="float" office:value="0" calcext:value-type="float">
            <text:p>0.000</text:p>
          </table:table-cell>
          <table:table-cell office:value-type="float" office:value="8.69" calcext:value-type="float">
            <text:p>8.69</text:p>
          </table:table-cell>
          <table:table-cell table:formula="of:=([.F113]-[.F112])/([.$E113]-[.$E112])" office:value-type="float" office:value="0" calcext:value-type="float">
            <text:p>0.000</text:p>
          </table:table-cell>
          <table:table-cell table:formula="of:=([.G113]-[.G112])/([.$E113]-[.$E11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719" calcext:value-type="float">
            <text:p>12.719</text:p>
          </table:table-cell>
          <table:table-cell table:formula="of:=[.A113]-[.$A$2]" office:value-type="float" office:value="8.769" calcext:value-type="float">
            <text:p>8.769</text:p>
          </table:table-cell>
          <table:table-cell office:value-type="float" office:value="1.85" calcext:value-type="float">
            <text:p>1.85</text:p>
          </table:table-cell>
          <table:table-cell office:value-type="float" office:value="1.75" calcext:value-type="float">
            <text:p>1.75</text:p>
          </table:table-cell>
          <table:table-cell office:value-type="float" office:value="8.769" calcext:value-type="float">
            <text:p>8.769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8.769" calcext:value-type="float">
            <text:p>8.769</text:p>
          </table:table-cell>
          <table:table-cell table:formula="of:=([.C114]-[.C113])/([.$B114]-[.$B113])" office:value-type="float" office:value="0" calcext:value-type="float">
            <text:p>0.000</text:p>
          </table:table-cell>
          <table:table-cell table:style-name="ce1" table:formula="of:=([.D114]-[.D113])/([.$B$3]-[.$B$2])" office:value-type="float" office:value="0.632911392405066" calcext:value-type="float">
            <text:p>0.633</text:p>
          </table:table-cell>
          <table:table-cell office:value-type="float" office:value="8.769" calcext:value-type="float">
            <text:p>8.769</text:p>
          </table:table-cell>
          <table:table-cell table:formula="of:=([.F114]-[.F113])/([.$E114]-[.$E113])" office:value-type="float" office:value="0" calcext:value-type="float">
            <text:p>0.000</text:p>
          </table:table-cell>
          <table:table-cell table:formula="of:=([.G114]-[.G113])/([.$E114]-[.$E11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798" calcext:value-type="float">
            <text:p>12.798</text:p>
          </table:table-cell>
          <table:table-cell table:formula="of:=[.A114]-[.$A$2]" office:value-type="float" office:value="8.848" calcext:value-type="float">
            <text:p>8.848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8.848" calcext:value-type="float">
            <text:p>8.848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8.848" calcext:value-type="float">
            <text:p>8.848</text:p>
          </table:table-cell>
          <table:table-cell table:formula="of:=([.C115]-[.C114])/([.$B115]-[.$B114])" office:value-type="float" office:value="0.632911392405056" calcext:value-type="float">
            <text:p>0.633</text:p>
          </table:table-cell>
          <table:table-cell table:style-name="ce1" table:formula="of:=([.D115]-[.D114])/([.$B$3]-[.$B$2])" office:value-type="float" office:value="0" calcext:value-type="float">
            <text:p>0.000</text:p>
          </table:table-cell>
          <table:table-cell office:value-type="float" office:value="8.848" calcext:value-type="float">
            <text:p>8.848</text:p>
          </table:table-cell>
          <table:table-cell table:formula="of:=([.F115]-[.F114])/([.$E115]-[.$E114])" office:value-type="float" office:value="0" calcext:value-type="float">
            <text:p>0.000</text:p>
          </table:table-cell>
          <table:table-cell table:formula="of:=([.G115]-[.G114])/([.$E115]-[.$E11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877" calcext:value-type="float">
            <text:p>12.877</text:p>
          </table:table-cell>
          <table:table-cell table:formula="of:=[.A115]-[.$A$2]" office:value-type="float" office:value="8.927" calcext:value-type="float">
            <text:p>8.927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8.927" calcext:value-type="float">
            <text:p>8.927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8.927" calcext:value-type="float">
            <text:p>8.927</text:p>
          </table:table-cell>
          <table:table-cell table:formula="of:=([.C116]-[.C115])/([.$B116]-[.$B115])" office:value-type="float" office:value="0" calcext:value-type="float">
            <text:p>0.000</text:p>
          </table:table-cell>
          <table:table-cell table:style-name="ce1" table:formula="of:=([.D116]-[.D115])/([.$B$3]-[.$B$2])" office:value-type="float" office:value="0.632911392405066" calcext:value-type="float">
            <text:p>0.633</text:p>
          </table:table-cell>
          <table:table-cell office:value-type="float" office:value="8.927" calcext:value-type="float">
            <text:p>8.927</text:p>
          </table:table-cell>
          <table:table-cell table:formula="of:=([.F116]-[.F115])/([.$E116]-[.$E115])" office:value-type="float" office:value="0" calcext:value-type="float">
            <text:p>0.000</text:p>
          </table:table-cell>
          <table:table-cell table:formula="of:=([.G116]-[.G115])/([.$E116]-[.$E11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.956" calcext:value-type="float">
            <text:p>12.956</text:p>
          </table:table-cell>
          <table:table-cell table:formula="of:=[.A116]-[.$A$2]" office:value-type="float" office:value="9.006" calcext:value-type="float">
            <text:p>9.006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9.006" calcext:value-type="float">
            <text:p>9.006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9.006" calcext:value-type="float">
            <text:p>9.006</text:p>
          </table:table-cell>
          <table:table-cell table:formula="of:=([.C117]-[.C116])/([.$B117]-[.$B116])" office:value-type="float" office:value="0" calcext:value-type="float">
            <text:p>0.000</text:p>
          </table:table-cell>
          <table:table-cell table:style-name="ce1" table:formula="of:=([.D117]-[.D116])/([.$B$3]-[.$B$2])" office:value-type="float" office:value="0" calcext:value-type="float">
            <text:p>0.000</text:p>
          </table:table-cell>
          <table:table-cell office:value-type="float" office:value="9.006" calcext:value-type="float">
            <text:p>9.006</text:p>
          </table:table-cell>
          <table:table-cell table:formula="of:=([.F117]-[.F116])/([.$E117]-[.$E116])" office:value-type="float" office:value="0" calcext:value-type="float">
            <text:p>0.000</text:p>
          </table:table-cell>
          <table:table-cell table:formula="of:=([.G117]-[.G116])/([.$E117]-[.$E11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035" calcext:value-type="float">
            <text:p>13.035</text:p>
          </table:table-cell>
          <table:table-cell table:formula="of:=[.A117]-[.$A$2]" office:value-type="float" office:value="9.085" calcext:value-type="float">
            <text:p>9.085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9.085" calcext:value-type="float">
            <text:p>9.085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  <table:table-cell office:value-type="float" office:value="9.085" calcext:value-type="float">
            <text:p>9.085</text:p>
          </table:table-cell>
          <table:table-cell table:formula="of:=([.C118]-[.C117])/([.$B118]-[.$B117])" office:value-type="float" office:value="0" calcext:value-type="float">
            <text:p>0.000</text:p>
          </table:table-cell>
          <table:table-cell table:style-name="ce1" table:formula="of:=([.D118]-[.D117])/([.$B$3]-[.$B$2])" office:value-type="float" office:value="0" calcext:value-type="float">
            <text:p>0.000</text:p>
          </table:table-cell>
          <table:table-cell office:value-type="float" office:value="9.085" calcext:value-type="float">
            <text:p>9.085</text:p>
          </table:table-cell>
          <table:table-cell table:formula="of:=([.F118]-[.F117])/([.$E118]-[.$E117])" office:value-type="float" office:value="0.63291139240507" calcext:value-type="float">
            <text:p>0.633</text:p>
          </table:table-cell>
          <table:table-cell table:formula="of:=([.G118]-[.G117])/([.$E118]-[.$E11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114" calcext:value-type="float">
            <text:p>13.114</text:p>
          </table:table-cell>
          <table:table-cell table:formula="of:=[.A118]-[.$A$2]" office:value-type="float" office:value="9.164" calcext:value-type="float">
            <text:p>9.164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9.164" calcext:value-type="float">
            <text:p>9.164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9.164" calcext:value-type="float">
            <text:p>9.164</text:p>
          </table:table-cell>
          <table:table-cell table:formula="of:=([.C119]-[.C118])/([.$B119]-[.$B118])" office:value-type="float" office:value="0" calcext:value-type="float">
            <text:p>0.000</text:p>
          </table:table-cell>
          <table:table-cell table:style-name="ce1" table:formula="of:=([.D119]-[.D118])/([.$B$3]-[.$B$2])" office:value-type="float" office:value="0.632911392405063" calcext:value-type="float">
            <text:p>0.633</text:p>
          </table:table-cell>
          <table:table-cell office:value-type="float" office:value="9.164" calcext:value-type="float">
            <text:p>9.164</text:p>
          </table:table-cell>
          <table:table-cell table:formula="of:=([.F119]-[.F118])/([.$E119]-[.$E118])" office:value-type="float" office:value="0" calcext:value-type="float">
            <text:p>0.000</text:p>
          </table:table-cell>
          <table:table-cell table:formula="of:=([.G119]-[.G118])/([.$E119]-[.$E11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193" calcext:value-type="float">
            <text:p>13.193</text:p>
          </table:table-cell>
          <table:table-cell table:formula="of:=[.A119]-[.$A$2]" office:value-type="float" office:value="9.243" calcext:value-type="float">
            <text:p>9.24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9.243" calcext:value-type="float">
            <text:p>9.243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9.243" calcext:value-type="float">
            <text:p>9.243</text:p>
          </table:table-cell>
          <table:table-cell table:formula="of:=([.C120]-[.C119])/([.$B120]-[.$B119])" office:value-type="float" office:value="0.632911392405062" calcext:value-type="float">
            <text:p>0.633</text:p>
          </table:table-cell>
          <table:table-cell table:style-name="ce1" table:formula="of:=([.D120]-[.D119])/([.$B$3]-[.$B$2])" office:value-type="float" office:value="0" calcext:value-type="float">
            <text:p>0.000</text:p>
          </table:table-cell>
          <table:table-cell office:value-type="float" office:value="9.243" calcext:value-type="float">
            <text:p>9.243</text:p>
          </table:table-cell>
          <table:table-cell table:formula="of:=([.F120]-[.F119])/([.$E120]-[.$E119])" office:value-type="float" office:value="0" calcext:value-type="float">
            <text:p>0.000</text:p>
          </table:table-cell>
          <table:table-cell table:formula="of:=([.G120]-[.G119])/([.$E120]-[.$E11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table:formula="of:=[.A120]-[.$A$2]" office:value-type="float" office:value="9.322" calcext:value-type="float">
            <text:p>9.322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322" calcext:value-type="float">
            <text:p>9.322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9.322" calcext:value-type="float">
            <text:p>9.322</text:p>
          </table:table-cell>
          <table:table-cell table:formula="of:=([.C121]-[.C120])/([.$B121]-[.$B120])" office:value-type="float" office:value="0" calcext:value-type="float">
            <text:p>0.000</text:p>
          </table:table-cell>
          <table:table-cell table:style-name="ce1" table:formula="of:=([.D121]-[.D120])/([.$B$3]-[.$B$2])" office:value-type="float" office:value="0" calcext:value-type="float">
            <text:p>0.000</text:p>
          </table:table-cell>
          <table:table-cell office:value-type="float" office:value="9.322" calcext:value-type="float">
            <text:p>9.322</text:p>
          </table:table-cell>
          <table:table-cell table:formula="of:=([.F121]-[.F120])/([.$E121]-[.$E120])" office:value-type="float" office:value="0" calcext:value-type="float">
            <text:p>0.000</text:p>
          </table:table-cell>
          <table:table-cell table:formula="of:=([.G121]-[.G120])/([.$E121]-[.$E12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351" calcext:value-type="float">
            <text:p>13.351</text:p>
          </table:table-cell>
          <table:table-cell table:formula="of:=[.A121]-[.$A$2]" office:value-type="float" office:value="9.401" calcext:value-type="float">
            <text:p>9.401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401" calcext:value-type="float">
            <text:p>9.401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9.401" calcext:value-type="float">
            <text:p>9.401</text:p>
          </table:table-cell>
          <table:table-cell table:formula="of:=([.C122]-[.C121])/([.$B122]-[.$B121])" office:value-type="float" office:value="0" calcext:value-type="float">
            <text:p>0.000</text:p>
          </table:table-cell>
          <table:table-cell table:style-name="ce1" table:formula="of:=([.D122]-[.D121])/([.$B$3]-[.$B$2])" office:value-type="float" office:value="0" calcext:value-type="float">
            <text:p>0.000</text:p>
          </table:table-cell>
          <table:table-cell office:value-type="float" office:value="9.401" calcext:value-type="float">
            <text:p>9.401</text:p>
          </table:table-cell>
          <table:table-cell table:formula="of:=([.F122]-[.F121])/([.$E122]-[.$E121])" office:value-type="float" office:value="0" calcext:value-type="float">
            <text:p>0.000</text:p>
          </table:table-cell>
          <table:table-cell table:formula="of:=([.G122]-[.G121])/([.$E122]-[.$E12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table:formula="of:=[.A122]-[.$A$2]" office:value-type="float" office:value="9.48" calcext:value-type="float">
            <text:p>9.48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48" calcext:value-type="float">
            <text:p>9.48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9.48" calcext:value-type="float">
            <text:p>9.48</text:p>
          </table:table-cell>
          <table:table-cell table:formula="of:=([.C123]-[.C122])/([.$B123]-[.$B122])" office:value-type="float" office:value="0" calcext:value-type="float">
            <text:p>0.000</text:p>
          </table:table-cell>
          <table:table-cell table:style-name="ce1" table:formula="of:=([.D123]-[.D122])/([.$B$3]-[.$B$2])" office:value-type="float" office:value="0" calcext:value-type="float">
            <text:p>0.000</text:p>
          </table:table-cell>
          <table:table-cell office:value-type="float" office:value="9.48" calcext:value-type="float">
            <text:p>9.48</text:p>
          </table:table-cell>
          <table:table-cell table:formula="of:=([.F123]-[.F122])/([.$E123]-[.$E122])" office:value-type="float" office:value="0" calcext:value-type="float">
            <text:p>0.000</text:p>
          </table:table-cell>
          <table:table-cell table:formula="of:=([.G123]-[.G122])/([.$E123]-[.$E12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509" calcext:value-type="float">
            <text:p>13.509</text:p>
          </table:table-cell>
          <table:table-cell table:formula="of:=[.A123]-[.$A$2]" office:value-type="float" office:value="9.559" calcext:value-type="float">
            <text:p>9.559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559" calcext:value-type="float">
            <text:p>9.559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9.559" calcext:value-type="float">
            <text:p>9.559</text:p>
          </table:table-cell>
          <table:table-cell table:formula="of:=([.C124]-[.C123])/([.$B124]-[.$B123])" office:value-type="float" office:value="0" calcext:value-type="float">
            <text:p>0.000</text:p>
          </table:table-cell>
          <table:table-cell table:style-name="ce1" table:formula="of:=([.D124]-[.D123])/([.$B$3]-[.$B$2])" office:value-type="float" office:value="0" calcext:value-type="float">
            <text:p>0.000</text:p>
          </table:table-cell>
          <table:table-cell office:value-type="float" office:value="9.559" calcext:value-type="float">
            <text:p>9.559</text:p>
          </table:table-cell>
          <table:table-cell table:formula="of:=([.F124]-[.F123])/([.$E124]-[.$E123])" office:value-type="float" office:value="0" calcext:value-type="float">
            <text:p>0.000</text:p>
          </table:table-cell>
          <table:table-cell table:formula="of:=([.G124]-[.G123])/([.$E124]-[.$E12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588" calcext:value-type="float">
            <text:p>13.588</text:p>
          </table:table-cell>
          <table:table-cell table:formula="of:=[.A124]-[.$A$2]" office:value-type="float" office:value="9.638" calcext:value-type="float">
            <text:p>9.638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638" calcext:value-type="float">
            <text:p>9.638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9.638" calcext:value-type="float">
            <text:p>9.638</text:p>
          </table:table-cell>
          <table:table-cell table:formula="of:=([.C125]-[.C124])/([.$B125]-[.$B124])" office:value-type="float" office:value="0.632911392405056" calcext:value-type="float">
            <text:p>0.633</text:p>
          </table:table-cell>
          <table:table-cell table:style-name="ce1" table:formula="of:=([.D125]-[.D124])/([.$B$3]-[.$B$2])" office:value-type="float" office:value="0" calcext:value-type="float">
            <text:p>0.000</text:p>
          </table:table-cell>
          <table:table-cell office:value-type="float" office:value="9.638" calcext:value-type="float">
            <text:p>9.638</text:p>
          </table:table-cell>
          <table:table-cell table:formula="of:=([.F125]-[.F124])/([.$E125]-[.$E124])" office:value-type="float" office:value="0.632911392405056" calcext:value-type="float">
            <text:p>0.633</text:p>
          </table:table-cell>
          <table:table-cell table:formula="of:=([.G125]-[.G124])/([.$E125]-[.$E12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667" calcext:value-type="float">
            <text:p>13.667</text:p>
          </table:table-cell>
          <table:table-cell table:formula="of:=[.A125]-[.$A$2]" office:value-type="float" office:value="9.717" calcext:value-type="float">
            <text:p>9.717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9.717" calcext:value-type="float">
            <text:p>9.717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9.717" calcext:value-type="float">
            <text:p>9.717</text:p>
          </table:table-cell>
          <table:table-cell table:formula="of:=([.C126]-[.C125])/([.$B126]-[.$B125])" office:value-type="float" office:value="0" calcext:value-type="float">
            <text:p>0.000</text:p>
          </table:table-cell>
          <table:table-cell table:style-name="ce1" table:formula="of:=([.D126]-[.D125])/([.$B$3]-[.$B$2])" office:value-type="float" office:value="0" calcext:value-type="float">
            <text:p>0.000</text:p>
          </table:table-cell>
          <table:table-cell office:value-type="float" office:value="9.717" calcext:value-type="float">
            <text:p>9.717</text:p>
          </table:table-cell>
          <table:table-cell table:formula="of:=([.F126]-[.F125])/([.$E126]-[.$E125])" office:value-type="float" office:value="0" calcext:value-type="float">
            <text:p>0.000</text:p>
          </table:table-cell>
          <table:table-cell table:formula="of:=([.G126]-[.G125])/([.$E126]-[.$E12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746" calcext:value-type="float">
            <text:p>13.746</text:p>
          </table:table-cell>
          <table:table-cell table:formula="of:=[.A126]-[.$A$2]" office:value-type="float" office:value="9.796" calcext:value-type="float">
            <text:p>9.796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9.796" calcext:value-type="float">
            <text:p>9.796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9.796" calcext:value-type="float">
            <text:p>9.796</text:p>
          </table:table-cell>
          <table:table-cell table:formula="of:=([.C127]-[.C126])/([.$B127]-[.$B126])" office:value-type="float" office:value="0" calcext:value-type="float">
            <text:p>0.000</text:p>
          </table:table-cell>
          <table:table-cell table:style-name="ce1" table:formula="of:=([.D127]-[.D126])/([.$B$3]-[.$B$2])" office:value-type="float" office:value="0" calcext:value-type="float">
            <text:p>0.000</text:p>
          </table:table-cell>
          <table:table-cell office:value-type="float" office:value="9.796" calcext:value-type="float">
            <text:p>9.796</text:p>
          </table:table-cell>
          <table:table-cell table:formula="of:=([.F127]-[.F126])/([.$E127]-[.$E126])" office:value-type="float" office:value="0" calcext:value-type="float">
            <text:p>0.000</text:p>
          </table:table-cell>
          <table:table-cell table:formula="of:=([.G127]-[.G126])/([.$E127]-[.$E12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825" calcext:value-type="float">
            <text:p>13.825</text:p>
          </table:table-cell>
          <table:table-cell table:formula="of:=[.A127]-[.$A$2]" office:value-type="float" office:value="9.875" calcext:value-type="float">
            <text:p>9.875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9.875" calcext:value-type="float">
            <text:p>9.875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9.875" calcext:value-type="float">
            <text:p>9.875</text:p>
          </table:table-cell>
          <table:table-cell table:formula="of:=([.C128]-[.C127])/([.$B128]-[.$B127])" office:value-type="float" office:value="0" calcext:value-type="float">
            <text:p>0.000</text:p>
          </table:table-cell>
          <table:table-cell table:style-name="ce1" table:formula="of:=([.D128]-[.D127])/([.$B$3]-[.$B$2])" office:value-type="float" office:value="0" calcext:value-type="float">
            <text:p>0.000</text:p>
          </table:table-cell>
          <table:table-cell office:value-type="float" office:value="9.875" calcext:value-type="float">
            <text:p>9.875</text:p>
          </table:table-cell>
          <table:table-cell table:formula="of:=([.F128]-[.F127])/([.$E128]-[.$E127])" office:value-type="float" office:value="0" calcext:value-type="float">
            <text:p>0.000</text:p>
          </table:table-cell>
          <table:table-cell table:formula="of:=([.G128]-[.G127])/([.$E128]-[.$E12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904" calcext:value-type="float">
            <text:p>13.904</text:p>
          </table:table-cell>
          <table:table-cell table:formula="of:=[.A128]-[.$A$2]" office:value-type="float" office:value="9.954" calcext:value-type="float">
            <text:p>9.954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9.954" calcext:value-type="float">
            <text:p>9.954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9.954" calcext:value-type="float">
            <text:p>9.954</text:p>
          </table:table-cell>
          <table:table-cell table:formula="of:=([.C129]-[.C128])/([.$B129]-[.$B128])" office:value-type="float" office:value="0.632911392405056" calcext:value-type="float">
            <text:p>0.633</text:p>
          </table:table-cell>
          <table:table-cell table:style-name="ce1" table:formula="of:=([.D129]-[.D128])/([.$B$3]-[.$B$2])" office:value-type="float" office:value="0" calcext:value-type="float">
            <text:p>0.000</text:p>
          </table:table-cell>
          <table:table-cell office:value-type="float" office:value="9.954" calcext:value-type="float">
            <text:p>9.954</text:p>
          </table:table-cell>
          <table:table-cell table:formula="of:=([.F129]-[.F128])/([.$E129]-[.$E128])" office:value-type="float" office:value="0" calcext:value-type="float">
            <text:p>0.000</text:p>
          </table:table-cell>
          <table:table-cell table:formula="of:=([.G129]-[.G128])/([.$E129]-[.$E12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.983" calcext:value-type="float">
            <text:p>13.983</text:p>
          </table:table-cell>
          <table:table-cell table:formula="of:=[.A129]-[.$A$2]" office:value-type="float" office:value="10.033" calcext:value-type="float">
            <text:p>10.033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office:value-type="float" office:value="10.033" calcext:value-type="float">
            <text:p>10.033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10.033" calcext:value-type="float">
            <text:p>10.033</text:p>
          </table:table-cell>
          <table:table-cell table:formula="of:=([.C130]-[.C129])/([.$B130]-[.$B129])" office:value-type="float" office:value="0" calcext:value-type="float">
            <text:p>0.000</text:p>
          </table:table-cell>
          <table:table-cell table:style-name="ce1" table:formula="of:=([.D130]-[.D129])/([.$B$3]-[.$B$2])" office:value-type="float" office:value="0.632911392405069" calcext:value-type="float">
            <text:p>0.633</text:p>
          </table:table-cell>
          <table:table-cell office:value-type="float" office:value="10.033" calcext:value-type="float">
            <text:p>10.033</text:p>
          </table:table-cell>
          <table:table-cell table:formula="of:=([.F130]-[.F129])/([.$E130]-[.$E129])" office:value-type="float" office:value="0" calcext:value-type="float">
            <text:p>0.000</text:p>
          </table:table-cell>
          <table:table-cell table:formula="of:=([.G130]-[.G129])/([.$E130]-[.$E12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062" calcext:value-type="float">
            <text:p>14.062</text:p>
          </table:table-cell>
          <table:table-cell table:formula="of:=[.A130]-[.$A$2]" office:value-type="float" office:value="10.112" calcext:value-type="float">
            <text:p>10.112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0.112" calcext:value-type="float">
            <text:p>10.112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10.112" calcext:value-type="float">
            <text:p>10.112</text:p>
          </table:table-cell>
          <table:table-cell table:formula="of:=([.C131]-[.C130])/([.$B131]-[.$B130])" office:value-type="float" office:value="0" calcext:value-type="float">
            <text:p>0.000</text:p>
          </table:table-cell>
          <table:table-cell table:style-name="ce1" table:formula="of:=([.D131]-[.D130])/([.$B$3]-[.$B$2])" office:value-type="float" office:value="0" calcext:value-type="float">
            <text:p>0.000</text:p>
          </table:table-cell>
          <table:table-cell office:value-type="float" office:value="10.112" calcext:value-type="float">
            <text:p>10.112</text:p>
          </table:table-cell>
          <table:table-cell table:formula="of:=([.F131]-[.F130])/([.$E131]-[.$E130])" office:value-type="float" office:value="0.632911392405062" calcext:value-type="float">
            <text:p>0.633</text:p>
          </table:table-cell>
          <table:table-cell table:formula="of:=([.G131]-[.G130])/([.$E131]-[.$E13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141" calcext:value-type="float">
            <text:p>14.141</text:p>
          </table:table-cell>
          <table:table-cell table:formula="of:=[.A131]-[.$A$2]" office:value-type="float" office:value="10.191" calcext:value-type="float">
            <text:p>10.191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0.191" calcext:value-type="float">
            <text:p>10.191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0.191" calcext:value-type="float">
            <text:p>10.191</text:p>
          </table:table-cell>
          <table:table-cell table:formula="of:=([.C132]-[.C131])/([.$B132]-[.$B131])" office:value-type="float" office:value="0" calcext:value-type="float">
            <text:p>0.000</text:p>
          </table:table-cell>
          <table:table-cell table:style-name="ce1" table:formula="of:=([.D132]-[.D131])/([.$B$3]-[.$B$2])" office:value-type="float" office:value="0" calcext:value-type="float">
            <text:p>0.000</text:p>
          </table:table-cell>
          <table:table-cell office:value-type="float" office:value="10.191" calcext:value-type="float">
            <text:p>10.191</text:p>
          </table:table-cell>
          <table:table-cell table:formula="of:=([.F132]-[.F131])/([.$E132]-[.$E131])" office:value-type="float" office:value="0" calcext:value-type="float">
            <text:p>0.000</text:p>
          </table:table-cell>
          <table:table-cell table:formula="of:=([.G132]-[.G131])/([.$E132]-[.$E13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table:formula="of:=[.A132]-[.$A$2]" office:value-type="float" office:value="10.27" calcext:value-type="float">
            <text:p>10.27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0.27" calcext:value-type="float">
            <text:p>10.27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0.27" calcext:value-type="float">
            <text:p>10.27</text:p>
          </table:table-cell>
          <table:table-cell table:formula="of:=([.C133]-[.C132])/([.$B133]-[.$B132])" office:value-type="float" office:value="0" calcext:value-type="float">
            <text:p>0.000</text:p>
          </table:table-cell>
          <table:table-cell table:style-name="ce1" table:formula="of:=([.D133]-[.D132])/([.$B$3]-[.$B$2])" office:value-type="float" office:value="0" calcext:value-type="float">
            <text:p>0.000</text:p>
          </table:table-cell>
          <table:table-cell office:value-type="float" office:value="10.27" calcext:value-type="float">
            <text:p>10.27</text:p>
          </table:table-cell>
          <table:table-cell table:formula="of:=([.F133]-[.F132])/([.$E133]-[.$E132])" office:value-type="float" office:value="0" calcext:value-type="float">
            <text:p>0.000</text:p>
          </table:table-cell>
          <table:table-cell table:formula="of:=([.G133]-[.G132])/([.$E133]-[.$E13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299" calcext:value-type="float">
            <text:p>14.299</text:p>
          </table:table-cell>
          <table:table-cell table:formula="of:=[.A133]-[.$A$2]" office:value-type="float" office:value="10.349" calcext:value-type="float">
            <text:p>10.349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0.349" calcext:value-type="float">
            <text:p>10.349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0.349" calcext:value-type="float">
            <text:p>10.349</text:p>
          </table:table-cell>
          <table:table-cell table:formula="of:=([.C134]-[.C133])/([.$B134]-[.$B133])" office:value-type="float" office:value="0.632911392405062" calcext:value-type="float">
            <text:p>0.633</text:p>
          </table:table-cell>
          <table:table-cell table:style-name="ce1" table:formula="of:=([.D134]-[.D133])/([.$B$3]-[.$B$2])" office:value-type="float" office:value="0" calcext:value-type="float">
            <text:p>0.000</text:p>
          </table:table-cell>
          <table:table-cell office:value-type="float" office:value="10.349" calcext:value-type="float">
            <text:p>10.349</text:p>
          </table:table-cell>
          <table:table-cell table:formula="of:=([.F134]-[.F133])/([.$E134]-[.$E133])" office:value-type="float" office:value="0" calcext:value-type="float">
            <text:p>0.000</text:p>
          </table:table-cell>
          <table:table-cell table:formula="of:=([.G134]-[.G133])/([.$E134]-[.$E13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378" calcext:value-type="float">
            <text:p>14.378</text:p>
          </table:table-cell>
          <table:table-cell table:formula="of:=[.A134]-[.$A$2]" office:value-type="float" office:value="10.428" calcext:value-type="float">
            <text:p>10.428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428" calcext:value-type="float">
            <text:p>10.428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0.428" calcext:value-type="float">
            <text:p>10.428</text:p>
          </table:table-cell>
          <table:table-cell table:formula="of:=([.C135]-[.C134])/([.$B135]-[.$B134])" office:value-type="float" office:value="0" calcext:value-type="float">
            <text:p>0.000</text:p>
          </table:table-cell>
          <table:table-cell table:style-name="ce1" table:formula="of:=([.D135]-[.D134])/([.$B$3]-[.$B$2])" office:value-type="float" office:value="0" calcext:value-type="float">
            <text:p>0.000</text:p>
          </table:table-cell>
          <table:table-cell office:value-type="float" office:value="10.428" calcext:value-type="float">
            <text:p>10.428</text:p>
          </table:table-cell>
          <table:table-cell table:formula="of:=([.F135]-[.F134])/([.$E135]-[.$E134])" office:value-type="float" office:value="0" calcext:value-type="float">
            <text:p>0.000</text:p>
          </table:table-cell>
          <table:table-cell table:formula="of:=([.G135]-[.G134])/([.$E135]-[.$E13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457" calcext:value-type="float">
            <text:p>14.457</text:p>
          </table:table-cell>
          <table:table-cell table:formula="of:=[.A135]-[.$A$2]" office:value-type="float" office:value="10.507" calcext:value-type="float">
            <text:p>10.507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507" calcext:value-type="float">
            <text:p>10.507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0.507" calcext:value-type="float">
            <text:p>10.507</text:p>
          </table:table-cell>
          <table:table-cell table:formula="of:=([.C136]-[.C135])/([.$B136]-[.$B135])" office:value-type="float" office:value="0" calcext:value-type="float">
            <text:p>0.000</text:p>
          </table:table-cell>
          <table:table-cell table:style-name="ce1" table:formula="of:=([.D136]-[.D135])/([.$B$3]-[.$B$2])" office:value-type="float" office:value="0" calcext:value-type="float">
            <text:p>0.000</text:p>
          </table:table-cell>
          <table:table-cell office:value-type="float" office:value="10.507" calcext:value-type="float">
            <text:p>10.507</text:p>
          </table:table-cell>
          <table:table-cell table:formula="of:=([.F136]-[.F135])/([.$E136]-[.$E135])" office:value-type="float" office:value="0" calcext:value-type="float">
            <text:p>0.000</text:p>
          </table:table-cell>
          <table:table-cell table:formula="of:=([.G136]-[.G135])/([.$E136]-[.$E13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536" calcext:value-type="float">
            <text:p>14.536</text:p>
          </table:table-cell>
          <table:table-cell table:formula="of:=[.A136]-[.$A$2]" office:value-type="float" office:value="10.586" calcext:value-type="float">
            <text:p>10.586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586" calcext:value-type="float">
            <text:p>10.586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0.586" calcext:value-type="float">
            <text:p>10.586</text:p>
          </table:table-cell>
          <table:table-cell table:formula="of:=([.C137]-[.C136])/([.$B137]-[.$B136])" office:value-type="float" office:value="0" calcext:value-type="float">
            <text:p>0.000</text:p>
          </table:table-cell>
          <table:table-cell table:style-name="ce1" table:formula="of:=([.D137]-[.D136])/([.$B$3]-[.$B$2])" office:value-type="float" office:value="0" calcext:value-type="float">
            <text:p>0.000</text:p>
          </table:table-cell>
          <table:table-cell office:value-type="float" office:value="10.586" calcext:value-type="float">
            <text:p>10.586</text:p>
          </table:table-cell>
          <table:table-cell table:formula="of:=([.F137]-[.F136])/([.$E137]-[.$E136])" office:value-type="float" office:value="0.63291139240507" calcext:value-type="float">
            <text:p>0.633</text:p>
          </table:table-cell>
          <table:table-cell table:formula="of:=([.G137]-[.G136])/([.$E137]-[.$E13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615" calcext:value-type="float">
            <text:p>14.615</text:p>
          </table:table-cell>
          <table:table-cell table:formula="of:=[.A137]-[.$A$2]" office:value-type="float" office:value="10.665" calcext:value-type="float">
            <text:p>10.665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665" calcext:value-type="float">
            <text:p>10.66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0.665" calcext:value-type="float">
            <text:p>10.665</text:p>
          </table:table-cell>
          <table:table-cell table:formula="of:=([.C138]-[.C137])/([.$B138]-[.$B137])" office:value-type="float" office:value="0" calcext:value-type="float">
            <text:p>0.000</text:p>
          </table:table-cell>
          <table:table-cell table:style-name="ce1" table:formula="of:=([.D138]-[.D137])/([.$B$3]-[.$B$2])" office:value-type="float" office:value="0" calcext:value-type="float">
            <text:p>0.000</text:p>
          </table:table-cell>
          <table:table-cell office:value-type="float" office:value="10.665" calcext:value-type="float">
            <text:p>10.665</text:p>
          </table:table-cell>
          <table:table-cell table:formula="of:=([.F138]-[.F137])/([.$E138]-[.$E137])" office:value-type="float" office:value="0" calcext:value-type="float">
            <text:p>0.000</text:p>
          </table:table-cell>
          <table:table-cell table:formula="of:=([.G138]-[.G137])/([.$E138]-[.$E13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694" calcext:value-type="float">
            <text:p>14.694</text:p>
          </table:table-cell>
          <table:table-cell table:formula="of:=[.A138]-[.$A$2]" office:value-type="float" office:value="10.744" calcext:value-type="float">
            <text:p>10.744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744" calcext:value-type="float">
            <text:p>10.744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0.744" calcext:value-type="float">
            <text:p>10.744</text:p>
          </table:table-cell>
          <table:table-cell table:formula="of:=([.C139]-[.C138])/([.$B139]-[.$B138])" office:value-type="float" office:value="0" calcext:value-type="float">
            <text:p>0.000</text:p>
          </table:table-cell>
          <table:table-cell table:style-name="ce1" table:formula="of:=([.D139]-[.D138])/([.$B$3]-[.$B$2])" office:value-type="float" office:value="0" calcext:value-type="float">
            <text:p>0.000</text:p>
          </table:table-cell>
          <table:table-cell office:value-type="float" office:value="10.744" calcext:value-type="float">
            <text:p>10.744</text:p>
          </table:table-cell>
          <table:table-cell table:formula="of:=([.F139]-[.F138])/([.$E139]-[.$E138])" office:value-type="float" office:value="0" calcext:value-type="float">
            <text:p>0.000</text:p>
          </table:table-cell>
          <table:table-cell table:formula="of:=([.G139]-[.G138])/([.$E139]-[.$E13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773" calcext:value-type="float">
            <text:p>14.773</text:p>
          </table:table-cell>
          <table:table-cell table:formula="of:=[.A139]-[.$A$2]" office:value-type="float" office:value="10.823" calcext:value-type="float">
            <text:p>10.823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823" calcext:value-type="float">
            <text:p>10.823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0.823" calcext:value-type="float">
            <text:p>10.823</text:p>
          </table:table-cell>
          <table:table-cell table:formula="of:=([.C140]-[.C139])/([.$B140]-[.$B139])" office:value-type="float" office:value="0" calcext:value-type="float">
            <text:p>0.000</text:p>
          </table:table-cell>
          <table:table-cell table:style-name="ce1" table:formula="of:=([.D140]-[.D139])/([.$B$3]-[.$B$2])" office:value-type="float" office:value="0" calcext:value-type="float">
            <text:p>0.000</text:p>
          </table:table-cell>
          <table:table-cell office:value-type="float" office:value="10.823" calcext:value-type="float">
            <text:p>10.823</text:p>
          </table:table-cell>
          <table:table-cell table:formula="of:=([.F140]-[.F139])/([.$E140]-[.$E139])" office:value-type="float" office:value="0.632911392405076" calcext:value-type="float">
            <text:p>0.633</text:p>
          </table:table-cell>
          <table:table-cell table:formula="of:=([.G140]-[.G139])/([.$E140]-[.$E13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852" calcext:value-type="float">
            <text:p>14.852</text:p>
          </table:table-cell>
          <table:table-cell table:formula="of:=[.A140]-[.$A$2]" office:value-type="float" office:value="10.902" calcext:value-type="float">
            <text:p>10.902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902" calcext:value-type="float">
            <text:p>10.902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10.902" calcext:value-type="float">
            <text:p>10.902</text:p>
          </table:table-cell>
          <table:table-cell table:formula="of:=([.C141]-[.C140])/([.$B141]-[.$B140])" office:value-type="float" office:value="0" calcext:value-type="float">
            <text:p>0.000</text:p>
          </table:table-cell>
          <table:table-cell table:style-name="ce1" table:formula="of:=([.D141]-[.D140])/([.$B$3]-[.$B$2])" office:value-type="float" office:value="0.632911392405063" calcext:value-type="float">
            <text:p>0.633</text:p>
          </table:table-cell>
          <table:table-cell office:value-type="float" office:value="10.902" calcext:value-type="float">
            <text:p>10.902</text:p>
          </table:table-cell>
          <table:table-cell table:formula="of:=([.F141]-[.F140])/([.$E141]-[.$E140])" office:value-type="float" office:value="0" calcext:value-type="float">
            <text:p>0.000</text:p>
          </table:table-cell>
          <table:table-cell table:formula="of:=([.G141]-[.G140])/([.$E141]-[.$E14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.931" calcext:value-type="float">
            <text:p>14.931</text:p>
          </table:table-cell>
          <table:table-cell table:formula="of:=[.A141]-[.$A$2]" office:value-type="float" office:value="10.981" calcext:value-type="float">
            <text:p>10.981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0.981" calcext:value-type="float">
            <text:p>10.98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10.981" calcext:value-type="float">
            <text:p>10.981</text:p>
          </table:table-cell>
          <table:table-cell table:formula="of:=([.C142]-[.C141])/([.$B142]-[.$B141])" office:value-type="float" office:value="0" calcext:value-type="float">
            <text:p>0.000</text:p>
          </table:table-cell>
          <table:table-cell table:style-name="ce1" table:formula="of:=([.D142]-[.D141])/([.$B$3]-[.$B$2])" office:value-type="float" office:value="0" calcext:value-type="float">
            <text:p>0.000</text:p>
          </table:table-cell>
          <table:table-cell office:value-type="float" office:value="10.981" calcext:value-type="float">
            <text:p>10.981</text:p>
          </table:table-cell>
          <table:table-cell table:formula="of:=([.F142]-[.F141])/([.$E142]-[.$E141])" office:value-type="float" office:value="0" calcext:value-type="float">
            <text:p>0.000</text:p>
          </table:table-cell>
          <table:table-cell table:formula="of:=([.G142]-[.G141])/([.$E142]-[.$E14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table:formula="of:=[.A142]-[.$A$2]" office:value-type="float" office:value="11.06" calcext:value-type="float">
            <text:p>11.06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1.06" calcext:value-type="float">
            <text:p>11.06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11.06" calcext:value-type="float">
            <text:p>11.06</text:p>
          </table:table-cell>
          <table:table-cell table:formula="of:=([.C143]-[.C142])/([.$B143]-[.$B142])" office:value-type="float" office:value="0" calcext:value-type="float">
            <text:p>0.000</text:p>
          </table:table-cell>
          <table:table-cell table:style-name="ce1" table:formula="of:=([.D143]-[.D142])/([.$B$3]-[.$B$2])" office:value-type="float" office:value="0" calcext:value-type="float">
            <text:p>0.000</text:p>
          </table:table-cell>
          <table:table-cell office:value-type="float" office:value="11.06" calcext:value-type="float">
            <text:p>11.06</text:p>
          </table:table-cell>
          <table:table-cell table:formula="of:=([.F143]-[.F142])/([.$E143]-[.$E142])" office:value-type="float" office:value="0.63291139240507" calcext:value-type="float">
            <text:p>0.633</text:p>
          </table:table-cell>
          <table:table-cell table:formula="of:=([.G143]-[.G142])/([.$E143]-[.$E14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089" calcext:value-type="float">
            <text:p>15.089</text:p>
          </table:table-cell>
          <table:table-cell table:formula="of:=[.A143]-[.$A$2]" office:value-type="float" office:value="11.139" calcext:value-type="float">
            <text:p>11.13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1.139" calcext:value-type="float">
            <text:p>11.139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1.139" calcext:value-type="float">
            <text:p>11.139</text:p>
          </table:table-cell>
          <table:table-cell table:formula="of:=([.C144]-[.C143])/([.$B144]-[.$B143])" office:value-type="float" office:value="0.632911392405056" calcext:value-type="float">
            <text:p>0.633</text:p>
          </table:table-cell>
          <table:table-cell table:style-name="ce1" table:formula="of:=([.D144]-[.D143])/([.$B$3]-[.$B$2])" office:value-type="float" office:value="0" calcext:value-type="float">
            <text:p>0.000</text:p>
          </table:table-cell>
          <table:table-cell office:value-type="float" office:value="11.139" calcext:value-type="float">
            <text:p>11.139</text:p>
          </table:table-cell>
          <table:table-cell table:formula="of:=([.F144]-[.F143])/([.$E144]-[.$E143])" office:value-type="float" office:value="0" calcext:value-type="float">
            <text:p>0.000</text:p>
          </table:table-cell>
          <table:table-cell table:formula="of:=([.G144]-[.G143])/([.$E144]-[.$E14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table:formula="of:=[.A144]-[.$A$2]" office:value-type="float" office:value="11.218" calcext:value-type="float">
            <text:p>11.218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218" calcext:value-type="float">
            <text:p>11.218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1.218" calcext:value-type="float">
            <text:p>11.218</text:p>
          </table:table-cell>
          <table:table-cell table:formula="of:=([.C145]-[.C144])/([.$B145]-[.$B144])" office:value-type="float" office:value="0" calcext:value-type="float">
            <text:p>0.000</text:p>
          </table:table-cell>
          <table:table-cell table:style-name="ce1" table:formula="of:=([.D145]-[.D144])/([.$B$3]-[.$B$2])" office:value-type="float" office:value="0" calcext:value-type="float">
            <text:p>0.000</text:p>
          </table:table-cell>
          <table:table-cell office:value-type="float" office:value="11.218" calcext:value-type="float">
            <text:p>11.218</text:p>
          </table:table-cell>
          <table:table-cell table:formula="of:=([.F145]-[.F144])/([.$E145]-[.$E144])" office:value-type="float" office:value="0" calcext:value-type="float">
            <text:p>0.000</text:p>
          </table:table-cell>
          <table:table-cell table:formula="of:=([.G145]-[.G144])/([.$E145]-[.$E144])" office:value-type="float" office:value="-0.632911392405056" calcext:value-type="float">
            <text:p>-0.633</text:p>
          </table:table-cell>
        </table:table-row>
        <table:table-row table:style-name="ro1">
          <table:table-cell office:value-type="float" office:value="15.247" calcext:value-type="float">
            <text:p>15.247</text:p>
          </table:table-cell>
          <table:table-cell table:formula="of:=[.A145]-[.$A$2]" office:value-type="float" office:value="11.297" calcext:value-type="float">
            <text:p>11.297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297" calcext:value-type="float">
            <text:p>11.297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1.297" calcext:value-type="float">
            <text:p>11.297</text:p>
          </table:table-cell>
          <table:table-cell table:formula="of:=([.C146]-[.C145])/([.$B146]-[.$B145])" office:value-type="float" office:value="0" calcext:value-type="float">
            <text:p>0.000</text:p>
          </table:table-cell>
          <table:table-cell table:style-name="ce1" table:formula="of:=([.D146]-[.D145])/([.$B$3]-[.$B$2])" office:value-type="float" office:value="0" calcext:value-type="float">
            <text:p>0.000</text:p>
          </table:table-cell>
          <table:table-cell office:value-type="float" office:value="11.297" calcext:value-type="float">
            <text:p>11.297</text:p>
          </table:table-cell>
          <table:table-cell table:formula="of:=([.F146]-[.F145])/([.$E146]-[.$E145])" office:value-type="float" office:value="0" calcext:value-type="float">
            <text:p>0.000</text:p>
          </table:table-cell>
          <table:table-cell table:formula="of:=([.G146]-[.G145])/([.$E146]-[.$E14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326" calcext:value-type="float">
            <text:p>15.326</text:p>
          </table:table-cell>
          <table:table-cell table:formula="of:=[.A146]-[.$A$2]" office:value-type="float" office:value="11.376" calcext:value-type="float">
            <text:p>11.376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376" calcext:value-type="float">
            <text:p>11.376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1.376" calcext:value-type="float">
            <text:p>11.376</text:p>
          </table:table-cell>
          <table:table-cell table:formula="of:=([.C147]-[.C146])/([.$B147]-[.$B146])" office:value-type="float" office:value="0" calcext:value-type="float">
            <text:p>0.000</text:p>
          </table:table-cell>
          <table:table-cell table:style-name="ce1" table:formula="of:=([.D147]-[.D146])/([.$B$3]-[.$B$2])" office:value-type="float" office:value="0" calcext:value-type="float">
            <text:p>0.000</text:p>
          </table:table-cell>
          <table:table-cell office:value-type="float" office:value="11.376" calcext:value-type="float">
            <text:p>11.376</text:p>
          </table:table-cell>
          <table:table-cell table:formula="of:=([.F147]-[.F146])/([.$E147]-[.$E146])" office:value-type="float" office:value="0" calcext:value-type="float">
            <text:p>0.000</text:p>
          </table:table-cell>
          <table:table-cell table:formula="of:=([.G147]-[.G146])/([.$E147]-[.$E14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405" calcext:value-type="float">
            <text:p>15.405</text:p>
          </table:table-cell>
          <table:table-cell table:formula="of:=[.A147]-[.$A$2]" office:value-type="float" office:value="11.455" calcext:value-type="float">
            <text:p>11.455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455" calcext:value-type="float">
            <text:p>11.455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1.455" calcext:value-type="float">
            <text:p>11.455</text:p>
          </table:table-cell>
          <table:table-cell table:formula="of:=([.C148]-[.C147])/([.$B148]-[.$B147])" office:value-type="float" office:value="0" calcext:value-type="float">
            <text:p>0.000</text:p>
          </table:table-cell>
          <table:table-cell table:style-name="ce1" table:formula="of:=([.D148]-[.D147])/([.$B$3]-[.$B$2])" office:value-type="float" office:value="0" calcext:value-type="float">
            <text:p>0.000</text:p>
          </table:table-cell>
          <table:table-cell office:value-type="float" office:value="11.455" calcext:value-type="float">
            <text:p>11.455</text:p>
          </table:table-cell>
          <table:table-cell table:formula="of:=([.F148]-[.F147])/([.$E148]-[.$E147])" office:value-type="float" office:value="0.632911392405056" calcext:value-type="float">
            <text:p>0.633</text:p>
          </table:table-cell>
          <table:table-cell table:formula="of:=([.G148]-[.G147])/([.$E148]-[.$E14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484" calcext:value-type="float">
            <text:p>15.484</text:p>
          </table:table-cell>
          <table:table-cell table:formula="of:=[.A148]-[.$A$2]" office:value-type="float" office:value="11.534" calcext:value-type="float">
            <text:p>11.534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534" calcext:value-type="float">
            <text:p>11.534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1.534" calcext:value-type="float">
            <text:p>11.534</text:p>
          </table:table-cell>
          <table:table-cell table:formula="of:=([.C149]-[.C148])/([.$B149]-[.$B148])" office:value-type="float" office:value="0" calcext:value-type="float">
            <text:p>0.000</text:p>
          </table:table-cell>
          <table:table-cell table:style-name="ce1" table:formula="of:=([.D149]-[.D148])/([.$B$3]-[.$B$2])" office:value-type="float" office:value="0" calcext:value-type="float">
            <text:p>0.000</text:p>
          </table:table-cell>
          <table:table-cell office:value-type="float" office:value="11.534" calcext:value-type="float">
            <text:p>11.534</text:p>
          </table:table-cell>
          <table:table-cell table:formula="of:=([.F149]-[.F148])/([.$E149]-[.$E148])" office:value-type="float" office:value="0" calcext:value-type="float">
            <text:p>0.000</text:p>
          </table:table-cell>
          <table:table-cell table:formula="of:=([.G149]-[.G148])/([.$E149]-[.$E14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563" calcext:value-type="float">
            <text:p>15.563</text:p>
          </table:table-cell>
          <table:table-cell table:formula="of:=[.A149]-[.$A$2]" office:value-type="float" office:value="11.613" calcext:value-type="float">
            <text:p>11.613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613" calcext:value-type="float">
            <text:p>11.613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1.613" calcext:value-type="float">
            <text:p>11.613</text:p>
          </table:table-cell>
          <table:table-cell table:formula="of:=([.C150]-[.C149])/([.$B150]-[.$B149])" office:value-type="float" office:value="0" calcext:value-type="float">
            <text:p>0.000</text:p>
          </table:table-cell>
          <table:table-cell table:style-name="ce1" table:formula="of:=([.D150]-[.D149])/([.$B$3]-[.$B$2])" office:value-type="float" office:value="0" calcext:value-type="float">
            <text:p>0.000</text:p>
          </table:table-cell>
          <table:table-cell office:value-type="float" office:value="11.613" calcext:value-type="float">
            <text:p>11.613</text:p>
          </table:table-cell>
          <table:table-cell table:formula="of:=([.F150]-[.F149])/([.$E150]-[.$E149])" office:value-type="float" office:value="0" calcext:value-type="float">
            <text:p>0.000</text:p>
          </table:table-cell>
          <table:table-cell table:formula="of:=([.G150]-[.G149])/([.$E150]-[.$E14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642" calcext:value-type="float">
            <text:p>15.642</text:p>
          </table:table-cell>
          <table:table-cell table:formula="of:=[.A150]-[.$A$2]" office:value-type="float" office:value="11.692" calcext:value-type="float">
            <text:p>11.692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692" calcext:value-type="float">
            <text:p>11.692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1.692" calcext:value-type="float">
            <text:p>11.692</text:p>
          </table:table-cell>
          <table:table-cell table:formula="of:=([.C151]-[.C150])/([.$B151]-[.$B150])" office:value-type="float" office:value="0" calcext:value-type="float">
            <text:p>0.000</text:p>
          </table:table-cell>
          <table:table-cell table:style-name="ce1" table:formula="of:=([.D151]-[.D150])/([.$B$3]-[.$B$2])" office:value-type="float" office:value="0" calcext:value-type="float">
            <text:p>0.000</text:p>
          </table:table-cell>
          <table:table-cell office:value-type="float" office:value="11.692" calcext:value-type="float">
            <text:p>11.692</text:p>
          </table:table-cell>
          <table:table-cell table:formula="of:=([.F151]-[.F150])/([.$E151]-[.$E150])" office:value-type="float" office:value="0" calcext:value-type="float">
            <text:p>0.000</text:p>
          </table:table-cell>
          <table:table-cell table:formula="of:=([.G151]-[.G150])/([.$E151]-[.$E15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721" calcext:value-type="float">
            <text:p>15.721</text:p>
          </table:table-cell>
          <table:table-cell table:formula="of:=[.A151]-[.$A$2]" office:value-type="float" office:value="11.771" calcext:value-type="float">
            <text:p>11.771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771" calcext:value-type="float">
            <text:p>11.77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1.771" calcext:value-type="float">
            <text:p>11.771</text:p>
          </table:table-cell>
          <table:table-cell table:formula="of:=([.C152]-[.C151])/([.$B152]-[.$B151])" office:value-type="float" office:value="0" calcext:value-type="float">
            <text:p>0.000</text:p>
          </table:table-cell>
          <table:table-cell table:style-name="ce1" table:formula="of:=([.D152]-[.D151])/([.$B$3]-[.$B$2])" office:value-type="float" office:value="-0.632911392405063" calcext:value-type="float">
            <text:p>-0.633</text:p>
          </table:table-cell>
          <table:table-cell office:value-type="float" office:value="11.771" calcext:value-type="float">
            <text:p>11.771</text:p>
          </table:table-cell>
          <table:table-cell table:formula="of:=([.F152]-[.F151])/([.$E152]-[.$E151])" office:value-type="float" office:value="0" calcext:value-type="float">
            <text:p>0.000</text:p>
          </table:table-cell>
          <table:table-cell table:formula="of:=([.G152]-[.G151])/([.$E152]-[.$E15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[.A152]-[.$A$2]" office:value-type="float" office:value="11.85" calcext:value-type="float">
            <text:p>11.85</text:p>
          </table:table-cell>
          <table:table-cell office:value-type="float" office:value="2.15" calcext:value-type="float">
            <text:p>2.15</text:p>
          </table:table-cell>
          <table:table-cell office:value-type="float" office:value="1.95" calcext:value-type="float">
            <text:p>1.95</text:p>
          </table:table-cell>
          <table:table-cell office:value-type="float" office:value="11.85" calcext:value-type="float">
            <text:p>11.85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1.85" calcext:value-type="float">
            <text:p>11.85</text:p>
          </table:table-cell>
          <table:table-cell table:formula="of:=([.C153]-[.C152])/([.$B153]-[.$B152])" office:value-type="float" office:value="0.63291139240509" calcext:value-type="float">
            <text:p>0.633</text:p>
          </table:table-cell>
          <table:table-cell table:style-name="ce1" table:formula="of:=([.D153]-[.D152])/([.$B$3]-[.$B$2])" office:value-type="float" office:value="0" calcext:value-type="float">
            <text:p>0.000</text:p>
          </table:table-cell>
          <table:table-cell office:value-type="float" office:value="11.85" calcext:value-type="float">
            <text:p>11.85</text:p>
          </table:table-cell>
          <table:table-cell table:formula="of:=([.F153]-[.F152])/([.$E153]-[.$E152])" office:value-type="float" office:value="0" calcext:value-type="float">
            <text:p>0.000</text:p>
          </table:table-cell>
          <table:table-cell table:formula="of:=([.G153]-[.G152])/([.$E153]-[.$E15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879" calcext:value-type="float">
            <text:p>15.879</text:p>
          </table:table-cell>
          <table:table-cell table:formula="of:=[.A153]-[.$A$2]" office:value-type="float" office:value="11.929" calcext:value-type="float">
            <text:p>11.929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1.929" calcext:value-type="float">
            <text:p>11.929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1.929" calcext:value-type="float">
            <text:p>11.929</text:p>
          </table:table-cell>
          <table:table-cell table:formula="of:=([.C154]-[.C153])/([.$B154]-[.$B153])" office:value-type="float" office:value="0" calcext:value-type="float">
            <text:p>0.000</text:p>
          </table:table-cell>
          <table:table-cell table:style-name="ce1" table:formula="of:=([.D154]-[.D153])/([.$B$3]-[.$B$2])" office:value-type="float" office:value="0" calcext:value-type="float">
            <text:p>0.000</text:p>
          </table:table-cell>
          <table:table-cell office:value-type="float" office:value="11.929" calcext:value-type="float">
            <text:p>11.929</text:p>
          </table:table-cell>
          <table:table-cell table:formula="of:=([.F154]-[.F153])/([.$E154]-[.$E153])" office:value-type="float" office:value="0" calcext:value-type="float">
            <text:p>0.000</text:p>
          </table:table-cell>
          <table:table-cell table:formula="of:=([.G154]-[.G153])/([.$E154]-[.$E15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5.958" calcext:value-type="float">
            <text:p>15.958</text:p>
          </table:table-cell>
          <table:table-cell table:formula="of:=[.A154]-[.$A$2]" office:value-type="float" office:value="12.008" calcext:value-type="float">
            <text:p>12.008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008" calcext:value-type="float">
            <text:p>12.008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008" calcext:value-type="float">
            <text:p>12.008</text:p>
          </table:table-cell>
          <table:table-cell table:formula="of:=([.C155]-[.C154])/([.$B155]-[.$B154])" office:value-type="float" office:value="0" calcext:value-type="float">
            <text:p>0.000</text:p>
          </table:table-cell>
          <table:table-cell table:style-name="ce1" table:formula="of:=([.D155]-[.D154])/([.$B$3]-[.$B$2])" office:value-type="float" office:value="0" calcext:value-type="float">
            <text:p>0.000</text:p>
          </table:table-cell>
          <table:table-cell office:value-type="float" office:value="12.008" calcext:value-type="float">
            <text:p>12.008</text:p>
          </table:table-cell>
          <table:table-cell table:formula="of:=([.F155]-[.F154])/([.$E155]-[.$E154])" office:value-type="float" office:value="0" calcext:value-type="float">
            <text:p>0.000</text:p>
          </table:table-cell>
          <table:table-cell table:formula="of:=([.G155]-[.G154])/([.$E155]-[.$E15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037" calcext:value-type="float">
            <text:p>16.037</text:p>
          </table:table-cell>
          <table:table-cell table:formula="of:=[.A155]-[.$A$2]" office:value-type="float" office:value="12.087" calcext:value-type="float">
            <text:p>12.08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087" calcext:value-type="float">
            <text:p>12.087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087" calcext:value-type="float">
            <text:p>12.087</text:p>
          </table:table-cell>
          <table:table-cell table:formula="of:=([.C156]-[.C155])/([.$B156]-[.$B155])" office:value-type="float" office:value="0" calcext:value-type="float">
            <text:p>0.000</text:p>
          </table:table-cell>
          <table:table-cell table:style-name="ce1" table:formula="of:=([.D156]-[.D155])/([.$B$3]-[.$B$2])" office:value-type="float" office:value="0" calcext:value-type="float">
            <text:p>0.000</text:p>
          </table:table-cell>
          <table:table-cell office:value-type="float" office:value="12.087" calcext:value-type="float">
            <text:p>12.087</text:p>
          </table:table-cell>
          <table:table-cell table:formula="of:=([.F156]-[.F155])/([.$E156]-[.$E155])" office:value-type="float" office:value="0" calcext:value-type="float">
            <text:p>0.000</text:p>
          </table:table-cell>
          <table:table-cell table:formula="of:=([.G156]-[.G155])/([.$E156]-[.$E15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116" calcext:value-type="float">
            <text:p>16.116</text:p>
          </table:table-cell>
          <table:table-cell table:formula="of:=[.A156]-[.$A$2]" office:value-type="float" office:value="12.166" calcext:value-type="float">
            <text:p>12.166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166" calcext:value-type="float">
            <text:p>12.166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166" calcext:value-type="float">
            <text:p>12.166</text:p>
          </table:table-cell>
          <table:table-cell table:formula="of:=([.C157]-[.C156])/([.$B157]-[.$B156])" office:value-type="float" office:value="0" calcext:value-type="float">
            <text:p>0.000</text:p>
          </table:table-cell>
          <table:table-cell table:style-name="ce1" table:formula="of:=([.D157]-[.D156])/([.$B$3]-[.$B$2])" office:value-type="float" office:value="0" calcext:value-type="float">
            <text:p>0.000</text:p>
          </table:table-cell>
          <table:table-cell office:value-type="float" office:value="12.166" calcext:value-type="float">
            <text:p>12.166</text:p>
          </table:table-cell>
          <table:table-cell table:formula="of:=([.F157]-[.F156])/([.$E157]-[.$E156])" office:value-type="float" office:value="0" calcext:value-type="float">
            <text:p>0.000</text:p>
          </table:table-cell>
          <table:table-cell table:formula="of:=([.G157]-[.G156])/([.$E157]-[.$E15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195" calcext:value-type="float">
            <text:p>16.195</text:p>
          </table:table-cell>
          <table:table-cell table:formula="of:=[.A157]-[.$A$2]" office:value-type="float" office:value="12.245" calcext:value-type="float">
            <text:p>12.24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245" calcext:value-type="float">
            <text:p>12.245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245" calcext:value-type="float">
            <text:p>12.245</text:p>
          </table:table-cell>
          <table:table-cell table:formula="of:=([.C158]-[.C157])/([.$B158]-[.$B157])" office:value-type="float" office:value="0" calcext:value-type="float">
            <text:p>0.000</text:p>
          </table:table-cell>
          <table:table-cell table:style-name="ce1" table:formula="of:=([.D158]-[.D157])/([.$B$3]-[.$B$2])" office:value-type="float" office:value="0" calcext:value-type="float">
            <text:p>0.000</text:p>
          </table:table-cell>
          <table:table-cell office:value-type="float" office:value="12.245" calcext:value-type="float">
            <text:p>12.245</text:p>
          </table:table-cell>
          <table:table-cell table:formula="of:=([.F158]-[.F157])/([.$E158]-[.$E157])" office:value-type="float" office:value="0" calcext:value-type="float">
            <text:p>0.000</text:p>
          </table:table-cell>
          <table:table-cell table:formula="of:=([.G158]-[.G157])/([.$E158]-[.$E15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274" calcext:value-type="float">
            <text:p>16.274</text:p>
          </table:table-cell>
          <table:table-cell table:formula="of:=[.A158]-[.$A$2]" office:value-type="float" office:value="12.324" calcext:value-type="float">
            <text:p>12.324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324" calcext:value-type="float">
            <text:p>12.324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324" calcext:value-type="float">
            <text:p>12.324</text:p>
          </table:table-cell>
          <table:table-cell table:formula="of:=([.C159]-[.C158])/([.$B159]-[.$B158])" office:value-type="float" office:value="0" calcext:value-type="float">
            <text:p>0.000</text:p>
          </table:table-cell>
          <table:table-cell table:style-name="ce1" table:formula="of:=([.D159]-[.D158])/([.$B$3]-[.$B$2])" office:value-type="float" office:value="0" calcext:value-type="float">
            <text:p>0.000</text:p>
          </table:table-cell>
          <table:table-cell office:value-type="float" office:value="12.324" calcext:value-type="float">
            <text:p>12.324</text:p>
          </table:table-cell>
          <table:table-cell table:formula="of:=([.F159]-[.F158])/([.$E159]-[.$E158])" office:value-type="float" office:value="0" calcext:value-type="float">
            <text:p>0.000</text:p>
          </table:table-cell>
          <table:table-cell table:formula="of:=([.G159]-[.G158])/([.$E159]-[.$E15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3531" calcext:value-type="float">
            <text:p>16.3531</text:p>
          </table:table-cell>
          <table:table-cell table:formula="of:=[.A159]-[.$A$2]" office:value-type="float" office:value="12.4031" calcext:value-type="float">
            <text:p>12.4031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4031" calcext:value-type="float">
            <text:p>12.403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4031" calcext:value-type="float">
            <text:p>12.4031</text:p>
          </table:table-cell>
          <table:table-cell table:formula="of:=([.C160]-[.C159])/([.$B160]-[.$B159])" office:value-type="float" office:value="0" calcext:value-type="float">
            <text:p>0.000</text:p>
          </table:table-cell>
          <table:table-cell table:style-name="ce1" table:formula="of:=([.D160]-[.D159])/([.$B$3]-[.$B$2])" office:value-type="float" office:value="0" calcext:value-type="float">
            <text:p>0.000</text:p>
          </table:table-cell>
          <table:table-cell office:value-type="float" office:value="12.4031" calcext:value-type="float">
            <text:p>12.4031</text:p>
          </table:table-cell>
          <table:table-cell table:formula="of:=([.F160]-[.F159])/([.$E160]-[.$E159])" office:value-type="float" office:value="0" calcext:value-type="float">
            <text:p>0.000</text:p>
          </table:table-cell>
          <table:table-cell table:formula="of:=([.G160]-[.G159])/([.$E160]-[.$E15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4321" calcext:value-type="float">
            <text:p>16.4321</text:p>
          </table:table-cell>
          <table:table-cell table:formula="of:=[.A160]-[.$A$2]" office:value-type="float" office:value="12.4821" calcext:value-type="float">
            <text:p>12.4821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4821" calcext:value-type="float">
            <text:p>12.482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4821" calcext:value-type="float">
            <text:p>12.4821</text:p>
          </table:table-cell>
          <table:table-cell table:formula="of:=([.C161]-[.C160])/([.$B161]-[.$B160])" office:value-type="float" office:value="0" calcext:value-type="float">
            <text:p>0.000</text:p>
          </table:table-cell>
          <table:table-cell table:style-name="ce1" table:formula="of:=([.D161]-[.D160])/([.$B$3]-[.$B$2])" office:value-type="float" office:value="0" calcext:value-type="float">
            <text:p>0.000</text:p>
          </table:table-cell>
          <table:table-cell office:value-type="float" office:value="12.4821" calcext:value-type="float">
            <text:p>12.4821</text:p>
          </table:table-cell>
          <table:table-cell table:formula="of:=([.F161]-[.F160])/([.$E161]-[.$E160])" office:value-type="float" office:value="0" calcext:value-type="float">
            <text:p>0.000</text:p>
          </table:table-cell>
          <table:table-cell table:formula="of:=([.G161]-[.G160])/([.$E161]-[.$E16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5111" calcext:value-type="float">
            <text:p>16.5111</text:p>
          </table:table-cell>
          <table:table-cell table:formula="of:=[.A161]-[.$A$2]" office:value-type="float" office:value="12.5611" calcext:value-type="float">
            <text:p>12.5611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5611" calcext:value-type="float">
            <text:p>12.561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5611" calcext:value-type="float">
            <text:p>12.5611</text:p>
          </table:table-cell>
          <table:table-cell table:formula="of:=([.C162]-[.C161])/([.$B162]-[.$B161])" office:value-type="float" office:value="0" calcext:value-type="float">
            <text:p>0.000</text:p>
          </table:table-cell>
          <table:table-cell table:style-name="ce1" table:formula="of:=([.D162]-[.D161])/([.$B$3]-[.$B$2])" office:value-type="float" office:value="0.632911392405063" calcext:value-type="float">
            <text:p>0.633</text:p>
          </table:table-cell>
          <table:table-cell office:value-type="float" office:value="12.5611" calcext:value-type="float">
            <text:p>12.5611</text:p>
          </table:table-cell>
          <table:table-cell table:formula="of:=([.F162]-[.F161])/([.$E162]-[.$E161])" office:value-type="float" office:value="0" calcext:value-type="float">
            <text:p>0.000</text:p>
          </table:table-cell>
          <table:table-cell table:formula="of:=([.G162]-[.G161])/([.$E162]-[.$E16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5901" calcext:value-type="float">
            <text:p>16.5901</text:p>
          </table:table-cell>
          <table:table-cell table:formula="of:=[.A162]-[.$A$2]" office:value-type="float" office:value="12.6401" calcext:value-type="float">
            <text:p>12.640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2.6401" calcext:value-type="float">
            <text:p>12.640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6401" calcext:value-type="float">
            <text:p>12.6401</text:p>
          </table:table-cell>
          <table:table-cell table:formula="of:=([.C163]-[.C162])/([.$B163]-[.$B162])" office:value-type="float" office:value="0" calcext:value-type="float">
            <text:p>0.000</text:p>
          </table:table-cell>
          <table:table-cell table:style-name="ce1" table:formula="of:=([.D163]-[.D162])/([.$B$3]-[.$B$2])" office:value-type="float" office:value="0" calcext:value-type="float">
            <text:p>0.000</text:p>
          </table:table-cell>
          <table:table-cell office:value-type="float" office:value="12.6401" calcext:value-type="float">
            <text:p>12.6401</text:p>
          </table:table-cell>
          <table:table-cell table:formula="of:=([.F163]-[.F162])/([.$E163]-[.$E162])" office:value-type="float" office:value="0" calcext:value-type="float">
            <text:p>0.000</text:p>
          </table:table-cell>
          <table:table-cell table:formula="of:=([.G163]-[.G162])/([.$E163]-[.$E16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6691" calcext:value-type="float">
            <text:p>16.6691</text:p>
          </table:table-cell>
          <table:table-cell table:formula="of:=[.A163]-[.$A$2]" office:value-type="float" office:value="12.7191" calcext:value-type="float">
            <text:p>12.719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2.7191" calcext:value-type="float">
            <text:p>12.719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7191" calcext:value-type="float">
            <text:p>12.7191</text:p>
          </table:table-cell>
          <table:table-cell table:formula="of:=([.C164]-[.C163])/([.$B164]-[.$B163])" office:value-type="float" office:value="0" calcext:value-type="float">
            <text:p>0.000</text:p>
          </table:table-cell>
          <table:table-cell table:style-name="ce1" table:formula="of:=([.D164]-[.D163])/([.$B$3]-[.$B$2])" office:value-type="float" office:value="0" calcext:value-type="float">
            <text:p>0.000</text:p>
          </table:table-cell>
          <table:table-cell office:value-type="float" office:value="12.7191" calcext:value-type="float">
            <text:p>12.7191</text:p>
          </table:table-cell>
          <table:table-cell table:formula="of:=([.F164]-[.F163])/([.$E164]-[.$E163])" office:value-type="float" office:value="0" calcext:value-type="float">
            <text:p>0.000</text:p>
          </table:table-cell>
          <table:table-cell table:formula="of:=([.G164]-[.G163])/([.$E164]-[.$E16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7481" calcext:value-type="float">
            <text:p>16.7481</text:p>
          </table:table-cell>
          <table:table-cell table:formula="of:=[.A164]-[.$A$2]" office:value-type="float" office:value="12.7981" calcext:value-type="float">
            <text:p>12.798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2.7981" calcext:value-type="float">
            <text:p>12.798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7981" calcext:value-type="float">
            <text:p>12.7981</text:p>
          </table:table-cell>
          <table:table-cell table:formula="of:=([.C165]-[.C164])/([.$B165]-[.$B164])" office:value-type="float" office:value="0" calcext:value-type="float">
            <text:p>0.000</text:p>
          </table:table-cell>
          <table:table-cell table:style-name="ce1" table:formula="of:=([.D165]-[.D164])/([.$B$3]-[.$B$2])" office:value-type="float" office:value="0" calcext:value-type="float">
            <text:p>0.000</text:p>
          </table:table-cell>
          <table:table-cell office:value-type="float" office:value="12.7981" calcext:value-type="float">
            <text:p>12.7981</text:p>
          </table:table-cell>
          <table:table-cell table:formula="of:=([.F165]-[.F164])/([.$E165]-[.$E164])" office:value-type="float" office:value="0" calcext:value-type="float">
            <text:p>0.000</text:p>
          </table:table-cell>
          <table:table-cell table:formula="of:=([.G165]-[.G164])/([.$E165]-[.$E16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8271" calcext:value-type="float">
            <text:p>16.8271</text:p>
          </table:table-cell>
          <table:table-cell table:formula="of:=[.A165]-[.$A$2]" office:value-type="float" office:value="12.8771" calcext:value-type="float">
            <text:p>12.877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2.8771" calcext:value-type="float">
            <text:p>12.877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2.8771" calcext:value-type="float">
            <text:p>12.8771</text:p>
          </table:table-cell>
          <table:table-cell table:formula="of:=([.C166]-[.C165])/([.$B166]-[.$B165])" office:value-type="float" office:value="0.632911392405085" calcext:value-type="float">
            <text:p>0.633</text:p>
          </table:table-cell>
          <table:table-cell table:style-name="ce1" table:formula="of:=([.D166]-[.D165])/([.$B$3]-[.$B$2])" office:value-type="float" office:value="0" calcext:value-type="float">
            <text:p>0.000</text:p>
          </table:table-cell>
          <table:table-cell office:value-type="float" office:value="12.8771" calcext:value-type="float">
            <text:p>12.8771</text:p>
          </table:table-cell>
          <table:table-cell table:formula="of:=([.F166]-[.F165])/([.$E166]-[.$E165])" office:value-type="float" office:value="0" calcext:value-type="float">
            <text:p>0.000</text:p>
          </table:table-cell>
          <table:table-cell table:formula="of:=([.G166]-[.G165])/([.$E166]-[.$E165])" office:value-type="float" office:value="0.63291139240507" calcext:value-type="float">
            <text:p>0.633</text:p>
          </table:table-cell>
        </table:table-row>
        <table:table-row table:style-name="ro1">
          <table:table-cell office:value-type="float" office:value="16.9061" calcext:value-type="float">
            <text:p>16.9061</text:p>
          </table:table-cell>
          <table:table-cell table:formula="of:=[.A166]-[.$A$2]" office:value-type="float" office:value="12.9561" calcext:value-type="float">
            <text:p>12.9561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2.9561" calcext:value-type="float">
            <text:p>12.956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12.9561" calcext:value-type="float">
            <text:p>12.9561</text:p>
          </table:table-cell>
          <table:table-cell table:formula="of:=([.C167]-[.C166])/([.$B167]-[.$B166])" office:value-type="float" office:value="0" calcext:value-type="float">
            <text:p>0.000</text:p>
          </table:table-cell>
          <table:table-cell table:style-name="ce1" table:formula="of:=([.D167]-[.D166])/([.$B$3]-[.$B$2])" office:value-type="float" office:value="0" calcext:value-type="float">
            <text:p>0.000</text:p>
          </table:table-cell>
          <table:table-cell office:value-type="float" office:value="12.9561" calcext:value-type="float">
            <text:p>12.9561</text:p>
          </table:table-cell>
          <table:table-cell table:formula="of:=([.F167]-[.F166])/([.$E167]-[.$E166])" office:value-type="float" office:value="0" calcext:value-type="float">
            <text:p>0.000</text:p>
          </table:table-cell>
          <table:table-cell table:formula="of:=([.G167]-[.G166])/([.$E167]-[.$E16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.9851" calcext:value-type="float">
            <text:p>16.9851</text:p>
          </table:table-cell>
          <table:table-cell table:formula="of:=[.A167]-[.$A$2]" office:value-type="float" office:value="13.0351" calcext:value-type="float">
            <text:p>13.0351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3.0351" calcext:value-type="float">
            <text:p>13.035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13.0351" calcext:value-type="float">
            <text:p>13.0351</text:p>
          </table:table-cell>
          <table:table-cell table:formula="of:=([.C168]-[.C167])/([.$B168]-[.$B167])" office:value-type="float" office:value="0" calcext:value-type="float">
            <text:p>0.000</text:p>
          </table:table-cell>
          <table:table-cell table:style-name="ce1" table:formula="of:=([.D168]-[.D167])/([.$B$3]-[.$B$2])" office:value-type="float" office:value="0" calcext:value-type="float">
            <text:p>0.000</text:p>
          </table:table-cell>
          <table:table-cell office:value-type="float" office:value="13.0351" calcext:value-type="float">
            <text:p>13.0351</text:p>
          </table:table-cell>
          <table:table-cell table:formula="of:=([.F168]-[.F167])/([.$E168]-[.$E167])" office:value-type="float" office:value="0" calcext:value-type="float">
            <text:p>0.000</text:p>
          </table:table-cell>
          <table:table-cell table:formula="of:=([.G168]-[.G167])/([.$E168]-[.$E16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.0641" calcext:value-type="float">
            <text:p>17.0641</text:p>
          </table:table-cell>
          <table:table-cell table:formula="of:=[.A168]-[.$A$2]" office:value-type="float" office:value="13.1141" calcext:value-type="float">
            <text:p>13.1141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3.1141" calcext:value-type="float">
            <text:p>13.114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13.1141" calcext:value-type="float">
            <text:p>13.1141</text:p>
          </table:table-cell>
          <table:table-cell table:formula="of:=([.C169]-[.C168])/([.$B169]-[.$B168])" office:value-type="float" office:value="0" calcext:value-type="float">
            <text:p>0.000</text:p>
          </table:table-cell>
          <table:table-cell table:style-name="ce1" table:formula="of:=([.D169]-[.D168])/([.$B$3]-[.$B$2])" office:value-type="float" office:value="0.632911392405063" calcext:value-type="float">
            <text:p>0.633</text:p>
          </table:table-cell>
          <table:table-cell office:value-type="float" office:value="13.1141" calcext:value-type="float">
            <text:p>13.1141</text:p>
          </table:table-cell>
          <table:table-cell table:formula="of:=([.F169]-[.F168])/([.$E169]-[.$E168])" office:value-type="float" office:value="0" calcext:value-type="float">
            <text:p>0.000</text:p>
          </table:table-cell>
          <table:table-cell table:formula="of:=([.G169]-[.G168])/([.$E169]-[.$E16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.1431" calcext:value-type="float">
            <text:p>17.1431</text:p>
          </table:table-cell>
          <table:table-cell table:formula="of:=[.A169]-[.$A$2]" office:value-type="float" office:value="13.1931" calcext:value-type="float">
            <text:p>13.193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1931" calcext:value-type="float">
            <text:p>13.193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13.1931" calcext:value-type="float">
            <text:p>13.1931</text:p>
          </table:table-cell>
          <table:table-cell table:formula="of:=([.C170]-[.C169])/([.$B170]-[.$B169])" office:value-type="float" office:value="0" calcext:value-type="float">
            <text:p>0.000</text:p>
          </table:table-cell>
          <table:table-cell table:style-name="ce1" table:formula="of:=([.D170]-[.D169])/([.$B$3]-[.$B$2])" office:value-type="float" office:value="0" calcext:value-type="float">
            <text:p>0.000</text:p>
          </table:table-cell>
          <table:table-cell office:value-type="float" office:value="13.1931" calcext:value-type="float">
            <text:p>13.1931</text:p>
          </table:table-cell>
          <table:table-cell table:formula="of:=([.F170]-[.F169])/([.$E170]-[.$E169])" office:value-type="float" office:value="-0.632911392405056" calcext:value-type="float">
            <text:p>-0.633</text:p>
          </table:table-cell>
          <table:table-cell table:formula="of:=([.G170]-[.G169])/([.$E170]-[.$E16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.2221" calcext:value-type="float">
            <text:p>17.2221</text:p>
          </table:table-cell>
          <table:table-cell table:formula="of:=[.A170]-[.$A$2]" office:value-type="float" office:value="13.2721" calcext:value-type="float">
            <text:p>13.272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2721" calcext:value-type="float">
            <text:p>13.272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3.2721" calcext:value-type="float">
            <text:p>13.2721</text:p>
          </table:table-cell>
          <table:table-cell table:formula="of:=([.C171]-[.C170])/([.$B171]-[.$B170])" office:value-type="float" office:value="0" calcext:value-type="float">
            <text:p>0.000</text:p>
          </table:table-cell>
          <table:table-cell table:style-name="ce1" table:formula="of:=([.D171]-[.D170])/([.$B$3]-[.$B$2])" office:value-type="float" office:value="0" calcext:value-type="float">
            <text:p>0.000</text:p>
          </table:table-cell>
          <table:table-cell office:value-type="float" office:value="13.2721" calcext:value-type="float">
            <text:p>13.2721</text:p>
          </table:table-cell>
          <table:table-cell table:formula="of:=([.F171]-[.F170])/([.$E171]-[.$E170])" office:value-type="float" office:value="0" calcext:value-type="float">
            <text:p>0.000</text:p>
          </table:table-cell>
          <table:table-cell table:formula="of:=([.G171]-[.G170])/([.$E171]-[.$E170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17.3011" calcext:value-type="float">
            <text:p>17.3011</text:p>
          </table:table-cell>
          <table:table-cell table:formula="of:=[.A171]-[.$A$2]" office:value-type="float" office:value="13.3511" calcext:value-type="float">
            <text:p>13.351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3511" calcext:value-type="float">
            <text:p>13.351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3.3511" calcext:value-type="float">
            <text:p>13.3511</text:p>
          </table:table-cell>
          <table:table-cell table:formula="of:=([.C172]-[.C171])/([.$B172]-[.$B171])" office:value-type="float" office:value="0" calcext:value-type="float">
            <text:p>0.000</text:p>
          </table:table-cell>
          <table:table-cell table:style-name="ce1" table:formula="of:=([.D172]-[.D171])/([.$B$3]-[.$B$2])" office:value-type="float" office:value="0" calcext:value-type="float">
            <text:p>0.000</text:p>
          </table:table-cell>
          <table:table-cell office:value-type="float" office:value="13.3511" calcext:value-type="float">
            <text:p>13.3511</text:p>
          </table:table-cell>
          <table:table-cell table:formula="of:=([.F172]-[.F171])/([.$E172]-[.$E171])" office:value-type="float" office:value="0" calcext:value-type="float">
            <text:p>0.000</text:p>
          </table:table-cell>
          <table:table-cell table:formula="of:=([.G172]-[.G171])/([.$E172]-[.$E17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.3801" calcext:value-type="float">
            <text:p>17.3801</text:p>
          </table:table-cell>
          <table:table-cell table:formula="of:=[.A172]-[.$A$2]" office:value-type="float" office:value="13.4301" calcext:value-type="float">
            <text:p>13.430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4301" calcext:value-type="float">
            <text:p>13.430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3.4301" calcext:value-type="float">
            <text:p>13.4301</text:p>
          </table:table-cell>
          <table:table-cell table:formula="of:=([.C173]-[.C172])/([.$B173]-[.$B172])" office:value-type="float" office:value="0" calcext:value-type="float">
            <text:p>0.000</text:p>
          </table:table-cell>
          <table:table-cell table:style-name="ce1" table:formula="of:=([.D173]-[.D172])/([.$B$3]-[.$B$2])" office:value-type="float" office:value="0" calcext:value-type="float">
            <text:p>0.000</text:p>
          </table:table-cell>
          <table:table-cell office:value-type="float" office:value="13.4301" calcext:value-type="float">
            <text:p>13.4301</text:p>
          </table:table-cell>
          <table:table-cell table:formula="of:=([.F173]-[.F172])/([.$E173]-[.$E172])" office:value-type="float" office:value="0" calcext:value-type="float">
            <text:p>0.000</text:p>
          </table:table-cell>
          <table:table-cell table:formula="of:=([.G173]-[.G172])/([.$E173]-[.$E17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.4591" calcext:value-type="float">
            <text:p>17.4591</text:p>
          </table:table-cell>
          <table:table-cell table:formula="of:=[.A173]-[.$A$2]" office:value-type="float" office:value="13.5091" calcext:value-type="float">
            <text:p>13.509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5091" calcext:value-type="float">
            <text:p>13.509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3.5091" calcext:value-type="float">
            <text:p>13.5091</text:p>
          </table:table-cell>
          <table:table-cell table:formula="of:=([.C174]-[.C173])/([.$B174]-[.$B173])" office:value-type="float" office:value="0" calcext:value-type="float">
            <text:p>0.000</text:p>
          </table:table-cell>
          <table:table-cell table:style-name="ce1" table:formula="of:=([.D174]-[.D173])/([.$B$3]-[.$B$2])" office:value-type="float" office:value="0" calcext:value-type="float">
            <text:p>0.000</text:p>
          </table:table-cell>
          <table:table-cell office:value-type="float" office:value="13.5091" calcext:value-type="float">
            <text:p>13.5091</text:p>
          </table:table-cell>
          <table:table-cell table:formula="of:=([.F174]-[.F173])/([.$E174]-[.$E173])" office:value-type="float" office:value="0" calcext:value-type="float">
            <text:p>0.000</text:p>
          </table:table-cell>
          <table:table-cell table:formula="of:=([.G174]-[.G173])/([.$E174]-[.$E173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17.5381" calcext:value-type="float">
            <text:p>17.5381</text:p>
          </table:table-cell>
          <table:table-cell table:formula="of:=[.A174]-[.$A$2]" office:value-type="float" office:value="13.5881" calcext:value-type="float">
            <text:p>13.588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5881" calcext:value-type="float">
            <text:p>13.588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3.5881" calcext:value-type="float">
            <text:p>13.5881</text:p>
          </table:table-cell>
          <table:table-cell table:formula="of:=([.C175]-[.C174])/([.$B175]-[.$B174])" office:value-type="float" office:value="0" calcext:value-type="float">
            <text:p>0.000</text:p>
          </table:table-cell>
          <table:table-cell table:style-name="ce1" table:formula="of:=([.D175]-[.D174])/([.$B$3]-[.$B$2])" office:value-type="float" office:value="0.632911392405069" calcext:value-type="float">
            <text:p>0.633</text:p>
          </table:table-cell>
          <table:table-cell office:value-type="float" office:value="13.5881" calcext:value-type="float">
            <text:p>13.5881</text:p>
          </table:table-cell>
          <table:table-cell table:formula="of:=([.F175]-[.F174])/([.$E175]-[.$E174])" office:value-type="float" office:value="0" calcext:value-type="float">
            <text:p>0.000</text:p>
          </table:table-cell>
          <table:table-cell table:formula="of:=([.G175]-[.G174])/([.$E175]-[.$E17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.6171" calcext:value-type="float">
            <text:p>17.6171</text:p>
          </table:table-cell>
          <table:table-cell table:formula="of:=[.A175]-[.$A$2]" office:value-type="float" office:value="13.6671" calcext:value-type="float">
            <text:p>13.667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6671" calcext:value-type="float">
            <text:p>13.667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3.6671" calcext:value-type="float">
            <text:p>13.6671</text:p>
          </table:table-cell>
          <table:table-cell table:formula="of:=([.C176]-[.C175])/([.$B176]-[.$B175])" office:value-type="float" office:value="0" calcext:value-type="float">
            <text:p>0.000</text:p>
          </table:table-cell>
          <table:table-cell table:style-name="ce1" table:formula="of:=([.D176]-[.D175])/([.$B$3]-[.$B$2])" office:value-type="float" office:value="0" calcext:value-type="float">
            <text:p>0.000</text:p>
          </table:table-cell>
          <table:table-cell office:value-type="float" office:value="13.6671" calcext:value-type="float">
            <text:p>13.6671</text:p>
          </table:table-cell>
          <table:table-cell table:formula="of:=([.F176]-[.F175])/([.$E176]-[.$E175])" office:value-type="float" office:value="-0.632911392405056" calcext:value-type="float">
            <text:p>-0.633</text:p>
          </table:table-cell>
          <table:table-cell table:formula="of:=([.G176]-[.G175])/([.$E176]-[.$E17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.6961" calcext:value-type="float">
            <text:p>17.6961</text:p>
          </table:table-cell>
          <table:table-cell table:formula="of:=[.A176]-[.$A$2]" office:value-type="float" office:value="13.7461" calcext:value-type="float">
            <text:p>13.746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7461" calcext:value-type="float">
            <text:p>13.7461</text:p>
          </table:table-cell>
          <table:table-cell office:value-type="float" office:value="2.2" calcext:value-type="float">
            <text:p>2.2</text:p>
          </table:table-cell>
          <table:table-cell office:value-type="float" office:value="2.25" calcext:value-type="float">
            <text:p>2.25</text:p>
          </table:table-cell>
          <table:table-cell office:value-type="float" office:value="13.7461" calcext:value-type="float">
            <text:p>13.7461</text:p>
          </table:table-cell>
          <table:table-cell table:formula="of:=([.C177]-[.C176])/([.$B177]-[.$B176])" office:value-type="float" office:value="0" calcext:value-type="float">
            <text:p>0.000</text:p>
          </table:table-cell>
          <table:table-cell table:style-name="ce1" table:formula="of:=([.D177]-[.D176])/([.$B$3]-[.$B$2])" office:value-type="float" office:value="0" calcext:value-type="float">
            <text:p>0.000</text:p>
          </table:table-cell>
          <table:table-cell office:value-type="float" office:value="13.7461" calcext:value-type="float">
            <text:p>13.7461</text:p>
          </table:table-cell>
          <table:table-cell table:formula="of:=([.F177]-[.F176])/([.$E177]-[.$E176])" office:value-type="float" office:value="0" calcext:value-type="float">
            <text:p>0.000</text:p>
          </table:table-cell>
          <table:table-cell table:formula="of:=([.G177]-[.G176])/([.$E177]-[.$E17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.7751" calcext:value-type="float">
            <text:p>17.7751</text:p>
          </table:table-cell>
          <table:table-cell table:formula="of:=[.A177]-[.$A$2]" office:value-type="float" office:value="13.8251" calcext:value-type="float">
            <text:p>13.825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8251" calcext:value-type="float">
            <text:p>13.8251</text:p>
          </table:table-cell>
          <table:table-cell office:value-type="float" office:value="2.2" calcext:value-type="float">
            <text:p>2.2</text:p>
          </table:table-cell>
          <table:table-cell office:value-type="float" office:value="2.25" calcext:value-type="float">
            <text:p>2.25</text:p>
          </table:table-cell>
          <table:table-cell office:value-type="float" office:value="13.8251" calcext:value-type="float">
            <text:p>13.8251</text:p>
          </table:table-cell>
          <table:table-cell table:formula="of:=([.C178]-[.C177])/([.$B178]-[.$B177])" office:value-type="float" office:value="0" calcext:value-type="float">
            <text:p>0.000</text:p>
          </table:table-cell>
          <table:table-cell table:style-name="ce1" table:formula="of:=([.D178]-[.D177])/([.$B$3]-[.$B$2])" office:value-type="float" office:value="0" calcext:value-type="float">
            <text:p>0.000</text:p>
          </table:table-cell>
          <table:table-cell office:value-type="float" office:value="13.8251" calcext:value-type="float">
            <text:p>13.8251</text:p>
          </table:table-cell>
          <table:table-cell table:formula="of:=([.F178]-[.F177])/([.$E178]-[.$E177])" office:value-type="float" office:value="0" calcext:value-type="float">
            <text:p>0.000</text:p>
          </table:table-cell>
          <table:table-cell table:formula="of:=([.G178]-[.G177])/([.$E178]-[.$E177])" office:value-type="float" office:value="0.63291139240507" calcext:value-type="float">
            <text:p>0.633</text:p>
          </table:table-cell>
        </table:table-row>
        <table:table-row table:style-name="ro1">
          <table:table-cell office:value-type="float" office:value="17.8541" calcext:value-type="float">
            <text:p>17.8541</text:p>
          </table:table-cell>
          <table:table-cell table:formula="of:=[.A178]-[.$A$2]" office:value-type="float" office:value="13.9041" calcext:value-type="float">
            <text:p>13.904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9041" calcext:value-type="float">
            <text:p>13.904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13.9041" calcext:value-type="float">
            <text:p>13.9041</text:p>
          </table:table-cell>
          <table:table-cell table:formula="of:=([.C179]-[.C178])/([.$B179]-[.$B178])" office:value-type="float" office:value="0" calcext:value-type="float">
            <text:p>0.000</text:p>
          </table:table-cell>
          <table:table-cell table:style-name="ce1" table:formula="of:=([.D179]-[.D178])/([.$B$3]-[.$B$2])" office:value-type="float" office:value="0" calcext:value-type="float">
            <text:p>0.000</text:p>
          </table:table-cell>
          <table:table-cell office:value-type="float" office:value="13.9041" calcext:value-type="float">
            <text:p>13.9041</text:p>
          </table:table-cell>
          <table:table-cell table:formula="of:=([.F179]-[.F178])/([.$E179]-[.$E178])" office:value-type="float" office:value="0" calcext:value-type="float">
            <text:p>0.000</text:p>
          </table:table-cell>
          <table:table-cell table:formula="of:=([.G179]-[.G178])/([.$E179]-[.$E17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.9331" calcext:value-type="float">
            <text:p>17.9331</text:p>
          </table:table-cell>
          <table:table-cell table:formula="of:=[.A179]-[.$A$2]" office:value-type="float" office:value="13.9831" calcext:value-type="float">
            <text:p>13.983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9831" calcext:value-type="float">
            <text:p>13.983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13.9831" calcext:value-type="float">
            <text:p>13.9831</text:p>
          </table:table-cell>
          <table:table-cell table:formula="of:=([.C180]-[.C179])/([.$B180]-[.$B179])" office:value-type="float" office:value="0" calcext:value-type="float">
            <text:p>0.000</text:p>
          </table:table-cell>
          <table:table-cell table:style-name="ce1" table:formula="of:=([.D180]-[.D179])/([.$B$3]-[.$B$2])" office:value-type="float" office:value="0" calcext:value-type="float">
            <text:p>0.000</text:p>
          </table:table-cell>
          <table:table-cell office:value-type="float" office:value="13.9831" calcext:value-type="float">
            <text:p>13.9831</text:p>
          </table:table-cell>
          <table:table-cell table:formula="of:=([.F180]-[.F179])/([.$E180]-[.$E179])" office:value-type="float" office:value="0" calcext:value-type="float">
            <text:p>0.000</text:p>
          </table:table-cell>
          <table:table-cell table:formula="of:=([.G180]-[.G179])/([.$E180]-[.$E17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.0121" calcext:value-type="float">
            <text:p>18.0121</text:p>
          </table:table-cell>
          <table:table-cell table:formula="of:=[.A180]-[.$A$2]" office:value-type="float" office:value="14.0621" calcext:value-type="float">
            <text:p>14.062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4.0621" calcext:value-type="float">
            <text:p>14.062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14.0621" calcext:value-type="float">
            <text:p>14.0621</text:p>
          </table:table-cell>
          <table:table-cell table:formula="of:=([.C181]-[.C180])/([.$B181]-[.$B180])" office:value-type="float" office:value="0" calcext:value-type="float">
            <text:p>0.000</text:p>
          </table:table-cell>
          <table:table-cell table:style-name="ce1" table:formula="of:=([.D181]-[.D180])/([.$B$3]-[.$B$2])" office:value-type="float" office:value="0.632911392405063" calcext:value-type="float">
            <text:p>0.633</text:p>
          </table:table-cell>
          <table:table-cell office:value-type="float" office:value="14.0621" calcext:value-type="float">
            <text:p>14.0621</text:p>
          </table:table-cell>
          <table:table-cell table:formula="of:=([.F181]-[.F180])/([.$E181]-[.$E180])" office:value-type="float" office:value="0" calcext:value-type="float">
            <text:p>0.000</text:p>
          </table:table-cell>
          <table:table-cell table:formula="of:=([.G181]-[.G180])/([.$E181]-[.$E18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.0911" calcext:value-type="float">
            <text:p>18.0911</text:p>
          </table:table-cell>
          <table:table-cell table:formula="of:=[.A181]-[.$A$2]" office:value-type="float" office:value="14.1411" calcext:value-type="float">
            <text:p>14.141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1411" calcext:value-type="float">
            <text:p>14.141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14.1411" calcext:value-type="float">
            <text:p>14.1411</text:p>
          </table:table-cell>
          <table:table-cell table:formula="of:=([.C182]-[.C181])/([.$B182]-[.$B181])" office:value-type="float" office:value="0" calcext:value-type="float">
            <text:p>0.000</text:p>
          </table:table-cell>
          <table:table-cell table:style-name="ce1" table:formula="of:=([.D182]-[.D181])/([.$B$3]-[.$B$2])" office:value-type="float" office:value="0" calcext:value-type="float">
            <text:p>0.000</text:p>
          </table:table-cell>
          <table:table-cell office:value-type="float" office:value="14.1411" calcext:value-type="float">
            <text:p>14.1411</text:p>
          </table:table-cell>
          <table:table-cell table:formula="of:=([.F182]-[.F181])/([.$E182]-[.$E181])" office:value-type="float" office:value="-0.632911392405062" calcext:value-type="float">
            <text:p>-0.633</text:p>
          </table:table-cell>
          <table:table-cell table:formula="of:=([.G182]-[.G181])/([.$E182]-[.$E18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.1701" calcext:value-type="float">
            <text:p>18.1701</text:p>
          </table:table-cell>
          <table:table-cell table:formula="of:=[.A182]-[.$A$2]" office:value-type="float" office:value="14.2201" calcext:value-type="float">
            <text:p>14.220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2201" calcext:value-type="float">
            <text:p>14.2201</text:p>
          </table:table-cell>
          <table:table-cell office:value-type="float" office:value="2.15" calcext:value-type="float">
            <text:p>2.15</text:p>
          </table:table-cell>
          <table:table-cell office:value-type="float" office:value="2.3" calcext:value-type="float">
            <text:p>2.3</text:p>
          </table:table-cell>
          <table:table-cell office:value-type="float" office:value="14.2201" calcext:value-type="float">
            <text:p>14.2201</text:p>
          </table:table-cell>
          <table:table-cell table:formula="of:=([.C183]-[.C182])/([.$B183]-[.$B182])" office:value-type="float" office:value="0" calcext:value-type="float">
            <text:p>0.000</text:p>
          </table:table-cell>
          <table:table-cell table:style-name="ce1" table:formula="of:=([.D183]-[.D182])/([.$B$3]-[.$B$2])" office:value-type="float" office:value="0" calcext:value-type="float">
            <text:p>0.000</text:p>
          </table:table-cell>
          <table:table-cell office:value-type="float" office:value="14.2201" calcext:value-type="float">
            <text:p>14.2201</text:p>
          </table:table-cell>
          <table:table-cell table:formula="of:=([.F183]-[.F182])/([.$E183]-[.$E182])" office:value-type="float" office:value="0" calcext:value-type="float">
            <text:p>0.000</text:p>
          </table:table-cell>
          <table:table-cell table:formula="of:=([.G183]-[.G182])/([.$E183]-[.$E182])" office:value-type="float" office:value="0.632911392405076" calcext:value-type="float">
            <text:p>0.633</text:p>
          </table:table-cell>
        </table:table-row>
        <table:table-row table:style-name="ro1">
          <table:table-cell office:value-type="float" office:value="18.2491" calcext:value-type="float">
            <text:p>18.2491</text:p>
          </table:table-cell>
          <table:table-cell table:formula="of:=[.A183]-[.$A$2]" office:value-type="float" office:value="14.2991" calcext:value-type="float">
            <text:p>14.299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2991" calcext:value-type="float">
            <text:p>14.299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4.2991" calcext:value-type="float">
            <text:p>14.2991</text:p>
          </table:table-cell>
          <table:table-cell table:formula="of:=([.C184]-[.C183])/([.$B184]-[.$B183])" office:value-type="float" office:value="0" calcext:value-type="float">
            <text:p>0.000</text:p>
          </table:table-cell>
          <table:table-cell table:style-name="ce1" table:formula="of:=([.D184]-[.D183])/([.$B$3]-[.$B$2])" office:value-type="float" office:value="0" calcext:value-type="float">
            <text:p>0.000</text:p>
          </table:table-cell>
          <table:table-cell office:value-type="float" office:value="14.2991" calcext:value-type="float">
            <text:p>14.2991</text:p>
          </table:table-cell>
          <table:table-cell table:formula="of:=([.F184]-[.F183])/([.$E184]-[.$E183])" office:value-type="float" office:value="0" calcext:value-type="float">
            <text:p>0.000</text:p>
          </table:table-cell>
          <table:table-cell table:formula="of:=([.G184]-[.G183])/([.$E184]-[.$E18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.3281" calcext:value-type="float">
            <text:p>18.3281</text:p>
          </table:table-cell>
          <table:table-cell table:formula="of:=[.A184]-[.$A$2]" office:value-type="float" office:value="14.3781" calcext:value-type="float">
            <text:p>14.378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3781" calcext:value-type="float">
            <text:p>14.378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4.3781" calcext:value-type="float">
            <text:p>14.3781</text:p>
          </table:table-cell>
          <table:table-cell table:formula="of:=([.C185]-[.C184])/([.$B185]-[.$B184])" office:value-type="float" office:value="0" calcext:value-type="float">
            <text:p>0.000</text:p>
          </table:table-cell>
          <table:table-cell table:style-name="ce1" table:formula="of:=([.D185]-[.D184])/([.$B$3]-[.$B$2])" office:value-type="float" office:value="0" calcext:value-type="float">
            <text:p>0.000</text:p>
          </table:table-cell>
          <table:table-cell office:value-type="float" office:value="14.3781" calcext:value-type="float">
            <text:p>14.3781</text:p>
          </table:table-cell>
          <table:table-cell table:formula="of:=([.F185]-[.F184])/([.$E185]-[.$E184])" office:value-type="float" office:value="0" calcext:value-type="float">
            <text:p>0.000</text:p>
          </table:table-cell>
          <table:table-cell table:formula="of:=([.G185]-[.G184])/([.$E185]-[.$E18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.4071" calcext:value-type="float">
            <text:p>18.4071</text:p>
          </table:table-cell>
          <table:table-cell table:formula="of:=[.A185]-[.$A$2]" office:value-type="float" office:value="14.4571" calcext:value-type="float">
            <text:p>14.457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4571" calcext:value-type="float">
            <text:p>14.457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4.4571" calcext:value-type="float">
            <text:p>14.4571</text:p>
          </table:table-cell>
          <table:table-cell table:formula="of:=([.C186]-[.C185])/([.$B186]-[.$B185])" office:value-type="float" office:value="0" calcext:value-type="float">
            <text:p>0.000</text:p>
          </table:table-cell>
          <table:table-cell table:style-name="ce1" table:formula="of:=([.D186]-[.D185])/([.$B$3]-[.$B$2])" office:value-type="float" office:value="0.632911392405069" calcext:value-type="float">
            <text:p>0.633</text:p>
          </table:table-cell>
          <table:table-cell office:value-type="float" office:value="14.4571" calcext:value-type="float">
            <text:p>14.4571</text:p>
          </table:table-cell>
          <table:table-cell table:formula="of:=([.F186]-[.F185])/([.$E186]-[.$E185])" office:value-type="float" office:value="0" calcext:value-type="float">
            <text:p>0.000</text:p>
          </table:table-cell>
          <table:table-cell table:formula="of:=([.G186]-[.G185])/([.$E186]-[.$E18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.4861" calcext:value-type="float">
            <text:p>18.4861</text:p>
          </table:table-cell>
          <table:table-cell table:formula="of:=[.A186]-[.$A$2]" office:value-type="float" office:value="14.5361" calcext:value-type="float">
            <text:p>14.536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4.5361" calcext:value-type="float">
            <text:p>14.536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4.5361" calcext:value-type="float">
            <text:p>14.5361</text:p>
          </table:table-cell>
          <table:table-cell table:formula="of:=([.C187]-[.C186])/([.$B187]-[.$B186])" office:value-type="float" office:value="0" calcext:value-type="float">
            <text:p>0.000</text:p>
          </table:table-cell>
          <table:table-cell table:style-name="ce1" table:formula="of:=([.D187]-[.D186])/([.$B$3]-[.$B$2])" office:value-type="float" office:value="0" calcext:value-type="float">
            <text:p>0.000</text:p>
          </table:table-cell>
          <table:table-cell office:value-type="float" office:value="14.5361" calcext:value-type="float">
            <text:p>14.5361</text:p>
          </table:table-cell>
          <table:table-cell table:formula="of:=([.F187]-[.F186])/([.$E187]-[.$E186])" office:value-type="float" office:value="0" calcext:value-type="float">
            <text:p>0.000</text:p>
          </table:table-cell>
          <table:table-cell table:formula="of:=([.G187]-[.G186])/([.$E187]-[.$E186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18.5651" calcext:value-type="float">
            <text:p>18.5651</text:p>
          </table:table-cell>
          <table:table-cell table:formula="of:=[.A187]-[.$A$2]" office:value-type="float" office:value="14.6151" calcext:value-type="float">
            <text:p>14.615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4.6151" calcext:value-type="float">
            <text:p>14.6151</text:p>
          </table:table-cell>
          <table:table-cell office:value-type="float" office:value="2.15" calcext:value-type="float">
            <text:p>2.15</text:p>
          </table:table-cell>
          <table:table-cell office:value-type="float" office:value="2.4" calcext:value-type="float">
            <text:p>2.4</text:p>
          </table:table-cell>
          <table:table-cell office:value-type="float" office:value="14.6151" calcext:value-type="float">
            <text:p>14.6151</text:p>
          </table:table-cell>
          <table:table-cell table:formula="of:=([.C188]-[.C187])/([.$B188]-[.$B187])" office:value-type="float" office:value="0" calcext:value-type="float">
            <text:p>0.000</text:p>
          </table:table-cell>
          <table:table-cell table:style-name="ce1" table:formula="of:=([.D188]-[.D187])/([.$B$3]-[.$B$2])" office:value-type="float" office:value="0" calcext:value-type="float">
            <text:p>0.000</text:p>
          </table:table-cell>
          <table:table-cell office:value-type="float" office:value="14.6151" calcext:value-type="float">
            <text:p>14.6151</text:p>
          </table:table-cell>
          <table:table-cell table:formula="of:=([.F188]-[.F187])/([.$E188]-[.$E187])" office:value-type="float" office:value="0" calcext:value-type="float">
            <text:p>0.000</text:p>
          </table:table-cell>
          <table:table-cell table:formula="of:=([.G188]-[.G187])/([.$E188]-[.$E18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.6441" calcext:value-type="float">
            <text:p>18.6441</text:p>
          </table:table-cell>
          <table:table-cell table:formula="of:=[.A188]-[.$A$2]" office:value-type="float" office:value="14.6941" calcext:value-type="float">
            <text:p>14.694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4.6941" calcext:value-type="float">
            <text:p>14.6941</text:p>
          </table:table-cell>
          <table:table-cell office:value-type="float" office:value="2.15" calcext:value-type="float">
            <text:p>2.15</text:p>
          </table:table-cell>
          <table:table-cell office:value-type="float" office:value="2.4" calcext:value-type="float">
            <text:p>2.4</text:p>
          </table:table-cell>
          <table:table-cell office:value-type="float" office:value="14.6941" calcext:value-type="float">
            <text:p>14.6941</text:p>
          </table:table-cell>
          <table:table-cell table:formula="of:=([.C189]-[.C188])/([.$B189]-[.$B188])" office:value-type="float" office:value="0" calcext:value-type="float">
            <text:p>0.000</text:p>
          </table:table-cell>
          <table:table-cell table:style-name="ce1" table:formula="of:=([.D189]-[.D188])/([.$B$3]-[.$B$2])" office:value-type="float" office:value="0" calcext:value-type="float">
            <text:p>0.000</text:p>
          </table:table-cell>
          <table:table-cell office:value-type="float" office:value="14.6941" calcext:value-type="float">
            <text:p>14.6941</text:p>
          </table:table-cell>
          <table:table-cell table:formula="of:=([.F189]-[.F188])/([.$E189]-[.$E188])" office:value-type="float" office:value="0" calcext:value-type="float">
            <text:p>0.000</text:p>
          </table:table-cell>
          <table:table-cell table:formula="of:=([.G189]-[.G188])/([.$E189]-[.$E18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.7231" calcext:value-type="float">
            <text:p>18.7231</text:p>
          </table:table-cell>
          <table:table-cell table:formula="of:=[.A189]-[.$A$2]" office:value-type="float" office:value="14.7731" calcext:value-type="float">
            <text:p>14.773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4.7731" calcext:value-type="float">
            <text:p>14.7731</text:p>
          </table:table-cell>
          <table:table-cell office:value-type="float" office:value="2.15" calcext:value-type="float">
            <text:p>2.15</text:p>
          </table:table-cell>
          <table:table-cell office:value-type="float" office:value="2.4" calcext:value-type="float">
            <text:p>2.4</text:p>
          </table:table-cell>
          <table:table-cell office:value-type="float" office:value="14.7731" calcext:value-type="float">
            <text:p>14.7731</text:p>
          </table:table-cell>
          <table:table-cell table:formula="of:=([.C190]-[.C189])/([.$B190]-[.$B189])" office:value-type="float" office:value="0" calcext:value-type="float">
            <text:p>0.000</text:p>
          </table:table-cell>
          <table:table-cell table:style-name="ce1" table:formula="of:=([.D190]-[.D189])/([.$B$3]-[.$B$2])" office:value-type="float" office:value="0.632911392405063" calcext:value-type="float">
            <text:p>0.633</text:p>
          </table:table-cell>
          <table:table-cell office:value-type="float" office:value="14.7731" calcext:value-type="float">
            <text:p>14.7731</text:p>
          </table:table-cell>
          <table:table-cell table:formula="of:=([.F190]-[.F189])/([.$E190]-[.$E189])" office:value-type="float" office:value="0" calcext:value-type="float">
            <text:p>0.000</text:p>
          </table:table-cell>
          <table:table-cell table:formula="of:=([.G190]-[.G189])/([.$E190]-[.$E189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18.8021" calcext:value-type="float">
            <text:p>18.8021</text:p>
          </table:table-cell>
          <table:table-cell table:formula="of:=[.A190]-[.$A$2]" office:value-type="float" office:value="14.8521" calcext:value-type="float">
            <text:p>14.852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4.8521" calcext:value-type="float">
            <text:p>14.8521</text:p>
          </table:table-cell>
          <table:table-cell office:value-type="float" office:value="2.15" calcext:value-type="float">
            <text:p>2.15</text:p>
          </table:table-cell>
          <table:table-cell office:value-type="float" office:value="2.45" calcext:value-type="float">
            <text:p>2.45</text:p>
          </table:table-cell>
          <table:table-cell office:value-type="float" office:value="14.8521" calcext:value-type="float">
            <text:p>14.8521</text:p>
          </table:table-cell>
          <table:table-cell table:formula="of:=([.C191]-[.C190])/([.$B191]-[.$B190])" office:value-type="float" office:value="0" calcext:value-type="float">
            <text:p>0.000</text:p>
          </table:table-cell>
          <table:table-cell table:style-name="ce1" table:formula="of:=([.D191]-[.D190])/([.$B$3]-[.$B$2])" office:value-type="float" office:value="0" calcext:value-type="float">
            <text:p>0.000</text:p>
          </table:table-cell>
          <table:table-cell office:value-type="float" office:value="14.8521" calcext:value-type="float">
            <text:p>14.8521</text:p>
          </table:table-cell>
          <table:table-cell table:formula="of:=([.F191]-[.F190])/([.$E191]-[.$E190])" office:value-type="float" office:value="0" calcext:value-type="float">
            <text:p>0.000</text:p>
          </table:table-cell>
          <table:table-cell table:formula="of:=([.G191]-[.G190])/([.$E191]-[.$E19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.8811" calcext:value-type="float">
            <text:p>18.8811</text:p>
          </table:table-cell>
          <table:table-cell table:formula="of:=[.A191]-[.$A$2]" office:value-type="float" office:value="14.9311" calcext:value-type="float">
            <text:p>14.931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4.9311" calcext:value-type="float">
            <text:p>14.9311</text:p>
          </table:table-cell>
          <table:table-cell office:value-type="float" office:value="2.15" calcext:value-type="float">
            <text:p>2.15</text:p>
          </table:table-cell>
          <table:table-cell office:value-type="float" office:value="2.45" calcext:value-type="float">
            <text:p>2.45</text:p>
          </table:table-cell>
          <table:table-cell office:value-type="float" office:value="14.9311" calcext:value-type="float">
            <text:p>14.9311</text:p>
          </table:table-cell>
          <table:table-cell table:formula="of:=([.C192]-[.C191])/([.$B192]-[.$B191])" office:value-type="float" office:value="0" calcext:value-type="float">
            <text:p>0.000</text:p>
          </table:table-cell>
          <table:table-cell table:style-name="ce1" table:formula="of:=([.D192]-[.D191])/([.$B$3]-[.$B$2])" office:value-type="float" office:value="0" calcext:value-type="float">
            <text:p>0.000</text:p>
          </table:table-cell>
          <table:table-cell office:value-type="float" office:value="14.9311" calcext:value-type="float">
            <text:p>14.9311</text:p>
          </table:table-cell>
          <table:table-cell table:formula="of:=([.F192]-[.F191])/([.$E192]-[.$E191])" office:value-type="float" office:value="0" calcext:value-type="float">
            <text:p>0.000</text:p>
          </table:table-cell>
          <table:table-cell table:formula="of:=([.G192]-[.G191])/([.$E192]-[.$E191])" office:value-type="float" office:value="0.63291139240507" calcext:value-type="float">
            <text:p>0.633</text:p>
          </table:table-cell>
        </table:table-row>
        <table:table-row table:style-name="ro1">
          <table:table-cell office:value-type="float" office:value="18.9601" calcext:value-type="float">
            <text:p>18.9601</text:p>
          </table:table-cell>
          <table:table-cell table:formula="of:=[.A192]-[.$A$2]" office:value-type="float" office:value="15.0101" calcext:value-type="float">
            <text:p>15.010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5.0101" calcext:value-type="float">
            <text:p>15.0101</text:p>
          </table:table-cell>
          <table:table-cell office:value-type="float" office:value="2.15" calcext:value-type="float">
            <text:p>2.15</text:p>
          </table:table-cell>
          <table:table-cell office:value-type="float" office:value="2.5" calcext:value-type="float">
            <text:p>2.5</text:p>
          </table:table-cell>
          <table:table-cell office:value-type="float" office:value="15.0101" calcext:value-type="float">
            <text:p>15.0101</text:p>
          </table:table-cell>
          <table:table-cell table:formula="of:=([.C193]-[.C192])/([.$B193]-[.$B192])" office:value-type="float" office:value="0" calcext:value-type="float">
            <text:p>0.000</text:p>
          </table:table-cell>
          <table:table-cell table:style-name="ce1" table:formula="of:=([.D193]-[.D192])/([.$B$3]-[.$B$2])" office:value-type="float" office:value="0" calcext:value-type="float">
            <text:p>0.000</text:p>
          </table:table-cell>
          <table:table-cell office:value-type="float" office:value="15.0101" calcext:value-type="float">
            <text:p>15.0101</text:p>
          </table:table-cell>
          <table:table-cell table:formula="of:=([.F193]-[.F192])/([.$E193]-[.$E192])" office:value-type="float" office:value="0" calcext:value-type="float">
            <text:p>0.000</text:p>
          </table:table-cell>
          <table:table-cell table:formula="of:=([.G193]-[.G192])/([.$E193]-[.$E19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0391" calcext:value-type="float">
            <text:p>19.0391</text:p>
          </table:table-cell>
          <table:table-cell table:formula="of:=[.A193]-[.$A$2]" office:value-type="float" office:value="15.0891" calcext:value-type="float">
            <text:p>15.089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5.0891" calcext:value-type="float">
            <text:p>15.0891</text:p>
          </table:table-cell>
          <table:table-cell office:value-type="float" office:value="2.15" calcext:value-type="float">
            <text:p>2.15</text:p>
          </table:table-cell>
          <table:table-cell office:value-type="float" office:value="2.5" calcext:value-type="float">
            <text:p>2.5</text:p>
          </table:table-cell>
          <table:table-cell office:value-type="float" office:value="15.0891" calcext:value-type="float">
            <text:p>15.0891</text:p>
          </table:table-cell>
          <table:table-cell table:formula="of:=([.C194]-[.C193])/([.$B194]-[.$B193])" office:value-type="float" office:value="0" calcext:value-type="float">
            <text:p>0.000</text:p>
          </table:table-cell>
          <table:table-cell table:style-name="ce1" table:formula="of:=([.D194]-[.D193])/([.$B$3]-[.$B$2])" office:value-type="float" office:value="0" calcext:value-type="float">
            <text:p>0.000</text:p>
          </table:table-cell>
          <table:table-cell office:value-type="float" office:value="15.0891" calcext:value-type="float">
            <text:p>15.0891</text:p>
          </table:table-cell>
          <table:table-cell table:formula="of:=([.F194]-[.F193])/([.$E194]-[.$E193])" office:value-type="float" office:value="0" calcext:value-type="float">
            <text:p>0.000</text:p>
          </table:table-cell>
          <table:table-cell table:formula="of:=([.G194]-[.G193])/([.$E194]-[.$E19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1181" calcext:value-type="float">
            <text:p>19.1181</text:p>
          </table:table-cell>
          <table:table-cell table:formula="of:=[.A194]-[.$A$2]" office:value-type="float" office:value="15.1681" calcext:value-type="float">
            <text:p>15.168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5.1681" calcext:value-type="float">
            <text:p>15.1681</text:p>
          </table:table-cell>
          <table:table-cell office:value-type="float" office:value="2.15" calcext:value-type="float">
            <text:p>2.15</text:p>
          </table:table-cell>
          <table:table-cell office:value-type="float" office:value="2.5" calcext:value-type="float">
            <text:p>2.5</text:p>
          </table:table-cell>
          <table:table-cell office:value-type="float" office:value="15.1681" calcext:value-type="float">
            <text:p>15.1681</text:p>
          </table:table-cell>
          <table:table-cell table:formula="of:=([.C195]-[.C194])/([.$B195]-[.$B194])" office:value-type="float" office:value="0" calcext:value-type="float">
            <text:p>0.000</text:p>
          </table:table-cell>
          <table:table-cell table:style-name="ce1" table:formula="of:=([.D195]-[.D194])/([.$B$3]-[.$B$2])" office:value-type="float" office:value="0.632911392405063" calcext:value-type="float">
            <text:p>0.633</text:p>
          </table:table-cell>
          <table:table-cell office:value-type="float" office:value="15.1681" calcext:value-type="float">
            <text:p>15.1681</text:p>
          </table:table-cell>
          <table:table-cell table:formula="of:=([.F195]-[.F194])/([.$E195]-[.$E194])" office:value-type="float" office:value="0" calcext:value-type="float">
            <text:p>0.000</text:p>
          </table:table-cell>
          <table:table-cell table:formula="of:=([.G195]-[.G194])/([.$E195]-[.$E19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1971" calcext:value-type="float">
            <text:p>19.1971</text:p>
          </table:table-cell>
          <table:table-cell table:formula="of:=[.A195]-[.$A$2]" office:value-type="float" office:value="15.2471" calcext:value-type="float">
            <text:p>15.247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2471" calcext:value-type="float">
            <text:p>15.2471</text:p>
          </table:table-cell>
          <table:table-cell office:value-type="float" office:value="2.15" calcext:value-type="float">
            <text:p>2.15</text:p>
          </table:table-cell>
          <table:table-cell office:value-type="float" office:value="2.5" calcext:value-type="float">
            <text:p>2.5</text:p>
          </table:table-cell>
          <table:table-cell office:value-type="float" office:value="15.2471" calcext:value-type="float">
            <text:p>15.2471</text:p>
          </table:table-cell>
          <table:table-cell table:formula="of:=([.C196]-[.C195])/([.$B196]-[.$B195])" office:value-type="float" office:value="0" calcext:value-type="float">
            <text:p>0.000</text:p>
          </table:table-cell>
          <table:table-cell table:style-name="ce1" table:formula="of:=([.D196]-[.D195])/([.$B$3]-[.$B$2])" office:value-type="float" office:value="0" calcext:value-type="float">
            <text:p>0.000</text:p>
          </table:table-cell>
          <table:table-cell office:value-type="float" office:value="15.2471" calcext:value-type="float">
            <text:p>15.2471</text:p>
          </table:table-cell>
          <table:table-cell table:formula="of:=([.F196]-[.F195])/([.$E196]-[.$E195])" office:value-type="float" office:value="0" calcext:value-type="float">
            <text:p>0.000</text:p>
          </table:table-cell>
          <table:table-cell table:formula="of:=([.G196]-[.G195])/([.$E196]-[.$E195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19.2761" calcext:value-type="float">
            <text:p>19.2761</text:p>
          </table:table-cell>
          <table:table-cell table:formula="of:=[.A196]-[.$A$2]" office:value-type="float" office:value="15.3261" calcext:value-type="float">
            <text:p>15.326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3261" calcext:value-type="float">
            <text:p>15.3261</text:p>
          </table:table-cell>
          <table:table-cell office:value-type="float" office:value="2.15" calcext:value-type="float">
            <text:p>2.15</text:p>
          </table:table-cell>
          <table:table-cell office:value-type="float" office:value="2.55" calcext:value-type="float">
            <text:p>2.55</text:p>
          </table:table-cell>
          <table:table-cell office:value-type="float" office:value="15.3261" calcext:value-type="float">
            <text:p>15.3261</text:p>
          </table:table-cell>
          <table:table-cell table:formula="of:=([.C197]-[.C196])/([.$B197]-[.$B196])" office:value-type="float" office:value="0" calcext:value-type="float">
            <text:p>0.000</text:p>
          </table:table-cell>
          <table:table-cell table:style-name="ce1" table:formula="of:=([.D197]-[.D196])/([.$B$3]-[.$B$2])" office:value-type="float" office:value="0" calcext:value-type="float">
            <text:p>0.000</text:p>
          </table:table-cell>
          <table:table-cell office:value-type="float" office:value="15.3261" calcext:value-type="float">
            <text:p>15.3261</text:p>
          </table:table-cell>
          <table:table-cell table:formula="of:=([.F197]-[.F196])/([.$E197]-[.$E196])" office:value-type="float" office:value="0" calcext:value-type="float">
            <text:p>0.000</text:p>
          </table:table-cell>
          <table:table-cell table:formula="of:=([.G197]-[.G196])/([.$E197]-[.$E19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3551" calcext:value-type="float">
            <text:p>19.3551</text:p>
          </table:table-cell>
          <table:table-cell table:formula="of:=[.A197]-[.$A$2]" office:value-type="float" office:value="15.4051" calcext:value-type="float">
            <text:p>15.405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4051" calcext:value-type="float">
            <text:p>15.4051</text:p>
          </table:table-cell>
          <table:table-cell office:value-type="float" office:value="2.15" calcext:value-type="float">
            <text:p>2.15</text:p>
          </table:table-cell>
          <table:table-cell office:value-type="float" office:value="2.55" calcext:value-type="float">
            <text:p>2.55</text:p>
          </table:table-cell>
          <table:table-cell office:value-type="float" office:value="15.4051" calcext:value-type="float">
            <text:p>15.4051</text:p>
          </table:table-cell>
          <table:table-cell table:formula="of:=([.C198]-[.C197])/([.$B198]-[.$B197])" office:value-type="float" office:value="0" calcext:value-type="float">
            <text:p>0.000</text:p>
          </table:table-cell>
          <table:table-cell table:style-name="ce1" table:formula="of:=([.D198]-[.D197])/([.$B$3]-[.$B$2])" office:value-type="float" office:value="0" calcext:value-type="float">
            <text:p>0.000</text:p>
          </table:table-cell>
          <table:table-cell office:value-type="float" office:value="15.4051" calcext:value-type="float">
            <text:p>15.4051</text:p>
          </table:table-cell>
          <table:table-cell table:formula="of:=([.F198]-[.F197])/([.$E198]-[.$E197])" office:value-type="float" office:value="0" calcext:value-type="float">
            <text:p>0.000</text:p>
          </table:table-cell>
          <table:table-cell table:formula="of:=([.G198]-[.G197])/([.$E198]-[.$E19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4341" calcext:value-type="float">
            <text:p>19.4341</text:p>
          </table:table-cell>
          <table:table-cell table:formula="of:=[.A198]-[.$A$2]" office:value-type="float" office:value="15.4841" calcext:value-type="float">
            <text:p>15.484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4841" calcext:value-type="float">
            <text:p>15.4841</text:p>
          </table:table-cell>
          <table:table-cell office:value-type="float" office:value="2.15" calcext:value-type="float">
            <text:p>2.15</text:p>
          </table:table-cell>
          <table:table-cell office:value-type="float" office:value="2.55" calcext:value-type="float">
            <text:p>2.55</text:p>
          </table:table-cell>
          <table:table-cell office:value-type="float" office:value="15.4841" calcext:value-type="float">
            <text:p>15.4841</text:p>
          </table:table-cell>
          <table:table-cell table:formula="of:=([.C199]-[.C198])/([.$B199]-[.$B198])" office:value-type="float" office:value="0" calcext:value-type="float">
            <text:p>0.000</text:p>
          </table:table-cell>
          <table:table-cell table:style-name="ce1" table:formula="of:=([.D199]-[.D198])/([.$B$3]-[.$B$2])" office:value-type="float" office:value="0" calcext:value-type="float">
            <text:p>0.000</text:p>
          </table:table-cell>
          <table:table-cell office:value-type="float" office:value="15.4841" calcext:value-type="float">
            <text:p>15.4841</text:p>
          </table:table-cell>
          <table:table-cell table:formula="of:=([.F199]-[.F198])/([.$E199]-[.$E198])" office:value-type="float" office:value="0" calcext:value-type="float">
            <text:p>0.000</text:p>
          </table:table-cell>
          <table:table-cell table:formula="of:=([.G199]-[.G198])/([.$E199]-[.$E198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19.5131" calcext:value-type="float">
            <text:p>19.5131</text:p>
          </table:table-cell>
          <table:table-cell table:formula="of:=[.A199]-[.$A$2]" office:value-type="float" office:value="15.5631" calcext:value-type="float">
            <text:p>15.563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5631" calcext:value-type="float">
            <text:p>15.5631</text:p>
          </table:table-cell>
          <table:table-cell office:value-type="float" office:value="2.15" calcext:value-type="float">
            <text:p>2.15</text:p>
          </table:table-cell>
          <table:table-cell office:value-type="float" office:value="2.6" calcext:value-type="float">
            <text:p>2.6</text:p>
          </table:table-cell>
          <table:table-cell office:value-type="float" office:value="15.5631" calcext:value-type="float">
            <text:p>15.5631</text:p>
          </table:table-cell>
          <table:table-cell table:formula="of:=([.C200]-[.C199])/([.$B200]-[.$B199])" office:value-type="float" office:value="0" calcext:value-type="float">
            <text:p>0.000</text:p>
          </table:table-cell>
          <table:table-cell table:style-name="ce1" table:formula="of:=([.D200]-[.D199])/([.$B$3]-[.$B$2])" office:value-type="float" office:value="0" calcext:value-type="float">
            <text:p>0.000</text:p>
          </table:table-cell>
          <table:table-cell office:value-type="float" office:value="15.5631" calcext:value-type="float">
            <text:p>15.5631</text:p>
          </table:table-cell>
          <table:table-cell table:formula="of:=([.F200]-[.F199])/([.$E200]-[.$E199])" office:value-type="float" office:value="0" calcext:value-type="float">
            <text:p>0.000</text:p>
          </table:table-cell>
          <table:table-cell table:formula="of:=([.G200]-[.G199])/([.$E200]-[.$E19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5921" calcext:value-type="float">
            <text:p>19.5921</text:p>
          </table:table-cell>
          <table:table-cell table:formula="of:=[.A200]-[.$A$2]" office:value-type="float" office:value="15.6421" calcext:value-type="float">
            <text:p>15.642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6421" calcext:value-type="float">
            <text:p>15.6421</text:p>
          </table:table-cell>
          <table:table-cell office:value-type="float" office:value="2.15" calcext:value-type="float">
            <text:p>2.15</text:p>
          </table:table-cell>
          <table:table-cell office:value-type="float" office:value="2.6" calcext:value-type="float">
            <text:p>2.6</text:p>
          </table:table-cell>
          <table:table-cell office:value-type="float" office:value="15.6421" calcext:value-type="float">
            <text:p>15.6421</text:p>
          </table:table-cell>
          <table:table-cell table:formula="of:=([.C201]-[.C200])/([.$B201]-[.$B200])" office:value-type="float" office:value="0" calcext:value-type="float">
            <text:p>0.000</text:p>
          </table:table-cell>
          <table:table-cell table:style-name="ce1" table:formula="of:=([.D201]-[.D200])/([.$B$3]-[.$B$2])" office:value-type="float" office:value="0.632911392405069" calcext:value-type="float">
            <text:p>0.633</text:p>
          </table:table-cell>
          <table:table-cell office:value-type="float" office:value="15.6421" calcext:value-type="float">
            <text:p>15.6421</text:p>
          </table:table-cell>
          <table:table-cell table:formula="of:=([.F201]-[.F200])/([.$E201]-[.$E200])" office:value-type="float" office:value="0.632911392405062" calcext:value-type="float">
            <text:p>0.633</text:p>
          </table:table-cell>
          <table:table-cell table:formula="of:=([.G201]-[.G200])/([.$E201]-[.$E20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6711" calcext:value-type="float">
            <text:p>19.6711</text:p>
          </table:table-cell>
          <table:table-cell table:formula="of:=[.A201]-[.$A$2]" office:value-type="float" office:value="15.7211" calcext:value-type="float">
            <text:p>15.7211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15.7211" calcext:value-type="float">
            <text:p>15.7211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5.7211" calcext:value-type="float">
            <text:p>15.7211</text:p>
          </table:table-cell>
          <table:table-cell table:formula="of:=([.C202]-[.C201])/([.$B202]-[.$B201])" office:value-type="float" office:value="0" calcext:value-type="float">
            <text:p>0.000</text:p>
          </table:table-cell>
          <table:table-cell table:style-name="ce1" table:formula="of:=([.D202]-[.D201])/([.$B$3]-[.$B$2])" office:value-type="float" office:value="0" calcext:value-type="float">
            <text:p>0.000</text:p>
          </table:table-cell>
          <table:table-cell office:value-type="float" office:value="15.7211" calcext:value-type="float">
            <text:p>15.7211</text:p>
          </table:table-cell>
          <table:table-cell table:formula="of:=([.F202]-[.F201])/([.$E202]-[.$E201])" office:value-type="float" office:value="0" calcext:value-type="float">
            <text:p>0.000</text:p>
          </table:table-cell>
          <table:table-cell table:formula="of:=([.G202]-[.G201])/([.$E202]-[.$E20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7501" calcext:value-type="float">
            <text:p>19.7501</text:p>
          </table:table-cell>
          <table:table-cell table:formula="of:=[.A202]-[.$A$2]" office:value-type="float" office:value="15.8001" calcext:value-type="float">
            <text:p>15.8001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15.8001" calcext:value-type="float">
            <text:p>15.8001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5.8001" calcext:value-type="float">
            <text:p>15.8001</text:p>
          </table:table-cell>
          <table:table-cell table:formula="of:=([.C203]-[.C202])/([.$B203]-[.$B202])" office:value-type="float" office:value="0" calcext:value-type="float">
            <text:p>0.000</text:p>
          </table:table-cell>
          <table:table-cell table:style-name="ce1" table:formula="of:=([.D203]-[.D202])/([.$B$3]-[.$B$2])" office:value-type="float" office:value="0" calcext:value-type="float">
            <text:p>0.000</text:p>
          </table:table-cell>
          <table:table-cell office:value-type="float" office:value="15.8001" calcext:value-type="float">
            <text:p>15.8001</text:p>
          </table:table-cell>
          <table:table-cell table:formula="of:=([.F203]-[.F202])/([.$E203]-[.$E202])" office:value-type="float" office:value="0" calcext:value-type="float">
            <text:p>0.000</text:p>
          </table:table-cell>
          <table:table-cell table:formula="of:=([.G203]-[.G202])/([.$E203]-[.$E202])" office:value-type="float" office:value="0.63291139240507" calcext:value-type="float">
            <text:p>0.633</text:p>
          </table:table-cell>
        </table:table-row>
        <table:table-row table:style-name="ro1">
          <table:table-cell office:value-type="float" office:value="19.8291" calcext:value-type="float">
            <text:p>19.8291</text:p>
          </table:table-cell>
          <table:table-cell table:formula="of:=[.A203]-[.$A$2]" office:value-type="float" office:value="15.8791" calcext:value-type="float">
            <text:p>15.8791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15.8791" calcext:value-type="float">
            <text:p>15.8791</text:p>
          </table:table-cell>
          <table:table-cell office:value-type="float" office:value="2.2" calcext:value-type="float">
            <text:p>2.2</text:p>
          </table:table-cell>
          <table:table-cell office:value-type="float" office:value="2.65" calcext:value-type="float">
            <text:p>2.65</text:p>
          </table:table-cell>
          <table:table-cell office:value-type="float" office:value="15.8791" calcext:value-type="float">
            <text:p>15.8791</text:p>
          </table:table-cell>
          <table:table-cell table:formula="of:=([.C204]-[.C203])/([.$B204]-[.$B203])" office:value-type="float" office:value="0" calcext:value-type="float">
            <text:p>0.000</text:p>
          </table:table-cell>
          <table:table-cell table:style-name="ce1" table:formula="of:=([.D204]-[.D203])/([.$B$3]-[.$B$2])" office:value-type="float" office:value="0" calcext:value-type="float">
            <text:p>0.000</text:p>
          </table:table-cell>
          <table:table-cell office:value-type="float" office:value="15.8791" calcext:value-type="float">
            <text:p>15.8791</text:p>
          </table:table-cell>
          <table:table-cell table:formula="of:=([.F204]-[.F203])/([.$E204]-[.$E203])" office:value-type="float" office:value="0" calcext:value-type="float">
            <text:p>0.000</text:p>
          </table:table-cell>
          <table:table-cell table:formula="of:=([.G204]-[.G203])/([.$E204]-[.$E20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9081" calcext:value-type="float">
            <text:p>19.9081</text:p>
          </table:table-cell>
          <table:table-cell table:formula="of:=[.A204]-[.$A$2]" office:value-type="float" office:value="15.9581" calcext:value-type="float">
            <text:p>15.9581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15.9581" calcext:value-type="float">
            <text:p>15.9581</text:p>
          </table:table-cell>
          <table:table-cell office:value-type="float" office:value="2.2" calcext:value-type="float">
            <text:p>2.2</text:p>
          </table:table-cell>
          <table:table-cell office:value-type="float" office:value="2.65" calcext:value-type="float">
            <text:p>2.65</text:p>
          </table:table-cell>
          <table:table-cell office:value-type="float" office:value="15.9581" calcext:value-type="float">
            <text:p>15.9581</text:p>
          </table:table-cell>
          <table:table-cell table:formula="of:=([.C205]-[.C204])/([.$B205]-[.$B204])" office:value-type="float" office:value="-0.632911392405056" calcext:value-type="float">
            <text:p>-0.633</text:p>
          </table:table-cell>
          <table:table-cell table:style-name="ce1" table:formula="of:=([.D205]-[.D204])/([.$B$3]-[.$B$2])" office:value-type="float" office:value="0" calcext:value-type="float">
            <text:p>0.000</text:p>
          </table:table-cell>
          <table:table-cell office:value-type="float" office:value="15.9581" calcext:value-type="float">
            <text:p>15.9581</text:p>
          </table:table-cell>
          <table:table-cell table:formula="of:=([.F205]-[.F204])/([.$E205]-[.$E204])" office:value-type="float" office:value="0" calcext:value-type="float">
            <text:p>0.000</text:p>
          </table:table-cell>
          <table:table-cell table:formula="of:=([.G205]-[.G204])/([.$E205]-[.$E20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.9871" calcext:value-type="float">
            <text:p>19.9871</text:p>
          </table:table-cell>
          <table:table-cell table:formula="of:=[.A205]-[.$A$2]" office:value-type="float" office:value="16.0371" calcext:value-type="float">
            <text:p>16.037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0371" calcext:value-type="float">
            <text:p>16.0371</text:p>
          </table:table-cell>
          <table:table-cell office:value-type="float" office:value="2.2" calcext:value-type="float">
            <text:p>2.2</text:p>
          </table:table-cell>
          <table:table-cell office:value-type="float" office:value="2.65" calcext:value-type="float">
            <text:p>2.65</text:p>
          </table:table-cell>
          <table:table-cell office:value-type="float" office:value="16.0371" calcext:value-type="float">
            <text:p>16.0371</text:p>
          </table:table-cell>
          <table:table-cell table:formula="of:=([.C206]-[.C205])/([.$B206]-[.$B205])" office:value-type="float" office:value="0" calcext:value-type="float">
            <text:p>0.000</text:p>
          </table:table-cell>
          <table:table-cell table:style-name="ce1" table:formula="of:=([.D206]-[.D205])/([.$B$3]-[.$B$2])" office:value-type="float" office:value="0" calcext:value-type="float">
            <text:p>0.000</text:p>
          </table:table-cell>
          <table:table-cell office:value-type="float" office:value="16.0371" calcext:value-type="float">
            <text:p>16.0371</text:p>
          </table:table-cell>
          <table:table-cell table:formula="of:=([.F206]-[.F205])/([.$E206]-[.$E205])" office:value-type="float" office:value="0.632911392405056" calcext:value-type="float">
            <text:p>0.633</text:p>
          </table:table-cell>
          <table:table-cell table:formula="of:=([.G206]-[.G205])/([.$E206]-[.$E20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.0661" calcext:value-type="float">
            <text:p>20.0661</text:p>
          </table:table-cell>
          <table:table-cell table:formula="of:=[.A206]-[.$A$2]" office:value-type="float" office:value="16.1161" calcext:value-type="float">
            <text:p>16.116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1161" calcext:value-type="float">
            <text:p>16.1161</text:p>
          </table:table-cell>
          <table:table-cell office:value-type="float" office:value="2.25" calcext:value-type="float">
            <text:p>2.25</text:p>
          </table:table-cell>
          <table:table-cell office:value-type="float" office:value="2.65" calcext:value-type="float">
            <text:p>2.65</text:p>
          </table:table-cell>
          <table:table-cell office:value-type="float" office:value="16.1161" calcext:value-type="float">
            <text:p>16.1161</text:p>
          </table:table-cell>
          <table:table-cell table:formula="of:=([.C207]-[.C206])/([.$B207]-[.$B206])" office:value-type="float" office:value="0" calcext:value-type="float">
            <text:p>0.000</text:p>
          </table:table-cell>
          <table:table-cell table:style-name="ce1" table:formula="of:=([.D207]-[.D206])/([.$B$3]-[.$B$2])" office:value-type="float" office:value="0" calcext:value-type="float">
            <text:p>0.000</text:p>
          </table:table-cell>
          <table:table-cell office:value-type="float" office:value="16.1161" calcext:value-type="float">
            <text:p>16.1161</text:p>
          </table:table-cell>
          <table:table-cell table:formula="of:=([.F207]-[.F206])/([.$E207]-[.$E206])" office:value-type="float" office:value="0" calcext:value-type="float">
            <text:p>0.000</text:p>
          </table:table-cell>
          <table:table-cell table:formula="of:=([.G207]-[.G206])/([.$E207]-[.$E206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20.1451" calcext:value-type="float">
            <text:p>20.1451</text:p>
          </table:table-cell>
          <table:table-cell table:formula="of:=[.A207]-[.$A$2]" office:value-type="float" office:value="16.1951" calcext:value-type="float">
            <text:p>16.195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1951" calcext:value-type="float">
            <text:p>16.1951</text:p>
          </table:table-cell>
          <table:table-cell office:value-type="float" office:value="2.25" calcext:value-type="float">
            <text:p>2.25</text:p>
          </table:table-cell>
          <table:table-cell office:value-type="float" office:value="2.7" calcext:value-type="float">
            <text:p>2.7</text:p>
          </table:table-cell>
          <table:table-cell office:value-type="float" office:value="16.1951" calcext:value-type="float">
            <text:p>16.1951</text:p>
          </table:table-cell>
          <table:table-cell table:formula="of:=([.C208]-[.C207])/([.$B208]-[.$B207])" office:value-type="float" office:value="0" calcext:value-type="float">
            <text:p>0.000</text:p>
          </table:table-cell>
          <table:table-cell table:style-name="ce1" table:formula="of:=([.D208]-[.D207])/([.$B$3]-[.$B$2])" office:value-type="float" office:value="0" calcext:value-type="float">
            <text:p>0.000</text:p>
          </table:table-cell>
          <table:table-cell office:value-type="float" office:value="16.1951" calcext:value-type="float">
            <text:p>16.1951</text:p>
          </table:table-cell>
          <table:table-cell table:formula="of:=([.F208]-[.F207])/([.$E208]-[.$E207])" office:value-type="float" office:value="0" calcext:value-type="float">
            <text:p>0.000</text:p>
          </table:table-cell>
          <table:table-cell table:formula="of:=([.G208]-[.G207])/([.$E208]-[.$E20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.2241" calcext:value-type="float">
            <text:p>20.2241</text:p>
          </table:table-cell>
          <table:table-cell table:formula="of:=[.A208]-[.$A$2]" office:value-type="float" office:value="16.2741" calcext:value-type="float">
            <text:p>16.274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2741" calcext:value-type="float">
            <text:p>16.2741</text:p>
          </table:table-cell>
          <table:table-cell office:value-type="float" office:value="2.25" calcext:value-type="float">
            <text:p>2.25</text:p>
          </table:table-cell>
          <table:table-cell office:value-type="float" office:value="2.7" calcext:value-type="float">
            <text:p>2.7</text:p>
          </table:table-cell>
          <table:table-cell office:value-type="float" office:value="16.2741" calcext:value-type="float">
            <text:p>16.2741</text:p>
          </table:table-cell>
          <table:table-cell table:formula="of:=([.C209]-[.C208])/([.$B209]-[.$B208])" office:value-type="float" office:value="0" calcext:value-type="float">
            <text:p>0.000</text:p>
          </table:table-cell>
          <table:table-cell table:style-name="ce1" table:formula="of:=([.D209]-[.D208])/([.$B$3]-[.$B$2])" office:value-type="float" office:value="0" calcext:value-type="float">
            <text:p>0.000</text:p>
          </table:table-cell>
          <table:table-cell office:value-type="float" office:value="16.2741" calcext:value-type="float">
            <text:p>16.2741</text:p>
          </table:table-cell>
          <table:table-cell table:formula="of:=([.F209]-[.F208])/([.$E209]-[.$E208])" office:value-type="float" office:value="0.632911392405056" calcext:value-type="float">
            <text:p>0.633</text:p>
          </table:table-cell>
          <table:table-cell table:formula="of:=([.G209]-[.G208])/([.$E209]-[.$E20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.3031" calcext:value-type="float">
            <text:p>20.3031</text:p>
          </table:table-cell>
          <table:table-cell table:formula="of:=[.A209]-[.$A$2]" office:value-type="float" office:value="16.3531" calcext:value-type="float">
            <text:p>16.353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3531" calcext:value-type="float">
            <text:p>16.3531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6.3531" calcext:value-type="float">
            <text:p>16.3531</text:p>
          </table:table-cell>
          <table:table-cell table:formula="of:=([.C210]-[.C209])/([.$B210]-[.$B209])" office:value-type="float" office:value="0" calcext:value-type="float">
            <text:p>0.000</text:p>
          </table:table-cell>
          <table:table-cell table:style-name="ce1" table:formula="of:=([.D210]-[.D209])/([.$B$3]-[.$B$2])" office:value-type="float" office:value="0" calcext:value-type="float">
            <text:p>0.000</text:p>
          </table:table-cell>
          <table:table-cell office:value-type="float" office:value="16.3531" calcext:value-type="float">
            <text:p>16.3531</text:p>
          </table:table-cell>
          <table:table-cell table:formula="of:=([.F210]-[.F209])/([.$E210]-[.$E209])" office:value-type="float" office:value="0" calcext:value-type="float">
            <text:p>0.000</text:p>
          </table:table-cell>
          <table:table-cell table:formula="of:=([.G210]-[.G209])/([.$E210]-[.$E20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.3821" calcext:value-type="float">
            <text:p>20.3821</text:p>
          </table:table-cell>
          <table:table-cell table:formula="of:=[.A210]-[.$A$2]" office:value-type="float" office:value="16.4321" calcext:value-type="float">
            <text:p>16.432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4321" calcext:value-type="float">
            <text:p>16.4321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6.4321" calcext:value-type="float">
            <text:p>16.4321</text:p>
          </table:table-cell>
          <table:table-cell table:formula="of:=([.C211]-[.C210])/([.$B211]-[.$B210])" office:value-type="float" office:value="0" calcext:value-type="float">
            <text:p>0.000</text:p>
          </table:table-cell>
          <table:table-cell table:style-name="ce1" table:formula="of:=([.D211]-[.D210])/([.$B$3]-[.$B$2])" office:value-type="float" office:value="0" calcext:value-type="float">
            <text:p>0.000</text:p>
          </table:table-cell>
          <table:table-cell office:value-type="float" office:value="16.4321" calcext:value-type="float">
            <text:p>16.4321</text:p>
          </table:table-cell>
          <table:table-cell table:formula="of:=([.F211]-[.F210])/([.$E211]-[.$E210])" office:value-type="float" office:value="0" calcext:value-type="float">
            <text:p>0.000</text:p>
          </table:table-cell>
          <table:table-cell table:formula="of:=([.G211]-[.G210])/([.$E211]-[.$E21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.4611" calcext:value-type="float">
            <text:p>20.4611</text:p>
          </table:table-cell>
          <table:table-cell table:formula="of:=[.A211]-[.$A$2]" office:value-type="float" office:value="16.5111" calcext:value-type="float">
            <text:p>16.511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5111" calcext:value-type="float">
            <text:p>16.5111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6.5111" calcext:value-type="float">
            <text:p>16.5111</text:p>
          </table:table-cell>
          <table:table-cell table:formula="of:=([.C212]-[.C211])/([.$B212]-[.$B211])" office:value-type="float" office:value="0" calcext:value-type="float">
            <text:p>0.000</text:p>
          </table:table-cell>
          <table:table-cell table:style-name="ce1" table:formula="of:=([.D212]-[.D211])/([.$B$3]-[.$B$2])" office:value-type="float" office:value="0" calcext:value-type="float">
            <text:p>0.000</text:p>
          </table:table-cell>
          <table:table-cell office:value-type="float" office:value="16.5111" calcext:value-type="float">
            <text:p>16.5111</text:p>
          </table:table-cell>
          <table:table-cell table:formula="of:=([.F212]-[.F211])/([.$E212]-[.$E211])" office:value-type="float" office:value="0.632911392405062" calcext:value-type="float">
            <text:p>0.633</text:p>
          </table:table-cell>
          <table:table-cell table:formula="of:=([.G212]-[.G211])/([.$E212]-[.$E211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20.5401" calcext:value-type="float">
            <text:p>20.5401</text:p>
          </table:table-cell>
          <table:table-cell table:formula="of:=[.A212]-[.$A$2]" office:value-type="float" office:value="16.5901" calcext:value-type="float">
            <text:p>16.590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5901" calcext:value-type="float">
            <text:p>16.5901</text:p>
          </table:table-cell>
          <table:table-cell office:value-type="float" office:value="2.35" calcext:value-type="float">
            <text:p>2.35</text:p>
          </table:table-cell>
          <table:table-cell office:value-type="float" office:value="2.75" calcext:value-type="float">
            <text:p>2.75</text:p>
          </table:table-cell>
          <table:table-cell office:value-type="float" office:value="16.5901" calcext:value-type="float">
            <text:p>16.5901</text:p>
          </table:table-cell>
          <table:table-cell table:formula="of:=([.C213]-[.C212])/([.$B213]-[.$B212])" office:value-type="float" office:value="0" calcext:value-type="float">
            <text:p>0.000</text:p>
          </table:table-cell>
          <table:table-cell table:style-name="ce1" table:formula="of:=([.D213]-[.D212])/([.$B$3]-[.$B$2])" office:value-type="float" office:value="0" calcext:value-type="float">
            <text:p>0.000</text:p>
          </table:table-cell>
          <table:table-cell office:value-type="float" office:value="16.5901" calcext:value-type="float">
            <text:p>16.5901</text:p>
          </table:table-cell>
          <table:table-cell table:formula="of:=([.F213]-[.F212])/([.$E213]-[.$E212])" office:value-type="float" office:value="0" calcext:value-type="float">
            <text:p>0.000</text:p>
          </table:table-cell>
          <table:table-cell table:formula="of:=([.G213]-[.G212])/([.$E213]-[.$E21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.6191" calcext:value-type="float">
            <text:p>20.6191</text:p>
          </table:table-cell>
          <table:table-cell table:formula="of:=[.A213]-[.$A$2]" office:value-type="float" office:value="16.6691" calcext:value-type="float">
            <text:p>16.669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6691" calcext:value-type="float">
            <text:p>16.6691</text:p>
          </table:table-cell>
          <table:table-cell office:value-type="float" office:value="2.35" calcext:value-type="float">
            <text:p>2.35</text:p>
          </table:table-cell>
          <table:table-cell office:value-type="float" office:value="2.75" calcext:value-type="float">
            <text:p>2.75</text:p>
          </table:table-cell>
          <table:table-cell office:value-type="float" office:value="16.6691" calcext:value-type="float">
            <text:p>16.6691</text:p>
          </table:table-cell>
          <table:table-cell table:formula="of:=([.C214]-[.C213])/([.$B214]-[.$B213])" office:value-type="float" office:value="0" calcext:value-type="float">
            <text:p>0.000</text:p>
          </table:table-cell>
          <table:table-cell table:style-name="ce1" table:formula="of:=([.D214]-[.D213])/([.$B$3]-[.$B$2])" office:value-type="float" office:value="0" calcext:value-type="float">
            <text:p>0.000</text:p>
          </table:table-cell>
          <table:table-cell office:value-type="float" office:value="16.6691" calcext:value-type="float">
            <text:p>16.6691</text:p>
          </table:table-cell>
          <table:table-cell table:formula="of:=([.F214]-[.F213])/([.$E214]-[.$E213])" office:value-type="float" office:value="0" calcext:value-type="float">
            <text:p>0.000</text:p>
          </table:table-cell>
          <table:table-cell table:formula="of:=([.G214]-[.G213])/([.$E214]-[.$E21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.6981" calcext:value-type="float">
            <text:p>20.6981</text:p>
          </table:table-cell>
          <table:table-cell table:formula="of:=[.A214]-[.$A$2]" office:value-type="float" office:value="16.7481" calcext:value-type="float">
            <text:p>16.748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7481" calcext:value-type="float">
            <text:p>16.7481</text:p>
          </table:table-cell>
          <table:table-cell office:value-type="float" office:value="2.35" calcext:value-type="float">
            <text:p>2.35</text:p>
          </table:table-cell>
          <table:table-cell office:value-type="float" office:value="2.75" calcext:value-type="float">
            <text:p>2.75</text:p>
          </table:table-cell>
          <table:table-cell office:value-type="float" office:value="16.7481" calcext:value-type="float">
            <text:p>16.7481</text:p>
          </table:table-cell>
          <table:table-cell table:formula="of:=([.C215]-[.C214])/([.$B215]-[.$B214])" office:value-type="float" office:value="0" calcext:value-type="float">
            <text:p>0.000</text:p>
          </table:table-cell>
          <table:table-cell table:style-name="ce1" table:formula="of:=([.D215]-[.D214])/([.$B$3]-[.$B$2])" office:value-type="float" office:value="0" calcext:value-type="float">
            <text:p>0.000</text:p>
          </table:table-cell>
          <table:table-cell office:value-type="float" office:value="16.7481" calcext:value-type="float">
            <text:p>16.7481</text:p>
          </table:table-cell>
          <table:table-cell table:formula="of:=([.F215]-[.F214])/([.$E215]-[.$E214])" office:value-type="float" office:value="0" calcext:value-type="float">
            <text:p>0.000</text:p>
          </table:table-cell>
          <table:table-cell table:formula="of:=([.G215]-[.G214])/([.$E215]-[.$E21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.7771" calcext:value-type="float">
            <text:p>20.7771</text:p>
          </table:table-cell>
          <table:table-cell table:formula="of:=[.A215]-[.$A$2]" office:value-type="float" office:value="16.8271" calcext:value-type="float">
            <text:p>16.827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8271" calcext:value-type="float">
            <text:p>16.8271</text:p>
          </table:table-cell>
          <table:table-cell office:value-type="float" office:value="2.35" calcext:value-type="float">
            <text:p>2.35</text:p>
          </table:table-cell>
          <table:table-cell office:value-type="float" office:value="2.75" calcext:value-type="float">
            <text:p>2.75</text:p>
          </table:table-cell>
          <table:table-cell office:value-type="float" office:value="16.8271" calcext:value-type="float">
            <text:p>16.8271</text:p>
          </table:table-cell>
          <table:table-cell table:formula="of:=([.C216]-[.C215])/([.$B216]-[.$B215])" office:value-type="float" office:value="0" calcext:value-type="float">
            <text:p>0.000</text:p>
          </table:table-cell>
          <table:table-cell table:style-name="ce1" table:formula="of:=([.D216]-[.D215])/([.$B$3]-[.$B$2])" office:value-type="float" office:value="0" calcext:value-type="float">
            <text:p>0.000</text:p>
          </table:table-cell>
          <table:table-cell office:value-type="float" office:value="16.8271" calcext:value-type="float">
            <text:p>16.8271</text:p>
          </table:table-cell>
          <table:table-cell table:formula="of:=([.F216]-[.F215])/([.$E216]-[.$E215])" office:value-type="float" office:value="0.632911392405085" calcext:value-type="float">
            <text:p>0.633</text:p>
          </table:table-cell>
          <table:table-cell table:formula="of:=([.G216]-[.G215])/([.$E216]-[.$E21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.8561" calcext:value-type="float">
            <text:p>20.8561</text:p>
          </table:table-cell>
          <table:table-cell table:formula="of:=[.A216]-[.$A$2]" office:value-type="float" office:value="16.9061" calcext:value-type="float">
            <text:p>16.906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9061" calcext:value-type="float">
            <text:p>16.9061</text:p>
          </table:table-cell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office:value-type="float" office:value="16.9061" calcext:value-type="float">
            <text:p>16.9061</text:p>
          </table:table-cell>
          <table:table-cell table:formula="of:=([.C217]-[.C216])/([.$B217]-[.$B216])" office:value-type="float" office:value="-0.63291139240509" calcext:value-type="float">
            <text:p>-0.633</text:p>
          </table:table-cell>
          <table:table-cell table:style-name="ce1" table:formula="of:=([.D217]-[.D216])/([.$B$3]-[.$B$2])" office:value-type="float" office:value="0" calcext:value-type="float">
            <text:p>0.000</text:p>
          </table:table-cell>
          <table:table-cell office:value-type="float" office:value="16.9061" calcext:value-type="float">
            <text:p>16.9061</text:p>
          </table:table-cell>
          <table:table-cell table:formula="of:=([.F217]-[.F216])/([.$E217]-[.$E216])" office:value-type="float" office:value="0" calcext:value-type="float">
            <text:p>0.000</text:p>
          </table:table-cell>
          <table:table-cell table:formula="of:=([.G217]-[.G216])/([.$E217]-[.$E216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20.9351" calcext:value-type="float">
            <text:p>20.9351</text:p>
          </table:table-cell>
          <table:table-cell table:formula="of:=[.A217]-[.$A$2]" office:value-type="float" office:value="16.9851" calcext:value-type="float">
            <text:p>16.985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6.9851" calcext:value-type="float">
            <text:p>16.9851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16.9851" calcext:value-type="float">
            <text:p>16.9851</text:p>
          </table:table-cell>
          <table:table-cell table:formula="of:=([.C218]-[.C217])/([.$B218]-[.$B217])" office:value-type="float" office:value="0" calcext:value-type="float">
            <text:p>0.000</text:p>
          </table:table-cell>
          <table:table-cell table:style-name="ce1" table:formula="of:=([.D218]-[.D217])/([.$B$3]-[.$B$2])" office:value-type="float" office:value="0" calcext:value-type="float">
            <text:p>0.000</text:p>
          </table:table-cell>
          <table:table-cell office:value-type="float" office:value="16.9851" calcext:value-type="float">
            <text:p>16.9851</text:p>
          </table:table-cell>
          <table:table-cell table:formula="of:=([.F218]-[.F217])/([.$E218]-[.$E217])" office:value-type="float" office:value="0.632911392405062" calcext:value-type="float">
            <text:p>0.633</text:p>
          </table:table-cell>
          <table:table-cell table:formula="of:=([.G218]-[.G217])/([.$E218]-[.$E21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0141" calcext:value-type="float">
            <text:p>21.0141</text:p>
          </table:table-cell>
          <table:table-cell table:formula="of:=[.A218]-[.$A$2]" office:value-type="float" office:value="17.0641" calcext:value-type="float">
            <text:p>17.064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0641" calcext:value-type="float">
            <text:p>17.0641</text:p>
          </table:table-cell>
          <table:table-cell office:value-type="float" office:value="2.45" calcext:value-type="float">
            <text:p>2.45</text:p>
          </table:table-cell>
          <table:table-cell office:value-type="float" office:value="2.8" calcext:value-type="float">
            <text:p>2.8</text:p>
          </table:table-cell>
          <table:table-cell office:value-type="float" office:value="17.0641" calcext:value-type="float">
            <text:p>17.0641</text:p>
          </table:table-cell>
          <table:table-cell table:formula="of:=([.C219]-[.C218])/([.$B219]-[.$B218])" office:value-type="float" office:value="0" calcext:value-type="float">
            <text:p>0.000</text:p>
          </table:table-cell>
          <table:table-cell table:style-name="ce1" table:formula="of:=([.D219]-[.D218])/([.$B$3]-[.$B$2])" office:value-type="float" office:value="0" calcext:value-type="float">
            <text:p>0.000</text:p>
          </table:table-cell>
          <table:table-cell office:value-type="float" office:value="17.0641" calcext:value-type="float">
            <text:p>17.0641</text:p>
          </table:table-cell>
          <table:table-cell table:formula="of:=([.F219]-[.F218])/([.$E219]-[.$E218])" office:value-type="float" office:value="0" calcext:value-type="float">
            <text:p>0.000</text:p>
          </table:table-cell>
          <table:table-cell table:formula="of:=([.G219]-[.G218])/([.$E219]-[.$E218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21.0931" calcext:value-type="float">
            <text:p>21.0931</text:p>
          </table:table-cell>
          <table:table-cell table:formula="of:=[.A219]-[.$A$2]" office:value-type="float" office:value="17.1431" calcext:value-type="float">
            <text:p>17.143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1431" calcext:value-type="float">
            <text:p>17.1431</text:p>
          </table:table-cell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office:value-type="float" office:value="17.1431" calcext:value-type="float">
            <text:p>17.1431</text:p>
          </table:table-cell>
          <table:table-cell table:formula="of:=([.C220]-[.C219])/([.$B220]-[.$B219])" office:value-type="float" office:value="0" calcext:value-type="float">
            <text:p>0.000</text:p>
          </table:table-cell>
          <table:table-cell table:style-name="ce1" table:formula="of:=([.D220]-[.D219])/([.$B$3]-[.$B$2])" office:value-type="float" office:value="0" calcext:value-type="float">
            <text:p>0.000</text:p>
          </table:table-cell>
          <table:table-cell office:value-type="float" office:value="17.1431" calcext:value-type="float">
            <text:p>17.1431</text:p>
          </table:table-cell>
          <table:table-cell table:formula="of:=([.F220]-[.F219])/([.$E220]-[.$E219])" office:value-type="float" office:value="0.632911392405056" calcext:value-type="float">
            <text:p>0.633</text:p>
          </table:table-cell>
          <table:table-cell table:formula="of:=([.G220]-[.G219])/([.$E220]-[.$E21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1721" calcext:value-type="float">
            <text:p>21.1721</text:p>
          </table:table-cell>
          <table:table-cell table:formula="of:=[.A220]-[.$A$2]" office:value-type="float" office:value="17.2221" calcext:value-type="float">
            <text:p>17.222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2221" calcext:value-type="float">
            <text:p>17.2221</text:p>
          </table:table-cell>
          <table:table-cell office:value-type="float" office:value="2.5" calcext:value-type="float">
            <text:p>2.5</text:p>
          </table:table-cell>
          <table:table-cell office:value-type="float" office:value="2.85" calcext:value-type="float">
            <text:p>2.85</text:p>
          </table:table-cell>
          <table:table-cell office:value-type="float" office:value="17.2221" calcext:value-type="float">
            <text:p>17.2221</text:p>
          </table:table-cell>
          <table:table-cell table:formula="of:=([.C221]-[.C220])/([.$B221]-[.$B220])" office:value-type="float" office:value="0" calcext:value-type="float">
            <text:p>0.000</text:p>
          </table:table-cell>
          <table:table-cell table:style-name="ce1" table:formula="of:=([.D221]-[.D220])/([.$B$3]-[.$B$2])" office:value-type="float" office:value="0" calcext:value-type="float">
            <text:p>0.000</text:p>
          </table:table-cell>
          <table:table-cell office:value-type="float" office:value="17.2221" calcext:value-type="float">
            <text:p>17.2221</text:p>
          </table:table-cell>
          <table:table-cell table:formula="of:=([.F221]-[.F220])/([.$E221]-[.$E220])" office:value-type="float" office:value="0" calcext:value-type="float">
            <text:p>0.000</text:p>
          </table:table-cell>
          <table:table-cell table:formula="of:=([.G221]-[.G220])/([.$E221]-[.$E22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2511" calcext:value-type="float">
            <text:p>21.2511</text:p>
          </table:table-cell>
          <table:table-cell table:formula="of:=[.A221]-[.$A$2]" office:value-type="float" office:value="17.3011" calcext:value-type="float">
            <text:p>17.301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3011" calcext:value-type="float">
            <text:p>17.3011</text:p>
          </table:table-cell>
          <table:table-cell office:value-type="float" office:value="2.5" calcext:value-type="float">
            <text:p>2.5</text:p>
          </table:table-cell>
          <table:table-cell office:value-type="float" office:value="2.85" calcext:value-type="float">
            <text:p>2.85</text:p>
          </table:table-cell>
          <table:table-cell office:value-type="float" office:value="17.3011" calcext:value-type="float">
            <text:p>17.3011</text:p>
          </table:table-cell>
          <table:table-cell table:formula="of:=([.C222]-[.C221])/([.$B222]-[.$B221])" office:value-type="float" office:value="0" calcext:value-type="float">
            <text:p>0.000</text:p>
          </table:table-cell>
          <table:table-cell table:style-name="ce1" table:formula="of:=([.D222]-[.D221])/([.$B$3]-[.$B$2])" office:value-type="float" office:value="0" calcext:value-type="float">
            <text:p>0.000</text:p>
          </table:table-cell>
          <table:table-cell office:value-type="float" office:value="17.3011" calcext:value-type="float">
            <text:p>17.3011</text:p>
          </table:table-cell>
          <table:table-cell table:formula="of:=([.F222]-[.F221])/([.$E222]-[.$E221])" office:value-type="float" office:value="0" calcext:value-type="float">
            <text:p>0.000</text:p>
          </table:table-cell>
          <table:table-cell table:formula="of:=([.G222]-[.G221])/([.$E222]-[.$E22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3301" calcext:value-type="float">
            <text:p>21.3301</text:p>
          </table:table-cell>
          <table:table-cell table:formula="of:=[.A222]-[.$A$2]" office:value-type="float" office:value="17.3801" calcext:value-type="float">
            <text:p>17.380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3801" calcext:value-type="float">
            <text:p>17.3801</text:p>
          </table:table-cell>
          <table:table-cell office:value-type="float" office:value="2.5" calcext:value-type="float">
            <text:p>2.5</text:p>
          </table:table-cell>
          <table:table-cell office:value-type="float" office:value="2.85" calcext:value-type="float">
            <text:p>2.85</text:p>
          </table:table-cell>
          <table:table-cell office:value-type="float" office:value="17.3801" calcext:value-type="float">
            <text:p>17.3801</text:p>
          </table:table-cell>
          <table:table-cell table:formula="of:=([.C223]-[.C222])/([.$B223]-[.$B222])" office:value-type="float" office:value="0" calcext:value-type="float">
            <text:p>0.000</text:p>
          </table:table-cell>
          <table:table-cell table:style-name="ce1" table:formula="of:=([.D223]-[.D222])/([.$B$3]-[.$B$2])" office:value-type="float" office:value="0" calcext:value-type="float">
            <text:p>0.000</text:p>
          </table:table-cell>
          <table:table-cell office:value-type="float" office:value="17.3801" calcext:value-type="float">
            <text:p>17.3801</text:p>
          </table:table-cell>
          <table:table-cell table:formula="of:=([.F223]-[.F222])/([.$E223]-[.$E222])" office:value-type="float" office:value="0.632911392405056" calcext:value-type="float">
            <text:p>0.633</text:p>
          </table:table-cell>
          <table:table-cell table:formula="of:=([.G223]-[.G222])/([.$E223]-[.$E222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21.4091" calcext:value-type="float">
            <text:p>21.4091</text:p>
          </table:table-cell>
          <table:table-cell table:formula="of:=[.A223]-[.$A$2]" office:value-type="float" office:value="17.4591" calcext:value-type="float">
            <text:p>17.459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4591" calcext:value-type="float">
            <text:p>17.4591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17.4591" calcext:value-type="float">
            <text:p>17.4591</text:p>
          </table:table-cell>
          <table:table-cell table:formula="of:=([.C224]-[.C223])/([.$B224]-[.$B223])" office:value-type="float" office:value="0" calcext:value-type="float">
            <text:p>0.000</text:p>
          </table:table-cell>
          <table:table-cell table:style-name="ce1" table:formula="of:=([.D224]-[.D223])/([.$B$3]-[.$B$2])" office:value-type="float" office:value="0" calcext:value-type="float">
            <text:p>0.000</text:p>
          </table:table-cell>
          <table:table-cell office:value-type="float" office:value="17.4591" calcext:value-type="float">
            <text:p>17.4591</text:p>
          </table:table-cell>
          <table:table-cell table:formula="of:=([.F224]-[.F223])/([.$E224]-[.$E223])" office:value-type="float" office:value="0" calcext:value-type="float">
            <text:p>0.000</text:p>
          </table:table-cell>
          <table:table-cell table:formula="of:=([.G224]-[.G223])/([.$E224]-[.$E22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4881" calcext:value-type="float">
            <text:p>21.4881</text:p>
          </table:table-cell>
          <table:table-cell table:formula="of:=[.A224]-[.$A$2]" office:value-type="float" office:value="17.5381" calcext:value-type="float">
            <text:p>17.538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5381" calcext:value-type="float">
            <text:p>17.5381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17.5381" calcext:value-type="float">
            <text:p>17.5381</text:p>
          </table:table-cell>
          <table:table-cell table:formula="of:=([.C225]-[.C224])/([.$B225]-[.$B224])" office:value-type="float" office:value="0" calcext:value-type="float">
            <text:p>0.000</text:p>
          </table:table-cell>
          <table:table-cell table:style-name="ce1" table:formula="of:=([.D225]-[.D224])/([.$B$3]-[.$B$2])" office:value-type="float" office:value="0" calcext:value-type="float">
            <text:p>0.000</text:p>
          </table:table-cell>
          <table:table-cell office:value-type="float" office:value="17.5381" calcext:value-type="float">
            <text:p>17.5381</text:p>
          </table:table-cell>
          <table:table-cell table:formula="of:=([.F225]-[.F224])/([.$E225]-[.$E224])" office:value-type="float" office:value="0.632911392405062" calcext:value-type="float">
            <text:p>0.633</text:p>
          </table:table-cell>
          <table:table-cell table:formula="of:=([.G225]-[.G224])/([.$E225]-[.$E22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5671" calcext:value-type="float">
            <text:p>21.5671</text:p>
          </table:table-cell>
          <table:table-cell table:formula="of:=[.A225]-[.$A$2]" office:value-type="float" office:value="17.6171" calcext:value-type="float">
            <text:p>17.617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6171" calcext:value-type="float">
            <text:p>17.6171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17.6171" calcext:value-type="float">
            <text:p>17.6171</text:p>
          </table:table-cell>
          <table:table-cell table:formula="of:=([.C226]-[.C225])/([.$B226]-[.$B225])" office:value-type="float" office:value="0" calcext:value-type="float">
            <text:p>0.000</text:p>
          </table:table-cell>
          <table:table-cell table:style-name="ce1" table:formula="of:=([.D226]-[.D225])/([.$B$3]-[.$B$2])" office:value-type="float" office:value="0" calcext:value-type="float">
            <text:p>0.000</text:p>
          </table:table-cell>
          <table:table-cell office:value-type="float" office:value="17.6171" calcext:value-type="float">
            <text:p>17.6171</text:p>
          </table:table-cell>
          <table:table-cell table:formula="of:=([.F226]-[.F225])/([.$E226]-[.$E225])" office:value-type="float" office:value="0" calcext:value-type="float">
            <text:p>0.000</text:p>
          </table:table-cell>
          <table:table-cell table:formula="of:=([.G226]-[.G225])/([.$E226]-[.$E22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6461" calcext:value-type="float">
            <text:p>21.6461</text:p>
          </table:table-cell>
          <table:table-cell table:formula="of:=[.A226]-[.$A$2]" office:value-type="float" office:value="17.6961" calcext:value-type="float">
            <text:p>17.696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6961" calcext:value-type="float">
            <text:p>17.6961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17.6961" calcext:value-type="float">
            <text:p>17.6961</text:p>
          </table:table-cell>
          <table:table-cell table:formula="of:=([.C227]-[.C226])/([.$B227]-[.$B226])" office:value-type="float" office:value="0" calcext:value-type="float">
            <text:p>0.000</text:p>
          </table:table-cell>
          <table:table-cell table:style-name="ce1" table:formula="of:=([.D227]-[.D226])/([.$B$3]-[.$B$2])" office:value-type="float" office:value="0" calcext:value-type="float">
            <text:p>0.000</text:p>
          </table:table-cell>
          <table:table-cell office:value-type="float" office:value="17.6961" calcext:value-type="float">
            <text:p>17.6961</text:p>
          </table:table-cell>
          <table:table-cell table:formula="of:=([.F227]-[.F226])/([.$E227]-[.$E226])" office:value-type="float" office:value="0" calcext:value-type="float">
            <text:p>0.000</text:p>
          </table:table-cell>
          <table:table-cell table:formula="of:=([.G227]-[.G226])/([.$E227]-[.$E22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7251" calcext:value-type="float">
            <text:p>21.7251</text:p>
          </table:table-cell>
          <table:table-cell table:formula="of:=[.A227]-[.$A$2]" office:value-type="float" office:value="17.7751" calcext:value-type="float">
            <text:p>17.775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7751" calcext:value-type="float">
            <text:p>17.7751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17.7751" calcext:value-type="float">
            <text:p>17.7751</text:p>
          </table:table-cell>
          <table:table-cell table:formula="of:=([.C228]-[.C227])/([.$B228]-[.$B227])" office:value-type="float" office:value="0" calcext:value-type="float">
            <text:p>0.000</text:p>
          </table:table-cell>
          <table:table-cell table:style-name="ce1" table:formula="of:=([.D228]-[.D227])/([.$B$3]-[.$B$2])" office:value-type="float" office:value="0" calcext:value-type="float">
            <text:p>0.000</text:p>
          </table:table-cell>
          <table:table-cell office:value-type="float" office:value="17.7751" calcext:value-type="float">
            <text:p>17.7751</text:p>
          </table:table-cell>
          <table:table-cell table:formula="of:=([.F228]-[.F227])/([.$E228]-[.$E227])" office:value-type="float" office:value="0.632911392405056" calcext:value-type="float">
            <text:p>0.633</text:p>
          </table:table-cell>
          <table:table-cell table:formula="of:=([.G228]-[.G227])/([.$E228]-[.$E22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8041" calcext:value-type="float">
            <text:p>21.8041</text:p>
          </table:table-cell>
          <table:table-cell table:formula="of:=[.A228]-[.$A$2]" office:value-type="float" office:value="17.8541" calcext:value-type="float">
            <text:p>17.854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8541" calcext:value-type="float">
            <text:p>17.8541</text:p>
          </table:table-cell>
          <table:table-cell office:value-type="float" office:value="2.65" calcext:value-type="float">
            <text:p>2.65</text:p>
          </table:table-cell>
          <table:table-cell office:value-type="float" office:value="2.9" calcext:value-type="float">
            <text:p>2.9</text:p>
          </table:table-cell>
          <table:table-cell office:value-type="float" office:value="17.8541" calcext:value-type="float">
            <text:p>17.8541</text:p>
          </table:table-cell>
          <table:table-cell table:formula="of:=([.C229]-[.C228])/([.$B229]-[.$B228])" office:value-type="float" office:value="0" calcext:value-type="float">
            <text:p>0.000</text:p>
          </table:table-cell>
          <table:table-cell table:style-name="ce1" table:formula="of:=([.D229]-[.D228])/([.$B$3]-[.$B$2])" office:value-type="float" office:value="0" calcext:value-type="float">
            <text:p>0.000</text:p>
          </table:table-cell>
          <table:table-cell office:value-type="float" office:value="17.8541" calcext:value-type="float">
            <text:p>17.8541</text:p>
          </table:table-cell>
          <table:table-cell table:formula="of:=([.F229]-[.F228])/([.$E229]-[.$E228])" office:value-type="float" office:value="0" calcext:value-type="float">
            <text:p>0.000</text:p>
          </table:table-cell>
          <table:table-cell table:formula="of:=([.G229]-[.G228])/([.$E229]-[.$E228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21.8831" calcext:value-type="float">
            <text:p>21.8831</text:p>
          </table:table-cell>
          <table:table-cell table:formula="of:=[.A229]-[.$A$2]" office:value-type="float" office:value="17.9331" calcext:value-type="float">
            <text:p>17.933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9331" calcext:value-type="float">
            <text:p>17.9331</text:p>
          </table:table-cell>
          <table:table-cell office:value-type="float" office:value="2.65" calcext:value-type="float">
            <text:p>2.65</text:p>
          </table:table-cell>
          <table:table-cell office:value-type="float" office:value="2.95" calcext:value-type="float">
            <text:p>2.95</text:p>
          </table:table-cell>
          <table:table-cell office:value-type="float" office:value="17.9331" calcext:value-type="float">
            <text:p>17.9331</text:p>
          </table:table-cell>
          <table:table-cell table:formula="of:=([.C230]-[.C229])/([.$B230]-[.$B229])" office:value-type="float" office:value="0" calcext:value-type="float">
            <text:p>0.000</text:p>
          </table:table-cell>
          <table:table-cell table:style-name="ce1" table:formula="of:=([.D230]-[.D229])/([.$B$3]-[.$B$2])" office:value-type="float" office:value="0" calcext:value-type="float">
            <text:p>0.000</text:p>
          </table:table-cell>
          <table:table-cell office:value-type="float" office:value="17.9331" calcext:value-type="float">
            <text:p>17.9331</text:p>
          </table:table-cell>
          <table:table-cell table:formula="of:=([.F230]-[.F229])/([.$E230]-[.$E229])" office:value-type="float" office:value="0" calcext:value-type="float">
            <text:p>0.000</text:p>
          </table:table-cell>
          <table:table-cell table:formula="of:=([.G230]-[.G229])/([.$E230]-[.$E22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1.9621" calcext:value-type="float">
            <text:p>21.9621</text:p>
          </table:table-cell>
          <table:table-cell table:formula="of:=[.A230]-[.$A$2]" office:value-type="float" office:value="18.0121" calcext:value-type="float">
            <text:p>18.012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8.0121" calcext:value-type="float">
            <text:p>18.0121</text:p>
          </table:table-cell>
          <table:table-cell office:value-type="float" office:value="2.65" calcext:value-type="float">
            <text:p>2.65</text:p>
          </table:table-cell>
          <table:table-cell office:value-type="float" office:value="2.95" calcext:value-type="float">
            <text:p>2.95</text:p>
          </table:table-cell>
          <table:table-cell office:value-type="float" office:value="18.0121" calcext:value-type="float">
            <text:p>18.0121</text:p>
          </table:table-cell>
          <table:table-cell table:formula="of:=([.C231]-[.C230])/([.$B231]-[.$B230])" office:value-type="float" office:value="0" calcext:value-type="float">
            <text:p>0.000</text:p>
          </table:table-cell>
          <table:table-cell table:style-name="ce1" table:formula="of:=([.D231]-[.D230])/([.$B$3]-[.$B$2])" office:value-type="float" office:value="0" calcext:value-type="float">
            <text:p>0.000</text:p>
          </table:table-cell>
          <table:table-cell office:value-type="float" office:value="18.0121" calcext:value-type="float">
            <text:p>18.0121</text:p>
          </table:table-cell>
          <table:table-cell table:formula="of:=([.F231]-[.F230])/([.$E231]-[.$E230])" office:value-type="float" office:value="0.632911392405062" calcext:value-type="float">
            <text:p>0.633</text:p>
          </table:table-cell>
          <table:table-cell table:formula="of:=([.G231]-[.G230])/([.$E231]-[.$E23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0411" calcext:value-type="float">
            <text:p>22.0411</text:p>
          </table:table-cell>
          <table:table-cell table:formula="of:=[.A231]-[.$A$2]" office:value-type="float" office:value="18.0911" calcext:value-type="float">
            <text:p>18.091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8.0911" calcext:value-type="float">
            <text:p>18.0911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18.0911" calcext:value-type="float">
            <text:p>18.0911</text:p>
          </table:table-cell>
          <table:table-cell table:formula="of:=([.C232]-[.C231])/([.$B232]-[.$B231])" office:value-type="float" office:value="-0.632911392405056" calcext:value-type="float">
            <text:p>-0.633</text:p>
          </table:table-cell>
          <table:table-cell table:style-name="ce1" table:formula="of:=([.D232]-[.D231])/([.$B$3]-[.$B$2])" office:value-type="float" office:value="0" calcext:value-type="float">
            <text:p>0.000</text:p>
          </table:table-cell>
          <table:table-cell office:value-type="float" office:value="18.0911" calcext:value-type="float">
            <text:p>18.0911</text:p>
          </table:table-cell>
          <table:table-cell table:formula="of:=([.F232]-[.F231])/([.$E232]-[.$E231])" office:value-type="float" office:value="0" calcext:value-type="float">
            <text:p>0.000</text:p>
          </table:table-cell>
          <table:table-cell table:formula="of:=([.G232]-[.G231])/([.$E232]-[.$E23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1201" calcext:value-type="float">
            <text:p>22.1201</text:p>
          </table:table-cell>
          <table:table-cell table:formula="of:=[.A232]-[.$A$2]" office:value-type="float" office:value="18.1701" calcext:value-type="float">
            <text:p>18.1701</text:p>
          </table:table-cell>
          <table:table-cell office:value-type="float" office:value="2.1" calcext:value-type="float">
            <text:p>2.1</text:p>
          </table:table-cell>
          <table:table-cell office:value-type="float" office:value="2.35" calcext:value-type="float">
            <text:p>2.35</text:p>
          </table:table-cell>
          <table:table-cell office:value-type="float" office:value="18.1701" calcext:value-type="float">
            <text:p>18.1701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18.1701" calcext:value-type="float">
            <text:p>18.1701</text:p>
          </table:table-cell>
          <table:table-cell table:formula="of:=([.C233]-[.C232])/([.$B233]-[.$B232])" office:value-type="float" office:value="0" calcext:value-type="float">
            <text:p>0.000</text:p>
          </table:table-cell>
          <table:table-cell table:style-name="ce1" table:formula="of:=([.D233]-[.D232])/([.$B$3]-[.$B$2])" office:value-type="float" office:value="-0.632911392405069" calcext:value-type="float">
            <text:p>-0.633</text:p>
          </table:table-cell>
          <table:table-cell office:value-type="float" office:value="18.1701" calcext:value-type="float">
            <text:p>18.1701</text:p>
          </table:table-cell>
          <table:table-cell table:formula="of:=([.F233]-[.F232])/([.$E233]-[.$E232])" office:value-type="float" office:value="0.632911392405085" calcext:value-type="float">
            <text:p>0.633</text:p>
          </table:table-cell>
          <table:table-cell table:formula="of:=([.G233]-[.G232])/([.$E233]-[.$E23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1991" calcext:value-type="float">
            <text:p>22.1991</text:p>
          </table:table-cell>
          <table:table-cell table:formula="of:=[.A233]-[.$A$2]" office:value-type="float" office:value="18.2491" calcext:value-type="float">
            <text:p>18.249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2491" calcext:value-type="float">
            <text:p>18.2491</text:p>
          </table:table-cell>
          <table:table-cell office:value-type="float" office:value="2.75" calcext:value-type="float">
            <text:p>2.75</text:p>
          </table:table-cell>
          <table:table-cell office:value-type="float" office:value="2.95" calcext:value-type="float">
            <text:p>2.95</text:p>
          </table:table-cell>
          <table:table-cell office:value-type="float" office:value="18.2491" calcext:value-type="float">
            <text:p>18.2491</text:p>
          </table:table-cell>
          <table:table-cell table:formula="of:=([.C234]-[.C233])/([.$B234]-[.$B233])" office:value-type="float" office:value="0" calcext:value-type="float">
            <text:p>0.000</text:p>
          </table:table-cell>
          <table:table-cell table:style-name="ce1" table:formula="of:=([.D234]-[.D233])/([.$B$3]-[.$B$2])" office:value-type="float" office:value="0" calcext:value-type="float">
            <text:p>0.000</text:p>
          </table:table-cell>
          <table:table-cell office:value-type="float" office:value="18.2491" calcext:value-type="float">
            <text:p>18.2491</text:p>
          </table:table-cell>
          <table:table-cell table:formula="of:=([.F234]-[.F233])/([.$E234]-[.$E233])" office:value-type="float" office:value="0" calcext:value-type="float">
            <text:p>0.000</text:p>
          </table:table-cell>
          <table:table-cell table:formula="of:=([.G234]-[.G233])/([.$E234]-[.$E23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2781" calcext:value-type="float">
            <text:p>22.2781</text:p>
          </table:table-cell>
          <table:table-cell table:formula="of:=[.A234]-[.$A$2]" office:value-type="float" office:value="18.3281" calcext:value-type="float">
            <text:p>18.328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3281" calcext:value-type="float">
            <text:p>18.3281</text:p>
          </table:table-cell>
          <table:table-cell office:value-type="float" office:value="2.75" calcext:value-type="float">
            <text:p>2.75</text:p>
          </table:table-cell>
          <table:table-cell office:value-type="float" office:value="2.95" calcext:value-type="float">
            <text:p>2.95</text:p>
          </table:table-cell>
          <table:table-cell office:value-type="float" office:value="18.3281" calcext:value-type="float">
            <text:p>18.3281</text:p>
          </table:table-cell>
          <table:table-cell table:formula="of:=([.C235]-[.C234])/([.$B235]-[.$B234])" office:value-type="float" office:value="0" calcext:value-type="float">
            <text:p>0.000</text:p>
          </table:table-cell>
          <table:table-cell table:style-name="ce1" table:formula="of:=([.D235]-[.D234])/([.$B$3]-[.$B$2])" office:value-type="float" office:value="0" calcext:value-type="float">
            <text:p>0.000</text:p>
          </table:table-cell>
          <table:table-cell office:value-type="float" office:value="18.3281" calcext:value-type="float">
            <text:p>18.3281</text:p>
          </table:table-cell>
          <table:table-cell table:formula="of:=([.F235]-[.F234])/([.$E235]-[.$E234])" office:value-type="float" office:value="0" calcext:value-type="float">
            <text:p>0.000</text:p>
          </table:table-cell>
          <table:table-cell table:formula="of:=([.G235]-[.G234])/([.$E235]-[.$E23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3571" calcext:value-type="float">
            <text:p>22.3571</text:p>
          </table:table-cell>
          <table:table-cell table:formula="of:=[.A235]-[.$A$2]" office:value-type="float" office:value="18.4071" calcext:value-type="float">
            <text:p>18.407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4071" calcext:value-type="float">
            <text:p>18.4071</text:p>
          </table:table-cell>
          <table:table-cell office:value-type="float" office:value="2.75" calcext:value-type="float">
            <text:p>2.75</text:p>
          </table:table-cell>
          <table:table-cell office:value-type="float" office:value="2.95" calcext:value-type="float">
            <text:p>2.95</text:p>
          </table:table-cell>
          <table:table-cell office:value-type="float" office:value="18.4071" calcext:value-type="float">
            <text:p>18.4071</text:p>
          </table:table-cell>
          <table:table-cell table:formula="of:=([.C236]-[.C235])/([.$B236]-[.$B235])" office:value-type="float" office:value="0" calcext:value-type="float">
            <text:p>0.000</text:p>
          </table:table-cell>
          <table:table-cell table:style-name="ce1" table:formula="of:=([.D236]-[.D235])/([.$B$3]-[.$B$2])" office:value-type="float" office:value="0" calcext:value-type="float">
            <text:p>0.000</text:p>
          </table:table-cell>
          <table:table-cell office:value-type="float" office:value="18.4071" calcext:value-type="float">
            <text:p>18.4071</text:p>
          </table:table-cell>
          <table:table-cell table:formula="of:=([.F236]-[.F235])/([.$E236]-[.$E235])" office:value-type="float" office:value="0.632911392405056" calcext:value-type="float">
            <text:p>0.633</text:p>
          </table:table-cell>
          <table:table-cell table:formula="of:=([.G236]-[.G235])/([.$E236]-[.$E23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4361" calcext:value-type="float">
            <text:p>22.4361</text:p>
          </table:table-cell>
          <table:table-cell table:formula="of:=[.A236]-[.$A$2]" office:value-type="float" office:value="18.4861" calcext:value-type="float">
            <text:p>18.486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4861" calcext:value-type="float">
            <text:p>18.4861</text:p>
          </table:table-cell>
          <table:table-cell office:value-type="float" office:value="2.8" calcext:value-type="float">
            <text:p>2.8</text:p>
          </table:table-cell>
          <table:table-cell office:value-type="float" office:value="2.95" calcext:value-type="float">
            <text:p>2.95</text:p>
          </table:table-cell>
          <table:table-cell office:value-type="float" office:value="18.4861" calcext:value-type="float">
            <text:p>18.4861</text:p>
          </table:table-cell>
          <table:table-cell table:formula="of:=([.C237]-[.C236])/([.$B237]-[.$B236])" office:value-type="float" office:value="0" calcext:value-type="float">
            <text:p>0.000</text:p>
          </table:table-cell>
          <table:table-cell table:style-name="ce1" table:formula="of:=([.D237]-[.D236])/([.$B$3]-[.$B$2])" office:value-type="float" office:value="0" calcext:value-type="float">
            <text:p>0.000</text:p>
          </table:table-cell>
          <table:table-cell office:value-type="float" office:value="18.4861" calcext:value-type="float">
            <text:p>18.4861</text:p>
          </table:table-cell>
          <table:table-cell table:formula="of:=([.F237]-[.F236])/([.$E237]-[.$E236])" office:value-type="float" office:value="0" calcext:value-type="float">
            <text:p>0.000</text:p>
          </table:table-cell>
          <table:table-cell table:formula="of:=([.G237]-[.G236])/([.$E237]-[.$E236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22.5151" calcext:value-type="float">
            <text:p>22.5151</text:p>
          </table:table-cell>
          <table:table-cell table:formula="of:=[.A237]-[.$A$2]" office:value-type="float" office:value="18.5651" calcext:value-type="float">
            <text:p>18.565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5651" calcext:value-type="float">
            <text:p>18.5651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8.5651" calcext:value-type="float">
            <text:p>18.5651</text:p>
          </table:table-cell>
          <table:table-cell table:formula="of:=([.C238]-[.C237])/([.$B238]-[.$B237])" office:value-type="float" office:value="0" calcext:value-type="float">
            <text:p>0.000</text:p>
          </table:table-cell>
          <table:table-cell table:style-name="ce1" table:formula="of:=([.D238]-[.D237])/([.$B$3]-[.$B$2])" office:value-type="float" office:value="0" calcext:value-type="float">
            <text:p>0.000</text:p>
          </table:table-cell>
          <table:table-cell office:value-type="float" office:value="18.5651" calcext:value-type="float">
            <text:p>18.5651</text:p>
          </table:table-cell>
          <table:table-cell table:formula="of:=([.F238]-[.F237])/([.$E238]-[.$E237])" office:value-type="float" office:value="0" calcext:value-type="float">
            <text:p>0.000</text:p>
          </table:table-cell>
          <table:table-cell table:formula="of:=([.G238]-[.G237])/([.$E238]-[.$E23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5941" calcext:value-type="float">
            <text:p>22.5941</text:p>
          </table:table-cell>
          <table:table-cell table:formula="of:=[.A238]-[.$A$2]" office:value-type="float" office:value="18.6441" calcext:value-type="float">
            <text:p>18.644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6441" calcext:value-type="float">
            <text:p>18.6441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8.6441" calcext:value-type="float">
            <text:p>18.6441</text:p>
          </table:table-cell>
          <table:table-cell table:formula="of:=([.C239]-[.C238])/([.$B239]-[.$B238])" office:value-type="float" office:value="0" calcext:value-type="float">
            <text:p>0.000</text:p>
          </table:table-cell>
          <table:table-cell table:style-name="ce1" table:formula="of:=([.D239]-[.D238])/([.$B$3]-[.$B$2])" office:value-type="float" office:value="0" calcext:value-type="float">
            <text:p>0.000</text:p>
          </table:table-cell>
          <table:table-cell office:value-type="float" office:value="18.6441" calcext:value-type="float">
            <text:p>18.6441</text:p>
          </table:table-cell>
          <table:table-cell table:formula="of:=([.F239]-[.F238])/([.$E239]-[.$E238])" office:value-type="float" office:value="0.63291139240509" calcext:value-type="float">
            <text:p>0.633</text:p>
          </table:table-cell>
          <table:table-cell table:formula="of:=([.G239]-[.G238])/([.$E239]-[.$E23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6731" calcext:value-type="float">
            <text:p>22.6731</text:p>
          </table:table-cell>
          <table:table-cell table:formula="of:=[.A239]-[.$A$2]" office:value-type="float" office:value="18.7231" calcext:value-type="float">
            <text:p>18.723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7231" calcext:value-type="float">
            <text:p>18.7231</text:p>
          </table:table-cell>
          <table:table-cell office:value-type="float" office:value="2.85" calcext:value-type="float">
            <text:p>2.85</text:p>
          </table:table-cell>
          <table:table-cell office:value-type="float" office:value="3" calcext:value-type="float">
            <text:p>3</text:p>
          </table:table-cell>
          <table:table-cell office:value-type="float" office:value="18.7231" calcext:value-type="float">
            <text:p>18.7231</text:p>
          </table:table-cell>
          <table:table-cell table:formula="of:=([.C240]-[.C239])/([.$B240]-[.$B239])" office:value-type="float" office:value="0" calcext:value-type="float">
            <text:p>0.000</text:p>
          </table:table-cell>
          <table:table-cell table:style-name="ce1" table:formula="of:=([.D240]-[.D239])/([.$B$3]-[.$B$2])" office:value-type="float" office:value="0" calcext:value-type="float">
            <text:p>0.000</text:p>
          </table:table-cell>
          <table:table-cell office:value-type="float" office:value="18.7231" calcext:value-type="float">
            <text:p>18.7231</text:p>
          </table:table-cell>
          <table:table-cell table:formula="of:=([.F240]-[.F239])/([.$E240]-[.$E239])" office:value-type="float" office:value="0" calcext:value-type="float">
            <text:p>0.000</text:p>
          </table:table-cell>
          <table:table-cell table:formula="of:=([.G240]-[.G239])/([.$E240]-[.$E23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7521" calcext:value-type="float">
            <text:p>22.7521</text:p>
          </table:table-cell>
          <table:table-cell table:formula="of:=[.A240]-[.$A$2]" office:value-type="float" office:value="18.8021" calcext:value-type="float">
            <text:p>18.802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8021" calcext:value-type="float">
            <text:p>18.8021</text:p>
          </table:table-cell>
          <table:table-cell office:value-type="float" office:value="2.85" calcext:value-type="float">
            <text:p>2.85</text:p>
          </table:table-cell>
          <table:table-cell office:value-type="float" office:value="3" calcext:value-type="float">
            <text:p>3</text:p>
          </table:table-cell>
          <table:table-cell office:value-type="float" office:value="18.8021" calcext:value-type="float">
            <text:p>18.8021</text:p>
          </table:table-cell>
          <table:table-cell table:formula="of:=([.C241]-[.C240])/([.$B241]-[.$B240])" office:value-type="float" office:value="0" calcext:value-type="float">
            <text:p>0.000</text:p>
          </table:table-cell>
          <table:table-cell table:style-name="ce1" table:formula="of:=([.D241]-[.D240])/([.$B$3]-[.$B$2])" office:value-type="float" office:value="-0.632911392405063" calcext:value-type="float">
            <text:p>-0.633</text:p>
          </table:table-cell>
          <table:table-cell office:value-type="float" office:value="18.8021" calcext:value-type="float">
            <text:p>18.8021</text:p>
          </table:table-cell>
          <table:table-cell table:formula="of:=([.F241]-[.F240])/([.$E241]-[.$E240])" office:value-type="float" office:value="0.632911392405056" calcext:value-type="float">
            <text:p>0.633</text:p>
          </table:table-cell>
          <table:table-cell table:formula="of:=([.G241]-[.G240])/([.$E241]-[.$E24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8311" calcext:value-type="float">
            <text:p>22.8311</text:p>
          </table:table-cell>
          <table:table-cell table:formula="of:=[.A241]-[.$A$2]" office:value-type="float" office:value="18.8811" calcext:value-type="float">
            <text:p>18.881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8.8811" calcext:value-type="float">
            <text:p>18.881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18.8811" calcext:value-type="float">
            <text:p>18.8811</text:p>
          </table:table-cell>
          <table:table-cell table:formula="of:=([.C242]-[.C241])/([.$B242]-[.$B241])" office:value-type="float" office:value="0" calcext:value-type="float">
            <text:p>0.000</text:p>
          </table:table-cell>
          <table:table-cell table:style-name="ce1" table:formula="of:=([.D242]-[.D241])/([.$B$3]-[.$B$2])" office:value-type="float" office:value="0" calcext:value-type="float">
            <text:p>0.000</text:p>
          </table:table-cell>
          <table:table-cell office:value-type="float" office:value="18.8811" calcext:value-type="float">
            <text:p>18.8811</text:p>
          </table:table-cell>
          <table:table-cell table:formula="of:=([.F242]-[.F241])/([.$E242]-[.$E241])" office:value-type="float" office:value="0" calcext:value-type="float">
            <text:p>0.000</text:p>
          </table:table-cell>
          <table:table-cell table:formula="of:=([.G242]-[.G241])/([.$E242]-[.$E24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9101" calcext:value-type="float">
            <text:p>22.9101</text:p>
          </table:table-cell>
          <table:table-cell table:formula="of:=[.A242]-[.$A$2]" office:value-type="float" office:value="18.9601" calcext:value-type="float">
            <text:p>18.960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8.9601" calcext:value-type="float">
            <text:p>18.960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18.9601" calcext:value-type="float">
            <text:p>18.9601</text:p>
          </table:table-cell>
          <table:table-cell table:formula="of:=([.C243]-[.C242])/([.$B243]-[.$B242])" office:value-type="float" office:value="0" calcext:value-type="float">
            <text:p>0.000</text:p>
          </table:table-cell>
          <table:table-cell table:style-name="ce1" table:formula="of:=([.D243]-[.D242])/([.$B$3]-[.$B$2])" office:value-type="float" office:value="0" calcext:value-type="float">
            <text:p>0.000</text:p>
          </table:table-cell>
          <table:table-cell office:value-type="float" office:value="18.9601" calcext:value-type="float">
            <text:p>18.9601</text:p>
          </table:table-cell>
          <table:table-cell table:formula="of:=([.F243]-[.F242])/([.$E243]-[.$E242])" office:value-type="float" office:value="0" calcext:value-type="float">
            <text:p>0.000</text:p>
          </table:table-cell>
          <table:table-cell table:formula="of:=([.G243]-[.G242])/([.$E243]-[.$E24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2.9891" calcext:value-type="float">
            <text:p>22.9891</text:p>
          </table:table-cell>
          <table:table-cell table:formula="of:=[.A243]-[.$A$2]" office:value-type="float" office:value="19.0391" calcext:value-type="float">
            <text:p>19.039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9.0391" calcext:value-type="float">
            <text:p>19.039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19.0391" calcext:value-type="float">
            <text:p>19.0391</text:p>
          </table:table-cell>
          <table:table-cell table:formula="of:=([.C244]-[.C243])/([.$B244]-[.$B243])" office:value-type="float" office:value="0" calcext:value-type="float">
            <text:p>0.000</text:p>
          </table:table-cell>
          <table:table-cell table:style-name="ce1" table:formula="of:=([.D244]-[.D243])/([.$B$3]-[.$B$2])" office:value-type="float" office:value="0" calcext:value-type="float">
            <text:p>0.000</text:p>
          </table:table-cell>
          <table:table-cell office:value-type="float" office:value="19.0391" calcext:value-type="float">
            <text:p>19.0391</text:p>
          </table:table-cell>
          <table:table-cell table:formula="of:=([.F244]-[.F243])/([.$E244]-[.$E243])" office:value-type="float" office:value="0.63291139240509" calcext:value-type="float">
            <text:p>0.633</text:p>
          </table:table-cell>
          <table:table-cell table:formula="of:=([.G244]-[.G243])/([.$E244]-[.$E24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0681" calcext:value-type="float">
            <text:p>23.0681</text:p>
          </table:table-cell>
          <table:table-cell table:formula="of:=[.A244]-[.$A$2]" office:value-type="float" office:value="19.1181" calcext:value-type="float">
            <text:p>19.118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9.1181" calcext:value-type="float">
            <text:p>19.1181</text:p>
          </table:table-cell>
          <table:table-cell office:value-type="float" office:value="2.95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 office:value-type="float" office:value="19.1181" calcext:value-type="float">
            <text:p>19.1181</text:p>
          </table:table-cell>
          <table:table-cell table:formula="of:=([.C245]-[.C244])/([.$B245]-[.$B244])" office:value-type="float" office:value="0" calcext:value-type="float">
            <text:p>0.000</text:p>
          </table:table-cell>
          <table:table-cell table:style-name="ce1" table:formula="of:=([.D245]-[.D244])/([.$B$3]-[.$B$2])" office:value-type="float" office:value="0" calcext:value-type="float">
            <text:p>0.000</text:p>
          </table:table-cell>
          <table:table-cell office:value-type="float" office:value="19.1181" calcext:value-type="float">
            <text:p>19.1181</text:p>
          </table:table-cell>
          <table:table-cell table:formula="of:=([.F245]-[.F244])/([.$E245]-[.$E244])" office:value-type="float" office:value="0" calcext:value-type="float">
            <text:p>0.000</text:p>
          </table:table-cell>
          <table:table-cell table:formula="of:=([.G245]-[.G244])/([.$E245]-[.$E244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23.1471" calcext:value-type="float">
            <text:p>23.1471</text:p>
          </table:table-cell>
          <table:table-cell table:formula="of:=[.A245]-[.$A$2]" office:value-type="float" office:value="19.1971" calcext:value-type="float">
            <text:p>19.197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9.1971" calcext:value-type="float">
            <text:p>19.1971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  <table:table-cell office:value-type="float" office:value="19.1971" calcext:value-type="float">
            <text:p>19.1971</text:p>
          </table:table-cell>
          <table:table-cell table:formula="of:=([.C246]-[.C245])/([.$B246]-[.$B245])" office:value-type="float" office:value="0" calcext:value-type="float">
            <text:p>0.000</text:p>
          </table:table-cell>
          <table:table-cell table:style-name="ce1" table:formula="of:=([.D246]-[.D245])/([.$B$3]-[.$B$2])" office:value-type="float" office:value="0" calcext:value-type="float">
            <text:p>0.000</text:p>
          </table:table-cell>
          <table:table-cell office:value-type="float" office:value="19.1971" calcext:value-type="float">
            <text:p>19.1971</text:p>
          </table:table-cell>
          <table:table-cell table:formula="of:=([.F246]-[.F245])/([.$E246]-[.$E245])" office:value-type="float" office:value="0" calcext:value-type="float">
            <text:p>0.000</text:p>
          </table:table-cell>
          <table:table-cell table:formula="of:=([.G246]-[.G245])/([.$E246]-[.$E24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2261" calcext:value-type="float">
            <text:p>23.2261</text:p>
          </table:table-cell>
          <table:table-cell table:formula="of:=[.A246]-[.$A$2]" office:value-type="float" office:value="19.2761" calcext:value-type="float">
            <text:p>19.276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9.2761" calcext:value-type="float">
            <text:p>19.2761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  <table:table-cell office:value-type="float" office:value="19.2761" calcext:value-type="float">
            <text:p>19.2761</text:p>
          </table:table-cell>
          <table:table-cell table:formula="of:=([.C247]-[.C246])/([.$B247]-[.$B246])" office:value-type="float" office:value="0" calcext:value-type="float">
            <text:p>0.000</text:p>
          </table:table-cell>
          <table:table-cell table:style-name="ce1" table:formula="of:=([.D247]-[.D246])/([.$B$3]-[.$B$2])" office:value-type="float" office:value="-0.632911392405063" calcext:value-type="float">
            <text:p>-0.633</text:p>
          </table:table-cell>
          <table:table-cell office:value-type="float" office:value="19.2761" calcext:value-type="float">
            <text:p>19.2761</text:p>
          </table:table-cell>
          <table:table-cell table:formula="of:=([.F247]-[.F246])/([.$E247]-[.$E246])" office:value-type="float" office:value="0.632911392405056" calcext:value-type="float">
            <text:p>0.633</text:p>
          </table:table-cell>
          <table:table-cell table:formula="of:=([.G247]-[.G246])/([.$E247]-[.$E24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3051" calcext:value-type="float">
            <text:p>23.3051</text:p>
          </table:table-cell>
          <table:table-cell table:formula="of:=[.A247]-[.$A$2]" office:value-type="float" office:value="19.3551" calcext:value-type="float">
            <text:p>19.355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3551" calcext:value-type="float">
            <text:p>19.3551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19.3551" calcext:value-type="float">
            <text:p>19.3551</text:p>
          </table:table-cell>
          <table:table-cell table:formula="of:=([.C248]-[.C247])/([.$B248]-[.$B247])" office:value-type="float" office:value="0" calcext:value-type="float">
            <text:p>0.000</text:p>
          </table:table-cell>
          <table:table-cell table:style-name="ce1" table:formula="of:=([.D248]-[.D247])/([.$B$3]-[.$B$2])" office:value-type="float" office:value="0" calcext:value-type="float">
            <text:p>0.000</text:p>
          </table:table-cell>
          <table:table-cell office:value-type="float" office:value="19.3551" calcext:value-type="float">
            <text:p>19.3551</text:p>
          </table:table-cell>
          <table:table-cell table:formula="of:=([.F248]-[.F247])/([.$E248]-[.$E247])" office:value-type="float" office:value="0" calcext:value-type="float">
            <text:p>0.000</text:p>
          </table:table-cell>
          <table:table-cell table:formula="of:=([.G248]-[.G247])/([.$E248]-[.$E24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3841" calcext:value-type="float">
            <text:p>23.3841</text:p>
          </table:table-cell>
          <table:table-cell table:formula="of:=[.A248]-[.$A$2]" office:value-type="float" office:value="19.4341" calcext:value-type="float">
            <text:p>19.434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4341" calcext:value-type="float">
            <text:p>19.4341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19.4341" calcext:value-type="float">
            <text:p>19.4341</text:p>
          </table:table-cell>
          <table:table-cell table:formula="of:=([.C249]-[.C248])/([.$B249]-[.$B248])" office:value-type="float" office:value="0" calcext:value-type="float">
            <text:p>0.000</text:p>
          </table:table-cell>
          <table:table-cell table:style-name="ce1" table:formula="of:=([.D249]-[.D248])/([.$B$3]-[.$B$2])" office:value-type="float" office:value="0" calcext:value-type="float">
            <text:p>0.000</text:p>
          </table:table-cell>
          <table:table-cell office:value-type="float" office:value="19.4341" calcext:value-type="float">
            <text:p>19.4341</text:p>
          </table:table-cell>
          <table:table-cell table:formula="of:=([.F249]-[.F248])/([.$E249]-[.$E248])" office:value-type="float" office:value="0" calcext:value-type="float">
            <text:p>0.000</text:p>
          </table:table-cell>
          <table:table-cell table:formula="of:=([.G249]-[.G248])/([.$E249]-[.$E24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4631" calcext:value-type="float">
            <text:p>23.4631</text:p>
          </table:table-cell>
          <table:table-cell table:formula="of:=[.A249]-[.$A$2]" office:value-type="float" office:value="19.5131" calcext:value-type="float">
            <text:p>19.513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5131" calcext:value-type="float">
            <text:p>19.5131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19.5131" calcext:value-type="float">
            <text:p>19.5131</text:p>
          </table:table-cell>
          <table:table-cell table:formula="of:=([.C250]-[.C249])/([.$B250]-[.$B249])" office:value-type="float" office:value="0" calcext:value-type="float">
            <text:p>0.000</text:p>
          </table:table-cell>
          <table:table-cell table:style-name="ce1" table:formula="of:=([.D250]-[.D249])/([.$B$3]-[.$B$2])" office:value-type="float" office:value="0" calcext:value-type="float">
            <text:p>0.000</text:p>
          </table:table-cell>
          <table:table-cell office:value-type="float" office:value="19.5131" calcext:value-type="float">
            <text:p>19.5131</text:p>
          </table:table-cell>
          <table:table-cell table:formula="of:=([.F250]-[.F249])/([.$E250]-[.$E249])" office:value-type="float" office:value="0" calcext:value-type="float">
            <text:p>0.000</text:p>
          </table:table-cell>
          <table:table-cell table:formula="of:=([.G250]-[.G249])/([.$E250]-[.$E24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5421" calcext:value-type="float">
            <text:p>23.5421</text:p>
          </table:table-cell>
          <table:table-cell table:formula="of:=[.A250]-[.$A$2]" office:value-type="float" office:value="19.5921" calcext:value-type="float">
            <text:p>19.592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5921" calcext:value-type="float">
            <text:p>19.5921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19.5921" calcext:value-type="float">
            <text:p>19.5921</text:p>
          </table:table-cell>
          <table:table-cell table:formula="of:=([.C251]-[.C250])/([.$B251]-[.$B250])" office:value-type="float" office:value="0" calcext:value-type="float">
            <text:p>0.000</text:p>
          </table:table-cell>
          <table:table-cell table:style-name="ce1" table:formula="of:=([.D251]-[.D250])/([.$B$3]-[.$B$2])" office:value-type="float" office:value="0" calcext:value-type="float">
            <text:p>0.000</text:p>
          </table:table-cell>
          <table:table-cell office:value-type="float" office:value="19.5921" calcext:value-type="float">
            <text:p>19.5921</text:p>
          </table:table-cell>
          <table:table-cell table:formula="of:=([.F251]-[.F250])/([.$E251]-[.$E250])" office:value-type="float" office:value="0.632911392405056" calcext:value-type="float">
            <text:p>0.633</text:p>
          </table:table-cell>
          <table:table-cell table:formula="of:=([.G251]-[.G250])/([.$E251]-[.$E250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23.6211" calcext:value-type="float">
            <text:p>23.6211</text:p>
          </table:table-cell>
          <table:table-cell table:formula="of:=[.A251]-[.$A$2]" office:value-type="float" office:value="19.6711" calcext:value-type="float">
            <text:p>19.671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6711" calcext:value-type="float">
            <text:p>19.671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19.6711" calcext:value-type="float">
            <text:p>19.6711</text:p>
          </table:table-cell>
          <table:table-cell table:formula="of:=([.C252]-[.C251])/([.$B252]-[.$B251])" office:value-type="float" office:value="0" calcext:value-type="float">
            <text:p>0.000</text:p>
          </table:table-cell>
          <table:table-cell table:style-name="ce1" table:formula="of:=([.D252]-[.D251])/([.$B$3]-[.$B$2])" office:value-type="float" office:value="0" calcext:value-type="float">
            <text:p>0.000</text:p>
          </table:table-cell>
          <table:table-cell office:value-type="float" office:value="19.6711" calcext:value-type="float">
            <text:p>19.6711</text:p>
          </table:table-cell>
          <table:table-cell table:formula="of:=([.F252]-[.F251])/([.$E252]-[.$E251])" office:value-type="float" office:value="0" calcext:value-type="float">
            <text:p>0.000</text:p>
          </table:table-cell>
          <table:table-cell table:formula="of:=([.G252]-[.G251])/([.$E252]-[.$E25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7001" calcext:value-type="float">
            <text:p>23.7001</text:p>
          </table:table-cell>
          <table:table-cell table:formula="of:=[.A252]-[.$A$2]" office:value-type="float" office:value="19.7501" calcext:value-type="float">
            <text:p>19.750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7501" calcext:value-type="float">
            <text:p>19.750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19.7501" calcext:value-type="float">
            <text:p>19.7501</text:p>
          </table:table-cell>
          <table:table-cell table:formula="of:=([.C253]-[.C252])/([.$B253]-[.$B252])" office:value-type="float" office:value="0" calcext:value-type="float">
            <text:p>0.000</text:p>
          </table:table-cell>
          <table:table-cell table:style-name="ce1" table:formula="of:=([.D253]-[.D252])/([.$B$3]-[.$B$2])" office:value-type="float" office:value="0" calcext:value-type="float">
            <text:p>0.000</text:p>
          </table:table-cell>
          <table:table-cell office:value-type="float" office:value="19.7501" calcext:value-type="float">
            <text:p>19.7501</text:p>
          </table:table-cell>
          <table:table-cell table:formula="of:=([.F253]-[.F252])/([.$E253]-[.$E252])" office:value-type="float" office:value="0" calcext:value-type="float">
            <text:p>0.000</text:p>
          </table:table-cell>
          <table:table-cell table:formula="of:=([.G253]-[.G252])/([.$E253]-[.$E25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7791" calcext:value-type="float">
            <text:p>23.7791</text:p>
          </table:table-cell>
          <table:table-cell table:formula="of:=[.A253]-[.$A$2]" office:value-type="float" office:value="19.8291" calcext:value-type="float">
            <text:p>19.829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8291" calcext:value-type="float">
            <text:p>19.829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19.8291" calcext:value-type="float">
            <text:p>19.8291</text:p>
          </table:table-cell>
          <table:table-cell table:formula="of:=([.C254]-[.C253])/([.$B254]-[.$B253])" office:value-type="float" office:value="0" calcext:value-type="float">
            <text:p>0.000</text:p>
          </table:table-cell>
          <table:table-cell table:style-name="ce1" table:formula="of:=([.D254]-[.D253])/([.$B$3]-[.$B$2])" office:value-type="float" office:value="-0.632911392405069" calcext:value-type="float">
            <text:p>-0.633</text:p>
          </table:table-cell>
          <table:table-cell office:value-type="float" office:value="19.8291" calcext:value-type="float">
            <text:p>19.8291</text:p>
          </table:table-cell>
          <table:table-cell table:formula="of:=([.F254]-[.F253])/([.$E254]-[.$E253])" office:value-type="float" office:value="0.632911392405062" calcext:value-type="float">
            <text:p>0.633</text:p>
          </table:table-cell>
          <table:table-cell table:formula="of:=([.G254]-[.G253])/([.$E254]-[.$E25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8581" calcext:value-type="float">
            <text:p>23.8581</text:p>
          </table:table-cell>
          <table:table-cell table:formula="of:=[.A254]-[.$A$2]" office:value-type="float" office:value="19.9081" calcext:value-type="float">
            <text:p>19.9081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9.9081" calcext:value-type="float">
            <text:p>19.908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.9081" calcext:value-type="float">
            <text:p>19.9081</text:p>
          </table:table-cell>
          <table:table-cell table:formula="of:=([.C255]-[.C254])/([.$B255]-[.$B254])" office:value-type="float" office:value="0" calcext:value-type="float">
            <text:p>0.000</text:p>
          </table:table-cell>
          <table:table-cell table:style-name="ce1" table:formula="of:=([.D255]-[.D254])/([.$B$3]-[.$B$2])" office:value-type="float" office:value="0" calcext:value-type="float">
            <text:p>0.000</text:p>
          </table:table-cell>
          <table:table-cell office:value-type="float" office:value="19.9081" calcext:value-type="float">
            <text:p>19.9081</text:p>
          </table:table-cell>
          <table:table-cell table:formula="of:=([.F255]-[.F254])/([.$E255]-[.$E254])" office:value-type="float" office:value="0" calcext:value-type="float">
            <text:p>0.000</text:p>
          </table:table-cell>
          <table:table-cell table:formula="of:=([.G255]-[.G254])/([.$E255]-[.$E25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3.9371" calcext:value-type="float">
            <text:p>23.9371</text:p>
          </table:table-cell>
          <table:table-cell table:formula="of:=[.A255]-[.$A$2]" office:value-type="float" office:value="19.9871" calcext:value-type="float">
            <text:p>19.9871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9.9871" calcext:value-type="float">
            <text:p>19.987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.9871" calcext:value-type="float">
            <text:p>19.9871</text:p>
          </table:table-cell>
          <table:table-cell table:formula="of:=([.C256]-[.C255])/([.$B256]-[.$B255])" office:value-type="float" office:value="0.632911392405056" calcext:value-type="float">
            <text:p>0.633</text:p>
          </table:table-cell>
          <table:table-cell table:style-name="ce1" table:formula="of:=([.D256]-[.D255])/([.$B$3]-[.$B$2])" office:value-type="float" office:value="0" calcext:value-type="float">
            <text:p>0.000</text:p>
          </table:table-cell>
          <table:table-cell office:value-type="float" office:value="19.9871" calcext:value-type="float">
            <text:p>19.9871</text:p>
          </table:table-cell>
          <table:table-cell table:formula="of:=([.F256]-[.F255])/([.$E256]-[.$E255])" office:value-type="float" office:value="0" calcext:value-type="float">
            <text:p>0.000</text:p>
          </table:table-cell>
          <table:table-cell table:formula="of:=([.G256]-[.G255])/([.$E256]-[.$E25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0161" calcext:value-type="float">
            <text:p>24.0161</text:p>
          </table:table-cell>
          <table:table-cell table:formula="of:=[.A256]-[.$A$2]" office:value-type="float" office:value="20.0661" calcext:value-type="float">
            <text:p>20.066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0661" calcext:value-type="float">
            <text:p>20.066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0.0661" calcext:value-type="float">
            <text:p>20.0661</text:p>
          </table:table-cell>
          <table:table-cell table:formula="of:=([.C257]-[.C256])/([.$B257]-[.$B256])" office:value-type="float" office:value="0" calcext:value-type="float">
            <text:p>0.000</text:p>
          </table:table-cell>
          <table:table-cell table:style-name="ce1" table:formula="of:=([.D257]-[.D256])/([.$B$3]-[.$B$2])" office:value-type="float" office:value="0" calcext:value-type="float">
            <text:p>0.000</text:p>
          </table:table-cell>
          <table:table-cell office:value-type="float" office:value="20.0661" calcext:value-type="float">
            <text:p>20.0661</text:p>
          </table:table-cell>
          <table:table-cell table:formula="of:=([.F257]-[.F256])/([.$E257]-[.$E256])" office:value-type="float" office:value="0" calcext:value-type="float">
            <text:p>0.000</text:p>
          </table:table-cell>
          <table:table-cell table:formula="of:=([.G257]-[.G256])/([.$E257]-[.$E256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24.0951" calcext:value-type="float">
            <text:p>24.0951</text:p>
          </table:table-cell>
          <table:table-cell table:formula="of:=[.A257]-[.$A$2]" office:value-type="float" office:value="20.1451" calcext:value-type="float">
            <text:p>20.145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1451" calcext:value-type="float">
            <text:p>20.145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20.1451" calcext:value-type="float">
            <text:p>20.1451</text:p>
          </table:table-cell>
          <table:table-cell table:formula="of:=([.C258]-[.C257])/([.$B258]-[.$B257])" office:value-type="float" office:value="0" calcext:value-type="float">
            <text:p>0.000</text:p>
          </table:table-cell>
          <table:table-cell table:style-name="ce1" table:formula="of:=([.D258]-[.D257])/([.$B$3]-[.$B$2])" office:value-type="float" office:value="0" calcext:value-type="float">
            <text:p>0.000</text:p>
          </table:table-cell>
          <table:table-cell office:value-type="float" office:value="20.1451" calcext:value-type="float">
            <text:p>20.1451</text:p>
          </table:table-cell>
          <table:table-cell table:formula="of:=([.F258]-[.F257])/([.$E258]-[.$E257])" office:value-type="float" office:value="0.632911392405056" calcext:value-type="float">
            <text:p>0.633</text:p>
          </table:table-cell>
          <table:table-cell table:formula="of:=([.G258]-[.G257])/([.$E258]-[.$E25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1741" calcext:value-type="float">
            <text:p>24.1741</text:p>
          </table:table-cell>
          <table:table-cell table:formula="of:=[.A258]-[.$A$2]" office:value-type="float" office:value="20.2241" calcext:value-type="float">
            <text:p>20.224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2241" calcext:value-type="float">
            <text:p>20.224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0.2241" calcext:value-type="float">
            <text:p>20.2241</text:p>
          </table:table-cell>
          <table:table-cell table:formula="of:=([.C259]-[.C258])/([.$B259]-[.$B258])" office:value-type="float" office:value="0" calcext:value-type="float">
            <text:p>0.000</text:p>
          </table:table-cell>
          <table:table-cell table:style-name="ce1" table:formula="of:=([.D259]-[.D258])/([.$B$3]-[.$B$2])" office:value-type="float" office:value="0" calcext:value-type="float">
            <text:p>0.000</text:p>
          </table:table-cell>
          <table:table-cell office:value-type="float" office:value="20.2241" calcext:value-type="float">
            <text:p>20.2241</text:p>
          </table:table-cell>
          <table:table-cell table:formula="of:=([.F259]-[.F258])/([.$E259]-[.$E258])" office:value-type="float" office:value="0" calcext:value-type="float">
            <text:p>0.000</text:p>
          </table:table-cell>
          <table:table-cell table:formula="of:=([.G259]-[.G258])/([.$E259]-[.$E25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2531" calcext:value-type="float">
            <text:p>24.2531</text:p>
          </table:table-cell>
          <table:table-cell table:formula="of:=[.A259]-[.$A$2]" office:value-type="float" office:value="20.3031" calcext:value-type="float">
            <text:p>20.303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3031" calcext:value-type="float">
            <text:p>20.303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0.3031" calcext:value-type="float">
            <text:p>20.3031</text:p>
          </table:table-cell>
          <table:table-cell table:formula="of:=([.C260]-[.C259])/([.$B260]-[.$B259])" office:value-type="float" office:value="0" calcext:value-type="float">
            <text:p>0.000</text:p>
          </table:table-cell>
          <table:table-cell table:style-name="ce1" table:formula="of:=([.D260]-[.D259])/([.$B$3]-[.$B$2])" office:value-type="float" office:value="0" calcext:value-type="float">
            <text:p>0.000</text:p>
          </table:table-cell>
          <table:table-cell office:value-type="float" office:value="20.3031" calcext:value-type="float">
            <text:p>20.3031</text:p>
          </table:table-cell>
          <table:table-cell table:formula="of:=([.F260]-[.F259])/([.$E260]-[.$E259])" office:value-type="float" office:value="0" calcext:value-type="float">
            <text:p>0.000</text:p>
          </table:table-cell>
          <table:table-cell table:formula="of:=([.G260]-[.G259])/([.$E260]-[.$E25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3321" calcext:value-type="float">
            <text:p>24.3321</text:p>
          </table:table-cell>
          <table:table-cell table:formula="of:=[.A260]-[.$A$2]" office:value-type="float" office:value="20.3821" calcext:value-type="float">
            <text:p>20.382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3821" calcext:value-type="float">
            <text:p>20.382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0.3821" calcext:value-type="float">
            <text:p>20.3821</text:p>
          </table:table-cell>
          <table:table-cell table:formula="of:=([.C261]-[.C260])/([.$B261]-[.$B260])" office:value-type="float" office:value="0" calcext:value-type="float">
            <text:p>0.000</text:p>
          </table:table-cell>
          <table:table-cell table:style-name="ce1" table:formula="of:=([.D261]-[.D260])/([.$B$3]-[.$B$2])" office:value-type="float" office:value="0" calcext:value-type="float">
            <text:p>0.000</text:p>
          </table:table-cell>
          <table:table-cell office:value-type="float" office:value="20.3821" calcext:value-type="float">
            <text:p>20.3821</text:p>
          </table:table-cell>
          <table:table-cell table:formula="of:=([.F261]-[.F260])/([.$E261]-[.$E260])" office:value-type="float" office:value="0" calcext:value-type="float">
            <text:p>0.000</text:p>
          </table:table-cell>
          <table:table-cell table:formula="of:=([.G261]-[.G260])/([.$E261]-[.$E26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4111" calcext:value-type="float">
            <text:p>24.4111</text:p>
          </table:table-cell>
          <table:table-cell table:formula="of:=[.A261]-[.$A$2]" office:value-type="float" office:value="20.4611" calcext:value-type="float">
            <text:p>20.461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4611" calcext:value-type="float">
            <text:p>20.461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0.4611" calcext:value-type="float">
            <text:p>20.4611</text:p>
          </table:table-cell>
          <table:table-cell table:formula="of:=([.C262]-[.C261])/([.$B262]-[.$B261])" office:value-type="float" office:value="0" calcext:value-type="float">
            <text:p>0.000</text:p>
          </table:table-cell>
          <table:table-cell table:style-name="ce1" table:formula="of:=([.D262]-[.D261])/([.$B$3]-[.$B$2])" office:value-type="float" office:value="0" calcext:value-type="float">
            <text:p>0.000</text:p>
          </table:table-cell>
          <table:table-cell office:value-type="float" office:value="20.4611" calcext:value-type="float">
            <text:p>20.4611</text:p>
          </table:table-cell>
          <table:table-cell table:formula="of:=([.F262]-[.F261])/([.$E262]-[.$E261])" office:value-type="float" office:value="0" calcext:value-type="float">
            <text:p>0.000</text:p>
          </table:table-cell>
          <table:table-cell table:formula="of:=([.G262]-[.G261])/([.$E262]-[.$E26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4901" calcext:value-type="float">
            <text:p>24.4901</text:p>
          </table:table-cell>
          <table:table-cell table:formula="of:=[.A262]-[.$A$2]" office:value-type="float" office:value="20.5401" calcext:value-type="float">
            <text:p>20.540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5401" calcext:value-type="float">
            <text:p>20.540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0.5401" calcext:value-type="float">
            <text:p>20.5401</text:p>
          </table:table-cell>
          <table:table-cell table:formula="of:=([.C263]-[.C262])/([.$B263]-[.$B262])" office:value-type="float" office:value="0" calcext:value-type="float">
            <text:p>0.000</text:p>
          </table:table-cell>
          <table:table-cell table:style-name="ce1" table:formula="of:=([.D263]-[.D262])/([.$B$3]-[.$B$2])" office:value-type="float" office:value="0" calcext:value-type="float">
            <text:p>0.000</text:p>
          </table:table-cell>
          <table:table-cell office:value-type="float" office:value="20.5401" calcext:value-type="float">
            <text:p>20.5401</text:p>
          </table:table-cell>
          <table:table-cell table:formula="of:=([.F263]-[.F262])/([.$E263]-[.$E262])" office:value-type="float" office:value="0.632911392405062" calcext:value-type="float">
            <text:p>0.633</text:p>
          </table:table-cell>
          <table:table-cell table:formula="of:=([.G263]-[.G262])/([.$E263]-[.$E26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5691" calcext:value-type="float">
            <text:p>24.5691</text:p>
          </table:table-cell>
          <table:table-cell table:formula="of:=[.A263]-[.$A$2]" office:value-type="float" office:value="20.6191" calcext:value-type="float">
            <text:p>20.619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6191" calcext:value-type="float">
            <text:p>20.6191</text:p>
          </table:table-cell>
          <table:table-cell office:value-type="float" office:value="3.2" calcext:value-type="float">
            <text:p>3.2</text:p>
          </table:table-cell>
          <table:table-cell office:value-type="float" office:value="3.15" calcext:value-type="float">
            <text:p>3.15</text:p>
          </table:table-cell>
          <table:table-cell office:value-type="float" office:value="20.6191" calcext:value-type="float">
            <text:p>20.6191</text:p>
          </table:table-cell>
          <table:table-cell table:formula="of:=([.C264]-[.C263])/([.$B264]-[.$B263])" office:value-type="float" office:value="0.632911392405062" calcext:value-type="float">
            <text:p>0.633</text:p>
          </table:table-cell>
          <table:table-cell table:style-name="ce1" table:formula="of:=([.D264]-[.D263])/([.$B$3]-[.$B$2])" office:value-type="float" office:value="0" calcext:value-type="float">
            <text:p>0.000</text:p>
          </table:table-cell>
          <table:table-cell office:value-type="float" office:value="20.6191" calcext:value-type="float">
            <text:p>20.6191</text:p>
          </table:table-cell>
          <table:table-cell table:formula="of:=([.F264]-[.F263])/([.$E264]-[.$E263])" office:value-type="float" office:value="0" calcext:value-type="float">
            <text:p>0.000</text:p>
          </table:table-cell>
          <table:table-cell table:formula="of:=([.G264]-[.G263])/([.$E264]-[.$E26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6481" calcext:value-type="float">
            <text:p>24.6481</text:p>
          </table:table-cell>
          <table:table-cell table:formula="of:=[.A264]-[.$A$2]" office:value-type="float" office:value="20.6981" calcext:value-type="float">
            <text:p>20.698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0.6981" calcext:value-type="float">
            <text:p>20.6981</text:p>
          </table:table-cell>
          <table:table-cell office:value-type="float" office:value="3.2" calcext:value-type="float">
            <text:p>3.2</text:p>
          </table:table-cell>
          <table:table-cell office:value-type="float" office:value="3.15" calcext:value-type="float">
            <text:p>3.15</text:p>
          </table:table-cell>
          <table:table-cell office:value-type="float" office:value="20.6981" calcext:value-type="float">
            <text:p>20.6981</text:p>
          </table:table-cell>
          <table:table-cell table:formula="of:=([.C265]-[.C264])/([.$B265]-[.$B264])" office:value-type="float" office:value="0" calcext:value-type="float">
            <text:p>0.000</text:p>
          </table:table-cell>
          <table:table-cell table:style-name="ce1" table:formula="of:=([.D265]-[.D264])/([.$B$3]-[.$B$2])" office:value-type="float" office:value="0" calcext:value-type="float">
            <text:p>0.000</text:p>
          </table:table-cell>
          <table:table-cell office:value-type="float" office:value="20.6981" calcext:value-type="float">
            <text:p>20.6981</text:p>
          </table:table-cell>
          <table:table-cell table:formula="of:=([.F265]-[.F264])/([.$E265]-[.$E264])" office:value-type="float" office:value="0" calcext:value-type="float">
            <text:p>0.000</text:p>
          </table:table-cell>
          <table:table-cell table:formula="of:=([.G265]-[.G264])/([.$E265]-[.$E26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7271" calcext:value-type="float">
            <text:p>24.7271</text:p>
          </table:table-cell>
          <table:table-cell table:formula="of:=[.A265]-[.$A$2]" office:value-type="float" office:value="20.7771" calcext:value-type="float">
            <text:p>20.777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0.7771" calcext:value-type="float">
            <text:p>20.7771</text:p>
          </table:table-cell>
          <table:table-cell office:value-type="float" office:value="3.2" calcext:value-type="float">
            <text:p>3.2</text:p>
          </table:table-cell>
          <table:table-cell office:value-type="float" office:value="3.15" calcext:value-type="float">
            <text:p>3.15</text:p>
          </table:table-cell>
          <table:table-cell office:value-type="float" office:value="20.7771" calcext:value-type="float">
            <text:p>20.7771</text:p>
          </table:table-cell>
          <table:table-cell table:formula="of:=([.C266]-[.C265])/([.$B266]-[.$B265])" office:value-type="float" office:value="0" calcext:value-type="float">
            <text:p>0.000</text:p>
          </table:table-cell>
          <table:table-cell table:style-name="ce1" table:formula="of:=([.D266]-[.D265])/([.$B$3]-[.$B$2])" office:value-type="float" office:value="0" calcext:value-type="float">
            <text:p>0.000</text:p>
          </table:table-cell>
          <table:table-cell office:value-type="float" office:value="20.7771" calcext:value-type="float">
            <text:p>20.7771</text:p>
          </table:table-cell>
          <table:table-cell table:formula="of:=([.F266]-[.F265])/([.$E266]-[.$E265])" office:value-type="float" office:value="0" calcext:value-type="float">
            <text:p>0.000</text:p>
          </table:table-cell>
          <table:table-cell table:formula="of:=([.G266]-[.G265])/([.$E266]-[.$E265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24.8061" calcext:value-type="float">
            <text:p>24.8061</text:p>
          </table:table-cell>
          <table:table-cell table:formula="of:=[.A266]-[.$A$2]" office:value-type="float" office:value="20.8561" calcext:value-type="float">
            <text:p>20.856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0.8561" calcext:value-type="float">
            <text:p>20.85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0.8561" calcext:value-type="float">
            <text:p>20.8561</text:p>
          </table:table-cell>
          <table:table-cell table:formula="of:=([.C267]-[.C266])/([.$B267]-[.$B266])" office:value-type="float" office:value="0" calcext:value-type="float">
            <text:p>0.000</text:p>
          </table:table-cell>
          <table:table-cell table:style-name="ce1" table:formula="of:=([.D267]-[.D266])/([.$B$3]-[.$B$2])" office:value-type="float" office:value="0" calcext:value-type="float">
            <text:p>0.000</text:p>
          </table:table-cell>
          <table:table-cell office:value-type="float" office:value="20.8561" calcext:value-type="float">
            <text:p>20.8561</text:p>
          </table:table-cell>
          <table:table-cell table:formula="of:=([.F267]-[.F266])/([.$E267]-[.$E266])" office:value-type="float" office:value="0" calcext:value-type="float">
            <text:p>0.000</text:p>
          </table:table-cell>
          <table:table-cell table:formula="of:=([.G267]-[.G266])/([.$E267]-[.$E26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8851" calcext:value-type="float">
            <text:p>24.8851</text:p>
          </table:table-cell>
          <table:table-cell table:formula="of:=[.A267]-[.$A$2]" office:value-type="float" office:value="20.9351" calcext:value-type="float">
            <text:p>20.935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0.9351" calcext:value-type="float">
            <text:p>20.93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0.9351" calcext:value-type="float">
            <text:p>20.9351</text:p>
          </table:table-cell>
          <table:table-cell table:formula="of:=([.C268]-[.C267])/([.$B268]-[.$B267])" office:value-type="float" office:value="0" calcext:value-type="float">
            <text:p>0.000</text:p>
          </table:table-cell>
          <table:table-cell table:style-name="ce1" table:formula="of:=([.D268]-[.D267])/([.$B$3]-[.$B$2])" office:value-type="float" office:value="0" calcext:value-type="float">
            <text:p>0.000</text:p>
          </table:table-cell>
          <table:table-cell office:value-type="float" office:value="20.9351" calcext:value-type="float">
            <text:p>20.9351</text:p>
          </table:table-cell>
          <table:table-cell table:formula="of:=([.F268]-[.F267])/([.$E268]-[.$E267])" office:value-type="float" office:value="0" calcext:value-type="float">
            <text:p>0.000</text:p>
          </table:table-cell>
          <table:table-cell table:formula="of:=([.G268]-[.G267])/([.$E268]-[.$E26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4.9641" calcext:value-type="float">
            <text:p>24.9641</text:p>
          </table:table-cell>
          <table:table-cell table:formula="of:=[.A268]-[.$A$2]" office:value-type="float" office:value="21.0141" calcext:value-type="float">
            <text:p>21.014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1.0141" calcext:value-type="float">
            <text:p>21.01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0141" calcext:value-type="float">
            <text:p>21.0141</text:p>
          </table:table-cell>
          <table:table-cell table:formula="of:=([.C269]-[.C268])/([.$B269]-[.$B268])" office:value-type="float" office:value="0" calcext:value-type="float">
            <text:p>0.000</text:p>
          </table:table-cell>
          <table:table-cell table:style-name="ce1" table:formula="of:=([.D269]-[.D268])/([.$B$3]-[.$B$2])" office:value-type="float" office:value="0" calcext:value-type="float">
            <text:p>0.000</text:p>
          </table:table-cell>
          <table:table-cell office:value-type="float" office:value="21.0141" calcext:value-type="float">
            <text:p>21.0141</text:p>
          </table:table-cell>
          <table:table-cell table:formula="of:=([.F269]-[.F268])/([.$E269]-[.$E268])" office:value-type="float" office:value="0" calcext:value-type="float">
            <text:p>0.000</text:p>
          </table:table-cell>
          <table:table-cell table:formula="of:=([.G269]-[.G268])/([.$E269]-[.$E26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0431" calcext:value-type="float">
            <text:p>25.0431</text:p>
          </table:table-cell>
          <table:table-cell table:formula="of:=[.A269]-[.$A$2]" office:value-type="float" office:value="21.0931" calcext:value-type="float">
            <text:p>21.093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1.0931" calcext:value-type="float">
            <text:p>21.09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0931" calcext:value-type="float">
            <text:p>21.0931</text:p>
          </table:table-cell>
          <table:table-cell table:formula="of:=([.C270]-[.C269])/([.$B270]-[.$B269])" office:value-type="float" office:value="0.632911392405056" calcext:value-type="float">
            <text:p>0.633</text:p>
          </table:table-cell>
          <table:table-cell table:style-name="ce1" table:formula="of:=([.D270]-[.D269])/([.$B$3]-[.$B$2])" office:value-type="float" office:value="0" calcext:value-type="float">
            <text:p>0.000</text:p>
          </table:table-cell>
          <table:table-cell office:value-type="float" office:value="21.0931" calcext:value-type="float">
            <text:p>21.0931</text:p>
          </table:table-cell>
          <table:table-cell table:formula="of:=([.F270]-[.F269])/([.$E270]-[.$E269])" office:value-type="float" office:value="0" calcext:value-type="float">
            <text:p>0.000</text:p>
          </table:table-cell>
          <table:table-cell table:formula="of:=([.G270]-[.G269])/([.$E270]-[.$E26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1221" calcext:value-type="float">
            <text:p>25.1221</text:p>
          </table:table-cell>
          <table:table-cell table:formula="of:=[.A270]-[.$A$2]" office:value-type="float" office:value="21.1721" calcext:value-type="float">
            <text:p>21.172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1721" calcext:value-type="float">
            <text:p>21.17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1721" calcext:value-type="float">
            <text:p>21.1721</text:p>
          </table:table-cell>
          <table:table-cell table:formula="of:=([.C271]-[.C270])/([.$B271]-[.$B270])" office:value-type="float" office:value="0" calcext:value-type="float">
            <text:p>0.000</text:p>
          </table:table-cell>
          <table:table-cell table:style-name="ce1" table:formula="of:=([.D271]-[.D270])/([.$B$3]-[.$B$2])" office:value-type="float" office:value="0" calcext:value-type="float">
            <text:p>0.000</text:p>
          </table:table-cell>
          <table:table-cell office:value-type="float" office:value="21.1721" calcext:value-type="float">
            <text:p>21.1721</text:p>
          </table:table-cell>
          <table:table-cell table:formula="of:=([.F271]-[.F270])/([.$E271]-[.$E270])" office:value-type="float" office:value="0" calcext:value-type="float">
            <text:p>0.000</text:p>
          </table:table-cell>
          <table:table-cell table:formula="of:=([.G271]-[.G270])/([.$E271]-[.$E27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2011" calcext:value-type="float">
            <text:p>25.2011</text:p>
          </table:table-cell>
          <table:table-cell table:formula="of:=[.A271]-[.$A$2]" office:value-type="float" office:value="21.2511" calcext:value-type="float">
            <text:p>21.251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2511" calcext:value-type="float">
            <text:p>21.25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2511" calcext:value-type="float">
            <text:p>21.2511</text:p>
          </table:table-cell>
          <table:table-cell table:formula="of:=([.C272]-[.C271])/([.$B272]-[.$B271])" office:value-type="float" office:value="0" calcext:value-type="float">
            <text:p>0.000</text:p>
          </table:table-cell>
          <table:table-cell table:style-name="ce1" table:formula="of:=([.D272]-[.D271])/([.$B$3]-[.$B$2])" office:value-type="float" office:value="0" calcext:value-type="float">
            <text:p>0.000</text:p>
          </table:table-cell>
          <table:table-cell office:value-type="float" office:value="21.2511" calcext:value-type="float">
            <text:p>21.2511</text:p>
          </table:table-cell>
          <table:table-cell table:formula="of:=([.F272]-[.F271])/([.$E272]-[.$E271])" office:value-type="float" office:value="0" calcext:value-type="float">
            <text:p>0.000</text:p>
          </table:table-cell>
          <table:table-cell table:formula="of:=([.G272]-[.G271])/([.$E272]-[.$E27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2801" calcext:value-type="float">
            <text:p>25.2801</text:p>
          </table:table-cell>
          <table:table-cell table:formula="of:=[.A272]-[.$A$2]" office:value-type="float" office:value="21.3301" calcext:value-type="float">
            <text:p>21.330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3301" calcext:value-type="float">
            <text:p>21.33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3301" calcext:value-type="float">
            <text:p>21.3301</text:p>
          </table:table-cell>
          <table:table-cell table:formula="of:=([.C273]-[.C272])/([.$B273]-[.$B272])" office:value-type="float" office:value="0" calcext:value-type="float">
            <text:p>0.000</text:p>
          </table:table-cell>
          <table:table-cell table:style-name="ce1" table:formula="of:=([.D273]-[.D272])/([.$B$3]-[.$B$2])" office:value-type="float" office:value="0" calcext:value-type="float">
            <text:p>0.000</text:p>
          </table:table-cell>
          <table:table-cell office:value-type="float" office:value="21.3301" calcext:value-type="float">
            <text:p>21.3301</text:p>
          </table:table-cell>
          <table:table-cell table:formula="of:=([.F273]-[.F272])/([.$E273]-[.$E272])" office:value-type="float" office:value="0" calcext:value-type="float">
            <text:p>0.000</text:p>
          </table:table-cell>
          <table:table-cell table:formula="of:=([.G273]-[.G272])/([.$E273]-[.$E27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3591" calcext:value-type="float">
            <text:p>25.3591</text:p>
          </table:table-cell>
          <table:table-cell table:formula="of:=[.A273]-[.$A$2]" office:value-type="float" office:value="21.4091" calcext:value-type="float">
            <text:p>21.409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4091" calcext:value-type="float">
            <text:p>21.40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4091" calcext:value-type="float">
            <text:p>21.4091</text:p>
          </table:table-cell>
          <table:table-cell table:formula="of:=([.C274]-[.C273])/([.$B274]-[.$B273])" office:value-type="float" office:value="0" calcext:value-type="float">
            <text:p>0.000</text:p>
          </table:table-cell>
          <table:table-cell table:style-name="ce1" table:formula="of:=([.D274]-[.D273])/([.$B$3]-[.$B$2])" office:value-type="float" office:value="0" calcext:value-type="float">
            <text:p>0.000</text:p>
          </table:table-cell>
          <table:table-cell office:value-type="float" office:value="21.4091" calcext:value-type="float">
            <text:p>21.4091</text:p>
          </table:table-cell>
          <table:table-cell table:formula="of:=([.F274]-[.F273])/([.$E274]-[.$E273])" office:value-type="float" office:value="0" calcext:value-type="float">
            <text:p>0.000</text:p>
          </table:table-cell>
          <table:table-cell table:formula="of:=([.G274]-[.G273])/([.$E274]-[.$E27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4381" calcext:value-type="float">
            <text:p>25.4381</text:p>
          </table:table-cell>
          <table:table-cell table:formula="of:=[.A274]-[.$A$2]" office:value-type="float" office:value="21.4881" calcext:value-type="float">
            <text:p>21.488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4881" calcext:value-type="float">
            <text:p>21.48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4881" calcext:value-type="float">
            <text:p>21.4881</text:p>
          </table:table-cell>
          <table:table-cell table:formula="of:=([.C275]-[.C274])/([.$B275]-[.$B274])" office:value-type="float" office:value="0.632911392405056" calcext:value-type="float">
            <text:p>0.633</text:p>
          </table:table-cell>
          <table:table-cell table:style-name="ce1" table:formula="of:=([.D275]-[.D274])/([.$B$3]-[.$B$2])" office:value-type="float" office:value="0" calcext:value-type="float">
            <text:p>0.000</text:p>
          </table:table-cell>
          <table:table-cell office:value-type="float" office:value="21.4881" calcext:value-type="float">
            <text:p>21.4881</text:p>
          </table:table-cell>
          <table:table-cell table:formula="of:=([.F275]-[.F274])/([.$E275]-[.$E274])" office:value-type="float" office:value="0" calcext:value-type="float">
            <text:p>0.000</text:p>
          </table:table-cell>
          <table:table-cell table:formula="of:=([.G275]-[.G274])/([.$E275]-[.$E27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5171" calcext:value-type="float">
            <text:p>25.5171</text:p>
          </table:table-cell>
          <table:table-cell table:formula="of:=[.A275]-[.$A$2]" office:value-type="float" office:value="21.5671" calcext:value-type="float">
            <text:p>21.567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21.5671" calcext:value-type="float">
            <text:p>21.56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5671" calcext:value-type="float">
            <text:p>21.5671</text:p>
          </table:table-cell>
          <table:table-cell table:formula="of:=([.C276]-[.C275])/([.$B276]-[.$B275])" office:value-type="float" office:value="0" calcext:value-type="float">
            <text:p>0.000</text:p>
          </table:table-cell>
          <table:table-cell table:style-name="ce1" table:formula="of:=([.D276]-[.D275])/([.$B$3]-[.$B$2])" office:value-type="float" office:value="0" calcext:value-type="float">
            <text:p>0.000</text:p>
          </table:table-cell>
          <table:table-cell office:value-type="float" office:value="21.5671" calcext:value-type="float">
            <text:p>21.5671</text:p>
          </table:table-cell>
          <table:table-cell table:formula="of:=([.F276]-[.F275])/([.$E276]-[.$E275])" office:value-type="float" office:value="0" calcext:value-type="float">
            <text:p>0.000</text:p>
          </table:table-cell>
          <table:table-cell table:formula="of:=([.G276]-[.G275])/([.$E276]-[.$E27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5961" calcext:value-type="float">
            <text:p>25.5961</text:p>
          </table:table-cell>
          <table:table-cell table:formula="of:=[.A276]-[.$A$2]" office:value-type="float" office:value="21.6461" calcext:value-type="float">
            <text:p>21.646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21.6461" calcext:value-type="float">
            <text:p>21.64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6461" calcext:value-type="float">
            <text:p>21.6461</text:p>
          </table:table-cell>
          <table:table-cell table:formula="of:=([.C277]-[.C276])/([.$B277]-[.$B276])" office:value-type="float" office:value="0" calcext:value-type="float">
            <text:p>0.000</text:p>
          </table:table-cell>
          <table:table-cell table:style-name="ce1" table:formula="of:=([.D277]-[.D276])/([.$B$3]-[.$B$2])" office:value-type="float" office:value="0" calcext:value-type="float">
            <text:p>0.000</text:p>
          </table:table-cell>
          <table:table-cell office:value-type="float" office:value="21.6461" calcext:value-type="float">
            <text:p>21.6461</text:p>
          </table:table-cell>
          <table:table-cell table:formula="of:=([.F277]-[.F276])/([.$E277]-[.$E276])" office:value-type="float" office:value="0" calcext:value-type="float">
            <text:p>0.000</text:p>
          </table:table-cell>
          <table:table-cell table:formula="of:=([.G277]-[.G276])/([.$E277]-[.$E27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6751" calcext:value-type="float">
            <text:p>25.6751</text:p>
          </table:table-cell>
          <table:table-cell table:formula="of:=[.A277]-[.$A$2]" office:value-type="float" office:value="21.7251" calcext:value-type="float">
            <text:p>21.725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21.7251" calcext:value-type="float">
            <text:p>21.72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7251" calcext:value-type="float">
            <text:p>21.7251</text:p>
          </table:table-cell>
          <table:table-cell table:formula="of:=([.C278]-[.C277])/([.$B278]-[.$B277])" office:value-type="float" office:value="0" calcext:value-type="float">
            <text:p>0.000</text:p>
          </table:table-cell>
          <table:table-cell table:style-name="ce1" table:formula="of:=([.D278]-[.D277])/([.$B$3]-[.$B$2])" office:value-type="float" office:value="0" calcext:value-type="float">
            <text:p>0.000</text:p>
          </table:table-cell>
          <table:table-cell office:value-type="float" office:value="21.7251" calcext:value-type="float">
            <text:p>21.7251</text:p>
          </table:table-cell>
          <table:table-cell table:formula="of:=([.F278]-[.F277])/([.$E278]-[.$E277])" office:value-type="float" office:value="0" calcext:value-type="float">
            <text:p>0.000</text:p>
          </table:table-cell>
          <table:table-cell table:formula="of:=([.G278]-[.G277])/([.$E278]-[.$E27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7541" calcext:value-type="float">
            <text:p>25.7541</text:p>
          </table:table-cell>
          <table:table-cell table:formula="of:=[.A278]-[.$A$2]" office:value-type="float" office:value="21.8041" calcext:value-type="float">
            <text:p>21.804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21.8041" calcext:value-type="float">
            <text:p>21.80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8041" calcext:value-type="float">
            <text:p>21.8041</text:p>
          </table:table-cell>
          <table:table-cell table:formula="of:=([.C279]-[.C278])/([.$B279]-[.$B278])" office:value-type="float" office:value="0" calcext:value-type="float">
            <text:p>0.000</text:p>
          </table:table-cell>
          <table:table-cell table:style-name="ce1" table:formula="of:=([.D279]-[.D278])/([.$B$3]-[.$B$2])" office:value-type="float" office:value="0.632911392405069" calcext:value-type="float">
            <text:p>0.633</text:p>
          </table:table-cell>
          <table:table-cell office:value-type="float" office:value="21.8041" calcext:value-type="float">
            <text:p>21.8041</text:p>
          </table:table-cell>
          <table:table-cell table:formula="of:=([.F279]-[.F278])/([.$E279]-[.$E278])" office:value-type="float" office:value="0" calcext:value-type="float">
            <text:p>0.000</text:p>
          </table:table-cell>
          <table:table-cell table:formula="of:=([.G279]-[.G278])/([.$E279]-[.$E27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8331" calcext:value-type="float">
            <text:p>25.8331</text:p>
          </table:table-cell>
          <table:table-cell table:formula="of:=[.A279]-[.$A$2]" office:value-type="float" office:value="21.8831" calcext:value-type="float">
            <text:p>21.8831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1.8831" calcext:value-type="float">
            <text:p>21.88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8831" calcext:value-type="float">
            <text:p>21.8831</text:p>
          </table:table-cell>
          <table:table-cell table:formula="of:=([.C280]-[.C279])/([.$B280]-[.$B279])" office:value-type="float" office:value="0.63291139240509" calcext:value-type="float">
            <text:p>0.633</text:p>
          </table:table-cell>
          <table:table-cell table:style-name="ce1" table:formula="of:=([.D280]-[.D279])/([.$B$3]-[.$B$2])" office:value-type="float" office:value="0" calcext:value-type="float">
            <text:p>0.000</text:p>
          </table:table-cell>
          <table:table-cell office:value-type="float" office:value="21.8831" calcext:value-type="float">
            <text:p>21.8831</text:p>
          </table:table-cell>
          <table:table-cell table:formula="of:=([.F280]-[.F279])/([.$E280]-[.$E279])" office:value-type="float" office:value="0" calcext:value-type="float">
            <text:p>0.000</text:p>
          </table:table-cell>
          <table:table-cell table:formula="of:=([.G280]-[.G279])/([.$E280]-[.$E27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9121" calcext:value-type="float">
            <text:p>25.9121</text:p>
          </table:table-cell>
          <table:table-cell table:formula="of:=[.A280]-[.$A$2]" office:value-type="float" office:value="21.9621" calcext:value-type="float">
            <text:p>21.962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1.9621" calcext:value-type="float">
            <text:p>21.96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1.9621" calcext:value-type="float">
            <text:p>21.9621</text:p>
          </table:table-cell>
          <table:table-cell table:formula="of:=([.C281]-[.C280])/([.$B281]-[.$B280])" office:value-type="float" office:value="0" calcext:value-type="float">
            <text:p>0.000</text:p>
          </table:table-cell>
          <table:table-cell table:style-name="ce1" table:formula="of:=([.D281]-[.D280])/([.$B$3]-[.$B$2])" office:value-type="float" office:value="0" calcext:value-type="float">
            <text:p>0.000</text:p>
          </table:table-cell>
          <table:table-cell office:value-type="float" office:value="21.9621" calcext:value-type="float">
            <text:p>21.9621</text:p>
          </table:table-cell>
          <table:table-cell table:formula="of:=([.F281]-[.F280])/([.$E281]-[.$E280])" office:value-type="float" office:value="0" calcext:value-type="float">
            <text:p>0.000</text:p>
          </table:table-cell>
          <table:table-cell table:formula="of:=([.G281]-[.G280])/([.$E281]-[.$E28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.9911" calcext:value-type="float">
            <text:p>25.9911</text:p>
          </table:table-cell>
          <table:table-cell table:formula="of:=[.A281]-[.$A$2]" office:value-type="float" office:value="22.0411" calcext:value-type="float">
            <text:p>22.041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2.0411" calcext:value-type="float">
            <text:p>22.04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0411" calcext:value-type="float">
            <text:p>22.0411</text:p>
          </table:table-cell>
          <table:table-cell table:formula="of:=([.C282]-[.C281])/([.$B282]-[.$B281])" office:value-type="float" office:value="0" calcext:value-type="float">
            <text:p>0.000</text:p>
          </table:table-cell>
          <table:table-cell table:style-name="ce1" table:formula="of:=([.D282]-[.D281])/([.$B$3]-[.$B$2])" office:value-type="float" office:value="0" calcext:value-type="float">
            <text:p>0.000</text:p>
          </table:table-cell>
          <table:table-cell office:value-type="float" office:value="22.0411" calcext:value-type="float">
            <text:p>22.0411</text:p>
          </table:table-cell>
          <table:table-cell table:formula="of:=([.F282]-[.F281])/([.$E282]-[.$E281])" office:value-type="float" office:value="0" calcext:value-type="float">
            <text:p>0.000</text:p>
          </table:table-cell>
          <table:table-cell table:formula="of:=([.G282]-[.G281])/([.$E282]-[.$E28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0701" calcext:value-type="float">
            <text:p>26.0701</text:p>
          </table:table-cell>
          <table:table-cell table:formula="of:=[.A282]-[.$A$2]" office:value-type="float" office:value="22.1201" calcext:value-type="float">
            <text:p>22.120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2.1201" calcext:value-type="float">
            <text:p>22.12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1201" calcext:value-type="float">
            <text:p>22.1201</text:p>
          </table:table-cell>
          <table:table-cell table:formula="of:=([.C283]-[.C282])/([.$B283]-[.$B282])" office:value-type="float" office:value="0" calcext:value-type="float">
            <text:p>0.000</text:p>
          </table:table-cell>
          <table:table-cell table:style-name="ce1" table:formula="of:=([.D283]-[.D282])/([.$B$3]-[.$B$2])" office:value-type="float" office:value="0" calcext:value-type="float">
            <text:p>0.000</text:p>
          </table:table-cell>
          <table:table-cell office:value-type="float" office:value="22.1201" calcext:value-type="float">
            <text:p>22.1201</text:p>
          </table:table-cell>
          <table:table-cell table:formula="of:=([.F283]-[.F282])/([.$E283]-[.$E282])" office:value-type="float" office:value="0" calcext:value-type="float">
            <text:p>0.000</text:p>
          </table:table-cell>
          <table:table-cell table:formula="of:=([.G283]-[.G282])/([.$E283]-[.$E28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1491" calcext:value-type="float">
            <text:p>26.1491</text:p>
          </table:table-cell>
          <table:table-cell table:formula="of:=[.A283]-[.$A$2]" office:value-type="float" office:value="22.1991" calcext:value-type="float">
            <text:p>22.199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2.1991" calcext:value-type="float">
            <text:p>22.19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1991" calcext:value-type="float">
            <text:p>22.1991</text:p>
          </table:table-cell>
          <table:table-cell table:formula="of:=([.C284]-[.C283])/([.$B284]-[.$B283])" office:value-type="float" office:value="0" calcext:value-type="float">
            <text:p>0.000</text:p>
          </table:table-cell>
          <table:table-cell table:style-name="ce1" table:formula="of:=([.D284]-[.D283])/([.$B$3]-[.$B$2])" office:value-type="float" office:value="0" calcext:value-type="float">
            <text:p>0.000</text:p>
          </table:table-cell>
          <table:table-cell office:value-type="float" office:value="22.1991" calcext:value-type="float">
            <text:p>22.1991</text:p>
          </table:table-cell>
          <table:table-cell table:formula="of:=([.F284]-[.F283])/([.$E284]-[.$E283])" office:value-type="float" office:value="0" calcext:value-type="float">
            <text:p>0.000</text:p>
          </table:table-cell>
          <table:table-cell table:formula="of:=([.G284]-[.G283])/([.$E284]-[.$E28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2281" calcext:value-type="float">
            <text:p>26.2281</text:p>
          </table:table-cell>
          <table:table-cell table:formula="of:=[.A284]-[.$A$2]" office:value-type="float" office:value="22.2781" calcext:value-type="float">
            <text:p>22.278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2.2781" calcext:value-type="float">
            <text:p>22.27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2781" calcext:value-type="float">
            <text:p>22.2781</text:p>
          </table:table-cell>
          <table:table-cell table:formula="of:=([.C285]-[.C284])/([.$B285]-[.$B284])" office:value-type="float" office:value="0" calcext:value-type="float">
            <text:p>0.000</text:p>
          </table:table-cell>
          <table:table-cell table:style-name="ce1" table:formula="of:=([.D285]-[.D284])/([.$B$3]-[.$B$2])" office:value-type="float" office:value="0.632911392405063" calcext:value-type="float">
            <text:p>0.633</text:p>
          </table:table-cell>
          <table:table-cell office:value-type="float" office:value="22.2781" calcext:value-type="float">
            <text:p>22.2781</text:p>
          </table:table-cell>
          <table:table-cell table:formula="of:=([.F285]-[.F284])/([.$E285]-[.$E284])" office:value-type="float" office:value="0" calcext:value-type="float">
            <text:p>0.000</text:p>
          </table:table-cell>
          <table:table-cell table:formula="of:=([.G285]-[.G284])/([.$E285]-[.$E28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3071" calcext:value-type="float">
            <text:p>26.3071</text:p>
          </table:table-cell>
          <table:table-cell table:formula="of:=[.A285]-[.$A$2]" office:value-type="float" office:value="22.3571" calcext:value-type="float">
            <text:p>22.3571</text:p>
          </table:table-cell>
          <table:table-cell office:value-type="float" office:value="2.35" calcext:value-type="float">
            <text:p>2.35</text:p>
          </table:table-cell>
          <table:table-cell office:value-type="float" office:value="2.25" calcext:value-type="float">
            <text:p>2.25</text:p>
          </table:table-cell>
          <table:table-cell office:value-type="float" office:value="22.3571" calcext:value-type="float">
            <text:p>22.35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3571" calcext:value-type="float">
            <text:p>22.3571</text:p>
          </table:table-cell>
          <table:table-cell table:formula="of:=([.C286]-[.C285])/([.$B286]-[.$B285])" office:value-type="float" office:value="0" calcext:value-type="float">
            <text:p>0.000</text:p>
          </table:table-cell>
          <table:table-cell table:style-name="ce1" table:formula="of:=([.D286]-[.D285])/([.$B$3]-[.$B$2])" office:value-type="float" office:value="0" calcext:value-type="float">
            <text:p>0.000</text:p>
          </table:table-cell>
          <table:table-cell office:value-type="float" office:value="22.3571" calcext:value-type="float">
            <text:p>22.3571</text:p>
          </table:table-cell>
          <table:table-cell table:formula="of:=([.F286]-[.F285])/([.$E286]-[.$E285])" office:value-type="float" office:value="0" calcext:value-type="float">
            <text:p>0.000</text:p>
          </table:table-cell>
          <table:table-cell table:formula="of:=([.G286]-[.G285])/([.$E286]-[.$E28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3861" calcext:value-type="float">
            <text:p>26.3861</text:p>
          </table:table-cell>
          <table:table-cell table:formula="of:=[.A286]-[.$A$2]" office:value-type="float" office:value="22.4361" calcext:value-type="float">
            <text:p>22.4361</text:p>
          </table:table-cell>
          <table:table-cell office:value-type="float" office:value="2.35" calcext:value-type="float">
            <text:p>2.35</text:p>
          </table:table-cell>
          <table:table-cell office:value-type="float" office:value="2.25" calcext:value-type="float">
            <text:p>2.25</text:p>
          </table:table-cell>
          <table:table-cell office:value-type="float" office:value="22.4361" calcext:value-type="float">
            <text:p>22.43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4361" calcext:value-type="float">
            <text:p>22.4361</text:p>
          </table:table-cell>
          <table:table-cell table:formula="of:=([.C287]-[.C286])/([.$B287]-[.$B286])" office:value-type="float" office:value="0.632911392405056" calcext:value-type="float">
            <text:p>0.633</text:p>
          </table:table-cell>
          <table:table-cell table:style-name="ce1" table:formula="of:=([.D287]-[.D286])/([.$B$3]-[.$B$2])" office:value-type="float" office:value="0" calcext:value-type="float">
            <text:p>0.000</text:p>
          </table:table-cell>
          <table:table-cell office:value-type="float" office:value="22.4361" calcext:value-type="float">
            <text:p>22.4361</text:p>
          </table:table-cell>
          <table:table-cell table:formula="of:=([.F287]-[.F286])/([.$E287]-[.$E286])" office:value-type="float" office:value="0" calcext:value-type="float">
            <text:p>0.000</text:p>
          </table:table-cell>
          <table:table-cell table:formula="of:=([.G287]-[.G286])/([.$E287]-[.$E28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4651" calcext:value-type="float">
            <text:p>26.4651</text:p>
          </table:table-cell>
          <table:table-cell table:formula="of:=[.A287]-[.$A$2]" office:value-type="float" office:value="22.5151" calcext:value-type="float">
            <text:p>22.5151</text:p>
          </table:table-cell>
          <table:table-cell office:value-type="float" office:value="2.4" calcext:value-type="float">
            <text:p>2.4</text:p>
          </table:table-cell>
          <table:table-cell office:value-type="float" office:value="2.25" calcext:value-type="float">
            <text:p>2.25</text:p>
          </table:table-cell>
          <table:table-cell office:value-type="float" office:value="22.5151" calcext:value-type="float">
            <text:p>22.51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5151" calcext:value-type="float">
            <text:p>22.5151</text:p>
          </table:table-cell>
          <table:table-cell table:formula="of:=([.C288]-[.C287])/([.$B288]-[.$B287])" office:value-type="float" office:value="0" calcext:value-type="float">
            <text:p>0.000</text:p>
          </table:table-cell>
          <table:table-cell table:style-name="ce1" table:formula="of:=([.D288]-[.D287])/([.$B$3]-[.$B$2])" office:value-type="float" office:value="0" calcext:value-type="float">
            <text:p>0.000</text:p>
          </table:table-cell>
          <table:table-cell office:value-type="float" office:value="22.5151" calcext:value-type="float">
            <text:p>22.5151</text:p>
          </table:table-cell>
          <table:table-cell table:formula="of:=([.F288]-[.F287])/([.$E288]-[.$E287])" office:value-type="float" office:value="0" calcext:value-type="float">
            <text:p>0.000</text:p>
          </table:table-cell>
          <table:table-cell table:formula="of:=([.G288]-[.G287])/([.$E288]-[.$E28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5441" calcext:value-type="float">
            <text:p>26.5441</text:p>
          </table:table-cell>
          <table:table-cell table:formula="of:=[.A288]-[.$A$2]" office:value-type="float" office:value="22.5941" calcext:value-type="float">
            <text:p>22.5941</text:p>
          </table:table-cell>
          <table:table-cell office:value-type="float" office:value="2.4" calcext:value-type="float">
            <text:p>2.4</text:p>
          </table:table-cell>
          <table:table-cell office:value-type="float" office:value="2.25" calcext:value-type="float">
            <text:p>2.25</text:p>
          </table:table-cell>
          <table:table-cell office:value-type="float" office:value="22.5941" calcext:value-type="float">
            <text:p>22.59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5941" calcext:value-type="float">
            <text:p>22.5941</text:p>
          </table:table-cell>
          <table:table-cell table:formula="of:=([.C289]-[.C288])/([.$B289]-[.$B288])" office:value-type="float" office:value="0" calcext:value-type="float">
            <text:p>0.000</text:p>
          </table:table-cell>
          <table:table-cell table:style-name="ce1" table:formula="of:=([.D289]-[.D288])/([.$B$3]-[.$B$2])" office:value-type="float" office:value="0" calcext:value-type="float">
            <text:p>0.000</text:p>
          </table:table-cell>
          <table:table-cell office:value-type="float" office:value="22.5941" calcext:value-type="float">
            <text:p>22.5941</text:p>
          </table:table-cell>
          <table:table-cell table:formula="of:=([.F289]-[.F288])/([.$E289]-[.$E288])" office:value-type="float" office:value="0" calcext:value-type="float">
            <text:p>0.000</text:p>
          </table:table-cell>
          <table:table-cell table:formula="of:=([.G289]-[.G288])/([.$E289]-[.$E28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6231" calcext:value-type="float">
            <text:p>26.6231</text:p>
          </table:table-cell>
          <table:table-cell table:formula="of:=[.A289]-[.$A$2]" office:value-type="float" office:value="22.6731" calcext:value-type="float">
            <text:p>22.6731</text:p>
          </table:table-cell>
          <table:table-cell office:value-type="float" office:value="2.4" calcext:value-type="float">
            <text:p>2.4</text:p>
          </table:table-cell>
          <table:table-cell office:value-type="float" office:value="2.25" calcext:value-type="float">
            <text:p>2.25</text:p>
          </table:table-cell>
          <table:table-cell office:value-type="float" office:value="22.6731" calcext:value-type="float">
            <text:p>22.67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6731" calcext:value-type="float">
            <text:p>22.6731</text:p>
          </table:table-cell>
          <table:table-cell table:formula="of:=([.C290]-[.C289])/([.$B290]-[.$B289])" office:value-type="float" office:value="0" calcext:value-type="float">
            <text:p>0.000</text:p>
          </table:table-cell>
          <table:table-cell table:style-name="ce1" table:formula="of:=([.D290]-[.D289])/([.$B$3]-[.$B$2])" office:value-type="float" office:value="0.632911392405063" calcext:value-type="float">
            <text:p>0.633</text:p>
          </table:table-cell>
          <table:table-cell office:value-type="float" office:value="22.6731" calcext:value-type="float">
            <text:p>22.6731</text:p>
          </table:table-cell>
          <table:table-cell table:formula="of:=([.F290]-[.F289])/([.$E290]-[.$E289])" office:value-type="float" office:value="0" calcext:value-type="float">
            <text:p>0.000</text:p>
          </table:table-cell>
          <table:table-cell table:formula="of:=([.G290]-[.G289])/([.$E290]-[.$E28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7021" calcext:value-type="float">
            <text:p>26.7021</text:p>
          </table:table-cell>
          <table:table-cell table:formula="of:=[.A290]-[.$A$2]" office:value-type="float" office:value="22.7521" calcext:value-type="float">
            <text:p>22.752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2.7521" calcext:value-type="float">
            <text:p>22.75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7521" calcext:value-type="float">
            <text:p>22.7521</text:p>
          </table:table-cell>
          <table:table-cell table:formula="of:=([.C291]-[.C290])/([.$B291]-[.$B290])" office:value-type="float" office:value="0.63291139240509" calcext:value-type="float">
            <text:p>0.633</text:p>
          </table:table-cell>
          <table:table-cell table:style-name="ce1" table:formula="of:=([.D291]-[.D290])/([.$B$3]-[.$B$2])" office:value-type="float" office:value="0" calcext:value-type="float">
            <text:p>0.000</text:p>
          </table:table-cell>
          <table:table-cell office:value-type="float" office:value="22.7521" calcext:value-type="float">
            <text:p>22.7521</text:p>
          </table:table-cell>
          <table:table-cell table:formula="of:=([.F291]-[.F290])/([.$E291]-[.$E290])" office:value-type="float" office:value="0" calcext:value-type="float">
            <text:p>0.000</text:p>
          </table:table-cell>
          <table:table-cell table:formula="of:=([.G291]-[.G290])/([.$E291]-[.$E29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7811" calcext:value-type="float">
            <text:p>26.7811</text:p>
          </table:table-cell>
          <table:table-cell table:formula="of:=[.A291]-[.$A$2]" office:value-type="float" office:value="22.8311" calcext:value-type="float">
            <text:p>22.8311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22.8311" calcext:value-type="float">
            <text:p>22.83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8311" calcext:value-type="float">
            <text:p>22.8311</text:p>
          </table:table-cell>
          <table:table-cell table:formula="of:=([.C292]-[.C291])/([.$B292]-[.$B291])" office:value-type="float" office:value="0" calcext:value-type="float">
            <text:p>0.000</text:p>
          </table:table-cell>
          <table:table-cell table:style-name="ce1" table:formula="of:=([.D292]-[.D291])/([.$B$3]-[.$B$2])" office:value-type="float" office:value="0" calcext:value-type="float">
            <text:p>0.000</text:p>
          </table:table-cell>
          <table:table-cell office:value-type="float" office:value="22.8311" calcext:value-type="float">
            <text:p>22.8311</text:p>
          </table:table-cell>
          <table:table-cell table:formula="of:=([.F292]-[.F291])/([.$E292]-[.$E291])" office:value-type="float" office:value="0" calcext:value-type="float">
            <text:p>0.000</text:p>
          </table:table-cell>
          <table:table-cell table:formula="of:=([.G292]-[.G291])/([.$E292]-[.$E29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8601" calcext:value-type="float">
            <text:p>26.8601</text:p>
          </table:table-cell>
          <table:table-cell table:formula="of:=[.A292]-[.$A$2]" office:value-type="float" office:value="22.9101" calcext:value-type="float">
            <text:p>22.9101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22.9101" calcext:value-type="float">
            <text:p>22.91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9101" calcext:value-type="float">
            <text:p>22.9101</text:p>
          </table:table-cell>
          <table:table-cell table:formula="of:=([.C293]-[.C292])/([.$B293]-[.$B292])" office:value-type="float" office:value="0" calcext:value-type="float">
            <text:p>0.000</text:p>
          </table:table-cell>
          <table:table-cell table:style-name="ce1" table:formula="of:=([.D293]-[.D292])/([.$B$3]-[.$B$2])" office:value-type="float" office:value="0" calcext:value-type="float">
            <text:p>0.000</text:p>
          </table:table-cell>
          <table:table-cell office:value-type="float" office:value="22.9101" calcext:value-type="float">
            <text:p>22.9101</text:p>
          </table:table-cell>
          <table:table-cell table:formula="of:=([.F293]-[.F292])/([.$E293]-[.$E292])" office:value-type="float" office:value="0" calcext:value-type="float">
            <text:p>0.000</text:p>
          </table:table-cell>
          <table:table-cell table:formula="of:=([.G293]-[.G292])/([.$E293]-[.$E29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6.9391" calcext:value-type="float">
            <text:p>26.9391</text:p>
          </table:table-cell>
          <table:table-cell table:formula="of:=[.A293]-[.$A$2]" office:value-type="float" office:value="22.9891" calcext:value-type="float">
            <text:p>22.9891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22.9891" calcext:value-type="float">
            <text:p>22.98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2.9891" calcext:value-type="float">
            <text:p>22.9891</text:p>
          </table:table-cell>
          <table:table-cell table:formula="of:=([.C294]-[.C293])/([.$B294]-[.$B293])" office:value-type="float" office:value="0" calcext:value-type="float">
            <text:p>0.000</text:p>
          </table:table-cell>
          <table:table-cell table:style-name="ce1" table:formula="of:=([.D294]-[.D293])/([.$B$3]-[.$B$2])" office:value-type="float" office:value="0" calcext:value-type="float">
            <text:p>0.000</text:p>
          </table:table-cell>
          <table:table-cell office:value-type="float" office:value="22.9891" calcext:value-type="float">
            <text:p>22.9891</text:p>
          </table:table-cell>
          <table:table-cell table:formula="of:=([.F294]-[.F293])/([.$E294]-[.$E293])" office:value-type="float" office:value="0" calcext:value-type="float">
            <text:p>0.000</text:p>
          </table:table-cell>
          <table:table-cell table:formula="of:=([.G294]-[.G293])/([.$E294]-[.$E29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0181" calcext:value-type="float">
            <text:p>27.0181</text:p>
          </table:table-cell>
          <table:table-cell table:formula="of:=[.A294]-[.$A$2]" office:value-type="float" office:value="23.0681" calcext:value-type="float">
            <text:p>23.0681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23.0681" calcext:value-type="float">
            <text:p>23.06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0681" calcext:value-type="float">
            <text:p>23.0681</text:p>
          </table:table-cell>
          <table:table-cell table:formula="of:=([.C295]-[.C294])/([.$B295]-[.$B294])" office:value-type="float" office:value="0" calcext:value-type="float">
            <text:p>0.000</text:p>
          </table:table-cell>
          <table:table-cell table:style-name="ce1" table:formula="of:=([.D295]-[.D294])/([.$B$3]-[.$B$2])" office:value-type="float" office:value="0.632911392405069" calcext:value-type="float">
            <text:p>0.633</text:p>
          </table:table-cell>
          <table:table-cell office:value-type="float" office:value="23.0681" calcext:value-type="float">
            <text:p>23.0681</text:p>
          </table:table-cell>
          <table:table-cell table:formula="of:=([.F295]-[.F294])/([.$E295]-[.$E294])" office:value-type="float" office:value="0" calcext:value-type="float">
            <text:p>0.000</text:p>
          </table:table-cell>
          <table:table-cell table:formula="of:=([.G295]-[.G294])/([.$E295]-[.$E29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0971" calcext:value-type="float">
            <text:p>27.0971</text:p>
          </table:table-cell>
          <table:table-cell table:formula="of:=[.A295]-[.$A$2]" office:value-type="float" office:value="23.1471" calcext:value-type="float">
            <text:p>23.1471</text:p>
          </table:table-cell>
          <table:table-cell office:value-type="float" office:value="2.45" calcext:value-type="float">
            <text:p>2.45</text:p>
          </table:table-cell>
          <table:table-cell office:value-type="float" office:value="2.35" calcext:value-type="float">
            <text:p>2.35</text:p>
          </table:table-cell>
          <table:table-cell office:value-type="float" office:value="23.1471" calcext:value-type="float">
            <text:p>23.14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1471" calcext:value-type="float">
            <text:p>23.1471</text:p>
          </table:table-cell>
          <table:table-cell table:formula="of:=([.C296]-[.C295])/([.$B296]-[.$B295])" office:value-type="float" office:value="0" calcext:value-type="float">
            <text:p>0.000</text:p>
          </table:table-cell>
          <table:table-cell table:style-name="ce1" table:formula="of:=([.D296]-[.D295])/([.$B$3]-[.$B$2])" office:value-type="float" office:value="0" calcext:value-type="float">
            <text:p>0.000</text:p>
          </table:table-cell>
          <table:table-cell office:value-type="float" office:value="23.1471" calcext:value-type="float">
            <text:p>23.1471</text:p>
          </table:table-cell>
          <table:table-cell table:formula="of:=([.F296]-[.F295])/([.$E296]-[.$E295])" office:value-type="float" office:value="0" calcext:value-type="float">
            <text:p>0.000</text:p>
          </table:table-cell>
          <table:table-cell table:formula="of:=([.G296]-[.G295])/([.$E296]-[.$E29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1761" calcext:value-type="float">
            <text:p>27.1761</text:p>
          </table:table-cell>
          <table:table-cell table:formula="of:=[.A296]-[.$A$2]" office:value-type="float" office:value="23.2261" calcext:value-type="float">
            <text:p>23.2261</text:p>
          </table:table-cell>
          <table:table-cell office:value-type="float" office:value="2.45" calcext:value-type="float">
            <text:p>2.45</text:p>
          </table:table-cell>
          <table:table-cell office:value-type="float" office:value="2.35" calcext:value-type="float">
            <text:p>2.35</text:p>
          </table:table-cell>
          <table:table-cell office:value-type="float" office:value="23.2261" calcext:value-type="float">
            <text:p>23.22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2261" calcext:value-type="float">
            <text:p>23.2261</text:p>
          </table:table-cell>
          <table:table-cell table:formula="of:=([.C297]-[.C296])/([.$B297]-[.$B296])" office:value-type="float" office:value="0.632911392405085" calcext:value-type="float">
            <text:p>0.633</text:p>
          </table:table-cell>
          <table:table-cell table:style-name="ce1" table:formula="of:=([.D297]-[.D296])/([.$B$3]-[.$B$2])" office:value-type="float" office:value="0" calcext:value-type="float">
            <text:p>0.000</text:p>
          </table:table-cell>
          <table:table-cell office:value-type="float" office:value="23.2261" calcext:value-type="float">
            <text:p>23.2261</text:p>
          </table:table-cell>
          <table:table-cell table:formula="of:=([.F297]-[.F296])/([.$E297]-[.$E296])" office:value-type="float" office:value="0" calcext:value-type="float">
            <text:p>0.000</text:p>
          </table:table-cell>
          <table:table-cell table:formula="of:=([.G297]-[.G296])/([.$E297]-[.$E29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2551" calcext:value-type="float">
            <text:p>27.2551</text:p>
          </table:table-cell>
          <table:table-cell table:formula="of:=[.A297]-[.$A$2]" office:value-type="float" office:value="23.3051" calcext:value-type="float">
            <text:p>23.3051</text:p>
          </table:table-cell>
          <table:table-cell office:value-type="float" office:value="2.5" calcext:value-type="float">
            <text:p>2.5</text:p>
          </table:table-cell>
          <table:table-cell office:value-type="float" office:value="2.35" calcext:value-type="float">
            <text:p>2.35</text:p>
          </table:table-cell>
          <table:table-cell office:value-type="float" office:value="23.3051" calcext:value-type="float">
            <text:p>23.30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3051" calcext:value-type="float">
            <text:p>23.3051</text:p>
          </table:table-cell>
          <table:table-cell table:formula="of:=([.C298]-[.C297])/([.$B298]-[.$B297])" office:value-type="float" office:value="0" calcext:value-type="float">
            <text:p>0.000</text:p>
          </table:table-cell>
          <table:table-cell table:style-name="ce1" table:formula="of:=([.D298]-[.D297])/([.$B$3]-[.$B$2])" office:value-type="float" office:value="0" calcext:value-type="float">
            <text:p>0.000</text:p>
          </table:table-cell>
          <table:table-cell office:value-type="float" office:value="23.3051" calcext:value-type="float">
            <text:p>23.3051</text:p>
          </table:table-cell>
          <table:table-cell table:formula="of:=([.F298]-[.F297])/([.$E298]-[.$E297])" office:value-type="float" office:value="0" calcext:value-type="float">
            <text:p>0.000</text:p>
          </table:table-cell>
          <table:table-cell table:formula="of:=([.G298]-[.G297])/([.$E298]-[.$E29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3341" calcext:value-type="float">
            <text:p>27.3341</text:p>
          </table:table-cell>
          <table:table-cell table:formula="of:=[.A298]-[.$A$2]" office:value-type="float" office:value="23.3841" calcext:value-type="float">
            <text:p>23.3841</text:p>
          </table:table-cell>
          <table:table-cell office:value-type="float" office:value="2.5" calcext:value-type="float">
            <text:p>2.5</text:p>
          </table:table-cell>
          <table:table-cell office:value-type="float" office:value="2.35" calcext:value-type="float">
            <text:p>2.35</text:p>
          </table:table-cell>
          <table:table-cell office:value-type="float" office:value="23.3841" calcext:value-type="float">
            <text:p>23.38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3841" calcext:value-type="float">
            <text:p>23.3841</text:p>
          </table:table-cell>
          <table:table-cell table:formula="of:=([.C299]-[.C298])/([.$B299]-[.$B298])" office:value-type="float" office:value="0" calcext:value-type="float">
            <text:p>0.000</text:p>
          </table:table-cell>
          <table:table-cell table:style-name="ce1" table:formula="of:=([.D299]-[.D298])/([.$B$3]-[.$B$2])" office:value-type="float" office:value="0" calcext:value-type="float">
            <text:p>0.000</text:p>
          </table:table-cell>
          <table:table-cell office:value-type="float" office:value="23.3841" calcext:value-type="float">
            <text:p>23.3841</text:p>
          </table:table-cell>
          <table:table-cell table:formula="of:=([.F299]-[.F298])/([.$E299]-[.$E298])" office:value-type="float" office:value="0" calcext:value-type="float">
            <text:p>0.000</text:p>
          </table:table-cell>
          <table:table-cell table:formula="of:=([.G299]-[.G298])/([.$E299]-[.$E29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4131" calcext:value-type="float">
            <text:p>27.4131</text:p>
          </table:table-cell>
          <table:table-cell table:formula="of:=[.A299]-[.$A$2]" office:value-type="float" office:value="23.4631" calcext:value-type="float">
            <text:p>23.4631</text:p>
          </table:table-cell>
          <table:table-cell office:value-type="float" office:value="2.5" calcext:value-type="float">
            <text:p>2.5</text:p>
          </table:table-cell>
          <table:table-cell office:value-type="float" office:value="2.35" calcext:value-type="float">
            <text:p>2.35</text:p>
          </table:table-cell>
          <table:table-cell office:value-type="float" office:value="23.4631" calcext:value-type="float">
            <text:p>23.46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4631" calcext:value-type="float">
            <text:p>23.4631</text:p>
          </table:table-cell>
          <table:table-cell table:formula="of:=([.C300]-[.C299])/([.$B300]-[.$B299])" office:value-type="float" office:value="0" calcext:value-type="float">
            <text:p>0.000</text:p>
          </table:table-cell>
          <table:table-cell table:style-name="ce1" table:formula="of:=([.D300]-[.D299])/([.$B$3]-[.$B$2])" office:value-type="float" office:value="0" calcext:value-type="float">
            <text:p>0.000</text:p>
          </table:table-cell>
          <table:table-cell office:value-type="float" office:value="23.4631" calcext:value-type="float">
            <text:p>23.4631</text:p>
          </table:table-cell>
          <table:table-cell table:formula="of:=([.F300]-[.F299])/([.$E300]-[.$E299])" office:value-type="float" office:value="0" calcext:value-type="float">
            <text:p>0.000</text:p>
          </table:table-cell>
          <table:table-cell table:formula="of:=([.G300]-[.G299])/([.$E300]-[.$E29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4921" calcext:value-type="float">
            <text:p>27.4921</text:p>
          </table:table-cell>
          <table:table-cell table:formula="of:=[.A300]-[.$A$2]" office:value-type="float" office:value="23.5421" calcext:value-type="float">
            <text:p>23.5421</text:p>
          </table:table-cell>
          <table:table-cell office:value-type="float" office:value="2.5" calcext:value-type="float">
            <text:p>2.5</text:p>
          </table:table-cell>
          <table:table-cell office:value-type="float" office:value="2.35" calcext:value-type="float">
            <text:p>2.35</text:p>
          </table:table-cell>
          <table:table-cell office:value-type="float" office:value="23.5421" calcext:value-type="float">
            <text:p>23.54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5421" calcext:value-type="float">
            <text:p>23.5421</text:p>
          </table:table-cell>
          <table:table-cell table:formula="of:=([.C301]-[.C300])/([.$B301]-[.$B300])" office:value-type="float" office:value="0.632911392405056" calcext:value-type="float">
            <text:p>0.633</text:p>
          </table:table-cell>
          <table:table-cell table:style-name="ce1" table:formula="of:=([.D301]-[.D300])/([.$B$3]-[.$B$2])" office:value-type="float" office:value="0.632911392405063" calcext:value-type="float">
            <text:p>0.633</text:p>
          </table:table-cell>
          <table:table-cell office:value-type="float" office:value="23.5421" calcext:value-type="float">
            <text:p>23.5421</text:p>
          </table:table-cell>
          <table:table-cell table:formula="of:=([.F301]-[.F300])/([.$E301]-[.$E300])" office:value-type="float" office:value="0" calcext:value-type="float">
            <text:p>0.000</text:p>
          </table:table-cell>
          <table:table-cell table:formula="of:=([.G301]-[.G300])/([.$E301]-[.$E30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5711" calcext:value-type="float">
            <text:p>27.5711</text:p>
          </table:table-cell>
          <table:table-cell table:formula="of:=[.A301]-[.$A$2]" office:value-type="float" office:value="23.6211" calcext:value-type="float">
            <text:p>23.6211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3.6211" calcext:value-type="float">
            <text:p>23.62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6211" calcext:value-type="float">
            <text:p>23.6211</text:p>
          </table:table-cell>
          <table:table-cell table:formula="of:=([.C302]-[.C301])/([.$B302]-[.$B301])" office:value-type="float" office:value="0" calcext:value-type="float">
            <text:p>0.000</text:p>
          </table:table-cell>
          <table:table-cell table:style-name="ce1" table:formula="of:=([.D302]-[.D301])/([.$B$3]-[.$B$2])" office:value-type="float" office:value="0" calcext:value-type="float">
            <text:p>0.000</text:p>
          </table:table-cell>
          <table:table-cell office:value-type="float" office:value="23.6211" calcext:value-type="float">
            <text:p>23.6211</text:p>
          </table:table-cell>
          <table:table-cell table:formula="of:=([.F302]-[.F301])/([.$E302]-[.$E301])" office:value-type="float" office:value="0" calcext:value-type="float">
            <text:p>0.000</text:p>
          </table:table-cell>
          <table:table-cell table:formula="of:=([.G302]-[.G301])/([.$E302]-[.$E30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6501" calcext:value-type="float">
            <text:p>27.6501</text:p>
          </table:table-cell>
          <table:table-cell table:formula="of:=[.A302]-[.$A$2]" office:value-type="float" office:value="23.7001" calcext:value-type="float">
            <text:p>23.7001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3.7001" calcext:value-type="float">
            <text:p>23.70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7001" calcext:value-type="float">
            <text:p>23.7001</text:p>
          </table:table-cell>
          <table:table-cell table:formula="of:=([.C303]-[.C302])/([.$B303]-[.$B302])" office:value-type="float" office:value="0" calcext:value-type="float">
            <text:p>0.000</text:p>
          </table:table-cell>
          <table:table-cell table:style-name="ce1" table:formula="of:=([.D303]-[.D302])/([.$B$3]-[.$B$2])" office:value-type="float" office:value="0" calcext:value-type="float">
            <text:p>0.000</text:p>
          </table:table-cell>
          <table:table-cell office:value-type="float" office:value="23.7001" calcext:value-type="float">
            <text:p>23.7001</text:p>
          </table:table-cell>
          <table:table-cell table:formula="of:=([.F303]-[.F302])/([.$E303]-[.$E302])" office:value-type="float" office:value="0" calcext:value-type="float">
            <text:p>0.000</text:p>
          </table:table-cell>
          <table:table-cell table:formula="of:=([.G303]-[.G302])/([.$E303]-[.$E30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7291" calcext:value-type="float">
            <text:p>27.7291</text:p>
          </table:table-cell>
          <table:table-cell table:formula="of:=[.A303]-[.$A$2]" office:value-type="float" office:value="23.7791" calcext:value-type="float">
            <text:p>23.7791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3.7791" calcext:value-type="float">
            <text:p>23.77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7791" calcext:value-type="float">
            <text:p>23.7791</text:p>
          </table:table-cell>
          <table:table-cell table:formula="of:=([.C304]-[.C303])/([.$B304]-[.$B303])" office:value-type="float" office:value="0" calcext:value-type="float">
            <text:p>0.000</text:p>
          </table:table-cell>
          <table:table-cell table:style-name="ce1" table:formula="of:=([.D304]-[.D303])/([.$B$3]-[.$B$2])" office:value-type="float" office:value="0" calcext:value-type="float">
            <text:p>0.000</text:p>
          </table:table-cell>
          <table:table-cell office:value-type="float" office:value="23.7791" calcext:value-type="float">
            <text:p>23.7791</text:p>
          </table:table-cell>
          <table:table-cell table:formula="of:=([.F304]-[.F303])/([.$E304]-[.$E303])" office:value-type="float" office:value="0" calcext:value-type="float">
            <text:p>0.000</text:p>
          </table:table-cell>
          <table:table-cell table:formula="of:=([.G304]-[.G303])/([.$E304]-[.$E30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8081" calcext:value-type="float">
            <text:p>27.8081</text:p>
          </table:table-cell>
          <table:table-cell table:formula="of:=[.A304]-[.$A$2]" office:value-type="float" office:value="23.8581" calcext:value-type="float">
            <text:p>23.8581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3.8581" calcext:value-type="float">
            <text:p>23.85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8581" calcext:value-type="float">
            <text:p>23.8581</text:p>
          </table:table-cell>
          <table:table-cell table:formula="of:=([.C305]-[.C304])/([.$B305]-[.$B304])" office:value-type="float" office:value="0.632911392405062" calcext:value-type="float">
            <text:p>0.633</text:p>
          </table:table-cell>
          <table:table-cell table:style-name="ce1" table:formula="of:=([.D305]-[.D304])/([.$B$3]-[.$B$2])" office:value-type="float" office:value="0.632911392405069" calcext:value-type="float">
            <text:p>0.633</text:p>
          </table:table-cell>
          <table:table-cell office:value-type="float" office:value="23.8581" calcext:value-type="float">
            <text:p>23.8581</text:p>
          </table:table-cell>
          <table:table-cell table:formula="of:=([.F305]-[.F304])/([.$E305]-[.$E304])" office:value-type="float" office:value="0" calcext:value-type="float">
            <text:p>0.000</text:p>
          </table:table-cell>
          <table:table-cell table:formula="of:=([.G305]-[.G304])/([.$E305]-[.$E30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8871" calcext:value-type="float">
            <text:p>27.8871</text:p>
          </table:table-cell>
          <table:table-cell table:formula="of:=[.A305]-[.$A$2]" office:value-type="float" office:value="23.9371" calcext:value-type="float">
            <text:p>23.9371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23.9371" calcext:value-type="float">
            <text:p>23.93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3.9371" calcext:value-type="float">
            <text:p>23.9371</text:p>
          </table:table-cell>
          <table:table-cell table:formula="of:=([.C306]-[.C305])/([.$B306]-[.$B305])" office:value-type="float" office:value="0" calcext:value-type="float">
            <text:p>0.000</text:p>
          </table:table-cell>
          <table:table-cell table:style-name="ce1" table:formula="of:=([.D306]-[.D305])/([.$B$3]-[.$B$2])" office:value-type="float" office:value="0" calcext:value-type="float">
            <text:p>0.000</text:p>
          </table:table-cell>
          <table:table-cell office:value-type="float" office:value="23.9371" calcext:value-type="float">
            <text:p>23.9371</text:p>
          </table:table-cell>
          <table:table-cell table:formula="of:=([.F306]-[.F305])/([.$E306]-[.$E305])" office:value-type="float" office:value="0" calcext:value-type="float">
            <text:p>0.000</text:p>
          </table:table-cell>
          <table:table-cell table:formula="of:=([.G306]-[.G305])/([.$E306]-[.$E30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7.9661" calcext:value-type="float">
            <text:p>27.9661</text:p>
          </table:table-cell>
          <table:table-cell table:formula="of:=[.A306]-[.$A$2]" office:value-type="float" office:value="24.0161" calcext:value-type="float">
            <text:p>24.0161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24.0161" calcext:value-type="float">
            <text:p>24.01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0161" calcext:value-type="float">
            <text:p>24.0161</text:p>
          </table:table-cell>
          <table:table-cell table:formula="of:=([.C307]-[.C306])/([.$B307]-[.$B306])" office:value-type="float" office:value="0" calcext:value-type="float">
            <text:p>0.000</text:p>
          </table:table-cell>
          <table:table-cell table:style-name="ce1" table:formula="of:=([.D307]-[.D306])/([.$B$3]-[.$B$2])" office:value-type="float" office:value="0" calcext:value-type="float">
            <text:p>0.000</text:p>
          </table:table-cell>
          <table:table-cell office:value-type="float" office:value="24.0161" calcext:value-type="float">
            <text:p>24.0161</text:p>
          </table:table-cell>
          <table:table-cell table:formula="of:=([.F307]-[.F306])/([.$E307]-[.$E306])" office:value-type="float" office:value="0" calcext:value-type="float">
            <text:p>0.000</text:p>
          </table:table-cell>
          <table:table-cell table:formula="of:=([.G307]-[.G306])/([.$E307]-[.$E30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0451" calcext:value-type="float">
            <text:p>28.0451</text:p>
          </table:table-cell>
          <table:table-cell table:formula="of:=[.A307]-[.$A$2]" office:value-type="float" office:value="24.0951" calcext:value-type="float">
            <text:p>24.0951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24.0951" calcext:value-type="float">
            <text:p>24.09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0951" calcext:value-type="float">
            <text:p>24.0951</text:p>
          </table:table-cell>
          <table:table-cell table:formula="of:=([.C308]-[.C307])/([.$B308]-[.$B307])" office:value-type="float" office:value="0" calcext:value-type="float">
            <text:p>0.000</text:p>
          </table:table-cell>
          <table:table-cell table:style-name="ce1" table:formula="of:=([.D308]-[.D307])/([.$B$3]-[.$B$2])" office:value-type="float" office:value="0" calcext:value-type="float">
            <text:p>0.000</text:p>
          </table:table-cell>
          <table:table-cell office:value-type="float" office:value="24.0951" calcext:value-type="float">
            <text:p>24.0951</text:p>
          </table:table-cell>
          <table:table-cell table:formula="of:=([.F308]-[.F307])/([.$E308]-[.$E307])" office:value-type="float" office:value="0" calcext:value-type="float">
            <text:p>0.000</text:p>
          </table:table-cell>
          <table:table-cell table:formula="of:=([.G308]-[.G307])/([.$E308]-[.$E30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1241" calcext:value-type="float">
            <text:p>28.1241</text:p>
          </table:table-cell>
          <table:table-cell table:formula="of:=[.A308]-[.$A$2]" office:value-type="float" office:value="24.1741" calcext:value-type="float">
            <text:p>24.1741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24.1741" calcext:value-type="float">
            <text:p>24.17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1741" calcext:value-type="float">
            <text:p>24.1741</text:p>
          </table:table-cell>
          <table:table-cell table:formula="of:=([.C309]-[.C308])/([.$B309]-[.$B308])" office:value-type="float" office:value="0.632911392405056" calcext:value-type="float">
            <text:p>0.633</text:p>
          </table:table-cell>
          <table:table-cell table:style-name="ce1" table:formula="of:=([.D309]-[.D308])/([.$B$3]-[.$B$2])" office:value-type="float" office:value="0.632911392405063" calcext:value-type="float">
            <text:p>0.633</text:p>
          </table:table-cell>
          <table:table-cell office:value-type="float" office:value="24.1741" calcext:value-type="float">
            <text:p>24.1741</text:p>
          </table:table-cell>
          <table:table-cell table:formula="of:=([.F309]-[.F308])/([.$E309]-[.$E308])" office:value-type="float" office:value="0" calcext:value-type="float">
            <text:p>0.000</text:p>
          </table:table-cell>
          <table:table-cell table:formula="of:=([.G309]-[.G308])/([.$E309]-[.$E30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2031" calcext:value-type="float">
            <text:p>28.2031</text:p>
          </table:table-cell>
          <table:table-cell table:formula="of:=[.A309]-[.$A$2]" office:value-type="float" office:value="24.2531" calcext:value-type="float">
            <text:p>24.2531</text:p>
          </table:table-cell>
          <table:table-cell office:value-type="float" office:value="2.65" calcext:value-type="float">
            <text:p>2.65</text:p>
          </table:table-cell>
          <table:table-cell office:value-type="float" office:value="2.5" calcext:value-type="float">
            <text:p>2.5</text:p>
          </table:table-cell>
          <table:table-cell office:value-type="float" office:value="24.2531" calcext:value-type="float">
            <text:p>24.25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2531" calcext:value-type="float">
            <text:p>24.2531</text:p>
          </table:table-cell>
          <table:table-cell table:formula="of:=([.C310]-[.C309])/([.$B310]-[.$B309])" office:value-type="float" office:value="0" calcext:value-type="float">
            <text:p>0.000</text:p>
          </table:table-cell>
          <table:table-cell table:style-name="ce1" table:formula="of:=([.D310]-[.D309])/([.$B$3]-[.$B$2])" office:value-type="float" office:value="0" calcext:value-type="float">
            <text:p>0.000</text:p>
          </table:table-cell>
          <table:table-cell office:value-type="float" office:value="24.2531" calcext:value-type="float">
            <text:p>24.2531</text:p>
          </table:table-cell>
          <table:table-cell table:formula="of:=([.F310]-[.F309])/([.$E310]-[.$E309])" office:value-type="float" office:value="0" calcext:value-type="float">
            <text:p>0.000</text:p>
          </table:table-cell>
          <table:table-cell table:formula="of:=([.G310]-[.G309])/([.$E310]-[.$E30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2821" calcext:value-type="float">
            <text:p>28.2821</text:p>
          </table:table-cell>
          <table:table-cell table:formula="of:=[.A310]-[.$A$2]" office:value-type="float" office:value="24.3321" calcext:value-type="float">
            <text:p>24.3321</text:p>
          </table:table-cell>
          <table:table-cell office:value-type="float" office:value="2.65" calcext:value-type="float">
            <text:p>2.65</text:p>
          </table:table-cell>
          <table:table-cell office:value-type="float" office:value="2.5" calcext:value-type="float">
            <text:p>2.5</text:p>
          </table:table-cell>
          <table:table-cell office:value-type="float" office:value="24.3321" calcext:value-type="float">
            <text:p>24.33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3321" calcext:value-type="float">
            <text:p>24.3321</text:p>
          </table:table-cell>
          <table:table-cell table:formula="of:=([.C311]-[.C310])/([.$B311]-[.$B310])" office:value-type="float" office:value="0" calcext:value-type="float">
            <text:p>0.000</text:p>
          </table:table-cell>
          <table:table-cell table:style-name="ce1" table:formula="of:=([.D311]-[.D310])/([.$B$3]-[.$B$2])" office:value-type="float" office:value="0.632911392405063" calcext:value-type="float">
            <text:p>0.633</text:p>
          </table:table-cell>
          <table:table-cell office:value-type="float" office:value="24.3321" calcext:value-type="float">
            <text:p>24.3321</text:p>
          </table:table-cell>
          <table:table-cell table:formula="of:=([.F311]-[.F310])/([.$E311]-[.$E310])" office:value-type="float" office:value="0" calcext:value-type="float">
            <text:p>0.000</text:p>
          </table:table-cell>
          <table:table-cell table:formula="of:=([.G311]-[.G310])/([.$E311]-[.$E31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3611" calcext:value-type="float">
            <text:p>28.3611</text:p>
          </table:table-cell>
          <table:table-cell table:formula="of:=[.A311]-[.$A$2]" office:value-type="float" office:value="24.4111" calcext:value-type="float">
            <text:p>24.4111</text:p>
          </table:table-cell>
          <table:table-cell office:value-type="float" office:value="2.65" calcext:value-type="float">
            <text:p>2.65</text:p>
          </table:table-cell>
          <table:table-cell office:value-type="float" office:value="2.55" calcext:value-type="float">
            <text:p>2.55</text:p>
          </table:table-cell>
          <table:table-cell office:value-type="float" office:value="24.4111" calcext:value-type="float">
            <text:p>24.41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4111" calcext:value-type="float">
            <text:p>24.4111</text:p>
          </table:table-cell>
          <table:table-cell table:formula="of:=([.C312]-[.C311])/([.$B312]-[.$B311])" office:value-type="float" office:value="0" calcext:value-type="float">
            <text:p>0.000</text:p>
          </table:table-cell>
          <table:table-cell table:style-name="ce1" table:formula="of:=([.D312]-[.D311])/([.$B$3]-[.$B$2])" office:value-type="float" office:value="0" calcext:value-type="float">
            <text:p>0.000</text:p>
          </table:table-cell>
          <table:table-cell office:value-type="float" office:value="24.4111" calcext:value-type="float">
            <text:p>24.4111</text:p>
          </table:table-cell>
          <table:table-cell table:formula="of:=([.F312]-[.F311])/([.$E312]-[.$E311])" office:value-type="float" office:value="0" calcext:value-type="float">
            <text:p>0.000</text:p>
          </table:table-cell>
          <table:table-cell table:formula="of:=([.G312]-[.G311])/([.$E312]-[.$E31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4401" calcext:value-type="float">
            <text:p>28.4401</text:p>
          </table:table-cell>
          <table:table-cell table:formula="of:=[.A312]-[.$A$2]" office:value-type="float" office:value="24.4901" calcext:value-type="float">
            <text:p>24.4901</text:p>
          </table:table-cell>
          <table:table-cell office:value-type="float" office:value="2.65" calcext:value-type="float">
            <text:p>2.65</text:p>
          </table:table-cell>
          <table:table-cell office:value-type="float" office:value="2.55" calcext:value-type="float">
            <text:p>2.55</text:p>
          </table:table-cell>
          <table:table-cell office:value-type="float" office:value="24.4901" calcext:value-type="float">
            <text:p>24.49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4901" calcext:value-type="float">
            <text:p>24.4901</text:p>
          </table:table-cell>
          <table:table-cell table:formula="of:=([.C313]-[.C312])/([.$B313]-[.$B312])" office:value-type="float" office:value="0" calcext:value-type="float">
            <text:p>0.000</text:p>
          </table:table-cell>
          <table:table-cell table:style-name="ce1" table:formula="of:=([.D313]-[.D312])/([.$B$3]-[.$B$2])" office:value-type="float" office:value="0" calcext:value-type="float">
            <text:p>0.000</text:p>
          </table:table-cell>
          <table:table-cell office:value-type="float" office:value="24.4901" calcext:value-type="float">
            <text:p>24.4901</text:p>
          </table:table-cell>
          <table:table-cell table:formula="of:=([.F313]-[.F312])/([.$E313]-[.$E312])" office:value-type="float" office:value="0" calcext:value-type="float">
            <text:p>0.000</text:p>
          </table:table-cell>
          <table:table-cell table:formula="of:=([.G313]-[.G312])/([.$E313]-[.$E31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5191" calcext:value-type="float">
            <text:p>28.5191</text:p>
          </table:table-cell>
          <table:table-cell table:formula="of:=[.A313]-[.$A$2]" office:value-type="float" office:value="24.5691" calcext:value-type="float">
            <text:p>24.5691</text:p>
          </table:table-cell>
          <table:table-cell office:value-type="float" office:value="2.65" calcext:value-type="float">
            <text:p>2.65</text:p>
          </table:table-cell>
          <table:table-cell office:value-type="float" office:value="2.55" calcext:value-type="float">
            <text:p>2.55</text:p>
          </table:table-cell>
          <table:table-cell office:value-type="float" office:value="24.5691" calcext:value-type="float">
            <text:p>24.56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5691" calcext:value-type="float">
            <text:p>24.5691</text:p>
          </table:table-cell>
          <table:table-cell table:formula="of:=([.C314]-[.C313])/([.$B314]-[.$B313])" office:value-type="float" office:value="0.63291139240509" calcext:value-type="float">
            <text:p>0.633</text:p>
          </table:table-cell>
          <table:table-cell table:style-name="ce1" table:formula="of:=([.D314]-[.D313])/([.$B$3]-[.$B$2])" office:value-type="float" office:value="0" calcext:value-type="float">
            <text:p>0.000</text:p>
          </table:table-cell>
          <table:table-cell office:value-type="float" office:value="24.5691" calcext:value-type="float">
            <text:p>24.5691</text:p>
          </table:table-cell>
          <table:table-cell table:formula="of:=([.F314]-[.F313])/([.$E314]-[.$E313])" office:value-type="float" office:value="0" calcext:value-type="float">
            <text:p>0.000</text:p>
          </table:table-cell>
          <table:table-cell table:formula="of:=([.G314]-[.G313])/([.$E314]-[.$E31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5981" calcext:value-type="float">
            <text:p>28.5981</text:p>
          </table:table-cell>
          <table:table-cell table:formula="of:=[.A314]-[.$A$2]" office:value-type="float" office:value="24.6481" calcext:value-type="float">
            <text:p>24.6481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24.6481" calcext:value-type="float">
            <text:p>24.64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6481" calcext:value-type="float">
            <text:p>24.6481</text:p>
          </table:table-cell>
          <table:table-cell table:formula="of:=([.C315]-[.C314])/([.$B315]-[.$B314])" office:value-type="float" office:value="0" calcext:value-type="float">
            <text:p>0.000</text:p>
          </table:table-cell>
          <table:table-cell table:style-name="ce1" table:formula="of:=([.D315]-[.D314])/([.$B$3]-[.$B$2])" office:value-type="float" office:value="0.632911392405069" calcext:value-type="float">
            <text:p>0.633</text:p>
          </table:table-cell>
          <table:table-cell office:value-type="float" office:value="24.6481" calcext:value-type="float">
            <text:p>24.6481</text:p>
          </table:table-cell>
          <table:table-cell table:formula="of:=([.F315]-[.F314])/([.$E315]-[.$E314])" office:value-type="float" office:value="0" calcext:value-type="float">
            <text:p>0.000</text:p>
          </table:table-cell>
          <table:table-cell table:formula="of:=([.G315]-[.G314])/([.$E315]-[.$E31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6771" calcext:value-type="float">
            <text:p>28.6771</text:p>
          </table:table-cell>
          <table:table-cell table:formula="of:=[.A315]-[.$A$2]" office:value-type="float" office:value="24.7271" calcext:value-type="float">
            <text:p>24.7271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4.7271" calcext:value-type="float">
            <text:p>24.72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7271" calcext:value-type="float">
            <text:p>24.7271</text:p>
          </table:table-cell>
          <table:table-cell table:formula="of:=([.C316]-[.C315])/([.$B316]-[.$B315])" office:value-type="float" office:value="0" calcext:value-type="float">
            <text:p>0.000</text:p>
          </table:table-cell>
          <table:table-cell table:style-name="ce1" table:formula="of:=([.D316]-[.D315])/([.$B$3]-[.$B$2])" office:value-type="float" office:value="0" calcext:value-type="float">
            <text:p>0.000</text:p>
          </table:table-cell>
          <table:table-cell office:value-type="float" office:value="24.7271" calcext:value-type="float">
            <text:p>24.7271</text:p>
          </table:table-cell>
          <table:table-cell table:formula="of:=([.F316]-[.F315])/([.$E316]-[.$E315])" office:value-type="float" office:value="0" calcext:value-type="float">
            <text:p>0.000</text:p>
          </table:table-cell>
          <table:table-cell table:formula="of:=([.G316]-[.G315])/([.$E316]-[.$E31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7561" calcext:value-type="float">
            <text:p>28.7561</text:p>
          </table:table-cell>
          <table:table-cell table:formula="of:=[.A316]-[.$A$2]" office:value-type="float" office:value="24.8061" calcext:value-type="float">
            <text:p>24.8061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4.8061" calcext:value-type="float">
            <text:p>24.80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8061" calcext:value-type="float">
            <text:p>24.8061</text:p>
          </table:table-cell>
          <table:table-cell table:formula="of:=([.C317]-[.C316])/([.$B317]-[.$B316])" office:value-type="float" office:value="0" calcext:value-type="float">
            <text:p>0.000</text:p>
          </table:table-cell>
          <table:table-cell table:style-name="ce1" table:formula="of:=([.D317]-[.D316])/([.$B$3]-[.$B$2])" office:value-type="float" office:value="0" calcext:value-type="float">
            <text:p>0.000</text:p>
          </table:table-cell>
          <table:table-cell office:value-type="float" office:value="24.8061" calcext:value-type="float">
            <text:p>24.8061</text:p>
          </table:table-cell>
          <table:table-cell table:formula="of:=([.F317]-[.F316])/([.$E317]-[.$E316])" office:value-type="float" office:value="0" calcext:value-type="float">
            <text:p>0.000</text:p>
          </table:table-cell>
          <table:table-cell table:formula="of:=([.G317]-[.G316])/([.$E317]-[.$E31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8351" calcext:value-type="float">
            <text:p>28.8351</text:p>
          </table:table-cell>
          <table:table-cell table:formula="of:=[.A317]-[.$A$2]" office:value-type="float" office:value="24.8851" calcext:value-type="float">
            <text:p>24.8851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4.8851" calcext:value-type="float">
            <text:p>24.88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8851" calcext:value-type="float">
            <text:p>24.8851</text:p>
          </table:table-cell>
          <table:table-cell table:formula="of:=([.C318]-[.C317])/([.$B318]-[.$B317])" office:value-type="float" office:value="0.632911392405056" calcext:value-type="float">
            <text:p>0.633</text:p>
          </table:table-cell>
          <table:table-cell table:style-name="ce1" table:formula="of:=([.D318]-[.D317])/([.$B$3]-[.$B$2])" office:value-type="float" office:value="0.632911392405063" calcext:value-type="float">
            <text:p>0.633</text:p>
          </table:table-cell>
          <table:table-cell office:value-type="float" office:value="24.8851" calcext:value-type="float">
            <text:p>24.8851</text:p>
          </table:table-cell>
          <table:table-cell table:formula="of:=([.F318]-[.F317])/([.$E318]-[.$E317])" office:value-type="float" office:value="0" calcext:value-type="float">
            <text:p>0.000</text:p>
          </table:table-cell>
          <table:table-cell table:formula="of:=([.G318]-[.G317])/([.$E318]-[.$E31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9141" calcext:value-type="float">
            <text:p>28.9141</text:p>
          </table:table-cell>
          <table:table-cell table:formula="of:=[.A318]-[.$A$2]" office:value-type="float" office:value="24.9641" calcext:value-type="float">
            <text:p>24.9641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24.9641" calcext:value-type="float">
            <text:p>24.96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4.9641" calcext:value-type="float">
            <text:p>24.9641</text:p>
          </table:table-cell>
          <table:table-cell table:formula="of:=([.C319]-[.C318])/([.$B319]-[.$B318])" office:value-type="float" office:value="0" calcext:value-type="float">
            <text:p>0.000</text:p>
          </table:table-cell>
          <table:table-cell table:style-name="ce1" table:formula="of:=([.D319]-[.D318])/([.$B$3]-[.$B$2])" office:value-type="float" office:value="0" calcext:value-type="float">
            <text:p>0.000</text:p>
          </table:table-cell>
          <table:table-cell office:value-type="float" office:value="24.9641" calcext:value-type="float">
            <text:p>24.9641</text:p>
          </table:table-cell>
          <table:table-cell table:formula="of:=([.F319]-[.F318])/([.$E319]-[.$E318])" office:value-type="float" office:value="0" calcext:value-type="float">
            <text:p>0.000</text:p>
          </table:table-cell>
          <table:table-cell table:formula="of:=([.G319]-[.G318])/([.$E319]-[.$E31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8.9931" calcext:value-type="float">
            <text:p>28.9931</text:p>
          </table:table-cell>
          <table:table-cell table:formula="of:=[.A319]-[.$A$2]" office:value-type="float" office:value="25.0431" calcext:value-type="float">
            <text:p>25.0431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25.0431" calcext:value-type="float">
            <text:p>25.04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0431" calcext:value-type="float">
            <text:p>25.0431</text:p>
          </table:table-cell>
          <table:table-cell table:formula="of:=([.C320]-[.C319])/([.$B320]-[.$B319])" office:value-type="float" office:value="0" calcext:value-type="float">
            <text:p>0.000</text:p>
          </table:table-cell>
          <table:table-cell table:style-name="ce1" table:formula="of:=([.D320]-[.D319])/([.$B$3]-[.$B$2])" office:value-type="float" office:value="0" calcext:value-type="float">
            <text:p>0.000</text:p>
          </table:table-cell>
          <table:table-cell office:value-type="float" office:value="25.0431" calcext:value-type="float">
            <text:p>25.0431</text:p>
          </table:table-cell>
          <table:table-cell table:formula="of:=([.F320]-[.F319])/([.$E320]-[.$E319])" office:value-type="float" office:value="0" calcext:value-type="float">
            <text:p>0.000</text:p>
          </table:table-cell>
          <table:table-cell table:formula="of:=([.G320]-[.G319])/([.$E320]-[.$E31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0721" calcext:value-type="float">
            <text:p>29.0721</text:p>
          </table:table-cell>
          <table:table-cell table:formula="of:=[.A320]-[.$A$2]" office:value-type="float" office:value="25.1221" calcext:value-type="float">
            <text:p>25.1221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25.1221" calcext:value-type="float">
            <text:p>25.12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1221" calcext:value-type="float">
            <text:p>25.1221</text:p>
          </table:table-cell>
          <table:table-cell table:formula="of:=([.C321]-[.C320])/([.$B321]-[.$B320])" office:value-type="float" office:value="0" calcext:value-type="float">
            <text:p>0.000</text:p>
          </table:table-cell>
          <table:table-cell table:style-name="ce1" table:formula="of:=([.D321]-[.D320])/([.$B$3]-[.$B$2])" office:value-type="float" office:value="0" calcext:value-type="float">
            <text:p>0.000</text:p>
          </table:table-cell>
          <table:table-cell office:value-type="float" office:value="25.1221" calcext:value-type="float">
            <text:p>25.1221</text:p>
          </table:table-cell>
          <table:table-cell table:formula="of:=([.F321]-[.F320])/([.$E321]-[.$E320])" office:value-type="float" office:value="0" calcext:value-type="float">
            <text:p>0.000</text:p>
          </table:table-cell>
          <table:table-cell table:formula="of:=([.G321]-[.G320])/([.$E321]-[.$E32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1511" calcext:value-type="float">
            <text:p>29.1511</text:p>
          </table:table-cell>
          <table:table-cell table:formula="of:=[.A321]-[.$A$2]" office:value-type="float" office:value="25.2011" calcext:value-type="float">
            <text:p>25.2011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25.2011" calcext:value-type="float">
            <text:p>25.20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2011" calcext:value-type="float">
            <text:p>25.2011</text:p>
          </table:table-cell>
          <table:table-cell table:formula="of:=([.C322]-[.C321])/([.$B322]-[.$B321])" office:value-type="float" office:value="0.632911392405056" calcext:value-type="float">
            <text:p>0.633</text:p>
          </table:table-cell>
          <table:table-cell table:style-name="ce1" table:formula="of:=([.D322]-[.D321])/([.$B$3]-[.$B$2])" office:value-type="float" office:value="0.632911392405069" calcext:value-type="float">
            <text:p>0.633</text:p>
          </table:table-cell>
          <table:table-cell office:value-type="float" office:value="25.2011" calcext:value-type="float">
            <text:p>25.2011</text:p>
          </table:table-cell>
          <table:table-cell table:formula="of:=([.F322]-[.F321])/([.$E322]-[.$E321])" office:value-type="float" office:value="0" calcext:value-type="float">
            <text:p>0.000</text:p>
          </table:table-cell>
          <table:table-cell table:formula="of:=([.G322]-[.G321])/([.$E322]-[.$E32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2301" calcext:value-type="float">
            <text:p>29.2301</text:p>
          </table:table-cell>
          <table:table-cell table:formula="of:=[.A322]-[.$A$2]" office:value-type="float" office:value="25.2801" calcext:value-type="float">
            <text:p>25.280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5.2801" calcext:value-type="float">
            <text:p>25.28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2801" calcext:value-type="float">
            <text:p>25.2801</text:p>
          </table:table-cell>
          <table:table-cell table:formula="of:=([.C323]-[.C322])/([.$B323]-[.$B322])" office:value-type="float" office:value="0" calcext:value-type="float">
            <text:p>0.000</text:p>
          </table:table-cell>
          <table:table-cell table:style-name="ce1" table:formula="of:=([.D323]-[.D322])/([.$B$3]-[.$B$2])" office:value-type="float" office:value="0" calcext:value-type="float">
            <text:p>0.000</text:p>
          </table:table-cell>
          <table:table-cell office:value-type="float" office:value="25.2801" calcext:value-type="float">
            <text:p>25.2801</text:p>
          </table:table-cell>
          <table:table-cell table:formula="of:=([.F323]-[.F322])/([.$E323]-[.$E322])" office:value-type="float" office:value="0" calcext:value-type="float">
            <text:p>0.000</text:p>
          </table:table-cell>
          <table:table-cell table:formula="of:=([.G323]-[.G322])/([.$E323]-[.$E32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3091" calcext:value-type="float">
            <text:p>29.3091</text:p>
          </table:table-cell>
          <table:table-cell table:formula="of:=[.A323]-[.$A$2]" office:value-type="float" office:value="25.3591" calcext:value-type="float">
            <text:p>25.359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5.3591" calcext:value-type="float">
            <text:p>25.35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3591" calcext:value-type="float">
            <text:p>25.3591</text:p>
          </table:table-cell>
          <table:table-cell table:formula="of:=([.C324]-[.C323])/([.$B324]-[.$B323])" office:value-type="float" office:value="0" calcext:value-type="float">
            <text:p>0.000</text:p>
          </table:table-cell>
          <table:table-cell table:style-name="ce1" table:formula="of:=([.D324]-[.D323])/([.$B$3]-[.$B$2])" office:value-type="float" office:value="0" calcext:value-type="float">
            <text:p>0.000</text:p>
          </table:table-cell>
          <table:table-cell office:value-type="float" office:value="25.3591" calcext:value-type="float">
            <text:p>25.3591</text:p>
          </table:table-cell>
          <table:table-cell table:formula="of:=([.F324]-[.F323])/([.$E324]-[.$E323])" office:value-type="float" office:value="0" calcext:value-type="float">
            <text:p>0.000</text:p>
          </table:table-cell>
          <table:table-cell table:formula="of:=([.G324]-[.G323])/([.$E324]-[.$E32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3881" calcext:value-type="float">
            <text:p>29.3881</text:p>
          </table:table-cell>
          <table:table-cell table:formula="of:=[.A324]-[.$A$2]" office:value-type="float" office:value="25.4381" calcext:value-type="float">
            <text:p>25.438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5.4381" calcext:value-type="float">
            <text:p>25.43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4381" calcext:value-type="float">
            <text:p>25.4381</text:p>
          </table:table-cell>
          <table:table-cell table:formula="of:=([.C325]-[.C324])/([.$B325]-[.$B324])" office:value-type="float" office:value="0" calcext:value-type="float">
            <text:p>0.000</text:p>
          </table:table-cell>
          <table:table-cell table:style-name="ce1" table:formula="of:=([.D325]-[.D324])/([.$B$3]-[.$B$2])" office:value-type="float" office:value="0" calcext:value-type="float">
            <text:p>0.000</text:p>
          </table:table-cell>
          <table:table-cell office:value-type="float" office:value="25.4381" calcext:value-type="float">
            <text:p>25.4381</text:p>
          </table:table-cell>
          <table:table-cell table:formula="of:=([.F325]-[.F324])/([.$E325]-[.$E324])" office:value-type="float" office:value="0" calcext:value-type="float">
            <text:p>0.000</text:p>
          </table:table-cell>
          <table:table-cell table:formula="of:=([.G325]-[.G324])/([.$E325]-[.$E32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4671" calcext:value-type="float">
            <text:p>29.4671</text:p>
          </table:table-cell>
          <table:table-cell table:formula="of:=[.A325]-[.$A$2]" office:value-type="float" office:value="25.5171" calcext:value-type="float">
            <text:p>25.517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5.5171" calcext:value-type="float">
            <text:p>25.51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5171" calcext:value-type="float">
            <text:p>25.5171</text:p>
          </table:table-cell>
          <table:table-cell table:formula="of:=([.C326]-[.C325])/([.$B326]-[.$B325])" office:value-type="float" office:value="0.632911392405062" calcext:value-type="float">
            <text:p>0.633</text:p>
          </table:table-cell>
          <table:table-cell table:style-name="ce1" table:formula="of:=([.D326]-[.D325])/([.$B$3]-[.$B$2])" office:value-type="float" office:value="0.632911392405063" calcext:value-type="float">
            <text:p>0.633</text:p>
          </table:table-cell>
          <table:table-cell office:value-type="float" office:value="25.5171" calcext:value-type="float">
            <text:p>25.5171</text:p>
          </table:table-cell>
          <table:table-cell table:formula="of:=([.F326]-[.F325])/([.$E326]-[.$E325])" office:value-type="float" office:value="0" calcext:value-type="float">
            <text:p>0.000</text:p>
          </table:table-cell>
          <table:table-cell table:formula="of:=([.G326]-[.G325])/([.$E326]-[.$E32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5461" calcext:value-type="float">
            <text:p>29.5461</text:p>
          </table:table-cell>
          <table:table-cell table:formula="of:=[.A326]-[.$A$2]" office:value-type="float" office:value="25.5961" calcext:value-type="float">
            <text:p>25.5961</text:p>
          </table:table-cell>
          <table:table-cell office:value-type="float" office:value="2.85" calcext:value-type="float">
            <text:p>2.85</text:p>
          </table:table-cell>
          <table:table-cell office:value-type="float" office:value="2.75" calcext:value-type="float">
            <text:p>2.75</text:p>
          </table:table-cell>
          <table:table-cell office:value-type="float" office:value="25.5961" calcext:value-type="float">
            <text:p>25.59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5961" calcext:value-type="float">
            <text:p>25.5961</text:p>
          </table:table-cell>
          <table:table-cell table:formula="of:=([.C327]-[.C326])/([.$B327]-[.$B326])" office:value-type="float" office:value="0" calcext:value-type="float">
            <text:p>0.000</text:p>
          </table:table-cell>
          <table:table-cell table:style-name="ce1" table:formula="of:=([.D327]-[.D326])/([.$B$3]-[.$B$2])" office:value-type="float" office:value="0" calcext:value-type="float">
            <text:p>0.000</text:p>
          </table:table-cell>
          <table:table-cell office:value-type="float" office:value="25.5961" calcext:value-type="float">
            <text:p>25.5961</text:p>
          </table:table-cell>
          <table:table-cell table:formula="of:=([.F327]-[.F326])/([.$E327]-[.$E326])" office:value-type="float" office:value="0" calcext:value-type="float">
            <text:p>0.000</text:p>
          </table:table-cell>
          <table:table-cell table:formula="of:=([.G327]-[.G326])/([.$E327]-[.$E32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6251" calcext:value-type="float">
            <text:p>29.6251</text:p>
          </table:table-cell>
          <table:table-cell table:formula="of:=[.A327]-[.$A$2]" office:value-type="float" office:value="25.6751" calcext:value-type="float">
            <text:p>25.6751</text:p>
          </table:table-cell>
          <table:table-cell office:value-type="float" office:value="2.85" calcext:value-type="float">
            <text:p>2.85</text:p>
          </table:table-cell>
          <table:table-cell office:value-type="float" office:value="2.75" calcext:value-type="float">
            <text:p>2.75</text:p>
          </table:table-cell>
          <table:table-cell office:value-type="float" office:value="25.6751" calcext:value-type="float">
            <text:p>25.67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6751" calcext:value-type="float">
            <text:p>25.6751</text:p>
          </table:table-cell>
          <table:table-cell table:formula="of:=([.C328]-[.C327])/([.$B328]-[.$B327])" office:value-type="float" office:value="0" calcext:value-type="float">
            <text:p>0.000</text:p>
          </table:table-cell>
          <table:table-cell table:style-name="ce1" table:formula="of:=([.D328]-[.D327])/([.$B$3]-[.$B$2])" office:value-type="float" office:value="0" calcext:value-type="float">
            <text:p>0.000</text:p>
          </table:table-cell>
          <table:table-cell office:value-type="float" office:value="25.6751" calcext:value-type="float">
            <text:p>25.6751</text:p>
          </table:table-cell>
          <table:table-cell table:formula="of:=([.F328]-[.F327])/([.$E328]-[.$E327])" office:value-type="float" office:value="0" calcext:value-type="float">
            <text:p>0.000</text:p>
          </table:table-cell>
          <table:table-cell table:formula="of:=([.G328]-[.G327])/([.$E328]-[.$E32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7041" calcext:value-type="float">
            <text:p>29.7041</text:p>
          </table:table-cell>
          <table:table-cell table:formula="of:=[.A328]-[.$A$2]" office:value-type="float" office:value="25.7541" calcext:value-type="float">
            <text:p>25.7541</text:p>
          </table:table-cell>
          <table:table-cell office:value-type="float" office:value="2.85" calcext:value-type="float">
            <text:p>2.85</text:p>
          </table:table-cell>
          <table:table-cell office:value-type="float" office:value="2.75" calcext:value-type="float">
            <text:p>2.75</text:p>
          </table:table-cell>
          <table:table-cell office:value-type="float" office:value="25.7541" calcext:value-type="float">
            <text:p>25.75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7541" calcext:value-type="float">
            <text:p>25.7541</text:p>
          </table:table-cell>
          <table:table-cell table:formula="of:=([.C329]-[.C328])/([.$B329]-[.$B328])" office:value-type="float" office:value="0" calcext:value-type="float">
            <text:p>0.000</text:p>
          </table:table-cell>
          <table:table-cell table:style-name="ce1" table:formula="of:=([.D329]-[.D328])/([.$B$3]-[.$B$2])" office:value-type="float" office:value="0.632911392405063" calcext:value-type="float">
            <text:p>0.633</text:p>
          </table:table-cell>
          <table:table-cell office:value-type="float" office:value="25.7541" calcext:value-type="float">
            <text:p>25.7541</text:p>
          </table:table-cell>
          <table:table-cell table:formula="of:=([.F329]-[.F328])/([.$E329]-[.$E328])" office:value-type="float" office:value="0" calcext:value-type="float">
            <text:p>0.000</text:p>
          </table:table-cell>
          <table:table-cell table:formula="of:=([.G329]-[.G328])/([.$E329]-[.$E32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7831" calcext:value-type="float">
            <text:p>29.7831</text:p>
          </table:table-cell>
          <table:table-cell table:formula="of:=[.A329]-[.$A$2]" office:value-type="float" office:value="25.8331" calcext:value-type="float">
            <text:p>25.8331</text:p>
          </table:table-cell>
          <table:table-cell office:value-type="float" office:value="2.85" calcext:value-type="float">
            <text:p>2.85</text:p>
          </table:table-cell>
          <table:table-cell office:value-type="float" office:value="2.8" calcext:value-type="float">
            <text:p>2.8</text:p>
          </table:table-cell>
          <table:table-cell office:value-type="float" office:value="25.8331" calcext:value-type="float">
            <text:p>25.83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8331" calcext:value-type="float">
            <text:p>25.8331</text:p>
          </table:table-cell>
          <table:table-cell table:formula="of:=([.C330]-[.C329])/([.$B330]-[.$B329])" office:value-type="float" office:value="0" calcext:value-type="float">
            <text:p>0.000</text:p>
          </table:table-cell>
          <table:table-cell table:style-name="ce1" table:formula="of:=([.D330]-[.D329])/([.$B$3]-[.$B$2])" office:value-type="float" office:value="0" calcext:value-type="float">
            <text:p>0.000</text:p>
          </table:table-cell>
          <table:table-cell office:value-type="float" office:value="25.8331" calcext:value-type="float">
            <text:p>25.8331</text:p>
          </table:table-cell>
          <table:table-cell table:formula="of:=([.F330]-[.F329])/([.$E330]-[.$E329])" office:value-type="float" office:value="0" calcext:value-type="float">
            <text:p>0.000</text:p>
          </table:table-cell>
          <table:table-cell table:formula="of:=([.G330]-[.G329])/([.$E330]-[.$E32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8621" calcext:value-type="float">
            <text:p>29.8621</text:p>
          </table:table-cell>
          <table:table-cell table:formula="of:=[.A330]-[.$A$2]" office:value-type="float" office:value="25.9121" calcext:value-type="float">
            <text:p>25.9121</text:p>
          </table:table-cell>
          <table:table-cell office:value-type="float" office:value="2.85" calcext:value-type="float">
            <text:p>2.85</text:p>
          </table:table-cell>
          <table:table-cell office:value-type="float" office:value="2.8" calcext:value-type="float">
            <text:p>2.8</text:p>
          </table:table-cell>
          <table:table-cell office:value-type="float" office:value="25.9121" calcext:value-type="float">
            <text:p>25.91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9121" calcext:value-type="float">
            <text:p>25.9121</text:p>
          </table:table-cell>
          <table:table-cell table:formula="of:=([.C331]-[.C330])/([.$B331]-[.$B330])" office:value-type="float" office:value="0.632911392405085" calcext:value-type="float">
            <text:p>0.633</text:p>
          </table:table-cell>
          <table:table-cell table:style-name="ce1" table:formula="of:=([.D331]-[.D330])/([.$B$3]-[.$B$2])" office:value-type="float" office:value="0" calcext:value-type="float">
            <text:p>0.000</text:p>
          </table:table-cell>
          <table:table-cell office:value-type="float" office:value="25.9121" calcext:value-type="float">
            <text:p>25.9121</text:p>
          </table:table-cell>
          <table:table-cell table:formula="of:=([.F331]-[.F330])/([.$E331]-[.$E330])" office:value-type="float" office:value="0" calcext:value-type="float">
            <text:p>0.000</text:p>
          </table:table-cell>
          <table:table-cell table:formula="of:=([.G331]-[.G330])/([.$E331]-[.$E33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9.9411" calcext:value-type="float">
            <text:p>29.9411</text:p>
          </table:table-cell>
          <table:table-cell table:formula="of:=[.A331]-[.$A$2]" office:value-type="float" office:value="25.9911" calcext:value-type="float">
            <text:p>25.9911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5.9911" calcext:value-type="float">
            <text:p>25.99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5.9911" calcext:value-type="float">
            <text:p>25.9911</text:p>
          </table:table-cell>
          <table:table-cell table:formula="of:=([.C332]-[.C331])/([.$B332]-[.$B331])" office:value-type="float" office:value="0" calcext:value-type="float">
            <text:p>0.000</text:p>
          </table:table-cell>
          <table:table-cell table:style-name="ce1" table:formula="of:=([.D332]-[.D331])/([.$B$3]-[.$B$2])" office:value-type="float" office:value="0" calcext:value-type="float">
            <text:p>0.000</text:p>
          </table:table-cell>
          <table:table-cell office:value-type="float" office:value="25.9911" calcext:value-type="float">
            <text:p>25.9911</text:p>
          </table:table-cell>
          <table:table-cell table:formula="of:=([.F332]-[.F331])/([.$E332]-[.$E331])" office:value-type="float" office:value="0" calcext:value-type="float">
            <text:p>0.000</text:p>
          </table:table-cell>
          <table:table-cell table:formula="of:=([.G332]-[.G331])/([.$E332]-[.$E33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0201" calcext:value-type="float">
            <text:p>30.0201</text:p>
          </table:table-cell>
          <table:table-cell table:formula="of:=[.A332]-[.$A$2]" office:value-type="float" office:value="26.0701" calcext:value-type="float">
            <text:p>26.0701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6.0701" calcext:value-type="float">
            <text:p>26.07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0701" calcext:value-type="float">
            <text:p>26.0701</text:p>
          </table:table-cell>
          <table:table-cell table:formula="of:=([.C333]-[.C332])/([.$B333]-[.$B332])" office:value-type="float" office:value="0" calcext:value-type="float">
            <text:p>0.000</text:p>
          </table:table-cell>
          <table:table-cell table:style-name="ce1" table:formula="of:=([.D333]-[.D332])/([.$B$3]-[.$B$2])" office:value-type="float" office:value="0.632911392405069" calcext:value-type="float">
            <text:p>0.633</text:p>
          </table:table-cell>
          <table:table-cell office:value-type="float" office:value="26.0701" calcext:value-type="float">
            <text:p>26.0701</text:p>
          </table:table-cell>
          <table:table-cell table:formula="of:=([.F333]-[.F332])/([.$E333]-[.$E332])" office:value-type="float" office:value="0" calcext:value-type="float">
            <text:p>0.000</text:p>
          </table:table-cell>
          <table:table-cell table:formula="of:=([.G333]-[.G332])/([.$E333]-[.$E33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0991" calcext:value-type="float">
            <text:p>30.0991</text:p>
          </table:table-cell>
          <table:table-cell table:formula="of:=[.A333]-[.$A$2]" office:value-type="float" office:value="26.1491" calcext:value-type="float">
            <text:p>26.1491</text:p>
          </table:table-cell>
          <table:table-cell office:value-type="float" office:value="2.9" calcext:value-type="float">
            <text:p>2.9</text:p>
          </table:table-cell>
          <table:table-cell office:value-type="float" office:value="2.85" calcext:value-type="float">
            <text:p>2.85</text:p>
          </table:table-cell>
          <table:table-cell office:value-type="float" office:value="26.1491" calcext:value-type="float">
            <text:p>26.14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1491" calcext:value-type="float">
            <text:p>26.1491</text:p>
          </table:table-cell>
          <table:table-cell table:formula="of:=([.C334]-[.C333])/([.$B334]-[.$B333])" office:value-type="float" office:value="0.632911392405062" calcext:value-type="float">
            <text:p>0.633</text:p>
          </table:table-cell>
          <table:table-cell table:style-name="ce1" table:formula="of:=([.D334]-[.D333])/([.$B$3]-[.$B$2])" office:value-type="float" office:value="0" calcext:value-type="float">
            <text:p>0.000</text:p>
          </table:table-cell>
          <table:table-cell office:value-type="float" office:value="26.1491" calcext:value-type="float">
            <text:p>26.1491</text:p>
          </table:table-cell>
          <table:table-cell table:formula="of:=([.F334]-[.F333])/([.$E334]-[.$E333])" office:value-type="float" office:value="0" calcext:value-type="float">
            <text:p>0.000</text:p>
          </table:table-cell>
          <table:table-cell table:formula="of:=([.G334]-[.G333])/([.$E334]-[.$E33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1781" calcext:value-type="float">
            <text:p>30.1781</text:p>
          </table:table-cell>
          <table:table-cell table:formula="of:=[.A334]-[.$A$2]" office:value-type="float" office:value="26.2281" calcext:value-type="float">
            <text:p>26.2281</text:p>
          </table:table-cell>
          <table:table-cell office:value-type="float" office:value="2.95" calcext:value-type="float">
            <text:p>2.95</text:p>
          </table:table-cell>
          <table:table-cell office:value-type="float" office:value="2.85" calcext:value-type="float">
            <text:p>2.85</text:p>
          </table:table-cell>
          <table:table-cell office:value-type="float" office:value="26.2281" calcext:value-type="float">
            <text:p>26.22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2281" calcext:value-type="float">
            <text:p>26.2281</text:p>
          </table:table-cell>
          <table:table-cell table:formula="of:=([.C335]-[.C334])/([.$B335]-[.$B334])" office:value-type="float" office:value="0" calcext:value-type="float">
            <text:p>0.000</text:p>
          </table:table-cell>
          <table:table-cell table:style-name="ce1" table:formula="of:=([.D335]-[.D334])/([.$B$3]-[.$B$2])" office:value-type="float" office:value="0" calcext:value-type="float">
            <text:p>0.000</text:p>
          </table:table-cell>
          <table:table-cell office:value-type="float" office:value="26.2281" calcext:value-type="float">
            <text:p>26.2281</text:p>
          </table:table-cell>
          <table:table-cell table:formula="of:=([.F335]-[.F334])/([.$E335]-[.$E334])" office:value-type="float" office:value="0" calcext:value-type="float">
            <text:p>0.000</text:p>
          </table:table-cell>
          <table:table-cell table:formula="of:=([.G335]-[.G334])/([.$E335]-[.$E33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2571" calcext:value-type="float">
            <text:p>30.2571</text:p>
          </table:table-cell>
          <table:table-cell table:formula="of:=[.A335]-[.$A$2]" office:value-type="float" office:value="26.3071" calcext:value-type="float">
            <text:p>26.3071</text:p>
          </table:table-cell>
          <table:table-cell office:value-type="float" office:value="2.95" calcext:value-type="float">
            <text:p>2.95</text:p>
          </table:table-cell>
          <table:table-cell office:value-type="float" office:value="2.85" calcext:value-type="float">
            <text:p>2.85</text:p>
          </table:table-cell>
          <table:table-cell office:value-type="float" office:value="26.3071" calcext:value-type="float">
            <text:p>26.30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3071" calcext:value-type="float">
            <text:p>26.3071</text:p>
          </table:table-cell>
          <table:table-cell table:formula="of:=([.C336]-[.C335])/([.$B336]-[.$B335])" office:value-type="float" office:value="0" calcext:value-type="float">
            <text:p>0.000</text:p>
          </table:table-cell>
          <table:table-cell table:style-name="ce1" table:formula="of:=([.D336]-[.D335])/([.$B$3]-[.$B$2])" office:value-type="float" office:value="0.632911392405063" calcext:value-type="float">
            <text:p>0.633</text:p>
          </table:table-cell>
          <table:table-cell office:value-type="float" office:value="26.3071" calcext:value-type="float">
            <text:p>26.3071</text:p>
          </table:table-cell>
          <table:table-cell table:formula="of:=([.F336]-[.F335])/([.$E336]-[.$E335])" office:value-type="float" office:value="0" calcext:value-type="float">
            <text:p>0.000</text:p>
          </table:table-cell>
          <table:table-cell table:formula="of:=([.G336]-[.G335])/([.$E336]-[.$E33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3361" calcext:value-type="float">
            <text:p>30.3361</text:p>
          </table:table-cell>
          <table:table-cell table:formula="of:=[.A336]-[.$A$2]" office:value-type="float" office:value="26.3861" calcext:value-type="float">
            <text:p>26.3861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26.3861" calcext:value-type="float">
            <text:p>26.38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3861" calcext:value-type="float">
            <text:p>26.3861</text:p>
          </table:table-cell>
          <table:table-cell table:formula="of:=([.C337]-[.C336])/([.$B337]-[.$B336])" office:value-type="float" office:value="0" calcext:value-type="float">
            <text:p>0.000</text:p>
          </table:table-cell>
          <table:table-cell table:style-name="ce1" table:formula="of:=([.D337]-[.D336])/([.$B$3]-[.$B$2])" office:value-type="float" office:value="0" calcext:value-type="float">
            <text:p>0.000</text:p>
          </table:table-cell>
          <table:table-cell office:value-type="float" office:value="26.3861" calcext:value-type="float">
            <text:p>26.3861</text:p>
          </table:table-cell>
          <table:table-cell table:formula="of:=([.F337]-[.F336])/([.$E337]-[.$E336])" office:value-type="float" office:value="0" calcext:value-type="float">
            <text:p>0.000</text:p>
          </table:table-cell>
          <table:table-cell table:formula="of:=([.G337]-[.G336])/([.$E337]-[.$E33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4151" calcext:value-type="float">
            <text:p>30.4151</text:p>
          </table:table-cell>
          <table:table-cell table:formula="of:=[.A337]-[.$A$2]" office:value-type="float" office:value="26.4651" calcext:value-type="float">
            <text:p>26.4651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26.4651" calcext:value-type="float">
            <text:p>26.46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4651" calcext:value-type="float">
            <text:p>26.4651</text:p>
          </table:table-cell>
          <table:table-cell table:formula="of:=([.C338]-[.C337])/([.$B338]-[.$B337])" office:value-type="float" office:value="0" calcext:value-type="float">
            <text:p>0.000</text:p>
          </table:table-cell>
          <table:table-cell table:style-name="ce1" table:formula="of:=([.D338]-[.D337])/([.$B$3]-[.$B$2])" office:value-type="float" office:value="0" calcext:value-type="float">
            <text:p>0.000</text:p>
          </table:table-cell>
          <table:table-cell office:value-type="float" office:value="26.4651" calcext:value-type="float">
            <text:p>26.4651</text:p>
          </table:table-cell>
          <table:table-cell table:formula="of:=([.F338]-[.F337])/([.$E338]-[.$E337])" office:value-type="float" office:value="0" calcext:value-type="float">
            <text:p>0.000</text:p>
          </table:table-cell>
          <table:table-cell table:formula="of:=([.G338]-[.G337])/([.$E338]-[.$E33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4941" calcext:value-type="float">
            <text:p>30.4941</text:p>
          </table:table-cell>
          <table:table-cell table:formula="of:=[.A338]-[.$A$2]" office:value-type="float" office:value="26.5441" calcext:value-type="float">
            <text:p>26.5441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26.5441" calcext:value-type="float">
            <text:p>26.54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5441" calcext:value-type="float">
            <text:p>26.5441</text:p>
          </table:table-cell>
          <table:table-cell table:formula="of:=([.C339]-[.C338])/([.$B339]-[.$B338])" office:value-type="float" office:value="0.632911392405056" calcext:value-type="float">
            <text:p>0.633</text:p>
          </table:table-cell>
          <table:table-cell table:style-name="ce1" table:formula="of:=([.D339]-[.D338])/([.$B$3]-[.$B$2])" office:value-type="float" office:value="0" calcext:value-type="float">
            <text:p>0.000</text:p>
          </table:table-cell>
          <table:table-cell office:value-type="float" office:value="26.5441" calcext:value-type="float">
            <text:p>26.5441</text:p>
          </table:table-cell>
          <table:table-cell table:formula="of:=([.F339]-[.F338])/([.$E339]-[.$E338])" office:value-type="float" office:value="0" calcext:value-type="float">
            <text:p>0.000</text:p>
          </table:table-cell>
          <table:table-cell table:formula="of:=([.G339]-[.G338])/([.$E339]-[.$E33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5731" calcext:value-type="float">
            <text:p>30.5731</text:p>
          </table:table-cell>
          <table:table-cell table:formula="of:=[.A339]-[.$A$2]" office:value-type="float" office:value="26.6231" calcext:value-type="float">
            <text:p>26.6231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6.6231" calcext:value-type="float">
            <text:p>26.62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6231" calcext:value-type="float">
            <text:p>26.6231</text:p>
          </table:table-cell>
          <table:table-cell table:formula="of:=([.C340]-[.C339])/([.$B340]-[.$B339])" office:value-type="float" office:value="0" calcext:value-type="float">
            <text:p>0.000</text:p>
          </table:table-cell>
          <table:table-cell table:style-name="ce1" table:formula="of:=([.D340]-[.D339])/([.$B$3]-[.$B$2])" office:value-type="float" office:value="0.632911392405069" calcext:value-type="float">
            <text:p>0.633</text:p>
          </table:table-cell>
          <table:table-cell office:value-type="float" office:value="26.6231" calcext:value-type="float">
            <text:p>26.6231</text:p>
          </table:table-cell>
          <table:table-cell table:formula="of:=([.F340]-[.F339])/([.$E340]-[.$E339])" office:value-type="float" office:value="0" calcext:value-type="float">
            <text:p>0.000</text:p>
          </table:table-cell>
          <table:table-cell table:formula="of:=([.G340]-[.G339])/([.$E340]-[.$E33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6521" calcext:value-type="float">
            <text:p>30.6521</text:p>
          </table:table-cell>
          <table:table-cell table:formula="of:=[.A340]-[.$A$2]" office:value-type="float" office:value="26.7021" calcext:value-type="float">
            <text:p>26.7021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office:value-type="float" office:value="26.7021" calcext:value-type="float">
            <text:p>26.70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7021" calcext:value-type="float">
            <text:p>26.7021</text:p>
          </table:table-cell>
          <table:table-cell table:formula="of:=([.C341]-[.C340])/([.$B341]-[.$B340])" office:value-type="float" office:value="0" calcext:value-type="float">
            <text:p>0.000</text:p>
          </table:table-cell>
          <table:table-cell table:style-name="ce1" table:formula="of:=([.D341]-[.D340])/([.$B$3]-[.$B$2])" office:value-type="float" office:value="0" calcext:value-type="float">
            <text:p>0.000</text:p>
          </table:table-cell>
          <table:table-cell office:value-type="float" office:value="26.7021" calcext:value-type="float">
            <text:p>26.7021</text:p>
          </table:table-cell>
          <table:table-cell table:formula="of:=([.F341]-[.F340])/([.$E341]-[.$E340])" office:value-type="float" office:value="0" calcext:value-type="float">
            <text:p>0.000</text:p>
          </table:table-cell>
          <table:table-cell table:formula="of:=([.G341]-[.G340])/([.$E341]-[.$E34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7311" calcext:value-type="float">
            <text:p>30.7311</text:p>
          </table:table-cell>
          <table:table-cell table:formula="of:=[.A341]-[.$A$2]" office:value-type="float" office:value="26.7811" calcext:value-type="float">
            <text:p>26.7811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office:value-type="float" office:value="26.7811" calcext:value-type="float">
            <text:p>26.78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7811" calcext:value-type="float">
            <text:p>26.7811</text:p>
          </table:table-cell>
          <table:table-cell table:formula="of:=([.C342]-[.C341])/([.$B342]-[.$B341])" office:value-type="float" office:value="0" calcext:value-type="float">
            <text:p>0.000</text:p>
          </table:table-cell>
          <table:table-cell table:style-name="ce1" table:formula="of:=([.D342]-[.D341])/([.$B$3]-[.$B$2])" office:value-type="float" office:value="0" calcext:value-type="float">
            <text:p>0.000</text:p>
          </table:table-cell>
          <table:table-cell office:value-type="float" office:value="26.7811" calcext:value-type="float">
            <text:p>26.7811</text:p>
          </table:table-cell>
          <table:table-cell table:formula="of:=([.F342]-[.F341])/([.$E342]-[.$E341])" office:value-type="float" office:value="0" calcext:value-type="float">
            <text:p>0.000</text:p>
          </table:table-cell>
          <table:table-cell table:formula="of:=([.G342]-[.G341])/([.$E342]-[.$E34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8101" calcext:value-type="float">
            <text:p>30.8101</text:p>
          </table:table-cell>
          <table:table-cell table:formula="of:=[.A342]-[.$A$2]" office:value-type="float" office:value="26.8601" calcext:value-type="float">
            <text:p>26.8601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office:value-type="float" office:value="26.8601" calcext:value-type="float">
            <text:p>26.86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8601" calcext:value-type="float">
            <text:p>26.8601</text:p>
          </table:table-cell>
          <table:table-cell table:formula="of:=([.C343]-[.C342])/([.$B343]-[.$B342])" office:value-type="float" office:value="0.632911392405056" calcext:value-type="float">
            <text:p>0.633</text:p>
          </table:table-cell>
          <table:table-cell table:style-name="ce1" table:formula="of:=([.D343]-[.D342])/([.$B$3]-[.$B$2])" office:value-type="float" office:value="0.632911392405063" calcext:value-type="float">
            <text:p>0.633</text:p>
          </table:table-cell>
          <table:table-cell office:value-type="float" office:value="26.8601" calcext:value-type="float">
            <text:p>26.8601</text:p>
          </table:table-cell>
          <table:table-cell table:formula="of:=([.F343]-[.F342])/([.$E343]-[.$E342])" office:value-type="float" office:value="0" calcext:value-type="float">
            <text:p>0.000</text:p>
          </table:table-cell>
          <table:table-cell table:formula="of:=([.G343]-[.G342])/([.$E343]-[.$E34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8891" calcext:value-type="float">
            <text:p>30.8891</text:p>
          </table:table-cell>
          <table:table-cell table:formula="of:=[.A343]-[.$A$2]" office:value-type="float" office:value="26.9391" calcext:value-type="float">
            <text:p>26.939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6.9391" calcext:value-type="float">
            <text:p>26.93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6.9391" calcext:value-type="float">
            <text:p>26.9391</text:p>
          </table:table-cell>
          <table:table-cell table:formula="of:=([.C344]-[.C343])/([.$B344]-[.$B343])" office:value-type="float" office:value="0" calcext:value-type="float">
            <text:p>0.000</text:p>
          </table:table-cell>
          <table:table-cell table:style-name="ce1" table:formula="of:=([.D344]-[.D343])/([.$B$3]-[.$B$2])" office:value-type="float" office:value="0" calcext:value-type="float">
            <text:p>0.000</text:p>
          </table:table-cell>
          <table:table-cell office:value-type="float" office:value="26.9391" calcext:value-type="float">
            <text:p>26.9391</text:p>
          </table:table-cell>
          <table:table-cell table:formula="of:=([.F344]-[.F343])/([.$E344]-[.$E343])" office:value-type="float" office:value="0" calcext:value-type="float">
            <text:p>0.000</text:p>
          </table:table-cell>
          <table:table-cell table:formula="of:=([.G344]-[.G343])/([.$E344]-[.$E34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0.9681" calcext:value-type="float">
            <text:p>30.9681</text:p>
          </table:table-cell>
          <table:table-cell table:formula="of:=[.A344]-[.$A$2]" office:value-type="float" office:value="27.0181" calcext:value-type="float">
            <text:p>27.018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7.0181" calcext:value-type="float">
            <text:p>27.01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0181" calcext:value-type="float">
            <text:p>27.0181</text:p>
          </table:table-cell>
          <table:table-cell table:formula="of:=([.C345]-[.C344])/([.$B345]-[.$B344])" office:value-type="float" office:value="0" calcext:value-type="float">
            <text:p>0.000</text:p>
          </table:table-cell>
          <table:table-cell table:style-name="ce1" table:formula="of:=([.D345]-[.D344])/([.$B$3]-[.$B$2])" office:value-type="float" office:value="0" calcext:value-type="float">
            <text:p>0.000</text:p>
          </table:table-cell>
          <table:table-cell office:value-type="float" office:value="27.0181" calcext:value-type="float">
            <text:p>27.0181</text:p>
          </table:table-cell>
          <table:table-cell table:formula="of:=([.F345]-[.F344])/([.$E345]-[.$E344])" office:value-type="float" office:value="0" calcext:value-type="float">
            <text:p>0.000</text:p>
          </table:table-cell>
          <table:table-cell table:formula="of:=([.G345]-[.G344])/([.$E345]-[.$E34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0471" calcext:value-type="float">
            <text:p>31.0471</text:p>
          </table:table-cell>
          <table:table-cell table:formula="of:=[.A345]-[.$A$2]" office:value-type="float" office:value="27.0971" calcext:value-type="float">
            <text:p>27.097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7.0971" calcext:value-type="float">
            <text:p>27.09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0971" calcext:value-type="float">
            <text:p>27.0971</text:p>
          </table:table-cell>
          <table:table-cell table:formula="of:=([.C346]-[.C345])/([.$B346]-[.$B345])" office:value-type="float" office:value="0" calcext:value-type="float">
            <text:p>0.000</text:p>
          </table:table-cell>
          <table:table-cell table:style-name="ce1" table:formula="of:=([.D346]-[.D345])/([.$B$3]-[.$B$2])" office:value-type="float" office:value="0" calcext:value-type="float">
            <text:p>0.000</text:p>
          </table:table-cell>
          <table:table-cell office:value-type="float" office:value="27.0971" calcext:value-type="float">
            <text:p>27.0971</text:p>
          </table:table-cell>
          <table:table-cell table:formula="of:=([.F346]-[.F345])/([.$E346]-[.$E345])" office:value-type="float" office:value="0" calcext:value-type="float">
            <text:p>0.000</text:p>
          </table:table-cell>
          <table:table-cell table:formula="of:=([.G346]-[.G345])/([.$E346]-[.$E34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1261" calcext:value-type="float">
            <text:p>31.1261</text:p>
          </table:table-cell>
          <table:table-cell table:formula="of:=[.A346]-[.$A$2]" office:value-type="float" office:value="27.1761" calcext:value-type="float">
            <text:p>27.176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7.1761" calcext:value-type="float">
            <text:p>27.17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1761" calcext:value-type="float">
            <text:p>27.1761</text:p>
          </table:table-cell>
          <table:table-cell table:formula="of:=([.C347]-[.C346])/([.$B347]-[.$B346])" office:value-type="float" office:value="0" calcext:value-type="float">
            <text:p>0.000</text:p>
          </table:table-cell>
          <table:table-cell table:style-name="ce1" table:formula="of:=([.D347]-[.D346])/([.$B$3]-[.$B$2])" office:value-type="float" office:value="0.632911392405063" calcext:value-type="float">
            <text:p>0.633</text:p>
          </table:table-cell>
          <table:table-cell office:value-type="float" office:value="27.1761" calcext:value-type="float">
            <text:p>27.1761</text:p>
          </table:table-cell>
          <table:table-cell table:formula="of:=([.F347]-[.F346])/([.$E347]-[.$E346])" office:value-type="float" office:value="0" calcext:value-type="float">
            <text:p>0.000</text:p>
          </table:table-cell>
          <table:table-cell table:formula="of:=([.G347]-[.G346])/([.$E347]-[.$E34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2051" calcext:value-type="float">
            <text:p>31.2051</text:p>
          </table:table-cell>
          <table:table-cell table:formula="of:=[.A347]-[.$A$2]" office:value-type="float" office:value="27.2551" calcext:value-type="float">
            <text:p>27.2551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27.2551" calcext:value-type="float">
            <text:p>27.25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2551" calcext:value-type="float">
            <text:p>27.2551</text:p>
          </table:table-cell>
          <table:table-cell table:formula="of:=([.C348]-[.C347])/([.$B348]-[.$B347])" office:value-type="float" office:value="0.63291139240509" calcext:value-type="float">
            <text:p>0.633</text:p>
          </table:table-cell>
          <table:table-cell table:style-name="ce1" table:formula="of:=([.D348]-[.D347])/([.$B$3]-[.$B$2])" office:value-type="float" office:value="0" calcext:value-type="float">
            <text:p>0.000</text:p>
          </table:table-cell>
          <table:table-cell office:value-type="float" office:value="27.2551" calcext:value-type="float">
            <text:p>27.2551</text:p>
          </table:table-cell>
          <table:table-cell table:formula="of:=([.F348]-[.F347])/([.$E348]-[.$E347])" office:value-type="float" office:value="0" calcext:value-type="float">
            <text:p>0.000</text:p>
          </table:table-cell>
          <table:table-cell table:formula="of:=([.G348]-[.G347])/([.$E348]-[.$E34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2841" calcext:value-type="float">
            <text:p>31.2841</text:p>
          </table:table-cell>
          <table:table-cell table:formula="of:=[.A348]-[.$A$2]" office:value-type="float" office:value="27.3341" calcext:value-type="float">
            <text:p>27.3341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27.3341" calcext:value-type="float">
            <text:p>27.33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3341" calcext:value-type="float">
            <text:p>27.3341</text:p>
          </table:table-cell>
          <table:table-cell table:formula="of:=([.C349]-[.C348])/([.$B349]-[.$B348])" office:value-type="float" office:value="0" calcext:value-type="float">
            <text:p>0.000</text:p>
          </table:table-cell>
          <table:table-cell table:style-name="ce1" table:formula="of:=([.D349]-[.D348])/([.$B$3]-[.$B$2])" office:value-type="float" office:value="0" calcext:value-type="float">
            <text:p>0.000</text:p>
          </table:table-cell>
          <table:table-cell office:value-type="float" office:value="27.3341" calcext:value-type="float">
            <text:p>27.3341</text:p>
          </table:table-cell>
          <table:table-cell table:formula="of:=([.F349]-[.F348])/([.$E349]-[.$E348])" office:value-type="float" office:value="0" calcext:value-type="float">
            <text:p>0.000</text:p>
          </table:table-cell>
          <table:table-cell table:formula="of:=([.G349]-[.G348])/([.$E349]-[.$E34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3631" calcext:value-type="float">
            <text:p>31.3631</text:p>
          </table:table-cell>
          <table:table-cell table:formula="of:=[.A349]-[.$A$2]" office:value-type="float" office:value="27.4131" calcext:value-type="float">
            <text:p>27.4131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27.4131" calcext:value-type="float">
            <text:p>27.41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4131" calcext:value-type="float">
            <text:p>27.4131</text:p>
          </table:table-cell>
          <table:table-cell table:formula="of:=([.C350]-[.C349])/([.$B350]-[.$B349])" office:value-type="float" office:value="0" calcext:value-type="float">
            <text:p>0.000</text:p>
          </table:table-cell>
          <table:table-cell table:style-name="ce1" table:formula="of:=([.D350]-[.D349])/([.$B$3]-[.$B$2])" office:value-type="float" office:value="0" calcext:value-type="float">
            <text:p>0.000</text:p>
          </table:table-cell>
          <table:table-cell office:value-type="float" office:value="27.4131" calcext:value-type="float">
            <text:p>27.4131</text:p>
          </table:table-cell>
          <table:table-cell table:formula="of:=([.F350]-[.F349])/([.$E350]-[.$E349])" office:value-type="float" office:value="0" calcext:value-type="float">
            <text:p>0.000</text:p>
          </table:table-cell>
          <table:table-cell table:formula="of:=([.G350]-[.G349])/([.$E350]-[.$E34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4421" calcext:value-type="float">
            <text:p>31.4421</text:p>
          </table:table-cell>
          <table:table-cell table:formula="of:=[.A350]-[.$A$2]" office:value-type="float" office:value="27.4921" calcext:value-type="float">
            <text:p>27.4921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27.4921" calcext:value-type="float">
            <text:p>27.49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4921" calcext:value-type="float">
            <text:p>27.4921</text:p>
          </table:table-cell>
          <table:table-cell table:formula="of:=([.C351]-[.C350])/([.$B351]-[.$B350])" office:value-type="float" office:value="0" calcext:value-type="float">
            <text:p>0.000</text:p>
          </table:table-cell>
          <table:table-cell table:style-name="ce1" table:formula="of:=([.D351]-[.D350])/([.$B$3]-[.$B$2])" office:value-type="float" office:value="0.632911392405069" calcext:value-type="float">
            <text:p>0.633</text:p>
          </table:table-cell>
          <table:table-cell office:value-type="float" office:value="27.4921" calcext:value-type="float">
            <text:p>27.4921</text:p>
          </table:table-cell>
          <table:table-cell table:formula="of:=([.F351]-[.F350])/([.$E351]-[.$E350])" office:value-type="float" office:value="0" calcext:value-type="float">
            <text:p>0.000</text:p>
          </table:table-cell>
          <table:table-cell table:formula="of:=([.G351]-[.G350])/([.$E351]-[.$E35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5211" calcext:value-type="float">
            <text:p>31.5211</text:p>
          </table:table-cell>
          <table:table-cell table:formula="of:=[.A351]-[.$A$2]" office:value-type="float" office:value="27.5711" calcext:value-type="float">
            <text:p>27.571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7.5711" calcext:value-type="float">
            <text:p>27.57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5711" calcext:value-type="float">
            <text:p>27.5711</text:p>
          </table:table-cell>
          <table:table-cell table:formula="of:=([.C352]-[.C351])/([.$B352]-[.$B351])" office:value-type="float" office:value="0" calcext:value-type="float">
            <text:p>0.000</text:p>
          </table:table-cell>
          <table:table-cell table:style-name="ce1" table:formula="of:=([.D352]-[.D351])/([.$B$3]-[.$B$2])" office:value-type="float" office:value="0" calcext:value-type="float">
            <text:p>0.000</text:p>
          </table:table-cell>
          <table:table-cell office:value-type="float" office:value="27.5711" calcext:value-type="float">
            <text:p>27.5711</text:p>
          </table:table-cell>
          <table:table-cell table:formula="of:=([.F352]-[.F351])/([.$E352]-[.$E351])" office:value-type="float" office:value="0" calcext:value-type="float">
            <text:p>0.000</text:p>
          </table:table-cell>
          <table:table-cell table:formula="of:=([.G352]-[.G351])/([.$E352]-[.$E35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6001" calcext:value-type="float">
            <text:p>31.6001</text:p>
          </table:table-cell>
          <table:table-cell table:formula="of:=[.A352]-[.$A$2]" office:value-type="float" office:value="27.6501" calcext:value-type="float">
            <text:p>27.650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7.6501" calcext:value-type="float">
            <text:p>27.65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6501" calcext:value-type="float">
            <text:p>27.6501</text:p>
          </table:table-cell>
          <table:table-cell table:formula="of:=([.C353]-[.C352])/([.$B353]-[.$B352])" office:value-type="float" office:value="0" calcext:value-type="float">
            <text:p>0.000</text:p>
          </table:table-cell>
          <table:table-cell table:style-name="ce1" table:formula="of:=([.D353]-[.D352])/([.$B$3]-[.$B$2])" office:value-type="float" office:value="0" calcext:value-type="float">
            <text:p>0.000</text:p>
          </table:table-cell>
          <table:table-cell office:value-type="float" office:value="27.6501" calcext:value-type="float">
            <text:p>27.6501</text:p>
          </table:table-cell>
          <table:table-cell table:formula="of:=([.F353]-[.F352])/([.$E353]-[.$E352])" office:value-type="float" office:value="0" calcext:value-type="float">
            <text:p>0.000</text:p>
          </table:table-cell>
          <table:table-cell table:formula="of:=([.G353]-[.G352])/([.$E353]-[.$E35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6791" calcext:value-type="float">
            <text:p>31.6791</text:p>
          </table:table-cell>
          <table:table-cell table:formula="of:=[.A353]-[.$A$2]" office:value-type="float" office:value="27.7291" calcext:value-type="float">
            <text:p>27.729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7.7291" calcext:value-type="float">
            <text:p>27.72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7291" calcext:value-type="float">
            <text:p>27.7291</text:p>
          </table:table-cell>
          <table:table-cell table:formula="of:=([.C354]-[.C353])/([.$B354]-[.$B353])" office:value-type="float" office:value="0" calcext:value-type="float">
            <text:p>0.000</text:p>
          </table:table-cell>
          <table:table-cell table:style-name="ce1" table:formula="of:=([.D354]-[.D353])/([.$B$3]-[.$B$2])" office:value-type="float" office:value="0" calcext:value-type="float">
            <text:p>0.000</text:p>
          </table:table-cell>
          <table:table-cell office:value-type="float" office:value="27.7291" calcext:value-type="float">
            <text:p>27.7291</text:p>
          </table:table-cell>
          <table:table-cell table:formula="of:=([.F354]-[.F353])/([.$E354]-[.$E353])" office:value-type="float" office:value="0" calcext:value-type="float">
            <text:p>0.000</text:p>
          </table:table-cell>
          <table:table-cell table:formula="of:=([.G354]-[.G353])/([.$E354]-[.$E35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7581" calcext:value-type="float">
            <text:p>31.7581</text:p>
          </table:table-cell>
          <table:table-cell table:formula="of:=[.A354]-[.$A$2]" office:value-type="float" office:value="27.8081" calcext:value-type="float">
            <text:p>27.808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7.8081" calcext:value-type="float">
            <text:p>27.80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8081" calcext:value-type="float">
            <text:p>27.8081</text:p>
          </table:table-cell>
          <table:table-cell table:formula="of:=([.C355]-[.C354])/([.$B355]-[.$B354])" office:value-type="float" office:value="0.632911392405056" calcext:value-type="float">
            <text:p>0.633</text:p>
          </table:table-cell>
          <table:table-cell table:style-name="ce1" table:formula="of:=([.D355]-[.D354])/([.$B$3]-[.$B$2])" office:value-type="float" office:value="0.632911392405063" calcext:value-type="float">
            <text:p>0.633</text:p>
          </table:table-cell>
          <table:table-cell office:value-type="float" office:value="27.8081" calcext:value-type="float">
            <text:p>27.8081</text:p>
          </table:table-cell>
          <table:table-cell table:formula="of:=([.F355]-[.F354])/([.$E355]-[.$E354])" office:value-type="float" office:value="0" calcext:value-type="float">
            <text:p>0.000</text:p>
          </table:table-cell>
          <table:table-cell table:formula="of:=([.G355]-[.G354])/([.$E355]-[.$E35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8371" calcext:value-type="float">
            <text:p>31.8371</text:p>
          </table:table-cell>
          <table:table-cell table:formula="of:=[.A355]-[.$A$2]" office:value-type="float" office:value="27.8871" calcext:value-type="float">
            <text:p>27.887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7.8871" calcext:value-type="float">
            <text:p>27.88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8871" calcext:value-type="float">
            <text:p>27.8871</text:p>
          </table:table-cell>
          <table:table-cell table:formula="of:=([.C356]-[.C355])/([.$B356]-[.$B355])" office:value-type="float" office:value="0" calcext:value-type="float">
            <text:p>0.000</text:p>
          </table:table-cell>
          <table:table-cell table:style-name="ce1" table:formula="of:=([.D356]-[.D355])/([.$B$3]-[.$B$2])" office:value-type="float" office:value="0" calcext:value-type="float">
            <text:p>0.000</text:p>
          </table:table-cell>
          <table:table-cell office:value-type="float" office:value="27.8871" calcext:value-type="float">
            <text:p>27.8871</text:p>
          </table:table-cell>
          <table:table-cell table:formula="of:=([.F356]-[.F355])/([.$E356]-[.$E355])" office:value-type="float" office:value="0" calcext:value-type="float">
            <text:p>0.000</text:p>
          </table:table-cell>
          <table:table-cell table:formula="of:=([.G356]-[.G355])/([.$E356]-[.$E35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9161" calcext:value-type="float">
            <text:p>31.9161</text:p>
          </table:table-cell>
          <table:table-cell table:formula="of:=[.A356]-[.$A$2]" office:value-type="float" office:value="27.9661" calcext:value-type="float">
            <text:p>27.966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7.9661" calcext:value-type="float">
            <text:p>27.96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7.9661" calcext:value-type="float">
            <text:p>27.9661</text:p>
          </table:table-cell>
          <table:table-cell table:formula="of:=([.C357]-[.C356])/([.$B357]-[.$B356])" office:value-type="float" office:value="0" calcext:value-type="float">
            <text:p>0.000</text:p>
          </table:table-cell>
          <table:table-cell table:style-name="ce1" table:formula="of:=([.D357]-[.D356])/([.$B$3]-[.$B$2])" office:value-type="float" office:value="0" calcext:value-type="float">
            <text:p>0.000</text:p>
          </table:table-cell>
          <table:table-cell office:value-type="float" office:value="27.9661" calcext:value-type="float">
            <text:p>27.9661</text:p>
          </table:table-cell>
          <table:table-cell table:formula="of:=([.F357]-[.F356])/([.$E357]-[.$E356])" office:value-type="float" office:value="0" calcext:value-type="float">
            <text:p>0.000</text:p>
          </table:table-cell>
          <table:table-cell table:formula="of:=([.G357]-[.G356])/([.$E357]-[.$E35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1.9951" calcext:value-type="float">
            <text:p>31.9951</text:p>
          </table:table-cell>
          <table:table-cell table:formula="of:=[.A357]-[.$A$2]" office:value-type="float" office:value="28.0451" calcext:value-type="float">
            <text:p>28.045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8.0451" calcext:value-type="float">
            <text:p>28.04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0451" calcext:value-type="float">
            <text:p>28.0451</text:p>
          </table:table-cell>
          <table:table-cell table:formula="of:=([.C358]-[.C357])/([.$B358]-[.$B357])" office:value-type="float" office:value="0" calcext:value-type="float">
            <text:p>0.000</text:p>
          </table:table-cell>
          <table:table-cell table:style-name="ce1" table:formula="of:=([.D358]-[.D357])/([.$B$3]-[.$B$2])" office:value-type="float" office:value="0" calcext:value-type="float">
            <text:p>0.000</text:p>
          </table:table-cell>
          <table:table-cell office:value-type="float" office:value="28.0451" calcext:value-type="float">
            <text:p>28.0451</text:p>
          </table:table-cell>
          <table:table-cell table:formula="of:=([.F358]-[.F357])/([.$E358]-[.$E357])" office:value-type="float" office:value="0" calcext:value-type="float">
            <text:p>0.000</text:p>
          </table:table-cell>
          <table:table-cell table:formula="of:=([.G358]-[.G357])/([.$E358]-[.$E35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0741" calcext:value-type="float">
            <text:p>32.0741</text:p>
          </table:table-cell>
          <table:table-cell table:formula="of:=[.A358]-[.$A$2]" office:value-type="float" office:value="28.1241" calcext:value-type="float">
            <text:p>28.124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8.1241" calcext:value-type="float">
            <text:p>28.12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1241" calcext:value-type="float">
            <text:p>28.1241</text:p>
          </table:table-cell>
          <table:table-cell table:formula="of:=([.C359]-[.C358])/([.$B359]-[.$B358])" office:value-type="float" office:value="0" calcext:value-type="float">
            <text:p>0.000</text:p>
          </table:table-cell>
          <table:table-cell table:style-name="ce1" table:formula="of:=([.D359]-[.D358])/([.$B$3]-[.$B$2])" office:value-type="float" office:value="0" calcext:value-type="float">
            <text:p>0.000</text:p>
          </table:table-cell>
          <table:table-cell office:value-type="float" office:value="28.1241" calcext:value-type="float">
            <text:p>28.1241</text:p>
          </table:table-cell>
          <table:table-cell table:formula="of:=([.F359]-[.F358])/([.$E359]-[.$E358])" office:value-type="float" office:value="0" calcext:value-type="float">
            <text:p>0.000</text:p>
          </table:table-cell>
          <table:table-cell table:formula="of:=([.G359]-[.G358])/([.$E359]-[.$E35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1531" calcext:value-type="float">
            <text:p>32.1531</text:p>
          </table:table-cell>
          <table:table-cell table:formula="of:=[.A359]-[.$A$2]" office:value-type="float" office:value="28.2031" calcext:value-type="float">
            <text:p>28.203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8.2031" calcext:value-type="float">
            <text:p>28.20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2031" calcext:value-type="float">
            <text:p>28.2031</text:p>
          </table:table-cell>
          <table:table-cell table:formula="of:=([.C360]-[.C359])/([.$B360]-[.$B359])" office:value-type="float" office:value="0" calcext:value-type="float">
            <text:p>0.000</text:p>
          </table:table-cell>
          <table:table-cell table:style-name="ce1" table:formula="of:=([.D360]-[.D359])/([.$B$3]-[.$B$2])" office:value-type="float" office:value="0" calcext:value-type="float">
            <text:p>0.000</text:p>
          </table:table-cell>
          <table:table-cell office:value-type="float" office:value="28.2031" calcext:value-type="float">
            <text:p>28.2031</text:p>
          </table:table-cell>
          <table:table-cell table:formula="of:=([.F360]-[.F359])/([.$E360]-[.$E359])" office:value-type="float" office:value="0" calcext:value-type="float">
            <text:p>0.000</text:p>
          </table:table-cell>
          <table:table-cell table:formula="of:=([.G360]-[.G359])/([.$E360]-[.$E35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2321" calcext:value-type="float">
            <text:p>32.2321</text:p>
          </table:table-cell>
          <table:table-cell table:formula="of:=[.A360]-[.$A$2]" office:value-type="float" office:value="28.2821" calcext:value-type="float">
            <text:p>28.282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8.2821" calcext:value-type="float">
            <text:p>28.28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2821" calcext:value-type="float">
            <text:p>28.2821</text:p>
          </table:table-cell>
          <table:table-cell table:formula="of:=([.C361]-[.C360])/([.$B361]-[.$B360])" office:value-type="float" office:value="0" calcext:value-type="float">
            <text:p>0.000</text:p>
          </table:table-cell>
          <table:table-cell table:style-name="ce1" table:formula="of:=([.D361]-[.D360])/([.$B$3]-[.$B$2])" office:value-type="float" office:value="0.632911392405069" calcext:value-type="float">
            <text:p>0.633</text:p>
          </table:table-cell>
          <table:table-cell office:value-type="float" office:value="28.2821" calcext:value-type="float">
            <text:p>28.2821</text:p>
          </table:table-cell>
          <table:table-cell table:formula="of:=([.F361]-[.F360])/([.$E361]-[.$E360])" office:value-type="float" office:value="0" calcext:value-type="float">
            <text:p>0.000</text:p>
          </table:table-cell>
          <table:table-cell table:formula="of:=([.G361]-[.G360])/([.$E361]-[.$E36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3111" calcext:value-type="float">
            <text:p>32.3111</text:p>
          </table:table-cell>
          <table:table-cell table:formula="of:=[.A361]-[.$A$2]" office:value-type="float" office:value="28.3611" calcext:value-type="float">
            <text:p>28.361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28.3611" calcext:value-type="float">
            <text:p>28.36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3611" calcext:value-type="float">
            <text:p>28.3611</text:p>
          </table:table-cell>
          <table:table-cell table:formula="of:=([.C362]-[.C361])/([.$B362]-[.$B361])" office:value-type="float" office:value="0" calcext:value-type="float">
            <text:p>0.000</text:p>
          </table:table-cell>
          <table:table-cell table:style-name="ce1" table:formula="of:=([.D362]-[.D361])/([.$B$3]-[.$B$2])" office:value-type="float" office:value="0" calcext:value-type="float">
            <text:p>0.000</text:p>
          </table:table-cell>
          <table:table-cell office:value-type="float" office:value="28.3611" calcext:value-type="float">
            <text:p>28.3611</text:p>
          </table:table-cell>
          <table:table-cell table:formula="of:=([.F362]-[.F361])/([.$E362]-[.$E361])" office:value-type="float" office:value="0" calcext:value-type="float">
            <text:p>0.000</text:p>
          </table:table-cell>
          <table:table-cell table:formula="of:=([.G362]-[.G361])/([.$E362]-[.$E36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3901" calcext:value-type="float">
            <text:p>32.3901</text:p>
          </table:table-cell>
          <table:table-cell table:formula="of:=[.A362]-[.$A$2]" office:value-type="float" office:value="28.4401" calcext:value-type="float">
            <text:p>28.440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28.4401" calcext:value-type="float">
            <text:p>28.44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4401" calcext:value-type="float">
            <text:p>28.4401</text:p>
          </table:table-cell>
          <table:table-cell table:formula="of:=([.C363]-[.C362])/([.$B363]-[.$B362])" office:value-type="float" office:value="0" calcext:value-type="float">
            <text:p>0.000</text:p>
          </table:table-cell>
          <table:table-cell table:style-name="ce1" table:formula="of:=([.D363]-[.D362])/([.$B$3]-[.$B$2])" office:value-type="float" office:value="0" calcext:value-type="float">
            <text:p>0.000</text:p>
          </table:table-cell>
          <table:table-cell office:value-type="float" office:value="28.4401" calcext:value-type="float">
            <text:p>28.4401</text:p>
          </table:table-cell>
          <table:table-cell table:formula="of:=([.F363]-[.F362])/([.$E363]-[.$E362])" office:value-type="float" office:value="0" calcext:value-type="float">
            <text:p>0.000</text:p>
          </table:table-cell>
          <table:table-cell table:formula="of:=([.G363]-[.G362])/([.$E363]-[.$E36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4691" calcext:value-type="float">
            <text:p>32.4691</text:p>
          </table:table-cell>
          <table:table-cell table:formula="of:=[.A363]-[.$A$2]" office:value-type="float" office:value="28.5191" calcext:value-type="float">
            <text:p>28.519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28.5191" calcext:value-type="float">
            <text:p>28.51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5191" calcext:value-type="float">
            <text:p>28.5191</text:p>
          </table:table-cell>
          <table:table-cell table:formula="of:=([.C364]-[.C363])/([.$B364]-[.$B363])" office:value-type="float" office:value="0.632911392405062" calcext:value-type="float">
            <text:p>0.633</text:p>
          </table:table-cell>
          <table:table-cell table:style-name="ce1" table:formula="of:=([.D364]-[.D363])/([.$B$3]-[.$B$2])" office:value-type="float" office:value="0" calcext:value-type="float">
            <text:p>0.000</text:p>
          </table:table-cell>
          <table:table-cell office:value-type="float" office:value="28.5191" calcext:value-type="float">
            <text:p>28.5191</text:p>
          </table:table-cell>
          <table:table-cell table:formula="of:=([.F364]-[.F363])/([.$E364]-[.$E363])" office:value-type="float" office:value="0" calcext:value-type="float">
            <text:p>0.000</text:p>
          </table:table-cell>
          <table:table-cell table:formula="of:=([.G364]-[.G363])/([.$E364]-[.$E36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5481" calcext:value-type="float">
            <text:p>32.5481</text:p>
          </table:table-cell>
          <table:table-cell table:formula="of:=[.A364]-[.$A$2]" office:value-type="float" office:value="28.5981" calcext:value-type="float">
            <text:p>28.59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5981" calcext:value-type="float">
            <text:p>28.59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5981" calcext:value-type="float">
            <text:p>28.5981</text:p>
          </table:table-cell>
          <table:table-cell table:formula="of:=([.C365]-[.C364])/([.$B365]-[.$B364])" office:value-type="float" office:value="0" calcext:value-type="float">
            <text:p>0.000</text:p>
          </table:table-cell>
          <table:table-cell table:style-name="ce1" table:formula="of:=([.D365]-[.D364])/([.$B$3]-[.$B$2])" office:value-type="float" office:value="0" calcext:value-type="float">
            <text:p>0.000</text:p>
          </table:table-cell>
          <table:table-cell office:value-type="float" office:value="28.5981" calcext:value-type="float">
            <text:p>28.5981</text:p>
          </table:table-cell>
          <table:table-cell table:formula="of:=([.F365]-[.F364])/([.$E365]-[.$E364])" office:value-type="float" office:value="0" calcext:value-type="float">
            <text:p>0.000</text:p>
          </table:table-cell>
          <table:table-cell table:formula="of:=([.G365]-[.G364])/([.$E365]-[.$E36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6271" calcext:value-type="float">
            <text:p>32.6271</text:p>
          </table:table-cell>
          <table:table-cell table:formula="of:=[.A365]-[.$A$2]" office:value-type="float" office:value="28.6771" calcext:value-type="float">
            <text:p>28.67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6771" calcext:value-type="float">
            <text:p>28.67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6771" calcext:value-type="float">
            <text:p>28.6771</text:p>
          </table:table-cell>
          <table:table-cell table:formula="of:=([.C366]-[.C365])/([.$B366]-[.$B365])" office:value-type="float" office:value="0" calcext:value-type="float">
            <text:p>0.000</text:p>
          </table:table-cell>
          <table:table-cell table:style-name="ce1" table:formula="of:=([.D366]-[.D365])/([.$B$3]-[.$B$2])" office:value-type="float" office:value="0" calcext:value-type="float">
            <text:p>0.000</text:p>
          </table:table-cell>
          <table:table-cell office:value-type="float" office:value="28.6771" calcext:value-type="float">
            <text:p>28.6771</text:p>
          </table:table-cell>
          <table:table-cell table:formula="of:=([.F366]-[.F365])/([.$E366]-[.$E365])" office:value-type="float" office:value="0" calcext:value-type="float">
            <text:p>0.000</text:p>
          </table:table-cell>
          <table:table-cell table:formula="of:=([.G366]-[.G365])/([.$E366]-[.$E36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7061" calcext:value-type="float">
            <text:p>32.7061</text:p>
          </table:table-cell>
          <table:table-cell table:formula="of:=[.A366]-[.$A$2]" office:value-type="float" office:value="28.7561" calcext:value-type="float">
            <text:p>28.75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7561" calcext:value-type="float">
            <text:p>28.75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7561" calcext:value-type="float">
            <text:p>28.7561</text:p>
          </table:table-cell>
          <table:table-cell table:formula="of:=([.C367]-[.C366])/([.$B367]-[.$B366])" office:value-type="float" office:value="0" calcext:value-type="float">
            <text:p>0.000</text:p>
          </table:table-cell>
          <table:table-cell table:style-name="ce1" table:formula="of:=([.D367]-[.D366])/([.$B$3]-[.$B$2])" office:value-type="float" office:value="0" calcext:value-type="float">
            <text:p>0.000</text:p>
          </table:table-cell>
          <table:table-cell office:value-type="float" office:value="28.7561" calcext:value-type="float">
            <text:p>28.7561</text:p>
          </table:table-cell>
          <table:table-cell table:formula="of:=([.F367]-[.F366])/([.$E367]-[.$E366])" office:value-type="float" office:value="0" calcext:value-type="float">
            <text:p>0.000</text:p>
          </table:table-cell>
          <table:table-cell table:formula="of:=([.G367]-[.G366])/([.$E367]-[.$E36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7851" calcext:value-type="float">
            <text:p>32.7851</text:p>
          </table:table-cell>
          <table:table-cell table:formula="of:=[.A367]-[.$A$2]" office:value-type="float" office:value="28.8351" calcext:value-type="float">
            <text:p>28.83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8351" calcext:value-type="float">
            <text:p>28.83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8351" calcext:value-type="float">
            <text:p>28.8351</text:p>
          </table:table-cell>
          <table:table-cell table:formula="of:=([.C368]-[.C367])/([.$B368]-[.$B367])" office:value-type="float" office:value="0" calcext:value-type="float">
            <text:p>0.000</text:p>
          </table:table-cell>
          <table:table-cell table:style-name="ce1" table:formula="of:=([.D368]-[.D367])/([.$B$3]-[.$B$2])" office:value-type="float" office:value="0" calcext:value-type="float">
            <text:p>0.000</text:p>
          </table:table-cell>
          <table:table-cell office:value-type="float" office:value="28.8351" calcext:value-type="float">
            <text:p>28.8351</text:p>
          </table:table-cell>
          <table:table-cell table:formula="of:=([.F368]-[.F367])/([.$E368]-[.$E367])" office:value-type="float" office:value="0" calcext:value-type="float">
            <text:p>0.000</text:p>
          </table:table-cell>
          <table:table-cell table:formula="of:=([.G368]-[.G367])/([.$E368]-[.$E36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8641" calcext:value-type="float">
            <text:p>32.8641</text:p>
          </table:table-cell>
          <table:table-cell table:formula="of:=[.A368]-[.$A$2]" office:value-type="float" office:value="28.9141" calcext:value-type="float">
            <text:p>28.91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9141" calcext:value-type="float">
            <text:p>28.91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9141" calcext:value-type="float">
            <text:p>28.9141</text:p>
          </table:table-cell>
          <table:table-cell table:formula="of:=([.C369]-[.C368])/([.$B369]-[.$B368])" office:value-type="float" office:value="0" calcext:value-type="float">
            <text:p>0.000</text:p>
          </table:table-cell>
          <table:table-cell table:style-name="ce1" table:formula="of:=([.D369]-[.D368])/([.$B$3]-[.$B$2])" office:value-type="float" office:value="0" calcext:value-type="float">
            <text:p>0.000</text:p>
          </table:table-cell>
          <table:table-cell office:value-type="float" office:value="28.9141" calcext:value-type="float">
            <text:p>28.9141</text:p>
          </table:table-cell>
          <table:table-cell table:formula="of:=([.F369]-[.F368])/([.$E369]-[.$E368])" office:value-type="float" office:value="0" calcext:value-type="float">
            <text:p>0.000</text:p>
          </table:table-cell>
          <table:table-cell table:formula="of:=([.G369]-[.G368])/([.$E369]-[.$E36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2.9431" calcext:value-type="float">
            <text:p>32.9431</text:p>
          </table:table-cell>
          <table:table-cell table:formula="of:=[.A369]-[.$A$2]" office:value-type="float" office:value="28.9931" calcext:value-type="float">
            <text:p>28.99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9931" calcext:value-type="float">
            <text:p>28.99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9931" calcext:value-type="float">
            <text:p>28.9931</text:p>
          </table:table-cell>
          <table:table-cell table:formula="of:=([.C370]-[.C369])/([.$B370]-[.$B369])" office:value-type="float" office:value="0" calcext:value-type="float">
            <text:p>0.000</text:p>
          </table:table-cell>
          <table:table-cell table:style-name="ce1" table:formula="of:=([.D370]-[.D369])/([.$B$3]-[.$B$2])" office:value-type="float" office:value="0" calcext:value-type="float">
            <text:p>0.000</text:p>
          </table:table-cell>
          <table:table-cell office:value-type="float" office:value="28.9931" calcext:value-type="float">
            <text:p>28.9931</text:p>
          </table:table-cell>
          <table:table-cell table:formula="of:=([.F370]-[.F369])/([.$E370]-[.$E369])" office:value-type="float" office:value="0" calcext:value-type="float">
            <text:p>0.000</text:p>
          </table:table-cell>
          <table:table-cell table:formula="of:=([.G370]-[.G369])/([.$E370]-[.$E36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0221" calcext:value-type="float">
            <text:p>33.0221</text:p>
          </table:table-cell>
          <table:table-cell table:formula="of:=[.A370]-[.$A$2]" office:value-type="float" office:value="29.0721" calcext:value-type="float">
            <text:p>29.07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0721" calcext:value-type="float">
            <text:p>29.07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0721" calcext:value-type="float">
            <text:p>29.0721</text:p>
          </table:table-cell>
          <table:table-cell table:formula="of:=([.C371]-[.C370])/([.$B371]-[.$B370])" office:value-type="float" office:value="0" calcext:value-type="float">
            <text:p>0.000</text:p>
          </table:table-cell>
          <table:table-cell table:style-name="ce1" table:formula="of:=([.D371]-[.D370])/([.$B$3]-[.$B$2])" office:value-type="float" office:value="0" calcext:value-type="float">
            <text:p>0.000</text:p>
          </table:table-cell>
          <table:table-cell office:value-type="float" office:value="29.0721" calcext:value-type="float">
            <text:p>29.0721</text:p>
          </table:table-cell>
          <table:table-cell table:formula="of:=([.F371]-[.F370])/([.$E371]-[.$E370])" office:value-type="float" office:value="0" calcext:value-type="float">
            <text:p>0.000</text:p>
          </table:table-cell>
          <table:table-cell table:formula="of:=([.G371]-[.G370])/([.$E371]-[.$E37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1011" calcext:value-type="float">
            <text:p>33.1011</text:p>
          </table:table-cell>
          <table:table-cell table:formula="of:=[.A371]-[.$A$2]" office:value-type="float" office:value="29.1511" calcext:value-type="float">
            <text:p>29.15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1511" calcext:value-type="float">
            <text:p>29.15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1511" calcext:value-type="float">
            <text:p>29.1511</text:p>
          </table:table-cell>
          <table:table-cell table:formula="of:=([.C372]-[.C371])/([.$B372]-[.$B371])" office:value-type="float" office:value="0" calcext:value-type="float">
            <text:p>0.000</text:p>
          </table:table-cell>
          <table:table-cell table:style-name="ce1" table:formula="of:=([.D372]-[.D371])/([.$B$3]-[.$B$2])" office:value-type="float" office:value="0" calcext:value-type="float">
            <text:p>0.000</text:p>
          </table:table-cell>
          <table:table-cell office:value-type="float" office:value="29.1511" calcext:value-type="float">
            <text:p>29.1511</text:p>
          </table:table-cell>
          <table:table-cell table:formula="of:=([.F372]-[.F371])/([.$E372]-[.$E371])" office:value-type="float" office:value="0" calcext:value-type="float">
            <text:p>0.000</text:p>
          </table:table-cell>
          <table:table-cell table:formula="of:=([.G372]-[.G371])/([.$E372]-[.$E37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1801" calcext:value-type="float">
            <text:p>33.1801</text:p>
          </table:table-cell>
          <table:table-cell table:formula="of:=[.A372]-[.$A$2]" office:value-type="float" office:value="29.2301" calcext:value-type="float">
            <text:p>29.23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2301" calcext:value-type="float">
            <text:p>29.23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2301" calcext:value-type="float">
            <text:p>29.2301</text:p>
          </table:table-cell>
          <table:table-cell table:formula="of:=([.C373]-[.C372])/([.$B373]-[.$B372])" office:value-type="float" office:value="0" calcext:value-type="float">
            <text:p>0.000</text:p>
          </table:table-cell>
          <table:table-cell table:style-name="ce1" table:formula="of:=([.D373]-[.D372])/([.$B$3]-[.$B$2])" office:value-type="float" office:value="0" calcext:value-type="float">
            <text:p>0.000</text:p>
          </table:table-cell>
          <table:table-cell office:value-type="float" office:value="29.2301" calcext:value-type="float">
            <text:p>29.2301</text:p>
          </table:table-cell>
          <table:table-cell table:formula="of:=([.F373]-[.F372])/([.$E373]-[.$E372])" office:value-type="float" office:value="0" calcext:value-type="float">
            <text:p>0.000</text:p>
          </table:table-cell>
          <table:table-cell table:formula="of:=([.G373]-[.G372])/([.$E373]-[.$E37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2591" calcext:value-type="float">
            <text:p>33.2591</text:p>
          </table:table-cell>
          <table:table-cell table:formula="of:=[.A373]-[.$A$2]" office:value-type="float" office:value="29.3091" calcext:value-type="float">
            <text:p>29.30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3091" calcext:value-type="float">
            <text:p>29.30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3091" calcext:value-type="float">
            <text:p>29.3091</text:p>
          </table:table-cell>
          <table:table-cell table:formula="of:=([.C374]-[.C373])/([.$B374]-[.$B373])" office:value-type="float" office:value="0" calcext:value-type="float">
            <text:p>0.000</text:p>
          </table:table-cell>
          <table:table-cell table:style-name="ce1" table:formula="of:=([.D374]-[.D373])/([.$B$3]-[.$B$2])" office:value-type="float" office:value="0" calcext:value-type="float">
            <text:p>0.000</text:p>
          </table:table-cell>
          <table:table-cell office:value-type="float" office:value="29.3091" calcext:value-type="float">
            <text:p>29.3091</text:p>
          </table:table-cell>
          <table:table-cell table:formula="of:=([.F374]-[.F373])/([.$E374]-[.$E373])" office:value-type="float" office:value="0" calcext:value-type="float">
            <text:p>0.000</text:p>
          </table:table-cell>
          <table:table-cell table:formula="of:=([.G374]-[.G373])/([.$E374]-[.$E37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3381" calcext:value-type="float">
            <text:p>33.3381</text:p>
          </table:table-cell>
          <table:table-cell table:formula="of:=[.A374]-[.$A$2]" office:value-type="float" office:value="29.3881" calcext:value-type="float">
            <text:p>29.38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3881" calcext:value-type="float">
            <text:p>29.38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3881" calcext:value-type="float">
            <text:p>29.3881</text:p>
          </table:table-cell>
          <table:table-cell table:formula="of:=([.C375]-[.C374])/([.$B375]-[.$B374])" office:value-type="float" office:value="0" calcext:value-type="float">
            <text:p>0.000</text:p>
          </table:table-cell>
          <table:table-cell table:style-name="ce1" table:formula="of:=([.D375]-[.D374])/([.$B$3]-[.$B$2])" office:value-type="float" office:value="0" calcext:value-type="float">
            <text:p>0.000</text:p>
          </table:table-cell>
          <table:table-cell office:value-type="float" office:value="29.3881" calcext:value-type="float">
            <text:p>29.3881</text:p>
          </table:table-cell>
          <table:table-cell table:formula="of:=([.F375]-[.F374])/([.$E375]-[.$E374])" office:value-type="float" office:value="0" calcext:value-type="float">
            <text:p>0.000</text:p>
          </table:table-cell>
          <table:table-cell table:formula="of:=([.G375]-[.G374])/([.$E375]-[.$E37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4171" calcext:value-type="float">
            <text:p>33.4171</text:p>
          </table:table-cell>
          <table:table-cell table:formula="of:=[.A375]-[.$A$2]" office:value-type="float" office:value="29.4671" calcext:value-type="float">
            <text:p>29.46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4671" calcext:value-type="float">
            <text:p>29.46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4671" calcext:value-type="float">
            <text:p>29.4671</text:p>
          </table:table-cell>
          <table:table-cell table:formula="of:=([.C376]-[.C375])/([.$B376]-[.$B375])" office:value-type="float" office:value="0" calcext:value-type="float">
            <text:p>0.000</text:p>
          </table:table-cell>
          <table:table-cell table:style-name="ce1" table:formula="of:=([.D376]-[.D375])/([.$B$3]-[.$B$2])" office:value-type="float" office:value="0" calcext:value-type="float">
            <text:p>0.000</text:p>
          </table:table-cell>
          <table:table-cell office:value-type="float" office:value="29.4671" calcext:value-type="float">
            <text:p>29.4671</text:p>
          </table:table-cell>
          <table:table-cell table:formula="of:=([.F376]-[.F375])/([.$E376]-[.$E375])" office:value-type="float" office:value="0" calcext:value-type="float">
            <text:p>0.000</text:p>
          </table:table-cell>
          <table:table-cell table:formula="of:=([.G376]-[.G375])/([.$E376]-[.$E37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4961" calcext:value-type="float">
            <text:p>33.4961</text:p>
          </table:table-cell>
          <table:table-cell table:formula="of:=[.A376]-[.$A$2]" office:value-type="float" office:value="29.5461" calcext:value-type="float">
            <text:p>29.54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5461" calcext:value-type="float">
            <text:p>29.54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5461" calcext:value-type="float">
            <text:p>29.5461</text:p>
          </table:table-cell>
          <table:table-cell table:formula="of:=([.C377]-[.C376])/([.$B377]-[.$B376])" office:value-type="float" office:value="0" calcext:value-type="float">
            <text:p>0.000</text:p>
          </table:table-cell>
          <table:table-cell table:style-name="ce1" table:formula="of:=([.D377]-[.D376])/([.$B$3]-[.$B$2])" office:value-type="float" office:value="0" calcext:value-type="float">
            <text:p>0.000</text:p>
          </table:table-cell>
          <table:table-cell office:value-type="float" office:value="29.5461" calcext:value-type="float">
            <text:p>29.5461</text:p>
          </table:table-cell>
          <table:table-cell table:formula="of:=([.F377]-[.F376])/([.$E377]-[.$E376])" office:value-type="float" office:value="0" calcext:value-type="float">
            <text:p>0.000</text:p>
          </table:table-cell>
          <table:table-cell table:formula="of:=([.G377]-[.G376])/([.$E377]-[.$E37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5751" calcext:value-type="float">
            <text:p>33.5751</text:p>
          </table:table-cell>
          <table:table-cell table:formula="of:=[.A377]-[.$A$2]" office:value-type="float" office:value="29.6251" calcext:value-type="float">
            <text:p>29.62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6251" calcext:value-type="float">
            <text:p>29.62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6251" calcext:value-type="float">
            <text:p>29.6251</text:p>
          </table:table-cell>
          <table:table-cell table:formula="of:=([.C378]-[.C377])/([.$B378]-[.$B377])" office:value-type="float" office:value="0" calcext:value-type="float">
            <text:p>0.000</text:p>
          </table:table-cell>
          <table:table-cell table:style-name="ce1" table:formula="of:=([.D378]-[.D377])/([.$B$3]-[.$B$2])" office:value-type="float" office:value="0" calcext:value-type="float">
            <text:p>0.000</text:p>
          </table:table-cell>
          <table:table-cell office:value-type="float" office:value="29.6251" calcext:value-type="float">
            <text:p>29.6251</text:p>
          </table:table-cell>
          <table:table-cell table:formula="of:=([.F378]-[.F377])/([.$E378]-[.$E377])" office:value-type="float" office:value="0" calcext:value-type="float">
            <text:p>0.000</text:p>
          </table:table-cell>
          <table:table-cell table:formula="of:=([.G378]-[.G377])/([.$E378]-[.$E37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6541" calcext:value-type="float">
            <text:p>33.6541</text:p>
          </table:table-cell>
          <table:table-cell table:formula="of:=[.A378]-[.$A$2]" office:value-type="float" office:value="29.7041" calcext:value-type="float">
            <text:p>29.70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7041" calcext:value-type="float">
            <text:p>29.70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7041" calcext:value-type="float">
            <text:p>29.7041</text:p>
          </table:table-cell>
          <table:table-cell table:formula="of:=([.C379]-[.C378])/([.$B379]-[.$B378])" office:value-type="float" office:value="0" calcext:value-type="float">
            <text:p>0.000</text:p>
          </table:table-cell>
          <table:table-cell table:style-name="ce1" table:formula="of:=([.D379]-[.D378])/([.$B$3]-[.$B$2])" office:value-type="float" office:value="0" calcext:value-type="float">
            <text:p>0.000</text:p>
          </table:table-cell>
          <table:table-cell office:value-type="float" office:value="29.7041" calcext:value-type="float">
            <text:p>29.7041</text:p>
          </table:table-cell>
          <table:table-cell table:formula="of:=([.F379]-[.F378])/([.$E379]-[.$E378])" office:value-type="float" office:value="0" calcext:value-type="float">
            <text:p>0.000</text:p>
          </table:table-cell>
          <table:table-cell table:formula="of:=([.G379]-[.G378])/([.$E379]-[.$E37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7331" calcext:value-type="float">
            <text:p>33.7331</text:p>
          </table:table-cell>
          <table:table-cell table:formula="of:=[.A379]-[.$A$2]" office:value-type="float" office:value="29.7831" calcext:value-type="float">
            <text:p>29.78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7831" calcext:value-type="float">
            <text:p>29.78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7831" calcext:value-type="float">
            <text:p>29.7831</text:p>
          </table:table-cell>
          <table:table-cell table:formula="of:=([.C380]-[.C379])/([.$B380]-[.$B379])" office:value-type="float" office:value="0" calcext:value-type="float">
            <text:p>0.000</text:p>
          </table:table-cell>
          <table:table-cell table:style-name="ce1" table:formula="of:=([.D380]-[.D379])/([.$B$3]-[.$B$2])" office:value-type="float" office:value="0" calcext:value-type="float">
            <text:p>0.000</text:p>
          </table:table-cell>
          <table:table-cell office:value-type="float" office:value="29.7831" calcext:value-type="float">
            <text:p>29.7831</text:p>
          </table:table-cell>
          <table:table-cell table:formula="of:=([.F380]-[.F379])/([.$E380]-[.$E379])" office:value-type="float" office:value="0" calcext:value-type="float">
            <text:p>0.000</text:p>
          </table:table-cell>
          <table:table-cell table:formula="of:=([.G380]-[.G379])/([.$E380]-[.$E37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8121" calcext:value-type="float">
            <text:p>33.8121</text:p>
          </table:table-cell>
          <table:table-cell table:formula="of:=[.A380]-[.$A$2]" office:value-type="float" office:value="29.8621" calcext:value-type="float">
            <text:p>29.86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8621" calcext:value-type="float">
            <text:p>29.86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8621" calcext:value-type="float">
            <text:p>29.8621</text:p>
          </table:table-cell>
          <table:table-cell table:formula="of:=([.C381]-[.C380])/([.$B381]-[.$B380])" office:value-type="float" office:value="0" calcext:value-type="float">
            <text:p>0.000</text:p>
          </table:table-cell>
          <table:table-cell table:style-name="ce1" table:formula="of:=([.D381]-[.D380])/([.$B$3]-[.$B$2])" office:value-type="float" office:value="0" calcext:value-type="float">
            <text:p>0.000</text:p>
          </table:table-cell>
          <table:table-cell office:value-type="float" office:value="29.8621" calcext:value-type="float">
            <text:p>29.8621</text:p>
          </table:table-cell>
          <table:table-cell table:formula="of:=([.F381]-[.F380])/([.$E381]-[.$E380])" office:value-type="float" office:value="0" calcext:value-type="float">
            <text:p>0.000</text:p>
          </table:table-cell>
          <table:table-cell table:formula="of:=([.G381]-[.G380])/([.$E381]-[.$E38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8911" calcext:value-type="float">
            <text:p>33.8911</text:p>
          </table:table-cell>
          <table:table-cell table:formula="of:=[.A381]-[.$A$2]" office:value-type="float" office:value="29.9411" calcext:value-type="float">
            <text:p>29.94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9411" calcext:value-type="float">
            <text:p>29.94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9411" calcext:value-type="float">
            <text:p>29.9411</text:p>
          </table:table-cell>
          <table:table-cell table:formula="of:=([.C382]-[.C381])/([.$B382]-[.$B381])" office:value-type="float" office:value="0" calcext:value-type="float">
            <text:p>0.000</text:p>
          </table:table-cell>
          <table:table-cell table:style-name="ce1" table:formula="of:=([.D382]-[.D381])/([.$B$3]-[.$B$2])" office:value-type="float" office:value="0" calcext:value-type="float">
            <text:p>0.000</text:p>
          </table:table-cell>
          <table:table-cell office:value-type="float" office:value="29.9411" calcext:value-type="float">
            <text:p>29.9411</text:p>
          </table:table-cell>
          <table:table-cell table:formula="of:=([.F382]-[.F381])/([.$E382]-[.$E381])" office:value-type="float" office:value="0" calcext:value-type="float">
            <text:p>0.000</text:p>
          </table:table-cell>
          <table:table-cell table:formula="of:=([.G382]-[.G381])/([.$E382]-[.$E38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3.9701" calcext:value-type="float">
            <text:p>33.9701</text:p>
          </table:table-cell>
          <table:table-cell table:formula="of:=[.A382]-[.$A$2]" office:value-type="float" office:value="30.0201" calcext:value-type="float">
            <text:p>30.02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0201" calcext:value-type="float">
            <text:p>30.02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0201" calcext:value-type="float">
            <text:p>30.0201</text:p>
          </table:table-cell>
          <table:table-cell table:formula="of:=([.C383]-[.C382])/([.$B383]-[.$B382])" office:value-type="float" office:value="0" calcext:value-type="float">
            <text:p>0.000</text:p>
          </table:table-cell>
          <table:table-cell table:style-name="ce1" table:formula="of:=([.D383]-[.D382])/([.$B$3]-[.$B$2])" office:value-type="float" office:value="0" calcext:value-type="float">
            <text:p>0.000</text:p>
          </table:table-cell>
          <table:table-cell office:value-type="float" office:value="30.0201" calcext:value-type="float">
            <text:p>30.0201</text:p>
          </table:table-cell>
          <table:table-cell table:formula="of:=([.F383]-[.F382])/([.$E383]-[.$E382])" office:value-type="float" office:value="0" calcext:value-type="float">
            <text:p>0.000</text:p>
          </table:table-cell>
          <table:table-cell table:formula="of:=([.G383]-[.G382])/([.$E383]-[.$E38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0491" calcext:value-type="float">
            <text:p>34.0491</text:p>
          </table:table-cell>
          <table:table-cell table:formula="of:=[.A383]-[.$A$2]" office:value-type="float" office:value="30.0991" calcext:value-type="float">
            <text:p>30.09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0991" calcext:value-type="float">
            <text:p>30.09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0991" calcext:value-type="float">
            <text:p>30.0991</text:p>
          </table:table-cell>
          <table:table-cell table:formula="of:=([.C384]-[.C383])/([.$B384]-[.$B383])" office:value-type="float" office:value="0" calcext:value-type="float">
            <text:p>0.000</text:p>
          </table:table-cell>
          <table:table-cell table:style-name="ce1" table:formula="of:=([.D384]-[.D383])/([.$B$3]-[.$B$2])" office:value-type="float" office:value="0" calcext:value-type="float">
            <text:p>0.000</text:p>
          </table:table-cell>
          <table:table-cell office:value-type="float" office:value="30.0991" calcext:value-type="float">
            <text:p>30.0991</text:p>
          </table:table-cell>
          <table:table-cell table:formula="of:=([.F384]-[.F383])/([.$E384]-[.$E383])" office:value-type="float" office:value="0" calcext:value-type="float">
            <text:p>0.000</text:p>
          </table:table-cell>
          <table:table-cell table:formula="of:=([.G384]-[.G383])/([.$E384]-[.$E38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1281" calcext:value-type="float">
            <text:p>34.1281</text:p>
          </table:table-cell>
          <table:table-cell table:formula="of:=[.A384]-[.$A$2]" office:value-type="float" office:value="30.1781" calcext:value-type="float">
            <text:p>30.17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1781" calcext:value-type="float">
            <text:p>30.17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1781" calcext:value-type="float">
            <text:p>30.1781</text:p>
          </table:table-cell>
          <table:table-cell table:formula="of:=([.C385]-[.C384])/([.$B385]-[.$B384])" office:value-type="float" office:value="0" calcext:value-type="float">
            <text:p>0.000</text:p>
          </table:table-cell>
          <table:table-cell table:style-name="ce1" table:formula="of:=([.D385]-[.D384])/([.$B$3]-[.$B$2])" office:value-type="float" office:value="0" calcext:value-type="float">
            <text:p>0.000</text:p>
          </table:table-cell>
          <table:table-cell office:value-type="float" office:value="30.1781" calcext:value-type="float">
            <text:p>30.1781</text:p>
          </table:table-cell>
          <table:table-cell table:formula="of:=([.F385]-[.F384])/([.$E385]-[.$E384])" office:value-type="float" office:value="0" calcext:value-type="float">
            <text:p>0.000</text:p>
          </table:table-cell>
          <table:table-cell table:formula="of:=([.G385]-[.G384])/([.$E385]-[.$E38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2071" calcext:value-type="float">
            <text:p>34.2071</text:p>
          </table:table-cell>
          <table:table-cell table:formula="of:=[.A385]-[.$A$2]" office:value-type="float" office:value="30.2571" calcext:value-type="float">
            <text:p>30.25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2571" calcext:value-type="float">
            <text:p>30.25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2571" calcext:value-type="float">
            <text:p>30.2571</text:p>
          </table:table-cell>
          <table:table-cell table:formula="of:=([.C386]-[.C385])/([.$B386]-[.$B385])" office:value-type="float" office:value="0" calcext:value-type="float">
            <text:p>0.000</text:p>
          </table:table-cell>
          <table:table-cell table:style-name="ce1" table:formula="of:=([.D386]-[.D385])/([.$B$3]-[.$B$2])" office:value-type="float" office:value="0" calcext:value-type="float">
            <text:p>0.000</text:p>
          </table:table-cell>
          <table:table-cell office:value-type="float" office:value="30.2571" calcext:value-type="float">
            <text:p>30.2571</text:p>
          </table:table-cell>
          <table:table-cell table:formula="of:=([.F386]-[.F385])/([.$E386]-[.$E385])" office:value-type="float" office:value="0" calcext:value-type="float">
            <text:p>0.000</text:p>
          </table:table-cell>
          <table:table-cell table:formula="of:=([.G386]-[.G385])/([.$E386]-[.$E38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2861" calcext:value-type="float">
            <text:p>34.2861</text:p>
          </table:table-cell>
          <table:table-cell table:formula="of:=[.A386]-[.$A$2]" office:value-type="float" office:value="30.3361" calcext:value-type="float">
            <text:p>30.33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3361" calcext:value-type="float">
            <text:p>30.33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3361" calcext:value-type="float">
            <text:p>30.3361</text:p>
          </table:table-cell>
          <table:table-cell table:formula="of:=([.C387]-[.C386])/([.$B387]-[.$B386])" office:value-type="float" office:value="0" calcext:value-type="float">
            <text:p>0.000</text:p>
          </table:table-cell>
          <table:table-cell table:style-name="ce1" table:formula="of:=([.D387]-[.D386])/([.$B$3]-[.$B$2])" office:value-type="float" office:value="0" calcext:value-type="float">
            <text:p>0.000</text:p>
          </table:table-cell>
          <table:table-cell office:value-type="float" office:value="30.3361" calcext:value-type="float">
            <text:p>30.3361</text:p>
          </table:table-cell>
          <table:table-cell table:formula="of:=([.F387]-[.F386])/([.$E387]-[.$E386])" office:value-type="float" office:value="0" calcext:value-type="float">
            <text:p>0.000</text:p>
          </table:table-cell>
          <table:table-cell table:formula="of:=([.G387]-[.G386])/([.$E387]-[.$E38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3651" calcext:value-type="float">
            <text:p>34.3651</text:p>
          </table:table-cell>
          <table:table-cell table:formula="of:=[.A387]-[.$A$2]" office:value-type="float" office:value="30.4151" calcext:value-type="float">
            <text:p>30.41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4151" calcext:value-type="float">
            <text:p>30.41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4151" calcext:value-type="float">
            <text:p>30.4151</text:p>
          </table:table-cell>
          <table:table-cell table:formula="of:=([.C388]-[.C387])/([.$B388]-[.$B387])" office:value-type="float" office:value="0" calcext:value-type="float">
            <text:p>0.000</text:p>
          </table:table-cell>
          <table:table-cell table:style-name="ce1" table:formula="of:=([.D388]-[.D387])/([.$B$3]-[.$B$2])" office:value-type="float" office:value="0" calcext:value-type="float">
            <text:p>0.000</text:p>
          </table:table-cell>
          <table:table-cell office:value-type="float" office:value="30.4151" calcext:value-type="float">
            <text:p>30.4151</text:p>
          </table:table-cell>
          <table:table-cell table:formula="of:=([.F388]-[.F387])/([.$E388]-[.$E387])" office:value-type="float" office:value="0" calcext:value-type="float">
            <text:p>0.000</text:p>
          </table:table-cell>
          <table:table-cell table:formula="of:=([.G388]-[.G387])/([.$E388]-[.$E38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4441" calcext:value-type="float">
            <text:p>34.4441</text:p>
          </table:table-cell>
          <table:table-cell table:formula="of:=[.A388]-[.$A$2]" office:value-type="float" office:value="30.4941" calcext:value-type="float">
            <text:p>30.49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4941" calcext:value-type="float">
            <text:p>30.49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4941" calcext:value-type="float">
            <text:p>30.4941</text:p>
          </table:table-cell>
          <table:table-cell table:formula="of:=([.C389]-[.C388])/([.$B389]-[.$B388])" office:value-type="float" office:value="0" calcext:value-type="float">
            <text:p>0.000</text:p>
          </table:table-cell>
          <table:table-cell table:style-name="ce1" table:formula="of:=([.D389]-[.D388])/([.$B$3]-[.$B$2])" office:value-type="float" office:value="0" calcext:value-type="float">
            <text:p>0.000</text:p>
          </table:table-cell>
          <table:table-cell office:value-type="float" office:value="30.4941" calcext:value-type="float">
            <text:p>30.4941</text:p>
          </table:table-cell>
          <table:table-cell table:formula="of:=([.F389]-[.F388])/([.$E389]-[.$E388])" office:value-type="float" office:value="0" calcext:value-type="float">
            <text:p>0.000</text:p>
          </table:table-cell>
          <table:table-cell table:formula="of:=([.G389]-[.G388])/([.$E389]-[.$E38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5231" calcext:value-type="float">
            <text:p>34.5231</text:p>
          </table:table-cell>
          <table:table-cell table:formula="of:=[.A389]-[.$A$2]" office:value-type="float" office:value="30.5731" calcext:value-type="float">
            <text:p>30.57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5731" calcext:value-type="float">
            <text:p>30.57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5731" calcext:value-type="float">
            <text:p>30.5731</text:p>
          </table:table-cell>
          <table:table-cell table:formula="of:=([.C390]-[.C389])/([.$B390]-[.$B389])" office:value-type="float" office:value="0" calcext:value-type="float">
            <text:p>0.000</text:p>
          </table:table-cell>
          <table:table-cell table:style-name="ce1" table:formula="of:=([.D390]-[.D389])/([.$B$3]-[.$B$2])" office:value-type="float" office:value="0" calcext:value-type="float">
            <text:p>0.000</text:p>
          </table:table-cell>
          <table:table-cell office:value-type="float" office:value="30.5731" calcext:value-type="float">
            <text:p>30.5731</text:p>
          </table:table-cell>
          <table:table-cell table:formula="of:=([.F390]-[.F389])/([.$E390]-[.$E389])" office:value-type="float" office:value="0" calcext:value-type="float">
            <text:p>0.000</text:p>
          </table:table-cell>
          <table:table-cell table:formula="of:=([.G390]-[.G389])/([.$E390]-[.$E38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6021" calcext:value-type="float">
            <text:p>34.6021</text:p>
          </table:table-cell>
          <table:table-cell table:formula="of:=[.A390]-[.$A$2]" office:value-type="float" office:value="30.6521" calcext:value-type="float">
            <text:p>30.65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6521" calcext:value-type="float">
            <text:p>30.65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6521" calcext:value-type="float">
            <text:p>30.6521</text:p>
          </table:table-cell>
          <table:table-cell table:formula="of:=([.C391]-[.C390])/([.$B391]-[.$B390])" office:value-type="float" office:value="0" calcext:value-type="float">
            <text:p>0.000</text:p>
          </table:table-cell>
          <table:table-cell table:style-name="ce1" table:formula="of:=([.D391]-[.D390])/([.$B$3]-[.$B$2])" office:value-type="float" office:value="0" calcext:value-type="float">
            <text:p>0.000</text:p>
          </table:table-cell>
          <table:table-cell office:value-type="float" office:value="30.6521" calcext:value-type="float">
            <text:p>30.6521</text:p>
          </table:table-cell>
          <table:table-cell table:formula="of:=([.F391]-[.F390])/([.$E391]-[.$E390])" office:value-type="float" office:value="0" calcext:value-type="float">
            <text:p>0.000</text:p>
          </table:table-cell>
          <table:table-cell table:formula="of:=([.G391]-[.G390])/([.$E391]-[.$E39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6811" calcext:value-type="float">
            <text:p>34.6811</text:p>
          </table:table-cell>
          <table:table-cell table:formula="of:=[.A391]-[.$A$2]" office:value-type="float" office:value="30.7311" calcext:value-type="float">
            <text:p>30.73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7311" calcext:value-type="float">
            <text:p>30.73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7311" calcext:value-type="float">
            <text:p>30.7311</text:p>
          </table:table-cell>
          <table:table-cell table:formula="of:=([.C392]-[.C391])/([.$B392]-[.$B391])" office:value-type="float" office:value="0" calcext:value-type="float">
            <text:p>0.000</text:p>
          </table:table-cell>
          <table:table-cell table:style-name="ce1" table:formula="of:=([.D392]-[.D391])/([.$B$3]-[.$B$2])" office:value-type="float" office:value="0" calcext:value-type="float">
            <text:p>0.000</text:p>
          </table:table-cell>
          <table:table-cell office:value-type="float" office:value="30.7311" calcext:value-type="float">
            <text:p>30.7311</text:p>
          </table:table-cell>
          <table:table-cell table:formula="of:=([.F392]-[.F391])/([.$E392]-[.$E391])" office:value-type="float" office:value="-0.63291139240509" calcext:value-type="float">
            <text:p>-0.633</text:p>
          </table:table-cell>
          <table:table-cell table:formula="of:=([.G392]-[.G391])/([.$E392]-[.$E39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7601" calcext:value-type="float">
            <text:p>34.7601</text:p>
          </table:table-cell>
          <table:table-cell table:formula="of:=[.A392]-[.$A$2]" office:value-type="float" office:value="30.8101" calcext:value-type="float">
            <text:p>30.81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8101" calcext:value-type="float">
            <text:p>30.810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30.8101" calcext:value-type="float">
            <text:p>30.8101</text:p>
          </table:table-cell>
          <table:table-cell table:formula="of:=([.C393]-[.C392])/([.$B393]-[.$B392])" office:value-type="float" office:value="0" calcext:value-type="float">
            <text:p>0.000</text:p>
          </table:table-cell>
          <table:table-cell table:style-name="ce1" table:formula="of:=([.D393]-[.D392])/([.$B$3]-[.$B$2])" office:value-type="float" office:value="0" calcext:value-type="float">
            <text:p>0.000</text:p>
          </table:table-cell>
          <table:table-cell office:value-type="float" office:value="30.8101" calcext:value-type="float">
            <text:p>30.8101</text:p>
          </table:table-cell>
          <table:table-cell table:formula="of:=([.F393]-[.F392])/([.$E393]-[.$E392])" office:value-type="float" office:value="0" calcext:value-type="float">
            <text:p>0.000</text:p>
          </table:table-cell>
          <table:table-cell table:formula="of:=([.G393]-[.G392])/([.$E393]-[.$E39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8391" calcext:value-type="float">
            <text:p>34.8391</text:p>
          </table:table-cell>
          <table:table-cell table:formula="of:=[.A393]-[.$A$2]" office:value-type="float" office:value="30.8891" calcext:value-type="float">
            <text:p>30.88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8891" calcext:value-type="float">
            <text:p>30.889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30.8891" calcext:value-type="float">
            <text:p>30.8891</text:p>
          </table:table-cell>
          <table:table-cell table:formula="of:=([.C394]-[.C393])/([.$B394]-[.$B393])" office:value-type="float" office:value="0" calcext:value-type="float">
            <text:p>0.000</text:p>
          </table:table-cell>
          <table:table-cell table:style-name="ce1" table:formula="of:=([.D394]-[.D393])/([.$B$3]-[.$B$2])" office:value-type="float" office:value="0" calcext:value-type="float">
            <text:p>0.000</text:p>
          </table:table-cell>
          <table:table-cell office:value-type="float" office:value="30.8891" calcext:value-type="float">
            <text:p>30.8891</text:p>
          </table:table-cell>
          <table:table-cell table:formula="of:=([.F394]-[.F393])/([.$E394]-[.$E393])" office:value-type="float" office:value="0" calcext:value-type="float">
            <text:p>0.000</text:p>
          </table:table-cell>
          <table:table-cell table:formula="of:=([.G394]-[.G393])/([.$E394]-[.$E39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4.9181" calcext:value-type="float">
            <text:p>34.9181</text:p>
          </table:table-cell>
          <table:table-cell table:formula="of:=[.A394]-[.$A$2]" office:value-type="float" office:value="30.9681" calcext:value-type="float">
            <text:p>30.96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9681" calcext:value-type="float">
            <text:p>30.968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30.9681" calcext:value-type="float">
            <text:p>30.9681</text:p>
          </table:table-cell>
          <table:table-cell table:formula="of:=([.C395]-[.C394])/([.$B395]-[.$B394])" office:value-type="float" office:value="0" calcext:value-type="float">
            <text:p>0.000</text:p>
          </table:table-cell>
          <table:table-cell table:style-name="ce1" table:formula="of:=([.D395]-[.D394])/([.$B$3]-[.$B$2])" office:value-type="float" office:value="0" calcext:value-type="float">
            <text:p>0.000</text:p>
          </table:table-cell>
          <table:table-cell office:value-type="float" office:value="30.9681" calcext:value-type="float">
            <text:p>30.9681</text:p>
          </table:table-cell>
          <table:table-cell table:formula="of:=([.F395]-[.F394])/([.$E395]-[.$E394])" office:value-type="float" office:value="0" calcext:value-type="float">
            <text:p>0.000</text:p>
          </table:table-cell>
          <table:table-cell table:formula="of:=([.G395]-[.G394])/([.$E395]-[.$E394])" office:value-type="float" office:value="-0.632911392405062" calcext:value-type="float">
            <text:p>-0.633</text:p>
          </table:table-cell>
        </table:table-row>
        <table:table-row table:style-name="ro1">
          <table:table-cell office:value-type="float" office:value="34.9971" calcext:value-type="float">
            <text:p>34.9971</text:p>
          </table:table-cell>
          <table:table-cell table:formula="of:=[.A395]-[.$A$2]" office:value-type="float" office:value="31.0471" calcext:value-type="float">
            <text:p>31.04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0471" calcext:value-type="float">
            <text:p>31.047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1.0471" calcext:value-type="float">
            <text:p>31.0471</text:p>
          </table:table-cell>
          <table:table-cell table:formula="of:=([.C396]-[.C395])/([.$B396]-[.$B395])" office:value-type="float" office:value="0" calcext:value-type="float">
            <text:p>0.000</text:p>
          </table:table-cell>
          <table:table-cell table:style-name="ce1" table:formula="of:=([.D396]-[.D395])/([.$B$3]-[.$B$2])" office:value-type="float" office:value="0" calcext:value-type="float">
            <text:p>0.000</text:p>
          </table:table-cell>
          <table:table-cell office:value-type="float" office:value="31.0471" calcext:value-type="float">
            <text:p>31.0471</text:p>
          </table:table-cell>
          <table:table-cell table:formula="of:=([.F396]-[.F395])/([.$E396]-[.$E395])" office:value-type="float" office:value="0" calcext:value-type="float">
            <text:p>0.000</text:p>
          </table:table-cell>
          <table:table-cell table:formula="of:=([.G396]-[.G395])/([.$E396]-[.$E39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0761" calcext:value-type="float">
            <text:p>35.0761</text:p>
          </table:table-cell>
          <table:table-cell table:formula="of:=[.A396]-[.$A$2]" office:value-type="float" office:value="31.1261" calcext:value-type="float">
            <text:p>31.12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1261" calcext:value-type="float">
            <text:p>31.126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1.1261" calcext:value-type="float">
            <text:p>31.1261</text:p>
          </table:table-cell>
          <table:table-cell table:formula="of:=([.C397]-[.C396])/([.$B397]-[.$B396])" office:value-type="float" office:value="0" calcext:value-type="float">
            <text:p>0.000</text:p>
          </table:table-cell>
          <table:table-cell table:style-name="ce1" table:formula="of:=([.D397]-[.D396])/([.$B$3]-[.$B$2])" office:value-type="float" office:value="0" calcext:value-type="float">
            <text:p>0.000</text:p>
          </table:table-cell>
          <table:table-cell office:value-type="float" office:value="31.1261" calcext:value-type="float">
            <text:p>31.1261</text:p>
          </table:table-cell>
          <table:table-cell table:formula="of:=([.F397]-[.F396])/([.$E397]-[.$E396])" office:value-type="float" office:value="0" calcext:value-type="float">
            <text:p>0.000</text:p>
          </table:table-cell>
          <table:table-cell table:formula="of:=([.G397]-[.G396])/([.$E397]-[.$E39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1551" calcext:value-type="float">
            <text:p>35.1551</text:p>
          </table:table-cell>
          <table:table-cell table:formula="of:=[.A397]-[.$A$2]" office:value-type="float" office:value="31.2051" calcext:value-type="float">
            <text:p>31.20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2051" calcext:value-type="float">
            <text:p>31.205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1.2051" calcext:value-type="float">
            <text:p>31.2051</text:p>
          </table:table-cell>
          <table:table-cell table:formula="of:=([.C398]-[.C397])/([.$B398]-[.$B397])" office:value-type="float" office:value="0" calcext:value-type="float">
            <text:p>0.000</text:p>
          </table:table-cell>
          <table:table-cell table:style-name="ce1" table:formula="of:=([.D398]-[.D397])/([.$B$3]-[.$B$2])" office:value-type="float" office:value="0" calcext:value-type="float">
            <text:p>0.000</text:p>
          </table:table-cell>
          <table:table-cell office:value-type="float" office:value="31.2051" calcext:value-type="float">
            <text:p>31.2051</text:p>
          </table:table-cell>
          <table:table-cell table:formula="of:=([.F398]-[.F397])/([.$E398]-[.$E397])" office:value-type="float" office:value="0" calcext:value-type="float">
            <text:p>0.000</text:p>
          </table:table-cell>
          <table:table-cell table:formula="of:=([.G398]-[.G397])/([.$E398]-[.$E39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2341" calcext:value-type="float">
            <text:p>35.2341</text:p>
          </table:table-cell>
          <table:table-cell table:formula="of:=[.A398]-[.$A$2]" office:value-type="float" office:value="31.2841" calcext:value-type="float">
            <text:p>31.28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2841" calcext:value-type="float">
            <text:p>31.284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1.2841" calcext:value-type="float">
            <text:p>31.2841</text:p>
          </table:table-cell>
          <table:table-cell table:formula="of:=([.C399]-[.C398])/([.$B399]-[.$B398])" office:value-type="float" office:value="0" calcext:value-type="float">
            <text:p>0.000</text:p>
          </table:table-cell>
          <table:table-cell table:style-name="ce1" table:formula="of:=([.D399]-[.D398])/([.$B$3]-[.$B$2])" office:value-type="float" office:value="0" calcext:value-type="float">
            <text:p>0.000</text:p>
          </table:table-cell>
          <table:table-cell office:value-type="float" office:value="31.2841" calcext:value-type="float">
            <text:p>31.2841</text:p>
          </table:table-cell>
          <table:table-cell table:formula="of:=([.F399]-[.F398])/([.$E399]-[.$E398])" office:value-type="float" office:value="0" calcext:value-type="float">
            <text:p>0.000</text:p>
          </table:table-cell>
          <table:table-cell table:formula="of:=([.G399]-[.G398])/([.$E399]-[.$E39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3131" calcext:value-type="float">
            <text:p>35.3131</text:p>
          </table:table-cell>
          <table:table-cell table:formula="of:=[.A399]-[.$A$2]" office:value-type="float" office:value="31.3631" calcext:value-type="float">
            <text:p>31.36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3631" calcext:value-type="float">
            <text:p>31.363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1.3631" calcext:value-type="float">
            <text:p>31.3631</text:p>
          </table:table-cell>
          <table:table-cell table:formula="of:=([.C400]-[.C399])/([.$B400]-[.$B399])" office:value-type="float" office:value="0" calcext:value-type="float">
            <text:p>0.000</text:p>
          </table:table-cell>
          <table:table-cell table:style-name="ce1" table:formula="of:=([.D400]-[.D399])/([.$B$3]-[.$B$2])" office:value-type="float" office:value="0" calcext:value-type="float">
            <text:p>0.000</text:p>
          </table:table-cell>
          <table:table-cell office:value-type="float" office:value="31.3631" calcext:value-type="float">
            <text:p>31.3631</text:p>
          </table:table-cell>
          <table:table-cell table:formula="of:=([.F400]-[.F399])/([.$E400]-[.$E399])" office:value-type="float" office:value="0" calcext:value-type="float">
            <text:p>0.000</text:p>
          </table:table-cell>
          <table:table-cell table:formula="of:=([.G400]-[.G399])/([.$E400]-[.$E39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3921" calcext:value-type="float">
            <text:p>35.3921</text:p>
          </table:table-cell>
          <table:table-cell table:formula="of:=[.A400]-[.$A$2]" office:value-type="float" office:value="31.4421" calcext:value-type="float">
            <text:p>31.44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4421" calcext:value-type="float">
            <text:p>31.442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1.4421" calcext:value-type="float">
            <text:p>31.4421</text:p>
          </table:table-cell>
          <table:table-cell table:formula="of:=([.C401]-[.C400])/([.$B401]-[.$B400])" office:value-type="float" office:value="0" calcext:value-type="float">
            <text:p>0.000</text:p>
          </table:table-cell>
          <table:table-cell table:style-name="ce1" table:formula="of:=([.D401]-[.D400])/([.$B$3]-[.$B$2])" office:value-type="float" office:value="0" calcext:value-type="float">
            <text:p>0.000</text:p>
          </table:table-cell>
          <table:table-cell office:value-type="float" office:value="31.4421" calcext:value-type="float">
            <text:p>31.4421</text:p>
          </table:table-cell>
          <table:table-cell table:formula="of:=([.F401]-[.F400])/([.$E401]-[.$E400])" office:value-type="float" office:value="0" calcext:value-type="float">
            <text:p>0.000</text:p>
          </table:table-cell>
          <table:table-cell table:formula="of:=([.G401]-[.G400])/([.$E401]-[.$E40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4711" calcext:value-type="float">
            <text:p>35.4711</text:p>
          </table:table-cell>
          <table:table-cell table:formula="of:=[.A401]-[.$A$2]" office:value-type="float" office:value="31.5211" calcext:value-type="float">
            <text:p>31.52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5211" calcext:value-type="float">
            <text:p>31.521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1.5211" calcext:value-type="float">
            <text:p>31.5211</text:p>
          </table:table-cell>
          <table:table-cell table:formula="of:=([.C402]-[.C401])/([.$B402]-[.$B401])" office:value-type="float" office:value="0" calcext:value-type="float">
            <text:p>0.000</text:p>
          </table:table-cell>
          <table:table-cell table:style-name="ce1" table:formula="of:=([.D402]-[.D401])/([.$B$3]-[.$B$2])" office:value-type="float" office:value="0" calcext:value-type="float">
            <text:p>0.000</text:p>
          </table:table-cell>
          <table:table-cell office:value-type="float" office:value="31.5211" calcext:value-type="float">
            <text:p>31.5211</text:p>
          </table:table-cell>
          <table:table-cell table:formula="of:=([.F402]-[.F401])/([.$E402]-[.$E401])" office:value-type="float" office:value="0" calcext:value-type="float">
            <text:p>0.000</text:p>
          </table:table-cell>
          <table:table-cell table:formula="of:=([.G402]-[.G401])/([.$E402]-[.$E40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5501" calcext:value-type="float">
            <text:p>35.5501</text:p>
          </table:table-cell>
          <table:table-cell table:formula="of:=[.A402]-[.$A$2]" office:value-type="float" office:value="31.6001" calcext:value-type="float">
            <text:p>31.60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6001" calcext:value-type="float">
            <text:p>31.600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1.6001" calcext:value-type="float">
            <text:p>31.6001</text:p>
          </table:table-cell>
          <table:table-cell table:formula="of:=([.C403]-[.C402])/([.$B403]-[.$B402])" office:value-type="float" office:value="0" calcext:value-type="float">
            <text:p>0.000</text:p>
          </table:table-cell>
          <table:table-cell table:style-name="ce1" table:formula="of:=([.D403]-[.D402])/([.$B$3]-[.$B$2])" office:value-type="float" office:value="0" calcext:value-type="float">
            <text:p>0.000</text:p>
          </table:table-cell>
          <table:table-cell office:value-type="float" office:value="31.6001" calcext:value-type="float">
            <text:p>31.6001</text:p>
          </table:table-cell>
          <table:table-cell table:formula="of:=([.F403]-[.F402])/([.$E403]-[.$E402])" office:value-type="float" office:value="-0.632911392405085" calcext:value-type="float">
            <text:p>-0.633</text:p>
          </table:table-cell>
          <table:table-cell table:formula="of:=([.G403]-[.G402])/([.$E403]-[.$E40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6291" calcext:value-type="float">
            <text:p>35.6291</text:p>
          </table:table-cell>
          <table:table-cell table:formula="of:=[.A403]-[.$A$2]" office:value-type="float" office:value="31.6791" calcext:value-type="float">
            <text:p>31.67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6791" calcext:value-type="float">
            <text:p>31.679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1.6791" calcext:value-type="float">
            <text:p>31.6791</text:p>
          </table:table-cell>
          <table:table-cell table:formula="of:=([.C404]-[.C403])/([.$B404]-[.$B403])" office:value-type="float" office:value="0" calcext:value-type="float">
            <text:p>0.000</text:p>
          </table:table-cell>
          <table:table-cell table:style-name="ce1" table:formula="of:=([.D404]-[.D403])/([.$B$3]-[.$B$2])" office:value-type="float" office:value="0" calcext:value-type="float">
            <text:p>0.000</text:p>
          </table:table-cell>
          <table:table-cell office:value-type="float" office:value="31.6791" calcext:value-type="float">
            <text:p>31.6791</text:p>
          </table:table-cell>
          <table:table-cell table:formula="of:=([.F404]-[.F403])/([.$E404]-[.$E403])" office:value-type="float" office:value="0" calcext:value-type="float">
            <text:p>0.000</text:p>
          </table:table-cell>
          <table:table-cell table:formula="of:=([.G404]-[.G403])/([.$E404]-[.$E40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7081" calcext:value-type="float">
            <text:p>35.7081</text:p>
          </table:table-cell>
          <table:table-cell table:formula="of:=[.A404]-[.$A$2]" office:value-type="float" office:value="31.7581" calcext:value-type="float">
            <text:p>31.75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7581" calcext:value-type="float">
            <text:p>31.758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1.7581" calcext:value-type="float">
            <text:p>31.7581</text:p>
          </table:table-cell>
          <table:table-cell table:formula="of:=([.C405]-[.C404])/([.$B405]-[.$B404])" office:value-type="float" office:value="0" calcext:value-type="float">
            <text:p>0.000</text:p>
          </table:table-cell>
          <table:table-cell table:style-name="ce1" table:formula="of:=([.D405]-[.D404])/([.$B$3]-[.$B$2])" office:value-type="float" office:value="0" calcext:value-type="float">
            <text:p>0.000</text:p>
          </table:table-cell>
          <table:table-cell office:value-type="float" office:value="31.7581" calcext:value-type="float">
            <text:p>31.7581</text:p>
          </table:table-cell>
          <table:table-cell table:formula="of:=([.F405]-[.F404])/([.$E405]-[.$E404])" office:value-type="float" office:value="0" calcext:value-type="float">
            <text:p>0.000</text:p>
          </table:table-cell>
          <table:table-cell table:formula="of:=([.G405]-[.G404])/([.$E405]-[.$E40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7871" calcext:value-type="float">
            <text:p>35.7871</text:p>
          </table:table-cell>
          <table:table-cell table:formula="of:=[.A405]-[.$A$2]" office:value-type="float" office:value="31.8371" calcext:value-type="float">
            <text:p>31.83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8371" calcext:value-type="float">
            <text:p>31.837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1.8371" calcext:value-type="float">
            <text:p>31.8371</text:p>
          </table:table-cell>
          <table:table-cell table:formula="of:=([.C406]-[.C405])/([.$B406]-[.$B405])" office:value-type="float" office:value="0" calcext:value-type="float">
            <text:p>0.000</text:p>
          </table:table-cell>
          <table:table-cell table:style-name="ce1" table:formula="of:=([.D406]-[.D405])/([.$B$3]-[.$B$2])" office:value-type="float" office:value="0" calcext:value-type="float">
            <text:p>0.000</text:p>
          </table:table-cell>
          <table:table-cell office:value-type="float" office:value="31.8371" calcext:value-type="float">
            <text:p>31.8371</text:p>
          </table:table-cell>
          <table:table-cell table:formula="of:=([.F406]-[.F405])/([.$E406]-[.$E405])" office:value-type="float" office:value="0" calcext:value-type="float">
            <text:p>0.000</text:p>
          </table:table-cell>
          <table:table-cell table:formula="of:=([.G406]-[.G405])/([.$E406]-[.$E40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8661" calcext:value-type="float">
            <text:p>35.8661</text:p>
          </table:table-cell>
          <table:table-cell table:formula="of:=[.A406]-[.$A$2]" office:value-type="float" office:value="31.9161" calcext:value-type="float">
            <text:p>31.91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9161" calcext:value-type="float">
            <text:p>31.916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1.9161" calcext:value-type="float">
            <text:p>31.9161</text:p>
          </table:table-cell>
          <table:table-cell table:formula="of:=([.C407]-[.C406])/([.$B407]-[.$B406])" office:value-type="float" office:value="0" calcext:value-type="float">
            <text:p>0.000</text:p>
          </table:table-cell>
          <table:table-cell table:style-name="ce1" table:formula="of:=([.D407]-[.D406])/([.$B$3]-[.$B$2])" office:value-type="float" office:value="0" calcext:value-type="float">
            <text:p>0.000</text:p>
          </table:table-cell>
          <table:table-cell office:value-type="float" office:value="31.9161" calcext:value-type="float">
            <text:p>31.9161</text:p>
          </table:table-cell>
          <table:table-cell table:formula="of:=([.F407]-[.F406])/([.$E407]-[.$E406])" office:value-type="float" office:value="0" calcext:value-type="float">
            <text:p>0.000</text:p>
          </table:table-cell>
          <table:table-cell table:formula="of:=([.G407]-[.G406])/([.$E407]-[.$E40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5.9451" calcext:value-type="float">
            <text:p>35.9451</text:p>
          </table:table-cell>
          <table:table-cell table:formula="of:=[.A407]-[.$A$2]" office:value-type="float" office:value="31.9951" calcext:value-type="float">
            <text:p>31.99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9951" calcext:value-type="float">
            <text:p>31.995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1.9951" calcext:value-type="float">
            <text:p>31.9951</text:p>
          </table:table-cell>
          <table:table-cell table:formula="of:=([.C408]-[.C407])/([.$B408]-[.$B407])" office:value-type="float" office:value="0" calcext:value-type="float">
            <text:p>0.000</text:p>
          </table:table-cell>
          <table:table-cell table:style-name="ce1" table:formula="of:=([.D408]-[.D407])/([.$B$3]-[.$B$2])" office:value-type="float" office:value="0" calcext:value-type="float">
            <text:p>0.000</text:p>
          </table:table-cell>
          <table:table-cell office:value-type="float" office:value="31.9951" calcext:value-type="float">
            <text:p>31.9951</text:p>
          </table:table-cell>
          <table:table-cell table:formula="of:=([.F408]-[.F407])/([.$E408]-[.$E407])" office:value-type="float" office:value="0" calcext:value-type="float">
            <text:p>0.000</text:p>
          </table:table-cell>
          <table:table-cell table:formula="of:=([.G408]-[.G407])/([.$E408]-[.$E40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0241" calcext:value-type="float">
            <text:p>36.0241</text:p>
          </table:table-cell>
          <table:table-cell table:formula="of:=[.A408]-[.$A$2]" office:value-type="float" office:value="32.0741" calcext:value-type="float">
            <text:p>32.07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0741" calcext:value-type="float">
            <text:p>32.074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2.0741" calcext:value-type="float">
            <text:p>32.0741</text:p>
          </table:table-cell>
          <table:table-cell table:formula="of:=([.C409]-[.C408])/([.$B409]-[.$B408])" office:value-type="float" office:value="0" calcext:value-type="float">
            <text:p>0.000</text:p>
          </table:table-cell>
          <table:table-cell table:style-name="ce1" table:formula="of:=([.D409]-[.D408])/([.$B$3]-[.$B$2])" office:value-type="float" office:value="0" calcext:value-type="float">
            <text:p>0.000</text:p>
          </table:table-cell>
          <table:table-cell office:value-type="float" office:value="32.0741" calcext:value-type="float">
            <text:p>32.0741</text:p>
          </table:table-cell>
          <table:table-cell table:formula="of:=([.F409]-[.F408])/([.$E409]-[.$E408])" office:value-type="float" office:value="0" calcext:value-type="float">
            <text:p>0.000</text:p>
          </table:table-cell>
          <table:table-cell table:formula="of:=([.G409]-[.G408])/([.$E409]-[.$E40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1031" calcext:value-type="float">
            <text:p>36.1031</text:p>
          </table:table-cell>
          <table:table-cell table:formula="of:=[.A409]-[.$A$2]" office:value-type="float" office:value="32.1531" calcext:value-type="float">
            <text:p>32.15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1531" calcext:value-type="float">
            <text:p>32.153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2.1531" calcext:value-type="float">
            <text:p>32.1531</text:p>
          </table:table-cell>
          <table:table-cell table:formula="of:=([.C410]-[.C409])/([.$B410]-[.$B409])" office:value-type="float" office:value="0" calcext:value-type="float">
            <text:p>0.000</text:p>
          </table:table-cell>
          <table:table-cell table:style-name="ce1" table:formula="of:=([.D410]-[.D409])/([.$B$3]-[.$B$2])" office:value-type="float" office:value="0" calcext:value-type="float">
            <text:p>0.000</text:p>
          </table:table-cell>
          <table:table-cell office:value-type="float" office:value="32.1531" calcext:value-type="float">
            <text:p>32.1531</text:p>
          </table:table-cell>
          <table:table-cell table:formula="of:=([.F410]-[.F409])/([.$E410]-[.$E409])" office:value-type="float" office:value="0" calcext:value-type="float">
            <text:p>0.000</text:p>
          </table:table-cell>
          <table:table-cell table:formula="of:=([.G410]-[.G409])/([.$E410]-[.$E409])" office:value-type="float" office:value="-0.632911392405056" calcext:value-type="float">
            <text:p>-0.633</text:p>
          </table:table-cell>
        </table:table-row>
        <table:table-row table:style-name="ro1">
          <table:table-cell office:value-type="float" office:value="36.1821" calcext:value-type="float">
            <text:p>36.1821</text:p>
          </table:table-cell>
          <table:table-cell table:formula="of:=[.A410]-[.$A$2]" office:value-type="float" office:value="32.2321" calcext:value-type="float">
            <text:p>32.23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2321" calcext:value-type="float">
            <text:p>32.232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2321" calcext:value-type="float">
            <text:p>32.2321</text:p>
          </table:table-cell>
          <table:table-cell table:formula="of:=([.C411]-[.C410])/([.$B411]-[.$B410])" office:value-type="float" office:value="0" calcext:value-type="float">
            <text:p>0.000</text:p>
          </table:table-cell>
          <table:table-cell table:style-name="ce1" table:formula="of:=([.D411]-[.D410])/([.$B$3]-[.$B$2])" office:value-type="float" office:value="0" calcext:value-type="float">
            <text:p>0.000</text:p>
          </table:table-cell>
          <table:table-cell office:value-type="float" office:value="32.2321" calcext:value-type="float">
            <text:p>32.2321</text:p>
          </table:table-cell>
          <table:table-cell table:formula="of:=([.F411]-[.F410])/([.$E411]-[.$E410])" office:value-type="float" office:value="0" calcext:value-type="float">
            <text:p>0.000</text:p>
          </table:table-cell>
          <table:table-cell table:formula="of:=([.G411]-[.G410])/([.$E411]-[.$E41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2611" calcext:value-type="float">
            <text:p>36.2611</text:p>
          </table:table-cell>
          <table:table-cell table:formula="of:=[.A411]-[.$A$2]" office:value-type="float" office:value="32.3111" calcext:value-type="float">
            <text:p>32.31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3111" calcext:value-type="float">
            <text:p>32.311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3111" calcext:value-type="float">
            <text:p>32.3111</text:p>
          </table:table-cell>
          <table:table-cell table:formula="of:=([.C412]-[.C411])/([.$B412]-[.$B411])" office:value-type="float" office:value="0" calcext:value-type="float">
            <text:p>0.000</text:p>
          </table:table-cell>
          <table:table-cell table:style-name="ce1" table:formula="of:=([.D412]-[.D411])/([.$B$3]-[.$B$2])" office:value-type="float" office:value="0" calcext:value-type="float">
            <text:p>0.000</text:p>
          </table:table-cell>
          <table:table-cell office:value-type="float" office:value="32.3111" calcext:value-type="float">
            <text:p>32.3111</text:p>
          </table:table-cell>
          <table:table-cell table:formula="of:=([.F412]-[.F411])/([.$E412]-[.$E411])" office:value-type="float" office:value="0" calcext:value-type="float">
            <text:p>0.000</text:p>
          </table:table-cell>
          <table:table-cell table:formula="of:=([.G412]-[.G411])/([.$E412]-[.$E41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3401" calcext:value-type="float">
            <text:p>36.3401</text:p>
          </table:table-cell>
          <table:table-cell table:formula="of:=[.A412]-[.$A$2]" office:value-type="float" office:value="32.3901" calcext:value-type="float">
            <text:p>32.39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3901" calcext:value-type="float">
            <text:p>32.390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3901" calcext:value-type="float">
            <text:p>32.3901</text:p>
          </table:table-cell>
          <table:table-cell table:formula="of:=([.C413]-[.C412])/([.$B413]-[.$B412])" office:value-type="float" office:value="0" calcext:value-type="float">
            <text:p>0.000</text:p>
          </table:table-cell>
          <table:table-cell table:style-name="ce1" table:formula="of:=([.D413]-[.D412])/([.$B$3]-[.$B$2])" office:value-type="float" office:value="0" calcext:value-type="float">
            <text:p>0.000</text:p>
          </table:table-cell>
          <table:table-cell office:value-type="float" office:value="32.3901" calcext:value-type="float">
            <text:p>32.3901</text:p>
          </table:table-cell>
          <table:table-cell table:formula="of:=([.F413]-[.F412])/([.$E413]-[.$E412])" office:value-type="float" office:value="0" calcext:value-type="float">
            <text:p>0.000</text:p>
          </table:table-cell>
          <table:table-cell table:formula="of:=([.G413]-[.G412])/([.$E413]-[.$E41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4191" calcext:value-type="float">
            <text:p>36.4191</text:p>
          </table:table-cell>
          <table:table-cell table:formula="of:=[.A413]-[.$A$2]" office:value-type="float" office:value="32.4691" calcext:value-type="float">
            <text:p>32.46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4691" calcext:value-type="float">
            <text:p>32.469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4691" calcext:value-type="float">
            <text:p>32.4691</text:p>
          </table:table-cell>
          <table:table-cell table:formula="of:=([.C414]-[.C413])/([.$B414]-[.$B413])" office:value-type="float" office:value="0" calcext:value-type="float">
            <text:p>0.000</text:p>
          </table:table-cell>
          <table:table-cell table:style-name="ce1" table:formula="of:=([.D414]-[.D413])/([.$B$3]-[.$B$2])" office:value-type="float" office:value="0" calcext:value-type="float">
            <text:p>0.000</text:p>
          </table:table-cell>
          <table:table-cell office:value-type="float" office:value="32.4691" calcext:value-type="float">
            <text:p>32.4691</text:p>
          </table:table-cell>
          <table:table-cell table:formula="of:=([.F414]-[.F413])/([.$E414]-[.$E413])" office:value-type="float" office:value="0" calcext:value-type="float">
            <text:p>0.000</text:p>
          </table:table-cell>
          <table:table-cell table:formula="of:=([.G414]-[.G413])/([.$E414]-[.$E41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4981" calcext:value-type="float">
            <text:p>36.4981</text:p>
          </table:table-cell>
          <table:table-cell table:formula="of:=[.A414]-[.$A$2]" office:value-type="float" office:value="32.5481" calcext:value-type="float">
            <text:p>32.54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5481" calcext:value-type="float">
            <text:p>32.548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5481" calcext:value-type="float">
            <text:p>32.5481</text:p>
          </table:table-cell>
          <table:table-cell table:formula="of:=([.C415]-[.C414])/([.$B415]-[.$B414])" office:value-type="float" office:value="0" calcext:value-type="float">
            <text:p>0.000</text:p>
          </table:table-cell>
          <table:table-cell table:style-name="ce1" table:formula="of:=([.D415]-[.D414])/([.$B$3]-[.$B$2])" office:value-type="float" office:value="0" calcext:value-type="float">
            <text:p>0.000</text:p>
          </table:table-cell>
          <table:table-cell office:value-type="float" office:value="32.5481" calcext:value-type="float">
            <text:p>32.5481</text:p>
          </table:table-cell>
          <table:table-cell table:formula="of:=([.F415]-[.F414])/([.$E415]-[.$E414])" office:value-type="float" office:value="0" calcext:value-type="float">
            <text:p>0.000</text:p>
          </table:table-cell>
          <table:table-cell table:formula="of:=([.G415]-[.G414])/([.$E415]-[.$E41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5771" calcext:value-type="float">
            <text:p>36.5771</text:p>
          </table:table-cell>
          <table:table-cell table:formula="of:=[.A415]-[.$A$2]" office:value-type="float" office:value="32.6271" calcext:value-type="float">
            <text:p>32.62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6271" calcext:value-type="float">
            <text:p>32.627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6271" calcext:value-type="float">
            <text:p>32.6271</text:p>
          </table:table-cell>
          <table:table-cell table:formula="of:=([.C416]-[.C415])/([.$B416]-[.$B415])" office:value-type="float" office:value="0" calcext:value-type="float">
            <text:p>0.000</text:p>
          </table:table-cell>
          <table:table-cell table:style-name="ce1" table:formula="of:=([.D416]-[.D415])/([.$B$3]-[.$B$2])" office:value-type="float" office:value="0" calcext:value-type="float">
            <text:p>0.000</text:p>
          </table:table-cell>
          <table:table-cell office:value-type="float" office:value="32.6271" calcext:value-type="float">
            <text:p>32.6271</text:p>
          </table:table-cell>
          <table:table-cell table:formula="of:=([.F416]-[.F415])/([.$E416]-[.$E415])" office:value-type="float" office:value="0" calcext:value-type="float">
            <text:p>0.000</text:p>
          </table:table-cell>
          <table:table-cell table:formula="of:=([.G416]-[.G415])/([.$E416]-[.$E41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6561" calcext:value-type="float">
            <text:p>36.6561</text:p>
          </table:table-cell>
          <table:table-cell table:formula="of:=[.A416]-[.$A$2]" office:value-type="float" office:value="32.7061" calcext:value-type="float">
            <text:p>32.70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7061" calcext:value-type="float">
            <text:p>32.706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7061" calcext:value-type="float">
            <text:p>32.7061</text:p>
          </table:table-cell>
          <table:table-cell table:formula="of:=([.C417]-[.C416])/([.$B417]-[.$B416])" office:value-type="float" office:value="0" calcext:value-type="float">
            <text:p>0.000</text:p>
          </table:table-cell>
          <table:table-cell table:style-name="ce1" table:formula="of:=([.D417]-[.D416])/([.$B$3]-[.$B$2])" office:value-type="float" office:value="0" calcext:value-type="float">
            <text:p>0.000</text:p>
          </table:table-cell>
          <table:table-cell office:value-type="float" office:value="32.7061" calcext:value-type="float">
            <text:p>32.7061</text:p>
          </table:table-cell>
          <table:table-cell table:formula="of:=([.F417]-[.F416])/([.$E417]-[.$E416])" office:value-type="float" office:value="0" calcext:value-type="float">
            <text:p>0.000</text:p>
          </table:table-cell>
          <table:table-cell table:formula="of:=([.G417]-[.G416])/([.$E417]-[.$E41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7351" calcext:value-type="float">
            <text:p>36.7351</text:p>
          </table:table-cell>
          <table:table-cell table:formula="of:=[.A417]-[.$A$2]" office:value-type="float" office:value="32.7851" calcext:value-type="float">
            <text:p>32.78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7851" calcext:value-type="float">
            <text:p>32.785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7851" calcext:value-type="float">
            <text:p>32.7851</text:p>
          </table:table-cell>
          <table:table-cell table:formula="of:=([.C418]-[.C417])/([.$B418]-[.$B417])" office:value-type="float" office:value="0" calcext:value-type="float">
            <text:p>0.000</text:p>
          </table:table-cell>
          <table:table-cell table:style-name="ce1" table:formula="of:=([.D418]-[.D417])/([.$B$3]-[.$B$2])" office:value-type="float" office:value="0" calcext:value-type="float">
            <text:p>0.000</text:p>
          </table:table-cell>
          <table:table-cell office:value-type="float" office:value="32.7851" calcext:value-type="float">
            <text:p>32.7851</text:p>
          </table:table-cell>
          <table:table-cell table:formula="of:=([.F418]-[.F417])/([.$E418]-[.$E417])" office:value-type="float" office:value="0" calcext:value-type="float">
            <text:p>0.000</text:p>
          </table:table-cell>
          <table:table-cell table:formula="of:=([.G418]-[.G417])/([.$E418]-[.$E41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8141" calcext:value-type="float">
            <text:p>36.8141</text:p>
          </table:table-cell>
          <table:table-cell table:formula="of:=[.A418]-[.$A$2]" office:value-type="float" office:value="32.8641" calcext:value-type="float">
            <text:p>32.86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8641" calcext:value-type="float">
            <text:p>32.864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8641" calcext:value-type="float">
            <text:p>32.8641</text:p>
          </table:table-cell>
          <table:table-cell table:formula="of:=([.C419]-[.C418])/([.$B419]-[.$B418])" office:value-type="float" office:value="0" calcext:value-type="float">
            <text:p>0.000</text:p>
          </table:table-cell>
          <table:table-cell table:style-name="ce1" table:formula="of:=([.D419]-[.D418])/([.$B$3]-[.$B$2])" office:value-type="float" office:value="0" calcext:value-type="float">
            <text:p>0.000</text:p>
          </table:table-cell>
          <table:table-cell office:value-type="float" office:value="32.8641" calcext:value-type="float">
            <text:p>32.8641</text:p>
          </table:table-cell>
          <table:table-cell table:formula="of:=([.F419]-[.F418])/([.$E419]-[.$E418])" office:value-type="float" office:value="0" calcext:value-type="float">
            <text:p>0.000</text:p>
          </table:table-cell>
          <table:table-cell table:formula="of:=([.G419]-[.G418])/([.$E419]-[.$E41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8931" calcext:value-type="float">
            <text:p>36.8931</text:p>
          </table:table-cell>
          <table:table-cell table:formula="of:=[.A419]-[.$A$2]" office:value-type="float" office:value="32.9431" calcext:value-type="float">
            <text:p>32.94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9431" calcext:value-type="float">
            <text:p>32.943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2.9431" calcext:value-type="float">
            <text:p>32.9431</text:p>
          </table:table-cell>
          <table:table-cell table:formula="of:=([.C420]-[.C419])/([.$B420]-[.$B419])" office:value-type="float" office:value="0" calcext:value-type="float">
            <text:p>0.000</text:p>
          </table:table-cell>
          <table:table-cell table:style-name="ce1" table:formula="of:=([.D420]-[.D419])/([.$B$3]-[.$B$2])" office:value-type="float" office:value="0" calcext:value-type="float">
            <text:p>0.000</text:p>
          </table:table-cell>
          <table:table-cell office:value-type="float" office:value="32.9431" calcext:value-type="float">
            <text:p>32.9431</text:p>
          </table:table-cell>
          <table:table-cell table:formula="of:=([.F420]-[.F419])/([.$E420]-[.$E419])" office:value-type="float" office:value="0" calcext:value-type="float">
            <text:p>0.000</text:p>
          </table:table-cell>
          <table:table-cell table:formula="of:=([.G420]-[.G419])/([.$E420]-[.$E41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6.9721" calcext:value-type="float">
            <text:p>36.9721</text:p>
          </table:table-cell>
          <table:table-cell table:formula="of:=[.A420]-[.$A$2]" office:value-type="float" office:value="33.0221" calcext:value-type="float">
            <text:p>33.02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0221" calcext:value-type="float">
            <text:p>33.022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0221" calcext:value-type="float">
            <text:p>33.0221</text:p>
          </table:table-cell>
          <table:table-cell table:formula="of:=([.C421]-[.C420])/([.$B421]-[.$B420])" office:value-type="float" office:value="0" calcext:value-type="float">
            <text:p>0.000</text:p>
          </table:table-cell>
          <table:table-cell table:style-name="ce1" table:formula="of:=([.D421]-[.D420])/([.$B$3]-[.$B$2])" office:value-type="float" office:value="0" calcext:value-type="float">
            <text:p>0.000</text:p>
          </table:table-cell>
          <table:table-cell office:value-type="float" office:value="33.0221" calcext:value-type="float">
            <text:p>33.0221</text:p>
          </table:table-cell>
          <table:table-cell table:formula="of:=([.F421]-[.F420])/([.$E421]-[.$E420])" office:value-type="float" office:value="0" calcext:value-type="float">
            <text:p>0.000</text:p>
          </table:table-cell>
          <table:table-cell table:formula="of:=([.G421]-[.G420])/([.$E421]-[.$E42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0511" calcext:value-type="float">
            <text:p>37.0511</text:p>
          </table:table-cell>
          <table:table-cell table:formula="of:=[.A421]-[.$A$2]" office:value-type="float" office:value="33.1011" calcext:value-type="float">
            <text:p>33.10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1011" calcext:value-type="float">
            <text:p>33.101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1011" calcext:value-type="float">
            <text:p>33.1011</text:p>
          </table:table-cell>
          <table:table-cell table:formula="of:=([.C422]-[.C421])/([.$B422]-[.$B421])" office:value-type="float" office:value="0" calcext:value-type="float">
            <text:p>0.000</text:p>
          </table:table-cell>
          <table:table-cell table:style-name="ce1" table:formula="of:=([.D422]-[.D421])/([.$B$3]-[.$B$2])" office:value-type="float" office:value="0" calcext:value-type="float">
            <text:p>0.000</text:p>
          </table:table-cell>
          <table:table-cell office:value-type="float" office:value="33.1011" calcext:value-type="float">
            <text:p>33.1011</text:p>
          </table:table-cell>
          <table:table-cell table:formula="of:=([.F422]-[.F421])/([.$E422]-[.$E421])" office:value-type="float" office:value="0" calcext:value-type="float">
            <text:p>0.000</text:p>
          </table:table-cell>
          <table:table-cell table:formula="of:=([.G422]-[.G421])/([.$E422]-[.$E42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1301" calcext:value-type="float">
            <text:p>37.1301</text:p>
          </table:table-cell>
          <table:table-cell table:formula="of:=[.A422]-[.$A$2]" office:value-type="float" office:value="33.1801" calcext:value-type="float">
            <text:p>33.18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1801" calcext:value-type="float">
            <text:p>33.180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1801" calcext:value-type="float">
            <text:p>33.1801</text:p>
          </table:table-cell>
          <table:table-cell table:formula="of:=([.C423]-[.C422])/([.$B423]-[.$B422])" office:value-type="float" office:value="0" calcext:value-type="float">
            <text:p>0.000</text:p>
          </table:table-cell>
          <table:table-cell table:style-name="ce1" table:formula="of:=([.D423]-[.D422])/([.$B$3]-[.$B$2])" office:value-type="float" office:value="0" calcext:value-type="float">
            <text:p>0.000</text:p>
          </table:table-cell>
          <table:table-cell office:value-type="float" office:value="33.1801" calcext:value-type="float">
            <text:p>33.1801</text:p>
          </table:table-cell>
          <table:table-cell table:formula="of:=([.F423]-[.F422])/([.$E423]-[.$E422])" office:value-type="float" office:value="0" calcext:value-type="float">
            <text:p>0.000</text:p>
          </table:table-cell>
          <table:table-cell table:formula="of:=([.G423]-[.G422])/([.$E423]-[.$E42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209" calcext:value-type="float">
            <text:p>37.209</text:p>
          </table:table-cell>
          <table:table-cell table:formula="of:=[.A423]-[.$A$2]" office:value-type="float" office:value="33.259" calcext:value-type="float">
            <text:p>33.25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259" calcext:value-type="float">
            <text:p>33.25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259" calcext:value-type="float">
            <text:p>33.259</text:p>
          </table:table-cell>
          <table:table-cell table:formula="of:=([.C424]-[.C423])/([.$B424]-[.$B423])" office:value-type="float" office:value="0" calcext:value-type="float">
            <text:p>0.000</text:p>
          </table:table-cell>
          <table:table-cell table:style-name="ce1" table:formula="of:=([.D424]-[.D423])/([.$B$3]-[.$B$2])" office:value-type="float" office:value="0" calcext:value-type="float">
            <text:p>0.000</text:p>
          </table:table-cell>
          <table:table-cell office:value-type="float" office:value="33.259" calcext:value-type="float">
            <text:p>33.259</text:p>
          </table:table-cell>
          <table:table-cell table:formula="of:=([.F424]-[.F423])/([.$E424]-[.$E423])" office:value-type="float" office:value="0" calcext:value-type="float">
            <text:p>0.000</text:p>
          </table:table-cell>
          <table:table-cell table:formula="of:=([.G424]-[.G423])/([.$E424]-[.$E42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288" calcext:value-type="float">
            <text:p>37.288</text:p>
          </table:table-cell>
          <table:table-cell table:formula="of:=[.A424]-[.$A$2]" office:value-type="float" office:value="33.338" calcext:value-type="float">
            <text:p>33.33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338" calcext:value-type="float">
            <text:p>33.33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338" calcext:value-type="float">
            <text:p>33.338</text:p>
          </table:table-cell>
          <table:table-cell table:formula="of:=([.C425]-[.C424])/([.$B425]-[.$B424])" office:value-type="float" office:value="0" calcext:value-type="float">
            <text:p>0.000</text:p>
          </table:table-cell>
          <table:table-cell table:style-name="ce1" table:formula="of:=([.D425]-[.D424])/([.$B$3]-[.$B$2])" office:value-type="float" office:value="0" calcext:value-type="float">
            <text:p>0.000</text:p>
          </table:table-cell>
          <table:table-cell office:value-type="float" office:value="33.338" calcext:value-type="float">
            <text:p>33.338</text:p>
          </table:table-cell>
          <table:table-cell table:formula="of:=([.F425]-[.F424])/([.$E425]-[.$E424])" office:value-type="float" office:value="0" calcext:value-type="float">
            <text:p>0.000</text:p>
          </table:table-cell>
          <table:table-cell table:formula="of:=([.G425]-[.G424])/([.$E425]-[.$E42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367" calcext:value-type="float">
            <text:p>37.367</text:p>
          </table:table-cell>
          <table:table-cell table:formula="of:=[.A425]-[.$A$2]" office:value-type="float" office:value="33.417" calcext:value-type="float">
            <text:p>33.41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417" calcext:value-type="float">
            <text:p>33.417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417" calcext:value-type="float">
            <text:p>33.417</text:p>
          </table:table-cell>
          <table:table-cell table:formula="of:=([.C426]-[.C425])/([.$B426]-[.$B425])" office:value-type="float" office:value="0" calcext:value-type="float">
            <text:p>0.000</text:p>
          </table:table-cell>
          <table:table-cell table:style-name="ce1" table:formula="of:=([.D426]-[.D425])/([.$B$3]-[.$B$2])" office:value-type="float" office:value="0" calcext:value-type="float">
            <text:p>0.000</text:p>
          </table:table-cell>
          <table:table-cell office:value-type="float" office:value="33.417" calcext:value-type="float">
            <text:p>33.417</text:p>
          </table:table-cell>
          <table:table-cell table:formula="of:=([.F426]-[.F425])/([.$E426]-[.$E425])" office:value-type="float" office:value="0" calcext:value-type="float">
            <text:p>0.000</text:p>
          </table:table-cell>
          <table:table-cell table:formula="of:=([.G426]-[.G425])/([.$E426]-[.$E42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446" calcext:value-type="float">
            <text:p>37.446</text:p>
          </table:table-cell>
          <table:table-cell table:formula="of:=[.A426]-[.$A$2]" office:value-type="float" office:value="33.496" calcext:value-type="float">
            <text:p>33.49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496" calcext:value-type="float">
            <text:p>33.49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496" calcext:value-type="float">
            <text:p>33.496</text:p>
          </table:table-cell>
          <table:table-cell table:formula="of:=([.C427]-[.C426])/([.$B427]-[.$B426])" office:value-type="float" office:value="0" calcext:value-type="float">
            <text:p>0.000</text:p>
          </table:table-cell>
          <table:table-cell table:style-name="ce1" table:formula="of:=([.D427]-[.D426])/([.$B$3]-[.$B$2])" office:value-type="float" office:value="0" calcext:value-type="float">
            <text:p>0.000</text:p>
          </table:table-cell>
          <table:table-cell office:value-type="float" office:value="33.496" calcext:value-type="float">
            <text:p>33.496</text:p>
          </table:table-cell>
          <table:table-cell table:formula="of:=([.F427]-[.F426])/([.$E427]-[.$E426])" office:value-type="float" office:value="0" calcext:value-type="float">
            <text:p>0.000</text:p>
          </table:table-cell>
          <table:table-cell table:formula="of:=([.G427]-[.G426])/([.$E427]-[.$E42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525" calcext:value-type="float">
            <text:p>37.525</text:p>
          </table:table-cell>
          <table:table-cell table:formula="of:=[.A427]-[.$A$2]" office:value-type="float" office:value="33.575" calcext:value-type="float">
            <text:p>33.57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575" calcext:value-type="float">
            <text:p>33.57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575" calcext:value-type="float">
            <text:p>33.575</text:p>
          </table:table-cell>
          <table:table-cell table:formula="of:=([.C428]-[.C427])/([.$B428]-[.$B427])" office:value-type="float" office:value="0" calcext:value-type="float">
            <text:p>0.000</text:p>
          </table:table-cell>
          <table:table-cell table:style-name="ce1" table:formula="of:=([.D428]-[.D427])/([.$B$3]-[.$B$2])" office:value-type="float" office:value="0" calcext:value-type="float">
            <text:p>0.000</text:p>
          </table:table-cell>
          <table:table-cell office:value-type="float" office:value="33.575" calcext:value-type="float">
            <text:p>33.575</text:p>
          </table:table-cell>
          <table:table-cell table:formula="of:=([.F428]-[.F427])/([.$E428]-[.$E427])" office:value-type="float" office:value="0" calcext:value-type="float">
            <text:p>0.000</text:p>
          </table:table-cell>
          <table:table-cell table:formula="of:=([.G428]-[.G427])/([.$E428]-[.$E42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604" calcext:value-type="float">
            <text:p>37.604</text:p>
          </table:table-cell>
          <table:table-cell table:formula="of:=[.A428]-[.$A$2]" office:value-type="float" office:value="33.654" calcext:value-type="float">
            <text:p>33.65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654" calcext:value-type="float">
            <text:p>33.654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654" calcext:value-type="float">
            <text:p>33.654</text:p>
          </table:table-cell>
          <table:table-cell table:formula="of:=([.C429]-[.C428])/([.$B429]-[.$B428])" office:value-type="float" office:value="0" calcext:value-type="float">
            <text:p>0.000</text:p>
          </table:table-cell>
          <table:table-cell table:style-name="ce1" table:formula="of:=([.D429]-[.D428])/([.$B$3]-[.$B$2])" office:value-type="float" office:value="0" calcext:value-type="float">
            <text:p>0.000</text:p>
          </table:table-cell>
          <table:table-cell office:value-type="float" office:value="33.654" calcext:value-type="float">
            <text:p>33.654</text:p>
          </table:table-cell>
          <table:table-cell table:formula="of:=([.F429]-[.F428])/([.$E429]-[.$E428])" office:value-type="float" office:value="0" calcext:value-type="float">
            <text:p>0.000</text:p>
          </table:table-cell>
          <table:table-cell table:formula="of:=([.G429]-[.G428])/([.$E429]-[.$E42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683" calcext:value-type="float">
            <text:p>37.683</text:p>
          </table:table-cell>
          <table:table-cell table:formula="of:=[.A429]-[.$A$2]" office:value-type="float" office:value="33.733" calcext:value-type="float">
            <text:p>33.73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733" calcext:value-type="float">
            <text:p>33.733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733" calcext:value-type="float">
            <text:p>33.733</text:p>
          </table:table-cell>
          <table:table-cell table:formula="of:=([.C430]-[.C429])/([.$B430]-[.$B429])" office:value-type="float" office:value="0" calcext:value-type="float">
            <text:p>0.000</text:p>
          </table:table-cell>
          <table:table-cell table:style-name="ce1" table:formula="of:=([.D430]-[.D429])/([.$B$3]-[.$B$2])" office:value-type="float" office:value="0" calcext:value-type="float">
            <text:p>0.000</text:p>
          </table:table-cell>
          <table:table-cell office:value-type="float" office:value="33.733" calcext:value-type="float">
            <text:p>33.733</text:p>
          </table:table-cell>
          <table:table-cell table:formula="of:=([.F430]-[.F429])/([.$E430]-[.$E429])" office:value-type="float" office:value="0" calcext:value-type="float">
            <text:p>0.000</text:p>
          </table:table-cell>
          <table:table-cell table:formula="of:=([.G430]-[.G429])/([.$E430]-[.$E42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762" calcext:value-type="float">
            <text:p>37.762</text:p>
          </table:table-cell>
          <table:table-cell table:formula="of:=[.A430]-[.$A$2]" office:value-type="float" office:value="33.812" calcext:value-type="float">
            <text:p>33.81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812" calcext:value-type="float">
            <text:p>33.812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812" calcext:value-type="float">
            <text:p>33.812</text:p>
          </table:table-cell>
          <table:table-cell table:formula="of:=([.C431]-[.C430])/([.$B431]-[.$B430])" office:value-type="float" office:value="0" calcext:value-type="float">
            <text:p>0.000</text:p>
          </table:table-cell>
          <table:table-cell table:style-name="ce1" table:formula="of:=([.D431]-[.D430])/([.$B$3]-[.$B$2])" office:value-type="float" office:value="0" calcext:value-type="float">
            <text:p>0.000</text:p>
          </table:table-cell>
          <table:table-cell office:value-type="float" office:value="33.812" calcext:value-type="float">
            <text:p>33.812</text:p>
          </table:table-cell>
          <table:table-cell table:formula="of:=([.F431]-[.F430])/([.$E431]-[.$E430])" office:value-type="float" office:value="0" calcext:value-type="float">
            <text:p>0.000</text:p>
          </table:table-cell>
          <table:table-cell table:formula="of:=([.G431]-[.G430])/([.$E431]-[.$E43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841" calcext:value-type="float">
            <text:p>37.841</text:p>
          </table:table-cell>
          <table:table-cell table:formula="of:=[.A431]-[.$A$2]" office:value-type="float" office:value="33.891" calcext:value-type="float">
            <text:p>33.8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891" calcext:value-type="float">
            <text:p>33.89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891" calcext:value-type="float">
            <text:p>33.891</text:p>
          </table:table-cell>
          <table:table-cell table:formula="of:=([.C432]-[.C431])/([.$B432]-[.$B431])" office:value-type="float" office:value="0" calcext:value-type="float">
            <text:p>0.000</text:p>
          </table:table-cell>
          <table:table-cell table:style-name="ce1" table:formula="of:=([.D432]-[.D431])/([.$B$3]-[.$B$2])" office:value-type="float" office:value="0" calcext:value-type="float">
            <text:p>0.000</text:p>
          </table:table-cell>
          <table:table-cell office:value-type="float" office:value="33.891" calcext:value-type="float">
            <text:p>33.891</text:p>
          </table:table-cell>
          <table:table-cell table:formula="of:=([.F432]-[.F431])/([.$E432]-[.$E431])" office:value-type="float" office:value="0" calcext:value-type="float">
            <text:p>0.000</text:p>
          </table:table-cell>
          <table:table-cell table:formula="of:=([.G432]-[.G431])/([.$E432]-[.$E43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table:formula="of:=[.A432]-[.$A$2]" office:value-type="float" office:value="33.97" calcext:value-type="float">
            <text:p>33.9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97" calcext:value-type="float">
            <text:p>33.97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3.97" calcext:value-type="float">
            <text:p>33.97</text:p>
          </table:table-cell>
          <table:table-cell table:formula="of:=([.C433]-[.C432])/([.$B433]-[.$B432])" office:value-type="float" office:value="0" calcext:value-type="float">
            <text:p>0.000</text:p>
          </table:table-cell>
          <table:table-cell table:style-name="ce1" table:formula="of:=([.D433]-[.D432])/([.$B$3]-[.$B$2])" office:value-type="float" office:value="0" calcext:value-type="float">
            <text:p>0.000</text:p>
          </table:table-cell>
          <table:table-cell office:value-type="float" office:value="33.97" calcext:value-type="float">
            <text:p>33.97</text:p>
          </table:table-cell>
          <table:table-cell table:formula="of:=([.F433]-[.F432])/([.$E433]-[.$E432])" office:value-type="float" office:value="0" calcext:value-type="float">
            <text:p>0.000</text:p>
          </table:table-cell>
          <table:table-cell table:formula="of:=([.G433]-[.G432])/([.$E433]-[.$E43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7.999" calcext:value-type="float">
            <text:p>37.999</text:p>
          </table:table-cell>
          <table:table-cell table:formula="of:=[.A433]-[.$A$2]" office:value-type="float" office:value="34.049" calcext:value-type="float">
            <text:p>34.04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049" calcext:value-type="float">
            <text:p>34.04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049" calcext:value-type="float">
            <text:p>34.049</text:p>
          </table:table-cell>
          <table:table-cell table:formula="of:=([.C434]-[.C433])/([.$B434]-[.$B433])" office:value-type="float" office:value="0" calcext:value-type="float">
            <text:p>0.000</text:p>
          </table:table-cell>
          <table:table-cell table:style-name="ce1" table:formula="of:=([.D434]-[.D433])/([.$B$3]-[.$B$2])" office:value-type="float" office:value="0" calcext:value-type="float">
            <text:p>0.000</text:p>
          </table:table-cell>
          <table:table-cell office:value-type="float" office:value="34.049" calcext:value-type="float">
            <text:p>34.049</text:p>
          </table:table-cell>
          <table:table-cell table:formula="of:=([.F434]-[.F433])/([.$E434]-[.$E433])" office:value-type="float" office:value="0" calcext:value-type="float">
            <text:p>0.000</text:p>
          </table:table-cell>
          <table:table-cell table:formula="of:=([.G434]-[.G433])/([.$E434]-[.$E43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078" calcext:value-type="float">
            <text:p>38.078</text:p>
          </table:table-cell>
          <table:table-cell table:formula="of:=[.A434]-[.$A$2]" office:value-type="float" office:value="34.128" calcext:value-type="float">
            <text:p>34.12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128" calcext:value-type="float">
            <text:p>34.12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128" calcext:value-type="float">
            <text:p>34.128</text:p>
          </table:table-cell>
          <table:table-cell table:formula="of:=([.C435]-[.C434])/([.$B435]-[.$B434])" office:value-type="float" office:value="0" calcext:value-type="float">
            <text:p>0.000</text:p>
          </table:table-cell>
          <table:table-cell table:style-name="ce1" table:formula="of:=([.D435]-[.D434])/([.$B$3]-[.$B$2])" office:value-type="float" office:value="0" calcext:value-type="float">
            <text:p>0.000</text:p>
          </table:table-cell>
          <table:table-cell office:value-type="float" office:value="34.128" calcext:value-type="float">
            <text:p>34.128</text:p>
          </table:table-cell>
          <table:table-cell table:formula="of:=([.F435]-[.F434])/([.$E435]-[.$E434])" office:value-type="float" office:value="0" calcext:value-type="float">
            <text:p>0.000</text:p>
          </table:table-cell>
          <table:table-cell table:formula="of:=([.G435]-[.G434])/([.$E435]-[.$E43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157" calcext:value-type="float">
            <text:p>38.157</text:p>
          </table:table-cell>
          <table:table-cell table:formula="of:=[.A435]-[.$A$2]" office:value-type="float" office:value="34.207" calcext:value-type="float">
            <text:p>34.20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207" calcext:value-type="float">
            <text:p>34.207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207" calcext:value-type="float">
            <text:p>34.207</text:p>
          </table:table-cell>
          <table:table-cell table:formula="of:=([.C436]-[.C435])/([.$B436]-[.$B435])" office:value-type="float" office:value="0" calcext:value-type="float">
            <text:p>0.000</text:p>
          </table:table-cell>
          <table:table-cell table:style-name="ce1" table:formula="of:=([.D436]-[.D435])/([.$B$3]-[.$B$2])" office:value-type="float" office:value="0" calcext:value-type="float">
            <text:p>0.000</text:p>
          </table:table-cell>
          <table:table-cell office:value-type="float" office:value="34.207" calcext:value-type="float">
            <text:p>34.207</text:p>
          </table:table-cell>
          <table:table-cell table:formula="of:=([.F436]-[.F435])/([.$E436]-[.$E435])" office:value-type="float" office:value="0" calcext:value-type="float">
            <text:p>0.000</text:p>
          </table:table-cell>
          <table:table-cell table:formula="of:=([.G436]-[.G435])/([.$E436]-[.$E43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236" calcext:value-type="float">
            <text:p>38.236</text:p>
          </table:table-cell>
          <table:table-cell table:formula="of:=[.A436]-[.$A$2]" office:value-type="float" office:value="34.286" calcext:value-type="float">
            <text:p>34.28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286" calcext:value-type="float">
            <text:p>34.28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286" calcext:value-type="float">
            <text:p>34.286</text:p>
          </table:table-cell>
          <table:table-cell table:formula="of:=([.C437]-[.C436])/([.$B437]-[.$B436])" office:value-type="float" office:value="0" calcext:value-type="float">
            <text:p>0.000</text:p>
          </table:table-cell>
          <table:table-cell table:style-name="ce1" table:formula="of:=([.D437]-[.D436])/([.$B$3]-[.$B$2])" office:value-type="float" office:value="0" calcext:value-type="float">
            <text:p>0.000</text:p>
          </table:table-cell>
          <table:table-cell office:value-type="float" office:value="34.286" calcext:value-type="float">
            <text:p>34.286</text:p>
          </table:table-cell>
          <table:table-cell table:formula="of:=([.F437]-[.F436])/([.$E437]-[.$E436])" office:value-type="float" office:value="0" calcext:value-type="float">
            <text:p>0.000</text:p>
          </table:table-cell>
          <table:table-cell table:formula="of:=([.G437]-[.G436])/([.$E437]-[.$E43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315" calcext:value-type="float">
            <text:p>38.315</text:p>
          </table:table-cell>
          <table:table-cell table:formula="of:=[.A437]-[.$A$2]" office:value-type="float" office:value="34.365" calcext:value-type="float">
            <text:p>34.36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365" calcext:value-type="float">
            <text:p>34.36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365" calcext:value-type="float">
            <text:p>34.365</text:p>
          </table:table-cell>
          <table:table-cell table:formula="of:=([.C438]-[.C437])/([.$B438]-[.$B437])" office:value-type="float" office:value="0" calcext:value-type="float">
            <text:p>0.000</text:p>
          </table:table-cell>
          <table:table-cell table:style-name="ce1" table:formula="of:=([.D438]-[.D437])/([.$B$3]-[.$B$2])" office:value-type="float" office:value="0" calcext:value-type="float">
            <text:p>0.000</text:p>
          </table:table-cell>
          <table:table-cell office:value-type="float" office:value="34.365" calcext:value-type="float">
            <text:p>34.365</text:p>
          </table:table-cell>
          <table:table-cell table:formula="of:=([.F438]-[.F437])/([.$E438]-[.$E437])" office:value-type="float" office:value="0" calcext:value-type="float">
            <text:p>0.000</text:p>
          </table:table-cell>
          <table:table-cell table:formula="of:=([.G438]-[.G437])/([.$E438]-[.$E43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394" calcext:value-type="float">
            <text:p>38.394</text:p>
          </table:table-cell>
          <table:table-cell table:formula="of:=[.A438]-[.$A$2]" office:value-type="float" office:value="34.444" calcext:value-type="float">
            <text:p>34.44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444" calcext:value-type="float">
            <text:p>34.444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444" calcext:value-type="float">
            <text:p>34.444</text:p>
          </table:table-cell>
          <table:table-cell table:formula="of:=([.C439]-[.C438])/([.$B439]-[.$B438])" office:value-type="float" office:value="0" calcext:value-type="float">
            <text:p>0.000</text:p>
          </table:table-cell>
          <table:table-cell table:style-name="ce1" table:formula="of:=([.D439]-[.D438])/([.$B$3]-[.$B$2])" office:value-type="float" office:value="0" calcext:value-type="float">
            <text:p>0.000</text:p>
          </table:table-cell>
          <table:table-cell office:value-type="float" office:value="34.444" calcext:value-type="float">
            <text:p>34.444</text:p>
          </table:table-cell>
          <table:table-cell table:formula="of:=([.F439]-[.F438])/([.$E439]-[.$E438])" office:value-type="float" office:value="0" calcext:value-type="float">
            <text:p>0.000</text:p>
          </table:table-cell>
          <table:table-cell table:formula="of:=([.G439]-[.G438])/([.$E439]-[.$E43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473" calcext:value-type="float">
            <text:p>38.473</text:p>
          </table:table-cell>
          <table:table-cell table:formula="of:=[.A439]-[.$A$2]" office:value-type="float" office:value="34.523" calcext:value-type="float">
            <text:p>34.52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523" calcext:value-type="float">
            <text:p>34.523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523" calcext:value-type="float">
            <text:p>34.523</text:p>
          </table:table-cell>
          <table:table-cell table:formula="of:=([.C440]-[.C439])/([.$B440]-[.$B439])" office:value-type="float" office:value="0" calcext:value-type="float">
            <text:p>0.000</text:p>
          </table:table-cell>
          <table:table-cell table:style-name="ce1" table:formula="of:=([.D440]-[.D439])/([.$B$3]-[.$B$2])" office:value-type="float" office:value="0" calcext:value-type="float">
            <text:p>0.000</text:p>
          </table:table-cell>
          <table:table-cell office:value-type="float" office:value="34.523" calcext:value-type="float">
            <text:p>34.523</text:p>
          </table:table-cell>
          <table:table-cell table:formula="of:=([.F440]-[.F439])/([.$E440]-[.$E439])" office:value-type="float" office:value="0" calcext:value-type="float">
            <text:p>0.000</text:p>
          </table:table-cell>
          <table:table-cell table:formula="of:=([.G440]-[.G439])/([.$E440]-[.$E43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552" calcext:value-type="float">
            <text:p>38.552</text:p>
          </table:table-cell>
          <table:table-cell table:formula="of:=[.A440]-[.$A$2]" office:value-type="float" office:value="34.602" calcext:value-type="float">
            <text:p>34.60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602" calcext:value-type="float">
            <text:p>34.602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602" calcext:value-type="float">
            <text:p>34.602</text:p>
          </table:table-cell>
          <table:table-cell table:formula="of:=([.C441]-[.C440])/([.$B441]-[.$B440])" office:value-type="float" office:value="0" calcext:value-type="float">
            <text:p>0.000</text:p>
          </table:table-cell>
          <table:table-cell table:style-name="ce1" table:formula="of:=([.D441]-[.D440])/([.$B$3]-[.$B$2])" office:value-type="float" office:value="0" calcext:value-type="float">
            <text:p>0.000</text:p>
          </table:table-cell>
          <table:table-cell office:value-type="float" office:value="34.602" calcext:value-type="float">
            <text:p>34.602</text:p>
          </table:table-cell>
          <table:table-cell table:formula="of:=([.F441]-[.F440])/([.$E441]-[.$E440])" office:value-type="float" office:value="0" calcext:value-type="float">
            <text:p>0.000</text:p>
          </table:table-cell>
          <table:table-cell table:formula="of:=([.G441]-[.G440])/([.$E441]-[.$E44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631" calcext:value-type="float">
            <text:p>38.631</text:p>
          </table:table-cell>
          <table:table-cell table:formula="of:=[.A441]-[.$A$2]" office:value-type="float" office:value="34.681" calcext:value-type="float">
            <text:p>34.6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681" calcext:value-type="float">
            <text:p>34.68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681" calcext:value-type="float">
            <text:p>34.681</text:p>
          </table:table-cell>
          <table:table-cell table:formula="of:=([.C442]-[.C441])/([.$B442]-[.$B441])" office:value-type="float" office:value="0" calcext:value-type="float">
            <text:p>0.000</text:p>
          </table:table-cell>
          <table:table-cell table:style-name="ce1" table:formula="of:=([.D442]-[.D441])/([.$B$3]-[.$B$2])" office:value-type="float" office:value="0" calcext:value-type="float">
            <text:p>0.000</text:p>
          </table:table-cell>
          <table:table-cell office:value-type="float" office:value="34.681" calcext:value-type="float">
            <text:p>34.681</text:p>
          </table:table-cell>
          <table:table-cell table:formula="of:=([.F442]-[.F441])/([.$E442]-[.$E441])" office:value-type="float" office:value="0" calcext:value-type="float">
            <text:p>0.000</text:p>
          </table:table-cell>
          <table:table-cell table:formula="of:=([.G442]-[.G441])/([.$E442]-[.$E44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71" calcext:value-type="float">
            <text:p>38.71</text:p>
          </table:table-cell>
          <table:table-cell table:formula="of:=[.A442]-[.$A$2]" office:value-type="float" office:value="34.76" calcext:value-type="float">
            <text:p>34.7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76" calcext:value-type="float">
            <text:p>34.7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76" calcext:value-type="float">
            <text:p>34.76</text:p>
          </table:table-cell>
          <table:table-cell table:formula="of:=([.C443]-[.C442])/([.$B443]-[.$B442])" office:value-type="float" office:value="0" calcext:value-type="float">
            <text:p>0.000</text:p>
          </table:table-cell>
          <table:table-cell table:style-name="ce1" table:formula="of:=([.D443]-[.D442])/([.$B$3]-[.$B$2])" office:value-type="float" office:value="0" calcext:value-type="float">
            <text:p>0.000</text:p>
          </table:table-cell>
          <table:table-cell office:value-type="float" office:value="34.76" calcext:value-type="float">
            <text:p>34.76</text:p>
          </table:table-cell>
          <table:table-cell table:formula="of:=([.F443]-[.F442])/([.$E443]-[.$E442])" office:value-type="float" office:value="0" calcext:value-type="float">
            <text:p>0.000</text:p>
          </table:table-cell>
          <table:table-cell table:formula="of:=([.G443]-[.G442])/([.$E443]-[.$E44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789" calcext:value-type="float">
            <text:p>38.789</text:p>
          </table:table-cell>
          <table:table-cell table:formula="of:=[.A443]-[.$A$2]" office:value-type="float" office:value="34.839" calcext:value-type="float">
            <text:p>34.83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839" calcext:value-type="float">
            <text:p>34.83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839" calcext:value-type="float">
            <text:p>34.839</text:p>
          </table:table-cell>
          <table:table-cell table:formula="of:=([.C444]-[.C443])/([.$B444]-[.$B443])" office:value-type="float" office:value="0" calcext:value-type="float">
            <text:p>0.000</text:p>
          </table:table-cell>
          <table:table-cell table:style-name="ce1" table:formula="of:=([.D444]-[.D443])/([.$B$3]-[.$B$2])" office:value-type="float" office:value="0" calcext:value-type="float">
            <text:p>0.000</text:p>
          </table:table-cell>
          <table:table-cell office:value-type="float" office:value="34.839" calcext:value-type="float">
            <text:p>34.839</text:p>
          </table:table-cell>
          <table:table-cell table:formula="of:=([.F444]-[.F443])/([.$E444]-[.$E443])" office:value-type="float" office:value="0" calcext:value-type="float">
            <text:p>0.000</text:p>
          </table:table-cell>
          <table:table-cell table:formula="of:=([.G444]-[.G443])/([.$E444]-[.$E44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868" calcext:value-type="float">
            <text:p>38.868</text:p>
          </table:table-cell>
          <table:table-cell table:formula="of:=[.A444]-[.$A$2]" office:value-type="float" office:value="34.918" calcext:value-type="float">
            <text:p>34.91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918" calcext:value-type="float">
            <text:p>34.91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918" calcext:value-type="float">
            <text:p>34.918</text:p>
          </table:table-cell>
          <table:table-cell table:formula="of:=([.C445]-[.C444])/([.$B445]-[.$B444])" office:value-type="float" office:value="0" calcext:value-type="float">
            <text:p>0.000</text:p>
          </table:table-cell>
          <table:table-cell table:style-name="ce1" table:formula="of:=([.D445]-[.D444])/([.$B$3]-[.$B$2])" office:value-type="float" office:value="0" calcext:value-type="float">
            <text:p>0.000</text:p>
          </table:table-cell>
          <table:table-cell office:value-type="float" office:value="34.918" calcext:value-type="float">
            <text:p>34.918</text:p>
          </table:table-cell>
          <table:table-cell table:formula="of:=([.F445]-[.F444])/([.$E445]-[.$E444])" office:value-type="float" office:value="0" calcext:value-type="float">
            <text:p>0.000</text:p>
          </table:table-cell>
          <table:table-cell table:formula="of:=([.G445]-[.G444])/([.$E445]-[.$E44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8.947" calcext:value-type="float">
            <text:p>38.947</text:p>
          </table:table-cell>
          <table:table-cell table:formula="of:=[.A445]-[.$A$2]" office:value-type="float" office:value="34.997" calcext:value-type="float">
            <text:p>34.99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997" calcext:value-type="float">
            <text:p>34.997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4.997" calcext:value-type="float">
            <text:p>34.997</text:p>
          </table:table-cell>
          <table:table-cell table:formula="of:=([.C446]-[.C445])/([.$B446]-[.$B445])" office:value-type="float" office:value="0" calcext:value-type="float">
            <text:p>0.000</text:p>
          </table:table-cell>
          <table:table-cell table:style-name="ce1" table:formula="of:=([.D446]-[.D445])/([.$B$3]-[.$B$2])" office:value-type="float" office:value="0" calcext:value-type="float">
            <text:p>0.000</text:p>
          </table:table-cell>
          <table:table-cell office:value-type="float" office:value="34.997" calcext:value-type="float">
            <text:p>34.997</text:p>
          </table:table-cell>
          <table:table-cell table:formula="of:=([.F446]-[.F445])/([.$E446]-[.$E445])" office:value-type="float" office:value="0" calcext:value-type="float">
            <text:p>0.000</text:p>
          </table:table-cell>
          <table:table-cell table:formula="of:=([.G446]-[.G445])/([.$E446]-[.$E44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026" calcext:value-type="float">
            <text:p>39.026</text:p>
          </table:table-cell>
          <table:table-cell table:formula="of:=[.A446]-[.$A$2]" office:value-type="float" office:value="35.076" calcext:value-type="float">
            <text:p>35.07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076" calcext:value-type="float">
            <text:p>35.07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5.076" calcext:value-type="float">
            <text:p>35.076</text:p>
          </table:table-cell>
          <table:table-cell table:formula="of:=([.C447]-[.C446])/([.$B447]-[.$B446])" office:value-type="float" office:value="0" calcext:value-type="float">
            <text:p>0.000</text:p>
          </table:table-cell>
          <table:table-cell table:style-name="ce1" table:formula="of:=([.D447]-[.D446])/([.$B$3]-[.$B$2])" office:value-type="float" office:value="0" calcext:value-type="float">
            <text:p>0.000</text:p>
          </table:table-cell>
          <table:table-cell office:value-type="float" office:value="35.076" calcext:value-type="float">
            <text:p>35.076</text:p>
          </table:table-cell>
          <table:table-cell table:formula="of:=([.F447]-[.F446])/([.$E447]-[.$E446])" office:value-type="float" office:value="0" calcext:value-type="float">
            <text:p>0.000</text:p>
          </table:table-cell>
          <table:table-cell table:formula="of:=([.G447]-[.G446])/([.$E447]-[.$E44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105" calcext:value-type="float">
            <text:p>39.105</text:p>
          </table:table-cell>
          <table:table-cell table:formula="of:=[.A447]-[.$A$2]" office:value-type="float" office:value="35.155" calcext:value-type="float">
            <text:p>35.15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155" calcext:value-type="float">
            <text:p>35.15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5.155" calcext:value-type="float">
            <text:p>35.155</text:p>
          </table:table-cell>
          <table:table-cell table:formula="of:=([.C448]-[.C447])/([.$B448]-[.$B447])" office:value-type="float" office:value="0" calcext:value-type="float">
            <text:p>0.000</text:p>
          </table:table-cell>
          <table:table-cell table:style-name="ce1" table:formula="of:=([.D448]-[.D447])/([.$B$3]-[.$B$2])" office:value-type="float" office:value="0" calcext:value-type="float">
            <text:p>0.000</text:p>
          </table:table-cell>
          <table:table-cell office:value-type="float" office:value="35.155" calcext:value-type="float">
            <text:p>35.155</text:p>
          </table:table-cell>
          <table:table-cell table:formula="of:=([.F448]-[.F447])/([.$E448]-[.$E447])" office:value-type="float" office:value="0" calcext:value-type="float">
            <text:p>0.000</text:p>
          </table:table-cell>
          <table:table-cell table:formula="of:=([.G448]-[.G447])/([.$E448]-[.$E44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184" calcext:value-type="float">
            <text:p>39.184</text:p>
          </table:table-cell>
          <table:table-cell table:formula="of:=[.A448]-[.$A$2]" office:value-type="float" office:value="35.234" calcext:value-type="float">
            <text:p>35.23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234" calcext:value-type="float">
            <text:p>35.234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5.234" calcext:value-type="float">
            <text:p>35.234</text:p>
          </table:table-cell>
          <table:table-cell table:formula="of:=([.C449]-[.C448])/([.$B449]-[.$B448])" office:value-type="float" office:value="0" calcext:value-type="float">
            <text:p>0.000</text:p>
          </table:table-cell>
          <table:table-cell table:style-name="ce1" table:formula="of:=([.D449]-[.D448])/([.$B$3]-[.$B$2])" office:value-type="float" office:value="0" calcext:value-type="float">
            <text:p>0.000</text:p>
          </table:table-cell>
          <table:table-cell office:value-type="float" office:value="35.234" calcext:value-type="float">
            <text:p>35.234</text:p>
          </table:table-cell>
          <table:table-cell table:formula="of:=([.F449]-[.F448])/([.$E449]-[.$E448])" office:value-type="float" office:value="-0.632911392405062" calcext:value-type="float">
            <text:p>-0.633</text:p>
          </table:table-cell>
          <table:table-cell table:formula="of:=([.G449]-[.G448])/([.$E449]-[.$E44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263" calcext:value-type="float">
            <text:p>39.263</text:p>
          </table:table-cell>
          <table:table-cell table:formula="of:=[.A449]-[.$A$2]" office:value-type="float" office:value="35.313" calcext:value-type="float">
            <text:p>35.31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313" calcext:value-type="float">
            <text:p>35.313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5.313" calcext:value-type="float">
            <text:p>35.313</text:p>
          </table:table-cell>
          <table:table-cell table:formula="of:=([.C450]-[.C449])/([.$B450]-[.$B449])" office:value-type="float" office:value="0" calcext:value-type="float">
            <text:p>0.000</text:p>
          </table:table-cell>
          <table:table-cell table:style-name="ce1" table:formula="of:=([.D450]-[.D449])/([.$B$3]-[.$B$2])" office:value-type="float" office:value="0" calcext:value-type="float">
            <text:p>0.000</text:p>
          </table:table-cell>
          <table:table-cell office:value-type="float" office:value="35.313" calcext:value-type="float">
            <text:p>35.313</text:p>
          </table:table-cell>
          <table:table-cell table:formula="of:=([.F450]-[.F449])/([.$E450]-[.$E449])" office:value-type="float" office:value="0" calcext:value-type="float">
            <text:p>0.000</text:p>
          </table:table-cell>
          <table:table-cell table:formula="of:=([.G450]-[.G449])/([.$E450]-[.$E44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342" calcext:value-type="float">
            <text:p>39.342</text:p>
          </table:table-cell>
          <table:table-cell table:formula="of:=[.A450]-[.$A$2]" office:value-type="float" office:value="35.392" calcext:value-type="float">
            <text:p>35.39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392" calcext:value-type="float">
            <text:p>35.392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5.392" calcext:value-type="float">
            <text:p>35.392</text:p>
          </table:table-cell>
          <table:table-cell table:formula="of:=([.C451]-[.C450])/([.$B451]-[.$B450])" office:value-type="float" office:value="0" calcext:value-type="float">
            <text:p>0.000</text:p>
          </table:table-cell>
          <table:table-cell table:style-name="ce1" table:formula="of:=([.D451]-[.D450])/([.$B$3]-[.$B$2])" office:value-type="float" office:value="0" calcext:value-type="float">
            <text:p>0.000</text:p>
          </table:table-cell>
          <table:table-cell office:value-type="float" office:value="35.392" calcext:value-type="float">
            <text:p>35.392</text:p>
          </table:table-cell>
          <table:table-cell table:formula="of:=([.F451]-[.F450])/([.$E451]-[.$E450])" office:value-type="float" office:value="0" calcext:value-type="float">
            <text:p>0.000</text:p>
          </table:table-cell>
          <table:table-cell table:formula="of:=([.G451]-[.G450])/([.$E451]-[.$E45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421" calcext:value-type="float">
            <text:p>39.421</text:p>
          </table:table-cell>
          <table:table-cell table:formula="of:=[.A451]-[.$A$2]" office:value-type="float" office:value="35.471" calcext:value-type="float">
            <text:p>35.4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471" calcext:value-type="float">
            <text:p>35.47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5.471" calcext:value-type="float">
            <text:p>35.471</text:p>
          </table:table-cell>
          <table:table-cell table:formula="of:=([.C452]-[.C451])/([.$B452]-[.$B451])" office:value-type="float" office:value="0" calcext:value-type="float">
            <text:p>0.000</text:p>
          </table:table-cell>
          <table:table-cell table:style-name="ce1" table:formula="of:=([.D452]-[.D451])/([.$B$3]-[.$B$2])" office:value-type="float" office:value="0" calcext:value-type="float">
            <text:p>0.000</text:p>
          </table:table-cell>
          <table:table-cell office:value-type="float" office:value="35.471" calcext:value-type="float">
            <text:p>35.471</text:p>
          </table:table-cell>
          <table:table-cell table:formula="of:=([.F452]-[.F451])/([.$E452]-[.$E451])" office:value-type="float" office:value="0" calcext:value-type="float">
            <text:p>0.000</text:p>
          </table:table-cell>
          <table:table-cell table:formula="of:=([.G452]-[.G451])/([.$E452]-[.$E45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A452]-[.$A$2]" office:value-type="float" office:value="35.55" calcext:value-type="float">
            <text:p>35.5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55" calcext:value-type="float">
            <text:p>35.55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5.55" calcext:value-type="float">
            <text:p>35.55</text:p>
          </table:table-cell>
          <table:table-cell table:formula="of:=([.C453]-[.C452])/([.$B453]-[.$B452])" office:value-type="float" office:value="0" calcext:value-type="float">
            <text:p>0.000</text:p>
          </table:table-cell>
          <table:table-cell table:style-name="ce1" table:formula="of:=([.D453]-[.D452])/([.$B$3]-[.$B$2])" office:value-type="float" office:value="0" calcext:value-type="float">
            <text:p>0.000</text:p>
          </table:table-cell>
          <table:table-cell office:value-type="float" office:value="35.55" calcext:value-type="float">
            <text:p>35.55</text:p>
          </table:table-cell>
          <table:table-cell table:formula="of:=([.F453]-[.F452])/([.$E453]-[.$E452])" office:value-type="float" office:value="0" calcext:value-type="float">
            <text:p>0.000</text:p>
          </table:table-cell>
          <table:table-cell table:formula="of:=([.G453]-[.G452])/([.$E453]-[.$E45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579" calcext:value-type="float">
            <text:p>39.579</text:p>
          </table:table-cell>
          <table:table-cell table:formula="of:=[.A453]-[.$A$2]" office:value-type="float" office:value="35.629" calcext:value-type="float">
            <text:p>35.62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629" calcext:value-type="float">
            <text:p>35.629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5.629" calcext:value-type="float">
            <text:p>35.629</text:p>
          </table:table-cell>
          <table:table-cell table:formula="of:=([.C454]-[.C453])/([.$B454]-[.$B453])" office:value-type="float" office:value="0" calcext:value-type="float">
            <text:p>0.000</text:p>
          </table:table-cell>
          <table:table-cell table:style-name="ce1" table:formula="of:=([.D454]-[.D453])/([.$B$3]-[.$B$2])" office:value-type="float" office:value="0" calcext:value-type="float">
            <text:p>0.000</text:p>
          </table:table-cell>
          <table:table-cell office:value-type="float" office:value="35.629" calcext:value-type="float">
            <text:p>35.629</text:p>
          </table:table-cell>
          <table:table-cell table:formula="of:=([.F454]-[.F453])/([.$E454]-[.$E453])" office:value-type="float" office:value="0" calcext:value-type="float">
            <text:p>0.000</text:p>
          </table:table-cell>
          <table:table-cell table:formula="of:=([.G454]-[.G453])/([.$E454]-[.$E45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658" calcext:value-type="float">
            <text:p>39.658</text:p>
          </table:table-cell>
          <table:table-cell table:formula="of:=[.A454]-[.$A$2]" office:value-type="float" office:value="35.708" calcext:value-type="float">
            <text:p>35.70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708" calcext:value-type="float">
            <text:p>35.708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5.708" calcext:value-type="float">
            <text:p>35.708</text:p>
          </table:table-cell>
          <table:table-cell table:formula="of:=([.C455]-[.C454])/([.$B455]-[.$B454])" office:value-type="float" office:value="0" calcext:value-type="float">
            <text:p>0.000</text:p>
          </table:table-cell>
          <table:table-cell table:style-name="ce1" table:formula="of:=([.D455]-[.D454])/([.$B$3]-[.$B$2])" office:value-type="float" office:value="0" calcext:value-type="float">
            <text:p>0.000</text:p>
          </table:table-cell>
          <table:table-cell office:value-type="float" office:value="35.708" calcext:value-type="float">
            <text:p>35.708</text:p>
          </table:table-cell>
          <table:table-cell table:formula="of:=([.F455]-[.F454])/([.$E455]-[.$E454])" office:value-type="float" office:value="0" calcext:value-type="float">
            <text:p>0.000</text:p>
          </table:table-cell>
          <table:table-cell table:formula="of:=([.G455]-[.G454])/([.$E455]-[.$E45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737" calcext:value-type="float">
            <text:p>39.737</text:p>
          </table:table-cell>
          <table:table-cell table:formula="of:=[.A455]-[.$A$2]" office:value-type="float" office:value="35.787" calcext:value-type="float">
            <text:p>35.78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787" calcext:value-type="float">
            <text:p>35.787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5.787" calcext:value-type="float">
            <text:p>35.787</text:p>
          </table:table-cell>
          <table:table-cell table:formula="of:=([.C456]-[.C455])/([.$B456]-[.$B455])" office:value-type="float" office:value="0" calcext:value-type="float">
            <text:p>0.000</text:p>
          </table:table-cell>
          <table:table-cell table:style-name="ce1" table:formula="of:=([.D456]-[.D455])/([.$B$3]-[.$B$2])" office:value-type="float" office:value="0" calcext:value-type="float">
            <text:p>0.000</text:p>
          </table:table-cell>
          <table:table-cell office:value-type="float" office:value="35.787" calcext:value-type="float">
            <text:p>35.787</text:p>
          </table:table-cell>
          <table:table-cell table:formula="of:=([.F456]-[.F455])/([.$E456]-[.$E455])" office:value-type="float" office:value="0" calcext:value-type="float">
            <text:p>0.000</text:p>
          </table:table-cell>
          <table:table-cell table:formula="of:=([.G456]-[.G455])/([.$E456]-[.$E45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816" calcext:value-type="float">
            <text:p>39.816</text:p>
          </table:table-cell>
          <table:table-cell table:formula="of:=[.A456]-[.$A$2]" office:value-type="float" office:value="35.866" calcext:value-type="float">
            <text:p>35.86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866" calcext:value-type="float">
            <text:p>35.866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5.866" calcext:value-type="float">
            <text:p>35.866</text:p>
          </table:table-cell>
          <table:table-cell table:formula="of:=([.C457]-[.C456])/([.$B457]-[.$B456])" office:value-type="float" office:value="0" calcext:value-type="float">
            <text:p>0.000</text:p>
          </table:table-cell>
          <table:table-cell table:style-name="ce1" table:formula="of:=([.D457]-[.D456])/([.$B$3]-[.$B$2])" office:value-type="float" office:value="0" calcext:value-type="float">
            <text:p>0.000</text:p>
          </table:table-cell>
          <table:table-cell office:value-type="float" office:value="35.866" calcext:value-type="float">
            <text:p>35.866</text:p>
          </table:table-cell>
          <table:table-cell table:formula="of:=([.F457]-[.F456])/([.$E457]-[.$E456])" office:value-type="float" office:value="0" calcext:value-type="float">
            <text:p>0.000</text:p>
          </table:table-cell>
          <table:table-cell table:formula="of:=([.G457]-[.G456])/([.$E457]-[.$E45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895" calcext:value-type="float">
            <text:p>39.895</text:p>
          </table:table-cell>
          <table:table-cell table:formula="of:=[.A457]-[.$A$2]" office:value-type="float" office:value="35.945" calcext:value-type="float">
            <text:p>35.94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945" calcext:value-type="float">
            <text:p>35.945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5.945" calcext:value-type="float">
            <text:p>35.945</text:p>
          </table:table-cell>
          <table:table-cell table:formula="of:=([.C458]-[.C457])/([.$B458]-[.$B457])" office:value-type="float" office:value="0" calcext:value-type="float">
            <text:p>0.000</text:p>
          </table:table-cell>
          <table:table-cell table:style-name="ce1" table:formula="of:=([.D458]-[.D457])/([.$B$3]-[.$B$2])" office:value-type="float" office:value="0" calcext:value-type="float">
            <text:p>0.000</text:p>
          </table:table-cell>
          <table:table-cell office:value-type="float" office:value="35.945" calcext:value-type="float">
            <text:p>35.945</text:p>
          </table:table-cell>
          <table:table-cell table:formula="of:=([.F458]-[.F457])/([.$E458]-[.$E457])" office:value-type="float" office:value="0" calcext:value-type="float">
            <text:p>0.000</text:p>
          </table:table-cell>
          <table:table-cell table:formula="of:=([.G458]-[.G457])/([.$E458]-[.$E45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39.974" calcext:value-type="float">
            <text:p>39.974</text:p>
          </table:table-cell>
          <table:table-cell table:formula="of:=[.A458]-[.$A$2]" office:value-type="float" office:value="36.024" calcext:value-type="float">
            <text:p>36.02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024" calcext:value-type="float">
            <text:p>36.024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6.024" calcext:value-type="float">
            <text:p>36.024</text:p>
          </table:table-cell>
          <table:table-cell table:formula="of:=([.C459]-[.C458])/([.$B459]-[.$B458])" office:value-type="float" office:value="0" calcext:value-type="float">
            <text:p>0.000</text:p>
          </table:table-cell>
          <table:table-cell table:style-name="ce1" table:formula="of:=([.D459]-[.D458])/([.$B$3]-[.$B$2])" office:value-type="float" office:value="0" calcext:value-type="float">
            <text:p>0.000</text:p>
          </table:table-cell>
          <table:table-cell office:value-type="float" office:value="36.024" calcext:value-type="float">
            <text:p>36.024</text:p>
          </table:table-cell>
          <table:table-cell table:formula="of:=([.F459]-[.F458])/([.$E459]-[.$E458])" office:value-type="float" office:value="0" calcext:value-type="float">
            <text:p>0.000</text:p>
          </table:table-cell>
          <table:table-cell table:formula="of:=([.G459]-[.G458])/([.$E459]-[.$E45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053" calcext:value-type="float">
            <text:p>40.053</text:p>
          </table:table-cell>
          <table:table-cell table:formula="of:=[.A459]-[.$A$2]" office:value-type="float" office:value="36.103" calcext:value-type="float">
            <text:p>36.10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103" calcext:value-type="float">
            <text:p>36.103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6.103" calcext:value-type="float">
            <text:p>36.103</text:p>
          </table:table-cell>
          <table:table-cell table:formula="of:=([.C460]-[.C459])/([.$B460]-[.$B459])" office:value-type="float" office:value="0" calcext:value-type="float">
            <text:p>0.000</text:p>
          </table:table-cell>
          <table:table-cell table:style-name="ce1" table:formula="of:=([.D460]-[.D459])/([.$B$3]-[.$B$2])" office:value-type="float" office:value="0" calcext:value-type="float">
            <text:p>0.000</text:p>
          </table:table-cell>
          <table:table-cell office:value-type="float" office:value="36.103" calcext:value-type="float">
            <text:p>36.103</text:p>
          </table:table-cell>
          <table:table-cell table:formula="of:=([.F460]-[.F459])/([.$E460]-[.$E459])" office:value-type="float" office:value="0" calcext:value-type="float">
            <text:p>0.000</text:p>
          </table:table-cell>
          <table:table-cell table:formula="of:=([.G460]-[.G459])/([.$E460]-[.$E45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132" calcext:value-type="float">
            <text:p>40.132</text:p>
          </table:table-cell>
          <table:table-cell table:formula="of:=[.A460]-[.$A$2]" office:value-type="float" office:value="36.182" calcext:value-type="float">
            <text:p>36.18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182" calcext:value-type="float">
            <text:p>36.182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6.182" calcext:value-type="float">
            <text:p>36.182</text:p>
          </table:table-cell>
          <table:table-cell table:formula="of:=([.C461]-[.C460])/([.$B461]-[.$B460])" office:value-type="float" office:value="0" calcext:value-type="float">
            <text:p>0.000</text:p>
          </table:table-cell>
          <table:table-cell table:style-name="ce1" table:formula="of:=([.D461]-[.D460])/([.$B$3]-[.$B$2])" office:value-type="float" office:value="0" calcext:value-type="float">
            <text:p>0.000</text:p>
          </table:table-cell>
          <table:table-cell office:value-type="float" office:value="36.182" calcext:value-type="float">
            <text:p>36.182</text:p>
          </table:table-cell>
          <table:table-cell table:formula="of:=([.F461]-[.F460])/([.$E461]-[.$E460])" office:value-type="float" office:value="0" calcext:value-type="float">
            <text:p>0.000</text:p>
          </table:table-cell>
          <table:table-cell table:formula="of:=([.G461]-[.G460])/([.$E461]-[.$E46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211" calcext:value-type="float">
            <text:p>40.211</text:p>
          </table:table-cell>
          <table:table-cell table:formula="of:=[.A461]-[.$A$2]" office:value-type="float" office:value="36.261" calcext:value-type="float">
            <text:p>36.2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261" calcext:value-type="float">
            <text:p>36.26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  <table:table-cell office:value-type="float" office:value="36.261" calcext:value-type="float">
            <text:p>36.261</text:p>
          </table:table-cell>
          <table:table-cell table:formula="of:=([.C462]-[.C461])/([.$B462]-[.$B461])" office:value-type="float" office:value="0" calcext:value-type="float">
            <text:p>0.000</text:p>
          </table:table-cell>
          <table:table-cell table:style-name="ce1" table:formula="of:=([.D462]-[.D461])/([.$B$3]-[.$B$2])" office:value-type="float" office:value="0" calcext:value-type="float">
            <text:p>0.000</text:p>
          </table:table-cell>
          <table:table-cell office:value-type="float" office:value="36.261" calcext:value-type="float">
            <text:p>36.261</text:p>
          </table:table-cell>
          <table:table-cell table:formula="of:=([.F462]-[.F461])/([.$E462]-[.$E461])" office:value-type="float" office:value="0.632911392405062" calcext:value-type="float">
            <text:p>0.633</text:p>
          </table:table-cell>
          <table:table-cell table:formula="of:=([.G462]-[.G461])/([.$E462]-[.$E46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29" calcext:value-type="float">
            <text:p>40.29</text:p>
          </table:table-cell>
          <table:table-cell table:formula="of:=[.A462]-[.$A$2]" office:value-type="float" office:value="36.34" calcext:value-type="float">
            <text:p>36.3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34" calcext:value-type="float">
            <text:p>36.34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6.34" calcext:value-type="float">
            <text:p>36.34</text:p>
          </table:table-cell>
          <table:table-cell table:formula="of:=([.C463]-[.C462])/([.$B463]-[.$B462])" office:value-type="float" office:value="0" calcext:value-type="float">
            <text:p>0.000</text:p>
          </table:table-cell>
          <table:table-cell table:style-name="ce1" table:formula="of:=([.D463]-[.D462])/([.$B$3]-[.$B$2])" office:value-type="float" office:value="0" calcext:value-type="float">
            <text:p>0.000</text:p>
          </table:table-cell>
          <table:table-cell office:value-type="float" office:value="36.34" calcext:value-type="float">
            <text:p>36.34</text:p>
          </table:table-cell>
          <table:table-cell table:formula="of:=([.F463]-[.F462])/([.$E463]-[.$E462])" office:value-type="float" office:value="0" calcext:value-type="float">
            <text:p>0.000</text:p>
          </table:table-cell>
          <table:table-cell table:formula="of:=([.G463]-[.G462])/([.$E463]-[.$E46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369" calcext:value-type="float">
            <text:p>40.369</text:p>
          </table:table-cell>
          <table:table-cell table:formula="of:=[.A463]-[.$A$2]" office:value-type="float" office:value="36.419" calcext:value-type="float">
            <text:p>36.41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419" calcext:value-type="float">
            <text:p>36.41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6.419" calcext:value-type="float">
            <text:p>36.419</text:p>
          </table:table-cell>
          <table:table-cell table:formula="of:=([.C464]-[.C463])/([.$B464]-[.$B463])" office:value-type="float" office:value="0" calcext:value-type="float">
            <text:p>0.000</text:p>
          </table:table-cell>
          <table:table-cell table:style-name="ce1" table:formula="of:=([.D464]-[.D463])/([.$B$3]-[.$B$2])" office:value-type="float" office:value="0" calcext:value-type="float">
            <text:p>0.000</text:p>
          </table:table-cell>
          <table:table-cell office:value-type="float" office:value="36.419" calcext:value-type="float">
            <text:p>36.419</text:p>
          </table:table-cell>
          <table:table-cell table:formula="of:=([.F464]-[.F463])/([.$E464]-[.$E463])" office:value-type="float" office:value="0" calcext:value-type="float">
            <text:p>0.000</text:p>
          </table:table-cell>
          <table:table-cell table:formula="of:=([.G464]-[.G463])/([.$E464]-[.$E46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448" calcext:value-type="float">
            <text:p>40.448</text:p>
          </table:table-cell>
          <table:table-cell table:formula="of:=[.A464]-[.$A$2]" office:value-type="float" office:value="36.498" calcext:value-type="float">
            <text:p>36.49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498" calcext:value-type="float">
            <text:p>36.49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6.498" calcext:value-type="float">
            <text:p>36.498</text:p>
          </table:table-cell>
          <table:table-cell table:formula="of:=([.C465]-[.C464])/([.$B465]-[.$B464])" office:value-type="float" office:value="0" calcext:value-type="float">
            <text:p>0.000</text:p>
          </table:table-cell>
          <table:table-cell table:style-name="ce1" table:formula="of:=([.D465]-[.D464])/([.$B$3]-[.$B$2])" office:value-type="float" office:value="0" calcext:value-type="float">
            <text:p>0.000</text:p>
          </table:table-cell>
          <table:table-cell office:value-type="float" office:value="36.498" calcext:value-type="float">
            <text:p>36.498</text:p>
          </table:table-cell>
          <table:table-cell table:formula="of:=([.F465]-[.F464])/([.$E465]-[.$E464])" office:value-type="float" office:value="0" calcext:value-type="float">
            <text:p>0.000</text:p>
          </table:table-cell>
          <table:table-cell table:formula="of:=([.G465]-[.G464])/([.$E465]-[.$E46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527" calcext:value-type="float">
            <text:p>40.527</text:p>
          </table:table-cell>
          <table:table-cell table:formula="of:=[.A465]-[.$A$2]" office:value-type="float" office:value="36.577" calcext:value-type="float">
            <text:p>36.57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577" calcext:value-type="float">
            <text:p>36.577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6.577" calcext:value-type="float">
            <text:p>36.577</text:p>
          </table:table-cell>
          <table:table-cell table:formula="of:=([.C466]-[.C465])/([.$B466]-[.$B465])" office:value-type="float" office:value="0" calcext:value-type="float">
            <text:p>0.000</text:p>
          </table:table-cell>
          <table:table-cell table:style-name="ce1" table:formula="of:=([.D466]-[.D465])/([.$B$3]-[.$B$2])" office:value-type="float" office:value="0" calcext:value-type="float">
            <text:p>0.000</text:p>
          </table:table-cell>
          <table:table-cell office:value-type="float" office:value="36.577" calcext:value-type="float">
            <text:p>36.577</text:p>
          </table:table-cell>
          <table:table-cell table:formula="of:=([.F466]-[.F465])/([.$E466]-[.$E465])" office:value-type="float" office:value="0" calcext:value-type="float">
            <text:p>0.000</text:p>
          </table:table-cell>
          <table:table-cell table:formula="of:=([.G466]-[.G465])/([.$E466]-[.$E46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606" calcext:value-type="float">
            <text:p>40.606</text:p>
          </table:table-cell>
          <table:table-cell table:formula="of:=[.A466]-[.$A$2]" office:value-type="float" office:value="36.656" calcext:value-type="float">
            <text:p>36.65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656" calcext:value-type="float">
            <text:p>36.65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6.656" calcext:value-type="float">
            <text:p>36.656</text:p>
          </table:table-cell>
          <table:table-cell table:formula="of:=([.C467]-[.C466])/([.$B467]-[.$B466])" office:value-type="float" office:value="0" calcext:value-type="float">
            <text:p>0.000</text:p>
          </table:table-cell>
          <table:table-cell table:style-name="ce1" table:formula="of:=([.D467]-[.D466])/([.$B$3]-[.$B$2])" office:value-type="float" office:value="0" calcext:value-type="float">
            <text:p>0.000</text:p>
          </table:table-cell>
          <table:table-cell office:value-type="float" office:value="36.656" calcext:value-type="float">
            <text:p>36.656</text:p>
          </table:table-cell>
          <table:table-cell table:formula="of:=([.F467]-[.F466])/([.$E467]-[.$E466])" office:value-type="float" office:value="0" calcext:value-type="float">
            <text:p>0.000</text:p>
          </table:table-cell>
          <table:table-cell table:formula="of:=([.G467]-[.G466])/([.$E467]-[.$E46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685" calcext:value-type="float">
            <text:p>40.685</text:p>
          </table:table-cell>
          <table:table-cell table:formula="of:=[.A467]-[.$A$2]" office:value-type="float" office:value="36.735" calcext:value-type="float">
            <text:p>36.73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735" calcext:value-type="float">
            <text:p>36.73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6.735" calcext:value-type="float">
            <text:p>36.735</text:p>
          </table:table-cell>
          <table:table-cell table:formula="of:=([.C468]-[.C467])/([.$B468]-[.$B467])" office:value-type="float" office:value="0" calcext:value-type="float">
            <text:p>0.000</text:p>
          </table:table-cell>
          <table:table-cell table:style-name="ce1" table:formula="of:=([.D468]-[.D467])/([.$B$3]-[.$B$2])" office:value-type="float" office:value="0" calcext:value-type="float">
            <text:p>0.000</text:p>
          </table:table-cell>
          <table:table-cell office:value-type="float" office:value="36.735" calcext:value-type="float">
            <text:p>36.735</text:p>
          </table:table-cell>
          <table:table-cell table:formula="of:=([.F468]-[.F467])/([.$E468]-[.$E467])" office:value-type="float" office:value="0" calcext:value-type="float">
            <text:p>0.000</text:p>
          </table:table-cell>
          <table:table-cell table:formula="of:=([.G468]-[.G467])/([.$E468]-[.$E46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764" calcext:value-type="float">
            <text:p>40.764</text:p>
          </table:table-cell>
          <table:table-cell table:formula="of:=[.A468]-[.$A$2]" office:value-type="float" office:value="36.814" calcext:value-type="float">
            <text:p>36.81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814" calcext:value-type="float">
            <text:p>36.814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6.814" calcext:value-type="float">
            <text:p>36.814</text:p>
          </table:table-cell>
          <table:table-cell table:formula="of:=([.C469]-[.C468])/([.$B469]-[.$B468])" office:value-type="float" office:value="0" calcext:value-type="float">
            <text:p>0.000</text:p>
          </table:table-cell>
          <table:table-cell table:style-name="ce1" table:formula="of:=([.D469]-[.D468])/([.$B$3]-[.$B$2])" office:value-type="float" office:value="0" calcext:value-type="float">
            <text:p>0.000</text:p>
          </table:table-cell>
          <table:table-cell office:value-type="float" office:value="36.814" calcext:value-type="float">
            <text:p>36.814</text:p>
          </table:table-cell>
          <table:table-cell table:formula="of:=([.F469]-[.F468])/([.$E469]-[.$E468])" office:value-type="float" office:value="0" calcext:value-type="float">
            <text:p>0.000</text:p>
          </table:table-cell>
          <table:table-cell table:formula="of:=([.G469]-[.G468])/([.$E469]-[.$E46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843" calcext:value-type="float">
            <text:p>40.843</text:p>
          </table:table-cell>
          <table:table-cell table:formula="of:=[.A469]-[.$A$2]" office:value-type="float" office:value="36.893" calcext:value-type="float">
            <text:p>36.89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893" calcext:value-type="float">
            <text:p>36.893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6.893" calcext:value-type="float">
            <text:p>36.893</text:p>
          </table:table-cell>
          <table:table-cell table:formula="of:=([.C470]-[.C469])/([.$B470]-[.$B469])" office:value-type="float" office:value="0" calcext:value-type="float">
            <text:p>0.000</text:p>
          </table:table-cell>
          <table:table-cell table:style-name="ce1" table:formula="of:=([.D470]-[.D469])/([.$B$3]-[.$B$2])" office:value-type="float" office:value="0" calcext:value-type="float">
            <text:p>0.000</text:p>
          </table:table-cell>
          <table:table-cell office:value-type="float" office:value="36.893" calcext:value-type="float">
            <text:p>36.893</text:p>
          </table:table-cell>
          <table:table-cell table:formula="of:=([.F470]-[.F469])/([.$E470]-[.$E469])" office:value-type="float" office:value="0" calcext:value-type="float">
            <text:p>0.000</text:p>
          </table:table-cell>
          <table:table-cell table:formula="of:=([.G470]-[.G469])/([.$E470]-[.$E46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.922" calcext:value-type="float">
            <text:p>40.922</text:p>
          </table:table-cell>
          <table:table-cell table:formula="of:=[.A470]-[.$A$2]" office:value-type="float" office:value="36.972" calcext:value-type="float">
            <text:p>36.97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972" calcext:value-type="float">
            <text:p>36.972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6.972" calcext:value-type="float">
            <text:p>36.972</text:p>
          </table:table-cell>
          <table:table-cell table:formula="of:=([.C471]-[.C470])/([.$B471]-[.$B470])" office:value-type="float" office:value="0" calcext:value-type="float">
            <text:p>0.000</text:p>
          </table:table-cell>
          <table:table-cell table:style-name="ce1" table:formula="of:=([.D471]-[.D470])/([.$B$3]-[.$B$2])" office:value-type="float" office:value="0" calcext:value-type="float">
            <text:p>0.000</text:p>
          </table:table-cell>
          <table:table-cell office:value-type="float" office:value="36.972" calcext:value-type="float">
            <text:p>36.972</text:p>
          </table:table-cell>
          <table:table-cell table:formula="of:=([.F471]-[.F470])/([.$E471]-[.$E470])" office:value-type="float" office:value="0" calcext:value-type="float">
            <text:p>0.000</text:p>
          </table:table-cell>
          <table:table-cell table:formula="of:=([.G471]-[.G470])/([.$E471]-[.$E47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001" calcext:value-type="float">
            <text:p>41.001</text:p>
          </table:table-cell>
          <table:table-cell table:formula="of:=[.A471]-[.$A$2]" office:value-type="float" office:value="37.051" calcext:value-type="float">
            <text:p>37.0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051" calcext:value-type="float">
            <text:p>37.05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051" calcext:value-type="float">
            <text:p>37.051</text:p>
          </table:table-cell>
          <table:table-cell table:formula="of:=([.C472]-[.C471])/([.$B472]-[.$B471])" office:value-type="float" office:value="0" calcext:value-type="float">
            <text:p>0.000</text:p>
          </table:table-cell>
          <table:table-cell table:style-name="ce1" table:formula="of:=([.D472]-[.D471])/([.$B$3]-[.$B$2])" office:value-type="float" office:value="0" calcext:value-type="float">
            <text:p>0.000</text:p>
          </table:table-cell>
          <table:table-cell office:value-type="float" office:value="37.051" calcext:value-type="float">
            <text:p>37.051</text:p>
          </table:table-cell>
          <table:table-cell table:formula="of:=([.F472]-[.F471])/([.$E472]-[.$E471])" office:value-type="float" office:value="0" calcext:value-type="float">
            <text:p>0.000</text:p>
          </table:table-cell>
          <table:table-cell table:formula="of:=([.G472]-[.G471])/([.$E472]-[.$E47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08" calcext:value-type="float">
            <text:p>41.08</text:p>
          </table:table-cell>
          <table:table-cell table:formula="of:=[.A472]-[.$A$2]" office:value-type="float" office:value="37.13" calcext:value-type="float">
            <text:p>37.1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13" calcext:value-type="float">
            <text:p>37.13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13" calcext:value-type="float">
            <text:p>37.13</text:p>
          </table:table-cell>
          <table:table-cell table:formula="of:=([.C473]-[.C472])/([.$B473]-[.$B472])" office:value-type="float" office:value="0" calcext:value-type="float">
            <text:p>0.000</text:p>
          </table:table-cell>
          <table:table-cell table:style-name="ce1" table:formula="of:=([.D473]-[.D472])/([.$B$3]-[.$B$2])" office:value-type="float" office:value="0" calcext:value-type="float">
            <text:p>0.000</text:p>
          </table:table-cell>
          <table:table-cell office:value-type="float" office:value="37.13" calcext:value-type="float">
            <text:p>37.13</text:p>
          </table:table-cell>
          <table:table-cell table:formula="of:=([.F473]-[.F472])/([.$E473]-[.$E472])" office:value-type="float" office:value="0" calcext:value-type="float">
            <text:p>0.000</text:p>
          </table:table-cell>
          <table:table-cell table:formula="of:=([.G473]-[.G472])/([.$E473]-[.$E47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159" calcext:value-type="float">
            <text:p>41.159</text:p>
          </table:table-cell>
          <table:table-cell table:formula="of:=[.A473]-[.$A$2]" office:value-type="float" office:value="37.209" calcext:value-type="float">
            <text:p>37.20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209" calcext:value-type="float">
            <text:p>37.20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209" calcext:value-type="float">
            <text:p>37.209</text:p>
          </table:table-cell>
          <table:table-cell table:formula="of:=([.C474]-[.C473])/([.$B474]-[.$B473])" office:value-type="float" office:value="0" calcext:value-type="float">
            <text:p>0.000</text:p>
          </table:table-cell>
          <table:table-cell table:style-name="ce1" table:formula="of:=([.D474]-[.D473])/([.$B$3]-[.$B$2])" office:value-type="float" office:value="0" calcext:value-type="float">
            <text:p>0.000</text:p>
          </table:table-cell>
          <table:table-cell office:value-type="float" office:value="37.209" calcext:value-type="float">
            <text:p>37.209</text:p>
          </table:table-cell>
          <table:table-cell table:formula="of:=([.F474]-[.F473])/([.$E474]-[.$E473])" office:value-type="float" office:value="0" calcext:value-type="float">
            <text:p>0.000</text:p>
          </table:table-cell>
          <table:table-cell table:formula="of:=([.G474]-[.G473])/([.$E474]-[.$E47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238" calcext:value-type="float">
            <text:p>41.238</text:p>
          </table:table-cell>
          <table:table-cell table:formula="of:=[.A474]-[.$A$2]" office:value-type="float" office:value="37.288" calcext:value-type="float">
            <text:p>37.28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288" calcext:value-type="float">
            <text:p>37.28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288" calcext:value-type="float">
            <text:p>37.288</text:p>
          </table:table-cell>
          <table:table-cell table:formula="of:=([.C475]-[.C474])/([.$B475]-[.$B474])" office:value-type="float" office:value="0" calcext:value-type="float">
            <text:p>0.000</text:p>
          </table:table-cell>
          <table:table-cell table:style-name="ce1" table:formula="of:=([.D475]-[.D474])/([.$B$3]-[.$B$2])" office:value-type="float" office:value="0" calcext:value-type="float">
            <text:p>0.000</text:p>
          </table:table-cell>
          <table:table-cell office:value-type="float" office:value="37.288" calcext:value-type="float">
            <text:p>37.288</text:p>
          </table:table-cell>
          <table:table-cell table:formula="of:=([.F475]-[.F474])/([.$E475]-[.$E474])" office:value-type="float" office:value="0" calcext:value-type="float">
            <text:p>0.000</text:p>
          </table:table-cell>
          <table:table-cell table:formula="of:=([.G475]-[.G474])/([.$E475]-[.$E47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317" calcext:value-type="float">
            <text:p>41.317</text:p>
          </table:table-cell>
          <table:table-cell table:formula="of:=[.A475]-[.$A$2]" office:value-type="float" office:value="37.367" calcext:value-type="float">
            <text:p>37.36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367" calcext:value-type="float">
            <text:p>37.367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367" calcext:value-type="float">
            <text:p>37.367</text:p>
          </table:table-cell>
          <table:table-cell table:formula="of:=([.C476]-[.C475])/([.$B476]-[.$B475])" office:value-type="float" office:value="0" calcext:value-type="float">
            <text:p>0.000</text:p>
          </table:table-cell>
          <table:table-cell table:style-name="ce1" table:formula="of:=([.D476]-[.D475])/([.$B$3]-[.$B$2])" office:value-type="float" office:value="0" calcext:value-type="float">
            <text:p>0.000</text:p>
          </table:table-cell>
          <table:table-cell office:value-type="float" office:value="37.367" calcext:value-type="float">
            <text:p>37.367</text:p>
          </table:table-cell>
          <table:table-cell table:formula="of:=([.F476]-[.F475])/([.$E476]-[.$E475])" office:value-type="float" office:value="0" calcext:value-type="float">
            <text:p>0.000</text:p>
          </table:table-cell>
          <table:table-cell table:formula="of:=([.G476]-[.G475])/([.$E476]-[.$E47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396" calcext:value-type="float">
            <text:p>41.396</text:p>
          </table:table-cell>
          <table:table-cell table:formula="of:=[.A476]-[.$A$2]" office:value-type="float" office:value="37.446" calcext:value-type="float">
            <text:p>37.44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446" calcext:value-type="float">
            <text:p>37.44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446" calcext:value-type="float">
            <text:p>37.446</text:p>
          </table:table-cell>
          <table:table-cell table:formula="of:=([.C477]-[.C476])/([.$B477]-[.$B476])" office:value-type="float" office:value="0" calcext:value-type="float">
            <text:p>0.000</text:p>
          </table:table-cell>
          <table:table-cell table:style-name="ce1" table:formula="of:=([.D477]-[.D476])/([.$B$3]-[.$B$2])" office:value-type="float" office:value="0" calcext:value-type="float">
            <text:p>0.000</text:p>
          </table:table-cell>
          <table:table-cell office:value-type="float" office:value="37.446" calcext:value-type="float">
            <text:p>37.446</text:p>
          </table:table-cell>
          <table:table-cell table:formula="of:=([.F477]-[.F476])/([.$E477]-[.$E476])" office:value-type="float" office:value="0" calcext:value-type="float">
            <text:p>0.000</text:p>
          </table:table-cell>
          <table:table-cell table:formula="of:=([.G477]-[.G476])/([.$E477]-[.$E47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475" calcext:value-type="float">
            <text:p>41.475</text:p>
          </table:table-cell>
          <table:table-cell table:formula="of:=[.A477]-[.$A$2]" office:value-type="float" office:value="37.525" calcext:value-type="float">
            <text:p>37.52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525" calcext:value-type="float">
            <text:p>37.52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525" calcext:value-type="float">
            <text:p>37.525</text:p>
          </table:table-cell>
          <table:table-cell table:formula="of:=([.C478]-[.C477])/([.$B478]-[.$B477])" office:value-type="float" office:value="0" calcext:value-type="float">
            <text:p>0.000</text:p>
          </table:table-cell>
          <table:table-cell table:style-name="ce1" table:formula="of:=([.D478]-[.D477])/([.$B$3]-[.$B$2])" office:value-type="float" office:value="0" calcext:value-type="float">
            <text:p>0.000</text:p>
          </table:table-cell>
          <table:table-cell office:value-type="float" office:value="37.525" calcext:value-type="float">
            <text:p>37.525</text:p>
          </table:table-cell>
          <table:table-cell table:formula="of:=([.F478]-[.F477])/([.$E478]-[.$E477])" office:value-type="float" office:value="0" calcext:value-type="float">
            <text:p>0.000</text:p>
          </table:table-cell>
          <table:table-cell table:formula="of:=([.G478]-[.G477])/([.$E478]-[.$E47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554" calcext:value-type="float">
            <text:p>41.554</text:p>
          </table:table-cell>
          <table:table-cell table:formula="of:=[.A478]-[.$A$2]" office:value-type="float" office:value="37.604" calcext:value-type="float">
            <text:p>37.60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604" calcext:value-type="float">
            <text:p>37.604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604" calcext:value-type="float">
            <text:p>37.604</text:p>
          </table:table-cell>
          <table:table-cell table:formula="of:=([.C479]-[.C478])/([.$B479]-[.$B478])" office:value-type="float" office:value="0" calcext:value-type="float">
            <text:p>0.000</text:p>
          </table:table-cell>
          <table:table-cell table:style-name="ce1" table:formula="of:=([.D479]-[.D478])/([.$B$3]-[.$B$2])" office:value-type="float" office:value="0" calcext:value-type="float">
            <text:p>0.000</text:p>
          </table:table-cell>
          <table:table-cell office:value-type="float" office:value="37.604" calcext:value-type="float">
            <text:p>37.604</text:p>
          </table:table-cell>
          <table:table-cell table:formula="of:=([.F479]-[.F478])/([.$E479]-[.$E478])" office:value-type="float" office:value="0" calcext:value-type="float">
            <text:p>0.000</text:p>
          </table:table-cell>
          <table:table-cell table:formula="of:=([.G479]-[.G478])/([.$E479]-[.$E47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633" calcext:value-type="float">
            <text:p>41.633</text:p>
          </table:table-cell>
          <table:table-cell table:formula="of:=[.A479]-[.$A$2]" office:value-type="float" office:value="37.683" calcext:value-type="float">
            <text:p>37.68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683" calcext:value-type="float">
            <text:p>37.683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683" calcext:value-type="float">
            <text:p>37.683</text:p>
          </table:table-cell>
          <table:table-cell table:formula="of:=([.C480]-[.C479])/([.$B480]-[.$B479])" office:value-type="float" office:value="0" calcext:value-type="float">
            <text:p>0.000</text:p>
          </table:table-cell>
          <table:table-cell table:style-name="ce1" table:formula="of:=([.D480]-[.D479])/([.$B$3]-[.$B$2])" office:value-type="float" office:value="0" calcext:value-type="float">
            <text:p>0.000</text:p>
          </table:table-cell>
          <table:table-cell office:value-type="float" office:value="37.683" calcext:value-type="float">
            <text:p>37.683</text:p>
          </table:table-cell>
          <table:table-cell table:formula="of:=([.F480]-[.F479])/([.$E480]-[.$E479])" office:value-type="float" office:value="0" calcext:value-type="float">
            <text:p>0.000</text:p>
          </table:table-cell>
          <table:table-cell table:formula="of:=([.G480]-[.G479])/([.$E480]-[.$E47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712" calcext:value-type="float">
            <text:p>41.712</text:p>
          </table:table-cell>
          <table:table-cell table:formula="of:=[.A480]-[.$A$2]" office:value-type="float" office:value="37.762" calcext:value-type="float">
            <text:p>37.76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762" calcext:value-type="float">
            <text:p>37.762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762" calcext:value-type="float">
            <text:p>37.762</text:p>
          </table:table-cell>
          <table:table-cell table:formula="of:=([.C481]-[.C480])/([.$B481]-[.$B480])" office:value-type="float" office:value="0" calcext:value-type="float">
            <text:p>0.000</text:p>
          </table:table-cell>
          <table:table-cell table:style-name="ce1" table:formula="of:=([.D481]-[.D480])/([.$B$3]-[.$B$2])" office:value-type="float" office:value="0" calcext:value-type="float">
            <text:p>0.000</text:p>
          </table:table-cell>
          <table:table-cell office:value-type="float" office:value="37.762" calcext:value-type="float">
            <text:p>37.762</text:p>
          </table:table-cell>
          <table:table-cell table:formula="of:=([.F481]-[.F480])/([.$E481]-[.$E480])" office:value-type="float" office:value="0" calcext:value-type="float">
            <text:p>0.000</text:p>
          </table:table-cell>
          <table:table-cell table:formula="of:=([.G481]-[.G480])/([.$E481]-[.$E48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791" calcext:value-type="float">
            <text:p>41.791</text:p>
          </table:table-cell>
          <table:table-cell table:formula="of:=[.A481]-[.$A$2]" office:value-type="float" office:value="37.841" calcext:value-type="float">
            <text:p>37.8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841" calcext:value-type="float">
            <text:p>37.84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841" calcext:value-type="float">
            <text:p>37.841</text:p>
          </table:table-cell>
          <table:table-cell table:formula="of:=([.C482]-[.C481])/([.$B482]-[.$B481])" office:value-type="float" office:value="0" calcext:value-type="float">
            <text:p>0.000</text:p>
          </table:table-cell>
          <table:table-cell table:style-name="ce1" table:formula="of:=([.D482]-[.D481])/([.$B$3]-[.$B$2])" office:value-type="float" office:value="0" calcext:value-type="float">
            <text:p>0.000</text:p>
          </table:table-cell>
          <table:table-cell office:value-type="float" office:value="37.841" calcext:value-type="float">
            <text:p>37.841</text:p>
          </table:table-cell>
          <table:table-cell table:formula="of:=([.F482]-[.F481])/([.$E482]-[.$E481])" office:value-type="float" office:value="0" calcext:value-type="float">
            <text:p>0.000</text:p>
          </table:table-cell>
          <table:table-cell table:formula="of:=([.G482]-[.G481])/([.$E482]-[.$E48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87" calcext:value-type="float">
            <text:p>41.87</text:p>
          </table:table-cell>
          <table:table-cell table:formula="of:=[.A482]-[.$A$2]" office:value-type="float" office:value="37.92" calcext:value-type="float">
            <text:p>37.9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92" calcext:value-type="float">
            <text:p>37.92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92" calcext:value-type="float">
            <text:p>37.92</text:p>
          </table:table-cell>
          <table:table-cell table:formula="of:=([.C483]-[.C482])/([.$B483]-[.$B482])" office:value-type="float" office:value="0" calcext:value-type="float">
            <text:p>0.000</text:p>
          </table:table-cell>
          <table:table-cell table:style-name="ce1" table:formula="of:=([.D483]-[.D482])/([.$B$3]-[.$B$2])" office:value-type="float" office:value="0" calcext:value-type="float">
            <text:p>0.000</text:p>
          </table:table-cell>
          <table:table-cell office:value-type="float" office:value="37.92" calcext:value-type="float">
            <text:p>37.92</text:p>
          </table:table-cell>
          <table:table-cell table:formula="of:=([.F483]-[.F482])/([.$E483]-[.$E482])" office:value-type="float" office:value="0" calcext:value-type="float">
            <text:p>0.000</text:p>
          </table:table-cell>
          <table:table-cell table:formula="of:=([.G483]-[.G482])/([.$E483]-[.$E48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1.949" calcext:value-type="float">
            <text:p>41.949</text:p>
          </table:table-cell>
          <table:table-cell table:formula="of:=[.A483]-[.$A$2]" office:value-type="float" office:value="37.999" calcext:value-type="float">
            <text:p>37.99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999" calcext:value-type="float">
            <text:p>37.99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.999" calcext:value-type="float">
            <text:p>37.999</text:p>
          </table:table-cell>
          <table:table-cell table:formula="of:=([.C484]-[.C483])/([.$B484]-[.$B483])" office:value-type="float" office:value="0" calcext:value-type="float">
            <text:p>0.000</text:p>
          </table:table-cell>
          <table:table-cell table:style-name="ce1" table:formula="of:=([.D484]-[.D483])/([.$B$3]-[.$B$2])" office:value-type="float" office:value="0" calcext:value-type="float">
            <text:p>0.000</text:p>
          </table:table-cell>
          <table:table-cell office:value-type="float" office:value="37.999" calcext:value-type="float">
            <text:p>37.999</text:p>
          </table:table-cell>
          <table:table-cell table:formula="of:=([.F484]-[.F483])/([.$E484]-[.$E483])" office:value-type="float" office:value="0" calcext:value-type="float">
            <text:p>0.000</text:p>
          </table:table-cell>
          <table:table-cell table:formula="of:=([.G484]-[.G483])/([.$E484]-[.$E48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028" calcext:value-type="float">
            <text:p>42.028</text:p>
          </table:table-cell>
          <table:table-cell table:formula="of:=[.A484]-[.$A$2]" office:value-type="float" office:value="38.078" calcext:value-type="float">
            <text:p>38.07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078" calcext:value-type="float">
            <text:p>38.07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8.078" calcext:value-type="float">
            <text:p>38.078</text:p>
          </table:table-cell>
          <table:table-cell table:formula="of:=([.C485]-[.C484])/([.$B485]-[.$B484])" office:value-type="float" office:value="0" calcext:value-type="float">
            <text:p>0.000</text:p>
          </table:table-cell>
          <table:table-cell table:style-name="ce1" table:formula="of:=([.D485]-[.D484])/([.$B$3]-[.$B$2])" office:value-type="float" office:value="0" calcext:value-type="float">
            <text:p>0.000</text:p>
          </table:table-cell>
          <table:table-cell office:value-type="float" office:value="38.078" calcext:value-type="float">
            <text:p>38.078</text:p>
          </table:table-cell>
          <table:table-cell table:formula="of:=([.F485]-[.F484])/([.$E485]-[.$E484])" office:value-type="float" office:value="0.632911392405113" calcext:value-type="float">
            <text:p>0.633</text:p>
          </table:table-cell>
          <table:table-cell table:formula="of:=([.G485]-[.G484])/([.$E485]-[.$E48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107" calcext:value-type="float">
            <text:p>42.107</text:p>
          </table:table-cell>
          <table:table-cell table:formula="of:=[.A485]-[.$A$2]" office:value-type="float" office:value="38.157" calcext:value-type="float">
            <text:p>38.15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157" calcext:value-type="float">
            <text:p>38.157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157" calcext:value-type="float">
            <text:p>38.157</text:p>
          </table:table-cell>
          <table:table-cell table:formula="of:=([.C486]-[.C485])/([.$B486]-[.$B485])" office:value-type="float" office:value="0" calcext:value-type="float">
            <text:p>0.000</text:p>
          </table:table-cell>
          <table:table-cell table:style-name="ce1" table:formula="of:=([.D486]-[.D485])/([.$B$3]-[.$B$2])" office:value-type="float" office:value="0" calcext:value-type="float">
            <text:p>0.000</text:p>
          </table:table-cell>
          <table:table-cell office:value-type="float" office:value="38.157" calcext:value-type="float">
            <text:p>38.157</text:p>
          </table:table-cell>
          <table:table-cell table:formula="of:=([.F486]-[.F485])/([.$E486]-[.$E485])" office:value-type="float" office:value="0" calcext:value-type="float">
            <text:p>0.000</text:p>
          </table:table-cell>
          <table:table-cell table:formula="of:=([.G486]-[.G485])/([.$E486]-[.$E48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186" calcext:value-type="float">
            <text:p>42.186</text:p>
          </table:table-cell>
          <table:table-cell table:formula="of:=[.A486]-[.$A$2]" office:value-type="float" office:value="38.236" calcext:value-type="float">
            <text:p>38.23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236" calcext:value-type="float">
            <text:p>38.236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236" calcext:value-type="float">
            <text:p>38.236</text:p>
          </table:table-cell>
          <table:table-cell table:formula="of:=([.C487]-[.C486])/([.$B487]-[.$B486])" office:value-type="float" office:value="0" calcext:value-type="float">
            <text:p>0.000</text:p>
          </table:table-cell>
          <table:table-cell table:style-name="ce1" table:formula="of:=([.D487]-[.D486])/([.$B$3]-[.$B$2])" office:value-type="float" office:value="0" calcext:value-type="float">
            <text:p>0.000</text:p>
          </table:table-cell>
          <table:table-cell office:value-type="float" office:value="38.236" calcext:value-type="float">
            <text:p>38.236</text:p>
          </table:table-cell>
          <table:table-cell table:formula="of:=([.F487]-[.F486])/([.$E487]-[.$E486])" office:value-type="float" office:value="0" calcext:value-type="float">
            <text:p>0.000</text:p>
          </table:table-cell>
          <table:table-cell table:formula="of:=([.G487]-[.G486])/([.$E487]-[.$E48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265" calcext:value-type="float">
            <text:p>42.265</text:p>
          </table:table-cell>
          <table:table-cell table:formula="of:=[.A487]-[.$A$2]" office:value-type="float" office:value="38.315" calcext:value-type="float">
            <text:p>38.31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315" calcext:value-type="float">
            <text:p>38.315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315" calcext:value-type="float">
            <text:p>38.315</text:p>
          </table:table-cell>
          <table:table-cell table:formula="of:=([.C488]-[.C487])/([.$B488]-[.$B487])" office:value-type="float" office:value="0" calcext:value-type="float">
            <text:p>0.000</text:p>
          </table:table-cell>
          <table:table-cell table:style-name="ce1" table:formula="of:=([.D488]-[.D487])/([.$B$3]-[.$B$2])" office:value-type="float" office:value="0" calcext:value-type="float">
            <text:p>0.000</text:p>
          </table:table-cell>
          <table:table-cell office:value-type="float" office:value="38.315" calcext:value-type="float">
            <text:p>38.315</text:p>
          </table:table-cell>
          <table:table-cell table:formula="of:=([.F488]-[.F487])/([.$E488]-[.$E487])" office:value-type="float" office:value="0" calcext:value-type="float">
            <text:p>0.000</text:p>
          </table:table-cell>
          <table:table-cell table:formula="of:=([.G488]-[.G487])/([.$E488]-[.$E48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344" calcext:value-type="float">
            <text:p>42.344</text:p>
          </table:table-cell>
          <table:table-cell table:formula="of:=[.A488]-[.$A$2]" office:value-type="float" office:value="38.394" calcext:value-type="float">
            <text:p>38.39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394" calcext:value-type="float">
            <text:p>38.394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394" calcext:value-type="float">
            <text:p>38.394</text:p>
          </table:table-cell>
          <table:table-cell table:formula="of:=([.C489]-[.C488])/([.$B489]-[.$B488])" office:value-type="float" office:value="0" calcext:value-type="float">
            <text:p>0.000</text:p>
          </table:table-cell>
          <table:table-cell table:style-name="ce1" table:formula="of:=([.D489]-[.D488])/([.$B$3]-[.$B$2])" office:value-type="float" office:value="0" calcext:value-type="float">
            <text:p>0.000</text:p>
          </table:table-cell>
          <table:table-cell office:value-type="float" office:value="38.394" calcext:value-type="float">
            <text:p>38.394</text:p>
          </table:table-cell>
          <table:table-cell table:formula="of:=([.F489]-[.F488])/([.$E489]-[.$E488])" office:value-type="float" office:value="0" calcext:value-type="float">
            <text:p>0.000</text:p>
          </table:table-cell>
          <table:table-cell table:formula="of:=([.G489]-[.G488])/([.$E489]-[.$E48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423" calcext:value-type="float">
            <text:p>42.423</text:p>
          </table:table-cell>
          <table:table-cell table:formula="of:=[.A489]-[.$A$2]" office:value-type="float" office:value="38.473" calcext:value-type="float">
            <text:p>38.47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473" calcext:value-type="float">
            <text:p>38.473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473" calcext:value-type="float">
            <text:p>38.473</text:p>
          </table:table-cell>
          <table:table-cell table:formula="of:=([.C490]-[.C489])/([.$B490]-[.$B489])" office:value-type="float" office:value="0" calcext:value-type="float">
            <text:p>0.000</text:p>
          </table:table-cell>
          <table:table-cell table:style-name="ce1" table:formula="of:=([.D490]-[.D489])/([.$B$3]-[.$B$2])" office:value-type="float" office:value="0" calcext:value-type="float">
            <text:p>0.000</text:p>
          </table:table-cell>
          <table:table-cell office:value-type="float" office:value="38.473" calcext:value-type="float">
            <text:p>38.473</text:p>
          </table:table-cell>
          <table:table-cell table:formula="of:=([.F490]-[.F489])/([.$E490]-[.$E489])" office:value-type="float" office:value="0" calcext:value-type="float">
            <text:p>0.000</text:p>
          </table:table-cell>
          <table:table-cell table:formula="of:=([.G490]-[.G489])/([.$E490]-[.$E48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502" calcext:value-type="float">
            <text:p>42.502</text:p>
          </table:table-cell>
          <table:table-cell table:formula="of:=[.A490]-[.$A$2]" office:value-type="float" office:value="38.552" calcext:value-type="float">
            <text:p>38.55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552" calcext:value-type="float">
            <text:p>38.552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552" calcext:value-type="float">
            <text:p>38.552</text:p>
          </table:table-cell>
          <table:table-cell table:formula="of:=([.C491]-[.C490])/([.$B491]-[.$B490])" office:value-type="float" office:value="0" calcext:value-type="float">
            <text:p>0.000</text:p>
          </table:table-cell>
          <table:table-cell table:style-name="ce1" table:formula="of:=([.D491]-[.D490])/([.$B$3]-[.$B$2])" office:value-type="float" office:value="0" calcext:value-type="float">
            <text:p>0.000</text:p>
          </table:table-cell>
          <table:table-cell office:value-type="float" office:value="38.552" calcext:value-type="float">
            <text:p>38.552</text:p>
          </table:table-cell>
          <table:table-cell table:formula="of:=([.F491]-[.F490])/([.$E491]-[.$E490])" office:value-type="float" office:value="0" calcext:value-type="float">
            <text:p>0.000</text:p>
          </table:table-cell>
          <table:table-cell table:formula="of:=([.G491]-[.G490])/([.$E491]-[.$E49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581" calcext:value-type="float">
            <text:p>42.581</text:p>
          </table:table-cell>
          <table:table-cell table:formula="of:=[.A491]-[.$A$2]" office:value-type="float" office:value="38.631" calcext:value-type="float">
            <text:p>38.6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631" calcext:value-type="float">
            <text:p>38.631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631" calcext:value-type="float">
            <text:p>38.631</text:p>
          </table:table-cell>
          <table:table-cell table:formula="of:=([.C492]-[.C491])/([.$B492]-[.$B491])" office:value-type="float" office:value="0" calcext:value-type="float">
            <text:p>0.000</text:p>
          </table:table-cell>
          <table:table-cell table:style-name="ce1" table:formula="of:=([.D492]-[.D491])/([.$B$3]-[.$B$2])" office:value-type="float" office:value="0" calcext:value-type="float">
            <text:p>0.000</text:p>
          </table:table-cell>
          <table:table-cell office:value-type="float" office:value="38.631" calcext:value-type="float">
            <text:p>38.631</text:p>
          </table:table-cell>
          <table:table-cell table:formula="of:=([.F492]-[.F491])/([.$E492]-[.$E491])" office:value-type="float" office:value="0" calcext:value-type="float">
            <text:p>0.000</text:p>
          </table:table-cell>
          <table:table-cell table:formula="of:=([.G492]-[.G491])/([.$E492]-[.$E49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table:formula="of:=[.A492]-[.$A$2]" office:value-type="float" office:value="38.71" calcext:value-type="float">
            <text:p>38.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71" calcext:value-type="float">
            <text:p>38.71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71" calcext:value-type="float">
            <text:p>38.71</text:p>
          </table:table-cell>
          <table:table-cell table:formula="of:=([.C493]-[.C492])/([.$B493]-[.$B492])" office:value-type="float" office:value="0" calcext:value-type="float">
            <text:p>0.000</text:p>
          </table:table-cell>
          <table:table-cell table:style-name="ce1" table:formula="of:=([.D493]-[.D492])/([.$B$3]-[.$B$2])" office:value-type="float" office:value="0" calcext:value-type="float">
            <text:p>0.000</text:p>
          </table:table-cell>
          <table:table-cell office:value-type="float" office:value="38.71" calcext:value-type="float">
            <text:p>38.71</text:p>
          </table:table-cell>
          <table:table-cell table:formula="of:=([.F493]-[.F492])/([.$E493]-[.$E492])" office:value-type="float" office:value="0" calcext:value-type="float">
            <text:p>0.000</text:p>
          </table:table-cell>
          <table:table-cell table:formula="of:=([.G493]-[.G492])/([.$E493]-[.$E49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7389" calcext:value-type="float">
            <text:p>42.7389</text:p>
          </table:table-cell>
          <table:table-cell table:formula="of:=[.A493]-[.$A$2]" office:value-type="float" office:value="38.7889" calcext:value-type="float">
            <text:p>38.788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7889" calcext:value-type="float">
            <text:p>38.788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7889" calcext:value-type="float">
            <text:p>38.7889</text:p>
          </table:table-cell>
          <table:table-cell table:formula="of:=([.C494]-[.C493])/([.$B494]-[.$B493])" office:value-type="float" office:value="0" calcext:value-type="float">
            <text:p>0.000</text:p>
          </table:table-cell>
          <table:table-cell table:style-name="ce1" table:formula="of:=([.D494]-[.D493])/([.$B$3]-[.$B$2])" office:value-type="float" office:value="0" calcext:value-type="float">
            <text:p>0.000</text:p>
          </table:table-cell>
          <table:table-cell office:value-type="float" office:value="38.7889" calcext:value-type="float">
            <text:p>38.7889</text:p>
          </table:table-cell>
          <table:table-cell table:formula="of:=([.F494]-[.F493])/([.$E494]-[.$E493])" office:value-type="float" office:value="0" calcext:value-type="float">
            <text:p>0.000</text:p>
          </table:table-cell>
          <table:table-cell table:formula="of:=([.G494]-[.G493])/([.$E494]-[.$E49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8179" calcext:value-type="float">
            <text:p>42.8179</text:p>
          </table:table-cell>
          <table:table-cell table:formula="of:=[.A494]-[.$A$2]" office:value-type="float" office:value="38.8679" calcext:value-type="float">
            <text:p>38.867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8679" calcext:value-type="float">
            <text:p>38.867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8679" calcext:value-type="float">
            <text:p>38.8679</text:p>
          </table:table-cell>
          <table:table-cell table:formula="of:=([.C495]-[.C494])/([.$B495]-[.$B494])" office:value-type="float" office:value="0" calcext:value-type="float">
            <text:p>0.000</text:p>
          </table:table-cell>
          <table:table-cell table:style-name="ce1" table:formula="of:=([.D495]-[.D494])/([.$B$3]-[.$B$2])" office:value-type="float" office:value="0" calcext:value-type="float">
            <text:p>0.000</text:p>
          </table:table-cell>
          <table:table-cell office:value-type="float" office:value="38.8679" calcext:value-type="float">
            <text:p>38.8679</text:p>
          </table:table-cell>
          <table:table-cell table:formula="of:=([.F495]-[.F494])/([.$E495]-[.$E494])" office:value-type="float" office:value="0" calcext:value-type="float">
            <text:p>0.000</text:p>
          </table:table-cell>
          <table:table-cell table:formula="of:=([.G495]-[.G494])/([.$E495]-[.$E49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8969" calcext:value-type="float">
            <text:p>42.8969</text:p>
          </table:table-cell>
          <table:table-cell table:formula="of:=[.A495]-[.$A$2]" office:value-type="float" office:value="38.9469" calcext:value-type="float">
            <text:p>38.946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9469" calcext:value-type="float">
            <text:p>38.946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8.9469" calcext:value-type="float">
            <text:p>38.9469</text:p>
          </table:table-cell>
          <table:table-cell table:formula="of:=([.C496]-[.C495])/([.$B496]-[.$B495])" office:value-type="float" office:value="0" calcext:value-type="float">
            <text:p>0.000</text:p>
          </table:table-cell>
          <table:table-cell table:style-name="ce1" table:formula="of:=([.D496]-[.D495])/([.$B$3]-[.$B$2])" office:value-type="float" office:value="0" calcext:value-type="float">
            <text:p>0.000</text:p>
          </table:table-cell>
          <table:table-cell office:value-type="float" office:value="38.9469" calcext:value-type="float">
            <text:p>38.9469</text:p>
          </table:table-cell>
          <table:table-cell table:formula="of:=([.F496]-[.F495])/([.$E496]-[.$E495])" office:value-type="float" office:value="-0.632911392405056" calcext:value-type="float">
            <text:p>-0.633</text:p>
          </table:table-cell>
          <table:table-cell table:formula="of:=([.G496]-[.G495])/([.$E496]-[.$E49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2.9759" calcext:value-type="float">
            <text:p>42.9759</text:p>
          </table:table-cell>
          <table:table-cell table:formula="of:=[.A496]-[.$A$2]" office:value-type="float" office:value="39.0259" calcext:value-type="float">
            <text:p>39.025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0259" calcext:value-type="float">
            <text:p>39.025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9.0259" calcext:value-type="float">
            <text:p>39.0259</text:p>
          </table:table-cell>
          <table:table-cell table:formula="of:=([.C497]-[.C496])/([.$B497]-[.$B496])" office:value-type="float" office:value="0" calcext:value-type="float">
            <text:p>0.000</text:p>
          </table:table-cell>
          <table:table-cell table:style-name="ce1" table:formula="of:=([.D497]-[.D496])/([.$B$3]-[.$B$2])" office:value-type="float" office:value="0" calcext:value-type="float">
            <text:p>0.000</text:p>
          </table:table-cell>
          <table:table-cell office:value-type="float" office:value="39.0259" calcext:value-type="float">
            <text:p>39.0259</text:p>
          </table:table-cell>
          <table:table-cell table:formula="of:=([.F497]-[.F496])/([.$E497]-[.$E496])" office:value-type="float" office:value="0.632911392405056" calcext:value-type="float">
            <text:p>0.633</text:p>
          </table:table-cell>
          <table:table-cell table:formula="of:=([.G497]-[.G496])/([.$E497]-[.$E49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.0549" calcext:value-type="float">
            <text:p>43.0549</text:p>
          </table:table-cell>
          <table:table-cell table:formula="of:=[.A497]-[.$A$2]" office:value-type="float" office:value="39.1049" calcext:value-type="float">
            <text:p>39.104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1049" calcext:value-type="float">
            <text:p>39.104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9.1049" calcext:value-type="float">
            <text:p>39.1049</text:p>
          </table:table-cell>
          <table:table-cell table:formula="of:=([.C498]-[.C497])/([.$B498]-[.$B497])" office:value-type="float" office:value="0" calcext:value-type="float">
            <text:p>0.000</text:p>
          </table:table-cell>
          <table:table-cell table:style-name="ce1" table:formula="of:=([.D498]-[.D497])/([.$B$3]-[.$B$2])" office:value-type="float" office:value="0" calcext:value-type="float">
            <text:p>0.000</text:p>
          </table:table-cell>
          <table:table-cell office:value-type="float" office:value="39.1049" calcext:value-type="float">
            <text:p>39.1049</text:p>
          </table:table-cell>
          <table:table-cell table:formula="of:=([.F498]-[.F497])/([.$E498]-[.$E497])" office:value-type="float" office:value="0" calcext:value-type="float">
            <text:p>0.000</text:p>
          </table:table-cell>
          <table:table-cell table:formula="of:=([.G498]-[.G497])/([.$E498]-[.$E49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.1339" calcext:value-type="float">
            <text:p>43.1339</text:p>
          </table:table-cell>
          <table:table-cell table:formula="of:=[.A498]-[.$A$2]" office:value-type="float" office:value="39.1839" calcext:value-type="float">
            <text:p>39.183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1839" calcext:value-type="float">
            <text:p>39.183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9.1839" calcext:value-type="float">
            <text:p>39.1839</text:p>
          </table:table-cell>
          <table:table-cell table:formula="of:=([.C499]-[.C498])/([.$B499]-[.$B498])" office:value-type="float" office:value="0" calcext:value-type="float">
            <text:p>0.000</text:p>
          </table:table-cell>
          <table:table-cell table:style-name="ce1" table:formula="of:=([.D499]-[.D498])/([.$B$3]-[.$B$2])" office:value-type="float" office:value="0" calcext:value-type="float">
            <text:p>0.000</text:p>
          </table:table-cell>
          <table:table-cell office:value-type="float" office:value="39.1839" calcext:value-type="float">
            <text:p>39.1839</text:p>
          </table:table-cell>
          <table:table-cell table:formula="of:=([.F499]-[.F498])/([.$E499]-[.$E498])" office:value-type="float" office:value="0" calcext:value-type="float">
            <text:p>0.000</text:p>
          </table:table-cell>
          <table:table-cell table:formula="of:=([.G499]-[.G498])/([.$E499]-[.$E49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.2129" calcext:value-type="float">
            <text:p>43.2129</text:p>
          </table:table-cell>
          <table:table-cell table:formula="of:=[.A499]-[.$A$2]" office:value-type="float" office:value="39.2629" calcext:value-type="float">
            <text:p>39.262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2629" calcext:value-type="float">
            <text:p>39.262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9.2629" calcext:value-type="float">
            <text:p>39.2629</text:p>
          </table:table-cell>
          <table:table-cell table:formula="of:=([.C500]-[.C499])/([.$B500]-[.$B499])" office:value-type="float" office:value="0" calcext:value-type="float">
            <text:p>0.000</text:p>
          </table:table-cell>
          <table:table-cell table:style-name="ce1" table:formula="of:=([.D500]-[.D499])/([.$B$3]-[.$B$2])" office:value-type="float" office:value="0" calcext:value-type="float">
            <text:p>0.000</text:p>
          </table:table-cell>
          <table:table-cell office:value-type="float" office:value="39.2629" calcext:value-type="float">
            <text:p>39.2629</text:p>
          </table:table-cell>
          <table:table-cell table:formula="of:=([.F500]-[.F499])/([.$E500]-[.$E499])" office:value-type="float" office:value="0" calcext:value-type="float">
            <text:p>0.000</text:p>
          </table:table-cell>
          <table:table-cell table:formula="of:=([.G500]-[.G499])/([.$E500]-[.$E49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.2919" calcext:value-type="float">
            <text:p>43.2919</text:p>
          </table:table-cell>
          <table:table-cell table:formula="of:=[.A500]-[.$A$2]" office:value-type="float" office:value="39.3419" calcext:value-type="float">
            <text:p>39.341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3419" calcext:value-type="float">
            <text:p>39.341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9.3419" calcext:value-type="float">
            <text:p>39.3419</text:p>
          </table:table-cell>
          <table:table-cell table:formula="of:=([.C501]-[.C500])/([.$B501]-[.$B500])" office:value-type="float" office:value="0" calcext:value-type="float">
            <text:p>0.000</text:p>
          </table:table-cell>
          <table:table-cell table:style-name="ce1" table:formula="of:=([.D501]-[.D500])/([.$B$3]-[.$B$2])" office:value-type="float" office:value="0" calcext:value-type="float">
            <text:p>0.000</text:p>
          </table:table-cell>
          <table:table-cell office:value-type="float" office:value="39.3419" calcext:value-type="float">
            <text:p>39.3419</text:p>
          </table:table-cell>
          <table:table-cell table:formula="of:=([.F501]-[.F500])/([.$E501]-[.$E500])" office:value-type="float" office:value="0" calcext:value-type="float">
            <text:p>0.000</text:p>
          </table:table-cell>
          <table:table-cell table:formula="of:=([.G501]-[.G500])/([.$E501]-[.$E50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.3709" calcext:value-type="float">
            <text:p>43.3709</text:p>
          </table:table-cell>
          <table:table-cell table:formula="of:=[.A501]-[.$A$2]" office:value-type="float" office:value="39.4209" calcext:value-type="float">
            <text:p>39.420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4209" calcext:value-type="float">
            <text:p>39.420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9.4209" calcext:value-type="float">
            <text:p>39.4209</text:p>
          </table:table-cell>
          <table:table-cell table:formula="of:=([.C502]-[.C501])/([.$B502]-[.$B501])" office:value-type="float" office:value="0" calcext:value-type="float">
            <text:p>0.000</text:p>
          </table:table-cell>
          <table:table-cell table:style-name="ce1" table:formula="of:=([.D502]-[.D501])/([.$B$3]-[.$B$2])" office:value-type="float" office:value="0" calcext:value-type="float">
            <text:p>0.000</text:p>
          </table:table-cell>
          <table:table-cell office:value-type="float" office:value="39.4209" calcext:value-type="float">
            <text:p>39.4209</text:p>
          </table:table-cell>
          <table:table-cell table:formula="of:=([.F502]-[.F501])/([.$E502]-[.$E501])" office:value-type="float" office:value="-0.632911392405113" calcext:value-type="float">
            <text:p>-0.633</text:p>
          </table:table-cell>
          <table:table-cell table:formula="of:=([.G502]-[.G501])/([.$E502]-[.$E50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.4499" calcext:value-type="float">
            <text:p>43.4499</text:p>
          </table:table-cell>
          <table:table-cell table:formula="of:=[.A502]-[.$A$2]" office:value-type="float" office:value="39.4999" calcext:value-type="float">
            <text:p>39.499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4999" calcext:value-type="float">
            <text:p>39.499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9.4999" calcext:value-type="float">
            <text:p>39.4999</text:p>
          </table:table-cell>
          <table:table-cell table:formula="of:=([.C503]-[.C502])/([.$B503]-[.$B502])" office:value-type="float" office:value="0" calcext:value-type="float">
            <text:p>0.000</text:p>
          </table:table-cell>
          <table:table-cell table:style-name="ce1" table:formula="of:=([.D503]-[.D502])/([.$B$3]-[.$B$2])" office:value-type="float" office:value="0" calcext:value-type="float">
            <text:p>0.000</text:p>
          </table:table-cell>
          <table:table-cell office:value-type="float" office:value="39.4999" calcext:value-type="float">
            <text:p>39.4999</text:p>
          </table:table-cell>
          <table:table-cell table:formula="of:=([.F503]-[.F502])/([.$E503]-[.$E502])" office:value-type="float" office:value="0" calcext:value-type="float">
            <text:p>0.000</text:p>
          </table:table-cell>
          <table:table-cell table:formula="of:=([.G503]-[.G502])/([.$E503]-[.$E50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.5289" calcext:value-type="float">
            <text:p>43.5289</text:p>
          </table:table-cell>
          <table:table-cell table:formula="of:=[.A503]-[.$A$2]" office:value-type="float" office:value="39.5789" calcext:value-type="float">
            <text:p>39.578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5789" calcext:value-type="float">
            <text:p>39.578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9.5789" calcext:value-type="float">
            <text:p>39.5789</text:p>
          </table:table-cell>
          <table:table-cell table:formula="of:=([.C504]-[.C503])/([.$B504]-[.$B503])" office:value-type="float" office:value="0" calcext:value-type="float">
            <text:p>0.000</text:p>
          </table:table-cell>
          <table:table-cell table:style-name="ce1" table:formula="of:=([.D504]-[.D503])/([.$B$3]-[.$B$2])" office:value-type="float" office:value="0" calcext:value-type="float">
            <text:p>0.000</text:p>
          </table:table-cell>
          <table:table-cell office:value-type="float" office:value="39.5789" calcext:value-type="float">
            <text:p>39.5789</text:p>
          </table:table-cell>
          <table:table-cell table:formula="of:=([.F504]-[.F503])/([.$E504]-[.$E503])" office:value-type="float" office:value="0" calcext:value-type="float">
            <text:p>0.000</text:p>
          </table:table-cell>
          <table:table-cell table:formula="of:=([.G504]-[.G503])/([.$E504]-[.$E50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.6079" calcext:value-type="float">
            <text:p>43.6079</text:p>
          </table:table-cell>
          <table:table-cell table:formula="of:=[.A504]-[.$A$2]" office:value-type="float" office:value="39.6579" calcext:value-type="float">
            <text:p>39.657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6579" calcext:value-type="float">
            <text:p>39.657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9.6579" calcext:value-type="float">
            <text:p>39.6579</text:p>
          </table:table-cell>
          <table:table-cell table:formula="of:=([.C505]-[.C504])/([.$B505]-[.$B504])" office:value-type="float" office:value="0" calcext:value-type="float">
            <text:p>0.000</text:p>
          </table:table-cell>
          <table:table-cell table:style-name="ce1" table:formula="of:=([.D505]-[.D504])/([.$B$3]-[.$B$2])" office:value-type="float" office:value="0" calcext:value-type="float">
            <text:p>0.000</text:p>
          </table:table-cell>
          <table:table-cell office:value-type="float" office:value="39.6579" calcext:value-type="float">
            <text:p>39.6579</text:p>
          </table:table-cell>
          <table:table-cell table:formula="of:=([.F505]-[.F504])/([.$E505]-[.$E504])" office:value-type="float" office:value="0" calcext:value-type="float">
            <text:p>0.000</text:p>
          </table:table-cell>
          <table:table-cell table:formula="of:=([.G505]-[.G504])/([.$E505]-[.$E504])" office:value-type="float" office:value="-0.632911392405062" calcext:value-type="float">
            <text:p>-0.633</text:p>
          </table:table-cell>
        </table:table-row>
        <table:table-row table:style-name="ro1">
          <table:table-cell office:value-type="float" office:value="43.6869" calcext:value-type="float">
            <text:p>43.6869</text:p>
          </table:table-cell>
          <table:table-cell table:formula="of:=[.A505]-[.$A$2]" office:value-type="float" office:value="39.7369" calcext:value-type="float">
            <text:p>39.736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7369" calcext:value-type="float">
            <text:p>39.7369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39.7369" calcext:value-type="float">
            <text:p>39.7369</text:p>
          </table:table-cell>
          <table:table-cell table:formula="of:=([.C506]-[.C505])/([.$B506]-[.$B505])" office:value-type="float" office:value="0" calcext:value-type="float">
            <text:p>0.000</text:p>
          </table:table-cell>
          <table:table-cell table:style-name="ce1" table:formula="of:=([.D506]-[.D505])/([.$B$3]-[.$B$2])" office:value-type="float" office:value="0" calcext:value-type="float">
            <text:p>0.000</text:p>
          </table:table-cell>
          <table:table-cell office:value-type="float" office:value="39.7369" calcext:value-type="float">
            <text:p>39.7369</text:p>
          </table:table-cell>
          <table:table-cell table:formula="of:=([.F506]-[.F505])/([.$E506]-[.$E505])" office:value-type="float" office:value="-0.632911392405062" calcext:value-type="float">
            <text:p>-0.633</text:p>
          </table:table-cell>
          <table:table-cell table:formula="of:=([.G506]-[.G505])/([.$E506]-[.$E505])" office:value-type="float" office:value="-0.632911392405056" calcext:value-type="float">
            <text:p>-0.633</text:p>
          </table:table-cell>
        </table:table-row>
        <table:table-row table:style-name="ro1">
          <table:table-cell office:value-type="float" office:value="43.7659" calcext:value-type="float">
            <text:p>43.7659</text:p>
          </table:table-cell>
          <table:table-cell table:formula="of:=[.A506]-[.$A$2]" office:value-type="float" office:value="39.8159" calcext:value-type="float">
            <text:p>39.815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8159" calcext:value-type="float">
            <text:p>39.8159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39.8159" calcext:value-type="float">
            <text:p>39.8159</text:p>
          </table:table-cell>
          <table:table-cell table:formula="of:=([.C507]-[.C506])/([.$B507]-[.$B506])" office:value-type="float" office:value="-0.632911392405062" calcext:value-type="float">
            <text:p>-0.633</text:p>
          </table:table-cell>
          <table:table-cell table:style-name="ce1" table:formula="of:=([.D507]-[.D506])/([.$B$3]-[.$B$2])" office:value-type="float" office:value="0" calcext:value-type="float">
            <text:p>0.000</text:p>
          </table:table-cell>
          <table:table-cell office:value-type="float" office:value="39.8159" calcext:value-type="float">
            <text:p>39.8159</text:p>
          </table:table-cell>
          <table:table-cell table:formula="of:=([.F507]-[.F506])/([.$E507]-[.$E506])" office:value-type="float" office:value="0" calcext:value-type="float">
            <text:p>0.000</text:p>
          </table:table-cell>
          <table:table-cell table:formula="of:=([.G507]-[.G506])/([.$E507]-[.$E50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3.8449" calcext:value-type="float">
            <text:p>43.8449</text:p>
          </table:table-cell>
          <table:table-cell table:formula="of:=[.A507]-[.$A$2]" office:value-type="float" office:value="39.8949" calcext:value-type="float">
            <text:p>39.8949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39.8949" calcext:value-type="float">
            <text:p>39.8949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39.8949" calcext:value-type="float">
            <text:p>39.8949</text:p>
          </table:table-cell>
          <table:table-cell table:formula="of:=([.C508]-[.C507])/([.$B508]-[.$B507])" office:value-type="float" office:value="-0.632911392405056" calcext:value-type="float">
            <text:p>-0.633</text:p>
          </table:table-cell>
          <table:table-cell table:style-name="ce1" table:formula="of:=([.D508]-[.D507])/([.$B$3]-[.$B$2])" office:value-type="float" office:value="-1.26582278481013" calcext:value-type="float">
            <text:p>-1.266</text:p>
          </table:table-cell>
          <table:table-cell office:value-type="float" office:value="39.8949" calcext:value-type="float">
            <text:p>39.8949</text:p>
          </table:table-cell>
          <table:table-cell table:formula="of:=([.F508]-[.F507])/([.$E508]-[.$E507])" office:value-type="float" office:value="-0.632911392405056" calcext:value-type="float">
            <text:p>-0.633</text:p>
          </table:table-cell>
          <table:table-cell table:formula="of:=([.G508]-[.G507])/([.$E508]-[.$E507])" office:value-type="float" office:value="-1.26582278481012" calcext:value-type="float">
            <text:p>-1.266</text:p>
          </table:table-cell>
        </table:table-row>
        <table:table-row table:style-name="ro1">
          <table:table-cell office:value-type="float" office:value="43.9239" calcext:value-type="float">
            <text:p>43.9239</text:p>
          </table:table-cell>
          <table:table-cell table:formula="of:=[.A508]-[.$A$2]" office:value-type="float" office:value="39.9739" calcext:value-type="float">
            <text:p>39.973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9.9739" calcext:value-type="float">
            <text:p>39.9739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9.9739" calcext:value-type="float">
            <text:p>39.9739</text:p>
          </table:table-cell>
          <table:table-cell table:formula="of:=([.C509]-[.C508])/([.$B509]-[.$B508])" office:value-type="float" office:value="-1.26582278481023" calcext:value-type="float">
            <text:p>-1.266</text:p>
          </table:table-cell>
          <table:table-cell table:style-name="ce1" table:formula="of:=([.D509]-[.D508])/([.$B$3]-[.$B$2])" office:value-type="float" office:value="-1.26582278481013" calcext:value-type="float">
            <text:p>-1.266</text:p>
          </table:table-cell>
          <table:table-cell office:value-type="float" office:value="39.9739" calcext:value-type="float">
            <text:p>39.9739</text:p>
          </table:table-cell>
          <table:table-cell table:formula="of:=([.F509]-[.F508])/([.$E509]-[.$E508])" office:value-type="float" office:value="-1.26582278481012" calcext:value-type="float">
            <text:p>-1.266</text:p>
          </table:table-cell>
          <table:table-cell table:formula="of:=([.G509]-[.G508])/([.$E509]-[.$E508])" office:value-type="float" office:value="-1.89873417721517" calcext:value-type="float">
            <text:p>-1.899</text:p>
          </table:table-cell>
        </table:table-row>
        <table:table-row table:style-name="ro1">
          <table:table-cell office:value-type="float" office:value="44.0029" calcext:value-type="float">
            <text:p>44.0029</text:p>
          </table:table-cell>
          <table:table-cell table:formula="of:=[.A509]-[.$A$2]" office:value-type="float" office:value="40.0529" calcext:value-type="float">
            <text:p>40.05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.0529" calcext:value-type="float">
            <text:p>40.0529</text:p>
          </table:table-cell>
          <table:table-cell office:value-type="float" office:value="2.9" calcext:value-type="float">
            <text:p>2.9</text:p>
          </table:table-cell>
          <table:table-cell office:value-type="float" office:value="2.75" calcext:value-type="float">
            <text:p>2.75</text:p>
          </table:table-cell>
          <table:table-cell office:value-type="float" office:value="40.0529" calcext:value-type="float">
            <text:p>40.0529</text:p>
          </table:table-cell>
          <table:table-cell table:formula="of:=([.C510]-[.C509])/([.$B510]-[.$B509])" office:value-type="float" office:value="-2.53164556962024" calcext:value-type="float">
            <text:p>-2.532</text:p>
          </table:table-cell>
          <table:table-cell table:style-name="ce1" table:formula="of:=([.D510]-[.D509])/([.$B$3]-[.$B$2])" office:value-type="float" office:value="-1.26582278481013" calcext:value-type="float">
            <text:p>-1.266</text:p>
          </table:table-cell>
          <table:table-cell office:value-type="float" office:value="40.0529" calcext:value-type="float">
            <text:p>40.0529</text:p>
          </table:table-cell>
          <table:table-cell table:formula="of:=([.F510]-[.F509])/([.$E510]-[.$E509])" office:value-type="float" office:value="-1.26582278481012" calcext:value-type="float">
            <text:p>-1.266</text:p>
          </table:table-cell>
          <table:table-cell table:formula="of:=([.G510]-[.G509])/([.$E510]-[.$E509])" office:value-type="float" office:value="-0.632911392405056" calcext:value-type="float">
            <text:p>-0.633</text:p>
          </table:table-cell>
        </table:table-row>
        <table:table-row table:style-name="ro1">
          <table:table-cell office:value-type="float" office:value="44.0819" calcext:value-type="float">
            <text:p>44.0819</text:p>
          </table:table-cell>
          <table:table-cell table:formula="of:=[.A510]-[.$A$2]" office:value-type="float" office:value="40.1319" calcext:value-type="float">
            <text:p>40.1319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40.1319" calcext:value-type="float">
            <text:p>40.1319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40.1319" calcext:value-type="float">
            <text:p>40.1319</text:p>
          </table:table-cell>
          <table:table-cell table:formula="of:=([.C511]-[.C510])/([.$B511]-[.$B510])" office:value-type="float" office:value="-1.89873417721517" calcext:value-type="float">
            <text:p>-1.899</text:p>
          </table:table-cell>
          <table:table-cell table:style-name="ce1" table:formula="of:=([.D511]-[.D510])/([.$B$3]-[.$B$2])" office:value-type="float" office:value="-1.8987341772152" calcext:value-type="float">
            <text:p>-1.899</text:p>
          </table:table-cell>
          <table:table-cell office:value-type="float" office:value="40.1319" calcext:value-type="float">
            <text:p>40.1319</text:p>
          </table:table-cell>
          <table:table-cell table:formula="of:=([.F511]-[.F510])/([.$E511]-[.$E510])" office:value-type="float" office:value="-1.26582278481011" calcext:value-type="float">
            <text:p>-1.266</text:p>
          </table:table-cell>
          <table:table-cell table:formula="of:=([.G511]-[.G510])/([.$E511]-[.$E510])" office:value-type="float" office:value="-1.89873417721518" calcext:value-type="float">
            <text:p>-1.899</text:p>
          </table:table-cell>
        </table:table-row>
        <table:table-row table:style-name="ro1">
          <table:table-cell office:value-type="float" office:value="44.1609" calcext:value-type="float">
            <text:p>44.1609</text:p>
          </table:table-cell>
          <table:table-cell table:formula="of:=[.A511]-[.$A$2]" office:value-type="float" office:value="40.2109" calcext:value-type="float">
            <text:p>40.2109</text:p>
          </table:table-cell>
          <table:table-cell office:value-type="float" office:value="2.65" calcext:value-type="float">
            <text:p>2.65</text:p>
          </table:table-cell>
          <table:table-cell office:value-type="float" office:value="2.75" calcext:value-type="float">
            <text:p>2.75</text:p>
          </table:table-cell>
          <table:table-cell office:value-type="float" office:value="40.2109" calcext:value-type="float">
            <text:p>40.2109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40.2109" calcext:value-type="float">
            <text:p>40.2109</text:p>
          </table:table-cell>
          <table:table-cell table:formula="of:=([.C512]-[.C511])/([.$B512]-[.$B511])" office:value-type="float" office:value="-1.26582278481012" calcext:value-type="float">
            <text:p>-1.266</text:p>
          </table:table-cell>
          <table:table-cell table:style-name="ce1" table:formula="of:=([.D512]-[.D511])/([.$B$3]-[.$B$2])" office:value-type="float" office:value="-1.26582278481013" calcext:value-type="float">
            <text:p>-1.266</text:p>
          </table:table-cell>
          <table:table-cell office:value-type="float" office:value="40.2109" calcext:value-type="float">
            <text:p>40.2109</text:p>
          </table:table-cell>
          <table:table-cell table:formula="of:=([.F512]-[.F511])/([.$E512]-[.$E511])" office:value-type="float" office:value="-1.26582278481012" calcext:value-type="float">
            <text:p>-1.266</text:p>
          </table:table-cell>
          <table:table-cell table:formula="of:=([.G512]-[.G511])/([.$E512]-[.$E511])" office:value-type="float" office:value="-1.26582278481011" calcext:value-type="float">
            <text:p>-1.266</text:p>
          </table:table-cell>
        </table:table-row>
        <table:table-row table:style-name="ro1">
          <table:table-cell office:value-type="float" office:value="44.2399" calcext:value-type="float">
            <text:p>44.2399</text:p>
          </table:table-cell>
          <table:table-cell table:formula="of:=[.A512]-[.$A$2]" office:value-type="float" office:value="40.2899" calcext:value-type="float">
            <text:p>40.2899</text:p>
          </table:table-cell>
          <table:table-cell office:value-type="float" office:value="2.55" calcext:value-type="float">
            <text:p>2.55</text:p>
          </table:table-cell>
          <table:table-cell office:value-type="float" office:value="2.65" calcext:value-type="float">
            <text:p>2.65</text:p>
          </table:table-cell>
          <table:table-cell office:value-type="float" office:value="40.2899" calcext:value-type="float">
            <text:p>40.2899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40.2899" calcext:value-type="float">
            <text:p>40.2899</text:p>
          </table:table-cell>
          <table:table-cell table:formula="of:=([.C513]-[.C512])/([.$B513]-[.$B512])" office:value-type="float" office:value="-1.89873417721517" calcext:value-type="float">
            <text:p>-1.899</text:p>
          </table:table-cell>
          <table:table-cell table:style-name="ce1" table:formula="of:=([.D513]-[.D512])/([.$B$3]-[.$B$2])" office:value-type="float" office:value="-2.53164556962026" calcext:value-type="float">
            <text:p>-2.532</text:p>
          </table:table-cell>
          <table:table-cell office:value-type="float" office:value="40.2899" calcext:value-type="float">
            <text:p>40.2899</text:p>
          </table:table-cell>
          <table:table-cell table:formula="of:=([.F513]-[.F512])/([.$E513]-[.$E512])" office:value-type="float" office:value="-1.89873417721534" calcext:value-type="float">
            <text:p>-1.899</text:p>
          </table:table-cell>
          <table:table-cell table:formula="of:=([.G513]-[.G512])/([.$E513]-[.$E512])" office:value-type="float" office:value="-2.53164556962046" calcext:value-type="float">
            <text:p>-2.532</text:p>
          </table:table-cell>
        </table:table-row>
        <table:table-row table:style-name="ro1">
          <table:table-cell office:value-type="float" office:value="44.3189" calcext:value-type="float">
            <text:p>44.3189</text:p>
          </table:table-cell>
          <table:table-cell table:formula="of:=[.A513]-[.$A$2]" office:value-type="float" office:value="40.3689" calcext:value-type="float">
            <text:p>40.3689</text:p>
          </table:table-cell>
          <table:table-cell office:value-type="float" office:value="2.4" calcext:value-type="float">
            <text:p>2.4</text:p>
          </table:table-cell>
          <table:table-cell office:value-type="float" office:value="2.45" calcext:value-type="float">
            <text:p>2.45</text:p>
          </table:table-cell>
          <table:table-cell office:value-type="float" office:value="40.3689" calcext:value-type="float">
            <text:p>40.3689</text:p>
          </table:table-cell>
          <table:table-cell office:value-type="float" office:value="2.45" calcext:value-type="float">
            <text:p>2.45</text:p>
          </table:table-cell>
          <table:table-cell office:value-type="float" office:value="2.25" calcext:value-type="float">
            <text:p>2.25</text:p>
          </table:table-cell>
          <table:table-cell office:value-type="float" office:value="40.3689" calcext:value-type="float">
            <text:p>40.3689</text:p>
          </table:table-cell>
          <table:table-cell table:formula="of:=([.C514]-[.C513])/([.$B514]-[.$B513])" office:value-type="float" office:value="-3.16455696202529" calcext:value-type="float">
            <text:p>-3.165</text:p>
          </table:table-cell>
          <table:table-cell table:style-name="ce1" table:formula="of:=([.D514]-[.D513])/([.$B$3]-[.$B$2])" office:value-type="float" office:value="-1.8987341772152" calcext:value-type="float">
            <text:p>-1.899</text:p>
          </table:table-cell>
          <table:table-cell office:value-type="float" office:value="40.3689" calcext:value-type="float">
            <text:p>40.3689</text:p>
          </table:table-cell>
          <table:table-cell table:formula="of:=([.F514]-[.F513])/([.$E514]-[.$E513])" office:value-type="float" office:value="-1.89873417721518" calcext:value-type="float">
            <text:p>-1.899</text:p>
          </table:table-cell>
          <table:table-cell table:formula="of:=([.G514]-[.G513])/([.$E514]-[.$E513])" office:value-type="float" office:value="-1.89873417721517" calcext:value-type="float">
            <text:p>-1.899</text:p>
          </table:table-cell>
        </table:table-row>
        <table:table-row table:style-name="ro1">
          <table:table-cell office:value-type="float" office:value="44.3979" calcext:value-type="float">
            <text:p>44.3979</text:p>
          </table:table-cell>
          <table:table-cell table:formula="of:=[.A514]-[.$A$2]" office:value-type="float" office:value="40.4479" calcext:value-type="float">
            <text:p>40.4479</text:p>
          </table:table-cell>
          <table:table-cell office:value-type="float" office:value="2.15" calcext:value-type="float">
            <text:p>2.15</text:p>
          </table:table-cell>
          <table:table-cell office:value-type="float" office:value="2.3" calcext:value-type="float">
            <text:p>2.3</text:p>
          </table:table-cell>
          <table:table-cell office:value-type="float" office:value="40.4479" calcext:value-type="float">
            <text:p>40.4479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40.4479" calcext:value-type="float">
            <text:p>40.4479</text:p>
          </table:table-cell>
          <table:table-cell table:formula="of:=([.C515]-[.C514])/([.$B515]-[.$B514])" office:value-type="float" office:value="-1.26582278481012" calcext:value-type="float">
            <text:p>-1.266</text:p>
          </table:table-cell>
          <table:table-cell table:style-name="ce1" table:formula="of:=([.D515]-[.D514])/([.$B$3]-[.$B$2])" office:value-type="float" office:value="-1.8987341772152" calcext:value-type="float">
            <text:p>-1.899</text:p>
          </table:table-cell>
          <table:table-cell office:value-type="float" office:value="40.4479" calcext:value-type="float">
            <text:p>40.4479</text:p>
          </table:table-cell>
          <table:table-cell table:formula="of:=([.F515]-[.F514])/([.$E515]-[.$E514])" office:value-type="float" office:value="-3.16455696202529" calcext:value-type="float">
            <text:p>-3.165</text:p>
          </table:table-cell>
          <table:table-cell table:formula="of:=([.G515]-[.G514])/([.$E515]-[.$E514])" office:value-type="float" office:value="-1.89873417721517" calcext:value-type="float">
            <text:p>-1.899</text:p>
          </table:table-cell>
        </table:table-row>
        <table:table-row table:style-name="ro1">
          <table:table-cell office:value-type="float" office:value="44.4769" calcext:value-type="float">
            <text:p>44.4769</text:p>
          </table:table-cell>
          <table:table-cell table:formula="of:=[.A515]-[.$A$2]" office:value-type="float" office:value="40.5269" calcext:value-type="float">
            <text:p>40.5269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40.5269" calcext:value-type="float">
            <text:p>40.5269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40.5269" calcext:value-type="float">
            <text:p>40.5269</text:p>
          </table:table-cell>
          <table:table-cell table:formula="of:=([.C516]-[.C515])/([.$B516]-[.$B515])" office:value-type="float" office:value="-0.632911392405056" calcext:value-type="float">
            <text:p>-0.633</text:p>
          </table:table-cell>
          <table:table-cell table:style-name="ce1" table:formula="of:=([.D516]-[.D515])/([.$B$3]-[.$B$2])" office:value-type="float" office:value="-1.8987341772152" calcext:value-type="float">
            <text:p>-1.899</text:p>
          </table:table-cell>
          <table:table-cell office:value-type="float" office:value="40.5269" calcext:value-type="float">
            <text:p>40.5269</text:p>
          </table:table-cell>
          <table:table-cell table:formula="of:=([.F516]-[.F515])/([.$E516]-[.$E515])" office:value-type="float" office:value="-1.89873417721517" calcext:value-type="float">
            <text:p>-1.899</text:p>
          </table:table-cell>
          <table:table-cell table:formula="of:=([.G516]-[.G515])/([.$E516]-[.$E515])" office:value-type="float" office:value="-1.26582278481012" calcext:value-type="float">
            <text:p>-1.266</text:p>
          </table:table-cell>
        </table:table-row>
        <table:table-row table:style-name="ro1">
          <table:table-cell office:value-type="float" office:value="44.5559" calcext:value-type="float">
            <text:p>44.5559</text:p>
          </table:table-cell>
          <table:table-cell table:formula="of:=[.A516]-[.$A$2]" office:value-type="float" office:value="40.6059" calcext:value-type="float">
            <text:p>40.60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6059" calcext:value-type="float">
            <text:p>40.6059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40.6059" calcext:value-type="float">
            <text:p>40.6059</text:p>
          </table:table-cell>
          <table:table-cell table:formula="of:=([.C517]-[.C516])/([.$B517]-[.$B516])" office:value-type="float" office:value="-1.89873417721517" calcext:value-type="float">
            <text:p>-1.899</text:p>
          </table:table-cell>
          <table:table-cell table:style-name="ce1" table:formula="of:=([.D517]-[.D516])/([.$B$3]-[.$B$2])" office:value-type="float" office:value="-1.26582278481013" calcext:value-type="float">
            <text:p>-1.266</text:p>
          </table:table-cell>
          <table:table-cell office:value-type="float" office:value="40.6059" calcext:value-type="float">
            <text:p>40.6059</text:p>
          </table:table-cell>
          <table:table-cell table:formula="of:=([.F517]-[.F516])/([.$E517]-[.$E516])" office:value-type="float" office:value="-1.26582278481012" calcext:value-type="float">
            <text:p>-1.266</text:p>
          </table:table-cell>
          <table:table-cell table:formula="of:=([.G517]-[.G516])/([.$E517]-[.$E516])" office:value-type="float" office:value="-1.26582278481012" calcext:value-type="float">
            <text:p>-1.266</text:p>
          </table:table-cell>
        </table:table-row>
        <table:table-row table:style-name="ro1">
          <table:table-cell office:value-type="float" office:value="44.6349" calcext:value-type="float">
            <text:p>44.6349</text:p>
          </table:table-cell>
          <table:table-cell table:formula="of:=[.A517]-[.$A$2]" office:value-type="float" office:value="40.6849" calcext:value-type="float">
            <text:p>40.6849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office:value-type="float" office:value="40.6849" calcext:value-type="float">
            <text:p>40.684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0.6849" calcext:value-type="float">
            <text:p>40.6849</text:p>
          </table:table-cell>
          <table:table-cell table:formula="of:=([.C518]-[.C517])/([.$B518]-[.$B517])" office:value-type="float" office:value="-0.632911392405059" calcext:value-type="float">
            <text:p>-0.633</text:p>
          </table:table-cell>
          <table:table-cell table:style-name="ce1" table:formula="of:=([.D518]-[.D517])/([.$B$3]-[.$B$2])" office:value-type="float" office:value="-1.26582278481013" calcext:value-type="float">
            <text:p>-1.266</text:p>
          </table:table-cell>
          <table:table-cell office:value-type="float" office:value="40.6849" calcext:value-type="float">
            <text:p>40.6849</text:p>
          </table:table-cell>
          <table:table-cell table:formula="of:=([.F518]-[.F517])/([.$E518]-[.$E517])" office:value-type="float" office:value="-1.26582278481012" calcext:value-type="float">
            <text:p>-1.266</text:p>
          </table:table-cell>
          <table:table-cell table:formula="of:=([.G518]-[.G517])/([.$E518]-[.$E517])" office:value-type="float" office:value="-1.26582278481012" calcext:value-type="float">
            <text:p>-1.266</text:p>
          </table:table-cell>
        </table:table-row>
        <table:table-row table:style-name="ro1">
          <table:table-cell office:value-type="float" office:value="44.7139" calcext:value-type="float">
            <text:p>44.7139</text:p>
          </table:table-cell>
          <table:table-cell table:formula="of:=[.A518]-[.$A$2]" office:value-type="float" office:value="40.7639" calcext:value-type="float">
            <text:p>40.763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40.7639" calcext:value-type="float">
            <text:p>40.7639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40.7639" calcext:value-type="float">
            <text:p>40.7639</text:p>
          </table:table-cell>
          <table:table-cell table:formula="of:=([.C519]-[.C518])/([.$B519]-[.$B518])" office:value-type="float" office:value="-1.89873417721518" calcext:value-type="float">
            <text:p>-1.899</text:p>
          </table:table-cell>
          <table:table-cell table:style-name="ce1" table:formula="of:=([.D519]-[.D518])/([.$B$3]-[.$B$2])" office:value-type="float" office:value="-0.632911392405066" calcext:value-type="float">
            <text:p>-0.633</text:p>
          </table:table-cell>
          <table:table-cell office:value-type="float" office:value="40.7639" calcext:value-type="float">
            <text:p>40.7639</text:p>
          </table:table-cell>
          <table:table-cell table:formula="of:=([.F519]-[.F518])/([.$E519]-[.$E518])" office:value-type="float" office:value="-1.26582278481012" calcext:value-type="float">
            <text:p>-1.266</text:p>
          </table:table-cell>
          <table:table-cell table:formula="of:=([.G519]-[.G518])/([.$E519]-[.$E518])" office:value-type="float" office:value="-0.632911392405056" calcext:value-type="float">
            <text:p>-0.633</text:p>
          </table:table-cell>
        </table:table-row>
        <table:table-row table:style-name="ro1">
          <table:table-cell office:value-type="float" office:value="44.7929" calcext:value-type="float">
            <text:p>44.7929</text:p>
          </table:table-cell>
          <table:table-cell table:formula="of:=[.A519]-[.$A$2]" office:value-type="float" office:value="40.8429" calcext:value-type="float">
            <text:p>40.8429</text:p>
          </table:table-cell>
          <table:table-cell office:value-type="float" office:value="1.65" calcext:value-type="float">
            <text:p>1.65</text:p>
          </table:table-cell>
          <table:table-cell office:value-type="float" office:value="1.75" calcext:value-type="float">
            <text:p>1.75</text:p>
          </table:table-cell>
          <table:table-cell office:value-type="float" office:value="40.8429" calcext:value-type="float">
            <text:p>40.842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0.8429" calcext:value-type="float">
            <text:p>40.8429</text:p>
          </table:table-cell>
          <table:table-cell table:formula="of:=([.C520]-[.C519])/([.$B520]-[.$B519])" office:value-type="float" office:value="0" calcext:value-type="float">
            <text:p>0.000</text:p>
          </table:table-cell>
          <table:table-cell table:style-name="ce1" table:formula="of:=([.D520]-[.D519])/([.$B$3]-[.$B$2])" office:value-type="float" office:value="-0.632911392405063" calcext:value-type="float">
            <text:p>-0.633</text:p>
          </table:table-cell>
          <table:table-cell office:value-type="float" office:value="40.8429" calcext:value-type="float">
            <text:p>40.8429</text:p>
          </table:table-cell>
          <table:table-cell table:formula="of:=([.F520]-[.F519])/([.$E520]-[.$E519])" office:value-type="float" office:value="-0.632911392405059" calcext:value-type="float">
            <text:p>-0.633</text:p>
          </table:table-cell>
          <table:table-cell table:formula="of:=([.G520]-[.G519])/([.$E520]-[.$E519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4.8719" calcext:value-type="float">
            <text:p>44.8719</text:p>
          </table:table-cell>
          <table:table-cell table:formula="of:=[.A520]-[.$A$2]" office:value-type="float" office:value="40.9219" calcext:value-type="float">
            <text:p>40.9219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40.9219" calcext:value-type="float">
            <text:p>40.921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40.9219" calcext:value-type="float">
            <text:p>40.9219</text:p>
          </table:table-cell>
          <table:table-cell table:formula="of:=([.C521]-[.C520])/([.$B521]-[.$B520])" office:value-type="float" office:value="-0.632911392405056" calcext:value-type="float">
            <text:p>-0.633</text:p>
          </table:table-cell>
          <table:table-cell table:style-name="ce1" table:formula="of:=([.D521]-[.D520])/([.$B$3]-[.$B$2])" office:value-type="float" office:value="-1.26582278481013" calcext:value-type="float">
            <text:p>-1.266</text:p>
          </table:table-cell>
          <table:table-cell office:value-type="float" office:value="40.9219" calcext:value-type="float">
            <text:p>40.9219</text:p>
          </table:table-cell>
          <table:table-cell table:formula="of:=([.F521]-[.F520])/([.$E521]-[.$E520])" office:value-type="float" office:value="-0.632911392405059" calcext:value-type="float">
            <text:p>-0.633</text:p>
          </table:table-cell>
          <table:table-cell table:formula="of:=([.G521]-[.G520])/([.$E521]-[.$E520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4.9509" calcext:value-type="float">
            <text:p>44.9509</text:p>
          </table:table-cell>
          <table:table-cell table:formula="of:=[.A521]-[.$A$2]" office:value-type="float" office:value="41.0009" calcext:value-type="float">
            <text:p>41.000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1.0009" calcext:value-type="float">
            <text:p>41.0009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1.0009" calcext:value-type="float">
            <text:p>41.0009</text:p>
          </table:table-cell>
          <table:table-cell table:formula="of:=([.C522]-[.C521])/([.$B522]-[.$B521])" office:value-type="float" office:value="-0.632911392405059" calcext:value-type="float">
            <text:p>-0.633</text:p>
          </table:table-cell>
          <table:table-cell table:style-name="ce1" table:formula="of:=([.D522]-[.D521])/([.$B$3]-[.$B$2])" office:value-type="float" office:value="-0.632911392405066" calcext:value-type="float">
            <text:p>-0.633</text:p>
          </table:table-cell>
          <table:table-cell office:value-type="float" office:value="41.0009" calcext:value-type="float">
            <text:p>41.0009</text:p>
          </table:table-cell>
          <table:table-cell table:formula="of:=([.F522]-[.F521])/([.$E522]-[.$E521])" office:value-type="float" office:value="0" calcext:value-type="float">
            <text:p>0.000</text:p>
          </table:table-cell>
          <table:table-cell table:formula="of:=([.G522]-[.G521])/([.$E522]-[.$E521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5.0299" calcext:value-type="float">
            <text:p>45.0299</text:p>
          </table:table-cell>
          <table:table-cell table:formula="of:=[.A522]-[.$A$2]" office:value-type="float" office:value="41.0799" calcext:value-type="float">
            <text:p>41.079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41.0799" calcext:value-type="float">
            <text:p>41.0799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41.0799" calcext:value-type="float">
            <text:p>41.0799</text:p>
          </table:table-cell>
          <table:table-cell table:formula="of:=([.C523]-[.C522])/([.$B523]-[.$B522])" office:value-type="float" office:value="0" calcext:value-type="float">
            <text:p>0.000</text:p>
          </table:table-cell>
          <table:table-cell table:style-name="ce1" table:formula="of:=([.D523]-[.D522])/([.$B$3]-[.$B$2])" office:value-type="float" office:value="0" calcext:value-type="float">
            <text:p>0.000</text:p>
          </table:table-cell>
          <table:table-cell office:value-type="float" office:value="41.0799" calcext:value-type="float">
            <text:p>41.0799</text:p>
          </table:table-cell>
          <table:table-cell table:formula="of:=([.F523]-[.F522])/([.$E523]-[.$E522])" office:value-type="float" office:value="-1.26582278481012" calcext:value-type="float">
            <text:p>-1.266</text:p>
          </table:table-cell>
          <table:table-cell table:formula="of:=([.G523]-[.G522])/([.$E523]-[.$E522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5.1089" calcext:value-type="float">
            <text:p>45.1089</text:p>
          </table:table-cell>
          <table:table-cell table:formula="of:=[.A523]-[.$A$2]" office:value-type="float" office:value="41.1589" calcext:value-type="float">
            <text:p>41.158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41.1589" calcext:value-type="float">
            <text:p>41.1589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41.1589" calcext:value-type="float">
            <text:p>41.1589</text:p>
          </table:table-cell>
          <table:table-cell table:formula="of:=([.C524]-[.C523])/([.$B524]-[.$B523])" office:value-type="float" office:value="-0.632911392405059" calcext:value-type="float">
            <text:p>-0.633</text:p>
          </table:table-cell>
          <table:table-cell table:style-name="ce1" table:formula="of:=([.D524]-[.D523])/([.$B$3]-[.$B$2])" office:value-type="float" office:value="-0.632911392405066" calcext:value-type="float">
            <text:p>-0.633</text:p>
          </table:table-cell>
          <table:table-cell office:value-type="float" office:value="41.1589" calcext:value-type="float">
            <text:p>41.1589</text:p>
          </table:table-cell>
          <table:table-cell table:formula="of:=([.F524]-[.F523])/([.$E524]-[.$E523])" office:value-type="float" office:value="0" calcext:value-type="float">
            <text:p>0.000</text:p>
          </table:table-cell>
          <table:table-cell table:formula="of:=([.G524]-[.G523])/([.$E524]-[.$E52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1879" calcext:value-type="float">
            <text:p>45.1879</text:p>
          </table:table-cell>
          <table:table-cell table:formula="of:=[.A524]-[.$A$2]" office:value-type="float" office:value="41.2379" calcext:value-type="float">
            <text:p>41.2379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1.2379" calcext:value-type="float">
            <text:p>41.2379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41.2379" calcext:value-type="float">
            <text:p>41.2379</text:p>
          </table:table-cell>
          <table:table-cell table:formula="of:=([.C525]-[.C524])/([.$B525]-[.$B524])" office:value-type="float" office:value="0" calcext:value-type="float">
            <text:p>0.000</text:p>
          </table:table-cell>
          <table:table-cell table:style-name="ce1" table:formula="of:=([.D525]-[.D524])/([.$B$3]-[.$B$2])" office:value-type="float" office:value="-0.632911392405066" calcext:value-type="float">
            <text:p>-0.633</text:p>
          </table:table-cell>
          <table:table-cell office:value-type="float" office:value="41.2379" calcext:value-type="float">
            <text:p>41.2379</text:p>
          </table:table-cell>
          <table:table-cell table:formula="of:=([.F525]-[.F524])/([.$E525]-[.$E524])" office:value-type="float" office:value="-0.632911392405113" calcext:value-type="float">
            <text:p>-0.633</text:p>
          </table:table-cell>
          <table:table-cell table:formula="of:=([.G525]-[.G524])/([.$E525]-[.$E52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2669" calcext:value-type="float">
            <text:p>45.2669</text:p>
          </table:table-cell>
          <table:table-cell table:formula="of:=[.A525]-[.$A$2]" office:value-type="float" office:value="41.3169" calcext:value-type="float">
            <text:p>41.3169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41.3169" calcext:value-type="float">
            <text:p>41.3169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1.3169" calcext:value-type="float">
            <text:p>41.3169</text:p>
          </table:table-cell>
          <table:table-cell table:formula="of:=([.C526]-[.C525])/([.$B526]-[.$B525])" office:value-type="float" office:value="-0.632911392405059" calcext:value-type="float">
            <text:p>-0.633</text:p>
          </table:table-cell>
          <table:table-cell table:style-name="ce1" table:formula="of:=([.D526]-[.D525])/([.$B$3]-[.$B$2])" office:value-type="float" office:value="0" calcext:value-type="float">
            <text:p>0.000</text:p>
          </table:table-cell>
          <table:table-cell office:value-type="float" office:value="41.3169" calcext:value-type="float">
            <text:p>41.3169</text:p>
          </table:table-cell>
          <table:table-cell table:formula="of:=([.F526]-[.F525])/([.$E526]-[.$E525])" office:value-type="float" office:value="0" calcext:value-type="float">
            <text:p>0.000</text:p>
          </table:table-cell>
          <table:table-cell table:formula="of:=([.G526]-[.G525])/([.$E526]-[.$E525])" office:value-type="float" office:value="-0.632911392405056" calcext:value-type="float">
            <text:p>-0.633</text:p>
          </table:table-cell>
        </table:table-row>
        <table:table-row table:style-name="ro1">
          <table:table-cell office:value-type="float" office:value="45.3459" calcext:value-type="float">
            <text:p>45.3459</text:p>
          </table:table-cell>
          <table:table-cell table:formula="of:=[.A526]-[.$A$2]" office:value-type="float" office:value="41.3959" calcext:value-type="float">
            <text:p>41.395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3959" calcext:value-type="float">
            <text:p>41.395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1.3959" calcext:value-type="float">
            <text:p>41.3959</text:p>
          </table:table-cell>
          <table:table-cell table:formula="of:=([.C527]-[.C526])/([.$B527]-[.$B526])" office:value-type="float" office:value="0" calcext:value-type="float">
            <text:p>0.000</text:p>
          </table:table-cell>
          <table:table-cell table:style-name="ce1" table:formula="of:=([.D527]-[.D526])/([.$B$3]-[.$B$2])" office:value-type="float" office:value="0" calcext:value-type="float">
            <text:p>0.000</text:p>
          </table:table-cell>
          <table:table-cell office:value-type="float" office:value="41.3959" calcext:value-type="float">
            <text:p>41.3959</text:p>
          </table:table-cell>
          <table:table-cell table:formula="of:=([.F527]-[.F526])/([.$E527]-[.$E526])" office:value-type="float" office:value="0" calcext:value-type="float">
            <text:p>0.000</text:p>
          </table:table-cell>
          <table:table-cell table:formula="of:=([.G527]-[.G526])/([.$E527]-[.$E52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4249" calcext:value-type="float">
            <text:p>45.4249</text:p>
          </table:table-cell>
          <table:table-cell table:formula="of:=[.A527]-[.$A$2]" office:value-type="float" office:value="41.4749" calcext:value-type="float">
            <text:p>41.474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4749" calcext:value-type="float">
            <text:p>41.47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1.4749" calcext:value-type="float">
            <text:p>41.4749</text:p>
          </table:table-cell>
          <table:table-cell table:formula="of:=([.C528]-[.C527])/([.$B528]-[.$B527])" office:value-type="float" office:value="0" calcext:value-type="float">
            <text:p>0.000</text:p>
          </table:table-cell>
          <table:table-cell table:style-name="ce1" table:formula="of:=([.D528]-[.D527])/([.$B$3]-[.$B$2])" office:value-type="float" office:value="0" calcext:value-type="float">
            <text:p>0.000</text:p>
          </table:table-cell>
          <table:table-cell office:value-type="float" office:value="41.4749" calcext:value-type="float">
            <text:p>41.4749</text:p>
          </table:table-cell>
          <table:table-cell table:formula="of:=([.F528]-[.F527])/([.$E528]-[.$E527])" office:value-type="float" office:value="0" calcext:value-type="float">
            <text:p>0.000</text:p>
          </table:table-cell>
          <table:table-cell table:formula="of:=([.G528]-[.G527])/([.$E528]-[.$E52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5039" calcext:value-type="float">
            <text:p>45.5039</text:p>
          </table:table-cell>
          <table:table-cell table:formula="of:=[.A528]-[.$A$2]" office:value-type="float" office:value="41.5539" calcext:value-type="float">
            <text:p>41.553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5539" calcext:value-type="float">
            <text:p>41.553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1.5539" calcext:value-type="float">
            <text:p>41.5539</text:p>
          </table:table-cell>
          <table:table-cell table:formula="of:=([.C529]-[.C528])/([.$B529]-[.$B528])" office:value-type="float" office:value="0" calcext:value-type="float">
            <text:p>0.000</text:p>
          </table:table-cell>
          <table:table-cell table:style-name="ce1" table:formula="of:=([.D529]-[.D528])/([.$B$3]-[.$B$2])" office:value-type="float" office:value="0" calcext:value-type="float">
            <text:p>0.000</text:p>
          </table:table-cell>
          <table:table-cell office:value-type="float" office:value="41.5539" calcext:value-type="float">
            <text:p>41.5539</text:p>
          </table:table-cell>
          <table:table-cell table:formula="of:=([.F529]-[.F528])/([.$E529]-[.$E528])" office:value-type="float" office:value="0" calcext:value-type="float">
            <text:p>0.000</text:p>
          </table:table-cell>
          <table:table-cell table:formula="of:=([.G529]-[.G528])/([.$E529]-[.$E52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5829" calcext:value-type="float">
            <text:p>45.5829</text:p>
          </table:table-cell>
          <table:table-cell table:formula="of:=[.A529]-[.$A$2]" office:value-type="float" office:value="41.6329" calcext:value-type="float">
            <text:p>41.632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6329" calcext:value-type="float">
            <text:p>41.632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1.6329" calcext:value-type="float">
            <text:p>41.6329</text:p>
          </table:table-cell>
          <table:table-cell table:formula="of:=([.C530]-[.C529])/([.$B530]-[.$B529])" office:value-type="float" office:value="0" calcext:value-type="float">
            <text:p>0.000</text:p>
          </table:table-cell>
          <table:table-cell table:style-name="ce1" table:formula="of:=([.D530]-[.D529])/([.$B$3]-[.$B$2])" office:value-type="float" office:value="-0.632911392405066" calcext:value-type="float">
            <text:p>-0.633</text:p>
          </table:table-cell>
          <table:table-cell office:value-type="float" office:value="41.6329" calcext:value-type="float">
            <text:p>41.6329</text:p>
          </table:table-cell>
          <table:table-cell table:formula="of:=([.F530]-[.F529])/([.$E530]-[.$E529])" office:value-type="float" office:value="-0.632911392405059" calcext:value-type="float">
            <text:p>-0.633</text:p>
          </table:table-cell>
          <table:table-cell table:formula="of:=([.G530]-[.G529])/([.$E530]-[.$E52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6619" calcext:value-type="float">
            <text:p>45.6619</text:p>
          </table:table-cell>
          <table:table-cell table:formula="of:=[.A530]-[.$A$2]" office:value-type="float" office:value="41.7119" calcext:value-type="float">
            <text:p>41.7119</text:p>
          </table:table-cell>
          <table:table-cell office:value-type="float" office:value="1.45" calcext:value-type="float">
            <text:p>1.45</text:p>
          </table:table-cell>
          <table:table-cell office:value-type="float" office:value="1.4" calcext:value-type="float">
            <text:p>1.4</text:p>
          </table:table-cell>
          <table:table-cell office:value-type="float" office:value="41.7119" calcext:value-type="float">
            <text:p>41.7119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41.7119" calcext:value-type="float">
            <text:p>41.7119</text:p>
          </table:table-cell>
          <table:table-cell table:formula="of:=([.C531]-[.C530])/([.$B531]-[.$B530])" office:value-type="float" office:value="0" calcext:value-type="float">
            <text:p>0.000</text:p>
          </table:table-cell>
          <table:table-cell table:style-name="ce1" table:formula="of:=([.D531]-[.D530])/([.$B$3]-[.$B$2])" office:value-type="float" office:value="0.632911392405066" calcext:value-type="float">
            <text:p>0.633</text:p>
          </table:table-cell>
          <table:table-cell office:value-type="float" office:value="41.7119" calcext:value-type="float">
            <text:p>41.7119</text:p>
          </table:table-cell>
          <table:table-cell table:formula="of:=([.F531]-[.F530])/([.$E531]-[.$E530])" office:value-type="float" office:value="0" calcext:value-type="float">
            <text:p>0.000</text:p>
          </table:table-cell>
          <table:table-cell table:formula="of:=([.G531]-[.G530])/([.$E531]-[.$E53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7409" calcext:value-type="float">
            <text:p>45.7409</text:p>
          </table:table-cell>
          <table:table-cell table:formula="of:=[.A531]-[.$A$2]" office:value-type="float" office:value="41.7909" calcext:value-type="float">
            <text:p>41.790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7909" calcext:value-type="float">
            <text:p>41.7909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41.7909" calcext:value-type="float">
            <text:p>41.7909</text:p>
          </table:table-cell>
          <table:table-cell table:formula="of:=([.C532]-[.C531])/([.$B532]-[.$B531])" office:value-type="float" office:value="0" calcext:value-type="float">
            <text:p>0.000</text:p>
          </table:table-cell>
          <table:table-cell table:style-name="ce1" table:formula="of:=([.D532]-[.D531])/([.$B$3]-[.$B$2])" office:value-type="float" office:value="0" calcext:value-type="float">
            <text:p>0.000</text:p>
          </table:table-cell>
          <table:table-cell office:value-type="float" office:value="41.7909" calcext:value-type="float">
            <text:p>41.7909</text:p>
          </table:table-cell>
          <table:table-cell table:formula="of:=([.F532]-[.F531])/([.$E532]-[.$E531])" office:value-type="float" office:value="0.632911392405059" calcext:value-type="float">
            <text:p>0.633</text:p>
          </table:table-cell>
          <table:table-cell table:formula="of:=([.G532]-[.G531])/([.$E532]-[.$E53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8199" calcext:value-type="float">
            <text:p>45.8199</text:p>
          </table:table-cell>
          <table:table-cell table:formula="of:=[.A532]-[.$A$2]" office:value-type="float" office:value="41.8699" calcext:value-type="float">
            <text:p>41.869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8699" calcext:value-type="float">
            <text:p>41.869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1.8699" calcext:value-type="float">
            <text:p>41.8699</text:p>
          </table:table-cell>
          <table:table-cell table:formula="of:=([.C533]-[.C532])/([.$B533]-[.$B532])" office:value-type="float" office:value="0" calcext:value-type="float">
            <text:p>0.000</text:p>
          </table:table-cell>
          <table:table-cell table:style-name="ce1" table:formula="of:=([.D533]-[.D532])/([.$B$3]-[.$B$2])" office:value-type="float" office:value="0" calcext:value-type="float">
            <text:p>0.000</text:p>
          </table:table-cell>
          <table:table-cell office:value-type="float" office:value="41.8699" calcext:value-type="float">
            <text:p>41.8699</text:p>
          </table:table-cell>
          <table:table-cell table:formula="of:=([.F533]-[.F532])/([.$E533]-[.$E532])" office:value-type="float" office:value="0" calcext:value-type="float">
            <text:p>0.000</text:p>
          </table:table-cell>
          <table:table-cell table:formula="of:=([.G533]-[.G532])/([.$E533]-[.$E53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8989" calcext:value-type="float">
            <text:p>45.8989</text:p>
          </table:table-cell>
          <table:table-cell table:formula="of:=[.A533]-[.$A$2]" office:value-type="float" office:value="41.9489" calcext:value-type="float">
            <text:p>41.948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9489" calcext:value-type="float">
            <text:p>41.948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1.9489" calcext:value-type="float">
            <text:p>41.9489</text:p>
          </table:table-cell>
          <table:table-cell table:formula="of:=([.C534]-[.C533])/([.$B534]-[.$B533])" office:value-type="float" office:value="0" calcext:value-type="float">
            <text:p>0.000</text:p>
          </table:table-cell>
          <table:table-cell table:style-name="ce1" table:formula="of:=([.D534]-[.D533])/([.$B$3]-[.$B$2])" office:value-type="float" office:value="0" calcext:value-type="float">
            <text:p>0.000</text:p>
          </table:table-cell>
          <table:table-cell office:value-type="float" office:value="41.9489" calcext:value-type="float">
            <text:p>41.9489</text:p>
          </table:table-cell>
          <table:table-cell table:formula="of:=([.F534]-[.F533])/([.$E534]-[.$E533])" office:value-type="float" office:value="0" calcext:value-type="float">
            <text:p>0.000</text:p>
          </table:table-cell>
          <table:table-cell table:formula="of:=([.G534]-[.G533])/([.$E534]-[.$E53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5.9779" calcext:value-type="float">
            <text:p>45.9779</text:p>
          </table:table-cell>
          <table:table-cell table:formula="of:=[.A534]-[.$A$2]" office:value-type="float" office:value="42.0279" calcext:value-type="float">
            <text:p>42.027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2.0279" calcext:value-type="float">
            <text:p>42.027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2.0279" calcext:value-type="float">
            <text:p>42.0279</text:p>
          </table:table-cell>
          <table:table-cell table:formula="of:=([.C535]-[.C534])/([.$B535]-[.$B534])" office:value-type="float" office:value="0" calcext:value-type="float">
            <text:p>0.000</text:p>
          </table:table-cell>
          <table:table-cell table:style-name="ce1" table:formula="of:=([.D535]-[.D534])/([.$B$3]-[.$B$2])" office:value-type="float" office:value="0" calcext:value-type="float">
            <text:p>0.000</text:p>
          </table:table-cell>
          <table:table-cell office:value-type="float" office:value="42.0279" calcext:value-type="float">
            <text:p>42.0279</text:p>
          </table:table-cell>
          <table:table-cell table:formula="of:=([.F535]-[.F534])/([.$E535]-[.$E534])" office:value-type="float" office:value="0" calcext:value-type="float">
            <text:p>0.000</text:p>
          </table:table-cell>
          <table:table-cell table:formula="of:=([.G535]-[.G534])/([.$E535]-[.$E53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6.0569" calcext:value-type="float">
            <text:p>46.0569</text:p>
          </table:table-cell>
          <table:table-cell table:formula="of:=[.A535]-[.$A$2]" office:value-type="float" office:value="42.1069" calcext:value-type="float">
            <text:p>42.106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2.1069" calcext:value-type="float">
            <text:p>42.10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2.1069" calcext:value-type="float">
            <text:p>42.1069</text:p>
          </table:table-cell>
          <table:table-cell table:formula="of:=([.C536]-[.C535])/([.$B536]-[.$B535])" office:value-type="float" office:value="0" calcext:value-type="float">
            <text:p>0.000</text:p>
          </table:table-cell>
          <table:table-cell table:style-name="ce1" table:formula="of:=([.D536]-[.D535])/([.$B$3]-[.$B$2])" office:value-type="float" office:value="0" calcext:value-type="float">
            <text:p>0.000</text:p>
          </table:table-cell>
          <table:table-cell office:value-type="float" office:value="42.1069" calcext:value-type="float">
            <text:p>42.1069</text:p>
          </table:table-cell>
          <table:table-cell table:formula="of:=([.F536]-[.F535])/([.$E536]-[.$E535])" office:value-type="float" office:value="0" calcext:value-type="float">
            <text:p>0.000</text:p>
          </table:table-cell>
          <table:table-cell table:formula="of:=([.G536]-[.G535])/([.$E536]-[.$E535])" office:value-type="float" office:value="0.632911392405113" calcext:value-type="float">
            <text:p>0.633</text:p>
          </table:table-cell>
        </table:table-row>
        <table:table-row table:style-name="ro1">
          <table:table-cell office:value-type="float" office:value="46.1359" calcext:value-type="float">
            <text:p>46.1359</text:p>
          </table:table-cell>
          <table:table-cell table:formula="of:=[.A536]-[.$A$2]" office:value-type="float" office:value="42.1859" calcext:value-type="float">
            <text:p>42.185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2.1859" calcext:value-type="float">
            <text:p>42.1859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2.1859" calcext:value-type="float">
            <text:p>42.1859</text:p>
          </table:table-cell>
          <table:table-cell table:formula="of:=([.C537]-[.C536])/([.$B537]-[.$B536])" office:value-type="float" office:value="0" calcext:value-type="float">
            <text:p>0.000</text:p>
          </table:table-cell>
          <table:table-cell table:style-name="ce1" table:formula="of:=([.D537]-[.D536])/([.$B$3]-[.$B$2])" office:value-type="float" office:value="0" calcext:value-type="float">
            <text:p>0.000</text:p>
          </table:table-cell>
          <table:table-cell office:value-type="float" office:value="42.1859" calcext:value-type="float">
            <text:p>42.1859</text:p>
          </table:table-cell>
          <table:table-cell table:formula="of:=([.F537]-[.F536])/([.$E537]-[.$E536])" office:value-type="float" office:value="0.632911392405056" calcext:value-type="float">
            <text:p>0.633</text:p>
          </table:table-cell>
          <table:table-cell table:formula="of:=([.G537]-[.G536])/([.$E537]-[.$E53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6.2149" calcext:value-type="float">
            <text:p>46.2149</text:p>
          </table:table-cell>
          <table:table-cell table:formula="of:=[.A537]-[.$A$2]" office:value-type="float" office:value="42.2649" calcext:value-type="float">
            <text:p>42.264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2.2649" calcext:value-type="float">
            <text:p>42.2649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42.2649" calcext:value-type="float">
            <text:p>42.2649</text:p>
          </table:table-cell>
          <table:table-cell table:formula="of:=([.C538]-[.C537])/([.$B538]-[.$B537])" office:value-type="float" office:value="0" calcext:value-type="float">
            <text:p>0.000</text:p>
          </table:table-cell>
          <table:table-cell table:style-name="ce1" table:formula="of:=([.D538]-[.D537])/([.$B$3]-[.$B$2])" office:value-type="float" office:value="0.632911392405066" calcext:value-type="float">
            <text:p>0.633</text:p>
          </table:table-cell>
          <table:table-cell office:value-type="float" office:value="42.2649" calcext:value-type="float">
            <text:p>42.2649</text:p>
          </table:table-cell>
          <table:table-cell table:formula="of:=([.F538]-[.F537])/([.$E538]-[.$E537])" office:value-type="float" office:value="0" calcext:value-type="float">
            <text:p>0.000</text:p>
          </table:table-cell>
          <table:table-cell table:formula="of:=([.G538]-[.G537])/([.$E538]-[.$E537])" office:value-type="float" office:value="0.632911392405059" calcext:value-type="float">
            <text:p>0.633</text:p>
          </table:table-cell>
        </table:table-row>
        <table:table-row table:style-name="ro1">
          <table:table-cell office:value-type="float" office:value="46.2939" calcext:value-type="float">
            <text:p>46.2939</text:p>
          </table:table-cell>
          <table:table-cell table:formula="of:=[.A538]-[.$A$2]" office:value-type="float" office:value="42.3439" calcext:value-type="float">
            <text:p>42.3439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42.3439" calcext:value-type="float">
            <text:p>42.3439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42.3439" calcext:value-type="float">
            <text:p>42.3439</text:p>
          </table:table-cell>
          <table:table-cell table:formula="of:=([.C539]-[.C538])/([.$B539]-[.$B538])" office:value-type="float" office:value="0.632911392405059" calcext:value-type="float">
            <text:p>0.633</text:p>
          </table:table-cell>
          <table:table-cell table:style-name="ce1" table:formula="of:=([.D539]-[.D538])/([.$B$3]-[.$B$2])" office:value-type="float" office:value="0" calcext:value-type="float">
            <text:p>0.000</text:p>
          </table:table-cell>
          <table:table-cell office:value-type="float" office:value="42.3439" calcext:value-type="float">
            <text:p>42.3439</text:p>
          </table:table-cell>
          <table:table-cell table:formula="of:=([.F539]-[.F538])/([.$E539]-[.$E538])" office:value-type="float" office:value="0" calcext:value-type="float">
            <text:p>0.000</text:p>
          </table:table-cell>
          <table:table-cell table:formula="of:=([.G539]-[.G538])/([.$E539]-[.$E538])" office:value-type="float" office:value="0.632911392405059" calcext:value-type="float">
            <text:p>0.633</text:p>
          </table:table-cell>
        </table:table-row>
        <table:table-row table:style-name="ro1">
          <table:table-cell office:value-type="float" office:value="46.3729" calcext:value-type="float">
            <text:p>46.3729</text:p>
          </table:table-cell>
          <table:table-cell table:formula="of:=[.A539]-[.$A$2]" office:value-type="float" office:value="42.4229" calcext:value-type="float">
            <text:p>42.4229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2.4229" calcext:value-type="float">
            <text:p>42.4229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42.4229" calcext:value-type="float">
            <text:p>42.4229</text:p>
          </table:table-cell>
          <table:table-cell table:formula="of:=([.C540]-[.C539])/([.$B540]-[.$B539])" office:value-type="float" office:value="0.632911392405059" calcext:value-type="float">
            <text:p>0.633</text:p>
          </table:table-cell>
          <table:table-cell table:style-name="ce1" table:formula="of:=([.D540]-[.D539])/([.$B$3]-[.$B$2])" office:value-type="float" office:value="0.632911392405066" calcext:value-type="float">
            <text:p>0.633</text:p>
          </table:table-cell>
          <table:table-cell office:value-type="float" office:value="42.4229" calcext:value-type="float">
            <text:p>42.4229</text:p>
          </table:table-cell>
          <table:table-cell table:formula="of:=([.F540]-[.F539])/([.$E540]-[.$E539])" office:value-type="float" office:value="0.632911392405059" calcext:value-type="float">
            <text:p>0.633</text:p>
          </table:table-cell>
          <table:table-cell table:formula="of:=([.G540]-[.G539])/([.$E540]-[.$E53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6.4519" calcext:value-type="float">
            <text:p>46.4519</text:p>
          </table:table-cell>
          <table:table-cell table:formula="of:=[.A540]-[.$A$2]" office:value-type="float" office:value="42.5019" calcext:value-type="float">
            <text:p>42.501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42.5019" calcext:value-type="float">
            <text:p>42.5019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42.5019" calcext:value-type="float">
            <text:p>42.5019</text:p>
          </table:table-cell>
          <table:table-cell table:formula="of:=([.C541]-[.C540])/([.$B541]-[.$B540])" office:value-type="float" office:value="0" calcext:value-type="float">
            <text:p>0.000</text:p>
          </table:table-cell>
          <table:table-cell table:style-name="ce1" table:formula="of:=([.D541]-[.D540])/([.$B$3]-[.$B$2])" office:value-type="float" office:value="0.632911392405066" calcext:value-type="float">
            <text:p>0.633</text:p>
          </table:table-cell>
          <table:table-cell office:value-type="float" office:value="42.5019" calcext:value-type="float">
            <text:p>42.5019</text:p>
          </table:table-cell>
          <table:table-cell table:formula="of:=([.F541]-[.F540])/([.$E541]-[.$E540])" office:value-type="float" office:value="0.632911392405059" calcext:value-type="float">
            <text:p>0.633</text:p>
          </table:table-cell>
          <table:table-cell table:formula="of:=([.G541]-[.G540])/([.$E541]-[.$E540])" office:value-type="float" office:value="0.632911392405059" calcext:value-type="float">
            <text:p>0.633</text:p>
          </table:table-cell>
        </table:table-row>
        <table:table-row table:style-name="ro1">
          <table:table-cell office:value-type="float" office:value="46.5309" calcext:value-type="float">
            <text:p>46.5309</text:p>
          </table:table-cell>
          <table:table-cell table:formula="of:=[.A541]-[.$A$2]" office:value-type="float" office:value="42.5809" calcext:value-type="float">
            <text:p>42.5809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42.5809" calcext:value-type="float">
            <text:p>42.5809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office:value-type="float" office:value="42.5809" calcext:value-type="float">
            <text:p>42.5809</text:p>
          </table:table-cell>
          <table:table-cell table:formula="of:=([.C542]-[.C541])/([.$B542]-[.$B541])" office:value-type="float" office:value="0.632911392405059" calcext:value-type="float">
            <text:p>0.633</text:p>
          </table:table-cell>
          <table:table-cell table:style-name="ce1" table:formula="of:=([.D542]-[.D541])/([.$B$3]-[.$B$2])" office:value-type="float" office:value="0" calcext:value-type="float">
            <text:p>0.000</text:p>
          </table:table-cell>
          <table:table-cell office:value-type="float" office:value="42.5809" calcext:value-type="float">
            <text:p>42.5809</text:p>
          </table:table-cell>
          <table:table-cell table:formula="of:=([.F542]-[.F541])/([.$E542]-[.$E541])" office:value-type="float" office:value="0" calcext:value-type="float">
            <text:p>0.000</text:p>
          </table:table-cell>
          <table:table-cell table:formula="of:=([.G542]-[.G541])/([.$E542]-[.$E54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6.6099" calcext:value-type="float">
            <text:p>46.6099</text:p>
          </table:table-cell>
          <table:table-cell table:formula="of:=[.A542]-[.$A$2]" office:value-type="float" office:value="42.6599" calcext:value-type="float">
            <text:p>42.659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2.6599" calcext:value-type="float">
            <text:p>42.6599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office:value-type="float" office:value="42.6599" calcext:value-type="float">
            <text:p>42.6599</text:p>
          </table:table-cell>
          <table:table-cell table:formula="of:=([.C543]-[.C542])/([.$B543]-[.$B542])" office:value-type="float" office:value="0" calcext:value-type="float">
            <text:p>0.000</text:p>
          </table:table-cell>
          <table:table-cell table:style-name="ce1" table:formula="of:=([.D543]-[.D542])/([.$B$3]-[.$B$2])" office:value-type="float" office:value="0.632911392405063" calcext:value-type="float">
            <text:p>0.633</text:p>
          </table:table-cell>
          <table:table-cell office:value-type="float" office:value="42.6599" calcext:value-type="float">
            <text:p>42.6599</text:p>
          </table:table-cell>
          <table:table-cell table:formula="of:=([.F543]-[.F542])/([.$E543]-[.$E542])" office:value-type="float" office:value="0.632911392405059" calcext:value-type="float">
            <text:p>0.633</text:p>
          </table:table-cell>
          <table:table-cell table:formula="of:=([.G543]-[.G542])/([.$E543]-[.$E542])" office:value-type="float" office:value="0.632911392405059" calcext:value-type="float">
            <text:p>0.633</text:p>
          </table:table-cell>
        </table:table-row>
        <table:table-row table:style-name="ro1">
          <table:table-cell office:value-type="float" office:value="46.6889" calcext:value-type="float">
            <text:p>46.6889</text:p>
          </table:table-cell>
          <table:table-cell table:formula="of:=[.A543]-[.$A$2]" office:value-type="float" office:value="42.7389" calcext:value-type="float">
            <text:p>42.7389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42.7389" calcext:value-type="float">
            <text:p>42.7389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42.7389" calcext:value-type="float">
            <text:p>42.7389</text:p>
          </table:table-cell>
          <table:table-cell table:formula="of:=([.C544]-[.C543])/([.$B544]-[.$B543])" office:value-type="float" office:value="0.632911392405056" calcext:value-type="float">
            <text:p>0.633</text:p>
          </table:table-cell>
          <table:table-cell table:style-name="ce1" table:formula="of:=([.D544]-[.D543])/([.$B$3]-[.$B$2])" office:value-type="float" office:value="0" calcext:value-type="float">
            <text:p>0.000</text:p>
          </table:table-cell>
          <table:table-cell office:value-type="float" office:value="42.7389" calcext:value-type="float">
            <text:p>42.7389</text:p>
          </table:table-cell>
          <table:table-cell table:formula="of:=([.F544]-[.F543])/([.$E544]-[.$E543])" office:value-type="float" office:value="0.632911392405059" calcext:value-type="float">
            <text:p>0.633</text:p>
          </table:table-cell>
          <table:table-cell table:formula="of:=([.G544]-[.G543])/([.$E544]-[.$E543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46.7679" calcext:value-type="float">
            <text:p>46.7679</text:p>
          </table:table-cell>
          <table:table-cell table:formula="of:=[.A544]-[.$A$2]" office:value-type="float" office:value="42.8179" calcext:value-type="float">
            <text:p>42.8179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42.8179" calcext:value-type="float">
            <text:p>42.8179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42.8179" calcext:value-type="float">
            <text:p>42.8179</text:p>
          </table:table-cell>
          <table:table-cell table:formula="of:=([.C545]-[.C544])/([.$B545]-[.$B544])" office:value-type="float" office:value="0.632911392405062" calcext:value-type="float">
            <text:p>0.633</text:p>
          </table:table-cell>
          <table:table-cell table:style-name="ce1" table:formula="of:=([.D545]-[.D544])/([.$B$3]-[.$B$2])" office:value-type="float" office:value="0.632911392405069" calcext:value-type="float">
            <text:p>0.633</text:p>
          </table:table-cell>
          <table:table-cell office:value-type="float" office:value="42.8179" calcext:value-type="float">
            <text:p>42.8179</text:p>
          </table:table-cell>
          <table:table-cell table:formula="of:=([.F545]-[.F544])/([.$E545]-[.$E544])" office:value-type="float" office:value="0" calcext:value-type="float">
            <text:p>0.000</text:p>
          </table:table-cell>
          <table:table-cell table:formula="of:=([.G545]-[.G544])/([.$E545]-[.$E54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6.8469" calcext:value-type="float">
            <text:p>46.8469</text:p>
          </table:table-cell>
          <table:table-cell table:formula="of:=[.A545]-[.$A$2]" office:value-type="float" office:value="42.8969" calcext:value-type="float">
            <text:p>42.896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2.8969" calcext:value-type="float">
            <text:p>42.8969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42.8969" calcext:value-type="float">
            <text:p>42.8969</text:p>
          </table:table-cell>
          <table:table-cell table:formula="of:=([.C546]-[.C545])/([.$B546]-[.$B545])" office:value-type="float" office:value="0" calcext:value-type="float">
            <text:p>0.000</text:p>
          </table:table-cell>
          <table:table-cell table:style-name="ce1" table:formula="of:=([.D546]-[.D545])/([.$B$3]-[.$B$2])" office:value-type="float" office:value="0" calcext:value-type="float">
            <text:p>0.000</text:p>
          </table:table-cell>
          <table:table-cell office:value-type="float" office:value="42.8969" calcext:value-type="float">
            <text:p>42.8969</text:p>
          </table:table-cell>
          <table:table-cell table:formula="of:=([.F546]-[.F545])/([.$E546]-[.$E545])" office:value-type="float" office:value="0.632911392405056" calcext:value-type="float">
            <text:p>0.633</text:p>
          </table:table-cell>
          <table:table-cell table:formula="of:=([.G546]-[.G545])/([.$E546]-[.$E545])" office:value-type="float" office:value="0.632911392405062" calcext:value-type="float">
            <text:p>0.633</text:p>
          </table:table-cell>
        </table:table-row>
        <table:table-row table:style-name="ro1">
          <table:table-cell office:value-type="float" office:value="46.9259" calcext:value-type="float">
            <text:p>46.9259</text:p>
          </table:table-cell>
          <table:table-cell table:formula="of:=[.A546]-[.$A$2]" office:value-type="float" office:value="42.9759" calcext:value-type="float">
            <text:p>42.975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2.9759" calcext:value-type="float">
            <text:p>42.9759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42.9759" calcext:value-type="float">
            <text:p>42.9759</text:p>
          </table:table-cell>
          <table:table-cell table:formula="of:=([.C547]-[.C546])/([.$B547]-[.$B546])" office:value-type="float" office:value="0.632911392405056" calcext:value-type="float">
            <text:p>0.633</text:p>
          </table:table-cell>
          <table:table-cell table:style-name="ce1" table:formula="of:=([.D547]-[.D546])/([.$B$3]-[.$B$2])" office:value-type="float" office:value="0" calcext:value-type="float">
            <text:p>0.000</text:p>
          </table:table-cell>
          <table:table-cell office:value-type="float" office:value="42.9759" calcext:value-type="float">
            <text:p>42.9759</text:p>
          </table:table-cell>
          <table:table-cell table:formula="of:=([.F547]-[.F546])/([.$E547]-[.$E546])" office:value-type="float" office:value="0" calcext:value-type="float">
            <text:p>0.000</text:p>
          </table:table-cell>
          <table:table-cell table:formula="of:=([.G547]-[.G546])/([.$E547]-[.$E54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.0049" calcext:value-type="float">
            <text:p>47.0049</text:p>
          </table:table-cell>
          <table:table-cell table:formula="of:=[.A547]-[.$A$2]" office:value-type="float" office:value="43.0549" calcext:value-type="float">
            <text:p>43.0549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43.0549" calcext:value-type="float">
            <text:p>43.0549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43.0549" calcext:value-type="float">
            <text:p>43.0549</text:p>
          </table:table-cell>
          <table:table-cell table:formula="of:=([.C548]-[.C547])/([.$B548]-[.$B547])" office:value-type="float" office:value="0" calcext:value-type="float">
            <text:p>0.000</text:p>
          </table:table-cell>
          <table:table-cell table:style-name="ce1" table:formula="of:=([.D548]-[.D547])/([.$B$3]-[.$B$2])" office:value-type="float" office:value="0.632911392405063" calcext:value-type="float">
            <text:p>0.633</text:p>
          </table:table-cell>
          <table:table-cell office:value-type="float" office:value="43.0549" calcext:value-type="float">
            <text:p>43.0549</text:p>
          </table:table-cell>
          <table:table-cell table:formula="of:=([.F548]-[.F547])/([.$E548]-[.$E547])" office:value-type="float" office:value="0.632911392405119" calcext:value-type="float">
            <text:p>0.633</text:p>
          </table:table-cell>
          <table:table-cell table:formula="of:=([.G548]-[.G547])/([.$E548]-[.$E54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.0839" calcext:value-type="float">
            <text:p>47.0839</text:p>
          </table:table-cell>
          <table:table-cell table:formula="of:=[.A548]-[.$A$2]" office:value-type="float" office:value="43.1339" calcext:value-type="float">
            <text:p>43.1339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43.1339" calcext:value-type="float">
            <text:p>43.133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3.1339" calcext:value-type="float">
            <text:p>43.1339</text:p>
          </table:table-cell>
          <table:table-cell table:formula="of:=([.C549]-[.C548])/([.$B549]-[.$B548])" office:value-type="float" office:value="0.632911392405059" calcext:value-type="float">
            <text:p>0.633</text:p>
          </table:table-cell>
          <table:table-cell table:style-name="ce1" table:formula="of:=([.D549]-[.D548])/([.$B$3]-[.$B$2])" office:value-type="float" office:value="0" calcext:value-type="float">
            <text:p>0.000</text:p>
          </table:table-cell>
          <table:table-cell office:value-type="float" office:value="43.1339" calcext:value-type="float">
            <text:p>43.1339</text:p>
          </table:table-cell>
          <table:table-cell table:formula="of:=([.F549]-[.F548])/([.$E549]-[.$E548])" office:value-type="float" office:value="0" calcext:value-type="float">
            <text:p>0.000</text:p>
          </table:table-cell>
          <table:table-cell table:formula="of:=([.G549]-[.G548])/([.$E549]-[.$E548])" office:value-type="float" office:value="0.632911392405056" calcext:value-type="float">
            <text:p>0.633</text:p>
          </table:table-cell>
        </table:table-row>
        <table:table-row table:style-name="ro1">
          <table:table-cell office:value-type="float" office:value="47.1629" calcext:value-type="float">
            <text:p>47.1629</text:p>
          </table:table-cell>
          <table:table-cell table:formula="of:=[.A549]-[.$A$2]" office:value-type="float" office:value="43.2129" calcext:value-type="float">
            <text:p>43.212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2129" calcext:value-type="float">
            <text:p>43.212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43.2129" calcext:value-type="float">
            <text:p>43.2129</text:p>
          </table:table-cell>
          <table:table-cell table:formula="of:=([.C550]-[.C549])/([.$B550]-[.$B549])" office:value-type="float" office:value="0" calcext:value-type="float">
            <text:p>0.000</text:p>
          </table:table-cell>
          <table:table-cell table:style-name="ce1" table:formula="of:=([.D550]-[.D549])/([.$B$3]-[.$B$2])" office:value-type="float" office:value="0" calcext:value-type="float">
            <text:p>0.000</text:p>
          </table:table-cell>
          <table:table-cell office:value-type="float" office:value="43.2129" calcext:value-type="float">
            <text:p>43.2129</text:p>
          </table:table-cell>
          <table:table-cell table:formula="of:=([.F550]-[.F549])/([.$E550]-[.$E549])" office:value-type="float" office:value="0" calcext:value-type="float">
            <text:p>0.000</text:p>
          </table:table-cell>
          <table:table-cell table:formula="of:=([.G550]-[.G549])/([.$E550]-[.$E54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.2419" calcext:value-type="float">
            <text:p>47.2419</text:p>
          </table:table-cell>
          <table:table-cell table:formula="of:=[.A550]-[.$A$2]" office:value-type="float" office:value="43.2919" calcext:value-type="float">
            <text:p>43.291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2919" calcext:value-type="float">
            <text:p>43.291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43.2919" calcext:value-type="float">
            <text:p>43.2919</text:p>
          </table:table-cell>
          <table:table-cell table:formula="of:=([.C551]-[.C550])/([.$B551]-[.$B550])" office:value-type="float" office:value="0" calcext:value-type="float">
            <text:p>0.000</text:p>
          </table:table-cell>
          <table:table-cell table:style-name="ce1" table:formula="of:=([.D551]-[.D550])/([.$B$3]-[.$B$2])" office:value-type="float" office:value="0" calcext:value-type="float">
            <text:p>0.000</text:p>
          </table:table-cell>
          <table:table-cell office:value-type="float" office:value="43.2919" calcext:value-type="float">
            <text:p>43.2919</text:p>
          </table:table-cell>
          <table:table-cell table:formula="of:=([.F551]-[.F550])/([.$E551]-[.$E550])" office:value-type="float" office:value="0" calcext:value-type="float">
            <text:p>0.000</text:p>
          </table:table-cell>
          <table:table-cell table:formula="of:=([.G551]-[.G550])/([.$E551]-[.$E55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.3209" calcext:value-type="float">
            <text:p>47.3209</text:p>
          </table:table-cell>
          <table:table-cell table:formula="of:=[.A551]-[.$A$2]" office:value-type="float" office:value="43.3709" calcext:value-type="float">
            <text:p>43.370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3709" calcext:value-type="float">
            <text:p>43.370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43.3709" calcext:value-type="float">
            <text:p>43.3709</text:p>
          </table:table-cell>
          <table:table-cell table:formula="of:=([.C552]-[.C551])/([.$B552]-[.$B551])" office:value-type="float" office:value="0" calcext:value-type="float">
            <text:p>0.000</text:p>
          </table:table-cell>
          <table:table-cell table:style-name="ce1" table:formula="of:=([.D552]-[.D551])/([.$B$3]-[.$B$2])" office:value-type="float" office:value="0" calcext:value-type="float">
            <text:p>0.000</text:p>
          </table:table-cell>
          <table:table-cell office:value-type="float" office:value="43.3709" calcext:value-type="float">
            <text:p>43.3709</text:p>
          </table:table-cell>
          <table:table-cell table:formula="of:=([.F552]-[.F551])/([.$E552]-[.$E551])" office:value-type="float" office:value="0" calcext:value-type="float">
            <text:p>0.000</text:p>
          </table:table-cell>
          <table:table-cell table:formula="of:=([.G552]-[.G551])/([.$E552]-[.$E55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.3999" calcext:value-type="float">
            <text:p>47.3999</text:p>
          </table:table-cell>
          <table:table-cell table:formula="of:=[.A552]-[.$A$2]" office:value-type="float" office:value="43.4499" calcext:value-type="float">
            <text:p>43.449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4499" calcext:value-type="float">
            <text:p>43.449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43.4499" calcext:value-type="float">
            <text:p>43.4499</text:p>
          </table:table-cell>
          <table:table-cell table:formula="of:=([.C553]-[.C552])/([.$B553]-[.$B552])" office:value-type="float" office:value="0" calcext:value-type="float">
            <text:p>0.000</text:p>
          </table:table-cell>
          <table:table-cell table:style-name="ce1" table:formula="of:=([.D553]-[.D552])/([.$B$3]-[.$B$2])" office:value-type="float" office:value="0" calcext:value-type="float">
            <text:p>0.000</text:p>
          </table:table-cell>
          <table:table-cell office:value-type="float" office:value="43.4499" calcext:value-type="float">
            <text:p>43.4499</text:p>
          </table:table-cell>
          <table:table-cell table:formula="of:=([.F553]-[.F552])/([.$E553]-[.$E552])" office:value-type="float" office:value="0" calcext:value-type="float">
            <text:p>0.000</text:p>
          </table:table-cell>
          <table:table-cell table:formula="of:=([.G553]-[.G552])/([.$E553]-[.$E55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.4789" calcext:value-type="float">
            <text:p>47.4789</text:p>
          </table:table-cell>
          <table:table-cell table:formula="of:=[.A553]-[.$A$2]" office:value-type="float" office:value="43.5289" calcext:value-type="float">
            <text:p>43.528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5289" calcext:value-type="float">
            <text:p>43.528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43.5289" calcext:value-type="float">
            <text:p>43.5289</text:p>
          </table:table-cell>
          <table:table-cell table:formula="of:=([.C554]-[.C553])/([.$B554]-[.$B553])" office:value-type="float" office:value="0" calcext:value-type="float">
            <text:p>0.000</text:p>
          </table:table-cell>
          <table:table-cell table:style-name="ce1" table:formula="of:=([.D554]-[.D553])/([.$B$3]-[.$B$2])" office:value-type="float" office:value="0" calcext:value-type="float">
            <text:p>0.000</text:p>
          </table:table-cell>
          <table:table-cell office:value-type="float" office:value="43.5289" calcext:value-type="float">
            <text:p>43.5289</text:p>
          </table:table-cell>
          <table:table-cell table:formula="of:=([.F554]-[.F553])/([.$E554]-[.$E553])" office:value-type="float" office:value="0" calcext:value-type="float">
            <text:p>0.000</text:p>
          </table:table-cell>
          <table:table-cell table:formula="of:=([.G554]-[.G553])/([.$E554]-[.$E553])" office:value-type="float" office:value="-0.632911392405056" calcext:value-type="float">
            <text:p>-0.633</text:p>
          </table:table-cell>
        </table:table-row>
        <table:table-row table:style-name="ro1">
          <table:table-cell office:value-type="float" office:value="47.5579" calcext:value-type="float">
            <text:p>47.5579</text:p>
          </table:table-cell>
          <table:table-cell table:formula="of:=[.A554]-[.$A$2]" office:value-type="float" office:value="43.6079" calcext:value-type="float">
            <text:p>43.607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6079" calcext:value-type="float">
            <text:p>43.607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3.6079" calcext:value-type="float">
            <text:p>43.6079</text:p>
          </table:table-cell>
          <table:table-cell table:formula="of:=([.C555]-[.C554])/([.$B555]-[.$B554])" office:value-type="float" office:value="0" calcext:value-type="float">
            <text:p>0.000</text:p>
          </table:table-cell>
          <table:table-cell table:style-name="ce1" table:formula="of:=([.D555]-[.D554])/([.$B$3]-[.$B$2])" office:value-type="float" office:value="0" calcext:value-type="float">
            <text:p>0.000</text:p>
          </table:table-cell>
          <table:table-cell office:value-type="float" office:value="43.6079" calcext:value-type="float">
            <text:p>43.6079</text:p>
          </table:table-cell>
          <table:table-cell table:formula="of:=([.F555]-[.F554])/([.$E555]-[.$E554])" office:value-type="float" office:value="0" calcext:value-type="float">
            <text:p>0.000</text:p>
          </table:table-cell>
          <table:table-cell table:formula="of:=([.G555]-[.G554])/([.$E555]-[.$E55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.6369" calcext:value-type="float">
            <text:p>47.6369</text:p>
          </table:table-cell>
          <table:table-cell table:formula="of:=[.A555]-[.$A$2]" office:value-type="float" office:value="43.6869" calcext:value-type="float">
            <text:p>43.686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6869" calcext:value-type="float">
            <text:p>43.686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3.6869" calcext:value-type="float">
            <text:p>43.6869</text:p>
          </table:table-cell>
          <table:table-cell table:formula="of:=([.C556]-[.C555])/([.$B556]-[.$B555])" office:value-type="float" office:value="-0.632911392405059" calcext:value-type="float">
            <text:p>-0.633</text:p>
          </table:table-cell>
          <table:table-cell table:style-name="ce1" table:formula="of:=([.D556]-[.D555])/([.$B$3]-[.$B$2])" office:value-type="float" office:value="0" calcext:value-type="float">
            <text:p>0.000</text:p>
          </table:table-cell>
          <table:table-cell office:value-type="float" office:value="43.6869" calcext:value-type="float">
            <text:p>43.6869</text:p>
          </table:table-cell>
          <table:table-cell table:formula="of:=([.F556]-[.F555])/([.$E556]-[.$E555])" office:value-type="float" office:value="0" calcext:value-type="float">
            <text:p>0.000</text:p>
          </table:table-cell>
          <table:table-cell table:formula="of:=([.G556]-[.G555])/([.$E556]-[.$E55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.7159" calcext:value-type="float">
            <text:p>47.7159</text:p>
          </table:table-cell>
          <table:table-cell table:formula="of:=[.A556]-[.$A$2]" office:value-type="float" office:value="43.7659" calcext:value-type="float">
            <text:p>43.7659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43.7659" calcext:value-type="float">
            <text:p>43.765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3.7659" calcext:value-type="float">
            <text:p>43.7659</text:p>
          </table:table-cell>
          <table:table-cell table:formula="of:=([.C557]-[.C556])/([.$B557]-[.$B556])" office:value-type="float" office:value="0" calcext:value-type="float">
            <text:p>0.000</text:p>
          </table:table-cell>
          <table:table-cell table:style-name="ce1" table:formula="of:=([.D557]-[.D556])/([.$B$3]-[.$B$2])" office:value-type="float" office:value="-0.632911392405063" calcext:value-type="float">
            <text:p>-0.633</text:p>
          </table:table-cell>
          <table:table-cell office:value-type="float" office:value="43.7659" calcext:value-type="float">
            <text:p>43.7659</text:p>
          </table:table-cell>
          <table:table-cell table:formula="of:=([.F557]-[.F556])/([.$E557]-[.$E556])" office:value-type="float" office:value="0" calcext:value-type="float">
            <text:p>0.000</text:p>
          </table:table-cell>
          <table:table-cell table:formula="of:=([.G557]-[.G556])/([.$E557]-[.$E556])" office:value-type="float" office:value="-0.632911392405062" calcext:value-type="float">
            <text:p>-0.633</text:p>
          </table:table-cell>
        </table:table-row>
        <table:table-row table:style-name="ro1">
          <table:table-cell office:value-type="float" office:value="47.7949" calcext:value-type="float">
            <text:p>47.7949</text:p>
          </table:table-cell>
          <table:table-cell table:formula="of:=[.A557]-[.$A$2]" office:value-type="float" office:value="43.8449" calcext:value-type="float">
            <text:p>43.8449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43.8449" calcext:value-type="float">
            <text:p>43.8449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43.8449" calcext:value-type="float">
            <text:p>43.8449</text:p>
          </table:table-cell>
          <table:table-cell table:formula="of:=([.C558]-[.C557])/([.$B558]-[.$B557])" office:value-type="float" office:value="-0.632911392405056" calcext:value-type="float">
            <text:p>-0.633</text:p>
          </table:table-cell>
          <table:table-cell table:style-name="ce1" table:formula="of:=([.D558]-[.D557])/([.$B$3]-[.$B$2])" office:value-type="float" office:value="0" calcext:value-type="float">
            <text:p>0.000</text:p>
          </table:table-cell>
          <table:table-cell office:value-type="float" office:value="43.8449" calcext:value-type="float">
            <text:p>43.8449</text:p>
          </table:table-cell>
          <table:table-cell table:formula="of:=([.F558]-[.F557])/([.$E558]-[.$E557])" office:value-type="float" office:value="0" calcext:value-type="float">
            <text:p>0.000</text:p>
          </table:table-cell>
          <table:table-cell table:formula="of:=([.G558]-[.G557])/([.$E558]-[.$E55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7.8739" calcext:value-type="float">
            <text:p>47.8739</text:p>
          </table:table-cell>
          <table:table-cell table:formula="of:=[.A558]-[.$A$2]" office:value-type="float" office:value="43.9239" calcext:value-type="float">
            <text:p>43.923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3.9239" calcext:value-type="float">
            <text:p>43.9239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43.9239" calcext:value-type="float">
            <text:p>43.9239</text:p>
          </table:table-cell>
          <table:table-cell table:formula="of:=([.C559]-[.C558])/([.$B559]-[.$B558])" office:value-type="float" office:value="-0.632911392405062" calcext:value-type="float">
            <text:p>-0.633</text:p>
          </table:table-cell>
          <table:table-cell table:style-name="ce1" table:formula="of:=([.D559]-[.D558])/([.$B$3]-[.$B$2])" office:value-type="float" office:value="-0.632911392405069" calcext:value-type="float">
            <text:p>-0.633</text:p>
          </table:table-cell>
          <table:table-cell office:value-type="float" office:value="43.9239" calcext:value-type="float">
            <text:p>43.9239</text:p>
          </table:table-cell>
          <table:table-cell table:formula="of:=([.F559]-[.F558])/([.$E559]-[.$E558])" office:value-type="float" office:value="-0.632911392405119" calcext:value-type="float">
            <text:p>-0.633</text:p>
          </table:table-cell>
          <table:table-cell table:formula="of:=([.G559]-[.G558])/([.$E559]-[.$E558])" office:value-type="float" office:value="-0.632911392405113" calcext:value-type="float">
            <text:p>-0.633</text:p>
          </table:table-cell>
        </table:table-row>
        <table:table-row table:style-name="ro1">
          <table:table-cell office:value-type="float" office:value="47.9529" calcext:value-type="float">
            <text:p>47.9529</text:p>
          </table:table-cell>
          <table:table-cell table:formula="of:=[.A559]-[.$A$2]" office:value-type="float" office:value="44.0029" calcext:value-type="float">
            <text:p>44.0029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44.0029" calcext:value-type="float">
            <text:p>44.0029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44.0029" calcext:value-type="float">
            <text:p>44.0029</text:p>
          </table:table-cell>
          <table:table-cell table:formula="of:=([.C560]-[.C559])/([.$B560]-[.$B559])" office:value-type="float" office:value="-0.632911392405056" calcext:value-type="float">
            <text:p>-0.633</text:p>
          </table:table-cell>
          <table:table-cell table:style-name="ce1" table:formula="of:=([.D560]-[.D559])/([.$B$3]-[.$B$2])" office:value-type="float" office:value="-0.632911392405063" calcext:value-type="float">
            <text:p>-0.633</text:p>
          </table:table-cell>
          <table:table-cell office:value-type="float" office:value="44.0029" calcext:value-type="float">
            <text:p>44.0029</text:p>
          </table:table-cell>
          <table:table-cell table:formula="of:=([.F560]-[.F559])/([.$E560]-[.$E559])" office:value-type="float" office:value="-0.632911392405056" calcext:value-type="float">
            <text:p>-0.633</text:p>
          </table:table-cell>
          <table:table-cell table:formula="of:=([.G560]-[.G559])/([.$E560]-[.$E559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8.0319" calcext:value-type="float">
            <text:p>48.0319</text:p>
          </table:table-cell>
          <table:table-cell table:formula="of:=[.A560]-[.$A$2]" office:value-type="float" office:value="44.0819" calcext:value-type="float">
            <text:p>44.081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4.0819" calcext:value-type="float">
            <text:p>44.0819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44.0819" calcext:value-type="float">
            <text:p>44.0819</text:p>
          </table:table-cell>
          <table:table-cell table:formula="of:=([.C561]-[.C560])/([.$B561]-[.$B560])" office:value-type="float" office:value="-1.26582278481012" calcext:value-type="float">
            <text:p>-1.266</text:p>
          </table:table-cell>
          <table:table-cell table:style-name="ce1" table:formula="of:=([.D561]-[.D560])/([.$B$3]-[.$B$2])" office:value-type="float" office:value="0" calcext:value-type="float">
            <text:p>0.000</text:p>
          </table:table-cell>
          <table:table-cell office:value-type="float" office:value="44.0819" calcext:value-type="float">
            <text:p>44.0819</text:p>
          </table:table-cell>
          <table:table-cell table:formula="of:=([.F561]-[.F560])/([.$E561]-[.$E560])" office:value-type="float" office:value="-0.632911392405059" calcext:value-type="float">
            <text:p>-0.633</text:p>
          </table:table-cell>
          <table:table-cell table:formula="of:=([.G561]-[.G560])/([.$E561]-[.$E560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8.1109" calcext:value-type="float">
            <text:p>48.1109</text:p>
          </table:table-cell>
          <table:table-cell table:formula="of:=[.A561]-[.$A$2]" office:value-type="float" office:value="44.1609" calcext:value-type="float">
            <text:p>44.1609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44.1609" calcext:value-type="float">
            <text:p>44.1609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44.1609" calcext:value-type="float">
            <text:p>44.1609</text:p>
          </table:table-cell>
          <table:table-cell table:formula="of:=([.C562]-[.C561])/([.$B562]-[.$B561])" office:value-type="float" office:value="0" calcext:value-type="float">
            <text:p>0.000</text:p>
          </table:table-cell>
          <table:table-cell table:style-name="ce1" table:formula="of:=([.D562]-[.D561])/([.$B$3]-[.$B$2])" office:value-type="float" office:value="-0.632911392405066" calcext:value-type="float">
            <text:p>-0.633</text:p>
          </table:table-cell>
          <table:table-cell office:value-type="float" office:value="44.1609" calcext:value-type="float">
            <text:p>44.1609</text:p>
          </table:table-cell>
          <table:table-cell table:formula="of:=([.F562]-[.F561])/([.$E562]-[.$E561])" office:value-type="float" office:value="-0.633713561470181" calcext:value-type="float">
            <text:p>-0.634</text:p>
          </table:table-cell>
          <table:table-cell table:formula="of:=([.G562]-[.G561])/([.$E562]-[.$E561])" office:value-type="float" office:value="-0.633713561470181" calcext:value-type="float">
            <text:p>-0.634</text:p>
          </table:table-cell>
        </table:table-row>
        <table:table-row table:style-name="ro1">
          <table:table-cell office:value-type="float" office:value="48.1898" calcext:value-type="float">
            <text:p>48.1898</text:p>
          </table:table-cell>
          <table:table-cell table:formula="of:=[.A562]-[.$A$2]" office:value-type="float" office:value="44.2398" calcext:value-type="float">
            <text:p>44.2398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office:value-type="float" office:value="44.2398" calcext:value-type="float">
            <text:p>44.2398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44.2398" calcext:value-type="float">
            <text:p>44.2398</text:p>
          </table:table-cell>
          <table:table-cell table:formula="of:=([.C563]-[.C562])/([.$B563]-[.$B562])" office:value-type="float" office:value="-0.632911392405059" calcext:value-type="float">
            <text:p>-0.633</text:p>
          </table:table-cell>
          <table:table-cell table:style-name="ce1" table:formula="of:=([.D563]-[.D562])/([.$B$3]-[.$B$2])" office:value-type="float" office:value="-0.632911392405066" calcext:value-type="float">
            <text:p>-0.633</text:p>
          </table:table-cell>
          <table:table-cell office:value-type="float" office:value="44.2398" calcext:value-type="float">
            <text:p>44.2398</text:p>
          </table:table-cell>
          <table:table-cell table:formula="of:=([.F563]-[.F562])/([.$E563]-[.$E562])" office:value-type="float" office:value="0" calcext:value-type="float">
            <text:p>0.000</text:p>
          </table:table-cell>
          <table:table-cell table:formula="of:=([.G563]-[.G562])/([.$E563]-[.$E562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8.2688" calcext:value-type="float">
            <text:p>48.2688</text:p>
          </table:table-cell>
          <table:table-cell table:formula="of:=[.A563]-[.$A$2]" office:value-type="float" office:value="44.3188" calcext:value-type="float">
            <text:p>44.3188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44.3188" calcext:value-type="float">
            <text:p>44.3188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44.3188" calcext:value-type="float">
            <text:p>44.3188</text:p>
          </table:table-cell>
          <table:table-cell table:formula="of:=([.C564]-[.C563])/([.$B564]-[.$B563])" office:value-type="float" office:value="0" calcext:value-type="float">
            <text:p>0.000</text:p>
          </table:table-cell>
          <table:table-cell table:style-name="ce1" table:formula="of:=([.D564]-[.D563])/([.$B$3]-[.$B$2])" office:value-type="float" office:value="-0.632911392405066" calcext:value-type="float">
            <text:p>-0.633</text:p>
          </table:table-cell>
          <table:table-cell office:value-type="float" office:value="44.3188" calcext:value-type="float">
            <text:p>44.3188</text:p>
          </table:table-cell>
          <table:table-cell table:formula="of:=([.F564]-[.F563])/([.$E564]-[.$E563])" office:value-type="float" office:value="-0.632911392405116" calcext:value-type="float">
            <text:p>-0.633</text:p>
          </table:table-cell>
          <table:table-cell table:formula="of:=([.G564]-[.G563])/([.$E564]-[.$E563])" office:value-type="float" office:value="-0.632911392405113" calcext:value-type="float">
            <text:p>-0.633</text:p>
          </table:table-cell>
        </table:table-row>
        <table:table-row table:style-name="ro1">
          <table:table-cell office:value-type="float" office:value="48.3478" calcext:value-type="float">
            <text:p>48.3478</text:p>
          </table:table-cell>
          <table:table-cell table:formula="of:=[.A564]-[.$A$2]" office:value-type="float" office:value="44.3978" calcext:value-type="float">
            <text:p>44.3978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4.3978" calcext:value-type="float">
            <text:p>44.3978</text:p>
          </table:table-cell>
          <table:table-cell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44.3978" calcext:value-type="float">
            <text:p>44.3978</text:p>
          </table:table-cell>
          <table:table-cell table:formula="of:=([.C565]-[.C564])/([.$B565]-[.$B564])" office:value-type="float" office:value="-0.632911392405059" calcext:value-type="float">
            <text:p>-0.633</text:p>
          </table:table-cell>
          <table:table-cell table:style-name="ce1" table:formula="of:=([.D565]-[.D564])/([.$B$3]-[.$B$2])" office:value-type="float" office:value="-0.632911392405066" calcext:value-type="float">
            <text:p>-0.633</text:p>
          </table:table-cell>
          <table:table-cell office:value-type="float" office:value="44.3978" calcext:value-type="float">
            <text:p>44.3978</text:p>
          </table:table-cell>
          <table:table-cell table:formula="of:=([.F565]-[.F564])/([.$E565]-[.$E564])" office:value-type="float" office:value="-0.632911392405059" calcext:value-type="float">
            <text:p>-0.633</text:p>
          </table:table-cell>
          <table:table-cell table:formula="of:=([.G565]-[.G564])/([.$E565]-[.$E564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8.4268" calcext:value-type="float">
            <text:p>48.4268</text:p>
          </table:table-cell>
          <table:table-cell table:formula="of:=[.A565]-[.$A$2]" office:value-type="float" office:value="44.4768" calcext:value-type="float">
            <text:p>44.476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44.4768" calcext:value-type="float">
            <text:p>44.4768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44.4768" calcext:value-type="float">
            <text:p>44.4768</text:p>
          </table:table-cell>
          <table:table-cell table:formula="of:=([.C566]-[.C565])/([.$B566]-[.$B565])" office:value-type="float" office:value="-0.632911392405056" calcext:value-type="float">
            <text:p>-0.633</text:p>
          </table:table-cell>
          <table:table-cell table:style-name="ce1" table:formula="of:=([.D566]-[.D565])/([.$B$3]-[.$B$2])" office:value-type="float" office:value="-0.632911392405063" calcext:value-type="float">
            <text:p>-0.633</text:p>
          </table:table-cell>
          <table:table-cell office:value-type="float" office:value="44.4768" calcext:value-type="float">
            <text:p>44.4768</text:p>
          </table:table-cell>
          <table:table-cell table:formula="of:=([.F566]-[.F565])/([.$E566]-[.$E565])" office:value-type="float" office:value="-0.632911392405056" calcext:value-type="float">
            <text:p>-0.633</text:p>
          </table:table-cell>
          <table:table-cell table:formula="of:=([.G566]-[.G565])/([.$E566]-[.$E565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8.5058" calcext:value-type="float">
            <text:p>48.5058</text:p>
          </table:table-cell>
          <table:table-cell table:formula="of:=[.A566]-[.$A$2]" office:value-type="float" office:value="44.5558" calcext:value-type="float">
            <text:p>44.555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4.5558" calcext:value-type="float">
            <text:p>44.5558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44.5558" calcext:value-type="float">
            <text:p>44.5558</text:p>
          </table:table-cell>
          <table:table-cell table:formula="of:=([.C567]-[.C566])/([.$B567]-[.$B566])" office:value-type="float" office:value="-0.632911392405059" calcext:value-type="float">
            <text:p>-0.633</text:p>
          </table:table-cell>
          <table:table-cell table:style-name="ce1" table:formula="of:=([.D567]-[.D566])/([.$B$3]-[.$B$2])" office:value-type="float" office:value="0" calcext:value-type="float">
            <text:p>0.000</text:p>
          </table:table-cell>
          <table:table-cell office:value-type="float" office:value="44.5558" calcext:value-type="float">
            <text:p>44.5558</text:p>
          </table:table-cell>
          <table:table-cell table:formula="of:=([.F567]-[.F566])/([.$E567]-[.$E566])" office:value-type="float" office:value="0" calcext:value-type="float">
            <text:p>0.000</text:p>
          </table:table-cell>
          <table:table-cell table:formula="of:=([.G567]-[.G566])/([.$E567]-[.$E566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8.5848" calcext:value-type="float">
            <text:p>48.5848</text:p>
          </table:table-cell>
          <table:table-cell table:formula="of:=[.A567]-[.$A$2]" office:value-type="float" office:value="44.6348" calcext:value-type="float">
            <text:p>44.6348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44.6348" calcext:value-type="float">
            <text:p>44.6348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44.6348" calcext:value-type="float">
            <text:p>44.6348</text:p>
          </table:table-cell>
          <table:table-cell table:formula="of:=([.C568]-[.C567])/([.$B568]-[.$B567])" office:value-type="float" office:value="0" calcext:value-type="float">
            <text:p>0.000</text:p>
          </table:table-cell>
          <table:table-cell table:style-name="ce1" table:formula="of:=([.D568]-[.D567])/([.$B$3]-[.$B$2])" office:value-type="float" office:value="-0.632911392405066" calcext:value-type="float">
            <text:p>-0.633</text:p>
          </table:table-cell>
          <table:table-cell office:value-type="float" office:value="44.6348" calcext:value-type="float">
            <text:p>44.6348</text:p>
          </table:table-cell>
          <table:table-cell table:formula="of:=([.F568]-[.F567])/([.$E568]-[.$E567])" office:value-type="float" office:value="-0.632911392405059" calcext:value-type="float">
            <text:p>-0.633</text:p>
          </table:table-cell>
          <table:table-cell table:formula="of:=([.G568]-[.G567])/([.$E568]-[.$E56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8.6638" calcext:value-type="float">
            <text:p>48.6638</text:p>
          </table:table-cell>
          <table:table-cell table:formula="of:=[.A568]-[.$A$2]" office:value-type="float" office:value="44.7138" calcext:value-type="float">
            <text:p>44.713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4.7138" calcext:value-type="float">
            <text:p>44.7138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44.7138" calcext:value-type="float">
            <text:p>44.7138</text:p>
          </table:table-cell>
          <table:table-cell table:formula="of:=([.C569]-[.C568])/([.$B569]-[.$B568])" office:value-type="float" office:value="0" calcext:value-type="float">
            <text:p>0.000</text:p>
          </table:table-cell>
          <table:table-cell table:style-name="ce1" table:formula="of:=([.D569]-[.D568])/([.$B$3]-[.$B$2])" office:value-type="float" office:value="-0.632911392405066" calcext:value-type="float">
            <text:p>-0.633</text:p>
          </table:table-cell>
          <table:table-cell office:value-type="float" office:value="44.7138" calcext:value-type="float">
            <text:p>44.7138</text:p>
          </table:table-cell>
          <table:table-cell table:formula="of:=([.F569]-[.F568])/([.$E569]-[.$E568])" office:value-type="float" office:value="0" calcext:value-type="float">
            <text:p>0.000</text:p>
          </table:table-cell>
          <table:table-cell table:formula="of:=([.G569]-[.G568])/([.$E569]-[.$E568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8.7428" calcext:value-type="float">
            <text:p>48.7428</text:p>
          </table:table-cell>
          <table:table-cell table:formula="of:=[.A569]-[.$A$2]" office:value-type="float" office:value="44.7928" calcext:value-type="float">
            <text:p>44.7928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44.7928" calcext:value-type="float">
            <text:p>44.7928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44.7928" calcext:value-type="float">
            <text:p>44.7928</text:p>
          </table:table-cell>
          <table:table-cell table:formula="of:=([.C570]-[.C569])/([.$B570]-[.$B569])" office:value-type="float" office:value="-0.632911392405059" calcext:value-type="float">
            <text:p>-0.633</text:p>
          </table:table-cell>
          <table:table-cell table:style-name="ce1" table:formula="of:=([.D570]-[.D569])/([.$B$3]-[.$B$2])" office:value-type="float" office:value="0" calcext:value-type="float">
            <text:p>0.000</text:p>
          </table:table-cell>
          <table:table-cell office:value-type="float" office:value="44.7928" calcext:value-type="float">
            <text:p>44.7928</text:p>
          </table:table-cell>
          <table:table-cell table:formula="of:=([.F570]-[.F569])/([.$E570]-[.$E569])" office:value-type="float" office:value="-0.632911392405059" calcext:value-type="float">
            <text:p>-0.633</text:p>
          </table:table-cell>
          <table:table-cell table:formula="of:=([.G570]-[.G569])/([.$E570]-[.$E56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8.8218" calcext:value-type="float">
            <text:p>48.8218</text:p>
          </table:table-cell>
          <table:table-cell table:formula="of:=[.A570]-[.$A$2]" office:value-type="float" office:value="44.8718" calcext:value-type="float">
            <text:p>44.871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4.8718" calcext:value-type="float">
            <text:p>44.8718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  <table:table-cell office:value-type="float" office:value="44.8718" calcext:value-type="float">
            <text:p>44.8718</text:p>
          </table:table-cell>
          <table:table-cell table:formula="of:=([.C571]-[.C570])/([.$B571]-[.$B570])" office:value-type="float" office:value="0" calcext:value-type="float">
            <text:p>0.000</text:p>
          </table:table-cell>
          <table:table-cell table:style-name="ce1" table:formula="of:=([.D571]-[.D570])/([.$B$3]-[.$B$2])" office:value-type="float" office:value="0" calcext:value-type="float">
            <text:p>0.000</text:p>
          </table:table-cell>
          <table:table-cell office:value-type="float" office:value="44.8718" calcext:value-type="float">
            <text:p>44.8718</text:p>
          </table:table-cell>
          <table:table-cell table:formula="of:=([.F571]-[.F570])/([.$E571]-[.$E570])" office:value-type="float" office:value="0" calcext:value-type="float">
            <text:p>0.000</text:p>
          </table:table-cell>
          <table:table-cell table:formula="of:=([.G571]-[.G570])/([.$E571]-[.$E570])" office:value-type="float" office:value="-0.632911392405056" calcext:value-type="float">
            <text:p>-0.633</text:p>
          </table:table-cell>
        </table:table-row>
        <table:table-row table:style-name="ro1">
          <table:table-cell office:value-type="float" office:value="48.9008" calcext:value-type="float">
            <text:p>48.9008</text:p>
          </table:table-cell>
          <table:table-cell table:formula="of:=[.A571]-[.$A$2]" office:value-type="float" office:value="44.9508" calcext:value-type="float">
            <text:p>44.950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4.9508" calcext:value-type="float">
            <text:p>44.9508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44.9508" calcext:value-type="float">
            <text:p>44.9508</text:p>
          </table:table-cell>
          <table:table-cell table:formula="of:=([.C572]-[.C571])/([.$B572]-[.$B571])" office:value-type="float" office:value="0" calcext:value-type="float">
            <text:p>0.000</text:p>
          </table:table-cell>
          <table:table-cell table:style-name="ce1" table:formula="of:=([.D572]-[.D571])/([.$B$3]-[.$B$2])" office:value-type="float" office:value="-0.632911392405066" calcext:value-type="float">
            <text:p>-0.633</text:p>
          </table:table-cell>
          <table:table-cell office:value-type="float" office:value="44.9508" calcext:value-type="float">
            <text:p>44.9508</text:p>
          </table:table-cell>
          <table:table-cell table:formula="of:=([.F572]-[.F571])/([.$E572]-[.$E571])" office:value-type="float" office:value="0" calcext:value-type="float">
            <text:p>0.000</text:p>
          </table:table-cell>
          <table:table-cell table:formula="of:=([.G572]-[.G571])/([.$E572]-[.$E571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8.9798" calcext:value-type="float">
            <text:p>48.9798</text:p>
          </table:table-cell>
          <table:table-cell table:formula="of:=[.A572]-[.$A$2]" office:value-type="float" office:value="45.0298" calcext:value-type="float">
            <text:p>45.0298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float" office:value="45.0298" calcext:value-type="float">
            <text:p>45.0298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45.0298" calcext:value-type="float">
            <text:p>45.0298</text:p>
          </table:table-cell>
          <table:table-cell table:formula="of:=([.C573]-[.C572])/([.$B573]-[.$B572])" office:value-type="float" office:value="-0.632911392405059" calcext:value-type="float">
            <text:p>-0.633</text:p>
          </table:table-cell>
          <table:table-cell table:style-name="ce1" table:formula="of:=([.D573]-[.D572])/([.$B$3]-[.$B$2])" office:value-type="float" office:value="0" calcext:value-type="float">
            <text:p>0.000</text:p>
          </table:table-cell>
          <table:table-cell office:value-type="float" office:value="45.0298" calcext:value-type="float">
            <text:p>45.0298</text:p>
          </table:table-cell>
          <table:table-cell table:formula="of:=([.F573]-[.F572])/([.$E573]-[.$E572])" office:value-type="float" office:value="-0.632911392405059" calcext:value-type="float">
            <text:p>-0.633</text:p>
          </table:table-cell>
          <table:table-cell table:formula="of:=([.G573]-[.G572])/([.$E573]-[.$E57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9.0588" calcext:value-type="float">
            <text:p>49.0588</text:p>
          </table:table-cell>
          <table:table-cell table:formula="of:=[.A573]-[.$A$2]" office:value-type="float" office:value="45.1088" calcext:value-type="float">
            <text:p>45.108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1088" calcext:value-type="float">
            <text:p>45.1088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  <table:table-cell office:value-type="float" office:value="45.1088" calcext:value-type="float">
            <text:p>45.1088</text:p>
          </table:table-cell>
          <table:table-cell table:formula="of:=([.C574]-[.C573])/([.$B574]-[.$B573])" office:value-type="float" office:value="0" calcext:value-type="float">
            <text:p>0.000</text:p>
          </table:table-cell>
          <table:table-cell table:style-name="ce1" table:formula="of:=([.D574]-[.D573])/([.$B$3]-[.$B$2])" office:value-type="float" office:value="0" calcext:value-type="float">
            <text:p>0.000</text:p>
          </table:table-cell>
          <table:table-cell office:value-type="float" office:value="45.1088" calcext:value-type="float">
            <text:p>45.1088</text:p>
          </table:table-cell>
          <table:table-cell table:formula="of:=([.F574]-[.F573])/([.$E574]-[.$E573])" office:value-type="float" office:value="0" calcext:value-type="float">
            <text:p>0.000</text:p>
          </table:table-cell>
          <table:table-cell table:formula="of:=([.G574]-[.G573])/([.$E574]-[.$E57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9.1378" calcext:value-type="float">
            <text:p>49.1378</text:p>
          </table:table-cell>
          <table:table-cell table:formula="of:=[.A574]-[.$A$2]" office:value-type="float" office:value="45.1878" calcext:value-type="float">
            <text:p>45.187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1878" calcext:value-type="float">
            <text:p>45.1878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  <table:table-cell office:value-type="float" office:value="45.1878" calcext:value-type="float">
            <text:p>45.1878</text:p>
          </table:table-cell>
          <table:table-cell table:formula="of:=([.C575]-[.C574])/([.$B575]-[.$B574])" office:value-type="float" office:value="0" calcext:value-type="float">
            <text:p>0.000</text:p>
          </table:table-cell>
          <table:table-cell table:style-name="ce1" table:formula="of:=([.D575]-[.D574])/([.$B$3]-[.$B$2])" office:value-type="float" office:value="0" calcext:value-type="float">
            <text:p>0.000</text:p>
          </table:table-cell>
          <table:table-cell office:value-type="float" office:value="45.1878" calcext:value-type="float">
            <text:p>45.1878</text:p>
          </table:table-cell>
          <table:table-cell table:formula="of:=([.F575]-[.F574])/([.$E575]-[.$E574])" office:value-type="float" office:value="0" calcext:value-type="float">
            <text:p>0.000</text:p>
          </table:table-cell>
          <table:table-cell table:formula="of:=([.G575]-[.G574])/([.$E575]-[.$E574])" office:value-type="float" office:value="-0.632911392405059" calcext:value-type="float">
            <text:p>-0.633</text:p>
          </table:table-cell>
        </table:table-row>
        <table:table-row table:style-name="ro1">
          <table:table-cell office:value-type="float" office:value="49.2168" calcext:value-type="float">
            <text:p>49.2168</text:p>
          </table:table-cell>
          <table:table-cell table:formula="of:=[.A575]-[.$A$2]" office:value-type="float" office:value="45.2668" calcext:value-type="float">
            <text:p>45.266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2668" calcext:value-type="float">
            <text:p>45.266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5.2668" calcext:value-type="float">
            <text:p>45.2668</text:p>
          </table:table-cell>
          <table:table-cell table:formula="of:=([.C576]-[.C575])/([.$B576]-[.$B575])" office:value-type="float" office:value="0" calcext:value-type="float">
            <text:p>0.000</text:p>
          </table:table-cell>
          <table:table-cell table:style-name="ce1" table:formula="of:=([.D576]-[.D575])/([.$B$3]-[.$B$2])" office:value-type="float" office:value="0" calcext:value-type="float">
            <text:p>0.000</text:p>
          </table:table-cell>
          <table:table-cell office:value-type="float" office:value="45.2668" calcext:value-type="float">
            <text:p>45.2668</text:p>
          </table:table-cell>
          <table:table-cell table:formula="of:=([.F576]-[.F575])/([.$E576]-[.$E575])" office:value-type="float" office:value="0" calcext:value-type="float">
            <text:p>0.000</text:p>
          </table:table-cell>
          <table:table-cell table:formula="of:=([.G576]-[.G575])/([.$E576]-[.$E57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9.2958" calcext:value-type="float">
            <text:p>49.2958</text:p>
          </table:table-cell>
          <table:table-cell table:formula="of:=[.A576]-[.$A$2]" office:value-type="float" office:value="45.3458" calcext:value-type="float">
            <text:p>45.345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3458" calcext:value-type="float">
            <text:p>45.345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5.3458" calcext:value-type="float">
            <text:p>45.3458</text:p>
          </table:table-cell>
          <table:table-cell table:formula="of:=([.C577]-[.C576])/([.$B577]-[.$B576])" office:value-type="float" office:value="0" calcext:value-type="float">
            <text:p>0.000</text:p>
          </table:table-cell>
          <table:table-cell table:style-name="ce1" table:formula="of:=([.D577]-[.D576])/([.$B$3]-[.$B$2])" office:value-type="float" office:value="0" calcext:value-type="float">
            <text:p>0.000</text:p>
          </table:table-cell>
          <table:table-cell office:value-type="float" office:value="45.3458" calcext:value-type="float">
            <text:p>45.3458</text:p>
          </table:table-cell>
          <table:table-cell table:formula="of:=([.F577]-[.F576])/([.$E577]-[.$E576])" office:value-type="float" office:value="0" calcext:value-type="float">
            <text:p>0.000</text:p>
          </table:table-cell>
          <table:table-cell table:formula="of:=([.G577]-[.G576])/([.$E577]-[.$E576])" office:value-type="float" office:value="-0.632886075949363" calcext:value-type="float">
            <text:p>-0.633</text:p>
          </table:table-cell>
        </table:table-row>
        <table:table-row table:style-name="ro1">
          <table:table-cell office:value-type="float" office:value="49.3748" calcext:value-type="float">
            <text:p>49.3748</text:p>
          </table:table-cell>
          <table:table-cell table:formula="of:=[.A577]-[.$A$2]" office:value-type="float" office:value="45.4248" calcext:value-type="float">
            <text:p>45.424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4248" calcext:value-type="float">
            <text:p>45.4248</text:p>
          </table:table-cell>
          <table:table-cell office:value-type="float" office:value="1.2" calcext:value-type="float">
            <text:p>1.2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5.4248" calcext:value-type="float">
            <text:p>45.4248</text:p>
          </table:table-cell>
          <table:table-cell table:formula="of:=([.C578]-[.C577])/([.$B578]-[.$B577])" office:value-type="float" office:value="0" calcext:value-type="float">
            <text:p>0.000</text:p>
          </table:table-cell>
          <table:table-cell table:style-name="ce1" table:formula="of:=([.D578]-[.D577])/([.$B$3]-[.$B$2])" office:value-type="float" office:value="0" calcext:value-type="float">
            <text:p>0.000</text:p>
          </table:table-cell>
          <table:table-cell office:value-type="float" office:value="45.4248" calcext:value-type="float">
            <text:p>45.4248</text:p>
          </table:table-cell>
          <table:table-cell table:formula="of:=([.F578]-[.F577])/([.$E578]-[.$E577])" office:value-type="float" office:value="0" calcext:value-type="float">
            <text:p>0.000</text:p>
          </table:table-cell>
          <table:table-cell table:formula="of:=([.G578]-[.G577])/([.$E578]-[.$E57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9.4538" calcext:value-type="float">
            <text:p>49.4538</text:p>
          </table:table-cell>
          <table:table-cell table:formula="of:=[.A578]-[.$A$2]" office:value-type="float" office:value="45.5038" calcext:value-type="float">
            <text:p>45.503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5038" calcext:value-type="float">
            <text:p>45.5038</text:p>
          </table:table-cell>
          <table:table-cell office:value-type="float" office:value="1.2" calcext:value-type="float">
            <text:p>1.2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5.5038" calcext:value-type="float">
            <text:p>45.5038</text:p>
          </table:table-cell>
          <table:table-cell table:formula="of:=([.C579]-[.C578])/([.$B579]-[.$B578])" office:value-type="float" office:value="0" calcext:value-type="float">
            <text:p>0.000</text:p>
          </table:table-cell>
          <table:table-cell table:style-name="ce1" table:formula="of:=([.D579]-[.D578])/([.$B$3]-[.$B$2])" office:value-type="float" office:value="0" calcext:value-type="float">
            <text:p>0.000</text:p>
          </table:table-cell>
          <table:table-cell office:value-type="float" office:value="45.5038" calcext:value-type="float">
            <text:p>45.5038</text:p>
          </table:table-cell>
          <table:table-cell table:formula="of:=([.F579]-[.F578])/([.$E579]-[.$E578])" office:value-type="float" office:value="0" calcext:value-type="float">
            <text:p>0.000</text:p>
          </table:table-cell>
          <table:table-cell table:formula="of:=([.G579]-[.G578])/([.$E579]-[.$E57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9.5328" calcext:value-type="float">
            <text:p>49.5328</text:p>
          </table:table-cell>
          <table:table-cell table:formula="of:=[.A579]-[.$A$2]" office:value-type="float" office:value="45.5828" calcext:value-type="float">
            <text:p>45.582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5828" calcext:value-type="float">
            <text:p>45.5828</text:p>
          </table:table-cell>
          <table:table-cell office:value-type="float" office:value="1.2" calcext:value-type="float">
            <text:p>1.2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5.5828" calcext:value-type="float">
            <text:p>45.5828</text:p>
          </table:table-cell>
          <table:table-cell table:formula="of:=([.C580]-[.C579])/([.$B580]-[.$B579])" office:value-type="float" office:value="0" calcext:value-type="float">
            <text:p>0.000</text:p>
          </table:table-cell>
          <table:table-cell table:style-name="ce1" table:formula="of:=([.D580]-[.D579])/([.$B$3]-[.$B$2])" office:value-type="float" office:value="0" calcext:value-type="float">
            <text:p>0.000</text:p>
          </table:table-cell>
          <table:table-cell office:value-type="float" office:value="45.5828" calcext:value-type="float">
            <text:p>45.5828</text:p>
          </table:table-cell>
          <table:table-cell table:formula="of:=([.F580]-[.F579])/([.$E580]-[.$E579])" office:value-type="float" office:value="0" calcext:value-type="float">
            <text:p>0.000</text:p>
          </table:table-cell>
          <table:table-cell table:formula="of:=([.G580]-[.G579])/([.$E580]-[.$E579])" office:value-type="float" office:value="-0.632911392405057" calcext:value-type="float">
            <text:p>-0.633</text:p>
          </table:table-cell>
        </table:table-row>
        <table:table-row table:style-name="ro1">
          <table:table-cell office:value-type="float" office:value="49.6118" calcext:value-type="float">
            <text:p>49.6118</text:p>
          </table:table-cell>
          <table:table-cell table:formula="of:=[.A580]-[.$A$2]" office:value-type="float" office:value="45.6618" calcext:value-type="float">
            <text:p>45.661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6618" calcext:value-type="float">
            <text:p>45.661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5.6618" calcext:value-type="float">
            <text:p>45.6618</text:p>
          </table:table-cell>
          <table:table-cell table:formula="of:=([.C581]-[.C580])/([.$B581]-[.$B580])" office:value-type="float" office:value="0.632911392405059" calcext:value-type="float">
            <text:p>0.633</text:p>
          </table:table-cell>
          <table:table-cell table:style-name="ce1" table:formula="of:=([.D581]-[.D580])/([.$B$3]-[.$B$2])" office:value-type="float" office:value="0" calcext:value-type="float">
            <text:p>0.000</text:p>
          </table:table-cell>
          <table:table-cell office:value-type="float" office:value="45.6618" calcext:value-type="float">
            <text:p>45.6618</text:p>
          </table:table-cell>
          <table:table-cell table:formula="of:=([.F581]-[.F580])/([.$E581]-[.$E580])" office:value-type="float" office:value="0" calcext:value-type="float">
            <text:p>0.000</text:p>
          </table:table-cell>
          <table:table-cell table:formula="of:=([.G581]-[.G580])/([.$E581]-[.$E58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9.6908" calcext:value-type="float">
            <text:p>49.6908</text:p>
          </table:table-cell>
          <table:table-cell table:formula="of:=[.A581]-[.$A$2]" office:value-type="float" office:value="45.7408" calcext:value-type="float">
            <text:p>45.7408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float" office:value="45.7408" calcext:value-type="float">
            <text:p>45.740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5.7408" calcext:value-type="float">
            <text:p>45.7408</text:p>
          </table:table-cell>
          <table:table-cell table:formula="of:=([.C582]-[.C581])/([.$B582]-[.$B581])" office:value-type="float" office:value="0" calcext:value-type="float">
            <text:p>0.000</text:p>
          </table:table-cell>
          <table:table-cell table:style-name="ce1" table:formula="of:=([.D582]-[.D581])/([.$B$3]-[.$B$2])" office:value-type="float" office:value="0.632911392405066" calcext:value-type="float">
            <text:p>0.633</text:p>
          </table:table-cell>
          <table:table-cell office:value-type="float" office:value="45.7408" calcext:value-type="float">
            <text:p>45.7408</text:p>
          </table:table-cell>
          <table:table-cell table:formula="of:=([.F582]-[.F581])/([.$E582]-[.$E581])" office:value-type="float" office:value="0" calcext:value-type="float">
            <text:p>0.000</text:p>
          </table:table-cell>
          <table:table-cell table:formula="of:=([.G582]-[.G581])/([.$E582]-[.$E58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9.7698" calcext:value-type="float">
            <text:p>49.7698</text:p>
          </table:table-cell>
          <table:table-cell table:formula="of:=[.A582]-[.$A$2]" office:value-type="float" office:value="45.8198" calcext:value-type="float">
            <text:p>45.819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5.8198" calcext:value-type="float">
            <text:p>45.819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5.8198" calcext:value-type="float">
            <text:p>45.8198</text:p>
          </table:table-cell>
          <table:table-cell table:formula="of:=([.C583]-[.C582])/([.$B583]-[.$B582])" office:value-type="float" office:value="0" calcext:value-type="float">
            <text:p>0.000</text:p>
          </table:table-cell>
          <table:table-cell table:style-name="ce1" table:formula="of:=([.D583]-[.D582])/([.$B$3]-[.$B$2])" office:value-type="float" office:value="0" calcext:value-type="float">
            <text:p>0.000</text:p>
          </table:table-cell>
          <table:table-cell office:value-type="float" office:value="45.8198" calcext:value-type="float">
            <text:p>45.8198</text:p>
          </table:table-cell>
          <table:table-cell table:formula="of:=([.F583]-[.F582])/([.$E583]-[.$E582])" office:value-type="float" office:value="0" calcext:value-type="float">
            <text:p>0.000</text:p>
          </table:table-cell>
          <table:table-cell table:formula="of:=([.G583]-[.G582])/([.$E583]-[.$E58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9.8488" calcext:value-type="float">
            <text:p>49.8488</text:p>
          </table:table-cell>
          <table:table-cell table:formula="of:=[.A583]-[.$A$2]" office:value-type="float" office:value="45.8988" calcext:value-type="float">
            <text:p>45.898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5.8988" calcext:value-type="float">
            <text:p>45.898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5.8988" calcext:value-type="float">
            <text:p>45.8988</text:p>
          </table:table-cell>
          <table:table-cell table:formula="of:=([.C584]-[.C583])/([.$B584]-[.$B583])" office:value-type="float" office:value="0" calcext:value-type="float">
            <text:p>0.000</text:p>
          </table:table-cell>
          <table:table-cell table:style-name="ce1" table:formula="of:=([.D584]-[.D583])/([.$B$3]-[.$B$2])" office:value-type="float" office:value="0" calcext:value-type="float">
            <text:p>0.000</text:p>
          </table:table-cell>
          <table:table-cell office:value-type="float" office:value="45.8988" calcext:value-type="float">
            <text:p>45.8988</text:p>
          </table:table-cell>
          <table:table-cell table:formula="of:=([.F584]-[.F583])/([.$E584]-[.$E583])" office:value-type="float" office:value="0" calcext:value-type="float">
            <text:p>0.000</text:p>
          </table:table-cell>
          <table:table-cell table:formula="of:=([.G584]-[.G583])/([.$E584]-[.$E58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9.9278" calcext:value-type="float">
            <text:p>49.9278</text:p>
          </table:table-cell>
          <table:table-cell table:formula="of:=[.A584]-[.$A$2]" office:value-type="float" office:value="45.9778" calcext:value-type="float">
            <text:p>45.977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5.9778" calcext:value-type="float">
            <text:p>45.977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5.9778" calcext:value-type="float">
            <text:p>45.9778</text:p>
          </table:table-cell>
          <table:table-cell table:formula="of:=([.C585]-[.C584])/([.$B585]-[.$B584])" office:value-type="float" office:value="0.632911392405059" calcext:value-type="float">
            <text:p>0.633</text:p>
          </table:table-cell>
          <table:table-cell table:style-name="ce1" table:formula="of:=([.D585]-[.D584])/([.$B$3]-[.$B$2])" office:value-type="float" office:value="0" calcext:value-type="float">
            <text:p>0.000</text:p>
          </table:table-cell>
          <table:table-cell office:value-type="float" office:value="45.9778" calcext:value-type="float">
            <text:p>45.9778</text:p>
          </table:table-cell>
          <table:table-cell table:formula="of:=([.F585]-[.F584])/([.$E585]-[.$E584])" office:value-type="float" office:value="0" calcext:value-type="float">
            <text:p>0.000</text:p>
          </table:table-cell>
          <table:table-cell table:formula="of:=([.G585]-[.G584])/([.$E585]-[.$E58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0068" calcext:value-type="float">
            <text:p>50.0068</text:p>
          </table:table-cell>
          <table:table-cell table:formula="of:=[.A585]-[.$A$2]" office:value-type="float" office:value="46.0568" calcext:value-type="float">
            <text:p>46.0568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46.0568" calcext:value-type="float">
            <text:p>46.056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0568" calcext:value-type="float">
            <text:p>46.0568</text:p>
          </table:table-cell>
          <table:table-cell table:formula="of:=([.C586]-[.C585])/([.$B586]-[.$B585])" office:value-type="float" office:value="0" calcext:value-type="float">
            <text:p>0.000</text:p>
          </table:table-cell>
          <table:table-cell table:style-name="ce1" table:formula="of:=([.D586]-[.D585])/([.$B$3]-[.$B$2])" office:value-type="float" office:value="0.632911392405066" calcext:value-type="float">
            <text:p>0.633</text:p>
          </table:table-cell>
          <table:table-cell office:value-type="float" office:value="46.0568" calcext:value-type="float">
            <text:p>46.0568</text:p>
          </table:table-cell>
          <table:table-cell table:formula="of:=([.F586]-[.F585])/([.$E586]-[.$E585])" office:value-type="float" office:value="0" calcext:value-type="float">
            <text:p>0.000</text:p>
          </table:table-cell>
          <table:table-cell table:formula="of:=([.G586]-[.G585])/([.$E586]-[.$E58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0858" calcext:value-type="float">
            <text:p>50.0858</text:p>
          </table:table-cell>
          <table:table-cell table:formula="of:=[.A586]-[.$A$2]" office:value-type="float" office:value="46.1358" calcext:value-type="float">
            <text:p>46.135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6.1358" calcext:value-type="float">
            <text:p>46.135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1358" calcext:value-type="float">
            <text:p>46.1358</text:p>
          </table:table-cell>
          <table:table-cell table:formula="of:=([.C587]-[.C586])/([.$B587]-[.$B586])" office:value-type="float" office:value="0" calcext:value-type="float">
            <text:p>0.000</text:p>
          </table:table-cell>
          <table:table-cell table:style-name="ce1" table:formula="of:=([.D587]-[.D586])/([.$B$3]-[.$B$2])" office:value-type="float" office:value="0" calcext:value-type="float">
            <text:p>0.000</text:p>
          </table:table-cell>
          <table:table-cell office:value-type="float" office:value="46.1358" calcext:value-type="float">
            <text:p>46.1358</text:p>
          </table:table-cell>
          <table:table-cell table:formula="of:=([.F587]-[.F586])/([.$E587]-[.$E586])" office:value-type="float" office:value="0" calcext:value-type="float">
            <text:p>0.000</text:p>
          </table:table-cell>
          <table:table-cell table:formula="of:=([.G587]-[.G586])/([.$E587]-[.$E58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1648" calcext:value-type="float">
            <text:p>50.1648</text:p>
          </table:table-cell>
          <table:table-cell table:formula="of:=[.A587]-[.$A$2]" office:value-type="float" office:value="46.2148" calcext:value-type="float">
            <text:p>46.214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6.2148" calcext:value-type="float">
            <text:p>46.214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2148" calcext:value-type="float">
            <text:p>46.2148</text:p>
          </table:table-cell>
          <table:table-cell table:formula="of:=([.C588]-[.C587])/([.$B588]-[.$B587])" office:value-type="float" office:value="0" calcext:value-type="float">
            <text:p>0.000</text:p>
          </table:table-cell>
          <table:table-cell table:style-name="ce1" table:formula="of:=([.D588]-[.D587])/([.$B$3]-[.$B$2])" office:value-type="float" office:value="0" calcext:value-type="float">
            <text:p>0.000</text:p>
          </table:table-cell>
          <table:table-cell office:value-type="float" office:value="46.2148" calcext:value-type="float">
            <text:p>46.2148</text:p>
          </table:table-cell>
          <table:table-cell table:formula="of:=([.F588]-[.F587])/([.$E588]-[.$E587])" office:value-type="float" office:value="0" calcext:value-type="float">
            <text:p>0.000</text:p>
          </table:table-cell>
          <table:table-cell table:formula="of:=([.G588]-[.G587])/([.$E588]-[.$E58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2438" calcext:value-type="float">
            <text:p>50.2438</text:p>
          </table:table-cell>
          <table:table-cell table:formula="of:=[.A588]-[.$A$2]" office:value-type="float" office:value="46.2938" calcext:value-type="float">
            <text:p>46.293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6.2938" calcext:value-type="float">
            <text:p>46.293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2938" calcext:value-type="float">
            <text:p>46.2938</text:p>
          </table:table-cell>
          <table:table-cell table:formula="of:=([.C589]-[.C588])/([.$B589]-[.$B588])" office:value-type="float" office:value="0.632911392405059" calcext:value-type="float">
            <text:p>0.633</text:p>
          </table:table-cell>
          <table:table-cell table:style-name="ce1" table:formula="of:=([.D589]-[.D588])/([.$B$3]-[.$B$2])" office:value-type="float" office:value="0" calcext:value-type="float">
            <text:p>0.000</text:p>
          </table:table-cell>
          <table:table-cell office:value-type="float" office:value="46.2938" calcext:value-type="float">
            <text:p>46.2938</text:p>
          </table:table-cell>
          <table:table-cell table:formula="of:=([.F589]-[.F588])/([.$E589]-[.$E588])" office:value-type="float" office:value="0" calcext:value-type="float">
            <text:p>0.000</text:p>
          </table:table-cell>
          <table:table-cell table:formula="of:=([.G589]-[.G588])/([.$E589]-[.$E58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3228" calcext:value-type="float">
            <text:p>50.3228</text:p>
          </table:table-cell>
          <table:table-cell table:formula="of:=[.A589]-[.$A$2]" office:value-type="float" office:value="46.3728" calcext:value-type="float">
            <text:p>46.3728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46.3728" calcext:value-type="float">
            <text:p>46.372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3728" calcext:value-type="float">
            <text:p>46.3728</text:p>
          </table:table-cell>
          <table:table-cell table:formula="of:=([.C590]-[.C589])/([.$B590]-[.$B589])" office:value-type="float" office:value="0" calcext:value-type="float">
            <text:p>0.000</text:p>
          </table:table-cell>
          <table:table-cell table:style-name="ce1" table:formula="of:=([.D590]-[.D589])/([.$B$3]-[.$B$2])" office:value-type="float" office:value="0" calcext:value-type="float">
            <text:p>0.000</text:p>
          </table:table-cell>
          <table:table-cell office:value-type="float" office:value="46.3728" calcext:value-type="float">
            <text:p>46.3728</text:p>
          </table:table-cell>
          <table:table-cell table:formula="of:=([.F590]-[.F589])/([.$E590]-[.$E589])" office:value-type="float" office:value="0" calcext:value-type="float">
            <text:p>0.000</text:p>
          </table:table-cell>
          <table:table-cell table:formula="of:=([.G590]-[.G589])/([.$E590]-[.$E58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4018" calcext:value-type="float">
            <text:p>50.4018</text:p>
          </table:table-cell>
          <table:table-cell table:formula="of:=[.A590]-[.$A$2]" office:value-type="float" office:value="46.4518" calcext:value-type="float">
            <text:p>46.4518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46.4518" calcext:value-type="float">
            <text:p>46.451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4518" calcext:value-type="float">
            <text:p>46.4518</text:p>
          </table:table-cell>
          <table:table-cell table:formula="of:=([.C591]-[.C590])/([.$B591]-[.$B590])" office:value-type="float" office:value="0" calcext:value-type="float">
            <text:p>0.000</text:p>
          </table:table-cell>
          <table:table-cell table:style-name="ce1" table:formula="of:=([.D591]-[.D590])/([.$B$3]-[.$B$2])" office:value-type="float" office:value="0.632911392405066" calcext:value-type="float">
            <text:p>0.633</text:p>
          </table:table-cell>
          <table:table-cell office:value-type="float" office:value="46.4518" calcext:value-type="float">
            <text:p>46.4518</text:p>
          </table:table-cell>
          <table:table-cell table:formula="of:=([.F591]-[.F590])/([.$E591]-[.$E590])" office:value-type="float" office:value="0.632911392405059" calcext:value-type="float">
            <text:p>0.633</text:p>
          </table:table-cell>
          <table:table-cell table:formula="of:=([.G591]-[.G590])/([.$E591]-[.$E59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4808" calcext:value-type="float">
            <text:p>50.4808</text:p>
          </table:table-cell>
          <table:table-cell table:formula="of:=[.A591]-[.$A$2]" office:value-type="float" office:value="46.5308" calcext:value-type="float">
            <text:p>46.530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5308" calcext:value-type="float">
            <text:p>46.530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5308" calcext:value-type="float">
            <text:p>46.5308</text:p>
          </table:table-cell>
          <table:table-cell table:formula="of:=([.C592]-[.C591])/([.$B592]-[.$B591])" office:value-type="float" office:value="0" calcext:value-type="float">
            <text:p>0.000</text:p>
          </table:table-cell>
          <table:table-cell table:style-name="ce1" table:formula="of:=([.D592]-[.D591])/([.$B$3]-[.$B$2])" office:value-type="float" office:value="0" calcext:value-type="float">
            <text:p>0.000</text:p>
          </table:table-cell>
          <table:table-cell office:value-type="float" office:value="46.5308" calcext:value-type="float">
            <text:p>46.5308</text:p>
          </table:table-cell>
          <table:table-cell table:formula="of:=([.F592]-[.F591])/([.$E592]-[.$E591])" office:value-type="float" office:value="0" calcext:value-type="float">
            <text:p>0.000</text:p>
          </table:table-cell>
          <table:table-cell table:formula="of:=([.G592]-[.G591])/([.$E592]-[.$E59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5598" calcext:value-type="float">
            <text:p>50.5598</text:p>
          </table:table-cell>
          <table:table-cell table:formula="of:=[.A592]-[.$A$2]" office:value-type="float" office:value="46.6098" calcext:value-type="float">
            <text:p>46.609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6098" calcext:value-type="float">
            <text:p>46.609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6098" calcext:value-type="float">
            <text:p>46.6098</text:p>
          </table:table-cell>
          <table:table-cell table:formula="of:=([.C593]-[.C592])/([.$B593]-[.$B592])" office:value-type="float" office:value="0" calcext:value-type="float">
            <text:p>0.000</text:p>
          </table:table-cell>
          <table:table-cell table:style-name="ce1" table:formula="of:=([.D593]-[.D592])/([.$B$3]-[.$B$2])" office:value-type="float" office:value="0" calcext:value-type="float">
            <text:p>0.000</text:p>
          </table:table-cell>
          <table:table-cell office:value-type="float" office:value="46.6098" calcext:value-type="float">
            <text:p>46.6098</text:p>
          </table:table-cell>
          <table:table-cell table:formula="of:=([.F593]-[.F592])/([.$E593]-[.$E592])" office:value-type="float" office:value="0" calcext:value-type="float">
            <text:p>0.000</text:p>
          </table:table-cell>
          <table:table-cell table:formula="of:=([.G593]-[.G592])/([.$E593]-[.$E59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6388" calcext:value-type="float">
            <text:p>50.6388</text:p>
          </table:table-cell>
          <table:table-cell table:formula="of:=[.A593]-[.$A$2]" office:value-type="float" office:value="46.6888" calcext:value-type="float">
            <text:p>46.688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6888" calcext:value-type="float">
            <text:p>46.688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6888" calcext:value-type="float">
            <text:p>46.6888</text:p>
          </table:table-cell>
          <table:table-cell table:formula="of:=([.C594]-[.C593])/([.$B594]-[.$B593])" office:value-type="float" office:value="0" calcext:value-type="float">
            <text:p>0.000</text:p>
          </table:table-cell>
          <table:table-cell table:style-name="ce1" table:formula="of:=([.D594]-[.D593])/([.$B$3]-[.$B$2])" office:value-type="float" office:value="0" calcext:value-type="float">
            <text:p>0.000</text:p>
          </table:table-cell>
          <table:table-cell office:value-type="float" office:value="46.6888" calcext:value-type="float">
            <text:p>46.6888</text:p>
          </table:table-cell>
          <table:table-cell table:formula="of:=([.F594]-[.F593])/([.$E594]-[.$E593])" office:value-type="float" office:value="0" calcext:value-type="float">
            <text:p>0.000</text:p>
          </table:table-cell>
          <table:table-cell table:formula="of:=([.G594]-[.G593])/([.$E594]-[.$E59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7178" calcext:value-type="float">
            <text:p>50.7178</text:p>
          </table:table-cell>
          <table:table-cell table:formula="of:=[.A594]-[.$A$2]" office:value-type="float" office:value="46.7678" calcext:value-type="float">
            <text:p>46.767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7678" calcext:value-type="float">
            <text:p>46.767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7678" calcext:value-type="float">
            <text:p>46.7678</text:p>
          </table:table-cell>
          <table:table-cell table:formula="of:=([.C595]-[.C594])/([.$B595]-[.$B594])" office:value-type="float" office:value="0" calcext:value-type="float">
            <text:p>0.000</text:p>
          </table:table-cell>
          <table:table-cell table:style-name="ce1" table:formula="of:=([.D595]-[.D594])/([.$B$3]-[.$B$2])" office:value-type="float" office:value="0" calcext:value-type="float">
            <text:p>0.000</text:p>
          </table:table-cell>
          <table:table-cell office:value-type="float" office:value="46.7678" calcext:value-type="float">
            <text:p>46.7678</text:p>
          </table:table-cell>
          <table:table-cell table:formula="of:=([.F595]-[.F594])/([.$E595]-[.$E594])" office:value-type="float" office:value="0" calcext:value-type="float">
            <text:p>0.000</text:p>
          </table:table-cell>
          <table:table-cell table:formula="of:=([.G595]-[.G594])/([.$E595]-[.$E59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7968" calcext:value-type="float">
            <text:p>50.7968</text:p>
          </table:table-cell>
          <table:table-cell table:formula="of:=[.A595]-[.$A$2]" office:value-type="float" office:value="46.8468" calcext:value-type="float">
            <text:p>46.846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8468" calcext:value-type="float">
            <text:p>46.846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8468" calcext:value-type="float">
            <text:p>46.8468</text:p>
          </table:table-cell>
          <table:table-cell table:formula="of:=([.C596]-[.C595])/([.$B596]-[.$B595])" office:value-type="float" office:value="0" calcext:value-type="float">
            <text:p>0.000</text:p>
          </table:table-cell>
          <table:table-cell table:style-name="ce1" table:formula="of:=([.D596]-[.D595])/([.$B$3]-[.$B$2])" office:value-type="float" office:value="0" calcext:value-type="float">
            <text:p>0.000</text:p>
          </table:table-cell>
          <table:table-cell office:value-type="float" office:value="46.8468" calcext:value-type="float">
            <text:p>46.8468</text:p>
          </table:table-cell>
          <table:table-cell table:formula="of:=([.F596]-[.F595])/([.$E596]-[.$E595])" office:value-type="float" office:value="0" calcext:value-type="float">
            <text:p>0.000</text:p>
          </table:table-cell>
          <table:table-cell table:formula="of:=([.G596]-[.G595])/([.$E596]-[.$E59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0.8758" calcext:value-type="float">
            <text:p>50.8758</text:p>
          </table:table-cell>
          <table:table-cell table:formula="of:=[.A596]-[.$A$2]" office:value-type="float" office:value="46.9258" calcext:value-type="float">
            <text:p>46.925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9258" calcext:value-type="float">
            <text:p>46.925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46.9258" calcext:value-type="float">
            <text:p>46.9258</text:p>
          </table:table-cell>
          <table:table-cell table:formula="of:=([.C597]-[.C596])/([.$B597]-[.$B596])" office:value-type="float" office:value="0" calcext:value-type="float">
            <text:p>0.000</text:p>
          </table:table-cell>
          <table:table-cell table:style-name="ce1" table:formula="of:=([.D597]-[.D596])/([.$B$3]-[.$B$2])" office:value-type="float" office:value="0" calcext:value-type="float">
            <text:p>0.000</text:p>
          </table:table-cell>
          <table:table-cell office:value-type="float" office:value="46.9258" calcext:value-type="float">
            <text:p>46.9258</text:p>
          </table:table-cell>
          <table:table-cell table:formula="of:=([.F597]-[.F596])/([.$E597]-[.$E596])" office:value-type="float" office:value="0" calcext:value-type="float">
            <text:p>0.000</text:p>
          </table:table-cell>
          <table:table-cell table:formula="of:=([.G597]-[.G596])/([.$E597]-[.$E596])" office:value-type="float" office:value="0.632911392405057" calcext:value-type="float">
            <text:p>0.633</text:p>
          </table:table-cell>
        </table:table-row>
        <table:table-row table:style-name="ro1">
          <table:table-cell office:value-type="float" office:value="50.9548" calcext:value-type="float">
            <text:p>50.9548</text:p>
          </table:table-cell>
          <table:table-cell table:formula="of:=[.A597]-[.$A$2]" office:value-type="float" office:value="47.0048" calcext:value-type="float">
            <text:p>47.00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7.0048" calcext:value-type="float">
            <text:p>47.004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0048" calcext:value-type="float">
            <text:p>47.0048</text:p>
          </table:table-cell>
          <table:table-cell table:formula="of:=([.C598]-[.C597])/([.$B598]-[.$B597])" office:value-type="float" office:value="0" calcext:value-type="float">
            <text:p>0.000</text:p>
          </table:table-cell>
          <table:table-cell table:style-name="ce1" table:formula="of:=([.D598]-[.D597])/([.$B$3]-[.$B$2])" office:value-type="float" office:value="0.632911392405063" calcext:value-type="float">
            <text:p>0.633</text:p>
          </table:table-cell>
          <table:table-cell office:value-type="float" office:value="47.0048" calcext:value-type="float">
            <text:p>47.0048</text:p>
          </table:table-cell>
          <table:table-cell table:formula="of:=([.F598]-[.F597])/([.$E598]-[.$E597])" office:value-type="float" office:value="0" calcext:value-type="float">
            <text:p>0.000</text:p>
          </table:table-cell>
          <table:table-cell table:formula="of:=([.G598]-[.G597])/([.$E598]-[.$E59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0338" calcext:value-type="float">
            <text:p>51.0338</text:p>
          </table:table-cell>
          <table:table-cell table:formula="of:=[.A598]-[.$A$2]" office:value-type="float" office:value="47.0838" calcext:value-type="float">
            <text:p>47.083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0838" calcext:value-type="float">
            <text:p>47.083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0838" calcext:value-type="float">
            <text:p>47.0838</text:p>
          </table:table-cell>
          <table:table-cell table:formula="of:=([.C599]-[.C598])/([.$B599]-[.$B598])" office:value-type="float" office:value="0" calcext:value-type="float">
            <text:p>0.000</text:p>
          </table:table-cell>
          <table:table-cell table:style-name="ce1" table:formula="of:=([.D599]-[.D598])/([.$B$3]-[.$B$2])" office:value-type="float" office:value="0" calcext:value-type="float">
            <text:p>0.000</text:p>
          </table:table-cell>
          <table:table-cell office:value-type="float" office:value="47.0838" calcext:value-type="float">
            <text:p>47.0838</text:p>
          </table:table-cell>
          <table:table-cell table:formula="of:=([.F599]-[.F598])/([.$E599]-[.$E598])" office:value-type="float" office:value="0" calcext:value-type="float">
            <text:p>0.000</text:p>
          </table:table-cell>
          <table:table-cell table:formula="of:=([.G599]-[.G598])/([.$E599]-[.$E59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1128" calcext:value-type="float">
            <text:p>51.1128</text:p>
          </table:table-cell>
          <table:table-cell table:formula="of:=[.A599]-[.$A$2]" office:value-type="float" office:value="47.1628" calcext:value-type="float">
            <text:p>47.162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1628" calcext:value-type="float">
            <text:p>47.162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1628" calcext:value-type="float">
            <text:p>47.1628</text:p>
          </table:table-cell>
          <table:table-cell table:formula="of:=([.C600]-[.C599])/([.$B600]-[.$B599])" office:value-type="float" office:value="0" calcext:value-type="float">
            <text:p>0.000</text:p>
          </table:table-cell>
          <table:table-cell table:style-name="ce1" table:formula="of:=([.D600]-[.D599])/([.$B$3]-[.$B$2])" office:value-type="float" office:value="0" calcext:value-type="float">
            <text:p>0.000</text:p>
          </table:table-cell>
          <table:table-cell office:value-type="float" office:value="47.1628" calcext:value-type="float">
            <text:p>47.1628</text:p>
          </table:table-cell>
          <table:table-cell table:formula="of:=([.F600]-[.F599])/([.$E600]-[.$E599])" office:value-type="float" office:value="0" calcext:value-type="float">
            <text:p>0.000</text:p>
          </table:table-cell>
          <table:table-cell table:formula="of:=([.G600]-[.G599])/([.$E600]-[.$E59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1918" calcext:value-type="float">
            <text:p>51.1918</text:p>
          </table:table-cell>
          <table:table-cell table:formula="of:=[.A600]-[.$A$2]" office:value-type="float" office:value="47.2418" calcext:value-type="float">
            <text:p>47.241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2418" calcext:value-type="float">
            <text:p>47.241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2418" calcext:value-type="float">
            <text:p>47.2418</text:p>
          </table:table-cell>
          <table:table-cell table:formula="of:=([.C601]-[.C600])/([.$B601]-[.$B600])" office:value-type="float" office:value="0" calcext:value-type="float">
            <text:p>0.000</text:p>
          </table:table-cell>
          <table:table-cell table:style-name="ce1" table:formula="of:=([.D601]-[.D600])/([.$B$3]-[.$B$2])" office:value-type="float" office:value="0" calcext:value-type="float">
            <text:p>0.000</text:p>
          </table:table-cell>
          <table:table-cell office:value-type="float" office:value="47.2418" calcext:value-type="float">
            <text:p>47.2418</text:p>
          </table:table-cell>
          <table:table-cell table:formula="of:=([.F601]-[.F600])/([.$E601]-[.$E600])" office:value-type="float" office:value="0" calcext:value-type="float">
            <text:p>0.000</text:p>
          </table:table-cell>
          <table:table-cell table:formula="of:=([.G601]-[.G600])/([.$E601]-[.$E60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2708" calcext:value-type="float">
            <text:p>51.2708</text:p>
          </table:table-cell>
          <table:table-cell table:formula="of:=[.A601]-[.$A$2]" office:value-type="float" office:value="47.3208" calcext:value-type="float">
            <text:p>47.320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3208" calcext:value-type="float">
            <text:p>47.320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3208" calcext:value-type="float">
            <text:p>47.3208</text:p>
          </table:table-cell>
          <table:table-cell table:formula="of:=([.C602]-[.C601])/([.$B602]-[.$B601])" office:value-type="float" office:value="0" calcext:value-type="float">
            <text:p>0.000</text:p>
          </table:table-cell>
          <table:table-cell table:style-name="ce1" table:formula="of:=([.D602]-[.D601])/([.$B$3]-[.$B$2])" office:value-type="float" office:value="0" calcext:value-type="float">
            <text:p>0.000</text:p>
          </table:table-cell>
          <table:table-cell office:value-type="float" office:value="47.3208" calcext:value-type="float">
            <text:p>47.3208</text:p>
          </table:table-cell>
          <table:table-cell table:formula="of:=([.F602]-[.F601])/([.$E602]-[.$E601])" office:value-type="float" office:value="0" calcext:value-type="float">
            <text:p>0.000</text:p>
          </table:table-cell>
          <table:table-cell table:formula="of:=([.G602]-[.G601])/([.$E602]-[.$E60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3498" calcext:value-type="float">
            <text:p>51.3498</text:p>
          </table:table-cell>
          <table:table-cell table:formula="of:=[.A602]-[.$A$2]" office:value-type="float" office:value="47.3998" calcext:value-type="float">
            <text:p>47.399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3998" calcext:value-type="float">
            <text:p>47.399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3998" calcext:value-type="float">
            <text:p>47.3998</text:p>
          </table:table-cell>
          <table:table-cell table:formula="of:=([.C603]-[.C602])/([.$B603]-[.$B602])" office:value-type="float" office:value="0" calcext:value-type="float">
            <text:p>0.000</text:p>
          </table:table-cell>
          <table:table-cell table:style-name="ce1" table:formula="of:=([.D603]-[.D602])/([.$B$3]-[.$B$2])" office:value-type="float" office:value="0" calcext:value-type="float">
            <text:p>0.000</text:p>
          </table:table-cell>
          <table:table-cell office:value-type="float" office:value="47.3998" calcext:value-type="float">
            <text:p>47.3998</text:p>
          </table:table-cell>
          <table:table-cell table:formula="of:=([.F603]-[.F602])/([.$E603]-[.$E602])" office:value-type="float" office:value="0" calcext:value-type="float">
            <text:p>0.000</text:p>
          </table:table-cell>
          <table:table-cell table:formula="of:=([.G603]-[.G602])/([.$E603]-[.$E60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4288" calcext:value-type="float">
            <text:p>51.4288</text:p>
          </table:table-cell>
          <table:table-cell table:formula="of:=[.A603]-[.$A$2]" office:value-type="float" office:value="47.4788" calcext:value-type="float">
            <text:p>47.478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4788" calcext:value-type="float">
            <text:p>47.478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4788" calcext:value-type="float">
            <text:p>47.4788</text:p>
          </table:table-cell>
          <table:table-cell table:formula="of:=([.C604]-[.C603])/([.$B604]-[.$B603])" office:value-type="float" office:value="0" calcext:value-type="float">
            <text:p>0.000</text:p>
          </table:table-cell>
          <table:table-cell table:style-name="ce1" table:formula="of:=([.D604]-[.D603])/([.$B$3]-[.$B$2])" office:value-type="float" office:value="0" calcext:value-type="float">
            <text:p>0.000</text:p>
          </table:table-cell>
          <table:table-cell office:value-type="float" office:value="47.4788" calcext:value-type="float">
            <text:p>47.4788</text:p>
          </table:table-cell>
          <table:table-cell table:formula="of:=([.F604]-[.F603])/([.$E604]-[.$E603])" office:value-type="float" office:value="0" calcext:value-type="float">
            <text:p>0.000</text:p>
          </table:table-cell>
          <table:table-cell table:formula="of:=([.G604]-[.G603])/([.$E604]-[.$E60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5078" calcext:value-type="float">
            <text:p>51.5078</text:p>
          </table:table-cell>
          <table:table-cell table:formula="of:=[.A604]-[.$A$2]" office:value-type="float" office:value="47.5578" calcext:value-type="float">
            <text:p>47.557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5578" calcext:value-type="float">
            <text:p>47.557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5578" calcext:value-type="float">
            <text:p>47.5578</text:p>
          </table:table-cell>
          <table:table-cell table:formula="of:=([.C605]-[.C604])/([.$B605]-[.$B604])" office:value-type="float" office:value="0" calcext:value-type="float">
            <text:p>0.000</text:p>
          </table:table-cell>
          <table:table-cell table:style-name="ce1" table:formula="of:=([.D605]-[.D604])/([.$B$3]-[.$B$2])" office:value-type="float" office:value="0" calcext:value-type="float">
            <text:p>0.000</text:p>
          </table:table-cell>
          <table:table-cell office:value-type="float" office:value="47.5578" calcext:value-type="float">
            <text:p>47.5578</text:p>
          </table:table-cell>
          <table:table-cell table:formula="of:=([.F605]-[.F604])/([.$E605]-[.$E604])" office:value-type="float" office:value="0" calcext:value-type="float">
            <text:p>0.000</text:p>
          </table:table-cell>
          <table:table-cell table:formula="of:=([.G605]-[.G604])/([.$E605]-[.$E60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5868" calcext:value-type="float">
            <text:p>51.5868</text:p>
          </table:table-cell>
          <table:table-cell table:formula="of:=[.A605]-[.$A$2]" office:value-type="float" office:value="47.6368" calcext:value-type="float">
            <text:p>47.636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6368" calcext:value-type="float">
            <text:p>47.636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6368" calcext:value-type="float">
            <text:p>47.6368</text:p>
          </table:table-cell>
          <table:table-cell table:formula="of:=([.C606]-[.C605])/([.$B606]-[.$B605])" office:value-type="float" office:value="0" calcext:value-type="float">
            <text:p>0.000</text:p>
          </table:table-cell>
          <table:table-cell table:style-name="ce1" table:formula="of:=([.D606]-[.D605])/([.$B$3]-[.$B$2])" office:value-type="float" office:value="0" calcext:value-type="float">
            <text:p>0.000</text:p>
          </table:table-cell>
          <table:table-cell office:value-type="float" office:value="47.6368" calcext:value-type="float">
            <text:p>47.6368</text:p>
          </table:table-cell>
          <table:table-cell table:formula="of:=([.F606]-[.F605])/([.$E606]-[.$E605])" office:value-type="float" office:value="0" calcext:value-type="float">
            <text:p>0.000</text:p>
          </table:table-cell>
          <table:table-cell table:formula="of:=([.G606]-[.G605])/([.$E606]-[.$E60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6658" calcext:value-type="float">
            <text:p>51.6658</text:p>
          </table:table-cell>
          <table:table-cell table:formula="of:=[.A606]-[.$A$2]" office:value-type="float" office:value="47.7158" calcext:value-type="float">
            <text:p>47.715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7158" calcext:value-type="float">
            <text:p>47.715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7158" calcext:value-type="float">
            <text:p>47.7158</text:p>
          </table:table-cell>
          <table:table-cell table:formula="of:=([.C607]-[.C606])/([.$B607]-[.$B606])" office:value-type="float" office:value="0" calcext:value-type="float">
            <text:p>0.000</text:p>
          </table:table-cell>
          <table:table-cell table:style-name="ce1" table:formula="of:=([.D607]-[.D606])/([.$B$3]-[.$B$2])" office:value-type="float" office:value="0" calcext:value-type="float">
            <text:p>0.000</text:p>
          </table:table-cell>
          <table:table-cell office:value-type="float" office:value="47.7158" calcext:value-type="float">
            <text:p>47.7158</text:p>
          </table:table-cell>
          <table:table-cell table:formula="of:=([.F607]-[.F606])/([.$E607]-[.$E606])" office:value-type="float" office:value="0" calcext:value-type="float">
            <text:p>0.000</text:p>
          </table:table-cell>
          <table:table-cell table:formula="of:=([.G607]-[.G606])/([.$E607]-[.$E60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7448" calcext:value-type="float">
            <text:p>51.7448</text:p>
          </table:table-cell>
          <table:table-cell table:formula="of:=[.A607]-[.$A$2]" office:value-type="float" office:value="47.7948" calcext:value-type="float">
            <text:p>47.794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7948" calcext:value-type="float">
            <text:p>47.794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7948" calcext:value-type="float">
            <text:p>47.7948</text:p>
          </table:table-cell>
          <table:table-cell table:formula="of:=([.C608]-[.C607])/([.$B608]-[.$B607])" office:value-type="float" office:value="0" calcext:value-type="float">
            <text:p>0.000</text:p>
          </table:table-cell>
          <table:table-cell table:style-name="ce1" table:formula="of:=([.D608]-[.D607])/([.$B$3]-[.$B$2])" office:value-type="float" office:value="0" calcext:value-type="float">
            <text:p>0.000</text:p>
          </table:table-cell>
          <table:table-cell office:value-type="float" office:value="47.7948" calcext:value-type="float">
            <text:p>47.7948</text:p>
          </table:table-cell>
          <table:table-cell table:formula="of:=([.F608]-[.F607])/([.$E608]-[.$E607])" office:value-type="float" office:value="0" calcext:value-type="float">
            <text:p>0.000</text:p>
          </table:table-cell>
          <table:table-cell table:formula="of:=([.G608]-[.G607])/([.$E608]-[.$E60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8238" calcext:value-type="float">
            <text:p>51.8238</text:p>
          </table:table-cell>
          <table:table-cell table:formula="of:=[.A608]-[.$A$2]" office:value-type="float" office:value="47.8738" calcext:value-type="float">
            <text:p>47.873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8738" calcext:value-type="float">
            <text:p>47.873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8738" calcext:value-type="float">
            <text:p>47.8738</text:p>
          </table:table-cell>
          <table:table-cell table:formula="of:=([.C609]-[.C608])/([.$B609]-[.$B608])" office:value-type="float" office:value="0" calcext:value-type="float">
            <text:p>0.000</text:p>
          </table:table-cell>
          <table:table-cell table:style-name="ce1" table:formula="of:=([.D609]-[.D608])/([.$B$3]-[.$B$2])" office:value-type="float" office:value="0" calcext:value-type="float">
            <text:p>0.000</text:p>
          </table:table-cell>
          <table:table-cell office:value-type="float" office:value="47.8738" calcext:value-type="float">
            <text:p>47.8738</text:p>
          </table:table-cell>
          <table:table-cell table:formula="of:=([.F609]-[.F608])/([.$E609]-[.$E608])" office:value-type="float" office:value="0" calcext:value-type="float">
            <text:p>0.000</text:p>
          </table:table-cell>
          <table:table-cell table:formula="of:=([.G609]-[.G608])/([.$E609]-[.$E60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1.9028" calcext:value-type="float">
            <text:p>51.9028</text:p>
          </table:table-cell>
          <table:table-cell table:formula="of:=[.A609]-[.$A$2]" office:value-type="float" office:value="47.9528" calcext:value-type="float">
            <text:p>47.952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9528" calcext:value-type="float">
            <text:p>47.952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  <table:table-cell office:value-type="float" office:value="47.9528" calcext:value-type="float">
            <text:p>47.9528</text:p>
          </table:table-cell>
          <table:table-cell table:formula="of:=([.C610]-[.C609])/([.$B610]-[.$B609])" office:value-type="float" office:value="0" calcext:value-type="float">
            <text:p>0.000</text:p>
          </table:table-cell>
          <table:table-cell table:style-name="ce1" table:formula="of:=([.D610]-[.D609])/([.$B$3]-[.$B$2])" office:value-type="float" office:value="0" calcext:value-type="float">
            <text:p>0.000</text:p>
          </table:table-cell>
          <table:table-cell office:value-type="float" office:value="47.9528" calcext:value-type="float">
            <text:p>47.9528</text:p>
          </table:table-cell>
          <table:table-cell table:formula="of:=([.F610]-[.F609])/([.$E610]-[.$E609])" office:value-type="float" office:value="0" calcext:value-type="float">
            <text:p>0.000</text:p>
          </table:table-cell>
          <table:table-cell table:formula="of:=([.G610]-[.G609])/([.$E610]-[.$E609])" office:value-type="float" office:value="0.63288607594942" calcext:value-type="float">
            <text:p>0.633</text:p>
          </table:table-cell>
        </table:table-row>
        <table:table-row table:style-name="ro1">
          <table:table-cell office:value-type="float" office:value="51.9818" calcext:value-type="float">
            <text:p>51.9818</text:p>
          </table:table-cell>
          <table:table-cell table:formula="of:=[.A610]-[.$A$2]" office:value-type="float" office:value="48.0318" calcext:value-type="float">
            <text:p>48.031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8.0318" calcext:value-type="float">
            <text:p>48.031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0318" calcext:value-type="float">
            <text:p>48.0318</text:p>
          </table:table-cell>
          <table:table-cell table:formula="of:=([.C611]-[.C610])/([.$B611]-[.$B610])" office:value-type="float" office:value="0" calcext:value-type="float">
            <text:p>0.000</text:p>
          </table:table-cell>
          <table:table-cell table:style-name="ce1" table:formula="of:=([.D611]-[.D610])/([.$B$3]-[.$B$2])" office:value-type="float" office:value="0" calcext:value-type="float">
            <text:p>0.000</text:p>
          </table:table-cell>
          <table:table-cell office:value-type="float" office:value="48.0318" calcext:value-type="float">
            <text:p>48.0318</text:p>
          </table:table-cell>
          <table:table-cell table:formula="of:=([.F611]-[.F610])/([.$E611]-[.$E610])" office:value-type="float" office:value="0" calcext:value-type="float">
            <text:p>0.000</text:p>
          </table:table-cell>
          <table:table-cell table:formula="of:=([.G611]-[.G610])/([.$E611]-[.$E61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0608" calcext:value-type="float">
            <text:p>52.0608</text:p>
          </table:table-cell>
          <table:table-cell table:formula="of:=[.A611]-[.$A$2]" office:value-type="float" office:value="48.1108" calcext:value-type="float">
            <text:p>48.110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8.1108" calcext:value-type="float">
            <text:p>48.110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1108" calcext:value-type="float">
            <text:p>48.1108</text:p>
          </table:table-cell>
          <table:table-cell table:formula="of:=([.C612]-[.C611])/([.$B612]-[.$B611])" office:value-type="float" office:value="0" calcext:value-type="float">
            <text:p>0.000</text:p>
          </table:table-cell>
          <table:table-cell table:style-name="ce1" table:formula="of:=([.D612]-[.D611])/([.$B$3]-[.$B$2])" office:value-type="float" office:value="0" calcext:value-type="float">
            <text:p>0.000</text:p>
          </table:table-cell>
          <table:table-cell office:value-type="float" office:value="48.1108" calcext:value-type="float">
            <text:p>48.1108</text:p>
          </table:table-cell>
          <table:table-cell table:formula="of:=([.F612]-[.F611])/([.$E612]-[.$E611])" office:value-type="float" office:value="0" calcext:value-type="float">
            <text:p>0.000</text:p>
          </table:table-cell>
          <table:table-cell table:formula="of:=([.G612]-[.G611])/([.$E612]-[.$E61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1398" calcext:value-type="float">
            <text:p>52.1398</text:p>
          </table:table-cell>
          <table:table-cell table:formula="of:=[.A612]-[.$A$2]" office:value-type="float" office:value="48.1898" calcext:value-type="float">
            <text:p>48.189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8.1898" calcext:value-type="float">
            <text:p>48.189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1898" calcext:value-type="float">
            <text:p>48.1898</text:p>
          </table:table-cell>
          <table:table-cell table:formula="of:=([.C613]-[.C612])/([.$B613]-[.$B612])" office:value-type="float" office:value="-0.632911392405059" calcext:value-type="float">
            <text:p>-0.633</text:p>
          </table:table-cell>
          <table:table-cell table:style-name="ce1" table:formula="of:=([.D613]-[.D612])/([.$B$3]-[.$B$2])" office:value-type="float" office:value="0" calcext:value-type="float">
            <text:p>0.000</text:p>
          </table:table-cell>
          <table:table-cell office:value-type="float" office:value="48.1898" calcext:value-type="float">
            <text:p>48.1898</text:p>
          </table:table-cell>
          <table:table-cell table:formula="of:=([.F613]-[.F612])/([.$E613]-[.$E612])" office:value-type="float" office:value="0" calcext:value-type="float">
            <text:p>0.000</text:p>
          </table:table-cell>
          <table:table-cell table:formula="of:=([.G613]-[.G612])/([.$E613]-[.$E61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2188" calcext:value-type="float">
            <text:p>52.2188</text:p>
          </table:table-cell>
          <table:table-cell table:formula="of:=[.A613]-[.$A$2]" office:value-type="float" office:value="48.2688" calcext:value-type="float">
            <text:p>48.268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8.2688" calcext:value-type="float">
            <text:p>48.268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2688" calcext:value-type="float">
            <text:p>48.2688</text:p>
          </table:table-cell>
          <table:table-cell table:formula="of:=([.C614]-[.C613])/([.$B614]-[.$B613])" office:value-type="float" office:value="0" calcext:value-type="float">
            <text:p>0.000</text:p>
          </table:table-cell>
          <table:table-cell table:style-name="ce1" table:formula="of:=([.D614]-[.D613])/([.$B$3]-[.$B$2])" office:value-type="float" office:value="0" calcext:value-type="float">
            <text:p>0.000</text:p>
          </table:table-cell>
          <table:table-cell office:value-type="float" office:value="48.2688" calcext:value-type="float">
            <text:p>48.2688</text:p>
          </table:table-cell>
          <table:table-cell table:formula="of:=([.F614]-[.F613])/([.$E614]-[.$E613])" office:value-type="float" office:value="0" calcext:value-type="float">
            <text:p>0.000</text:p>
          </table:table-cell>
          <table:table-cell table:formula="of:=([.G614]-[.G613])/([.$E614]-[.$E61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2978" calcext:value-type="float">
            <text:p>52.2978</text:p>
          </table:table-cell>
          <table:table-cell table:formula="of:=[.A614]-[.$A$2]" office:value-type="float" office:value="48.3478" calcext:value-type="float">
            <text:p>48.347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8.3478" calcext:value-type="float">
            <text:p>48.347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3478" calcext:value-type="float">
            <text:p>48.3478</text:p>
          </table:table-cell>
          <table:table-cell table:formula="of:=([.C615]-[.C614])/([.$B615]-[.$B614])" office:value-type="float" office:value="0" calcext:value-type="float">
            <text:p>0.000</text:p>
          </table:table-cell>
          <table:table-cell table:style-name="ce1" table:formula="of:=([.D615]-[.D614])/([.$B$3]-[.$B$2])" office:value-type="float" office:value="0" calcext:value-type="float">
            <text:p>0.000</text:p>
          </table:table-cell>
          <table:table-cell office:value-type="float" office:value="48.3478" calcext:value-type="float">
            <text:p>48.3478</text:p>
          </table:table-cell>
          <table:table-cell table:formula="of:=([.F615]-[.F614])/([.$E615]-[.$E614])" office:value-type="float" office:value="0" calcext:value-type="float">
            <text:p>0.000</text:p>
          </table:table-cell>
          <table:table-cell table:formula="of:=([.G615]-[.G614])/([.$E615]-[.$E61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3768" calcext:value-type="float">
            <text:p>52.3768</text:p>
          </table:table-cell>
          <table:table-cell table:formula="of:=[.A615]-[.$A$2]" office:value-type="float" office:value="48.4268" calcext:value-type="float">
            <text:p>48.426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8.4268" calcext:value-type="float">
            <text:p>48.426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4268" calcext:value-type="float">
            <text:p>48.4268</text:p>
          </table:table-cell>
          <table:table-cell table:formula="of:=([.C616]-[.C615])/([.$B616]-[.$B615])" office:value-type="float" office:value="0" calcext:value-type="float">
            <text:p>0.000</text:p>
          </table:table-cell>
          <table:table-cell table:style-name="ce1" table:formula="of:=([.D616]-[.D615])/([.$B$3]-[.$B$2])" office:value-type="float" office:value="0" calcext:value-type="float">
            <text:p>0.000</text:p>
          </table:table-cell>
          <table:table-cell office:value-type="float" office:value="48.4268" calcext:value-type="float">
            <text:p>48.4268</text:p>
          </table:table-cell>
          <table:table-cell table:formula="of:=([.F616]-[.F615])/([.$E616]-[.$E615])" office:value-type="float" office:value="0" calcext:value-type="float">
            <text:p>0.000</text:p>
          </table:table-cell>
          <table:table-cell table:formula="of:=([.G616]-[.G615])/([.$E616]-[.$E61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4558" calcext:value-type="float">
            <text:p>52.4558</text:p>
          </table:table-cell>
          <table:table-cell table:formula="of:=[.A616]-[.$A$2]" office:value-type="float" office:value="48.5058" calcext:value-type="float">
            <text:p>48.505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8.5058" calcext:value-type="float">
            <text:p>48.505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5058" calcext:value-type="float">
            <text:p>48.5058</text:p>
          </table:table-cell>
          <table:table-cell table:formula="of:=([.C617]-[.C616])/([.$B617]-[.$B616])" office:value-type="float" office:value="-0.632911392405116" calcext:value-type="float">
            <text:p>-0.633</text:p>
          </table:table-cell>
          <table:table-cell table:style-name="ce1" table:formula="of:=([.D617]-[.D616])/([.$B$3]-[.$B$2])" office:value-type="float" office:value="-0.632911392405063" calcext:value-type="float">
            <text:p>-0.633</text:p>
          </table:table-cell>
          <table:table-cell office:value-type="float" office:value="48.5058" calcext:value-type="float">
            <text:p>48.5058</text:p>
          </table:table-cell>
          <table:table-cell table:formula="of:=([.F617]-[.F616])/([.$E617]-[.$E616])" office:value-type="float" office:value="0" calcext:value-type="float">
            <text:p>0.000</text:p>
          </table:table-cell>
          <table:table-cell table:formula="of:=([.G617]-[.G616])/([.$E617]-[.$E61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5348" calcext:value-type="float">
            <text:p>52.5348</text:p>
          </table:table-cell>
          <table:table-cell table:formula="of:=[.A617]-[.$A$2]" office:value-type="float" office:value="48.5848" calcext:value-type="float">
            <text:p>48.5848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48.5848" calcext:value-type="float">
            <text:p>48.584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5848" calcext:value-type="float">
            <text:p>48.5848</text:p>
          </table:table-cell>
          <table:table-cell table:formula="of:=([.C618]-[.C617])/([.$B618]-[.$B617])" office:value-type="float" office:value="0" calcext:value-type="float">
            <text:p>0.000</text:p>
          </table:table-cell>
          <table:table-cell table:style-name="ce1" table:formula="of:=([.D618]-[.D617])/([.$B$3]-[.$B$2])" office:value-type="float" office:value="0" calcext:value-type="float">
            <text:p>0.000</text:p>
          </table:table-cell>
          <table:table-cell office:value-type="float" office:value="48.5848" calcext:value-type="float">
            <text:p>48.5848</text:p>
          </table:table-cell>
          <table:table-cell table:formula="of:=([.F618]-[.F617])/([.$E618]-[.$E617])" office:value-type="float" office:value="0" calcext:value-type="float">
            <text:p>0.000</text:p>
          </table:table-cell>
          <table:table-cell table:formula="of:=([.G618]-[.G617])/([.$E618]-[.$E61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6138" calcext:value-type="float">
            <text:p>52.6138</text:p>
          </table:table-cell>
          <table:table-cell table:formula="of:=[.A618]-[.$A$2]" office:value-type="float" office:value="48.6638" calcext:value-type="float">
            <text:p>48.6638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48.6638" calcext:value-type="float">
            <text:p>48.663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6638" calcext:value-type="float">
            <text:p>48.6638</text:p>
          </table:table-cell>
          <table:table-cell table:formula="of:=([.C619]-[.C618])/([.$B619]-[.$B618])" office:value-type="float" office:value="-0.632911392405059" calcext:value-type="float">
            <text:p>-0.633</text:p>
          </table:table-cell>
          <table:table-cell table:style-name="ce1" table:formula="of:=([.D619]-[.D618])/([.$B$3]-[.$B$2])" office:value-type="float" office:value="0" calcext:value-type="float">
            <text:p>0.000</text:p>
          </table:table-cell>
          <table:table-cell office:value-type="float" office:value="48.6638" calcext:value-type="float">
            <text:p>48.6638</text:p>
          </table:table-cell>
          <table:table-cell table:formula="of:=([.F619]-[.F618])/([.$E619]-[.$E618])" office:value-type="float" office:value="0" calcext:value-type="float">
            <text:p>0.000</text:p>
          </table:table-cell>
          <table:table-cell table:formula="of:=([.G619]-[.G618])/([.$E619]-[.$E61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6928" calcext:value-type="float">
            <text:p>52.6928</text:p>
          </table:table-cell>
          <table:table-cell table:formula="of:=[.A619]-[.$A$2]" office:value-type="float" office:value="48.7428" calcext:value-type="float">
            <text:p>48.7428</text:p>
          </table:table-cell>
          <table:table-cell office:value-type="float" office:value="1.2" calcext:value-type="float">
            <text:p>1.2</text:p>
          </table:table-cell>
          <table:table-cell office:value-type="float" office:value="1.35" calcext:value-type="float">
            <text:p>1.35</text:p>
          </table:table-cell>
          <table:table-cell office:value-type="float" office:value="48.7428" calcext:value-type="float">
            <text:p>48.742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48.7428" calcext:value-type="float">
            <text:p>48.7428</text:p>
          </table:table-cell>
          <table:table-cell table:formula="of:=([.C620]-[.C619])/([.$B620]-[.$B619])" office:value-type="float" office:value="0" calcext:value-type="float">
            <text:p>0.000</text:p>
          </table:table-cell>
          <table:table-cell table:style-name="ce1" table:formula="of:=([.D620]-[.D619])/([.$B$3]-[.$B$2])" office:value-type="float" office:value="-0.632911392405066" calcext:value-type="float">
            <text:p>-0.633</text:p>
          </table:table-cell>
          <table:table-cell office:value-type="float" office:value="48.7428" calcext:value-type="float">
            <text:p>48.7428</text:p>
          </table:table-cell>
          <table:table-cell table:formula="of:=([.F620]-[.F619])/([.$E620]-[.$E619])" office:value-type="float" office:value="-0.632911392405059" calcext:value-type="float">
            <text:p>-0.633</text:p>
          </table:table-cell>
          <table:table-cell table:formula="of:=([.G620]-[.G619])/([.$E620]-[.$E61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7718" calcext:value-type="float">
            <text:p>52.7718</text:p>
          </table:table-cell>
          <table:table-cell table:formula="of:=[.A620]-[.$A$2]" office:value-type="float" office:value="48.8218" calcext:value-type="float">
            <text:p>48.8218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8.8218" calcext:value-type="float">
            <text:p>48.821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8.8218" calcext:value-type="float">
            <text:p>48.8218</text:p>
          </table:table-cell>
          <table:table-cell table:formula="of:=([.C621]-[.C620])/([.$B621]-[.$B620])" office:value-type="float" office:value="0" calcext:value-type="float">
            <text:p>0.000</text:p>
          </table:table-cell>
          <table:table-cell table:style-name="ce1" table:formula="of:=([.D621]-[.D620])/([.$B$3]-[.$B$2])" office:value-type="float" office:value="0" calcext:value-type="float">
            <text:p>0.000</text:p>
          </table:table-cell>
          <table:table-cell office:value-type="float" office:value="48.8218" calcext:value-type="float">
            <text:p>48.8218</text:p>
          </table:table-cell>
          <table:table-cell table:formula="of:=([.F621]-[.F620])/([.$E621]-[.$E620])" office:value-type="float" office:value="0" calcext:value-type="float">
            <text:p>0.000</text:p>
          </table:table-cell>
          <table:table-cell table:formula="of:=([.G621]-[.G620])/([.$E621]-[.$E62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8508" calcext:value-type="float">
            <text:p>52.8508</text:p>
          </table:table-cell>
          <table:table-cell table:formula="of:=[.A621]-[.$A$2]" office:value-type="float" office:value="48.9008" calcext:value-type="float">
            <text:p>48.9008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8.9008" calcext:value-type="float">
            <text:p>48.900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8.9008" calcext:value-type="float">
            <text:p>48.9008</text:p>
          </table:table-cell>
          <table:table-cell table:formula="of:=([.C622]-[.C621])/([.$B622]-[.$B621])" office:value-type="float" office:value="0" calcext:value-type="float">
            <text:p>0.000</text:p>
          </table:table-cell>
          <table:table-cell table:style-name="ce1" table:formula="of:=([.D622]-[.D621])/([.$B$3]-[.$B$2])" office:value-type="float" office:value="0" calcext:value-type="float">
            <text:p>0.000</text:p>
          </table:table-cell>
          <table:table-cell office:value-type="float" office:value="48.9008" calcext:value-type="float">
            <text:p>48.9008</text:p>
          </table:table-cell>
          <table:table-cell table:formula="of:=([.F622]-[.F621])/([.$E622]-[.$E621])" office:value-type="float" office:value="0" calcext:value-type="float">
            <text:p>0.000</text:p>
          </table:table-cell>
          <table:table-cell table:formula="of:=([.G622]-[.G621])/([.$E622]-[.$E62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2.9298" calcext:value-type="float">
            <text:p>52.9298</text:p>
          </table:table-cell>
          <table:table-cell table:formula="of:=[.A622]-[.$A$2]" office:value-type="float" office:value="48.9798" calcext:value-type="float">
            <text:p>48.9798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8.9798" calcext:value-type="float">
            <text:p>48.979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8.9798" calcext:value-type="float">
            <text:p>48.9798</text:p>
          </table:table-cell>
          <table:table-cell table:formula="of:=([.C623]-[.C622])/([.$B623]-[.$B622])" office:value-type="float" office:value="0" calcext:value-type="float">
            <text:p>0.000</text:p>
          </table:table-cell>
          <table:table-cell table:style-name="ce1" table:formula="of:=([.D623]-[.D622])/([.$B$3]-[.$B$2])" office:value-type="float" office:value="-0.632911392405066" calcext:value-type="float">
            <text:p>-0.633</text:p>
          </table:table-cell>
          <table:table-cell office:value-type="float" office:value="48.9798" calcext:value-type="float">
            <text:p>48.9798</text:p>
          </table:table-cell>
          <table:table-cell table:formula="of:=([.F623]-[.F622])/([.$E623]-[.$E622])" office:value-type="float" office:value="0" calcext:value-type="float">
            <text:p>0.000</text:p>
          </table:table-cell>
          <table:table-cell table:formula="of:=([.G623]-[.G622])/([.$E623]-[.$E622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0088" calcext:value-type="float">
            <text:p>53.0088</text:p>
          </table:table-cell>
          <table:table-cell table:formula="of:=[.A623]-[.$A$2]" office:value-type="float" office:value="49.0588" calcext:value-type="float">
            <text:p>49.0588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49.0588" calcext:value-type="float">
            <text:p>49.058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9.0588" calcext:value-type="float">
            <text:p>49.0588</text:p>
          </table:table-cell>
          <table:table-cell table:formula="of:=([.C624]-[.C623])/([.$B624]-[.$B623])" office:value-type="float" office:value="-0.632911392405059" calcext:value-type="float">
            <text:p>-0.633</text:p>
          </table:table-cell>
          <table:table-cell table:style-name="ce1" table:formula="of:=([.D624]-[.D623])/([.$B$3]-[.$B$2])" office:value-type="float" office:value="0" calcext:value-type="float">
            <text:p>0.000</text:p>
          </table:table-cell>
          <table:table-cell office:value-type="float" office:value="49.0588" calcext:value-type="float">
            <text:p>49.0588</text:p>
          </table:table-cell>
          <table:table-cell table:formula="of:=([.F624]-[.F623])/([.$E624]-[.$E623])" office:value-type="float" office:value="0" calcext:value-type="float">
            <text:p>0.000</text:p>
          </table:table-cell>
          <table:table-cell table:formula="of:=([.G624]-[.G623])/([.$E624]-[.$E623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0878" calcext:value-type="float">
            <text:p>53.0878</text:p>
          </table:table-cell>
          <table:table-cell table:formula="of:=[.A624]-[.$A$2]" office:value-type="float" office:value="49.1378" calcext:value-type="float">
            <text:p>49.1378</text:p>
          </table:table-cell>
          <table:table-cell office:value-type="float" office:value="1.15" calcext:value-type="float">
            <text:p>1.15</text:p>
          </table:table-cell>
          <table:table-cell office:value-type="float" office:value="1.25" calcext:value-type="float">
            <text:p>1.25</text:p>
          </table:table-cell>
          <table:table-cell office:value-type="float" office:value="49.1378" calcext:value-type="float">
            <text:p>49.137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9.1378" calcext:value-type="float">
            <text:p>49.1378</text:p>
          </table:table-cell>
          <table:table-cell table:formula="of:=([.C625]-[.C624])/([.$B625]-[.$B624])" office:value-type="float" office:value="0" calcext:value-type="float">
            <text:p>0.000</text:p>
          </table:table-cell>
          <table:table-cell table:style-name="ce1" table:formula="of:=([.D625]-[.D624])/([.$B$3]-[.$B$2])" office:value-type="float" office:value="-0.632911392405066" calcext:value-type="float">
            <text:p>-0.633</text:p>
          </table:table-cell>
          <table:table-cell office:value-type="float" office:value="49.1378" calcext:value-type="float">
            <text:p>49.1378</text:p>
          </table:table-cell>
          <table:table-cell table:formula="of:=([.F625]-[.F624])/([.$E625]-[.$E624])" office:value-type="float" office:value="-0.632911392405059" calcext:value-type="float">
            <text:p>-0.633</text:p>
          </table:table-cell>
          <table:table-cell table:formula="of:=([.G625]-[.G624])/([.$E625]-[.$E624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1668" calcext:value-type="float">
            <text:p>53.1668</text:p>
          </table:table-cell>
          <table:table-cell table:formula="of:=[.A625]-[.$A$2]" office:value-type="float" office:value="49.2168" calcext:value-type="float">
            <text:p>49.2168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49.2168" calcext:value-type="float">
            <text:p>49.216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49.2168" calcext:value-type="float">
            <text:p>49.2168</text:p>
          </table:table-cell>
          <table:table-cell table:formula="of:=([.C626]-[.C625])/([.$B626]-[.$B625])" office:value-type="float" office:value="0" calcext:value-type="float">
            <text:p>0.000</text:p>
          </table:table-cell>
          <table:table-cell table:style-name="ce1" table:formula="of:=([.D626]-[.D625])/([.$B$3]-[.$B$2])" office:value-type="float" office:value="0" calcext:value-type="float">
            <text:p>0.000</text:p>
          </table:table-cell>
          <table:table-cell office:value-type="float" office:value="49.2168" calcext:value-type="float">
            <text:p>49.2168</text:p>
          </table:table-cell>
          <table:table-cell table:formula="of:=([.F626]-[.F625])/([.$E626]-[.$E625])" office:value-type="float" office:value="0" calcext:value-type="float">
            <text:p>0.000</text:p>
          </table:table-cell>
          <table:table-cell table:formula="of:=([.G626]-[.G625])/([.$E626]-[.$E625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2458" calcext:value-type="float">
            <text:p>53.2458</text:p>
          </table:table-cell>
          <table:table-cell table:formula="of:=[.A626]-[.$A$2]" office:value-type="float" office:value="49.2958" calcext:value-type="float">
            <text:p>49.2958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49.2958" calcext:value-type="float">
            <text:p>49.295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49.2958" calcext:value-type="float">
            <text:p>49.2958</text:p>
          </table:table-cell>
          <table:table-cell table:formula="of:=([.C627]-[.C626])/([.$B627]-[.$B626])" office:value-type="float" office:value="0" calcext:value-type="float">
            <text:p>0.000</text:p>
          </table:table-cell>
          <table:table-cell table:style-name="ce1" table:formula="of:=([.D627]-[.D626])/([.$B$3]-[.$B$2])" office:value-type="float" office:value="0" calcext:value-type="float">
            <text:p>0.000</text:p>
          </table:table-cell>
          <table:table-cell office:value-type="float" office:value="49.2958" calcext:value-type="float">
            <text:p>49.2958</text:p>
          </table:table-cell>
          <table:table-cell table:formula="of:=([.F627]-[.F626])/([.$E627]-[.$E626])" office:value-type="float" office:value="0" calcext:value-type="float">
            <text:p>0.000</text:p>
          </table:table-cell>
          <table:table-cell table:formula="of:=([.G627]-[.G626])/([.$E627]-[.$E626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3248" calcext:value-type="float">
            <text:p>53.3248</text:p>
          </table:table-cell>
          <table:table-cell table:formula="of:=[.A627]-[.$A$2]" office:value-type="float" office:value="49.3748" calcext:value-type="float">
            <text:p>49.3748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49.3748" calcext:value-type="float">
            <text:p>49.374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49.3748" calcext:value-type="float">
            <text:p>49.3748</text:p>
          </table:table-cell>
          <table:table-cell table:formula="of:=([.C628]-[.C627])/([.$B628]-[.$B627])" office:value-type="float" office:value="-0.632911392405113" calcext:value-type="float">
            <text:p>-0.633</text:p>
          </table:table-cell>
          <table:table-cell table:style-name="ce1" table:formula="of:=([.D628]-[.D627])/([.$B$3]-[.$B$2])" office:value-type="float" office:value="0" calcext:value-type="float">
            <text:p>0.000</text:p>
          </table:table-cell>
          <table:table-cell office:value-type="float" office:value="49.3748" calcext:value-type="float">
            <text:p>49.3748</text:p>
          </table:table-cell>
          <table:table-cell table:formula="of:=([.F628]-[.F627])/([.$E628]-[.$E627])" office:value-type="float" office:value="0" calcext:value-type="float">
            <text:p>0.000</text:p>
          </table:table-cell>
          <table:table-cell table:formula="of:=([.G628]-[.G627])/([.$E628]-[.$E627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4038" calcext:value-type="float">
            <text:p>53.4038</text:p>
          </table:table-cell>
          <table:table-cell table:formula="of:=[.A628]-[.$A$2]" office:value-type="float" office:value="49.4538" calcext:value-type="float">
            <text:p>49.453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9.4538" calcext:value-type="float">
            <text:p>49.453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49.4538" calcext:value-type="float">
            <text:p>49.4538</text:p>
          </table:table-cell>
          <table:table-cell table:formula="of:=([.C629]-[.C628])/([.$B629]-[.$B628])" office:value-type="float" office:value="0" calcext:value-type="float">
            <text:p>0.000</text:p>
          </table:table-cell>
          <table:table-cell table:style-name="ce1" table:formula="of:=([.D629]-[.D628])/([.$B$3]-[.$B$2])" office:value-type="float" office:value="0" calcext:value-type="float">
            <text:p>0.000</text:p>
          </table:table-cell>
          <table:table-cell office:value-type="float" office:value="49.4538" calcext:value-type="float">
            <text:p>49.4538</text:p>
          </table:table-cell>
          <table:table-cell table:formula="of:=([.F629]-[.F628])/([.$E629]-[.$E628])" office:value-type="float" office:value="0" calcext:value-type="float">
            <text:p>0.000</text:p>
          </table:table-cell>
          <table:table-cell table:formula="of:=([.G629]-[.G628])/([.$E629]-[.$E628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4828" calcext:value-type="float">
            <text:p>53.4828</text:p>
          </table:table-cell>
          <table:table-cell table:formula="of:=[.A629]-[.$A$2]" office:value-type="float" office:value="49.5328" calcext:value-type="float">
            <text:p>49.532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9.5328" calcext:value-type="float">
            <text:p>49.532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49.5328" calcext:value-type="float">
            <text:p>49.5328</text:p>
          </table:table-cell>
          <table:table-cell table:formula="of:=([.C630]-[.C629])/([.$B630]-[.$B629])" office:value-type="float" office:value="0" calcext:value-type="float">
            <text:p>0.000</text:p>
          </table:table-cell>
          <table:table-cell table:style-name="ce1" table:formula="of:=([.D630]-[.D629])/([.$B$3]-[.$B$2])" office:value-type="float" office:value="-0.632911392405066" calcext:value-type="float">
            <text:p>-0.633</text:p>
          </table:table-cell>
          <table:table-cell office:value-type="float" office:value="49.5328" calcext:value-type="float">
            <text:p>49.5328</text:p>
          </table:table-cell>
          <table:table-cell table:formula="of:=([.F630]-[.F629])/([.$E630]-[.$E629])" office:value-type="float" office:value="-0.632911392405056" calcext:value-type="float">
            <text:p>-0.633</text:p>
          </table:table-cell>
          <table:table-cell table:formula="of:=([.G630]-[.G629])/([.$E630]-[.$E629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5618" calcext:value-type="float">
            <text:p>53.5618</text:p>
          </table:table-cell>
          <table:table-cell table:formula="of:=[.A630]-[.$A$2]" office:value-type="float" office:value="49.6118" calcext:value-type="float">
            <text:p>49.6118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49.6118" calcext:value-type="float">
            <text:p>49.611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49.6118" calcext:value-type="float">
            <text:p>49.6118</text:p>
          </table:table-cell>
          <table:table-cell table:formula="of:=([.C631]-[.C630])/([.$B631]-[.$B630])" office:value-type="float" office:value="0" calcext:value-type="float">
            <text:p>0.000</text:p>
          </table:table-cell>
          <table:table-cell table:style-name="ce1" table:formula="of:=([.D631]-[.D630])/([.$B$3]-[.$B$2])" office:value-type="float" office:value="0" calcext:value-type="float">
            <text:p>0.000</text:p>
          </table:table-cell>
          <table:table-cell office:value-type="float" office:value="49.6118" calcext:value-type="float">
            <text:p>49.6118</text:p>
          </table:table-cell>
          <table:table-cell table:formula="of:=([.F631]-[.F630])/([.$E631]-[.$E630])" office:value-type="float" office:value="0" calcext:value-type="float">
            <text:p>0.000</text:p>
          </table:table-cell>
          <table:table-cell table:formula="of:=([.G631]-[.G630])/([.$E631]-[.$E630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6408" calcext:value-type="float">
            <text:p>53.6408</text:p>
          </table:table-cell>
          <table:table-cell table:formula="of:=[.A631]-[.$A$2]" office:value-type="float" office:value="49.6908" calcext:value-type="float">
            <text:p>49.6908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49.6908" calcext:value-type="float">
            <text:p>49.690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49.6908" calcext:value-type="float">
            <text:p>49.6908</text:p>
          </table:table-cell>
          <table:table-cell table:formula="of:=([.C632]-[.C631])/([.$B632]-[.$B631])" office:value-type="float" office:value="0" calcext:value-type="float">
            <text:p>0.000</text:p>
          </table:table-cell>
          <table:table-cell table:style-name="ce1" table:formula="of:=([.D632]-[.D631])/([.$B$3]-[.$B$2])" office:value-type="float" office:value="0" calcext:value-type="float">
            <text:p>0.000</text:p>
          </table:table-cell>
          <table:table-cell office:value-type="float" office:value="49.6908" calcext:value-type="float">
            <text:p>49.6908</text:p>
          </table:table-cell>
          <table:table-cell table:formula="of:=([.F632]-[.F631])/([.$E632]-[.$E631])" office:value-type="float" office:value="0" calcext:value-type="float">
            <text:p>0.000</text:p>
          </table:table-cell>
          <table:table-cell table:formula="of:=([.G632]-[.G631])/([.$E632]-[.$E631]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3.7197" calcext:value-type="float">
            <text:p>53.7197</text:p>
          </table:table-cell>
          <table:table-cell table:formula="of:=[.A632]-[.$A$2]" office:value-type="float" office:value="49.7697" calcext:value-type="float">
            <text:p>49.7697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49.7697" calcext:value-type="float">
            <text:p>49.769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49.7697" calcext:value-type="float">
            <text:p>49.7697</text:p>
          </table:table-cell>
          <table:table-cell/>
          <table:table-cell table:style-name="ce1"/>
          <table:table-cell office:value-type="float" office:value="49.7697" calcext:value-type="float">
            <text:p>49.7697</text:p>
          </table:table-cell>
          <table:table-cell table:number-columns-repeated="2"/>
        </table:table-row>
        <table:table-row table:style-name="ro1" table:number-rows-repeated="104794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23:36:44.852317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9T01:05:18.635801601</dc:date>
    <meta:editing-duration>PT1H36M</meta:editing-duration>
    <meta:editing-cycles>18</meta:editing-cycles>
    <meta:generator>LibreOffice/5.1.4.2$Linux_X86_64 LibreOffice_project/10m0$Build-2</meta:generator>
    <meta:document-statistic meta:table-count="1" meta:cell-count="821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31cm" svg:height="3.646cm" xlink:href=".." xlink:type="simple" chart:class="chart:scatter" chart:style-name="ch1">
        <chart:legend chart:legend-position="end" svg:x="6.479cm" svg:y="1.275cm" style:legend-expansion="high" chart:style-name="ch2"/>
        <chart:plot-area chart:style-name="ch3" table:cell-range-address="plot.B2:plot.D65" svg:x="0.186cm" svg:y="0.072cm" svg:width="6.107cm" svg:height="3.502cm">
          <chartooo:coordinate-region svg:x="0.913cm" svg:y="0.271cm" svg:width="5.286cm" svg:height="2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2:plot.C65" chart:class="chart:scatter">
            <chart:domain table:cell-range-address="plot.B2:plot.B65"/>
            <chart:data-point chart:repeated="64"/>
          </chart:series>
          <chart:series chart:style-name="ch7" chart:values-cell-range-address="plot.D2:plot.D65" chart:class="chart:scatte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.B2:plot.B65</svg:desc>
                </draw:g>
              </table:table-cell>
              <table:table-cell office:value-type="float" office:value="0.400002">
                <text:p>0.400002</text:p>
                <draw:g>
                  <svg:desc>plot.C2:plot.C65</svg:desc>
                </draw:g>
              </table:table-cell>
              <table:table-cell office:value-type="float" office:value="0.400002">
                <text:p>0.400002</text:p>
                <draw:g>
                  <svg:desc>plot.D2:plot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9999999999997">
                <text:p>0.0789999999999997</text:p>
              </table:table-cell>
              <table:table-cell office:value-type="float" office:value="0.450002">
                <text:p>0.450002</text:p>
              </table:table-cell>
              <table:table-cell office:value-type="float" office:value="0.550002">
                <text:p>0.55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999999999999">
                <text:p>0.157999999999999</text:p>
              </table:table-cell>
              <table:table-cell office:value-type="float" office:value="0.600002">
                <text:p>0.600002</text:p>
              </table:table-cell>
              <table:table-cell office:value-type="float" office:value="0.700002">
                <text:p>0.7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">
                <text:p>0.237</text:p>
              </table:table-cell>
              <table:table-cell office:value-type="float" office:value="0.800002">
                <text:p>0.800002</text:p>
              </table:table-cell>
              <table:table-cell office:value-type="float" office:value="0.800002">
                <text:p>0.8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">
                <text:p>0.316</text:p>
              </table:table-cell>
              <table:table-cell office:value-type="float" office:value="0.900002">
                <text:p>0.90000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5">
                <text:p>0.39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4">
                <text:p>0.474</text:p>
              </table:table-cell>
              <table:table-cell office:value-type="float" office:value="1.1">
                <text:p>1.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3">
                <text:p>0.553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2">
                <text:p>0.632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0999999999999">
                <text:p>0.710999999999999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">
                <text:p>0.79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9">
                <text:p>0.86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8">
                <text:p>0.948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7">
                <text:p>1.027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6">
                <text:p>1.10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5">
                <text:p>1.185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4">
                <text:p>1.264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3">
                <text:p>1.343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22">
                <text:p>1.422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1">
                <text:p>1.501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">
                <text:p>1.5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59">
                <text:p>1.65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38">
                <text:p>1.73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17">
                <text:p>1.81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96">
                <text:p>1.896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75">
                <text:p>1.975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4">
                <text:p>2.054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33">
                <text:p>2.133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12">
                <text:p>2.212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91">
                <text:p>2.291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7">
                <text:p>2.3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49">
                <text:p>2.449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28">
                <text:p>2.528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7">
                <text:p>2.607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86">
                <text:p>2.686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65">
                <text:p>2.765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44">
                <text:p>2.844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23">
                <text:p>2.92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2">
                <text:p>3.002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81">
                <text:p>3.081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6">
                <text:p>3.16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39">
                <text:p>3.239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18">
                <text:p>3.318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97">
                <text:p>3.397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76">
                <text:p>3.476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55">
                <text:p>3.555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34">
                <text:p>3.634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13">
                <text:p>3.713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92">
                <text:p>3.79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71">
                <text:p>3.871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5">
                <text:p>3.95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29">
                <text:p>4.02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08">
                <text:p>4.108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187">
                <text:p>4.187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66">
                <text:p>4.266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45">
                <text:p>4.345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24">
                <text:p>4.424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03">
                <text:p>4.503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82">
                <text:p>4.582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61">
                <text:p>4.661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4">
                <text:p>4.74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19">
                <text:p>4.819</text:p>
              </table:table-cell>
              <table:table-cell office:value-type="float" office:value="1.85">
                <text:p>1.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9801">
                <text:p>4.898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7701">
                <text:p>4.977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56cm" svg:height="5.713cm" xlink:href=".." xlink:type="simple" chart:class="chart:scatter" chart:style-name="ch1">
        <chart:legend chart:legend-position="end" svg:x="7.304cm" svg:y="2.308cm" style:legend-expansion="high" chart:style-name="ch2"/>
        <chart:plot-area chart:style-name="ch3" table:cell-range-address="plot.B572:plot.D632" svg:x="0.203cm" svg:y="0.114cm" svg:width="6.898cm" svg:height="5.485cm">
          <chartooo:coordinate-region svg:x="0.93cm" svg:y="0.313cm" svg:width="5.984cm" svg:height="4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572:plot.C632" chart:class="chart:scatter">
            <chart:domain table:cell-range-address="plot.B572:plot.B632"/>
            <chart:data-point chart:repeated="61"/>
          </chart:series>
          <chart:series chart:style-name="ch7" chart:values-cell-range-address="plot.D572:plot.D632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0298">
                <text:p>45.0298</text:p>
                <draw:g>
                  <svg:desc>plot.B572:plot.B632</svg:desc>
                </draw:g>
              </table:table-cell>
              <table:table-cell office:value-type="float" office:value="1.25">
                <text:p>1.25</text:p>
                <draw:g>
                  <svg:desc>plot.C572:plot.C632</svg:desc>
                </draw:g>
              </table:table-cell>
              <table:table-cell office:value-type="float" office:value="1.2">
                <text:p>1.2</text:p>
                <draw:g>
                  <svg:desc>plot.D572:plot.D6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1088">
                <text:p>45.108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1878">
                <text:p>45.187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2668">
                <text:p>45.266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3458">
                <text:p>45.345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4248">
                <text:p>45.424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5038">
                <text:p>45.503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5828">
                <text:p>45.582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6618">
                <text:p>45.661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7408">
                <text:p>45.7408</text:p>
              </table:table-cell>
              <table:table-cell office:value-type="float" office:value="1.25">
                <text:p>1.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8198">
                <text:p>45.819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8988">
                <text:p>45.898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778">
                <text:p>45.977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0568">
                <text:p>46.0568</text:p>
              </table:table-cell>
              <table:table-cell office:value-type="float" office:value="1.3">
                <text:p>1.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1358">
                <text:p>46.135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2148">
                <text:p>46.214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2938">
                <text:p>46.293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3728">
                <text:p>46.3728</text:p>
              </table:table-cell>
              <table:table-cell office:value-type="float" office:value="1.35">
                <text:p>1.3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4518">
                <text:p>46.4518</text:p>
              </table:table-cell>
              <table:table-cell office:value-type="float" office:value="1.35">
                <text:p>1.3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.5308">
                <text:p>46.530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6098">
                <text:p>46.609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.6888">
                <text:p>46.688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7678">
                <text:p>46.767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8468">
                <text:p>46.846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9258">
                <text:p>46.925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0048">
                <text:p>47.004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0838">
                <text:p>47.083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1628">
                <text:p>47.162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2418">
                <text:p>47.241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3208">
                <text:p>47.320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3998">
                <text:p>47.399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4788">
                <text:p>47.478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5578">
                <text:p>47.557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6368">
                <text:p>47.636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158">
                <text:p>47.715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7948">
                <text:p>47.794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8738">
                <text:p>47.873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9528">
                <text:p>47.952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0318">
                <text:p>48.031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1108">
                <text:p>48.110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1898">
                <text:p>48.189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2688">
                <text:p>48.2688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3478">
                <text:p>48.3478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4268">
                <text:p>48.4268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058">
                <text:p>48.5058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5848">
                <text:p>48.5848</text:p>
              </table:table-cell>
              <table:table-cell office:value-type="float" office:value="1.25">
                <text:p>1.2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.6638">
                <text:p>48.6638</text:p>
              </table:table-cell>
              <table:table-cell office:value-type="float" office:value="1.25">
                <text:p>1.2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.7428">
                <text:p>48.7428</text:p>
              </table:table-cell>
              <table:table-cell office:value-type="float" office:value="1.2">
                <text:p>1.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8218">
                <text:p>48.8218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9008">
                <text:p>48.9008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798">
                <text:p>48.9798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0588">
                <text:p>49.0588</text:p>
              </table:table-cell>
              <table:table-cell office:value-type="float" office:value="1.2">
                <text:p>1.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1378">
                <text:p>49.1378</text:p>
              </table:table-cell>
              <table:table-cell office:value-type="float" office:value="1.15">
                <text:p>1.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2168">
                <text:p>49.2168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2958">
                <text:p>49.2958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.3748">
                <text:p>49.3748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.4538">
                <text:p>49.4538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5328">
                <text:p>49.5328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.6118">
                <text:p>49.6118</text:p>
              </table:table-cell>
              <table:table-cell office:value-type="float" office:value="1.1">
                <text:p>1.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6908">
                <text:p>49.6908</text:p>
              </table:table-cell>
              <table:table-cell office:value-type="float" office:value="1.1">
                <text:p>1.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.7697">
                <text:p>49.7697</text:p>
              </table:table-cell>
              <table:table-cell office:value-type="float" office:value="1.1">
                <text:p>1.1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935cm" svg:height="3.901cm" xlink:href=".." xlink:type="simple" chart:class="chart:scatter" chart:style-name="ch1">
        <chart:legend chart:legend-position="end" svg:x="4.056cm" svg:y="1.402cm" style:legend-expansion="high" chart:style-name="ch2"/>
        <chart:plot-area chart:style-name="ch3" table:cell-range-address="plot.E2:plot.G128" svg:x="0.138cm" svg:y="0.078cm" svg:width="3.78cm" svg:height="3.745cm">
          <chartooo:coordinate-region svg:x="0.865cm" svg:y="0.277cm" svg:width="2.866cm" svg:height="2.8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2:plot.F128" chart:class="chart:scatter">
            <chart:domain table:cell-range-address="plot.E2:plot.E128"/>
            <chart:data-point chart:repeated="127"/>
          </chart:series>
          <chart:series chart:style-name="ch7" chart:values-cell-range-address="plot.G2:plot.G128" chart:class="chart:scatte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.E2:plot.E128</svg:desc>
                </draw:g>
              </table:table-cell>
              <table:table-cell office:value-type="float" office:value="0.400002">
                <text:p>0.400002</text:p>
                <draw:g>
                  <svg:desc>plot.F2:plot.F128</svg:desc>
                </draw:g>
              </table:table-cell>
              <table:table-cell office:value-type="float" office:value="0.450002">
                <text:p>0.450002</text:p>
                <draw:g>
                  <svg:desc>plot.G2:plot.G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9999999999997">
                <text:p>0.0789999999999997</text:p>
              </table:table-cell>
              <table:table-cell office:value-type="float" office:value="0.500002">
                <text:p>0.500002</text:p>
              </table:table-cell>
              <table:table-cell office:value-type="float" office:value="0.550002">
                <text:p>0.55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999999999999">
                <text:p>0.157999999999999</text:p>
              </table:table-cell>
              <table:table-cell office:value-type="float" office:value="0.600002">
                <text:p>0.600002</text:p>
              </table:table-cell>
              <table:table-cell office:value-type="float" office:value="0.650002">
                <text:p>0.65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">
                <text:p>0.237</text:p>
              </table:table-cell>
              <table:table-cell office:value-type="float" office:value="0.800002">
                <text:p>0.800002</text:p>
              </table:table-cell>
              <table:table-cell office:value-type="float" office:value="0.800002">
                <text:p>0.8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">
                <text:p>0.316</text:p>
              </table:table-cell>
              <table:table-cell office:value-type="float" office:value="0.950002">
                <text:p>0.950002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5">
                <text:p>0.39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4">
                <text:p>0.474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3">
                <text:p>0.553</text:p>
              </table:table-cell>
              <table:table-cell office:value-type="float" office:value="1.3">
                <text:p>1.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2">
                <text:p>0.632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0999999999999">
                <text:p>0.71099999999999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">
                <text:p>0.79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9">
                <text:p>0.86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8">
                <text:p>0.948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7">
                <text:p>1.027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6">
                <text:p>1.10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5">
                <text:p>1.185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4">
                <text:p>1.264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3">
                <text:p>1.343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22">
                <text:p>1.422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1">
                <text:p>1.501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">
                <text:p>1.5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59">
                <text:p>1.65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38">
                <text:p>1.73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17">
                <text:p>1.81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96">
                <text:p>1.896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75">
                <text:p>1.975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4">
                <text:p>2.054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33">
                <text:p>2.133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12">
                <text:p>2.212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91">
                <text:p>2.291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7">
                <text:p>2.37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49">
                <text:p>2.44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28">
                <text:p>2.528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7">
                <text:p>2.607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86">
                <text:p>2.68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65">
                <text:p>2.765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44">
                <text:p>2.844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23">
                <text:p>2.92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2">
                <text:p>3.002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81">
                <text:p>3.081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6">
                <text:p>3.16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39">
                <text:p>3.23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18">
                <text:p>3.318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97">
                <text:p>3.397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76">
                <text:p>3.476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55">
                <text:p>3.555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34">
                <text:p>3.634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13">
                <text:p>3.713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92">
                <text:p>3.79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71">
                <text:p>3.871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5">
                <text:p>3.95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29">
                <text:p>4.029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08">
                <text:p>4.108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187">
                <text:p>4.187</text:p>
              </table:table-cell>
              <table:table-cell office:value-type="float" office:value="1.65">
                <text:p>1.6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66">
                <text:p>4.266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45">
                <text:p>4.345</text:p>
              </table:table-cell>
              <table:table-cell office:value-type="float" office:value="1.75">
                <text:p>1.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24">
                <text:p>4.424</text:p>
              </table:table-cell>
              <table:table-cell office:value-type="float" office:value="1.75">
                <text:p>1.7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03">
                <text:p>4.503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82">
                <text:p>4.582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61">
                <text:p>4.661</text:p>
              </table:table-cell>
              <table:table-cell office:value-type="float" office:value="1.85">
                <text:p>1.8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4">
                <text:p>4.74</text:p>
              </table:table-cell>
              <table:table-cell office:value-type="float" office:value="1.85">
                <text:p>1.8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19">
                <text:p>4.819</text:p>
              </table:table-cell>
              <table:table-cell office:value-type="float" office:value="1.85">
                <text:p>1.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9801">
                <text:p>4.89801</text:p>
              </table:table-cell>
              <table:table-cell office:value-type="float" office:value="1.9">
                <text:p>1.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7701">
                <text:p>4.97701</text:p>
              </table:table-cell>
              <table:table-cell office:value-type="float" office:value="1.9">
                <text:p>1.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05601">
                <text:p>5.05601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13501">
                <text:p>5.13501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1401">
                <text:p>5.21401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29301">
                <text:p>5.29301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37201">
                <text:p>5.37201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45101">
                <text:p>5.45101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3001">
                <text:p>5.5300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0901">
                <text:p>5.6090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8801">
                <text:p>5.6880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76701">
                <text:p>5.7670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4601">
                <text:p>5.84601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92501">
                <text:p>5.92501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0401">
                <text:p>6.00401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083">
                <text:p>6.083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162">
                <text:p>6.162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241">
                <text:p>6.241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2">
                <text:p>6.32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399">
                <text:p>6.399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478">
                <text:p>6.478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557">
                <text:p>6.557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636">
                <text:p>6.636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715">
                <text:p>6.715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794">
                <text:p>6.794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873">
                <text:p>6.873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952">
                <text:p>6.952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31">
                <text:p>7.03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11">
                <text:p>7.1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89">
                <text:p>7.189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268">
                <text:p>7.268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47">
                <text:p>7.347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26">
                <text:p>7.426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505">
                <text:p>7.505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584">
                <text:p>7.584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663">
                <text:p>7.663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742">
                <text:p>7.742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821">
                <text:p>7.82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9">
                <text:p>7.9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979">
                <text:p>7.979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058">
                <text:p>8.058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137">
                <text:p>8.137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216">
                <text:p>8.216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295">
                <text:p>8.295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374">
                <text:p>8.374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453">
                <text:p>8.453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532">
                <text:p>8.532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611">
                <text:p>8.611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69">
                <text:p>8.69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769">
                <text:p>8.769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48">
                <text:p>8.848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927">
                <text:p>8.927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006">
                <text:p>9.006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085">
                <text:p>9.085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164">
                <text:p>9.164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243">
                <text:p>9.243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322">
                <text:p>9.322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401">
                <text:p>9.401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48">
                <text:p>9.48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559">
                <text:p>9.559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638">
                <text:p>9.638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717">
                <text:p>9.717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796">
                <text:p>9.796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875">
                <text:p>9.875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954">
                <text:p>9.954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3cm" svg:height="4.18cm" xlink:href=".." xlink:type="simple" chart:class="chart:scatter" chart:style-name="ch1">
        <chart:legend chart:legend-position="end" svg:x="4.551cm" svg:y="1.542cm" style:legend-expansion="high" chart:style-name="ch2"/>
        <chart:plot-area chart:style-name="ch3" table:cell-range-address="plot.E129:plot.G255" svg:x="0.148cm" svg:y="0.083cm" svg:width="4.255cm" svg:height="4.014cm">
          <chartooo:coordinate-region svg:x="0.875cm" svg:y="0.282cm" svg:width="3.341cm" svg:height="3.1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129:plot.F255" chart:class="chart:scatter">
            <chart:domain table:cell-range-address="plot.E129:plot.E255"/>
            <chart:data-point chart:repeated="127"/>
          </chart:series>
          <chart:series chart:style-name="ch7" chart:values-cell-range-address="plot.G129:plot.G255" chart:class="chart:scatte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33">
                <text:p>10.033</text:p>
                <draw:g>
                  <svg:desc>plot.E129:plot.E255</svg:desc>
                </draw:g>
              </table:table-cell>
              <table:table-cell office:value-type="float" office:value="2.05">
                <text:p>2.05</text:p>
                <draw:g>
                  <svg:desc>plot.F129:plot.F255</svg:desc>
                </draw:g>
              </table:table-cell>
              <table:table-cell office:value-type="float" office:value="2.15">
                <text:p>2.15</text:p>
                <draw:g>
                  <svg:desc>plot.G129:plot.G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12">
                <text:p>10.112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91">
                <text:p>10.191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7">
                <text:p>10.27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49">
                <text:p>10.349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28">
                <text:p>10.428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07">
                <text:p>10.507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86">
                <text:p>10.586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65">
                <text:p>10.665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44">
                <text:p>10.744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23">
                <text:p>10.823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02">
                <text:p>10.902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81">
                <text:p>10.98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6">
                <text:p>11.06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39">
                <text:p>11.139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18">
                <text:p>11.218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97">
                <text:p>11.297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76">
                <text:p>11.376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55">
                <text:p>11.455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34">
                <text:p>11.534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13">
                <text:p>11.613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92">
                <text:p>11.692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71">
                <text:p>11.77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5">
                <text:p>11.85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29">
                <text:p>11.929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008">
                <text:p>12.008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87">
                <text:p>12.087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166">
                <text:p>12.166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45">
                <text:p>12.245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324">
                <text:p>12.324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031">
                <text:p>12.403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821">
                <text:p>12.482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5611">
                <text:p>12.561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6401">
                <text:p>12.640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7191">
                <text:p>12.719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7981">
                <text:p>12.798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771">
                <text:p>12.877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9561">
                <text:p>12.956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0351">
                <text:p>13.035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1141">
                <text:p>13.114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1931">
                <text:p>13.193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2721">
                <text:p>13.272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511">
                <text:p>13.351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301">
                <text:p>13.430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091">
                <text:p>13.509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81">
                <text:p>13.588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6671">
                <text:p>13.667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7461">
                <text:p>13.7461</text:p>
              </table:table-cell>
              <table:table-cell office:value-type="float" office:value="2.2">
                <text:p>2.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251">
                <text:p>13.8251</text:p>
              </table:table-cell>
              <table:table-cell office:value-type="float" office:value="2.2">
                <text:p>2.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9041">
                <text:p>13.904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9831">
                <text:p>13.983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0621">
                <text:p>14.062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1411">
                <text:p>14.141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2201">
                <text:p>14.2201</text:p>
              </table:table-cell>
              <table:table-cell office:value-type="float" office:value="2.15">
                <text:p>2.1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2991">
                <text:p>14.299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3781">
                <text:p>14.378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4571">
                <text:p>14.457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5361">
                <text:p>14.536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6151">
                <text:p>14.6151</text:p>
              </table:table-cell>
              <table:table-cell office:value-type="float" office:value="2.15">
                <text:p>2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6941">
                <text:p>14.6941</text:p>
              </table:table-cell>
              <table:table-cell office:value-type="float" office:value="2.15">
                <text:p>2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7731">
                <text:p>14.7731</text:p>
              </table:table-cell>
              <table:table-cell office:value-type="float" office:value="2.15">
                <text:p>2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8521">
                <text:p>14.8521</text:p>
              </table:table-cell>
              <table:table-cell office:value-type="float" office:value="2.15">
                <text:p>2.1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311">
                <text:p>14.9311</text:p>
              </table:table-cell>
              <table:table-cell office:value-type="float" office:value="2.15">
                <text:p>2.1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0101">
                <text:p>15.0101</text:p>
              </table:table-cell>
              <table:table-cell office:value-type="float" office:value="2.15">
                <text:p>2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0891">
                <text:p>15.0891</text:p>
              </table:table-cell>
              <table:table-cell office:value-type="float" office:value="2.15">
                <text:p>2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1681">
                <text:p>15.1681</text:p>
              </table:table-cell>
              <table:table-cell office:value-type="float" office:value="2.15">
                <text:p>2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2471">
                <text:p>15.2471</text:p>
              </table:table-cell>
              <table:table-cell office:value-type="float" office:value="2.15">
                <text:p>2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3261">
                <text:p>15.3261</text:p>
              </table:table-cell>
              <table:table-cell office:value-type="float" office:value="2.15">
                <text:p>2.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4051">
                <text:p>15.4051</text:p>
              </table:table-cell>
              <table:table-cell office:value-type="float" office:value="2.15">
                <text:p>2.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841">
                <text:p>15.4841</text:p>
              </table:table-cell>
              <table:table-cell office:value-type="float" office:value="2.15">
                <text:p>2.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5631">
                <text:p>15.5631</text:p>
              </table:table-cell>
              <table:table-cell office:value-type="float" office:value="2.15">
                <text:p>2.1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6421">
                <text:p>15.6421</text:p>
              </table:table-cell>
              <table:table-cell office:value-type="float" office:value="2.15">
                <text:p>2.1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7211">
                <text:p>15.7211</text:p>
              </table:table-cell>
              <table:table-cell office:value-type="float" office:value="2.2">
                <text:p>2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001">
                <text:p>15.8001</text:p>
              </table:table-cell>
              <table:table-cell office:value-type="float" office:value="2.2">
                <text:p>2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8791">
                <text:p>15.8791</text:p>
              </table:table-cell>
              <table:table-cell office:value-type="float" office:value="2.2">
                <text:p>2.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9581">
                <text:p>15.9581</text:p>
              </table:table-cell>
              <table:table-cell office:value-type="float" office:value="2.2">
                <text:p>2.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0371">
                <text:p>16.0371</text:p>
              </table:table-cell>
              <table:table-cell office:value-type="float" office:value="2.2">
                <text:p>2.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161">
                <text:p>16.1161</text:p>
              </table:table-cell>
              <table:table-cell office:value-type="float" office:value="2.25">
                <text:p>2.2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951">
                <text:p>16.1951</text:p>
              </table:table-cell>
              <table:table-cell office:value-type="float" office:value="2.25">
                <text:p>2.2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2741">
                <text:p>16.2741</text:p>
              </table:table-cell>
              <table:table-cell office:value-type="float" office:value="2.25">
                <text:p>2.2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531">
                <text:p>16.3531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321">
                <text:p>16.4321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5111">
                <text:p>16.5111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5901">
                <text:p>16.5901</text:p>
              </table:table-cell>
              <table:table-cell office:value-type="float" office:value="2.35">
                <text:p>2.3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6691">
                <text:p>16.6691</text:p>
              </table:table-cell>
              <table:table-cell office:value-type="float" office:value="2.35">
                <text:p>2.3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7481">
                <text:p>16.7481</text:p>
              </table:table-cell>
              <table:table-cell office:value-type="float" office:value="2.35">
                <text:p>2.3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8271">
                <text:p>16.8271</text:p>
              </table:table-cell>
              <table:table-cell office:value-type="float" office:value="2.35">
                <text:p>2.3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9061">
                <text:p>16.9061</text:p>
              </table:table-cell>
              <table:table-cell office:value-type="float" office:value="2.4">
                <text:p>2.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9851">
                <text:p>16.9851</text:p>
              </table:table-cell>
              <table:table-cell office:value-type="float" office:value="2.4">
                <text:p>2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0641">
                <text:p>17.0641</text:p>
              </table:table-cell>
              <table:table-cell office:value-type="float" office:value="2.45">
                <text:p>2.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1431">
                <text:p>17.1431</text:p>
              </table:table-cell>
              <table:table-cell office:value-type="float" office:value="2.45">
                <text:p>2.4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2221">
                <text:p>17.2221</text:p>
              </table:table-cell>
              <table:table-cell office:value-type="float" office:value="2.5">
                <text:p>2.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3011">
                <text:p>17.3011</text:p>
              </table:table-cell>
              <table:table-cell office:value-type="float" office:value="2.5">
                <text:p>2.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3801">
                <text:p>17.3801</text:p>
              </table:table-cell>
              <table:table-cell office:value-type="float" office:value="2.5">
                <text:p>2.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4591">
                <text:p>17.4591</text:p>
              </table:table-cell>
              <table:table-cell office:value-type="float" office:value="2.55">
                <text:p>2.5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5381">
                <text:p>17.5381</text:p>
              </table:table-cell>
              <table:table-cell office:value-type="float" office:value="2.55">
                <text:p>2.5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6171">
                <text:p>17.6171</text:p>
              </table:table-cell>
              <table:table-cell office:value-type="float" office:value="2.6">
                <text:p>2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6961">
                <text:p>17.6961</text:p>
              </table:table-cell>
              <table:table-cell office:value-type="float" office:value="2.6">
                <text:p>2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7751">
                <text:p>17.7751</text:p>
              </table:table-cell>
              <table:table-cell office:value-type="float" office:value="2.6">
                <text:p>2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8541">
                <text:p>17.8541</text:p>
              </table:table-cell>
              <table:table-cell office:value-type="float" office:value="2.65">
                <text:p>2.6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9331">
                <text:p>17.9331</text:p>
              </table:table-cell>
              <table:table-cell office:value-type="float" office:value="2.65">
                <text:p>2.6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0121">
                <text:p>18.0121</text:p>
              </table:table-cell>
              <table:table-cell office:value-type="float" office:value="2.65">
                <text:p>2.6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0911">
                <text:p>18.0911</text:p>
              </table:table-cell>
              <table:table-cell office:value-type="float" office:value="2.7">
                <text:p>2.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1701">
                <text:p>18.1701</text:p>
              </table:table-cell>
              <table:table-cell office:value-type="float" office:value="2.7">
                <text:p>2.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2491">
                <text:p>18.2491</text:p>
              </table:table-cell>
              <table:table-cell office:value-type="float" office:value="2.75">
                <text:p>2.7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3281">
                <text:p>18.3281</text:p>
              </table:table-cell>
              <table:table-cell office:value-type="float" office:value="2.75">
                <text:p>2.7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4071">
                <text:p>18.4071</text:p>
              </table:table-cell>
              <table:table-cell office:value-type="float" office:value="2.75">
                <text:p>2.7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4861">
                <text:p>18.4861</text:p>
              </table:table-cell>
              <table:table-cell office:value-type="float" office:value="2.8">
                <text:p>2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5651">
                <text:p>18.5651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6441">
                <text:p>18.6441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7231">
                <text:p>18.7231</text:p>
              </table:table-cell>
              <table:table-cell office:value-type="float" office:value="2.85">
                <text:p>2.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8021">
                <text:p>18.8021</text:p>
              </table:table-cell>
              <table:table-cell office:value-type="float" office:value="2.85">
                <text:p>2.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8811">
                <text:p>18.8811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9601">
                <text:p>18.9601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0391">
                <text:p>19.0391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1181">
                <text:p>19.1181</text:p>
              </table:table-cell>
              <table:table-cell office:value-type="float" office:value="2.95">
                <text:p>2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1971">
                <text:p>19.1971</text:p>
              </table:table-cell>
              <table:table-cell office:value-type="float" office:value="2.95">
                <text:p>2.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2761">
                <text:p>19.2761</text:p>
              </table:table-cell>
              <table:table-cell office:value-type="float" office:value="2.95">
                <text:p>2.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3551">
                <text:p>19.3551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4341">
                <text:p>19.4341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5131">
                <text:p>19.5131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921">
                <text:p>19.5921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711">
                <text:p>19.671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7501">
                <text:p>19.750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8291">
                <text:p>19.829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9081">
                <text:p>19.908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9871">
                <text:p>19.987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23cm" svg:height="4.288cm" xlink:href=".." xlink:type="simple" chart:class="chart:scatter" chart:style-name="ch1">
        <chart:legend chart:legend-position="end" svg:x="4.744cm" svg:y="1.596cm" style:legend-expansion="high" chart:style-name="ch2"/>
        <chart:plot-area chart:style-name="ch3" table:cell-range-address="plot.E256:plot.G381" svg:x="0.152cm" svg:y="0.085cm" svg:width="4.44cm" svg:height="4.118cm">
          <chartooo:coordinate-region svg:x="1.064cm" svg:y="0.284cm" svg:width="3.341cm" svg:height="3.2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256:plot.F381" chart:class="chart:scatter">
            <chart:domain table:cell-range-address="plot.E256:plot.E381"/>
            <chart:data-point chart:repeated="126"/>
          </chart:series>
          <chart:series chart:style-name="ch7" chart:values-cell-range-address="plot.G256:plot.G381" chart:class="chart:scatter"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661">
                <text:p>20.0661</text:p>
                <draw:g>
                  <svg:desc>plot.E256:plot.E381</svg:desc>
                </draw:g>
              </table:table-cell>
              <table:table-cell office:value-type="float" office:value="3.1">
                <text:p>3.1</text:p>
                <draw:g>
                  <svg:desc>plot.F256:plot.F381</svg:desc>
                </draw:g>
              </table:table-cell>
              <table:table-cell office:value-type="float" office:value="3.1">
                <text:p>3.1</text:p>
                <draw:g>
                  <svg:desc>plot.G256:plot.G3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451">
                <text:p>20.145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241">
                <text:p>20.224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031">
                <text:p>20.303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821">
                <text:p>20.382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611">
                <text:p>20.461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401">
                <text:p>20.540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6191">
                <text:p>20.6191</text:p>
              </table:table-cell>
              <table:table-cell office:value-type="float" office:value="3.2">
                <text:p>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6981">
                <text:p>20.6981</text:p>
              </table:table-cell>
              <table:table-cell office:value-type="float" office:value="3.2">
                <text:p>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7771">
                <text:p>20.7771</text:p>
              </table:table-cell>
              <table:table-cell office:value-type="float" office:value="3.2">
                <text:p>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61">
                <text:p>20.85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9351">
                <text:p>20.93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0141">
                <text:p>21.01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931">
                <text:p>21.09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721">
                <text:p>21.17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511">
                <text:p>21.25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3301">
                <text:p>21.33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4091">
                <text:p>21.40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4881">
                <text:p>21.48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5671">
                <text:p>21.56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6461">
                <text:p>21.64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251">
                <text:p>21.72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8041">
                <text:p>21.80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8831">
                <text:p>21.88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9621">
                <text:p>21.96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0411">
                <text:p>22.04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201">
                <text:p>22.12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1991">
                <text:p>22.19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2781">
                <text:p>22.27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3571">
                <text:p>22.35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4361">
                <text:p>22.43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5151">
                <text:p>22.51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5941">
                <text:p>22.59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6731">
                <text:p>22.67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7521">
                <text:p>22.75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8311">
                <text:p>22.83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9101">
                <text:p>22.91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891">
                <text:p>22.98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0681">
                <text:p>23.06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1471">
                <text:p>23.14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2261">
                <text:p>23.22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3051">
                <text:p>23.30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3841">
                <text:p>23.38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4631">
                <text:p>23.46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5421">
                <text:p>23.54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6211">
                <text:p>23.62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7001">
                <text:p>23.70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7791">
                <text:p>23.77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8581">
                <text:p>23.85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9371">
                <text:p>23.93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0161">
                <text:p>24.01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0951">
                <text:p>24.09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1741">
                <text:p>24.17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2531">
                <text:p>24.25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3321">
                <text:p>24.33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4111">
                <text:p>24.41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4901">
                <text:p>24.49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691">
                <text:p>24.56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6481">
                <text:p>24.64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7271">
                <text:p>24.72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8061">
                <text:p>24.80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8851">
                <text:p>24.88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9641">
                <text:p>24.96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0431">
                <text:p>25.04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1221">
                <text:p>25.12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2011">
                <text:p>25.20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2801">
                <text:p>25.28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3591">
                <text:p>25.35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381">
                <text:p>25.43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5171">
                <text:p>25.51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5961">
                <text:p>25.59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6751">
                <text:p>25.67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7541">
                <text:p>25.75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8331">
                <text:p>25.83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9121">
                <text:p>25.91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9911">
                <text:p>25.99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0701">
                <text:p>26.07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.1491">
                <text:p>26.14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2281">
                <text:p>26.22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3071">
                <text:p>26.30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3861">
                <text:p>26.38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4651">
                <text:p>26.46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5441">
                <text:p>26.54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6231">
                <text:p>26.62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7021">
                <text:p>26.70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7811">
                <text:p>26.78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8601">
                <text:p>26.86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9391">
                <text:p>26.93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0181">
                <text:p>27.01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0971">
                <text:p>27.09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1761">
                <text:p>27.17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2551">
                <text:p>27.25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3341">
                <text:p>27.33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4131">
                <text:p>27.41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4921">
                <text:p>27.49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5711">
                <text:p>27.57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6501">
                <text:p>27.65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7291">
                <text:p>27.72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8081">
                <text:p>27.80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8871">
                <text:p>27.88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.9661">
                <text:p>27.96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0451">
                <text:p>28.04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1241">
                <text:p>28.12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2031">
                <text:p>28.20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2821">
                <text:p>28.28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3611">
                <text:p>28.36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4401">
                <text:p>28.44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5191">
                <text:p>28.51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5981">
                <text:p>28.59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.6771">
                <text:p>28.67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.7561">
                <text:p>28.75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8351">
                <text:p>28.83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9141">
                <text:p>28.91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9931">
                <text:p>28.99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0721">
                <text:p>29.07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1511">
                <text:p>29.15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2301">
                <text:p>29.23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3091">
                <text:p>29.30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3881">
                <text:p>29.38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.4671">
                <text:p>29.46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.5461">
                <text:p>29.54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.6251">
                <text:p>29.62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.7041">
                <text:p>29.70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.7831">
                <text:p>29.78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.8621">
                <text:p>29.86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9411">
                <text:p>29.94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19cm" svg:height="4.624cm" xlink:href=".." xlink:type="simple" chart:class="chart:scatter" chart:style-name="ch1">
        <chart:legend chart:legend-position="end" svg:x="5.34cm" svg:y="1.764cm" style:legend-expansion="high" chart:style-name="ch2"/>
        <chart:plot-area chart:style-name="ch3" table:cell-range-address="plot.E382:plot.G508" svg:x="0.164cm" svg:y="0.092cm" svg:width="5.012cm" svg:height="4.44cm">
          <chartooo:coordinate-region svg:x="0.891cm" svg:y="0.291cm" svg:width="4.099cm" svg:height="3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382:plot.F508" chart:class="chart:scatter">
            <chart:domain table:cell-range-address="plot.E382:plot.E508"/>
            <chart:data-point chart:repeated="127"/>
          </chart:series>
          <chart:series chart:style-name="ch7" chart:values-cell-range-address="plot.G382:plot.G508" chart:class="chart:scatte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0201">
                <text:p>30.0201</text:p>
                <draw:g>
                  <svg:desc>plot.E382:plot.E508</svg:desc>
                </draw:g>
              </table:table-cell>
              <table:table-cell office:value-type="float" office:value="3.2">
                <text:p>3.2</text:p>
                <draw:g>
                  <svg:desc>plot.F382:plot.F508</svg:desc>
                </draw:g>
              </table:table-cell>
              <table:table-cell office:value-type="float" office:value="3.2">
                <text:p>3.2</text:p>
                <draw:g>
                  <svg:desc>plot.G382:plot.G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0991">
                <text:p>30.09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781">
                <text:p>30.17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571">
                <text:p>30.25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3361">
                <text:p>30.33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51">
                <text:p>30.41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941">
                <text:p>30.49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5731">
                <text:p>30.57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6521">
                <text:p>30.65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311">
                <text:p>30.73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8101">
                <text:p>30.810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8891">
                <text:p>30.889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9681">
                <text:p>30.968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0471">
                <text:p>31.047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1261">
                <text:p>31.126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2051">
                <text:p>31.205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2841">
                <text:p>31.284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3631">
                <text:p>31.363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421">
                <text:p>31.442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5211">
                <text:p>31.521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6001">
                <text:p>31.600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6791">
                <text:p>31.679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7581">
                <text:p>31.758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8371">
                <text:p>31.837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9161">
                <text:p>31.916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9951">
                <text:p>31.995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0741">
                <text:p>32.074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1531">
                <text:p>32.153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2321">
                <text:p>32.232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3111">
                <text:p>32.311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3901">
                <text:p>32.390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4691">
                <text:p>32.469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481">
                <text:p>32.548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6271">
                <text:p>32.627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7061">
                <text:p>32.706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7851">
                <text:p>32.785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8641">
                <text:p>32.864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.9431">
                <text:p>32.943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0221">
                <text:p>33.022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1011">
                <text:p>33.101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1801">
                <text:p>33.180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259">
                <text:p>33.25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338">
                <text:p>33.33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417">
                <text:p>33.41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.496">
                <text:p>33.49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575">
                <text:p>33.57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654">
                <text:p>33.65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733">
                <text:p>33.73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.812">
                <text:p>33.81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.891">
                <text:p>33.89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97">
                <text:p>33.9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049">
                <text:p>34.04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128">
                <text:p>34.12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07">
                <text:p>34.20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286">
                <text:p>34.28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65">
                <text:p>34.36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444">
                <text:p>34.44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523">
                <text:p>34.52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602">
                <text:p>34.60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681">
                <text:p>34.68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76">
                <text:p>34.7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839">
                <text:p>34.83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918">
                <text:p>34.91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997">
                <text:p>34.99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076">
                <text:p>35.07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155">
                <text:p>35.15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.234">
                <text:p>35.23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.313">
                <text:p>35.313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.392">
                <text:p>35.392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.471">
                <text:p>35.47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55">
                <text:p>35.55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629">
                <text:p>35.629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708">
                <text:p>35.708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787">
                <text:p>35.787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.866">
                <text:p>35.866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.945">
                <text:p>35.945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.024">
                <text:p>36.024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103">
                <text:p>36.103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.182">
                <text:p>36.182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.261">
                <text:p>36.26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34">
                <text:p>36.3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.419">
                <text:p>36.41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.498">
                <text:p>36.49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.577">
                <text:p>36.57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656">
                <text:p>36.65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735">
                <text:p>36.73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814">
                <text:p>36.81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893">
                <text:p>36.89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972">
                <text:p>36.97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051">
                <text:p>37.05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13">
                <text:p>37.1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209">
                <text:p>37.20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.288">
                <text:p>37.28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367">
                <text:p>37.36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446">
                <text:p>37.44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.525">
                <text:p>37.52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.604">
                <text:p>37.60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83">
                <text:p>37.68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.762">
                <text:p>37.76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.841">
                <text:p>37.84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92">
                <text:p>37.9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.999">
                <text:p>37.99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.078">
                <text:p>38.07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.157">
                <text:p>38.157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.236">
                <text:p>38.236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.315">
                <text:p>38.315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.394">
                <text:p>38.394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.473">
                <text:p>38.473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.552">
                <text:p>38.552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.631">
                <text:p>38.631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.71">
                <text:p>38.71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.7889">
                <text:p>38.788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.8679">
                <text:p>38.867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.9469">
                <text:p>38.946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.0259">
                <text:p>39.025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.1049">
                <text:p>39.104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.1839">
                <text:p>39.183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.2629">
                <text:p>39.262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.3419">
                <text:p>39.341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.4209">
                <text:p>39.420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.4999">
                <text:p>39.499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789">
                <text:p>39.578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.6579">
                <text:p>39.657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.7369">
                <text:p>39.7369</text:p>
              </table:table-cell>
              <table:table-cell office:value-type="float" office:value="3.1">
                <text:p>3.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.8159">
                <text:p>39.8159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8949">
                <text:p>39.8949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9739">
                <text:p>39.9739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4cm" svg:height="4.86cm" xlink:href=".." xlink:type="simple" chart:class="chart:scatter" chart:style-name="ch1">
        <chart:legend chart:legend-position="end" svg:x="5.761cm" svg:y="1.882cm" style:legend-expansion="high" chart:style-name="ch2"/>
        <chart:plot-area chart:style-name="ch3" table:cell-range-address="plot.E509:plot.G632" svg:x="0.172cm" svg:y="0.097cm" svg:width="5.417cm" svg:height="4.666cm">
          <chartooo:coordinate-region svg:x="0.899cm" svg:y="0.297cm" svg:width="4.503cm" svg:height="3.8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509:plot.F632" chart:class="chart:scatter">
            <chart:domain table:cell-range-address="plot.E509:plot.E632"/>
            <chart:data-point chart:repeated="124"/>
          </chart:series>
          <chart:series chart:style-name="ch7" chart:values-cell-range-address="plot.G509:plot.G632" chart:class="chart:scatter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0529">
                <text:p>40.0529</text:p>
                <draw:g>
                  <svg:desc>plot.E509:plot.E632</svg:desc>
                </draw:g>
              </table:table-cell>
              <table:table-cell office:value-type="float" office:value="2.9">
                <text:p>2.9</text:p>
                <draw:g>
                  <svg:desc>plot.F509:plot.F632</svg:desc>
                </draw:g>
              </table:table-cell>
              <table:table-cell office:value-type="float" office:value="2.75">
                <text:p>2.75</text:p>
                <draw:g>
                  <svg:desc>plot.G509:plot.G6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1319">
                <text:p>40.1319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2109">
                <text:p>40.2109</text:p>
              </table:table-cell>
              <table:table-cell office:value-type="float" office:value="2.7">
                <text:p>2.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899">
                <text:p>40.2899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689">
                <text:p>40.3689</text:p>
              </table:table-cell>
              <table:table-cell office:value-type="float" office:value="2.45">
                <text:p>2.4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4479">
                <text:p>40.4479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5269">
                <text:p>40.5269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6059">
                <text:p>40.6059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6849">
                <text:p>40.684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7639">
                <text:p>40.763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8429">
                <text:p>40.842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9219">
                <text:p>40.921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009">
                <text:p>41.000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0799">
                <text:p>41.0799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1589">
                <text:p>41.158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2379">
                <text:p>41.237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3169">
                <text:p>41.3169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3959">
                <text:p>41.395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4749">
                <text:p>41.474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.5539">
                <text:p>41.553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6329">
                <text:p>41.632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7119">
                <text:p>41.7119</text:p>
              </table:table-cell>
              <table:table-cell office:value-type="float" office:value="1.3">
                <text:p>1.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7909">
                <text:p>41.7909</text:p>
              </table:table-cell>
              <table:table-cell office:value-type="float" office:value="1.3">
                <text:p>1.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8699">
                <text:p>41.869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9489">
                <text:p>41.948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0279">
                <text:p>42.027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1069">
                <text:p>42.106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.1859">
                <text:p>42.1859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2649">
                <text:p>42.264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3439">
                <text:p>42.3439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4229">
                <text:p>42.4229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5019">
                <text:p>42.5019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5809">
                <text:p>42.5809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6599">
                <text:p>42.6599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7389">
                <text:p>42.7389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.8179">
                <text:p>42.8179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8969">
                <text:p>42.8969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9759">
                <text:p>42.9759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0549">
                <text:p>43.0549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1339">
                <text:p>43.133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2129">
                <text:p>43.212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.2919">
                <text:p>43.291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.3709">
                <text:p>43.370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499">
                <text:p>43.449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5289">
                <text:p>43.528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6079">
                <text:p>43.607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6869">
                <text:p>43.686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7659">
                <text:p>43.765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8449">
                <text:p>43.844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9239">
                <text:p>43.923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.0029">
                <text:p>44.0029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0819">
                <text:p>44.0819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1609">
                <text:p>44.1609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2398">
                <text:p>44.2398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3188">
                <text:p>44.3188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3978">
                <text:p>44.3978</text:p>
              </table:table-cell>
              <table:table-cell office:value-type="float" office:value="1.45">
                <text:p>1.4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4768">
                <text:p>44.4768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5558">
                <text:p>44.5558</text:p>
              </table:table-cell>
              <table:table-cell office:value-type="float" office:value="1.35">
                <text:p>1.3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6348">
                <text:p>44.6348</text:p>
              </table:table-cell>
              <table:table-cell office:value-type="float" office:value="1.35">
                <text:p>1.3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7138">
                <text:p>44.7138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7928">
                <text:p>44.7928</text:p>
              </table:table-cell>
              <table:table-cell office:value-type="float" office:value="1.3">
                <text:p>1.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8718">
                <text:p>44.8718</text:p>
              </table:table-cell>
              <table:table-cell office:value-type="float" office:value="1.25">
                <text:p>1.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9508">
                <text:p>44.9508</text:p>
              </table:table-cell>
              <table:table-cell office:value-type="float" office:value="1.25">
                <text:p>1.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.0298">
                <text:p>45.0298</text:p>
              </table:table-cell>
              <table:table-cell office:value-type="float" office:value="1.25">
                <text:p>1.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1088">
                <text:p>45.1088</text:p>
              </table:table-cell>
              <table:table-cell office:value-type="float" office:value="1.2">
                <text:p>1.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1878">
                <text:p>45.1878</text:p>
              </table:table-cell>
              <table:table-cell office:value-type="float" office:value="1.2">
                <text:p>1.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2668">
                <text:p>45.266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3458">
                <text:p>45.345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.4248">
                <text:p>45.4248</text:p>
              </table:table-cell>
              <table:table-cell office:value-type="float" office:value="1.2">
                <text:p>1.2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5038">
                <text:p>45.5038</text:p>
              </table:table-cell>
              <table:table-cell office:value-type="float" office:value="1.2">
                <text:p>1.2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.5828">
                <text:p>45.5828</text:p>
              </table:table-cell>
              <table:table-cell office:value-type="float" office:value="1.2">
                <text:p>1.2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.6618">
                <text:p>45.661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7408">
                <text:p>45.740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8198">
                <text:p>45.819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.8988">
                <text:p>45.898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9778">
                <text:p>45.977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.0568">
                <text:p>46.056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1358">
                <text:p>46.135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.2148">
                <text:p>46.214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.2938">
                <text:p>46.293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728">
                <text:p>46.372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.4518">
                <text:p>46.451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.5308">
                <text:p>46.530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6098">
                <text:p>46.609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6888">
                <text:p>46.688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">
                <text:p>46.767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8468">
                <text:p>46.846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9258">
                <text:p>46.925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0048">
                <text:p>47.004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0838">
                <text:p>47.083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.1628">
                <text:p>47.162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2418">
                <text:p>47.241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3208">
                <text:p>47.320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3998">
                <text:p>47.399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4788">
                <text:p>47.478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578">
                <text:p>47.557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6368">
                <text:p>47.636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.7158">
                <text:p>47.715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7948">
                <text:p>47.794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8738">
                <text:p>47.873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9528">
                <text:p>47.952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.0318">
                <text:p>48.03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1108">
                <text:p>48.110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.1898">
                <text:p>48.189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.2688">
                <text:p>48.268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.3478">
                <text:p>48.347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.4268">
                <text:p>48.426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5058">
                <text:p>48.505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5848">
                <text:p>48.584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6638">
                <text:p>48.663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.7428">
                <text:p>48.742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.8218">
                <text:p>48.821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.9008">
                <text:p>48.900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.9798">
                <text:p>48.979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.0588">
                <text:p>49.058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.1378">
                <text:p>49.137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2168">
                <text:p>49.216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.2958">
                <text:p>49.295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.3748">
                <text:p>49.374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.4538">
                <text:p>49.453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.5328">
                <text:p>49.532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.6118">
                <text:p>49.6118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.6908">
                <text:p>49.6908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.7697">
                <text:p>49.7697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82cm" svg:height="4.446cm" xlink:href=".." xlink:type="simple" chart:class="chart:scatter" chart:style-name="ch1">
        <chart:legend chart:legend-position="end" svg:x="5.529cm" svg:y="1.675cm" style:legend-expansion="high" chart:style-name="ch2"/>
        <chart:plot-area chart:style-name="ch3" table:cell-range-address="plot.B66:plot.D128" svg:x="0.167cm" svg:y="0.088cm" svg:width="5.196cm" svg:height="4.27cm">
          <chartooo:coordinate-region svg:x="0.894cm" svg:y="0.287cm" svg:width="4.282cm" svg:height="3.4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66:plot.C128" chart:class="chart:scatter">
            <chart:domain table:cell-range-address="plot.B66:plot.B128"/>
            <chart:data-point chart:repeated="63"/>
          </chart:series>
          <chart:series chart:style-name="ch7" chart:values-cell-range-address="plot.D66:plot.D128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5601">
                <text:p>5.05601</text:p>
                <draw:g>
                  <svg:desc>plot.B66:plot.B128</svg:desc>
                </draw:g>
              </table:table-cell>
              <table:table-cell office:value-type="float" office:value="1.9">
                <text:p>1.9</text:p>
                <draw:g>
                  <svg:desc>plot.C66:plot.C128</svg:desc>
                </draw:g>
              </table:table-cell>
              <table:table-cell office:value-type="float" office:value="1.9">
                <text:p>1.9</text:p>
                <draw:g>
                  <svg:desc>plot.D66:plot.D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3501">
                <text:p>5.135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1401">
                <text:p>5.214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9301">
                <text:p>5.293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7201">
                <text:p>5.372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101">
                <text:p>5.451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3001">
                <text:p>5.530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0901">
                <text:p>5.609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8801">
                <text:p>5.688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6701">
                <text:p>5.767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4601">
                <text:p>5.84601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2501">
                <text:p>5.92501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401">
                <text:p>6.00401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83">
                <text:p>6.083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62">
                <text:p>6.162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41">
                <text:p>6.241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2">
                <text:p>6.32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99">
                <text:p>6.399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478">
                <text:p>6.478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57">
                <text:p>6.557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36">
                <text:p>6.636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15">
                <text:p>6.715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94">
                <text:p>6.794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73">
                <text:p>6.873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52">
                <text:p>6.952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31">
                <text:p>7.031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1">
                <text:p>7.11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89">
                <text:p>7.18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68">
                <text:p>7.268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47">
                <text:p>7.347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426">
                <text:p>7.426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05">
                <text:p>7.505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584">
                <text:p>7.584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63">
                <text:p>7.663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742">
                <text:p>7.742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21">
                <text:p>7.821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9">
                <text:p>7.9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979">
                <text:p>7.979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58">
                <text:p>8.058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37">
                <text:p>8.137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16">
                <text:p>8.216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95">
                <text:p>8.295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74">
                <text:p>8.374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453">
                <text:p>8.453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532">
                <text:p>8.532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611">
                <text:p>8.611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69">
                <text:p>8.69</text:p>
              </table:table-cell>
              <table:table-cell office:value-type="float" office:value="1.85">
                <text:p>1.8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69">
                <text:p>8.769</text:p>
              </table:table-cell>
              <table:table-cell office:value-type="float" office:value="1.85">
                <text:p>1.8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48">
                <text:p>8.848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927">
                <text:p>8.927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006">
                <text:p>9.006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085">
                <text:p>9.085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164">
                <text:p>9.164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243">
                <text:p>9.243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322">
                <text:p>9.322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401">
                <text:p>9.401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48">
                <text:p>9.48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59">
                <text:p>9.559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38">
                <text:p>9.638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717">
                <text:p>9.717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96">
                <text:p>9.796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875">
                <text:p>9.875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54">
                <text:p>9.954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4cm" svg:height="4.739cm" xlink:href=".." xlink:type="simple" chart:class="chart:scatter" chart:style-name="ch1">
        <chart:legend chart:legend-position="end" svg:x="5.572cm" svg:y="1.821cm" style:legend-expansion="high" chart:style-name="ch2"/>
        <chart:plot-area chart:style-name="ch3" table:cell-range-address="plot.B129:plot.D191" svg:x="0.168cm" svg:y="0.094cm" svg:width="5.236cm" svg:height="4.551cm">
          <chartooo:coordinate-region svg:x="0.895cm" svg:y="0.294cm" svg:width="4.322cm" svg:height="3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129:plot.C191" chart:class="chart:scatter">
            <chart:domain table:cell-range-address="plot.B129:plot.B191"/>
            <chart:data-point chart:repeated="63"/>
          </chart:series>
          <chart:series chart:style-name="ch7" chart:values-cell-range-address="plot.D129:plot.D191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33">
                <text:p>10.033</text:p>
                <draw:g>
                  <svg:desc>plot.B129:plot.B191</svg:desc>
                </draw:g>
              </table:table-cell>
              <table:table-cell office:value-type="float" office:value="2.05">
                <text:p>2.05</text:p>
                <draw:g>
                  <svg:desc>plot.C129:plot.C191</svg:desc>
                </draw:g>
              </table:table-cell>
              <table:table-cell office:value-type="float" office:value="1.9">
                <text:p>1.9</text:p>
                <draw:g>
                  <svg:desc>plot.D129:plot.D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12">
                <text:p>10.112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91">
                <text:p>10.191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7">
                <text:p>10.27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49">
                <text:p>10.349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28">
                <text:p>10.428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07">
                <text:p>10.507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86">
                <text:p>10.586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65">
                <text:p>10.665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44">
                <text:p>10.744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23">
                <text:p>10.823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02">
                <text:p>10.902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81">
                <text:p>10.981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6">
                <text:p>11.06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39">
                <text:p>11.139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18">
                <text:p>11.218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97">
                <text:p>11.297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76">
                <text:p>11.376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55">
                <text:p>11.455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34">
                <text:p>11.534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13">
                <text:p>11.613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92">
                <text:p>11.692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71">
                <text:p>11.771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5">
                <text:p>11.85</text:p>
              </table:table-cell>
              <table:table-cell office:value-type="float" office:value="2.15">
                <text:p>2.1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29">
                <text:p>11.929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008">
                <text:p>12.008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87">
                <text:p>12.087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166">
                <text:p>12.166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45">
                <text:p>12.245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324">
                <text:p>12.324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031">
                <text:p>12.4031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821">
                <text:p>12.4821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5611">
                <text:p>12.5611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6401">
                <text:p>12.640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7191">
                <text:p>12.719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7981">
                <text:p>12.798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771">
                <text:p>12.877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9561">
                <text:p>12.9561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0351">
                <text:p>13.0351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1141">
                <text:p>13.1141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1931">
                <text:p>13.193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2721">
                <text:p>13.272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511">
                <text:p>13.351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301">
                <text:p>13.430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091">
                <text:p>13.509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81">
                <text:p>13.588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6671">
                <text:p>13.667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7461">
                <text:p>13.746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251">
                <text:p>13.825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9041">
                <text:p>13.904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9831">
                <text:p>13.983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0621">
                <text:p>14.062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1411">
                <text:p>14.141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2201">
                <text:p>14.220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2991">
                <text:p>14.299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3781">
                <text:p>14.378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4571">
                <text:p>14.457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5361">
                <text:p>14.536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6151">
                <text:p>14.615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6941">
                <text:p>14.694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7731">
                <text:p>14.773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8521">
                <text:p>14.852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311">
                <text:p>14.931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49cm" svg:height="5.203cm" xlink:href=".." xlink:type="simple" chart:class="chart:scatter" chart:style-name="ch1">
        <chart:legend chart:legend-position="end" svg:x="6.397cm" svg:y="2.053cm" style:legend-expansion="high" chart:style-name="ch2"/>
        <chart:plot-area chart:style-name="ch3" table:cell-range-address="plot.B192:plot.D255" svg:x="0.184cm" svg:y="0.104cm" svg:width="6.029cm" svg:height="4.995cm">
          <chartooo:coordinate-region svg:x="1.096cm" svg:y="0.304cm" svg:width="4.93cm" svg:height="4.1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192:plot.C255" chart:class="chart:scatter">
            <chart:domain table:cell-range-address="plot.B192:plot.B255"/>
            <chart:data-point chart:repeated="64"/>
          </chart:series>
          <chart:series chart:style-name="ch7" chart:values-cell-range-address="plot.D192:plot.D255" chart:class="chart:scatte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0101">
                <text:p>15.0101</text:p>
                <draw:g>
                  <svg:desc>plot.B192:plot.B255</svg:desc>
                </draw:g>
              </table:table-cell>
              <table:table-cell office:value-type="float" office:value="2.25">
                <text:p>2.25</text:p>
                <draw:g>
                  <svg:desc>plot.C192:plot.C255</svg:desc>
                </draw:g>
              </table:table-cell>
              <table:table-cell office:value-type="float" office:value="2.25">
                <text:p>2.25</text:p>
                <draw:g>
                  <svg:desc>plot.D192:plot.D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891">
                <text:p>15.089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1681">
                <text:p>15.168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471">
                <text:p>15.247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3261">
                <text:p>15.326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051">
                <text:p>15.405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841">
                <text:p>15.484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5631">
                <text:p>15.563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421">
                <text:p>15.642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211">
                <text:p>15.7211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001">
                <text:p>15.8001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791">
                <text:p>15.8791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581">
                <text:p>15.9581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0371">
                <text:p>16.037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1161">
                <text:p>16.116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951">
                <text:p>16.195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2741">
                <text:p>16.274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531">
                <text:p>16.353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321">
                <text:p>16.432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5111">
                <text:p>16.511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5901">
                <text:p>16.590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6691">
                <text:p>16.669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481">
                <text:p>16.748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8271">
                <text:p>16.827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9061">
                <text:p>16.906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9851">
                <text:p>16.985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0641">
                <text:p>17.064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1431">
                <text:p>17.143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2221">
                <text:p>17.222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3011">
                <text:p>17.301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3801">
                <text:p>17.380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591">
                <text:p>17.459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5381">
                <text:p>17.538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6171">
                <text:p>17.617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6961">
                <text:p>17.696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751">
                <text:p>17.775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8541">
                <text:p>17.854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9331">
                <text:p>17.933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121">
                <text:p>18.012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0911">
                <text:p>18.091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1701">
                <text:p>18.1701</text:p>
              </table:table-cell>
              <table:table-cell office:value-type="float" office:value="2.1">
                <text:p>2.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2491">
                <text:p>18.249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3281">
                <text:p>18.328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071">
                <text:p>18.407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4861">
                <text:p>18.486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5651">
                <text:p>18.565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6441">
                <text:p>18.644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7231">
                <text:p>18.723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8021">
                <text:p>18.802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8811">
                <text:p>18.881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9601">
                <text:p>18.960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0391">
                <text:p>19.039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1181">
                <text:p>19.118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1971">
                <text:p>19.197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2761">
                <text:p>19.276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3551">
                <text:p>19.355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4341">
                <text:p>19.434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31">
                <text:p>19.513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5921">
                <text:p>19.592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6711">
                <text:p>19.671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7501">
                <text:p>19.750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8291">
                <text:p>19.829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9081">
                <text:p>19.9081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9871">
                <text:p>19.9871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48cm" svg:height="5.877cm" xlink:href=".." xlink:type="simple" chart:class="chart:scatter" chart:style-name="ch1">
        <chart:legend chart:legend-position="end" svg:x="7.596cm" svg:y="2.39cm" style:legend-expansion="high" chart:style-name="ch2"/>
        <chart:plot-area chart:style-name="ch3" table:cell-range-address="plot.B256:plot.D318" svg:x="0.208cm" svg:y="0.117cm" svg:width="7.18cm" svg:height="5.643cm">
          <chartooo:coordinate-region svg:x="0.935cm" svg:y="0.316cm" svg:width="6.266cm" svg:height="4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256:plot.C318" chart:class="chart:scatter">
            <chart:domain table:cell-range-address="plot.B256:plot.B318"/>
            <chart:data-point chart:repeated="63"/>
          </chart:series>
          <chart:series chart:style-name="ch7" chart:values-cell-range-address="plot.D256:plot.D318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661">
                <text:p>20.0661</text:p>
                <draw:g>
                  <svg:desc>plot.B256:plot.B318</svg:desc>
                </draw:g>
              </table:table-cell>
              <table:table-cell office:value-type="float" office:value="2.15">
                <text:p>2.15</text:p>
                <draw:g>
                  <svg:desc>plot.C256:plot.C318</svg:desc>
                </draw:g>
              </table:table-cell>
              <table:table-cell office:value-type="float" office:value="2.15">
                <text:p>2.15</text:p>
                <draw:g>
                  <svg:desc>plot.D256:plot.D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451">
                <text:p>20.145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241">
                <text:p>20.224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031">
                <text:p>20.303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821">
                <text:p>20.382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611">
                <text:p>20.461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401">
                <text:p>20.540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6191">
                <text:p>20.619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6981">
                <text:p>20.698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7771">
                <text:p>20.777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61">
                <text:p>20.856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9351">
                <text:p>20.935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0141">
                <text:p>21.014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931">
                <text:p>21.093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721">
                <text:p>21.172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511">
                <text:p>21.251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3301">
                <text:p>21.330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4091">
                <text:p>21.409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4881">
                <text:p>21.488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5671">
                <text:p>21.567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6461">
                <text:p>21.646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251">
                <text:p>21.725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8041">
                <text:p>21.804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8831">
                <text:p>21.8831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9621">
                <text:p>21.962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0411">
                <text:p>22.041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201">
                <text:p>22.120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1991">
                <text:p>22.199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2781">
                <text:p>22.278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3571">
                <text:p>22.3571</text:p>
              </table:table-cell>
              <table:table-cell office:value-type="float" office:value="2.35">
                <text:p>2.3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4361">
                <text:p>22.4361</text:p>
              </table:table-cell>
              <table:table-cell office:value-type="float" office:value="2.35">
                <text:p>2.3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5151">
                <text:p>22.5151</text:p>
              </table:table-cell>
              <table:table-cell office:value-type="float" office:value="2.4">
                <text:p>2.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5941">
                <text:p>22.5941</text:p>
              </table:table-cell>
              <table:table-cell office:value-type="float" office:value="2.4">
                <text:p>2.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6731">
                <text:p>22.6731</text:p>
              </table:table-cell>
              <table:table-cell office:value-type="float" office:value="2.4">
                <text:p>2.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7521">
                <text:p>22.7521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8311">
                <text:p>22.8311</text:p>
              </table:table-cell>
              <table:table-cell office:value-type="float" office:value="2.45">
                <text:p>2.4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9101">
                <text:p>22.9101</text:p>
              </table:table-cell>
              <table:table-cell office:value-type="float" office:value="2.45">
                <text:p>2.4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891">
                <text:p>22.9891</text:p>
              </table:table-cell>
              <table:table-cell office:value-type="float" office:value="2.45">
                <text:p>2.4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0681">
                <text:p>23.0681</text:p>
              </table:table-cell>
              <table:table-cell office:value-type="float" office:value="2.45">
                <text:p>2.4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1471">
                <text:p>23.1471</text:p>
              </table:table-cell>
              <table:table-cell office:value-type="float" office:value="2.45">
                <text:p>2.4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2261">
                <text:p>23.2261</text:p>
              </table:table-cell>
              <table:table-cell office:value-type="float" office:value="2.45">
                <text:p>2.4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3051">
                <text:p>23.3051</text:p>
              </table:table-cell>
              <table:table-cell office:value-type="float" office:value="2.5">
                <text:p>2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3841">
                <text:p>23.3841</text:p>
              </table:table-cell>
              <table:table-cell office:value-type="float" office:value="2.5">
                <text:p>2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4631">
                <text:p>23.4631</text:p>
              </table:table-cell>
              <table:table-cell office:value-type="float" office:value="2.5">
                <text:p>2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5421">
                <text:p>23.5421</text:p>
              </table:table-cell>
              <table:table-cell office:value-type="float" office:value="2.5">
                <text:p>2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6211">
                <text:p>23.6211</text:p>
              </table:table-cell>
              <table:table-cell office:value-type="float" office:value="2.55">
                <text:p>2.5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7001">
                <text:p>23.7001</text:p>
              </table:table-cell>
              <table:table-cell office:value-type="float" office:value="2.55">
                <text:p>2.5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7791">
                <text:p>23.7791</text:p>
              </table:table-cell>
              <table:table-cell office:value-type="float" office:value="2.55">
                <text:p>2.5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8581">
                <text:p>23.8581</text:p>
              </table:table-cell>
              <table:table-cell office:value-type="float" office:value="2.55">
                <text:p>2.5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9371">
                <text:p>23.9371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0161">
                <text:p>24.0161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0951">
                <text:p>24.0951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1741">
                <text:p>24.1741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2531">
                <text:p>24.2531</text:p>
              </table:table-cell>
              <table:table-cell office:value-type="float" office:value="2.65">
                <text:p>2.6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3321">
                <text:p>24.3321</text:p>
              </table:table-cell>
              <table:table-cell office:value-type="float" office:value="2.65">
                <text:p>2.6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4111">
                <text:p>24.4111</text:p>
              </table:table-cell>
              <table:table-cell office:value-type="float" office:value="2.65">
                <text:p>2.6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4901">
                <text:p>24.4901</text:p>
              </table:table-cell>
              <table:table-cell office:value-type="float" office:value="2.65">
                <text:p>2.6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691">
                <text:p>24.5691</text:p>
              </table:table-cell>
              <table:table-cell office:value-type="float" office:value="2.65">
                <text:p>2.6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6481">
                <text:p>24.6481</text:p>
              </table:table-cell>
              <table:table-cell office:value-type="float" office:value="2.7">
                <text:p>2.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7271">
                <text:p>24.7271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8061">
                <text:p>24.8061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8851">
                <text:p>24.8851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9641">
                <text:p>24.9641</text:p>
              </table:table-cell>
              <table:table-cell office:value-type="float" office:value="2.75">
                <text:p>2.75</text:p>
              </table:table-cell>
              <table:table-cell office:value-type="float" office:value="2.65">
                <text:p>2.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6cm" svg:height="5.96cm" xlink:href=".." xlink:type="simple" chart:class="chart:scatter" chart:style-name="ch1">
        <chart:legend chart:legend-position="end" svg:x="7.744cm" svg:y="2.432cm" style:legend-expansion="high" chart:style-name="ch2"/>
        <chart:plot-area chart:style-name="ch3" table:cell-range-address="plot.B319:plot.D381" svg:x="0.211cm" svg:y="0.119cm" svg:width="7.322cm" svg:height="5.722cm">
          <chartooo:coordinate-region svg:x="0.938cm" svg:y="0.319cm" svg:width="6.408cm" svg:height="4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319:plot.C381" chart:class="chart:scatter">
            <chart:domain table:cell-range-address="plot.B319:plot.B381"/>
            <chart:data-point chart:repeated="63"/>
          </chart:series>
          <chart:series chart:style-name="ch7" chart:values-cell-range-address="plot.D319:plot.D381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0431">
                <text:p>25.0431</text:p>
                <draw:g>
                  <svg:desc>plot.B319:plot.B381</svg:desc>
                </draw:g>
              </table:table-cell>
              <table:table-cell office:value-type="float" office:value="2.75">
                <text:p>2.75</text:p>
                <draw:g>
                  <svg:desc>plot.C319:plot.C381</svg:desc>
                </draw:g>
              </table:table-cell>
              <table:table-cell office:value-type="float" office:value="2.65">
                <text:p>2.65</text:p>
                <draw:g>
                  <svg:desc>plot.D319:plot.D3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1221">
                <text:p>25.1221</text:p>
              </table:table-cell>
              <table:table-cell office:value-type="float" office:value="2.75">
                <text:p>2.7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2011">
                <text:p>25.2011</text:p>
              </table:table-cell>
              <table:table-cell office:value-type="float" office:value="2.75">
                <text:p>2.7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2801">
                <text:p>25.2801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3591">
                <text:p>25.3591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4381">
                <text:p>25.4381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5171">
                <text:p>25.5171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5961">
                <text:p>25.5961</text:p>
              </table:table-cell>
              <table:table-cell office:value-type="float" office:value="2.85">
                <text:p>2.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6751">
                <text:p>25.6751</text:p>
              </table:table-cell>
              <table:table-cell office:value-type="float" office:value="2.85">
                <text:p>2.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7541">
                <text:p>25.7541</text:p>
              </table:table-cell>
              <table:table-cell office:value-type="float" office:value="2.85">
                <text:p>2.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8331">
                <text:p>25.8331</text:p>
              </table:table-cell>
              <table:table-cell office:value-type="float" office:value="2.85">
                <text:p>2.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121">
                <text:p>25.9121</text:p>
              </table:table-cell>
              <table:table-cell office:value-type="float" office:value="2.85">
                <text:p>2.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9911">
                <text:p>25.9911</text:p>
              </table:table-cell>
              <table:table-cell office:value-type="float" office:value="2.9">
                <text:p>2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0701">
                <text:p>26.0701</text:p>
              </table:table-cell>
              <table:table-cell office:value-type="float" office:value="2.9">
                <text:p>2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1491">
                <text:p>26.1491</text:p>
              </table:table-cell>
              <table:table-cell office:value-type="float" office:value="2.9">
                <text:p>2.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2281">
                <text:p>26.2281</text:p>
              </table:table-cell>
              <table:table-cell office:value-type="float" office:value="2.95">
                <text:p>2.9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3071">
                <text:p>26.3071</text:p>
              </table:table-cell>
              <table:table-cell office:value-type="float" office:value="2.95">
                <text:p>2.9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861">
                <text:p>26.3861</text:p>
              </table:table-cell>
              <table:table-cell office:value-type="float" office:value="2.95">
                <text:p>2.9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4651">
                <text:p>26.4651</text:p>
              </table:table-cell>
              <table:table-cell office:value-type="float" office:value="2.95">
                <text:p>2.9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5441">
                <text:p>26.5441</text:p>
              </table:table-cell>
              <table:table-cell office:value-type="float" office:value="2.95">
                <text:p>2.9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6231">
                <text:p>26.6231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7021">
                <text:p>26.7021</text:p>
              </table:table-cell>
              <table:table-cell office:value-type="float" office:value="3">
                <text:p>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7811">
                <text:p>26.7811</text:p>
              </table:table-cell>
              <table:table-cell office:value-type="float" office:value="3">
                <text:p>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8601">
                <text:p>26.8601</text:p>
              </table:table-cell>
              <table:table-cell office:value-type="float" office:value="3">
                <text:p>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9391">
                <text:p>26.9391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0181">
                <text:p>27.0181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0971">
                <text:p>27.0971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1761">
                <text:p>27.1761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2551">
                <text:p>27.2551</text:p>
              </table:table-cell>
              <table:table-cell office:value-type="float" office:value="3.05">
                <text:p>3.0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3341">
                <text:p>27.3341</text:p>
              </table:table-cell>
              <table:table-cell office:value-type="float" office:value="3.1">
                <text:p>3.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4131">
                <text:p>27.4131</text:p>
              </table:table-cell>
              <table:table-cell office:value-type="float" office:value="3.1">
                <text:p>3.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4921">
                <text:p>27.4921</text:p>
              </table:table-cell>
              <table:table-cell office:value-type="float" office:value="3.1">
                <text:p>3.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5711">
                <text:p>27.571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6501">
                <text:p>27.650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7291">
                <text:p>27.729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8081">
                <text:p>27.808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8871">
                <text:p>27.887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9661">
                <text:p>27.966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0451">
                <text:p>28.045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1241">
                <text:p>28.124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2031">
                <text:p>28.203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2821">
                <text:p>28.282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611">
                <text:p>28.361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4401">
                <text:p>28.440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5191">
                <text:p>28.519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5981">
                <text:p>28.59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6771">
                <text:p>28.67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7561">
                <text:p>28.75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.8351">
                <text:p>28.83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9141">
                <text:p>28.91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.9931">
                <text:p>28.99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0721">
                <text:p>29.07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1511">
                <text:p>29.15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2301">
                <text:p>29.23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091">
                <text:p>29.30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3881">
                <text:p>29.38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4671">
                <text:p>29.46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5461">
                <text:p>29.54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6251">
                <text:p>29.62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7041">
                <text:p>29.70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7831">
                <text:p>29.78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8621">
                <text:p>29.86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.9411">
                <text:p>29.94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84cm" svg:height="6.079cm" xlink:href=".." xlink:type="simple" chart:class="chart:scatter" chart:style-name="ch1">
        <chart:legend chart:legend-position="end" svg:x="8.032cm" svg:y="2.491cm" style:legend-expansion="high" chart:style-name="ch2"/>
        <chart:plot-area chart:style-name="ch3" table:cell-range-address="plot.B382:plot.D445" svg:x="0.217cm" svg:y="0.121cm" svg:width="7.598cm" svg:height="5.837cm">
          <chartooo:coordinate-region svg:x="0.944cm" svg:y="0.321cm" svg:width="6.683cm" svg:height="4.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382:plot.C445" chart:class="chart:scatter">
            <chart:domain table:cell-range-address="plot.B382:plot.B445"/>
            <chart:data-point chart:repeated="64"/>
          </chart:series>
          <chart:series chart:style-name="ch7" chart:values-cell-range-address="plot.D382:plot.D445" chart:class="chart:scatte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0201">
                <text:p>30.0201</text:p>
                <draw:g>
                  <svg:desc>plot.B382:plot.B445</svg:desc>
                </draw:g>
              </table:table-cell>
              <table:table-cell office:value-type="float" office:value="3.2">
                <text:p>3.2</text:p>
                <draw:g>
                  <svg:desc>plot.C382:plot.C445</svg:desc>
                </draw:g>
              </table:table-cell>
              <table:table-cell office:value-type="float" office:value="3.2">
                <text:p>3.2</text:p>
                <draw:g>
                  <svg:desc>plot.D382:plot.D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0991">
                <text:p>30.09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781">
                <text:p>30.17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571">
                <text:p>30.25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3361">
                <text:p>30.33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51">
                <text:p>30.41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941">
                <text:p>30.49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5731">
                <text:p>30.57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6521">
                <text:p>30.65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311">
                <text:p>30.73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8101">
                <text:p>30.81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8891">
                <text:p>30.88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9681">
                <text:p>30.96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0471">
                <text:p>31.04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1261">
                <text:p>31.12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2051">
                <text:p>31.20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2841">
                <text:p>31.28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3631">
                <text:p>31.36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421">
                <text:p>31.44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5211">
                <text:p>31.52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6001">
                <text:p>31.60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6791">
                <text:p>31.67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7581">
                <text:p>31.75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8371">
                <text:p>31.83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9161">
                <text:p>31.91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9951">
                <text:p>31.99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0741">
                <text:p>32.07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1531">
                <text:p>32.15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2321">
                <text:p>32.23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3111">
                <text:p>32.31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3901">
                <text:p>32.39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4691">
                <text:p>32.46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481">
                <text:p>32.54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6271">
                <text:p>32.62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7061">
                <text:p>32.70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7851">
                <text:p>32.78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8641">
                <text:p>32.86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.9431">
                <text:p>32.94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0221">
                <text:p>33.02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1011">
                <text:p>33.10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1801">
                <text:p>33.18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259">
                <text:p>33.25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338">
                <text:p>33.33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417">
                <text:p>33.41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.496">
                <text:p>33.49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575">
                <text:p>33.57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654">
                <text:p>33.65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733">
                <text:p>33.73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.812">
                <text:p>33.81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.891">
                <text:p>33.8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97">
                <text:p>33.9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049">
                <text:p>34.04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128">
                <text:p>34.12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07">
                <text:p>34.20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286">
                <text:p>34.28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65">
                <text:p>34.36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444">
                <text:p>34.44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523">
                <text:p>34.52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602">
                <text:p>34.60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681">
                <text:p>34.6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76">
                <text:p>34.7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839">
                <text:p>34.83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918">
                <text:p>34.91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997">
                <text:p>34.99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08cm" svg:height="5.573cm" xlink:href=".." xlink:type="simple" chart:class="chart:scatter" chart:style-name="ch1">
        <chart:legend chart:legend-position="end" svg:x="7.056cm" svg:y="2.238cm" style:legend-expansion="high" chart:style-name="ch2"/>
        <chart:plot-area chart:style-name="ch3" table:cell-range-address="plot.B446:plot.D508" svg:x="0.198cm" svg:y="0.111cm" svg:width="6.66cm" svg:height="5.351cm">
          <chartooo:coordinate-region svg:x="1.11cm" svg:y="0.31cm" svg:width="5.561cm" svg:height="4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446:plot.C508" chart:class="chart:scatter">
            <chart:domain table:cell-range-address="plot.B446:plot.B508"/>
            <chart:data-point chart:repeated="63"/>
          </chart:series>
          <chart:series chart:style-name="ch7" chart:values-cell-range-address="plot.D446:plot.D508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076">
                <text:p>35.076</text:p>
                <draw:g>
                  <svg:desc>plot.B446:plot.B508</svg:desc>
                </draw:g>
              </table:table-cell>
              <table:table-cell office:value-type="float" office:value="3.2">
                <text:p>3.2</text:p>
                <draw:g>
                  <svg:desc>plot.C446:plot.C508</svg:desc>
                </draw:g>
              </table:table-cell>
              <table:table-cell office:value-type="float" office:value="3.2">
                <text:p>3.2</text:p>
                <draw:g>
                  <svg:desc>plot.D446:plot.D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155">
                <text:p>35.15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34">
                <text:p>35.23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313">
                <text:p>35.31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392">
                <text:p>35.39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471">
                <text:p>35.4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55">
                <text:p>35.5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629">
                <text:p>35.62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708">
                <text:p>35.70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787">
                <text:p>35.78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866">
                <text:p>35.86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945">
                <text:p>35.94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024">
                <text:p>36.02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103">
                <text:p>36.10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182">
                <text:p>36.18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261">
                <text:p>36.2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34">
                <text:p>36.3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419">
                <text:p>36.41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498">
                <text:p>36.49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77">
                <text:p>36.57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656">
                <text:p>36.65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735">
                <text:p>36.73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814">
                <text:p>36.81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893">
                <text:p>36.89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972">
                <text:p>36.97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051">
                <text:p>37.0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13">
                <text:p>37.1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209">
                <text:p>37.20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288">
                <text:p>37.28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367">
                <text:p>37.36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446">
                <text:p>37.44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525">
                <text:p>37.52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.604">
                <text:p>37.60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683">
                <text:p>37.68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762">
                <text:p>37.76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.841">
                <text:p>37.8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92">
                <text:p>37.9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999">
                <text:p>37.99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078">
                <text:p>38.07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157">
                <text:p>38.15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236">
                <text:p>38.23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315">
                <text:p>38.31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394">
                <text:p>38.39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.473">
                <text:p>38.47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.552">
                <text:p>38.55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631">
                <text:p>38.6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.71">
                <text:p>38.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7889">
                <text:p>38.788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8679">
                <text:p>38.867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9469">
                <text:p>38.946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0259">
                <text:p>39.025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1049">
                <text:p>39.104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.1839">
                <text:p>39.183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.2629">
                <text:p>39.262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.3419">
                <text:p>39.341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4209">
                <text:p>39.420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4999">
                <text:p>39.499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5789">
                <text:p>39.578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6579">
                <text:p>39.657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7369">
                <text:p>39.736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8159">
                <text:p>39.815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8949">
                <text:p>39.8949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9739">
                <text:p>39.973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19cm" svg:height="5.017cm" xlink:href=".." xlink:type="simple" chart:class="chart:scatter" chart:style-name="ch1">
        <chart:legend chart:legend-position="end" svg:x="6.067cm" svg:y="1.96cm" style:legend-expansion="high" chart:style-name="ch2"/>
        <chart:plot-area chart:style-name="ch3" table:cell-range-address="plot.B509:plot.D571" svg:x="0.178cm" svg:y="0.1cm" svg:width="5.711cm" svg:height="4.817cm">
          <chartooo:coordinate-region svg:x="0.905cm" svg:y="0.299cm" svg:width="4.797cm" svg:height="3.9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509:plot.C571" chart:class="chart:scatter">
            <chart:domain table:cell-range-address="plot.B509:plot.B571"/>
            <chart:data-point chart:repeated="63"/>
          </chart:series>
          <chart:series chart:style-name="ch7" chart:values-cell-range-address="plot.D509:plot.D571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0529">
                <text:p>40.0529</text:p>
                <draw:g>
                  <svg:desc>plot.B509:plot.B571</svg:desc>
                </draw:g>
              </table:table-cell>
              <table:table-cell office:value-type="float" office:value="3">
                <text:p>3</text:p>
                <draw:g>
                  <svg:desc>plot.C509:plot.C571</svg:desc>
                </draw:g>
              </table:table-cell>
              <table:table-cell office:value-type="float" office:value="3">
                <text:p>3</text:p>
                <draw:g>
                  <svg:desc>plot.D509:plot.D5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1319">
                <text:p>40.1319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2109">
                <text:p>40.2109</text:p>
              </table:table-cell>
              <table:table-cell office:value-type="float" office:value="2.65">
                <text:p>2.6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899">
                <text:p>40.2899</text:p>
              </table:table-cell>
              <table:table-cell office:value-type="float" office:value="2.55">
                <text:p>2.5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689">
                <text:p>40.3689</text:p>
              </table:table-cell>
              <table:table-cell office:value-type="float" office:value="2.4">
                <text:p>2.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4479">
                <text:p>40.4479</text:p>
              </table:table-cell>
              <table:table-cell office:value-type="float" office:value="2.15">
                <text:p>2.1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5269">
                <text:p>40.5269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6059">
                <text:p>40.605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6849">
                <text:p>40.6849</text:p>
              </table:table-cell>
              <table:table-cell office:value-type="float" office:value="1.85">
                <text:p>1.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7639">
                <text:p>40.7639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8429">
                <text:p>40.8429</text:p>
              </table:table-cell>
              <table:table-cell office:value-type="float" office:value="1.65">
                <text:p>1.6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9219">
                <text:p>40.9219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009">
                <text:p>41.000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0799">
                <text:p>41.079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1589">
                <text:p>41.158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2379">
                <text:p>41.237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3169">
                <text:p>41.3169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3959">
                <text:p>41.395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4749">
                <text:p>41.474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.5539">
                <text:p>41.553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6329">
                <text:p>41.632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7119">
                <text:p>41.7119</text:p>
              </table:table-cell>
              <table:table-cell office:value-type="float" office:value="1.45">
                <text:p>1.4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7909">
                <text:p>41.790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8699">
                <text:p>41.869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9489">
                <text:p>41.948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0279">
                <text:p>42.027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1069">
                <text:p>42.106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.1859">
                <text:p>42.185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2649">
                <text:p>42.264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3439">
                <text:p>42.3439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4229">
                <text:p>42.422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5019">
                <text:p>42.501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5809">
                <text:p>42.5809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6599">
                <text:p>42.659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7389">
                <text:p>42.7389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.8179">
                <text:p>42.8179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8969">
                <text:p>42.896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9759">
                <text:p>42.975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0549">
                <text:p>43.0549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1339">
                <text:p>43.1339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2129">
                <text:p>43.212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.2919">
                <text:p>43.291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.3709">
                <text:p>43.370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499">
                <text:p>43.449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5289">
                <text:p>43.528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6079">
                <text:p>43.607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6869">
                <text:p>43.686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7659">
                <text:p>43.7659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8449">
                <text:p>43.8449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9239">
                <text:p>43.923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.0029">
                <text:p>44.0029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0819">
                <text:p>44.081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1609">
                <text:p>44.1609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2398">
                <text:p>44.2398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3188">
                <text:p>44.3188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3978">
                <text:p>44.3978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4768">
                <text:p>44.476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5558">
                <text:p>44.555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6348">
                <text:p>44.6348</text:p>
              </table:table-cell>
              <table:table-cell office:value-type="float" office:value="1.3">
                <text:p>1.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7138">
                <text:p>44.713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7928">
                <text:p>44.7928</text:p>
              </table:table-cell>
              <table:table-cell office:value-type="float" office:value="1.3">
                <text:p>1.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8718">
                <text:p>44.871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9508">
                <text:p>44.950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